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Text_20_body">
      <style:text-properties fo:language="ru" fo:country="RU"/>
    </style:style>
    <style:style style:name="P2" style:family="paragraph" style:parent-style-name="Text_20_body">
      <style:paragraph-properties fo:text-align="center" style:justify-single-word="false"/>
      <style:text-properties fo:language="ru" fo:country="RU"/>
    </style:style>
    <style:style style:name="P3" style:family="paragraph" style:parent-style-name="Text_20_body">
      <style:paragraph-properties fo:text-align="justify" style:justify-single-word="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5" style:family="paragraph" style:parent-style-name="Standard">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style:paragraph-properties fo:margin-left="2.4618in" fo:margin-right="0in" fo:text-align="justify" style:justify-single-word="false" fo:text-indent="0in" style:auto-text-indent="false"/>
      <style:text-properties fo:language="ru" fo:country="RU"/>
    </style:style>
    <style:style style:name="P7" style:family="paragraph" style:parent-style-name="Text_20_body">
      <style:paragraph-properties fo:text-align="justify" style:justify-single-word="false"/>
      <style:text-properties fo:language="ru" fo:country="RU" officeooo:paragraph-rsid="000bf61e"/>
    </style:style>
    <style:style style:name="P8" style:family="paragraph" style:parent-style-name="Text_20_body">
      <style:paragraph-properties fo:text-align="justify" style:justify-single-word="false"/>
      <style:text-properties fo:language="ru" fo:country="RU" officeooo:paragraph-rsid="000de12c"/>
    </style:style>
    <style:style style:name="P9" style:family="paragraph" style:parent-style-name="Text_20_body">
      <style:paragraph-properties fo:text-align="justify" style:justify-single-word="false"/>
      <style:text-properties fo:language="ru" fo:country="RU" officeooo:paragraph-rsid="000fecf8"/>
    </style:style>
    <style:style style:name="P10" style:family="paragraph" style:parent-style-name="Text_20_body">
      <style:paragraph-properties fo:text-align="justify" style:justify-single-word="false"/>
      <style:text-properties fo:language="ru" fo:country="RU" officeooo:paragraph-rsid="0013c8f4"/>
    </style:style>
    <style:style style:name="P11" style:family="paragraph" style:parent-style-name="Text_20_body">
      <style:paragraph-properties fo:text-align="justify" style:justify-single-word="false"/>
      <style:text-properties fo:language="ru" fo:country="RU" officeooo:paragraph-rsid="001a571d"/>
    </style:style>
    <style:style style:name="P12" style:family="paragraph" style:parent-style-name="Text_20_body">
      <style:paragraph-properties fo:text-align="justify" style:justify-single-word="false"/>
      <style:text-properties fo:language="ru" fo:country="RU" officeooo:paragraph-rsid="001f3847"/>
    </style:style>
    <style:style style:name="P13" style:family="paragraph" style:parent-style-name="Text_20_body">
      <style:paragraph-properties fo:text-align="justify" style:justify-single-word="false"/>
      <style:text-properties fo:language="ru" fo:country="RU" officeooo:paragraph-rsid="0020320b"/>
    </style:style>
    <style:style style:name="P14" style:family="paragraph" style:parent-style-name="Text_20_body">
      <style:paragraph-properties fo:text-align="justify" style:justify-single-word="false"/>
      <style:text-properties fo:language="ru" fo:country="RU" officeooo:paragraph-rsid="002518b4"/>
    </style:style>
    <style:style style:name="P15" style:family="paragraph" style:parent-style-name="Text_20_body">
      <style:text-properties fo:language="ru" fo:country="RU" fo:background-color="#ffff00"/>
    </style:style>
    <style:style style:name="P16" style:family="paragraph" style:parent-style-name="Text_20_body">
      <style:paragraph-properties fo:text-align="justify" style:justify-single-word="false"/>
      <style:text-properties fo:language="ru" fo:country="RU" fo:background-color="#ffff00"/>
    </style:style>
    <style:style style:name="P17" style:family="paragraph" style:parent-style-name="Text_20_body">
      <style:paragraph-properties fo:text-align="center" style:justify-single-word="false"/>
      <style:text-properties fo:language="ru" fo:country="RU" fo:background-color="#ffff00"/>
    </style:style>
    <style:style style:name="P18" style:family="paragraph" style:parent-style-name="Text_20_body">
      <style:paragraph-properties fo:text-align="justify" style:justify-single-word="false"/>
      <style:text-properties fo:language="ru" fo:country="RU" fo:font-style="italic" style:font-style-asian="italic" style:font-style-complex="italic"/>
    </style:style>
    <style:style style:name="P19" style:family="paragraph" style:parent-style-name="Text_20_body">
      <style:paragraph-properties fo:text-align="justify" style:justify-single-word="false">
        <style:tab-stops>
          <style:tab-stop style:position="0.4583in"/>
        </style:tab-stops>
      </style:paragraph-properties>
      <style:text-properties fo:language="ru" fo:country="RU" fo:font-style="italic" style:font-style-asian="italic" style:font-style-complex="italic"/>
    </style:style>
    <style:style style:name="P20" style:family="paragraph" style:parent-style-name="Standard">
      <style:paragraph-properties fo:margin-left="0in" fo:margin-right="0in" fo:margin-top="0in" fo:margin-bottom="0.0835in" style:contextual-spacing="false" fo:text-align="justify" style:justify-single-word="false" fo:text-indent="0.1965in" style:auto-text-indent="false"/>
      <style:text-properties fo:language="ru" fo:country="RU" fo:font-style="italic" style:font-style-asian="italic" style:font-style-complex="italic"/>
    </style:style>
    <style:style style:name="P21" style:family="paragraph" style:parent-style-name="Text_20_body">
      <style:paragraph-properties fo:margin-left="2.4618in" fo:margin-right="0in" fo:text-align="justify" style:justify-single-word="false" fo:text-indent="0in" style:auto-text-indent="false"/>
      <style:text-properties fo:language="ru" fo:country="RU" fo:font-style="italic" style:font-style-asian="italic" style:font-style-complex="italic"/>
    </style:style>
    <style:style style:name="P22" style:family="paragraph" style:parent-style-name="Text_20_body">
      <style:paragraph-properties fo:text-align="justify" style:justify-single-word="false"/>
      <style:text-properties fo:language="ru" fo:country="RU" fo:font-style="italic" officeooo:paragraph-rsid="000a6115" style:font-style-asian="italic" style:font-style-complex="italic"/>
    </style:style>
    <style:style style:name="P23" style:family="paragraph" style:parent-style-name="Text_20_body">
      <style:paragraph-properties fo:text-align="justify" style:justify-single-word="false"/>
      <style:text-properties fo:language="ru" fo:country="RU" fo:font-style="italic" officeooo:paragraph-rsid="000e81b3" style:font-style-asian="italic" style:font-style-complex="italic"/>
    </style:style>
    <style:style style:name="P24" style:family="paragraph" style:parent-style-name="Text_20_body">
      <style:paragraph-properties fo:text-align="justify" style:justify-single-word="false"/>
      <style:text-properties fo:language="ru" fo:country="RU" fo:font-style="italic" officeooo:paragraph-rsid="001bf8fa" style:font-style-asian="italic" style:font-style-complex="italic"/>
    </style:style>
    <style:style style:name="P25" style:family="paragraph" style:parent-style-name="Text_20_body">
      <style:paragraph-properties fo:text-align="justify" style:justify-single-word="false"/>
      <style:text-properties fo:language="ru" fo:country="RU" fo:font-style="italic" officeooo:paragraph-rsid="0020320b" style:font-style-asian="italic" style:font-style-complex="italic"/>
    </style:style>
    <style:style style:name="P26" style:family="paragraph" style:parent-style-name="Text_20_body">
      <style:paragraph-properties fo:text-align="center" style:justify-single-word="false"/>
      <style:text-properties fo:language="ru" fo:country="RU" fo:font-style="italic" style:font-style-asian="italic" style:font-style-complex="italic"/>
    </style:style>
    <style:style style:name="P27" style:family="paragraph" style:parent-style-name="Text_20_body">
      <style:paragraph-properties fo:text-align="end" style:justify-single-word="false"/>
      <style:text-properties fo:language="ru" fo:country="RU" fo:font-style="italic" style:font-style-asian="italic" style:font-style-complex="italic"/>
    </style:style>
    <style:style style:name="P28" style:family="paragraph" style:parent-style-name="Text_20_body">
      <style:paragraph-properties fo:margin-left="2.3646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29" style:family="paragraph" style:parent-style-name="Text_20_body" style:master-page-name="">
      <style:paragraph-properties fo:margin-left="2.3646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0" style:family="paragraph" style:parent-style-name="Text_20_body" style:master-page-name="">
      <style:paragraph-properties fo:margin-left="2.3543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1" style:family="paragraph" style:parent-style-name="Text_20_body">
      <style:paragraph-properties fo:margin-left="2.3543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2" style:family="paragraph" style:parent-style-name="Text_20_body" style:master-page-name="">
      <style:paragraph-properties fo:margin-left="2.448in" fo:margin-right="0in" fo:margin-top="0in" fo:margin-bottom="0.0972in" style:contextual-spacing="false" fo:line-height="120%" fo:text-align="justify"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3" style:family="paragraph" style:parent-style-name="Text_20_body">
      <style:paragraph-properties fo:margin-left="2.448in" fo:margin-right="0in" fo:margin-top="0in" fo:margin-bottom="0.0972in" style:contextual-spacing="false" fo:line-height="120%" fo:text-align="justify" style:justify-single-word="false" fo:hyphenation-ladder-count="no-limit" fo:text-indent="0in" style:auto-text-indent="false"/>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4" style:family="paragraph" style:parent-style-name="Text_20_body" style:master-page-name="">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5" style:family="paragraph" style:parent-style-name="Text_20_body">
      <loext:graphic-properties draw:fill="none"/>
      <style:paragraph-properties fo:margin-left="3.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6" style:family="paragraph" style:parent-style-name="Text_20_body" style:master-page-name="">
      <loext:graphic-properties draw:fill="none"/>
      <style:paragraph-properties fo:margin-left="3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37" style:family="paragraph" style:parent-style-name="Text_20_body" style:master-page-name="">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38" style:family="paragraph" style:parent-style-name="Text_20_body">
      <loext:graphic-properties draw:fill="none"/>
      <style:paragraph-properties fo:margin-left="3.3118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officeooo:paragraph-rsid="0013c8f4" style:font-style-asian="italic" style:font-style-complex="italic" fo:hyphenate="false" loext:hyphenation-no-caps="false" loext:hyphenation-no-last-word="false" loext:hyphenation-word-char-count="no-limit" loext:hyphenation-zone="no-limit"/>
    </style:style>
    <style:style style:name="P39" style:family="paragraph" style:parent-style-name="Text_20_body" style:master-page-name="">
      <style:paragraph-properties fo:margin-left="2.3646in" fo:margin-right="0in" fo:margin-top="0in" fo:margin-bottom="0.0972in" style:contextual-spacing="false" fo:line-height="120%"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0" style:family="paragraph" style:parent-style-name="Text_20_body" style:master-page-name="">
      <style:paragraph-properties fo:margin-left="2.4374in" fo:margin-right="0in" fo:margin-top="0in" fo:margin-bottom="0.0972in" style:contextual-spacing="false" fo:line-height="120%" fo:text-align="start" style:justify-single-word="false" fo:hyphenation-ladder-count="no-limit" fo:text-indent="0in" style:auto-text-indent="false" style:page-number="auto"/>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41" style:family="paragraph" style:parent-style-name="Text_20_body">
      <style:paragraph-properties fo:text-align="justify" style:justify-single-word="false"/>
      <style:text-properties fo:language="ru" fo:country="RU" fo:font-style="italic" officeooo:rsid="00066aa9" officeooo:paragraph-rsid="00066aa9" style:font-style-asian="italic" style:font-style-complex="italic"/>
    </style:style>
    <style:style style:name="P42" style:family="paragraph" style:parent-style-name="Text_20_body">
      <style:paragraph-properties fo:text-align="justify" style:justify-single-word="false"/>
      <style:text-properties fo:language="ru" fo:country="RU" fo:font-style="italic" officeooo:rsid="000a6115" officeooo:paragraph-rsid="000a6115" style:font-style-asian="italic" style:font-style-complex="italic"/>
    </style:style>
    <style:style style:name="P43" style:family="paragraph" style:parent-style-name="Text_20_body">
      <style:paragraph-properties fo:text-align="justify" style:justify-single-word="false"/>
      <style:text-properties fo:language="ru" fo:country="RU" fo:font-style="italic" fo:background-color="#ffff00" style:font-style-asian="italic" style:font-style-complex="italic"/>
    </style:style>
    <style:style style:name="P44" style:family="paragraph" style:parent-style-name="Text_20_body">
      <style:paragraph-properties fo:text-align="justify" style:justify-single-word="false"/>
      <style:text-properties fo:language="ru" fo:country="RU" fo:font-style="italic" fo:background-color="#ffffff" style:font-style-asian="italic" style:font-style-complex="italic"/>
    </style:style>
    <style:style style:name="P45" style:family="paragraph" style:parent-style-name="Text_20_body">
      <style:paragraph-properties fo:text-align="justify" style:justify-single-word="false"/>
      <style:text-properties fo:language="ru" fo:country="RU" fo:font-style="italic" fo:background-color="transparent" style:font-style-asian="italic" style:font-style-complex="italic"/>
    </style:style>
    <style:style style:name="P46" style:family="paragraph" style:parent-style-name="Standard">
      <style:paragraph-properties fo:text-align="justify" style:justify-single-word="false"/>
      <style:text-properties fo:language="ru" fo:country="RU" fo:font-style="italic" officeooo:paragraph-rsid="001d5367" fo:background-color="transparent" style:font-style-asian="italic" style:font-style-complex="italic"/>
    </style:style>
    <style:style style:name="P47" style:family="paragraph" style:parent-style-name="Text_20_body">
      <style:paragraph-properties fo:margin-left="2.3752in" fo:margin-right="0in" fo:margin-top="0in" fo:margin-bottom="0.0972in" style:contextual-spacing="false" fo:line-height="120%" fo:text-align="start" style:justify-single-word="false" fo:hyphenation-ladder-count="no-limit" fo:text-indent="0in" style:auto-text-indent="false"/>
      <style:text-properties fo:language="ru" fo:country="RU" fo:font-style="italic" fo:background-color="transparent" style:font-style-asian="italic" style:font-style-complex="italic" fo:hyphenate="false" loext:hyphenation-no-caps="false" loext:hyphenation-no-last-word="false" loext:hyphenation-word-char-count="no-limit" loext:hyphenation-zone="no-limit"/>
    </style:style>
    <style:style style:name="P48" style:family="paragraph" style:parent-style-name="Text_20_body">
      <style:paragraph-properties fo:text-align="justify" style:justify-single-word="false"/>
      <style:text-properties fo:language="ru" fo:country="RU" fo:font-weight="bold" style:font-weight-asian="bold" style:font-weight-complex="bold"/>
    </style:style>
    <style:style style:name="P49" style:family="paragraph" style:parent-style-name="Text_20_body">
      <style:paragraph-properties fo:text-align="center" style:justify-single-word="false"/>
      <style:text-properties fo:language="ru" fo:country="RU" fo:font-weight="bold" style:font-weight-asian="bold" style:font-weight-complex="bold"/>
    </style:style>
    <style:style style:name="P50" style:family="paragraph" style:parent-style-name="Text_20_body">
      <style:paragraph-properties fo:text-align="justify" style:justify-single-word="false"/>
      <style:text-properties fo:language="ru" fo:country="RU" fo:background-color="#00ccff"/>
    </style:style>
    <style:style style:name="P51" style:family="paragraph" style:parent-style-name="Text_20_body">
      <style:paragraph-properties fo:text-align="justify" style:justify-single-word="false"/>
      <style:text-properties fo:language="ru" fo:country="RU" fo:background-color="#ffffff"/>
    </style:style>
    <style:style style:name="P52" style:family="paragraph" style:parent-style-name="Text_20_body">
      <style:paragraph-properties fo:text-align="justify" style:justify-single-word="false"/>
      <style:text-properties fo:language="ru" fo:country="RU" fo:background-color="transparent"/>
    </style:style>
    <style:style style:name="P53" style:family="paragraph" style:parent-style-name="Text_20_body">
      <style:paragraph-properties fo:text-align="justify" style:justify-single-word="false"/>
      <style:text-properties fo:language="ru" fo:country="RU" officeooo:paragraph-rsid="001f3847" fo:background-color="transparent"/>
    </style:style>
    <style:style style:name="P54" style:family="paragraph" style:parent-style-name="Text_20_body">
      <style:paragraph-properties fo:text-align="center" style:justify-single-word="false"/>
      <style:text-properties fo:language="ru" fo:country="RU" fo:background-color="transparent"/>
    </style:style>
    <style:style style:name="P55" style:family="paragraph" style:parent-style-name="Text_20_body">
      <style:paragraph-properties fo:text-align="justify" style:justify-single-word="false"/>
      <style:text-properties fo:language="ru" fo:country="RU" officeooo:rsid="0016a4c0" officeooo:paragraph-rsid="0016a4c0" fo:background-color="transparent"/>
    </style:style>
    <style:style style:name="P56" style:family="paragraph" style:parent-style-name="Quotations">
      <style:text-properties fo:language="ru" fo:country="RU"/>
    </style:style>
    <style:style style:name="P57" style:family="paragraph" style:parent-style-name="Text_20_body">
      <style:paragraph-properties fo:text-align="justify" style:justify-single-word="false"/>
      <style:text-properties fo:language="ru" fo:country="RU" officeooo:rsid="000de12c" officeooo:paragraph-rsid="000de12c"/>
    </style:style>
    <style:style style:name="P58" style:family="paragraph" style:parent-style-name="Text_20_body">
      <style:paragraph-properties fo:text-align="justify" style:justify-single-word="false"/>
      <style:text-properties fo:language="ru" fo:country="RU" officeooo:rsid="001b333b" officeooo:paragraph-rsid="001b333b"/>
    </style:style>
    <style:style style:name="P59" style:family="paragraph" style:parent-style-name="Text_20_body">
      <style:paragraph-properties fo:text-align="justify" style:justify-single-word="false"/>
      <style:text-properties fo:language="ru" fo:country="RU" officeooo:rsid="001f3847" officeooo:paragraph-rsid="001f3847"/>
    </style:style>
    <style:style style:name="P60" style:family="paragraph" style:parent-style-name="Text_20_body">
      <style:paragraph-properties fo:text-align="center" style:justify-single-word="false"/>
    </style:style>
    <style:style style:name="P61" style:family="paragraph" style:parent-style-name="Text_20_body">
      <style:paragraph-properties fo:text-align="justify" style:justify-single-word="false"/>
    </style:style>
    <style:style style:name="P62" style:family="paragraph" style:parent-style-name="Text_20_body">
      <style:paragraph-properties fo:text-align="justify" style:justify-single-word="false">
        <style:tab-stops>
          <style:tab-stop style:position="7.4917in"/>
        </style:tab-stops>
      </style:paragraph-properties>
    </style:style>
    <style:style style:name="P63" style:family="paragraph" style:parent-style-name="Standard">
      <style:paragraph-properties fo:text-align="justify" style:justify-single-word="false"/>
    </style:style>
    <style:style style:name="P64" style:family="paragraph" style:parent-style-name="Text_20_body">
      <style:paragraph-properties fo:text-align="justify" style:justify-single-word="false"/>
      <style:text-properties officeooo:paragraph-rsid="00142bf7"/>
    </style:style>
    <style:style style:name="P65" style:family="paragraph" style:parent-style-name="Text_20_body">
      <style:paragraph-properties fo:text-align="justify" style:justify-single-word="false"/>
      <style:text-properties officeooo:paragraph-rsid="001bf8fa"/>
    </style:style>
    <style:style style:name="P66" style:family="paragraph" style:parent-style-name="Text_20_body">
      <style:paragraph-properties fo:text-align="justify" style:justify-single-word="false"/>
      <style:text-properties officeooo:paragraph-rsid="001d5367"/>
    </style:style>
    <style:style style:name="P67" style:family="paragraph" style:parent-style-name="Text_20_body">
      <style:paragraph-properties fo:text-align="justify" style:justify-single-word="false"/>
      <style:text-properties fo:font-style="italic" style:font-style-asian="italic" style:font-style-complex="italic"/>
    </style:style>
    <style:style style:name="P68" style:family="paragraph" style:parent-style-name="Text_20_body" style:master-page-name="">
      <style:paragraph-properties fo:margin-left="2.4272in" fo:margin-right="0in" fo:margin-top="0in" fo:margin-bottom="0.0972in" style:contextual-spacing="false" fo:line-height="120%" fo:text-align="justify"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69" style:family="paragraph" style:parent-style-name="Text_20_body">
      <style:paragraph-properties fo:margin-left="2.4272in" fo:margin-right="0in" fo:margin-top="0in" fo:margin-bottom="0.0972in" style:contextual-spacing="false" fo:line-height="120%" fo:text-align="justify" style:justify-single-word="false" fo:hyphenation-ladder-count="no-limit" fo:text-indent="0in" style:auto-text-indent="false"/>
      <style:text-properties fo:font-style="italic" style:font-style-asian="italic" style:font-style-complex="italic" fo:hyphenate="false" loext:hyphenation-no-caps="false" loext:hyphenation-no-last-word="false" loext:hyphenation-word-char-count="no-limit" loext:hyphenation-zone="no-limit"/>
    </style:style>
    <style:style style:name="P70" style:family="paragraph" style:parent-style-name="Text_20_body" style:master-page-name="">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style:page-number="auto" fo:background-color="transparent"/>
      <style:text-properties fo:font-style="italic" style:font-style-asian="italic" style:font-style-complex="italic" fo:hyphenate="false" loext:hyphenation-no-caps="false" loext:hyphenation-no-last-word="false" loext:hyphenation-word-char-count="no-limit" loext:hyphenation-zone="no-limit"/>
    </style:style>
    <style:style style:name="P71" style:family="paragraph" style:parent-style-name="Text_20_body" style:master-page-name="">
      <style:paragraph-properties fo:margin-left="2.3752in" fo:margin-right="0in" fo:margin-top="0in" fo:margin-bottom="0.0972in" style:contextual-spacing="false" fo:line-height="120%" fo:text-align="start" style:justify-single-word="false" fo:hyphenation-ladder-count="no-limit" fo:text-indent="0in" style:auto-text-indent="false" style:page-number="auto"/>
      <style:text-properties fo:font-style="italic" style:font-style-asian="italic" style:font-style-complex="italic" fo:hyphenate="false" loext:hyphenation-no-caps="false" loext:hyphenation-no-last-word="false" loext:hyphenation-word-char-count="no-limit" loext:hyphenation-zone="no-limit"/>
    </style:style>
    <style:style style:name="P72" style:family="paragraph" style:parent-style-name="Text_20_body">
      <style:paragraph-properties fo:text-align="justify" style:justify-single-word="false"/>
      <style:text-properties fo:background-color="#ffff00"/>
    </style:style>
    <style:style style:name="P73" style:family="paragraph" style:parent-style-name="Text_20_body">
      <style:text-properties fo:language="en" fo:country="US"/>
    </style:style>
    <style:style style:name="P74" style:family="paragraph" style:parent-style-name="Text_20_body">
      <style:paragraph-properties fo:text-align="justify" style:justify-single-word="false"/>
      <style:text-properties fo:language="en" fo:country="US"/>
    </style:style>
    <style:style style:name="P75" style:family="paragraph" style:parent-style-name="Standard">
      <style:paragraph-properties fo:text-align="justify" style:justify-single-word="false"/>
      <style:text-properties fo:language="en" fo:country="US"/>
    </style:style>
    <style:style style:name="P76" style:family="paragraph" style:parent-style-name="Text_20_body">
      <style:paragraph-properties fo:text-align="center" style:justify-single-word="false"/>
      <style:text-properties fo:language="en" fo:country="US"/>
    </style:style>
    <style:style style:name="P77" style:family="paragraph" style:parent-style-name="Text_20_body">
      <style:paragraph-properties fo:text-align="center" style:justify-single-word="false"/>
      <style:text-properties fo:language="en" fo:country="US" fo:font-style="italic" style:font-style-asian="italic" style:font-style-complex="italic"/>
    </style:style>
    <style:style style:name="P78" style:family="paragraph" style:parent-style-name="Text_20_body">
      <style:paragraph-properties fo:text-align="justify" style:justify-single-word="false"/>
      <style:text-properties fo:language="uk" fo:country="UA"/>
    </style:style>
    <style:style style:name="P79" style:family="paragraph" style:parent-style-name="Text_20_body">
      <style:paragraph-properties fo:text-align="justify" style:justify-single-word="false"/>
      <style:text-properties fo:language="uk" fo:country="UA" fo:font-style="italic" officeooo:rsid="000a6115" officeooo:paragraph-rsid="000a6115" style:font-style-asian="italic" style:font-style-complex="italic"/>
    </style:style>
    <style:style style:name="P80" style:family="paragraph" style:parent-style-name="Text_20_body">
      <style:paragraph-properties fo:text-align="justify" style:justify-single-word="false"/>
      <style:text-properties style:use-window-font-color="true" loext:opacity="0%" fo:language="ru" fo:country="RU" fo:font-style="normal" style:font-style-asian="normal" style:font-style-complex="normal"/>
    </style:style>
    <style:style style:name="P81" style:family="paragraph" style:parent-style-name="Text_20_body">
      <style:paragraph-properties fo:margin-left="2.4618in" fo:margin-right="0in" fo:text-align="justify" style:justify-single-word="false" fo:text-indent="0in" style:auto-text-indent="false"/>
      <style:text-properties style:use-window-font-color="true" loext:opacity="0%" fo:language="ru" fo:country="RU" fo:font-style="italic" style:font-style-asian="italic" style:font-style-complex="italic"/>
    </style:style>
    <style:style style:name="P82" style:family="paragraph" style:parent-style-name="Text_20_body">
      <style:paragraph-properties fo:text-align="justify" style:justify-single-word="false"/>
      <style:text-properties style:use-window-font-color="true" loext:opacity="0%" fo:language="ru" fo:country="RU" fo:background-color="transparent"/>
    </style:style>
    <style:style style:name="P83" style:family="paragraph" style:parent-style-name="Text_20_body">
      <style:paragraph-properties fo:text-align="justify" style:justify-single-word="false"/>
      <style:text-properties fo:color="#0000ff" loext:opacity="100%"/>
    </style:style>
    <style:style style:name="P84" style:family="paragraph" style:parent-style-name="Text_20_body">
      <style:paragraph-properties fo:text-align="justify" style:justify-single-word="false"/>
      <style:text-properties fo:color="#0000ff" loext:opacity="100%" fo:language="en" fo:country="US"/>
    </style:style>
    <style:style style:name="P85" style:family="paragraph" style:parent-style-name="Heading_20_1" style:master-page-name="MP0">
      <style:paragraph-properties fo:text-align="center" style:justify-single-word="false" style:page-number="auto" fo:break-before="page"/>
      <style:text-properties fo:language="ru" fo:country="RU"/>
    </style:style>
    <style:style style:name="P86" style:family="paragraph" style:parent-style-name="Heading_20_1">
      <style:paragraph-properties fo:text-align="justify" style:justify-single-word="false"/>
    </style:style>
    <style:style style:name="P87" style:family="paragraph" style:parent-style-name="Heading_20_2">
      <style:paragraph-properties fo:text-align="center" style:justify-single-word="false"/>
      <style:text-properties fo:language="ru" fo:country="RU"/>
    </style:style>
    <style:style style:name="P88" style:family="paragraph" style:parent-style-name="Heading_20_2">
      <style:paragraph-properties fo:text-align="center" style:justify-single-word="false"/>
      <style:text-properties fo:language="ru" fo:country="RU" officeooo:paragraph-rsid="002b1851"/>
    </style:style>
    <style:style style:name="P89" style:family="paragraph" style:parent-style-name="Heading_20_2">
      <style:paragraph-properties fo:text-align="center" style:justify-single-word="false"/>
      <style:text-properties fo:language="en" fo:country="US" fo:font-weight="normal" style:font-weight-asian="normal" style:font-weight-complex="normal"/>
    </style:style>
    <style:style style:name="P90" style:family="paragraph" style:parent-style-name="Heading_20_2">
      <style:paragraph-properties fo:text-align="center" style:justify-single-word="false"/>
    </style:style>
    <style:style style:name="P91" style:family="paragraph" style:parent-style-name="Text_20_body">
      <loext:graphic-properties draw:fill="none"/>
      <style:paragraph-properties fo:margin-left="3.25in" fo:margin-right="0in" fo:margin-top="0in" fo:margin-bottom="0.0972in" style:contextual-spacing="false" fo:line-height="120%" fo:text-align="justify" style:justify-single-word="false" fo:hyphenation-ladder-count="no-limit" fo:text-indent="0in" style:auto-text-indent="false" fo:background-color="transparent"/>
      <style:text-properties fo:language="ru" fo:country="RU" fo:font-style="italic" style:font-style-asian="italic" style:font-style-complex="italic" fo:hyphenate="false" loext:hyphenation-no-caps="false" loext:hyphenation-no-last-word="false" loext:hyphenation-word-char-count="no-limit" loext:hyphenation-zone="no-limit"/>
    </style:style>
    <style:style style:name="P92" style:family="paragraph" style:parent-style-name="Text_20_body">
      <style:paragraph-properties fo:text-align="justify" style:justify-single-word="false"/>
      <style:text-properties fo:language="ru" fo:country="RU" fo:font-style="italic" officeooo:paragraph-rsid="00286fcc" style:font-style-asian="italic" style:font-style-complex="italic"/>
    </style:style>
    <style:style style:name="P93" style:family="paragraph" style:parent-style-name="Text_20_body">
      <style:paragraph-properties fo:text-align="justify" style:justify-single-word="false"/>
      <style:text-properties fo:language="ru" fo:country="RU" fo:font-style="italic" officeooo:paragraph-rsid="002b1851" style:font-style-asian="italic" style:font-style-complex="italic"/>
    </style:style>
    <style:style style:name="P94" style:family="paragraph" style:parent-style-name="Text_20_body">
      <style:paragraph-properties fo:text-align="justify" style:justify-single-word="false"/>
      <style:text-properties fo:language="ru" fo:country="RU" fo:font-style="italic" officeooo:paragraph-rsid="00286fcc" fo:background-color="#ffff00" style:font-style-asian="italic" style:font-style-complex="italic"/>
    </style:style>
    <style:style style:name="P95" style:family="paragraph" style:parent-style-name="Text_20_body">
      <style:paragraph-properties fo:text-align="justify" style:justify-single-word="false"/>
      <style:text-properties fo:language="ru" fo:country="RU" fo:font-style="italic" officeooo:paragraph-rsid="002b1851" fo:background-color="#ffff00" style:font-style-asian="italic" style:font-style-complex="italic"/>
    </style:style>
    <style:style style:name="P96" style:family="paragraph" style:parent-style-name="Text_20_body">
      <style:paragraph-properties fo:text-align="center" style:justify-single-word="false"/>
      <style:text-properties fo:language="ru" fo:country="RU" fo:font-style="italic" officeooo:paragraph-rsid="002b1851" fo:background-color="#ffff00" style:font-style-asian="italic" style:font-style-complex="italic"/>
    </style:style>
    <style:style style:name="P97" style:family="paragraph" style:parent-style-name="Text_20_body">
      <style:paragraph-properties fo:text-align="justify" style:justify-single-word="false"/>
      <style:text-properties fo:language="ru" fo:country="RU" officeooo:paragraph-rsid="0027052d"/>
    </style:style>
    <style:style style:name="P98" style:family="paragraph" style:parent-style-name="Text_20_body">
      <style:paragraph-properties fo:text-align="justify" style:justify-single-word="false"/>
      <style:text-properties fo:language="ru" fo:country="RU"/>
    </style:style>
    <style:style style:name="P99" style:family="paragraph" style:parent-style-name="Text_20_body">
      <style:paragraph-properties fo:text-align="justify" style:justify-single-word="false"/>
      <style:text-properties fo:language="ru" fo:country="RU" officeooo:paragraph-rsid="00286fcc"/>
    </style:style>
    <style:style style:name="P100" style:family="paragraph" style:parent-style-name="Text_20_body">
      <style:paragraph-properties fo:text-align="justify" style:justify-single-word="false"/>
      <style:text-properties fo:language="ru" fo:country="RU" officeooo:paragraph-rsid="002b1851"/>
    </style:style>
    <style:style style:name="P101" style:family="paragraph" style:parent-style-name="Text_20_body">
      <style:paragraph-properties fo:text-align="justify" style:justify-single-word="false"/>
      <style:text-properties fo:language="ru" fo:country="RU" fo:background-color="#ffff00"/>
    </style:style>
    <style:style style:name="P102" style:family="paragraph" style:parent-style-name="Text_20_body">
      <style:paragraph-properties fo:text-align="justify" style:justify-single-word="false"/>
      <style:text-properties fo:language="ru" fo:country="RU" officeooo:paragraph-rsid="00286fcc" fo:background-color="#ffff00"/>
    </style:style>
    <style:style style:name="P103" style:family="paragraph" style:parent-style-name="Text_20_body">
      <style:paragraph-properties fo:text-align="justify" style:justify-single-word="false"/>
      <style:text-properties fo:language="ru" fo:country="RU" officeooo:paragraph-rsid="002b1851" fo:background-color="#ffff00"/>
    </style:style>
    <style:style style:name="P104" style:family="paragraph" style:parent-style-name="Text_20_body">
      <style:text-properties fo:language="ru" fo:country="RU" fo:background-color="#ffff00"/>
    </style:style>
    <style:style style:name="P105" style:family="paragraph" style:parent-style-name="Text_20_body">
      <style:text-properties fo:language="ru" fo:country="RU"/>
    </style:style>
    <style:style style:name="P106" style:family="paragraph" style:parent-style-name="Text_20_body">
      <style:paragraph-properties fo:text-align="justify" style:justify-single-word="false"/>
      <style:text-properties fo:language="ru" fo:country="RU" officeooo:paragraph-rsid="00286fcc" fo:background-color="#ffffff"/>
    </style:style>
    <style:style style:name="P107" style:family="paragraph" style:parent-style-name="Text_20_body">
      <style:paragraph-properties fo:text-align="justify" style:justify-single-word="false"/>
      <style:text-properties fo:language="ru" fo:country="RU" officeooo:paragraph-rsid="00286fcc" fo:background-color="#00ccff"/>
    </style:style>
    <style:style style:name="P108" style:family="paragraph" style:parent-style-name="Text_20_body">
      <style:paragraph-properties fo:text-align="justify" style:justify-single-word="false"/>
      <style:text-properties fo:language="ru" fo:country="RU" officeooo:paragraph-rsid="002b1851" fo:background-color="#00ccff"/>
    </style:style>
    <style:style style:name="P109" style:family="paragraph" style:parent-style-name="Text_20_body">
      <style:paragraph-properties fo:text-align="center" style:justify-single-word="false"/>
      <style:text-properties fo:language="ru" fo:country="RU" officeooo:paragraph-rsid="002b1851"/>
    </style:style>
    <style:style style:name="P110" style:family="paragraph" style:parent-style-name="Text_20_body">
      <style:text-properties fo:language="ru" fo:country="RU" officeooo:rsid="002f67de" officeooo:paragraph-rsid="002f67de"/>
    </style:style>
    <style:style style:name="P111" style:family="paragraph" style:parent-style-name="Text_20_body">
      <style:text-properties fo:language="ru" fo:country="RU" fo:background-color="transparent"/>
    </style:style>
    <style:style style:name="P112" style:family="paragraph" style:parent-style-name="Text_20_body">
      <style:text-properties fo:language="ru" fo:country="RU" officeooo:paragraph-rsid="0032015c" fo:background-color="transparent"/>
    </style:style>
    <style:style style:name="P113" style:family="paragraph" style:parent-style-name="Text_20_body">
      <style:text-properties fo:language="ru" fo:country="RU" officeooo:paragraph-rsid="0032e676"/>
    </style:style>
    <style:style style:name="P114" style:family="paragraph" style:parent-style-name="Text_20_body">
      <style:paragraph-properties fo:text-align="justify" style:justify-single-word="false"/>
    </style:style>
    <style:style style:name="P115" style:family="paragraph" style:parent-style-name="Text_20_body">
      <style:paragraph-properties fo:text-align="justify" style:justify-single-word="false"/>
      <style:text-properties officeooo:paragraph-rsid="00286fcc"/>
    </style:style>
    <style:style style:name="P116" style:family="paragraph" style:parent-style-name="Text_20_body">
      <style:paragraph-properties fo:text-align="justify" style:justify-single-word="false"/>
      <style:text-properties officeooo:paragraph-rsid="002b1851"/>
    </style:style>
    <style:style style:name="P117" style:family="paragraph" style:parent-style-name="Text_20_body">
      <style:paragraph-properties fo:text-align="justify" style:justify-single-word="false"/>
      <style:text-properties fo:language="en" fo:country="US" officeooo:paragraph-rsid="002a9602"/>
    </style:style>
    <style:style style:name="P118" style:family="paragraph" style:parent-style-name="Text_20_body">
      <style:paragraph-properties fo:text-align="justify" style:justify-single-word="false"/>
      <style:text-properties fo:language="en" fo:country="US" officeooo:paragraph-rsid="002b1851"/>
    </style:style>
    <style:style style:name="P119" style:family="paragraph" style:parent-style-name="Text_20_body">
      <style:paragraph-properties fo:text-align="justify" style:justify-single-word="false"/>
      <style:text-properties fo:language="en" fo:country="US" officeooo:rsid="002b1851" officeooo:paragraph-rsid="002b1851"/>
    </style:style>
    <style:style style:name="P120" style:family="paragraph" style:parent-style-name="Text_20_body">
      <style:paragraph-properties fo:text-align="justify" style:justify-single-word="false"/>
      <style:text-properties fo:language="en" fo:country="US" officeooo:paragraph-rsid="002b1851" fo:background-color="#ffff00"/>
    </style:style>
    <style:style style:name="P121" style:family="paragraph" style:parent-style-name="Text_20_body">
      <style:paragraph-properties fo:text-align="justify" style:justify-single-word="false"/>
      <style:text-properties style:use-window-font-color="true" loext:opacity="0%" fo:language="ru" fo:country="RU" fo:font-style="normal" officeooo:paragraph-rsid="002a9602" style:font-style-asian="normal" style:font-style-complex="normal"/>
    </style:style>
    <style:style style:name="P122" style:family="paragraph" style:parent-style-name="Text_20_body">
      <style:paragraph-properties fo:text-align="justify" style:justify-single-word="false"/>
      <style:text-properties style:use-window-font-color="true" loext:opacity="0%" fo:language="ru" fo:country="RU" fo:font-style="normal" officeooo:paragraph-rsid="002b1851" style:font-style-asian="normal" style:font-style-complex="normal"/>
    </style:style>
    <style:style style:name="P123"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officeooo:paragraph-rsid="002b1851" style:font-style-asian="normal" style:font-style-complex="normal"/>
    </style:style>
    <style:style style:name="P124" style:family="paragraph" style:parent-style-name="Text_20_body">
      <style:paragraph-properties fo:text-align="justify" style:justify-single-word="false"/>
      <style:text-properties style:use-window-font-color="true" loext:opacity="0%" fo:language="ru" fo:country="RU" fo:font-style="normal" officeooo:paragraph-rsid="002b1851" fo:background-color="#ffff00" style:font-style-asian="normal" style:font-style-complex="normal"/>
    </style:style>
    <style:style style:name="P125" style:family="paragraph" style:parent-style-name="Text_20_body">
      <style:paragraph-properties fo:margin-left="0in" fo:margin-right="0in" fo:text-align="justify" style:justify-single-word="false" fo:text-indent="0.1965in" style:auto-text-indent="false"/>
      <style:text-properties style:use-window-font-color="true" loext:opacity="0%" fo:language="ru" fo:country="RU" fo:font-style="normal" officeooo:paragraph-rsid="002b1851" fo:background-color="#ffff00" style:font-style-asian="normal" style:font-style-complex="normal"/>
    </style:style>
    <style:style style:name="P126" style:family="paragraph" style:parent-style-name="Text_20_body">
      <style:paragraph-properties fo:margin-left="0in" fo:margin-right="0in" fo:text-align="justify" style:justify-single-word="false" fo:text-indent="0in" style:auto-text-indent="false"/>
      <style:text-properties style:use-window-font-color="true" loext:opacity="0%" fo:language="ru" fo:country="RU" fo:font-style="normal" officeooo:paragraph-rsid="002b1851" fo:background-color="#ffff00" style:font-style-asian="normal" style:font-style-complex="normal"/>
    </style:style>
    <style:style style:name="P127" style:family="paragraph" style:parent-style-name="Text_20_body">
      <style:paragraph-properties fo:text-align="justify" style:justify-single-word="false"/>
      <style:text-properties style:text-line-through-style="solid" style:text-line-through-type="single" fo:language="ru" fo:country="RU" officeooo:paragraph-rsid="002b1851" style:text-underline-mode="continuous" style:text-overline-mode="continuous" style:text-line-through-mode="continuous"/>
    </style:style>
    <style:style style:name="P128" style:family="paragraph" style:parent-style-name="Text_20_body">
      <style:paragraph-properties fo:text-align="justify" style:justify-single-word="false"/>
      <style:text-properties fo:color="#c9211e" loext:opacity="100%" fo:language="ru" fo:country="RU" officeooo:paragraph-rsid="002b1851"/>
    </style:style>
    <style:style style:name="P129" style:family="paragraph" style:parent-style-name="Text_20_body">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ffff00" loext:char-shading-value="0"/>
    </style:style>
    <style:style style:name="T3" style:family="text">
      <style:text-properties fo:language="ru" fo:country="RU" officeooo:rsid="00142bf7" fo:background-color="#ffff00" loext:char-shading-value="0"/>
    </style:style>
    <style:style style:name="T4" style:family="text">
      <style:text-properties fo:language="ru" fo:country="RU" fo:font-style="italic" style:font-style-asian="italic"/>
    </style:style>
    <style:style style:name="T5" style:family="text">
      <style:text-properties fo:language="ru" fo:country="RU" fo:font-style="italic" style:font-style-asian="italic" style:font-style-complex="italic"/>
    </style:style>
    <style:style style:name="T6" style:family="text">
      <style:text-properties fo:language="ru" fo:country="RU" fo:font-style="italic" officeooo:rsid="000e81b3" style:font-style-asian="italic" style:font-style-complex="italic"/>
    </style:style>
    <style:style style:name="T7" style:family="text">
      <style:text-properties fo:language="ru" fo:country="RU" fo:font-style="italic" officeooo:rsid="001b333b" style:font-style-asian="italic" style:font-style-complex="italic"/>
    </style:style>
    <style:style style:name="T8" style:family="text">
      <style:text-properties fo:language="ru" fo:country="RU" fo:font-style="italic" officeooo:rsid="001bf8fa" style:font-style-asian="italic" style:font-style-complex="italic"/>
    </style:style>
    <style:style style:name="T9" style:family="text">
      <style:text-properties fo:language="ru" fo:country="RU" fo:font-style="italic" officeooo:rsid="001d5367" style:font-style-asian="italic" style:font-style-complex="italic"/>
    </style:style>
    <style:style style:name="T10" style:family="text">
      <style:text-properties fo:language="ru" fo:country="RU" fo:font-style="italic" fo:background-color="#ffffff" loext:char-shading-value="0" style:font-style-asian="italic" style:font-style-complex="italic"/>
    </style:style>
    <style:style style:name="T11" style:family="text">
      <style:text-properties fo:language="ru" fo:country="RU" fo:font-style="italic" fo:background-color="#ffff00" loext:char-shading-value="0" style:font-style-asian="italic" style:font-style-complex="italic"/>
    </style:style>
    <style:style style:name="T12" style:family="text">
      <style:text-properties fo:language="ru" fo:country="RU" fo:font-style="italic" fo:background-color="transparent" loext:char-shading-value="0" style:font-style-asian="italic" style:font-style-complex="italic"/>
    </style:style>
    <style:style style:name="T13" style:family="text">
      <style:text-properties fo:language="ru" fo:country="RU" fo:background-color="#ffffff" loext:char-shading-value="0"/>
    </style:style>
    <style:style style:name="T14" style:family="text">
      <style:text-properties fo:language="ru" fo:country="RU" fo:font-weight="bold" style:font-weight-asian="bold" style:font-weight-complex="bold"/>
    </style:style>
    <style:style style:name="T15" style:family="text">
      <style:text-properties fo:language="ru" fo:country="RU" fo:background-color="#00ccff" loext:char-shading-value="0"/>
    </style:style>
    <style:style style:name="T16" style:family="text">
      <style:text-properties fo:language="ru" fo:country="RU" fo:background-color="transparent" loext:char-shading-value="0"/>
    </style:style>
    <style:style style:name="T17" style:family="text">
      <style:text-properties fo:language="ru" fo:country="RU" officeooo:rsid="00239368" fo:background-color="transparent" loext:char-shading-value="0"/>
    </style:style>
    <style:style style:name="T18" style:family="text">
      <style:text-properties fo:language="ru" fo:country="RU" fo:background-color="transparent" loext:char-shading-value="0"/>
    </style:style>
    <style:style style:name="T19" style:family="text">
      <style:text-properties fo:language="ru" fo:country="RU" officeooo:rsid="002cc1d3" fo:background-color="transparent" loext:char-shading-value="0"/>
    </style:style>
    <style:style style:name="T20" style:family="text">
      <style:text-properties fo:language="ru" fo:country="RU" fo:background-color="#ffff66" loext:char-shading-value="0"/>
    </style:style>
    <style:style style:name="T21" style:family="text">
      <style:text-properties fo:language="ru" fo:country="RU" style:text-underline-style="none" fo:background-color="transparent" loext:char-shading-value="0"/>
    </style:style>
    <style:style style:name="T22" style:family="text">
      <style:text-properties fo:language="ru" fo:country="RU" officeooo:rsid="0009d420"/>
    </style:style>
    <style:style style:name="T23" style:family="text">
      <style:text-properties fo:language="ru" fo:country="RU" officeooo:rsid="000de12c"/>
    </style:style>
    <style:style style:name="T24" style:family="text">
      <style:text-properties fo:language="ru" fo:country="RU" officeooo:rsid="000e81b3"/>
    </style:style>
    <style:style style:name="T25" style:family="text">
      <style:text-properties fo:language="ru" fo:country="RU" officeooo:rsid="00142bf7"/>
    </style:style>
    <style:style style:name="T26" style:family="text">
      <style:text-properties fo:language="ru" fo:country="RU" officeooo:rsid="001acb60"/>
    </style:style>
    <style:style style:name="T27" style:family="text">
      <style:text-properties fo:language="ru" fo:country="RU" officeooo:rsid="001b333b"/>
    </style:style>
    <style:style style:name="T28" style:family="text">
      <style:text-properties fo:language="ru" fo:country="RU" officeooo:rsid="001f3847"/>
    </style:style>
    <style:style style:name="T29" style:family="text">
      <style:text-properties fo:language="ru" fo:country="RU" officeooo:rsid="00239368"/>
    </style:style>
    <style:style style:name="T30" style:family="text">
      <style:text-properties fo:language="ru" fo:country="RU" officeooo:rsid="002518b4"/>
    </style:style>
    <style:style style:name="T31" style:family="text">
      <style:text-properties fo:language="ru" fo:country="RU" officeooo:rsid="002a9602"/>
    </style:style>
    <style:style style:name="T32" style:family="text">
      <style:text-properties fo:language="ru" fo:country="RU" officeooo:rsid="002cc1d3"/>
    </style:style>
    <style:style style:name="T33" style:family="text">
      <style:text-properties fo:language="ru" fo:country="RU" officeooo:rsid="002e3c3a"/>
    </style:style>
    <style:style style:name="T34" style:family="text">
      <style:text-properties fo:language="ru" fo:country="RU" officeooo:rsid="002f67de"/>
    </style:style>
    <style:style style:name="T35" style:family="text">
      <style:text-properties fo:language="ru" fo:country="RU" officeooo:rsid="0030b87b"/>
    </style:style>
    <style:style style:name="T36" style:family="text">
      <style:text-properties fo:language="ru" fo:country="RU" officeooo:rsid="0032015c"/>
    </style:style>
    <style:style style:name="T37" style:family="text">
      <style:text-properties fo:language="ru" fo:country="RU" officeooo:rsid="0032e676"/>
    </style:style>
    <style:style style:name="T38" style:family="text">
      <style:text-properties fo:color="#0000ff" loext:opacity="100%"/>
    </style:style>
    <style:style style:name="T39" style:family="text">
      <style:text-properties fo:color="#0000ff" loext:opacity="100%" fo:language="ru" fo:country="RU"/>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fo:language="ru" fo:country="RU" style:font-size-asian="12pt" style:font-size-complex="12pt"/>
    </style:style>
    <style:style style:name="T42" style:family="text">
      <style:text-properties fo:font-style="italic" style:font-style-asian="italic"/>
    </style:style>
    <style:style style:name="T43" style:family="text">
      <style:text-properties fo:font-style="italic" style:font-style-asian="italic" style:font-style-complex="italic"/>
    </style:style>
    <style:style style:name="T44" style:family="text">
      <style:text-properties fo:font-style="italic" fo:background-color="transparent" loext:char-shading-value="0" style:font-style-asian="italic" style:font-style-complex="italic"/>
    </style:style>
    <style:style style:name="T45" style:family="text">
      <style:text-properties fo:background-color="#ffff00" loext:char-shading-value="0"/>
    </style:style>
    <style:style style:name="T46" style:family="text">
      <style:text-properties officeooo:rsid="001a571d" fo:background-color="#ffff00" loext:char-shading-value="0"/>
    </style:style>
    <style:style style:name="T47" style:family="text">
      <style:text-properties fo:background-color="#ffff00" loext:char-shading-value="0"/>
    </style:style>
    <style:style style:name="T48" style:family="text">
      <style:text-properties fo:language="uk" fo:country="UA"/>
    </style:style>
    <style:style style:name="T49" style:family="text">
      <style:text-properties fo:language="uk" fo:country="UA" fo:font-style="italic" style:font-style-asian="italic" style:font-style-complex="italic"/>
    </style:style>
    <style:style style:name="T50" style:family="text">
      <style:text-properties fo:language="uk" fo:country="UA" fo:font-style="italic" officeooo:rsid="001bf8fa" style:font-style-asian="italic" style:font-style-complex="italic"/>
    </style:style>
    <style:style style:name="T51" style:family="text">
      <style:text-properties fo:language="uk" fo:country="UA" fo:font-style="italic" fo:background-color="transparent" loext:char-shading-value="0" style:font-style-asian="italic" style:font-style-complex="italic"/>
    </style:style>
    <style:style style:name="T52" style:family="text">
      <style:text-properties fo:language="uk" fo:country="UA" fo:background-color="transparent" loext:char-shading-value="0"/>
    </style:style>
    <style:style style:name="T53" style:family="text">
      <style:text-properties fo:language="uk" fo:country="UA" officeooo:rsid="0008956e"/>
    </style:style>
    <style:style style:name="T54" style:family="text">
      <style:text-properties fo:language="uk" fo:country="UA" officeooo:rsid="000a6115"/>
    </style:style>
    <style:style style:name="T55" style:family="text">
      <style:text-properties fo:language="uk" fo:country="UA" officeooo:rsid="000e81b3"/>
    </style:style>
    <style:style style:name="T56" style:family="text">
      <style:text-properties fo:language="uk" fo:country="UA" officeooo:rsid="0016a4c0"/>
    </style:style>
    <style:style style:name="T57" style:family="text">
      <style:text-properties fo:language="uk" fo:country="UA" officeooo:rsid="001a571d" fo:background-color="#ffff00" loext:char-shading-value="0"/>
    </style:style>
    <style:style style:name="T58" style:family="text">
      <style:text-properties fo:language="uk" fo:country="UA" officeooo:rsid="00286fcc"/>
    </style:style>
    <style:style style:name="T59" style:family="text">
      <style:text-properties style:text-line-through-style="solid" style:text-line-through-type="single" fo:language="ru" fo:country="RU" style:text-underline-mode="continuous" style:text-overline-mode="continuous" style:text-line-through-mode="continuous"/>
    </style:style>
    <style:style style:name="T60" style:family="text">
      <style:text-properties style:text-line-through-style="solid" style:text-line-through-type="single" fo:language="ru" fo:country="RU" style:text-underline-mode="continuous" style:text-overline-mode="continuous" style:text-line-through-mode="continuous" fo:background-color="#ffff00" loext:char-shading-value="0"/>
    </style:style>
    <style:style style:name="T61" style:family="text">
      <style:text-properties style:text-line-through-style="solid" style:text-line-through-type="single" fo:language="ru" fo:country="RU" style:text-underline-mode="continuous" style:text-overline-mode="continuous" style:text-line-through-mode="continuous" fo:background-color="#00ccff" loext:char-shading-value="0"/>
    </style:style>
    <style:style style:name="T62" style:family="text">
      <style:text-properties fo:color="#c9211e" loext:opacity="100%" fo:language="ru" fo:country="RU"/>
    </style:style>
    <style:style style:name="T63" style:family="text">
      <style:text-properties fo:language="en" fo:country="US"/>
    </style:style>
    <style:style style:name="T64" style:family="text">
      <style:text-properties fo:language="en" fo:country="US" fo:background-color="transparent" loext:char-shading-value="0"/>
    </style:style>
    <style:style style:name="T65" style:family="text">
      <style:text-properties fo:language="en" fo:country="US" fo:background-color="transparent" loext:char-shading-value="0"/>
    </style:style>
    <style:style style:name="T66" style:family="text">
      <style:text-properties fo:language="en" fo:country="US" officeooo:rsid="000fecf8"/>
    </style:style>
    <style:style style:name="T67" style:family="text">
      <style:text-properties fo:language="en" fo:country="US" fo:background-color="#ffff00" loext:char-shading-value="0"/>
    </style:style>
    <style:style style:name="T68" style:family="text">
      <style:text-properties fo:language="en" fo:country="US" officeooo:rsid="0016a4c0"/>
    </style:style>
    <style:style style:name="T69" style:family="text">
      <style:text-properties fo:language="en" fo:country="US" officeooo:rsid="0027052d"/>
    </style:style>
    <style:style style:name="T70" style:family="text">
      <style:text-properties style:use-window-font-color="true" loext:opacity="0%" fo:language="ru" fo:country="RU" fo:font-style="normal" style:font-style-asian="normal" style:font-style-complex="normal"/>
    </style:style>
    <style:style style:name="T71" style:family="text">
      <style:text-properties style:use-window-font-color="true" loext:opacity="0%" fo:language="ru" fo:country="RU" fo:font-style="normal" officeooo:rsid="002a9602" style:font-style-asian="normal" style:font-style-complex="normal"/>
    </style:style>
    <style:style style:name="T72" style:family="text">
      <style:text-properties style:use-window-font-color="true" loext:opacity="0%" fo:language="ru" fo:country="RU" fo:font-style="normal" fo:background-color="#ffff00" loext:char-shading-value="0" style:font-style-asian="normal" style:font-style-complex="normal"/>
    </style:style>
    <style:style style:name="T73" style:family="text">
      <style:text-properties style:use-window-font-color="true" loext:opacity="0%" fo:language="ru" fo:country="RU" fo:font-style="normal" officeooo:rsid="002a9602" fo:background-color="transparent" loext:char-shading-value="0" style:font-style-asian="normal" style:font-style-complex="normal"/>
    </style:style>
    <style:style style:name="T74" style:family="text">
      <style:text-properties style:use-window-font-color="true" loext:opacity="0%" fo:font-style="normal" style:font-style-asian="normal" style:font-style-complex="normal"/>
    </style:style>
    <style:style style:name="T75" style:family="text">
      <style:text-properties style:use-window-font-color="true" loext:opacity="0%" fo:language="en" fo:country="US" fo:font-style="normal" style:font-style-asian="normal" style:font-style-complex="normal"/>
    </style:style>
    <style:style style:name="T76" style:family="text">
      <style:text-properties style:use-window-font-color="true" loext:opacity="0%" fo:background-color="#ffff00" loext:char-shading-value="0"/>
    </style:style>
    <style:style style:name="T77" style:family="text">
      <style:text-properties fo:background-color="transparent" loext:char-shading-value="0"/>
    </style:style>
    <style:style style:name="T78" style:family="text">
      <style:text-properties officeooo:rsid="000a6115" fo:background-color="transparent" loext:char-shading-value="0"/>
    </style:style>
    <style:style style:name="T79" style:family="text">
      <style:text-properties officeooo:rsid="000de12c" fo:background-color="transparent" loext:char-shading-value="0"/>
    </style:style>
    <style:style style:name="T80" style:family="text">
      <style:text-properties fo:background-color="transparent" loext:char-shading-value="0"/>
    </style:style>
    <style:style style:name="T81" style:family="text">
      <style:text-properties officeooo:rsid="002a9602" fo:background-color="transparent" loext:char-shading-value="0"/>
    </style:style>
    <style:style style:name="T82" style:family="text">
      <style:text-properties officeooo:rsid="002b1851" fo:background-color="transparent" loext:char-shading-value="0"/>
    </style:style>
    <style:style style:name="T83" style:family="text">
      <style:text-properties fo:font-style="normal" style:font-style-asian="normal" style:font-style-complex="normal"/>
    </style:style>
    <style:style style:name="T84" style:family="text">
      <style:text-properties fo:background-color="#ffff66" loext:char-shading-value="0"/>
    </style:style>
    <style:style style:name="T85" style:family="text">
      <style:text-properties officeooo:rsid="00066aa9"/>
    </style:style>
    <style:style style:name="T86" style:family="text">
      <style:text-properties fo:background-color="#ffff38" loext:char-shading-value="0"/>
    </style:style>
    <style:style style:name="T87" style:family="text">
      <style:text-properties officeooo:rsid="000745b5"/>
    </style:style>
    <style:style style:name="T88" style:family="text">
      <style:text-properties officeooo:rsid="0008956e"/>
    </style:style>
    <style:style style:name="T89" style:family="text">
      <style:text-properties officeooo:rsid="00098457"/>
    </style:style>
    <style:style style:name="T90" style:family="text">
      <style:text-properties officeooo:rsid="0009d420"/>
    </style:style>
    <style:style style:name="T91" style:family="text">
      <style:text-properties officeooo:rsid="000a6115"/>
    </style:style>
    <style:style style:name="T92" style:family="text">
      <style:text-properties officeooo:rsid="000aa751"/>
    </style:style>
    <style:style style:name="T93" style:family="text">
      <style:text-properties officeooo:rsid="000bf61e"/>
    </style:style>
    <style:style style:name="T94" style:family="text">
      <style:text-properties officeooo:rsid="000de12c"/>
    </style:style>
    <style:style style:name="T95" style:family="text">
      <style:text-properties officeooo:rsid="000e81b3"/>
    </style:style>
    <style:style style:name="T96" style:family="text">
      <style:text-properties officeooo:rsid="000fecf8"/>
    </style:style>
    <style:style style:name="T97" style:family="text">
      <style:text-properties officeooo:rsid="0013c8f4"/>
    </style:style>
    <style:style style:name="T98" style:family="text">
      <style:text-properties officeooo:rsid="00142bf7"/>
    </style:style>
    <style:style style:name="T99" style:family="text">
      <style:text-properties officeooo:rsid="0015bc4f"/>
    </style:style>
    <style:style style:name="T100" style:family="text">
      <style:text-properties officeooo:rsid="0016a4c0"/>
    </style:style>
    <style:style style:name="T101" style:family="text">
      <style:text-properties officeooo:rsid="001871b2"/>
    </style:style>
    <style:style style:name="T102" style:family="text">
      <style:text-properties officeooo:rsid="001a571d"/>
    </style:style>
    <style:style style:name="T103" style:family="text">
      <style:text-properties officeooo:rsid="001acb60"/>
    </style:style>
    <style:style style:name="T104" style:family="text">
      <style:text-properties officeooo:rsid="001b333b"/>
    </style:style>
    <style:style style:name="T105" style:family="text">
      <style:text-properties officeooo:rsid="001bf8fa"/>
    </style:style>
    <style:style style:name="T106" style:family="text">
      <style:text-properties officeooo:rsid="001d5367"/>
    </style:style>
    <style:style style:name="T107" style:family="text">
      <style:text-properties officeooo:rsid="001f3847"/>
    </style:style>
    <style:style style:name="T108" style:family="text">
      <style:text-properties officeooo:rsid="0020320b"/>
    </style:style>
    <style:style style:name="T109" style:family="text">
      <style:text-properties officeooo:rsid="0021fc1b"/>
    </style:style>
    <style:style style:name="T110" style:family="text">
      <style:text-properties officeooo:rsid="00239368"/>
    </style:style>
    <style:style style:name="T111" style:family="text">
      <style:text-properties officeooo:rsid="002518b4"/>
    </style:style>
    <style:style style:name="T112" style:family="text">
      <style:text-properties officeooo:rsid="0027052d"/>
    </style:style>
    <style:style style:name="T113" style:family="text">
      <style:text-properties officeooo:rsid="00286fcc"/>
    </style:style>
    <style:style style:name="T114" style:family="text">
      <style:text-properties officeooo:rsid="002a1b24"/>
    </style:style>
    <style:style style:name="T115" style:family="text">
      <style:text-properties officeooo:rsid="002a9602"/>
    </style:style>
    <style:style style:name="T116" style:family="text">
      <style:text-properties officeooo:rsid="002b1851"/>
    </style:style>
    <style:style style:name="T117" style:family="text">
      <style:text-properties officeooo:rsid="002cc1d3"/>
    </style:style>
    <style:style style:name="T118" style:family="text">
      <style:text-properties officeooo:rsid="002e3c3a"/>
    </style:style>
    <style:style style:name="T119" style:family="text">
      <style:text-properties officeooo:rsid="002f67de"/>
    </style:style>
    <style:style style:name="T120" style:family="text">
      <style:text-properties officeooo:rsid="0030b87b"/>
    </style:style>
    <style:style style:name="T121" style:family="text">
      <style:text-properties officeooo:rsid="0032015c"/>
    </style:style>
    <style:style style:name="T122" style:family="text">
      <style:text-properties officeooo:rsid="0032e676"/>
    </style:style>
    <style:style style:name="T123" style:family="text">
      <style:text-properties officeooo:rsid="0033ac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Семь вечностей</text:h>
      <text:p text:style-name="P2">*ниспадающее безумие*</text:p>
      <text:p text:style-name="P27"/>
      <text:p text:style-name="P81">Война. Война никогда не меняется.</text:p>
      <text:p text:style-name="P81">Я слышала где-то эту фразу, но не могу вспомнить, где и от кого?</text:p>
      <text:p text:style-name="P81">Впрочем, это не имеет значения вне времени и пространства.</text:p>
      <text:p text:style-name="P81">Война никогда не меняется...</text:p>
      <text:p text:style-name="P81"/>
      <text:p text:style-name="P27"/>
      <text:p text:style-name="P17">Заставка каждой главы – общая картина (половина головы – окаменевшая Сел, половина — киберпанковская Хэвэн), потихоньку распадающаяся на паззлы, под которыми проступает изображение лежащего на земле шлема Т45, у которого из разбитого забрала ростут ромашки. </text:p>
      <text:h text:style-name="P87" text:outline-level="2">Глава 1</text:h>
      <text:p text:style-name="P83"><text:span text:style-name="Default_20_Paragraph_20_Font"><text:span text:style-name="T39"/></text:span></text:p>
      <text:p text:style-name="P83"><text:span text:style-name="Default_20_Paragraph_20_Font"><text:span text:style-name="T39"/></text:span></text:p>
      <text:p text:style-name="P3">Грымза поднесла блюдце и стакан с водой. Я съёжился под её колючим взглядом.</text:p>
      <text:p text:style-name="P3"/>
      <text:p text:style-name="P3">- Пей.</text:p>
      <text:p text:style-name="P3"/>
      <text:p text:style-name="P3">Она строго проследила за тем, как я взял с блюдца таблетку и запил. Многонедельный трюк с прятаньем <text:s/>лекарства между большим и указательным пальцами на прошлой неделе был по невнимательности провален. Стоило взять стакан той же рукой, которой я до того брал таблетку, как глазастая тётка увидела сквозь стекло зажатую пилюлю.</text:p>
      <text:p text:style-name="P3"/>
      <text:p text:style-name="P3">- Открой рот.</text:p>
      <text:p text:style-name="P3"/>
      <text:p text:style-name="P3">Я открыл хлебальник и повертел языком вверх – вниз – в стороны, показывая, что не спрятал галоперидол за щекой или под корнем.</text:p>
      <text:p text:style-name="P3">Грымза удовлетворительно кивнула и направилась к выходу. Очень хотелось показать ей фак за спиной, но я боялся, что она увидит отражение в стекле двери.</text:p>
      <text:p text:style-name="P3"/>
      <text:p text:style-name="P3">Скрипнула дверь. Белая фигура скрылась за грязным окном. Я прислушался к удаляющимся шагам по коридору. Когда они окончательно стихли, я лёг на край кровати спиной к двери. В стекле окна отражалась скучающая физиономия Судьи Дредда – так мы прозвали надзирающего санитара за его засаленые дреды, свисающие из-под шапочки. Никто не помнил его настоящего имени, да в этом и не было никакой нужды – здесь, в Чертогах Разума, имена используются редко.</text:p>
      <text:p text:style-name="P3"><text:soft-page-break/></text:p>
      <text:p text:style-name="P3">Напротив меня лежал Терминатор. Нет, не тот, который с железным скелетом внутри, а который из ртути. Собственно, в этом даже жидкого металла не было, но однажды он попытался пробежать сквозь оконную решётку, прямо как тот, ртутный. Ему это почти удалось – по крайней мере, два крепления из четырёх были сорваны. Слесарь Алкоголич потом долго поносил китайцев с их говённым пластилиновым железом, немцев с их говённым крошащимся сатенгипсом и наших рукожопов, установивших решётку перед стеклом, а не после.</text:p>
      <text:p text:style-name="P3"/>
      <text:p text:style-name="P3">Терминатор безучастно смотрел в потолок, чуть левее лампы. После той неудачной пробежки у него замкнулись какие-то цепи в голове и он созерцал никому не известные дали, отвлекаясь только на еду, сон и испражнения.</text:p>
      <text:p text:style-name="P3"/>
      <text:p text:style-name="P3">Я медленно протянул руку и достал из-под его кровати судно. Терминатор, как единственный неходячий в палате, был монопольным обладателем утки, чему я страшно завидовал. К счастью, сегодня он ещё не успел ею воспользоваться. Нет, мне бы это не помешало, но сильно подпортило бы фэншуй.</text:p>
      <text:p text:style-name="P3"/>
      <text:p text:style-name="P3">…Из коридора видно только как пациент на третьей койке повернулся спиной к коридору и чуть склонился к проходу — ничего особенного...</text:p>
      <text:p text:style-name="P3"/>
      <text:p text:style-name="P3">Пододвинув судно одной рукой к себе поближе, я сильнее склонился над ним и засунул вторую руку как можно глубже себе в рот.</text:p>
      <text:p text:style-name="P3"/>
      <text:p text:style-name="P3">Вооот тааак...</text:p>
      <text:p text:style-name="P3"/>
      <text:p text:style-name="P3">Я, наверное, единственный человек в мире, умеющий блевать бесшумно.</text:p>
      <text:p text:style-name="P3">Таблетка стукнулась в эмалированный металл. Теперь её надо обязательно забрать во избежание обнаружения, растолочь монеткой в кашицу и размазать по полу под койкой.</text:p>
      <text:p text:style-name="P3"/>
      <text:p text:style-name="P3">Я осторожно задвинул судно обратно под кровать Терминатору. Дело сделано. Теперь можно и заснуть.</text:p>
      <text:p text:style-name="P2"/>
      <text:p text:style-name="P2">***</text:p>
      <text:p text:style-name="P3"/>
      <text:p text:style-name="P61"><text:span text:style-name="Default_20_Paragraph_20_Font"><text:span text:style-name="T1">Джет нетерпеливо толкает меня копытом в плечо.</text:span></text:span></text:p>
      <text:p text:style-name="P61"><text:span text:style-name="Default_20_Paragraph_20_Font"><text:span text:style-name="T1">- Хум, вставай! Хум! Пора собираться! </text:span></text:span>Хум… Хуман!!!</text:p>
      <text:p text:style-name="P3">Последний толчок больше похож на пинок. Я со стоном разлепляю веки.</text:p>
      <text:p text:style-name="P3"/>
      <text:p text:style-name="P3"><text:soft-page-break/>Поняха прыгает вокруг меня в нетерпении, бросая скомканые шмотки в мешок и утрамбовывая их задними ногами. Солнечные зайчики едва поспевают за ней, осыпая весёлыми искрами её голубую шёрстку. Пластины доспехов шумно хлопаются с каждым прыжком – позавчера пегаска затянула ремень <text:s/>на последнюю дырку – и всё равно они свободно болтаются на похудевшем теле. Даже подкладка из одеяла не спасает положение.</text:p>
      <text:p text:style-name="P61"><text:span text:style-name="Default_20_Paragraph_20_Font"><text:span text:style-name="T1"/></text:span></text:p>
      <text:p text:style-name="P3">- Они приближаются! Я слышала их горн! Надо убираться отсюда!</text:p>
      <text:p text:style-name="P3"/>
      <text:p text:style-name="P3">Последнюю порцию барахла Джет утрамбовывает, с размаху усевшись на мешок. Тот жалобно скрипит.</text:p>
      <text:p text:style-name="P3"/>
      <text:p text:style-name="P3">- Да вставай же!</text:p>
      <text:p text:style-name="P3">Не дождавшись, Джет нетерпеливо прыгает ко мне и, поддев мордой, переводит в сидячее положение.</text:p>
      <text:p text:style-name="P3">Мешок, облегчённо крякнув, вываливает половину содержимого на землю.</text:p>
      <text:p text:style-name="P3"/>
      <text:p text:style-name="P3">…</text:p>
      <text:p text:style-name="P3"/>
      <text:p text:style-name="P61"><text:span text:style-name="Default_20_Paragraph_20_Font"><text:span text:style-name="T1">Три дня! Три грёбаных дня мы скрытно пробираемся к проклятой </text:span></text:span><text:span text:style-name="Default_20_Paragraph_20_Font"><text:span text:style-name="T16">скале</text:span></text:span><text:span text:style-name="Default_20_Paragraph_20_Font"><text:span text:style-name="T1">, как какие-то беглые каторжники! Чёртов дракон часто охотится аккурат в тех местах, куда нам надо добраться во что бы то ни стало. И чем ближе мы подходим, тем опаснее становится.</text:span></text:span></text:p>
      <text:p text:style-name="P3"/>
      <text:p text:style-name="P3">С Агамемноном шутки плохи – всё чаще по дороге нам встречаются обглоданные кости и разгрызенные черепа. Пару раз кости лежат на выжженых до углей проплешинах – видно, ленивому ящеру надоело гоняться за добычей и он просто накрыл огнём пару гектаров посадки.</text:p>
      <text:p text:style-name="P3"/>
      <text:p text:style-name="P61"><text:span text:style-name="Default_20_Paragraph_20_Font"><text:span text:style-name="T1">Но самое опасное – даже не Агамемнон. Нееет, чешуйчатый самовар вылетает из логова на охоту </text:span></text:span><text:span text:style-name="Default_20_Paragraph_20_Font"><text:span text:style-name="T16">на рассвете и возвращается до полудня,</text:span></text:span><text:span text:style-name="Default_20_Paragraph_20_Font"><text:span text:style-name="T1"> строго по расписанию. И если затаиться в </text:span></text:span><text:span text:style-name="Default_20_Paragraph_20_Font"><text:span text:style-name="T16">эти часы </text:span></text:span><text:span text:style-name="Default_20_Paragraph_20_Font"><text:span text:style-name="T1">и не показывать носа из убежища, можно потом остаток суток не бояться, что тебя сожрёт мифическое, но оттого не менее прожорливое чудовище.</text:span></text:span></text:p>
      <text:p text:style-name="P3"/>
      <text:p text:style-name="P52">Нет, Агамемнон – ерунда.</text:p>
      <text:p text:style-name="P52">За нами. Гонятся. Чёртовы. Чокнутые. Пони.</text:p>
      <text:p text:style-name="P16"/>
      <text:p text:style-name="P52">Если бы я когда-нибудь узнал, что меня захочет трахнуть дочь вождя, я бы, усмехнулся, пожал плечами и отшутился бы чем-то типа: “Презервативы свои брать или выдадут”?</text:p>
      <text:p text:style-name="P52">Вот только шуточка встала бы мне поперёк горла, если б я знал, что этот вождь верховодит табуном агрессивных мускулистых битюгов, а его дочурка – жопастая розовогривая кобыла с переплетенными ленточкой кудряшками и паровозной топкой под хвостом – всерьёз положила на тебя глаз! А сам папаша – замотанный в рваную кольчугу одноглазый жеребец - имеет вздорную привычку сначала махать <text:soft-page-break/>бердышем, а потом думать! И тот факт, что эти четырёхкопытные полудурки в рогатых шлемах мне по пояс ростом, никак не спасает ситуацию – сил у них намного больше, чем у мужчины среднего возраста, я уже много раз в этом убеждался.</text:p>
      <text:p text:style-name="P52"/>
      <text:p text:style-name="P52">Ну вот кто заставил тебя улыбаться Дейдре, Хуман? Ведь всё так неплохо шло…</text:p>
      <text:p text:style-name="P52"/>
      <text:p text:style-name="P76">~~~</text:p>
      <text:p text:style-name="P3">...</text:p>
      <text:p text:style-name="P61"><text:span text:style-name="Default_20_Paragraph_20_Font"><text:span text:style-name="T5">- Привет, красавчики!</text:span></text:span></text:p>
      <text:p text:style-name="P3"/>
      <text:p text:style-name="P18">Мы обернулись на голос и узрели с полдюжины копий, чуть ли не уткнувшихся нам в носы. Рыжегривая поняха в веснушках весело подмигнула нам из-под ковбойской шляпы, нахлобученной прямо поверх ржавого шлема.</text:p>
      <text:p text:style-name="P3"/>
      <text:p text:style-name="P18">Наконец-то до тебя дошло, Хуман, что ты попал в мир пони! А Джет – вовсе не чокнутая фантазия твоего обласканного Альцгеймером сознания, а вполне типичный его представитель. Потому что копья лежали в крепких копытах упакованных в грязные кожано-кольчужные доспехи понях, всем своим видом показывающих, что улыбок им сегодня не завезли.</text:p>
      <text:p text:style-name="P18"/>
      <text:p text:style-name="P18">- Ох! - Джет тихо поперхнулась и резко отпрыгнула назад, развернувшись в прыжке. Мою руку она при этом не отпустила, а, каким-то диким выкрутасом, дёрнула её изо всех сил, закинув меня себе на спину.</text:p>
      <text:p text:style-name="P18"/>
      <text:p text:style-name="P18">По-моему, я упал прямо на сломанное крыло пегаски. Потому что она завопила от боли, задрожав подо мной всем телом. Сделав два прыжка по направлению к кустам, она остановилась как вкопанная. Я скатился с худенького тела на песок и поднял голову.</text:p>
      <text:p text:style-name="P18"/>
      <text:p text:style-name="P61"><text:span text:style-name="Default_20_Paragraph_20_Font"><text:span text:style-name="T5">В незащищённую бронёй шею Джет упиралось копьё крохотной поньки с гривой ёршиком.</text:span></text:span></text:p>
      <text:p text:style-name="P3"/>
      <text:p text:style-name="P18">- Хорошая попытка, летун, - расплылась в ехидной улыбке малютка, - но устраивать засады нас учат с младенчества. Крылатым этого не понять, правда? Для того, чтоб тырить яблоки и картоху в наших садах, засады не нужны.</text:p>
      <text:p text:style-name="P18"/>
      <text:p text:style-name="P18">Тут я заметил, что крыльев у этих оборванцев не наблюдается.</text:p>
      <text:p text:style-name="P3"/>
      <text:p text:style-name="P61"><text:span text:style-name="Default_20_Paragraph_20_Font"><text:span text:style-name="T5">- Молодец, Лейла! - похвалила козявку рыжегривая пони. Одета она была в ржавьё чуть почище, чем у остальных, а её грива была собрана в пучок и перехвачена тесёмкой. - Башковитая у меня сестрёнка всё же, не в пример братцу, прям горжуся.</text:span></text:span></text:p>
      <text:p text:style-name="P61"><text:soft-page-break/><text:span text:style-name="Default_20_Paragraph_20_Font"><text:span text:style-name="T5">- Не пытайтесь уйти, красавчики, - повернулась к нам говорящая. - <text:s/>Мы ведь можем и рассердиться. А когда Твердолобы сердятся, они связывают пленников. Ноги и крылья. Очень туго. И тогда пленники уже не могут бежать. И сердить нас. А к пегасам ещё приковываем гирю, чтоб знали, как хавчик с полей воровать. Всё просто, усекли? И мне плевать, что у пегаски крыло гнётся в обе стороны, - она насмешливо фыркнула в сторону Джет.</text:span></text:span></text:p>
      <text:p text:style-name="P18"/>
      <text:p text:style-name="P18">Та мрачно стояла, сцепив зубы.</text:p>
      <text:p text:style-name="P3"/>
      <text:p text:style-name="P61"><text:span text:style-name="Default_20_Paragraph_20_Font"><text:span text:style-name="T5">- За меня могут заплатить хороший выкуп, - наконец, с сомнением произнесла Джет. - Мой папа — важная шишка в клане. А вот Хуман ничего не помнит, ни кто он, ни откуда. Как жеребёнок. Его Агамемнон по башке треснул во время охоты. </text:span></text:span><text:span text:style-name="Default_20_Paragraph_20_Font"><text:span text:style-name="T12">С него вы ничего не получите, кроме мороки. Лучше отпустите. Вы же не трогаете жеребят?</text:span></text:span></text:p>
      <text:p text:style-name="P18"/>
      <text:p text:style-name="P18">Её собеседница только хмыкнула.</text:p>
      <text:p text:style-name="P3"/>
      <text:p text:style-name="P18">- Хорош жеребёнок - ягодицы, что у ломовика! - она задумалась. - Так. Летуна – на кухню. А этого… красавчика – к Дейдре.</text:p>
      <text:p text:style-name="P18"/>
      <text:p text:style-name="P18">…</text:p>
      <text:p text:style-name="P3"/>
      <text:p text:style-name="P18">Тема беседы просто вводила тебя в шок, Хуман! Вот уже битых полчаса розовогривая поняха втолковывала тебе, что ты должен присоединиться к племенному табуну жеребцов в качестве топ-осеменителя! От такой перспективы всё твоё естество дрожало и старалось спрятаться куда-нибудь поглубже, желательно закрыв за собой бронированную дверь и повернув штурвал ригеля на три поворота...</text:p>
      <text:p text:style-name="P18"/>
      <text:p text:style-name="P61"><text:span text:style-name="Default_20_Paragraph_20_Font"><text:span text:style-name="T5">- ...эй, но я же не пони! Я не смогу привнести свежую кровь в племя! Мы не совместимы! У нас не будет детей, то есть жеребят! Даже если принять допущение, что я трахну четырёхкопытное, хотя мне это даже в дурном сне не приснится! Я не конеёб!!!</text:span></text:span></text:p>
      <text:p text:style-name="P18"/>
      <text:p text:style-name="P61"><text:span text:style-name="Default_20_Paragraph_20_Font"><text:span text:style-name="T5">Я аж передёрнул плечами. </text:span></text:span><text:span text:style-name="Default_20_Paragraph_20_Font"><text:span text:style-name="T12">Конеёбство </text:span></text:span><text:span text:style-name="Default_20_Paragraph_20_Font"><text:span text:style-name="T5">– это, явно, не то занятие, чем ты занимался в прошлом и хотел бы заниматься в будущем, Хуман!</text:span></text:span></text:p>
      <text:p text:style-name="P18"/>
      <text:p text:style-name="P18">Поняха с недоверием смотрела на меня.</text:p>
      <text:p text:style-name="P3"/>
      <text:p text:style-name="P18">- Хум, ты прикалываешься? Или та поломаная пегаска таки права, и ты действительно ничего не помнишь?</text:p>
      <text:p text:style-name="P18"/>
      <text:p text:style-name="P18"><text:soft-page-break/>Понька принялась загибать копыта, делая сброс через каждую пару:</text:p>
      <text:p text:style-name="P18"/>
      <text:p text:style-name="P18">- Во-первых, полная несовместимость видов – это миф, распространяемый последователями “Торийской расы”. Есть такая секта, помешанная на чистоте крови и пропагандирующая исключительно внутривидовые пары. И всё бы ничего, да только их предводитель – потомок пони и осла, ха-ха! То есть, у партнёров разных видов вероятность получения потомства, разумеется, ниже, но не абсолютно нулевая. И если ты будешь крыть кобылок достаточно часто, то… - Дейдра построила мне “глазки”…</text:p>
      <text:p text:style-name="P18"/>
      <text:p text:style-name="P18">…Я истерически рассмеялся. Мысль о веренице кобыл у постели ожгла холодом твоё естество, Хуман!</text:p>
      <text:p text:style-name="P18"/>
      <text:p text:style-name="P61"><text:span text:style-name="Default_20_Paragraph_20_Font"><text:span text:style-name="T5">- Во-вторых, шанс получения потомства можно поднять с помощью магического ритуала “</text:span></text:span><text:span text:style-name="T43">Pornis</text:span><text:span text:style-name="Default_20_Paragraph_20_Font"><text:span text:style-name="T5"> </text:span></text:span><text:span text:style-name="T43">erektus</text:span><text:span text:style-name="Default_20_Paragraph_20_Font"><text:span text:style-name="T5">”, который, кстати, также повышает либидо. С этим сложнее, у нас в племени нет магов. Но я могу попытаться договориться на стороне. </text:span></text:span><text:span text:style-name="Default_20_Paragraph_20_Font"><text:span text:style-name="T12">У меня есть подруга из единорогов, только ты не говори никому, это большая тайна! Хотя, может, ты умеешь м</text:span></text:span><text:span text:style-name="Default_20_Paragraph_20_Font"><text:span text:style-name="T5">агичить, Хум?</text:span></text:span></text:p>
      <text:p text:style-name="P18"/>
      <text:p text:style-name="P18">Поняха с надеждой посмотрела на меня. Я с огромным облегчением отрицательно помотал головой.</text:p>
      <text:p text:style-name="P18"/>
      <text:p text:style-name="P18">- В-третьих, в твоём случае даже не столь важна свежая кровь, как то, что ты – представитель совершенно иного племени. Посмотри на пегасов! Пятьсот лет назад это было соседнее с нами племя – наши прапрадеды лупили друг друга по башке за яблоню, стоящую на общей границе владений. А потом дочь их вождя заключила брак с вождём грифонов. И у них родились крылатые пони! И теперь они гоняют облака, а мы по-прежнему ковыряемся в земле!</text:p>
      <text:p text:style-name="P18"/>
      <text:p text:style-name="P18">Дейдра мечтательно вздохнула.</text:p>
      <text:p text:style-name="P18"/>
      <text:p text:style-name="P18">- Может, ты тоже вождь своего племени, Хум? Какой у тебя талант? Летать и магичить ты не умеешь. Может, ты умеешь предсказывать погоду? Нам бы очень пригодилось в выращивании картохи. Может быть, ты даже умеешь управлять облаками? Мы б тогда пегасам показали копыто от самого плеча вместо четверти урожая за дождик после посевной!</text:p>
      <text:p text:style-name="P18"/>
      <text:p text:style-name="P18">Я упорно помотал головой. Дейдра пристально уставилась на меня, пытаясь рассмотреть мой талант. Наконец она ухмыльнулась кривой улыбкой.</text:p>
      <text:p text:style-name="P18"/>
      <text:p text:style-name="P18">- И, наконец, в-четвёртых, если ты будешь моим личным фаворитом, то конкретно для меня аспект потомства совершенно не критичен. Поверь, в отличие от большинства местных кобылок, мне вожжа под хвост не попала. Я хочу повидать мир до того, как начать няньчиться с жеребятами. И мне нужен партнёр по путешествиям…</text:p>
      <text:p text:style-name="P18"/>
      <text:p text:style-name="P18"><text:soft-page-break/>Путешествия? Я навострил уши. Сосущее чувство проснулось снова и принялось грызть меня изнутри.</text:p>
      <text:p text:style-name="P18"/>
      <text:p text:style-name="P18">- Это уже что-то. Мне совершенно случайно нужно в Дрогонштерн, - наконец, подал голос я.</text:p>
      <text:p text:style-name="P18">- Ты серьёзно? - вытаращилась на меня поняха. - Если это не шутка, то ты или свихнулся, или полный отморозок. Мне как раз такие нужны в команду! - поняха посмотрела на меня горящими глазами.</text:p>
      <text:p text:style-name="P18">- И мне всё ещё непонятно, на кой чёрт я вам сдался? <text:s/>- я пропускаю мимо ушей последнее предложение Дейдры. - Почему вы зациклились на свежей крови? У вас что, своих жеребцов не хватает? Или они все – сплошь импотенты?</text:p>
      <text:p text:style-name="P18"/>
      <text:p text:style-name="P18">Розовая поняха заметно поскучнела.</text:p>
      <text:p text:style-name="P3"/>
      <text:p text:style-name="P18">- Не ты первый задаешь такой вопрос. Мне приходилось отвечать на эту тему и грифонам, и бизонам, и даже мантикоре. Поверь, мне бы больше хотелось обсуждать с тобой конструкцию двухмачтового люггера, чем аспекты понеразмножения. Но мой долг, как дочери Пая Твердолоба, заботиться о выживании племени. Межплеменной союз нам просто необходим. Наше племя вырождается, Хуман, - заученно объясняла Дейдра. - Нас мало. От близкородственных браков рождается всё меньше жеребцов и всё больше кобылок. Скоро некому будет обрабатывать поля. И если бы только это!</text:p>
      <text:p text:style-name="P3"/>
      <text:p text:style-name="P18">Розовогривая кобылка вытащила зубами из-за топчана пузатую фляжку из тыквы и потрясла её за горлышко. Услышав <text:s/>бульканье, она удовлетворительно кивнула, выбила мастерским ударом в донышко пробку и сделала длинный глоток.</text:p>
      <text:p text:style-name="P3"/>
      <text:p text:style-name="P18">- У большинства моих соплеменников мозги в отключке… - кобылка неопределённо помахала копытом, - знаешь, с расстояния вроде пони как пони, но вблизи - прямо беда. Кроме мордобоек и выпивки мало что интересует. Даже поговорить не о чём. Кроме мордобоек и выпивки.</text:p>
      <text:p text:style-name="P3"/>
      <text:p text:style-name="P18">Я впервые за долгую беседу улыбнулся и понимающе покачал головой. Всё-таки между людьми и пони намного больше общего, чем тебе казалось, Хуман!</text:p>
      <text:p text:style-name="P18">Дейдра уныло свесила голову.</text:p>
      <text:p text:style-name="P18"/>
      <text:p text:style-name="P18">- Если бы ты знал, как меня это достало! Мне, лучшей выпускнице Понхэнджа позапрошлого года, приходится выслушивать пьяный трындёж папашиных собутыльников о том, чей лоб твёрже! А потом они от слов переходят к делу – и на следующее утро в бражном зале приходится менять половину скамеек, которые эти остолопы разбивают в соревновании!</text:p>
      <text:p text:style-name="P18"/>
      <text:p text:style-name="P18">Розовая кобылка вновь сжала зубами горлышко и запрокинула бутылку. Послышалось долгое бульканье.</text:p>
      <text:p text:style-name="P18"/>
      <text:p text:style-name="P18"><text:soft-page-break/>- Но от этих дуболомов есть хоть какая-то польза, - Дейдра, наконец, поставила бутылку на стол и вытерла рот. - Разбитые скамейки потом идут на дрова. Гораздо хуже попасть в окружение табунных мамок и тёток…</text:p>
      <text:p text:style-name="P3"/>
      <text:p text:style-name="P18">Дейдра в напускном ужасе округлила глаза и покрутила возле виска копытом. Кудряшки её гривы стали подозрительно топорщиться в разные стороны.</text:p>
      <text:p text:style-name="P18"/>
      <text:p text:style-name="P18">- Хум, они полностью бананулись на жеребятах! Абсолютно и безвозвратно! Мне страшно находиться рядом с ними! Я подозреваю, они заражены каким-то мозговым слизняком, который может перелезть и на меня.</text:p>
      <text:p text:style-name="P3"/>
      <text:p text:style-name="P18">Кобылка завела глаза, сложила губы бантиком и произнесла фальцетом:</text:p>
      <text:p text:style-name="P18"/>
      <text:p text:style-name="P18">- Дейдра, тебе пора заиметь своего покакунчика-посисюнчика, надо исполнить своё предназначение, нам нужен преемник вождю, песчинки-то в часиках падают, всем нужен покакунчик, не быть тебе полноценной без посисюнчика…</text:p>
      <text:p text:style-name="P3"/>
      <text:p text:style-name="P18">Дейдра с чувством приложилась лбом о стол. Послышался треск. Полупустая бутылка подпрыгнула и остановилась у самого края. Я даже начал проникаться сочувствием к своей поработительнице.</text:p>
      <text:p text:style-name="P18"/>
      <text:p text:style-name="P61"><text:span text:style-name="Default_20_Paragraph_20_Font"><text:span text:style-name="T5">- Я лучше в пираты пойду, - пробормотала Дейдра с закрытыми глазами. - У меня есть почти достроенный люггер. Сколочу команду, назову корабль “Хитрожопкой” и потом все племена на три дня галопа от Большой Воды будут говорить о Дейдре Пай Твердолобой!.. А тебя, Хум, возьму к себе на парусник юнгой… Если будешь меня слушаться, то быстро станешь капитанским фаворитом… А слушаться меня ты будешь, потому что я самая великая пи… </text:span></text:span><text:span text:style-name="T43">Хр-р-р…</text:span></text:p>
      <text:p text:style-name="P67"/>
      <text:p text:style-name="P18">Вместе с храпом изо рта самой великой пиратки вылетело три розовых пузыря. Поняха явно перебрала с алкоголем.</text:p>
      <text:p text:style-name="P3"/>
      <text:p text:style-name="P3">…</text:p>
      <text:p text:style-name="P2"/>
      <text:p text:style-name="P18">Положение единственного человека в обществе пони имеет свои преимущества, Хуман! Нет, не то, что чокнутые на всю голову поняхи рассматривают тебя как кандидата на улучшение племенной крови. Просто, не будучи знакомы с человеческой анатомией, копытные честно связали тебе на ночь ноги, чтобы не убежал перед свадьбой. Все две. Отмороженый папаша Дейдры – лохматый одноглазый жеребец с выбитым зубом – лично проверил крепость узлов. И надел на шею ошейник, не дающий пригнуться к ногам. Надо полагать, чтобы нельзя было их развязать зубами. О руках же отбитый засранец не позаботился. Логика четырёхкопытных: всё, что не ступает по земле, нефункционально.</text:p>
      <text:p text:style-name="P18"><text:soft-page-break/></text:p>
      <text:p text:style-name="P18">Поэтому полночь застала меня тыкающимся во все углы в поисках кухни. Найдя, наконец, искомую дверь, не было большого труда обнаружить кладовку, из которой раздавалось громкое храпение.</text:p>
      <text:p text:style-name="P3"/>
      <text:p text:style-name="P18">- Джет… Вставай, Джет… Да вставай же, засоня! - я громко шептал в ухо спящей пегаске, легонько похлопывая по шее.</text:p>
      <text:p text:style-name="P61"><text:span text:style-name="Default_20_Paragraph_20_Font"><text:span text:style-name="T5">- Мн-мн-хррр, - сонно чавкала пегаска, пуская слюни. - Гороховый суп закончился. </text:span></text:span><text:span text:style-name="T43">Пюре будет через полчаса. Не ломайте лавки, пожалуйста… А? </text:span><text:span text:style-name="Default_20_Paragraph_20_Font"><text:span text:style-name="T5">Что?</text:span></text:span></text:p>
      <text:p text:style-name="P3"/>
      <text:p text:style-name="P18">Я шёлкнул пегаску по носу.</text:p>
      <text:p text:style-name="P18">- Вставай! Надо сматываться. Дейдра хочет сделать меня своим фаворитом. У меня плохие предчувствия на этот счёт.</text:p>
      <text:p text:style-name="P3"/>
      <text:p text:style-name="P18">Пегаска поднялась, потирая нос копытом. Рваное одеяло сползло с её тела и в нос мне ударил кислый запах.</text:p>
      <text:p text:style-name="P61"><text:span text:style-name="Default_20_Paragraph_20_Font"><text:span text:style-name="T5">- </text:span></text:span><text:span text:style-name="Default_20_Paragraph_20_Font"><text:span text:style-name="T12">Тут что, медиков нет? Неужели нельзя было нормально сделать</text:span></text:span><text:span text:style-name="Default_20_Paragraph_20_Font"><text:span text:style-name="T5">? - я указал на покалеченное крыло, примотанное к телу рваной тряпкой.</text:span></text:span></text:p>
      <text:p text:style-name="P18">- Не бери в голову, Хум, - пробормотала пегаска, потёршись об меня носом в приветствии. - Заживёт, как на гидре. Так что, бежим? Мне эти кастрюли уже снятся! Я за прошлые сутки сварила двенадцать баков гороховой похлёбки и шесть котлов картофельного пюре – надо полагать, у этих голодранцев в запасах кроме гороха и картохи ничего нет. И, знаешь, я готова месяц выступать в уличном балагане, только чтобы не готовить ещё хоть одну кастрюлю этого варева! Так ведь и рехнуться недолго…</text:p>
      <text:p text:style-name="P18"/>
      <text:p text:style-name="P3">…</text:p>
      <text:p text:style-name="P3"/>
      <text:p text:style-name="P18">Очертания большого зала едва угадывались в тусклом свете остывающих углей камина. В дальнем углу темнела заветная дверь. Всего двадцать шагов – и ты на свободе, Хуман!</text:p>
      <text:p text:style-name="P18"/>
      <text:p text:style-name="P18">Есть только одно маленькое “но”.</text:p>
      <text:p text:style-name="P18">Эти двадцать шагов заполнены валяющимися вповалку, храпящими, чмокающими, сопящими и дёргающимися во сне пони.</text:p>
      <text:p text:style-name="P18"/>
      <text:p text:style-name="P18">- Ты чего остановился? - пихнула меня головой в спину Джет. - Надо торопиться, пока не рассвело! Нам надо уйти как можно дальше. Твердолобы — отличные ищейки.</text:p>
      <text:p text:style-name="P18"/>
      <text:p text:style-name="P18">Я обреченно вздохнул, выбрал на полу место, свободное от понеконечностей и поставил туда ногу.</text:p>
      <text:p text:style-name="P18"><text:soft-page-break/>Почти попал. Светло-коричневая пони ойкнула и сжалась во сне, когда я наступил ей на хвост.</text:p>
      <text:p text:style-name="P18">Теперь уже не время для размусоливаний! Отбросив осторожность, я быстрым шагом, балансируя на носках и выискивая свободные клочки пола, пробрался к выходу. Балерина на пуантах позавидовала бы твоей грациозности, Хуман!</text:p>
      <text:p text:style-name="P18"/>
      <text:p text:style-name="P18">Позади меня послышалось топанье, череда взвизгиваний и возни, нарастающая, подобно прибою.</text:p>
      <text:p text:style-name="P18">Джет невозмутимо торила свой путь прямо по ногам, туловищам и хвостам распластавшихся на полу пони.</text:p>
      <text:p text:style-name="P18"/>
      <text:p text:style-name="P18">- Ты рехнулась? - зашипел на неё я, - надо ж осторожно!</text:p>
      <text:p text:style-name="P18">- Ну, раз ты так хочешь, - пожала плечами пегаска и осторожно поставила ногу на голову пони, сосущей во сне собственное копыто.</text:p>
      <text:p text:style-name="P18"/>
      <text:p text:style-name="P18">Фейспалм был такой силы, что больше походил на пощёчину самому себе. Конечно, пальму первенства по тупости абсолютно заслуженно держали пони, разбивающие лбом лавки в столовке – но гарцующая ко мне пегаска не то, чтобы далеко от них отстала!</text:p>
      <text:p text:style-name="P18"/>
      <text:p text:style-name="P18">Я остервенело дёргал ручку двери, ощущая затылком просыпающийся зал.</text:p>
      <text:p text:style-name="P18">- Закрыто, блин! - я дёрнул ещё сильнее и приложился задницой о пол, сжимая в руке оторванную ручку.</text:p>
      <text:p text:style-name="P18"/>
      <text:p text:style-name="P18">- Хум, подвинься!</text:p>
      <text:p text:style-name="P18">Пегаска оттеснила меня крупом и повернулась к двери задом.</text:p>
      <text:p text:style-name="P18"/>
      <text:p text:style-name="P18">БАБАХ!!!</text:p>
      <text:p text:style-name="P18"/>
      <text:p text:style-name="P18">Я ошалело смотрел на дверь, вылетевшую вместе с косяком во двор.</text:p>
      <text:p text:style-name="P18"/>
      <text:p text:style-name="P18">- Ты… Дверь… - у меня в голове не укладывалось, как щуплая пегаска, едва достававшая мне холкой до пояса, а головой — до груди, могла вытворить такое. Всё равно как дать ребёнку ложку и увидеть, как он завязывает её бантом.</text:p>
      <text:p text:style-name="P18">- Ага. - ухмыльнулась Джет. - Я — крутая! По заднему джебу мне нет равных на нашем облаке и двух соседних!</text:p>
      <text:p text:style-name="P18">- То же мне — крутая! - донеслось откуда-то снизу. - Да я смогла бы выбить эту дверь лбом! Она всё равно кое-как сляпана из обломков скамеек!</text:p>
      <text:p text:style-name="P18"/>
      <text:p text:style-name="P18">Мои ноги обнимала Дейдра, улыбаясь мне хищной улыбкой.</text:p>
      <text:p text:style-name="P18"><text:soft-page-break/></text:p>
      <text:p text:style-name="P18">- И, кстати, чтобы открыть её, достаточно было просто отодвинуть засов.</text:p>
      <text:p text:style-name="P18"/>
      <text:p text:style-name="P18">В забеге на первенство тупости ты уверенно догоняешь пегаску, Хуман!</text:p>
      <text:p text:style-name="P18">Я криво улыбнулся Дейдре.</text:p>
      <text:p text:style-name="P18"/>
      <text:p text:style-name="P61"><text:span text:style-name="Default_20_Paragraph_20_Font"><text:span text:style-name="T5">- Честное слово, идея насчёт пиратов мне понравилась. Намного больше, чем прилитие свежей крови и всё такое… Но, как-нибудь, в следующий раз. Не сейчас… Нам действительно надо идти… </text:span></text:span><text:span text:style-name="T43">Отстань, пожалуйста…</text:span></text:p>
      <text:p text:style-name="P67"/>
      <text:p text:style-name="P18">Я сразу понял, что улыбаться Дейдре было плохой идеей. Поняха состроила щенячьи глаза и усилила и без того стальную хватку вокруг моих ног.</text:p>
      <text:p text:style-name="P18"/>
      <text:p text:style-name="P18">- Не бросай меня, Хум! Мне тут так скууучнооо! Никто меня не понимааает!</text:p>
      <text:p text:style-name="P18"/>
      <text:p text:style-name="P18">Губы её задрожжали, как будто она собралась зареветь.</text:p>
      <text:p text:style-name="P18"/>
      <text:p text:style-name="P18">Идея Джет схватить меня зубами за шиворот куртки и побежать со мной что есть мочи была ещё хуже. Дейдра от меня так и не отцепилась, зато я хорошо приложился головой о дверной проём, так что дальнейшую погоню помню смутно.</text:p>
      <text:p text:style-name="P18"/>
      <text:p text:style-name="P18">- Не смей отбирать у меня юнгу! - орала Дейдра, упираясь в землю задними копытами. - Ты хоть улететь от них можешь, а я даже уплыть не смогу! Мне одной не справиться с парусами! Стой! Я готова взять тебя на люггер, пока крыло не заживёт! Будешь готовить гороховую похлёбку! Да стой же! Кто, кроме меня, проведёт вас в Дрогонштерн?</text:p>
      <text:p text:style-name="P18"/>
      <text:p text:style-name="P18">- Ммммфффф! - отвечала ей Джет.</text:p>
      <text:p text:style-name="P18"/>
      <text:p text:style-name="P18">Диалог прервался взвизгом и плеском воды. Наконец-то я почувствовал свои ноги свободными!</text:p>
      <text:p text:style-name="P18"/>
      <text:p text:style-name="P76">~~~</text:p>
      <text:p text:style-name="P3"/>
      <text:p text:style-name="P3">- Ты опять за своё! - крик Джет прямо в ухо перемешивает все воспоминания. - Выныривай! Они уже совсем близко!!! Я слышу голос Дейдры Твердолоб!</text:p>
      <text:p text:style-name="P3"/>
      <text:p text:style-name="P3">Я содрогаюсь, вскакиваю с земли и машинально забрасываю мешок на плёчо.</text:p>
      <text:p text:style-name="P3"><text:soft-page-break/></text:p>
      <text:p text:style-name="P3">- Идём.</text:p>
      <text:p text:style-name="P3"/>
      <text:h text:style-name="P87" text:outline-level="2">Глава 2</text:h>
      <text:p text:style-name="P2"/>
      <text:p text:style-name="P21">Также неизменна противоположная войне сущность - любовь.</text:p>
      <text:p text:style-name="P21">Война убивает, любовь же даёт силы бороться. </text:p>
      <text:p text:style-name="P21">Слабый огонёк сознания сражается с холодной бесконечностью небытия только для того, чтобы ещё раз увидеть Тебя.</text:p>
      <text:p text:style-name="P6"/>
      <text:p text:style-name="P3">Бачок деловито заурчал, выдавая порцию ржавой воды на слив. Его самодовольная ряха взирала на меня с подпотолочной высоты с осознанием своего превосходства. Я показал ему фак и с сожалением передвинул шпингалет двери в положение “открыто”. Краткие минуты полного уединения от себе подобных закончились.</text:p>
      <text:p text:style-name="P3"/>
      <text:p text:style-name="P3">- Дед, сигу не долганёшь?</text:p>
      <text:p text:style-name="P3">- Не курю.</text:p>
      <text:p text:style-name="P3">- Я не спрашивал тебя, куришь ли ты? - пальцы вопрошавшего шевелились, как будто разминая невидимый пластилин. - Сигу не долганёшь?</text:p>
      <text:p text:style-name="P16"/>
      <text:p text:style-name="P3">Крыс спрыгнул с подоконника, царапнув грязным ногтем по кафелю уборной.</text:p>
      <text:p text:style-name="P3">- Ты ведь должен мне ещё с прошлого раза.</text:p>
      <text:p text:style-name="P3"/>
      <text:p text:style-name="P3">Я вытащил из рукава пижамы двадцатисантиметровый гвоздь и плюнул ему под ноги.</text:p>
      <text:p text:style-name="P3"/>
      <text:p text:style-name="P3">- Ничего я тебе не должен. И ты сам это знаешь. Пошёл нахуй.</text:p>
      <text:p text:style-name="P3"/>
      <text:p text:style-name="P3">Крыс криво улыбнулся.</text:p>
      <text:p text:style-name="P3"/>
      <text:p text:style-name="P3">- Ну-ну. Вы тут, в Чертогах, совсем озверели, что ли? Из окон выпрыгиваете, на людей кидаетесь. Остынь. Ладно-ладно, пока. Ещё увидимся.</text:p>
      <text:p text:style-name="P3"/>
      <text:p text:style-name="P3">Я старательно прятал гвоздь внутрь рукава в опустевшей уборной. К счастью, в пределах Чертогов Разума нет металлодетекторов – они стоят только на границах охранного периметра. Что мне представляется абсолютно бессмысленным: нас отсюда выпускают только в закрытый дворик на прогулку под конвоем церберов с автоматами, и нас не навещают извне. Никто и никогда.</text:p>
      <text:p text:style-name="P3"><text:soft-page-break/>Для меня остаётся тайной, как Крыс пробирается из общей палаты к нам. Он почему-то считает, что нам выдают какие-то особенные “сиги” для яйцеголовых, с примесью ЛСД и марихуаны. И каждый раз, когда он появляется на режимном этаже, он думает, что его обитатели должны ему полпачки за такое геройство. И каждый раз его посылают. Что, впрочем, не мешает ему появляться на этаже снова и очередной раз канючить у нас “сиги” <text:span text:style-name="T48">с транквилизаторами</text:span>. Иногда, впрочем, он приносит какую-то мелочь, за которую получает желаемое. В прошлый раз он принёс мне тюбик шампуня, и я честно отдал ему четверть пачки. И если Крыс не помнит, на чём мы сторговались – это его проблемы, не мои.</text:p>
      <text:p text:style-name="P3"/>
      <text:p text:style-name="P61"><text:span text:style-name="Default_20_Paragraph_20_Font"><text:span text:style-name="T1">В коридоре было пусто. Крыс, подобно кэрроловскому Белому Кролику, уже испарился в тщательно скрываемой им тропе к общей палате. Радио сонно вещало очередную миротворческую молитву из Ватикана.</text:span></text:span></text:p>
      <text:p text:style-name="P3"/>
      <text:p text:style-name="P18">…шшш…</text:p>
      <text:p text:style-name="P18"/>
      <text:p text:style-name="P61"><text:span text:style-name="Default_20_Paragraph_20_Font"><text:span text:style-name="T43">sanctificetur</text:span></text:span><text:span text:style-name="Default_20_Paragraph_20_Font"><text:span text:style-name="T5"> </text:span></text:span><text:span text:style-name="Default_20_Paragraph_20_Font"><text:span text:style-name="T43">nomen</text:span></text:span><text:span text:style-name="Default_20_Paragraph_20_Font"><text:span text:style-name="T5"> </text:span></text:span><text:span text:style-name="Default_20_Paragraph_20_Font"><text:span text:style-name="T43">tuum</text:span></text:span><text:span text:style-name="Default_20_Paragraph_20_Font"><text:span text:style-name="T5">;</text:span></text:span></text:p>
      <text:p text:style-name="P67">adveniat regnum tuum;</text:p>
      <text:p text:style-name="P67">fiat voluntas tua, sicut in caelo et in terra…</text:p>
      <text:p text:style-name="P67"/>
      <text:p text:style-name="P67">…хрррсссшшш…</text:p>
      <text:p text:style-name="P67"/>
      <text:p text:style-name="P67">ne nuclear bellum. Amen</text:p>
      <text:p text:style-name="P67"/>
      <text:p text:style-name="P67">…шшшссс…</text:p>
      <text:p text:style-name="P67"/>
      <text:p text:style-name="P3">Судья Дредд проводил меня скучающим взглядом. Судя по периодическому скрипу, он скоро опять доконает стул, качаясь на двух ножках. Кому-то из наших будет повод заработать пачку сигарет на ремонте.</text:p>
      <text:p text:style-name="P3"/>
      <text:p text:style-name="P3">Я уже открывал дверь в палату, когда услышал лениво брошенное в спину замечание.</text:p>
      <text:p text:style-name="P3"/>
      <text:p text:style-name="P61"><text:span text:style-name="Default_20_Paragraph_20_Font"><text:span text:style-name="T1">- Дед, собирай шмотки, скоро переезжаешь. На твоё место новенького поселяют. А тебя в соседнюю </text:span></text:span>палату.</text:p>
      <text:p text:style-name="P61"/>
      <text:p text:style-name="P3">Я повернулся.</text:p>
      <text:p text:style-name="P3"/>
      <text:p text:style-name="P3">- Когда переезд?</text:p>
      <text:p text:style-name="P3">- Завтра. Или послезавтра, если чувак в реанимации задержится.</text:p>
      <text:p text:style-name="P3"><text:soft-page-break/>- А почему не новенького в соседнюю? На кой чёрт им я сдался?</text:p>
      <text:p text:style-name="P3"/>
      <text:p text:style-name="P3"><text:s/>Дредд удивлённо бухнулся на все четыре ножки стула.</text:p>
      <text:p text:style-name="P3"/>
      <text:p text:style-name="P1">- Что-то ты не рад переезду, а? Соседняя ж пустая – раздолье! Воздух чище, ночью никто не храпит и не бздит под ухом. Можно у окна койку занять, можно вторую тумбочку придвинуть. Можно дрочить без палева.</text:p>
      <text:p text:style-name="P1"/>
      <text:p text:style-name="P1">Я криво улыбнулся</text:p>
      <text:p text:style-name="P1">- Да я уже как-то к старой палате привык. Оброс социальными связями, завёл хозяйство. Паука, вот, под кроватью приручил. Не хотелось бы на новом месте начинать всё заново, с нуля.</text:p>
      <text:p text:style-name="P1"/>
      <text:p text:style-name="P1">Дредд пожал плечами.</text:p>
      <text:p text:style-name="P1">- Ну, не знаю, мне, в общем-то, пофиг, где ты лежишь. Вроде, за тебя попросили <text:span text:style-name="T48">твои</text:span> яйцеголовые <text:span text:style-name="T48">коллеги </text:span>– за прошлые заслуги. Если хочешь, я передам главному, что ты против.</text:p>
      <text:p text:style-name="P1">- Передай, если не тяжело. Новенькому всё равно, куда ложиться, а мне – нет.</text:p>
      <text:p text:style-name="P3"/>
      <text:p text:style-name="P3">Только плотно закрыв за собой дверь, я позволил себе перевести дух. В нормальном случае переезд в полупустую палату из переполненой таки считается огромной удачей, при которой положено танцевать.</text:p>
      <text:p text:style-name="P61"><text:span text:style-name="Default_20_Paragraph_20_Font"><text:span text:style-name="T1">Но в новой палате не будет Терминатора с его бесценной уткой. А снова глотать галоперидол и становиться овощем не входит в мои планы. Нет, не из-за утери памяти – от этого добра я, как раз, согласен избавиться. В Чертогах Разума нет никого, кто желал бы помнить об </text:span></text:span><text:span text:style-name="Default_20_Paragraph_20_Font"><text:span text:style-name="T48">у</text:span></text:span><text:span text:style-name="Default_20_Paragraph_20_Font"><text:span text:style-name="T16">роках</text:span></text:span><text:span text:style-name="Default_20_Paragraph_20_Font"><text:span text:style-name="T1">. Собственно, все, кто живёт тут, попали сюда именно из-за них. И я, помня о них, могу оставаться в здравом уме только потому, что был первым </text:span></text:span><text:span text:style-name="Default_20_Paragraph_20_Font"><text:span text:style-name="T48">у</text:span></text:span><text:span text:style-name="Default_20_Paragraph_20_Font"><text:span text:style-name="T1">чителем и мне досталось меньше, чем остальным. После меня развлечения Хэвэн стали более жестокими.</text:span></text:span></text:p>
      <text:p text:style-name="P61"><text:span text:style-name="Default_20_Paragraph_20_Font"><text:span text:style-name="T1"/></text:span></text:p>
      <text:p text:style-name="P3">Так что нет, не за память я пекусь. Просто приём нейролептиков напрочь отключает не только память, но и сновидения – я проверял.</text:p>
      <text:p text:style-name="P3"/>
      <text:p text:style-name="P3">А мне нравятся сны.</text:p>
      <text:p text:style-name="P1"/>
      <text:p text:style-name="P2">***</text:p>
      <text:p text:style-name="P3"/>
      <text:p text:style-name="P61"><text:span text:style-name="Default_20_Paragraph_20_Font"><text:span text:style-name="T1">Речушка, вдоль которой мы шли всё это время, срывается с обрыва стремительным водопадом и рассыпается в радужное облако на полпути к земле. Далеко внизу она вновь собирается в водный поток и величаво начинает свой путь по великому каньону. Вдали из леса одиноко торчит серый пик — мой пункт назначения, если верить Джет. Я кручу головой туда-обратно. Обрыв уходит за горизонт по обе стороны реки. Спуск без опыта скалолазанья и альпинистского снаряжения — верная смерть. Я </text:span></text:span><text:soft-page-break/><text:span text:style-name="Default_20_Paragraph_20_Font"><text:span text:style-name="T1">оборачиваюсь назад. Зелёное море верхушек сосен простирается до самой голубой дымки, где земля сливается с небом. Идеально прямую линию нарушает лишь пик скалы, с которой мы с Джет сверзились </text:span></text:span><text:span text:style-name="Default_20_Paragraph_20_Font"><text:span text:style-name="T16">неделю</text:span></text:span><text:span text:style-name="Default_20_Paragraph_20_Font"><text:span text:style-name="T1"> назад. Дым от привала преследователей не виден уже последние два дня. </text:span></text:span></text:p>
      <text:p text:style-name="P61"><text:span text:style-name="Default_20_Paragraph_20_Font"><text:span text:style-name="T1">Я спускаюсь вниз и спрыгиваю с нижней ветки на землю.</text:span></text:span></text:p>
      <text:p text:style-name="P3"/>
      <text:p text:style-name="P3">- Таки оторвались. Но обрыв мы не обойдём — он простирается в обе стороны, сколько видит глаз. Надо думать, как спуститься.</text:p>
      <text:p text:style-name="P3"/>
      <text:p text:style-name="P61"><text:span text:style-name="Default_20_Paragraph_20_Font"><text:span text:style-name="T1">Джет виновато смотрит на меня. Вот глупая пегаска! Она </text:span></text:span><text:span text:style-name="Default_20_Paragraph_20_Font"><text:span text:style-name="T13">считает себя обязанной разведывать обстановку с высоты. Каждый раз, когда я карабкаюсь на дерево, она прячется в кусты от стыда</text:span></text:span><text:span text:style-name="Default_20_Paragraph_20_Font"><text:span text:style-name="T1">. Сломанное крыло для неё не аргумент невиновности! Я уже задолбался ей объяснять, что она не права. Джет только сопит и кутается с головой в одеяло, которое таскает с тех пор, как мы сбежали от твердолобов. И вытащить её наружу в такие моменты просто невозможно.</text:span></text:span></text:p>
      <text:p text:style-name="P3"/>
      <text:p text:style-name="P3">- Каша будет готова через пять минут.</text:p>
      <text:p text:style-name="P3"/>
      <text:p text:style-name="P3">Словно бы в заглаживание вины своей немощности, Джет взяла готовку пищи на себя.</text:p>
      <text:p text:style-name="P3"/>
      <text:p text:style-name="P3">И хотя гороховая каша и гороховый же суп уже вызывают омерзение, без уворованного у твердолобов мешка гороха вам с пегаской уже пришлось бы перейти на подножный корм. И если Джет ещё может перебиться травой, то тебе, Хуман, пришлось бы жевать кору и шишки. И не сомневайся, через пяток дней подобного меню ты стал бы с гастрономическим интересом посматривать на соседку!</text:p>
      <text:p text:style-name="P3"/>
      <text:p text:style-name="P3">Джет сидит у костра напротив меня и молча жуёт кашу.</text:p>
      <text:p text:style-name="P3">- Ты теперь до старости будешь его носить? - указываю я на одеяло.</text:p>
      <text:p text:style-name="P3">Пегаска только сильнее кутается в него. Кажется, она дрожит.</text:p>
      <text:p text:style-name="P3">- Тебе холодно? Брось, у костра же жарко? Давай я на тебя куртку накину?</text:p>
      <text:p text:style-name="P3">Джет молча отодвигается от меня подальше и всё так же кутается в одеяло. За прошедшие дни оно порядком испачкалось и сбоку на нём красуется тёмное жирное пятно.</text:p>
      <text:p text:style-name="P3"/>
      <text:p text:style-name="P3">Ладно же, мне эти странности уже осточертели!</text:p>
      <text:p text:style-name="P61"><text:span text:style-name="Default_20_Paragraph_20_Font"><text:span text:style-name="T1">Я недоумённо пожимаю плечами, залажу в укромное гнёздышко в гуще орешника и стараюсь заснуть. Сегодня с дерева я заметил далеко внизу, в долине, скалу, к подножию которой </text:span></text:span><text:span text:style-name="Default_20_Paragraph_20_Font"><text:span text:style-name="T16">меня тянет с самого начала моего пребывания в мире разумных эквиноидов</text:span></text:span><text:span text:style-name="Default_20_Paragraph_20_Font"><text:span text:style-name="T1">. Она выглядит именно так, как в видении – две одинокие вершины угольного цвета, и между ними вершина поменьше. Если придумать, как спуститься с отвесного обрыва в километр высотой, то за пару дней марш-броска можно выйти к её подножью. И это таки надо сделать, потому что даже паршивый горох заканчивается!</text:span></text:span></text:p>
      <text:p text:style-name="P3"/>
      <text:p text:style-name="P3"><text:soft-page-break/>Едва слышится шорох сзади. Сначала чуть заметно коснувшись, Джет медленно прижимается ко мне всей спиной. Она сильно дрожит.</text:p>
      <text:p text:style-name="P3">Так мы согреваем друг-друга с тех пор, как сбежали от твердолобов – ночи стали заметно свежее.</text:p>
      <text:p text:style-name="P3">Но сейчас я отвергаю негласный договор. Это и раздражение на скрытность пегаски, и…</text:p>
      <text:p text:style-name="P3">Запах! Опять он! Уже несколько дней я ощущаю этот беспокоящий ноздри и сознание дух. До сих пор я, во имя дружбы, старался не замечать его. Но сегодня он стал совсем невыносимым. Какого чёрта?!</text:p>
      <text:p text:style-name="P3"/>
      <text:p text:style-name="P3">- Джет, блин, у нас речка в двух шагах! Я понимаю, холодно, но нельзя ли помыться? Реально трудно находиться рядом с тобой…</text:p>
      <text:p text:style-name="P3"/>
      <text:p text:style-name="P3">Так же беззвучно, как возникло, касание пропадает. Пропадает и запах…</text:p>
      <text:p text:style-name="P3">Я закрываю глаза.</text:p>
      <text:p text:style-name="P3"/>
      <text:p text:style-name="P3">Просыпаюсь от холода. Щупаю рукой сзади себя. Наконец поворачиваюсь.</text:p>
      <text:p text:style-name="P3">Никого.</text:p>
      <text:p text:style-name="P3"/>
      <text:p text:style-name="P3">Поздравляю, Хум, ты – неотёсаная дубина! Нагрубить пегаске, что спасла твою жизнь и неоднократно заступалась за тебя, может только такой феерический долбень, как ты! И будь уверен, красавчик, ты даже не представляешь, как пахнешь сам после недели похождений по лесу без смены одежды. И исправить положение ты можешь только тем, что <text:s/>сейчас пойдёшь и извинишься перед Джет!</text:p>
      <text:p text:style-name="P3"/>
      <text:p text:style-name="P3">…Полянка перед орешником пуста. Едва дымятся угли погасшего костра. В лунном свете цепочка отпечатков копыт в песке ведёт к реке.</text:p>
      <text:p text:style-name="P3">Я иду следом. Вот отпечатки теряются в воде, вот, чуть ниже по течению следы снова выходят на берег и песок усеян влажными пятнами – Джет отряхивалась от воды здесь. Несколько перьев сверкают каплями росы на песке. А рядом с ними лежит…</text:p>
      <text:p text:style-name="P3">…</text:p>
      <text:p text:style-name="P3">Ох, факнщит!!! М-м-мамочка…</text:p>
      <text:p text:style-name="P3">…</text:p>
      <text:p text:style-name="P61"><text:span text:style-name="Default_20_Paragraph_20_Font"><text:span text:style-name="T1">Меня выворачивает наизнанку. Я падаю на колени и неистово блюю </text:span></text:span>в воду. <text:span text:style-name="Default_20_Paragraph_20_Font"><text:span text:style-name="T1">Течение уносит мой ужин к водопаду.</text:span></text:span></text:p>
      <text:p text:style-name="P61"><text:span text:style-name="Default_20_Paragraph_20_Font"><text:span text:style-name="T1"/></text:span></text:p>
      <text:p text:style-name="P3">Рядом со мной на песке лежит часть крыла. Парочка опарышей ещё ползают по голубоватым перьям. Обломок кости белеет в лунном свете.</text:p>
      <text:p text:style-name="P3">Проклятье! Какой же я долбень! Грёбаный близорукий эгоистичный долбень!</text:p>
      <text:p text:style-name="P3"/>
      <text:p text:style-name="P3"><text:soft-page-break/>Я срываюсь с места и бегу вдоль реки по следам. Всё ближе гул водопада. Нога подскальзывается на сером одеяле, брошеном у воды. Мне кажется, или я действительно замечаю сквозь поредевшие деревья фигурку Джет?</text:p>
      <text:p text:style-name="P3"/>
      <text:p text:style-name="P3">Я ускоряюсь.</text:p>
      <text:p text:style-name="P3"/>
      <text:p text:style-name="P3">Пегаска, понурив голову, бредёт к скальному выступу, нависающему над каньоном. Чуть подумав, она делает шаг в бездну.</text:p>
      <text:p text:style-name="P3">В последнем рывке я совершаю вратарский прыжок и хватаю пегаску за задние ноги. Дыхание перехватывает от удара животом и грудью о камни.</text:p>
      <text:p text:style-name="P3">Пегаска оборачивается. Её передняя нога застывает над пропастью.</text:p>
      <text:p text:style-name="P3"/>
      <text:p text:style-name="P3">- Джет, не дури, - хрипло прошу я осипшим от волнения голосом. - Я ступил. Я все эти дни тупил. Прости.</text:p>
      <text:p text:style-name="P3">- Хум, отпусти, - тихо отвечает она. - Ты прав, от меня действительно воняет. Я гнию заживо. И лучше закончить так, чем протянуть ещё несколько дней и сдохнуть от гангрены.</text:p>
      <text:p text:style-name="P3">Пегаска поворачивается навстречу пропасти.</text:p>
      <text:p text:style-name="P3"/>
      <text:p text:style-name="P3">- Пегас должен летать. Это всё, что у него есть. Я хочу совершить свой последний полёт. Извини, Хум, я больше не могу быть полезна тебе. Тебе нужен новый друг. Я хочу улететь.</text:p>
      <text:p text:style-name="P3">- Нет! Пожалуйста!!! Я вылечу тебя! Я… Я прижгу рану!</text:p>
      <text:p text:style-name="P3"/>
      <text:p text:style-name="P3">Сквозь рыдания я выкрикиваю какие-то сумасбродные идеи, пока пегаска молча стоит над бездной.</text:p>
      <text:p text:style-name="P3">Наконец она усмехается.</text:p>
      <text:p text:style-name="P3"/>
      <text:p text:style-name="P3">- Тебе придётся поджарить половину меня, чтоб выжечь заражение – оно давно перешло с крыла ниже по вене. Агамемнон скажет тебе спасибо за приготовленый обед, ха-ха!.. Я пыталась сохранить крыло любой ценой: <text:s/>для пегасов жизнь – это полёт. А потом стало слишком поздно…</text:p>
      <text:p text:style-name="P3"/>
      <text:p text:style-name="P3">Пегаска вздыхает.</text:p>
      <text:p text:style-name="P3">- Хум, мне очень жаль, что ты стал свидетелем всего этого. Я надеялась всё успеть, пока ты спишь, но слишком задержалась, вспоминая свою прошлую жизнь и наши последние дни вместе. Извини.</text:p>
      <text:p text:style-name="P3"/>
      <text:p text:style-name="P61"><text:span text:style-name="Default_20_Paragraph_20_Font"><text:span text:style-name="T1">Я не верю своим ушам. Пегаска просит прощения у меня за то, что доставила мне неудобства своим видом и намерениями?! </text:span></text:span>Чокнутые, чокнутые пони… Милые, милые пони...</text:p>
      <text:p text:style-name="P61"/>
      <text:p text:style-name="P3"><text:soft-page-break/>Очень осторожно, словно бы извиняясь, Джет высвобождает сначала одну ногу из моего захвата. Потом вторую. Я тупо смотрю на свои пустые ладони.</text:p>
      <text:p text:style-name="P3"/>
      <text:p text:style-name="P3">- Ты был хорошим другом. Прощай.</text:p>
      <text:p text:style-name="P3"/>
      <text:p text:style-name="P3">- Просто удивительно, как пони умеют запускать пустяковые проблемы! И когда маленькая проблема маленького пони вырастает в большую, подобно навозному шару жука-скарабея, он согласен даже прыгнуть с обрыва, только чтобы не решать её. <text:s/>Сонду считает, не очень умное решение…</text:p>
      <text:p text:style-name="P3"/>
      <text:p text:style-name="P3">Мы оборачиваемся на голос. В свете первых лучей солнца на нас смотрит зебра.</text:p>
      <text:p text:style-name="P3"/>
      <text:h text:style-name="P87" text:outline-level="2">Глава 3</text:h>
      <text:p text:style-name="P2"/>
      <text:p text:style-name="P29">Безвременье тьмы, безмолвие камня, бессмыслие скуки - мои спутники в вечном заточении. К ним привыкаешь за первую тысячу лет.</text:p>
      <text:p text:style-name="P28">Невозможно привыкнуть к абсолютному холоду одиночества.</text:p>
      <text:p text:style-name="P3"/>
      <text:p text:style-name="P3">Лысый сверлил меня немигающим взглядом всё время, пока я демонстративно аккуратно собирал узоры из двуцветных кубиков по эталонным картинкам. Алекс ёрзал на краешке стула, стараясь не смотреть в мою сторону. Руки его тряслись, то и дело роняя карточки с картинками на пол.</text:p>
      <text:p text:style-name="P3"/>
      <text:p text:style-name="P3">- Вы сами видите… - обратился Лысый к Алексу. - Я бы его за периметр не выпускал. Во избежание... <text:s/>Вам решать, разумеется.</text:p>
      <text:p text:style-name="P3">- Достаточно, - обратился Лысый уже ко мне. - Твой сослуживец хочет поговорить с тобой. Помнишь его? Я вас оставлю ненадолго. Если что – я за дверью. Не чуди.</text:p>
      <text:p text:style-name="P3"/>
      <text:p text:style-name="P3">Лысый грузно поднялся. Скрипнула дверь и мы остались один на один.</text:p>
      <text:p text:style-name="P3"/>
      <text:p text:style-name="P3">- П-привет, Дедлайн - пробормотал Алекс.</text:p>
      <text:p text:style-name="P3">- Привет, сослуживец, - криво усмехнулся я. Старое командное прозвище в устах моего бывшего босса не вызвало во мне ностальгии.</text:p>
      <text:p text:style-name="P3"/>
      <text:p text:style-name="P3">Алекс на миг встретился со мной взглядом и снова опустил глаза. В переговорной установилось звенящее молчание.</text:p>
      <text:p text:style-name="P3">…</text:p>
      <text:p text:style-name="P3">- Ты же знаешь, у нас не было другого выхода. Извини.</text:p>
      <text:p text:style-name="P3"><text:soft-page-break/>- Да ладно. Мне-то что? Тут неплохо кормят.</text:p>
      <text:p text:style-name="P3">- Парк для прогулок будут увеличивать. Мы присоединили к территории автостоянку и засадили её соснами, - затараторил Алекс. - Там даже дёрн с грибницей положат – можно будет сыроежки собирать после дождя. Уже достраивают расширенную ограду. Я даже могу устроить тебе вылазки в город. За бухлишком там, или ещё чего — только предварительно составь список для сверки. И я попросил, чтобы тебя перевели в свободную палату.</text:p>
      <text:p text:style-name="P3">- А вот этого, как раз, не надо, - прервал я извинения Алекса. - Мне и в текущей неплохо. Говори, зачем позвал? И учти, если пришёл просить меня вернуться — можешь не терять времени. Не вернусь.</text:p>
      <text:p text:style-name="P3"/>
      <text:p text:style-name="P61"><text:span text:style-name="Default_20_Paragraph_20_Font"><text:span text:style-name="T1">Алекс барабанил пальцами по столу, остранённо наблюдая за кружащимися листьями за окном. Тощая кошка выскочила из полуприкрытого подвального окошка и понеслась за одним из них. Ворона, истошно каркая, спикировала на неё с ближайшей берёзы и скрылась серой тенью в глубине парка. </text:span></text:span><text:span text:style-name="Default_20_Paragraph_20_Font"><text:span text:style-name="T13">Облако в виде смешной крылатой лошадки приближалось по небосводу к серым корпусам больницы</text:span></text:span><text:span text:style-name="Default_20_Paragraph_20_Font"><text:span text:style-name="T1">.</text:span></text:span></text:p>
      <text:p text:style-name="P3"/>
      <text:p text:style-name="P61"><text:span text:style-name="Default_20_Paragraph_20_Font"><text:span text:style-name="T1">Наконец Алекс пожал плечами и </text:span></text:span><text:span text:style-name="Default_20_Paragraph_20_Font"><text:span text:style-name="T13">посмотрел мне в глаза</text:span></text:span><text:span text:style-name="Default_20_Paragraph_20_Font"><text:span text:style-name="T1">.</text:span></text:span></text:p>
      <text:p text:style-name="P3">- Дед, у нас проблемы. Хэвэн начала убивать.</text:p>
      <text:p text:style-name="P3"/>
      <text:p text:style-name="P3">Я откинулся на спинку стула и громко похлопал в ладоши.</text:p>
      <text:p text:style-name="P3">- Алекс, поздравляю! Я вас предупреждал, когда выходил из проекта, что этим всё и закончится. Ты же смеялся мне в лицо, когда сажал меня сюда - спасибо, хоть тапочки разрешил захватить. И четыре <text:s/>палаты пускающих слюни овощей вас ничему не научили. Но хоть теперь, после появления трупов, вы признали то, про что я говорил тебе ещё два года назад: мы в жопе. Нет, <text:s/>не так. МЫ В ЖОП-П-ПЕ! Весь проект в жопе. Его давно пора закрыть. Нет, серьёзно, я рад за тебя. Лучше поздно, чем никогда.</text:p>
      <text:p text:style-name="P3"/>
      <text:p text:style-name="P3">Мой бывший прожект-менеджер досадливо сморщился и откинулся на спинку стула.</text:p>
      <text:p text:style-name="P3">- Ты не так меня понял. Мы не можем прикрыть проект. Никто нам не даст. Особенно сейчас, когда у оппонентов на подходе аналогичные комплексы. Нам нужна твоя помощь в корректировке Хэвэн…</text:p>
      <text:p text:style-name="P3"/>
      <text:p text:style-name="P3">… Алекс терпеливо подождал, пока я прекращу ржать.</text:p>
      <text:p text:style-name="P3"/>
      <text:p text:style-name="P3">- Успокоился? Нет, погоди, ты опять не так понял. Никто не собирается тебя кидать в пасть Хэвэн. Что ж мы, звери какие-то? Всё, что от тебя требуется – пара советов. Нам нужны твои знания, Дед. Набор инструкций, как уцелеть во время урока. Как вернуться. В здравом уме и твёрдой памяти. Карта прохождения ловушек —<text:span text:style-name="T48"> ведь большинство из них т</text:span>ы придумывал вместе с ней. Ты ведь единственный, кто после общения с Хэвэн сохранил и память, и разум. Ты должен знать, как понравиться ей. Ведь она благоволит к тебе. Удивлён? Я не говорил тебе этого. Каждый раз, когда она встречает нового учителя, она спрашивает, где ты? Два года прошло, а она тебя не забыла. Мы читаем это в логах уроков.</text:p>
      <text:p text:style-name="P3">Дед, всего пару советов, и ты спасешь кучу людей.</text:p>
      <text:p text:style-name="P3"/>
      <text:p text:style-name="P3"><text:soft-page-break/>Я покачал головой.</text:p>
      <text:p text:style-name="P3">- Нет. И не надейся. Я уж было подумал, на тебя нашло просветление. Раскатал губу. Ты вместо того, чтоб закрыть проект, пришёл просить меня дать ему новую жизнь. Не дождётесь. Хером вам всем поперёк морды.</text:p>
      <text:p text:style-name="P3"/>
      <text:p text:style-name="P3">Алекс долго молчал.</text:p>
      <text:p text:style-name="P3">Барабанная дробь пальцев слилась в монотонное гудение. Кошка во дворе нырнула обратно в подвал, неся в зубах добычу. Небесная лошадка-облако умчалась по своим делам, роняя космы перьев по всему небосводу. <text:s/>По-моему, она была столь рассеянной, что по дороге даже потеряла крыло.</text:p>
      <text:p text:style-name="P3"/>
      <text:p text:style-name="P3">- Ты же понимаешь, что все последующие трупы будут висеть на тебе? - наконец произнёс мой бывший босс. - Проект всё равно продолжится. Уроки будут проходить несмотря ни на что и люди…</text:p>
      <text:p text:style-name="P3">- Довольно с меня этого дерьма! - прервал я его. - Если раньше у меня и были какие-то сомнения, то теперь они развеялись. Алекс, ты – конченый ублюдок! Нашёл чем меня шантажировать. Вы накачиваете говнопатриотизмом этих несчастных, посылаете их на страшную смерть и обвиняете в этом меня? Ты, небось, думаешь, что я весь из себя такой добренький, сейчас расплачусь и подпишусь на всё говно, что вы там придумали?! Да пошли вы нахуй трижды! Мне насрать!!!</text:p>
      <text:p text:style-name="P3"/>
      <text:p text:style-name="P3">Я сжал кулаки и встал. Дверь отворилась и заглянул Лысый. Алекс отрицательно мотнул ему головой.</text:p>
      <text:p text:style-name="P3">- Всё в порядке. Мы общаемся.</text:p>
      <text:p text:style-name="P3"/>
      <text:p text:style-name="P3">Дверь закрылась. Я сел и отвернулся к окну.</text:p>
      <text:p text:style-name="P3"/>
      <text:p text:style-name="P3">- Ты не дал мне договорить, - тихо продолжил мой бывший босс. - Твоя помощь будет хорошо оценена. Дед, я не могу обеспечить тебе полную свободу, но мне по силам улучшить твои условия в разы. Брюс дал мне карт-бланш на миллионы. Ты можешь жить в уютном шато на берегу озера, окружённом лесом и горами. С интернетом, вежливой прислугой и ручными оленями в парке. У тебя будет пожизненое обеспечение и признание коллег. И выполнение всех желаний. Ну, ты понимаешь… Девочки, травка, побрякушки… В разумных пределах, разумеется.</text:p>
      <text:p text:style-name="P3"/>
      <text:p text:style-name="P3">Пробормотав скороговоркой заученный текст, Алекс замолк и вытер лоб. Я с удивлением смотрел на человека, которого, как мне казалось, неплохо знал раньше. Чужая душа – потёмки. Тот, которого я знал, не смог бы нырнуть так глубоко.</text:p>
      <text:p text:style-name="P3"/>
      <text:p text:style-name="P3">- В разумных пределах, говоришь?</text:p>
      <text:p text:style-name="P3">- В разумных.</text:p>
      <text:p text:style-name="P3">- А забор будет?</text:p>
      <text:p text:style-name="P3"><text:soft-page-break/>- Да. Забор убрать не проси. Это невозможно, Дед. Это за пределами разумного. Брюс никогда в жизни такое не подпишет. Будет и забор, и вооружённая охрана. Сам понимаешь. Но, учитывая текущую ситуацию <text:span text:style-name="T48">забор</text:span> нужен, скорее, для твоей <text:span text:style-name="T48">же </text:span>защиты, чем...</text:p>
      <text:p text:style-name="P18"/>
      <text:p text:style-name="P3">- Понятно.</text:p>
      <text:p text:style-name="P3"/>
      <text:p text:style-name="P52">Я решил схитрить. Просто из интереса. Кроме него, больше ловить тут было нечего. <text:span text:style-name="T48">Тот Алекс, которого я когда-то знал, давно умер. А, может, никогда и не рождался.</text:span></text:p>
      <text:p text:style-name="P16"/>
      <text:p text:style-name="P52">- Хорошо, Алекс, ты меня почти убедил. Я практически готов согласиться. Олени, девочки, признание – с детства мечтал, <text:span text:style-name="T48">как только ходить научился</text:span>. Но услуга за услугу. Один вопрос. Зачем вам всё это? Ни в жизни не поверю, что вам не начхать на учителей. Особенно если учесть, что выживших вы держите в дурке, <text:span text:style-name="T48">в таких </text:span>вот <text:span text:style-name="T48">условиях</text:span> - я обвёл рукой вокруг. - Почему они важны для вас? Настолько важны, что тебя даже заставили приехать ко мне на уговоры и изображать из себя старого друга?</text:p>
      <text:p text:style-name="P52"/>
      <text:p text:style-name="P52">Алекс удобнее уселся на стуле. По расслабленному выражению лица было видно, что самую неприятную часть разговора он считает пройденной. Благодушно улыбнувшись, он предложил мне жвачку. Я отказался.</text:p>
      <text:p text:style-name="P52"/>
      <text:p text:style-name="P52">- Дед, вот ты зря корчишь из себя такого прожжёного циника. Я-то знаю, что ты не такой. <text:span text:style-name="T48">Да не хмурься,</text:span><text:span text:style-name="T63"> </text:span>знаю. А ты знаешь, что я знаю. Мы оба ломаем комедию и она нам порядком поднадоела, верно? В глубине души ведь ты по-прежнему с нами. И ты отлично понимаешь, что мы нормальные, порядком уставшие работники «Дайсона». Мы не можем разбрасываться людьми — у нас лимиты! И, чтоб ты знал, сейчас подготовить одного учителя — ну, чтобы Хэвэн не срезала его в первые же пять минут — стоит примерно как истребитель шестого поколения. Последняя версия нейроинтерфейса стоит дороже нашего офиса, а их нужно заказывать отдельно под каждого новичка — это штучная работа. Не говоря уже о времени, которого у нас просто нет. А теперь представь себя на моём месте. С начала месяца не вернулись уже трое! Помимо компенсаций семьям, надо найти новых, подготовить оборудование, выбить для них обучающие часы у ракетчиков — а они в последнее время не охотно делятся своим <text:span text:style-name="T63">CRONOS</text:span>, — и, самое главное, выдумать правдоподобную причину перед старцами, почему нам нужно финансирование на очередного оператора. Другой бы давно плюнул на такую работу! Одна нервотрёпка за небольшие — да, представь себе, сравнительно небольшие — деньги! Но если не мы — то кто? Кто защитит страну? Военные? Не смеши меня, если дело дойдёт до горячей фазы — мы все трупы максимум за пару недель. Сражаться надо на экономическом фронте, только тут у нас есть небольшой шанс. Странно, что я должен говорить тебе это, как какому-то новичку. Ты сам проговаривал это десятки раз новобранцам...</text:p>
      <text:p text:style-name="P52"/>
      <text:p text:style-name="P52">Алекс вытер платком пот.</text:p>
      <text:p text:style-name="P52"/>
      <text:p text:style-name="P52">- И, да, что бы ты ни говорил там, я по-прежнему считаю тебя своим другом. Знаешь, мне почему-то кажется, что старые добрые времена ещё наступят. Ты вернёшься в «Дайсон», и мы снова будем <text:soft-page-break/>собираться за чашечкой кофе на крыше башни Оникс. Блин, нашим ТАК тебя не хватает! Особенно Стелле. Ты для нас по-прежнему Дедлайн - душа проекта!</text:p>
      <text:p text:style-name="P52">- Ну да, ну да, - подыграл я ему в тон, - поставишь монитор на табуретку и я по видеочату из психушки буду травить тупые анекдоты, как в старые добрые времена. Вы даже и не ощутите разницы. Особенно Брюс – тот меня и раньше не всегда замечал.</text:p>
      <text:p text:style-name="P52">- Дед, - мягко остановил меня Алекс. - Не надо. Не даешь мне помечтать, жестокий человек…</text:p>
      <text:p text:style-name="P52"/>
      <text:p text:style-name="P52">Выплюнув жвачку в салфетку и аккуратно препроводив бумажный шарик в ведро, Алекс печально развёл руками.</text:p>
      <text:p text:style-name="P52"/>
      <text:p text:style-name="P52">- Хотя меня не уведомляют о высших целях «Дайсона», все мы прекрасно знаем, для чего нам платят деньги. Не открою тебе тайны, если скажу, что мы ведём войну. Войну незримую и неосязаемую, но от того не менее жестокую. Ты и сам это знал с тех пор, как Хэвэн – тогда она ещё была Нэшем – вместо экономической теории начали обучать искусству ведения войны.</text:p>
      <text:p text:style-name="P3">- Разумеется, знал, <text:span text:style-name="T77">–</text:span> отдался воспоминаниям и я. <text:span text:style-name="T77">–</text:span> Это ж от идеи, что партнёра по бизнесу можно уничтожить физически, у Нэша поехала крыша.</text:p>
      <text:p text:style-name="P3">- Да, помню, <text:span text:style-name="T77">–</text:span> подхватил Алекс. <text:span text:style-name="T77">–</text:span> Тебе тогда пришлось в авральном порядке утешать нашего кибернетического младенца и ты, сам того не желая, стал его первым учителем. Это накладывает обязательства, Дедлайн. Ты теперь для Хэвэн как отец. Она – твоё детище. Как ты можешь желать ей смерти?</text:p>
      <text:p text:style-name="P3">- Опять идём по кругу, - нахмурился я. - Надоело. На меня эти сопли не действуют. Хэвэн – свихнувшийся кибермозг. Я это точно знаю, потому что помню наши с ней уроки. Она НЕ вылечилась, она всего лишь затаилась – как уходит в себя маленький ребёнок в неблагополучной семье. Идеология войны не подходит для искусственного интеллекта, до того восемь лет изучавшего экономику. Она потенциально опасна. То есть, была потенциально – до первых смертей. Теперь уже и реально. Выключите её, пока она не натворила большей беды. Просто выключите её, мать вашу!</text:p>
      <text:p text:style-name="P3"/>
      <text:p text:style-name="P3">Алекс скучающе завёл глаза.</text:p>
      <text:p text:style-name="P3">- И ты опять за своё… Если мы выключим Хэвэн – жертв в конечном итоге будет на порядки больше. Потому что это наш единственный кибермозг с восьмилетним экономическим опытом и трёхлетним – стратегическим. Ничего лучшего у нас нет. У ракетчиков всё очень печально – то, что они гордо называют “Стратегический ИИ <text:span text:style-name="T64">CRONOS</text:span>”, годится разве что для улучшенного автопилота штурмового дрона. Не говоря уже о том, что мы не сражаемся вгорячую.</text:p>
      <text:p text:style-name="P3"/>
      <text:p text:style-name="P3">Алекс посмотрел на часы, нахмурился и продолжил.</text:p>
      <text:p text:style-name="P61"><text:span text:style-name="Default_20_Paragraph_20_Font"><text:span text:style-name="T1">- И, надеюсь, не будем. Потому что горячая война означает конец. Всем и навсегда. Кибермозг оппонентов на шесть лет старше нашего </text:span></text:span><text:span text:style-name="Default_20_Paragraph_20_Font"><text:span text:style-name="T63">CRONOS</text:span></text:span><text:span text:style-name="Default_20_Paragraph_20_Font"><text:span text:style-name="T1"> – недостижимое преимущество в теперешних реалиях. К счастью, <text:s/>их </text:span></text:span><text:span text:style-name="Default_20_Paragraph_20_Font"><text:span text:style-name="T77">CAESAR, </text:span></text:span><text:span text:style-name="Default_20_Paragraph_20_Font"><text:span text:style-name="T16">как и </text:span></text:span><text:span text:style-name="Default_20_Paragraph_20_Font"><text:span text:style-name="T52">наш </text:span></text:span><text:span text:style-name="Default_20_Paragraph_20_Font"><text:span text:style-name="T64">CRONOS</text:span></text:span><text:span text:style-name="Default_20_Paragraph_20_Font"><text:span text:style-name="T1"> обучался, в основном, военной стратегии, а не экономике. Сейчас, пока формально соблюдается мир, его умения не имеют ценности. И потому познания Хэвэн в экономике бесценны – экономический аспект войны сейчас в сотни, в тысячи раз </text:span></text:span><text:soft-page-break/><text:span text:style-name="Default_20_Paragraph_20_Font"><text:span text:style-name="T1">более важен, чем всё остальное, вместе взятое. А ты стал в позу и называешь нас ублюдками. Одеть белое пальто легче всего!</text:span></text:span></text:p>
      <text:p text:style-name="P3"/>
      <text:p text:style-name="P3">- Ну-ну. Ты очень убедительно рассказываешь, я проникся. Но ты так и не ответил на мой вопрос, почему вам так важны учителя, - напомнил я ему. Разговор начал мне надоедать. - И не рассказывай мне мульку про лимиты. Нет у вас лимитов. Мне ли не знать?</text:p>
      <text:p text:style-name="P3"/>
      <text:p text:style-name="P3">Мой бывший босс всё понял. Всё же проницательности ему было не занимать. Он бросил на меня злой взгляд, но тем не менее, <text:span text:style-name="T48">продолжил</text:span>.</text:p>
      <text:p text:style-name="P3"/>
      <text:p text:style-name="P3">- Есть мнение, - процедил он сквозь зубы, - что Хэвэн трансформирует учителей в нечто, позволяющее ей лучше изучать реальность. Все эти, как ты их называешь, овощи, как-то с ней связаны и продолжают обучать Хэвэн даже в таком состоянии. И то, что она стала убивать, означает одно – она больше не хочет познавать окружающий мир. Нужно разобраться, почему и скорректировать поведение Хэвэн. Без обучения её скоро превзойдут конкурирующие кибермозги оппонентов. И тогда нам конец.</text:p>
      <text:p text:style-name="P3"/>
      <text:p text:style-name="P3">- Бу-га-га! Так вот почему вы держите нас под присмотром автоматчиков, – рассмеялся я, - а я-то думал, вы боитесь, что мы сбежим на волю и растрезвоним про ваши весёлые опыты газетчикам! Что ж, приятно думать, что вы считаете нас не обычными овощами, а овощами-супермутантами, бггг!</text:p>
      <text:p text:style-name="P3"/>
      <text:p text:style-name="P3">Я оборвал смех.</text:p>
      <text:p text:style-name="P3">- Самое страшное – вы даже не понимаете, насколько вы аморальны. Вы держите в тюрьме невинных людей. Изломанных вашим грёбаным проектом полумёртвых людей. И то, что мой бывший друг стал грёбаным бессовестным мудаком, меня пугает. Это реально страшно.</text:p>
      <text:p text:style-name="P3"/>
      <text:p text:style-name="P3">- Ладно, я уже вижу, что теряю время, - тяжело поднялся Алекс. - Очень жаль. Если ты передумаешь, просто сообщи <text:span text:style-name="T48">персоналу</text:span>, что хочешь позвонить мне. Тебя соединят в любое время. Да, чуть было не забыл!</text:p>
      <text:p text:style-name="P3"/>
      <text:p text:style-name="P3">Босс вытащил из внутреннего кармана пиджака бутылку «Джентльмен Джека» и поставил передо мной.</text:p>
      <text:p text:style-name="P3"/>
      <text:p text:style-name="P3">- Мне действительно не хватает старых добрых времён. Что бы ты там себе ни думал.</text:p>
      <text:p text:style-name="P3"/>
      <text:p text:style-name="P3">Алекс пошёл к выходу. У двери он замялся и вдруг обернулся.</text:p>
      <text:p text:style-name="P3">- А, знаешь, что самое страшное <text:span text:style-name="T48">видится </text:span>с моей стороны? Это то, что ты до сих пор считаешь себя нормальным, - грустно улыбнулся босс. - Человеком. Бывшим членом нашей команды. Мне реально страшно было это видеть. И страшно было строить из себя рубаху-парня — твоего бывшего босса. И нам всем было страшно – остальные наблюдали по интеркому.</text:p>
      <text:p text:style-name="P3"><text:soft-page-break/></text:p>
      <text:p text:style-name="P3">- Что? - я недоумённо уставился на Алекса.</text:p>
      <text:p text:style-name="P3"/>
      <text:p text:style-name="P3">- Дедлайн, ты собираешь узор из шестнадцати кубиков по картинке за пару секунд. При этом ещё успеваешь инвертировать цвета.</text:p>
      <text:p text:style-name="P3"/>
      <text:p text:style-name="P3">Алекс вышел.</text:p>
      <text:p text:style-name="P2"><text:line-break/>***</text:p>
      <text:p text:style-name="P3"/>
      <text:p text:style-name="P3">… Стражница напротив вот уже полчаса молча сверлит меня взглядом.</text:p>
      <text:p text:style-name="P3"/>
      <text:p text:style-name="P3">Нет, это, конечно, забавно, что <text:s/>местные непарнокопытные почему-то неровно дышат к тебе, Хуман, но <text:s/>полчаса не мигая втыкать тебе в темечко — это уже слишком!</text:p>
      <text:p text:style-name="P3"/>
      <text:p text:style-name="P3">Я тайком смотрю на своё отражение в зеркальце, висящем на шее этой мрачной зебры. Нифига, лоб чистый, никаких каракулей не наблюдается.</text:p>
      <text:p text:style-name="P3"/>
      <text:p text:style-name="P3">- А можно..? - наконец, начинаю я.</text:p>
      <text:p text:style-name="P3">- Нельзя, - оборывает зебра. - Зеррика сама выйдет, когда закончит.</text:p>
      <text:p text:style-name="P3"/>
      <text:p text:style-name="P3">Подчёркивая сказанное, стражница перекрывает вход в палатку копьём.</text:p>
      <text:p text:style-name="P3"/>
      <text:p text:style-name="P61"><text:span text:style-name="Default_20_Paragraph_20_Font"><text:span text:style-name="T1">Проклятье на твою голову, Хуман, если ты неделю не замечал, что Джет </text:span></text:span><text:span text:style-name="Default_20_Paragraph_20_Font"><text:span text:style-name="T16">гниёт живьём</text:span></text:span><text:span text:style-name="Default_20_Paragraph_20_Font"><text:span text:style-name="T1">! Если бы ты догадался стянуть с неё это чёртово одеяло! Если бы догадался об источнике тошнотворного запаха! Если бы…</text:span></text:span></text:p>
      <text:p text:style-name="P3"/>
      <text:p text:style-name="P3">Джет до последнего момента казалась мне сделаной из железа — может быть, именно поэтому я не догадывался, что с ней происходит что-то плохое.</text:p>
      <text:p text:style-name="P3">Мне чертовски тревожно за пегаску. Очень хочется быть рядом, когда эта зебринская шаманка кромсает мою подругу, но обстоятельства не на моей стороне. И теперь остаётся только замирать от ужаса при мысли, что я могу её потерять. И остаться один на один с этим неприветливым и опасным миром. Казалось бы, ты знаешь её всего какую-то неделю — но такое ощущение, что вы идёте вместе по пути уже долгие годы. И твоя встреча с ней уже теряется в дымке времени.</text:p>
      <text:p text:style-name="P3"/>
      <text:p text:style-name="P3">Я закрываю глаза, пытаясь вспомнить…</text:p>
      <text:p text:style-name="P3"/>
      <text:p text:style-name="P76"><text:soft-page-break/>~~~</text:p>
      <text:p text:style-name="P3"/>
      <text:p text:style-name="P3">.</text:p>
      <text:p text:style-name="P3">.</text:p>
      <text:p text:style-name="P3">.</text:p>
      <text:p text:style-name="P3">СИЯНИЕ</text:p>
      <text:p text:style-name="P3">.</text:p>
      <text:p text:style-name="P3">Кто я?</text:p>
      <text:p text:style-name="P3">.</text:p>
      <text:p text:style-name="P3">Где я?</text:p>
      <text:p text:style-name="P3">.</text:p>
      <text:p text:style-name="P3">Где все?</text:p>
      <text:p text:style-name="P3">.</text:p>
      <text:p text:style-name="P3">Чувствую прикосновение. Кто-то энергично тормошит меня. Слышу приглушенное бормотание.</text:p>
      <text:p text:style-name="P3">.</text:p>
      <text:p text:style-name="P3">Я открываю глаза и вижу фигуру в голубом.</text:p>
      <text:p text:style-name="P3"/>
      <text:p text:style-name="P3">- Быстро! За мной! - торопливо шепчет мне она.</text:p>
      <text:p text:style-name="P3">Я послушно ползу среди костей и раздавленных черепов за голубой пони… Пони? Какой ещё, к дьяволу, пони?</text:p>
      <text:p text:style-name="P3">- Пегаской! - шипит, оборачиваясь, она. - <text:span text:style-name="T108">Если ты ещё не заметил, у меня крылья!</text:span></text:p>
      <text:p text:style-name="P16"/>
      <text:p text:style-name="P3">Видно, последние слова я произнёс вслух. И, да, теперь я замечаю у поняхи два аккуратно сложенных на спине крыла, одно из них, правда, нарушенной формы. Лёгкие пластинчатые доспехи плотно облегают её грудь и бока.</text:p>
      <text:p text:style-name="P3">Черепа… Кости… Пегаска в броне… Чушь какая-то!</text:p>
      <text:p text:style-name="P3"/>
      <text:p text:style-name="P3">Поняха, тем временем, юрко забилась под камень, в какую-то щель. Я озадаченно застыл перед пещеркой, не решаясь ползти дальше. Через мгновение злая мордаха поньки появилась в проёме, схватила меня зубами за шиворот и затащила внутрь.</text:p>
      <text:p text:style-name="P3"/>
      <text:p text:style-name="P3">- Какого чё…?!!</text:p>
      <text:p text:style-name="P3">- Тс-с-с! - сумасшедшая пегаска <text:s/>прижала одно копыто себе к губам, а вторым заткнула мне рот. - Тише! Он с минуты на минуту появится! И слух у него очень чуткий!</text:p>
      <text:p text:style-name="P3">- Появится кто? - спросил я, потирая ушибленную о каменный свод макушку.</text:p>
      <text:p text:style-name="P3"><text:soft-page-break/></text:p>
      <text:p text:style-name="P3">Ответить поняха не успела. Снаружи послышался ритмичный гул, воздух пришёл в движение, подняв в каменном закутке пыль. Потом полумрак в пещерке ещё более сгустился и скала задрожала под ударом массивного тела о камень. В последовавшем затем приглушенном рокоте я угадал дыхание огромного существа. Мне стало нехорошо.</text:p>
      <text:p text:style-name="P3"/>
      <text:p text:style-name="P3">Я пригнулся к уху поньки и еле слышно прошептал:</text:p>
      <text:p text:style-name="P3">- Кто это?</text:p>
      <text:p text:style-name="P3">- Агамемнон, - так же, едва шевеля губами, прошептала поняха. - Он сегодня голодный - остался без обеда. И у него хороший слух.</text:p>
      <text:p text:style-name="P3"/>
      <text:p text:style-name="P3">Я снова почесал ушибленный лоб.</text:p>
      <text:p text:style-name="P3">- Мне это имя вообще ничего не говорит.</text:p>
      <text:p text:style-name="P3"/>
      <text:p text:style-name="P3">Пегаска критически осмотрела меня.</text:p>
      <text:p text:style-name="P3">- Вроде, разговаривает – значит, разумен. Наверное. И не так уж он сильно макушкой стукнулся, я осторожно тащила, - пегаска потрогала копытом мне лоб, - не, шишка маленькая, сотрясения не должно быть. Может, ему гормонами мозги отшибло?</text:p>
      <text:p text:style-name="P3"/>
      <text:p text:style-name="P3">Пегаска попробовала было потрогать меня в паху, но я с возмущением отбросил её копыто.</text:p>
      <text:p text:style-name="P3"/>
      <text:p text:style-name="P3">- Ты с Луны, что ли, свалился? - наконец, прервала этот хамоватый монолог она. - Не знают Агамемнона тут только жеребята-сосунки. Ну, или ещё те костомахи, мимо которых мы только что ползли. И то, насчёт последних я не уверена.</text:p>
      <text:p text:style-name="P3"/>
      <text:p text:style-name="P3">От беспокойной возни снаружи скала задрожала. Кто-то шумно зевнул и с металлическим скрежетом почесался.</text:p>
      <text:p text:style-name="P3"/>
      <text:p text:style-name="P3">- Так откуда ты? - пытливо спросила поняха.</text:p>
      <text:p text:style-name="P3">- Я… - я задумался. А и правда – откуда? Готов спорить на ящик пепси, ещё пять минут назад, во время встречи с этой чокнутой лошадкой, я помнил. А сейчас – как чистый лист бумаги, хоть тресни.</text:p>
      <text:p text:style-name="P3">Я закрыл глаза и сосредоточился…</text:p>
      <text:p text:style-name="P3">…</text:p>
      <text:p text:style-name="P3">- Не помню.</text:p>
      <text:p text:style-name="P3">- Что? - удивилась поняха. - Не помнишь, где твой дом?</text:p>
      <text:p text:style-name="P3">- Нет.</text:p>
      <text:p text:style-name="P3"><text:soft-page-break/>- А как попал в гнездо Агамемнона — помнишь?</text:p>
      <text:p text:style-name="P3">- Нет.</text:p>
      <text:p text:style-name="P3">- А кто ты — помнишь?</text:p>
      <text:p text:style-name="P3">- Нет.</text:p>
      <text:p text:style-name="P61"><text:span text:style-name="Default_20_Paragraph_20_Font"><text:span text:style-name="T1">- Ну и ну. Ни в жизнь ещё таких чудаков не встречала. - покачала головой пегаска. - Ты не обижайся, но ты <text:s/>мозгами напоминаешь мне годовалого</text:span></text:span><text:span text:style-name="Default_20_Paragraph_20_Font"><text:span text:style-name="T16"> жеребёнка</text:span></text:span><text:span text:style-name="Default_20_Paragraph_20_Font"><text:span text:style-name="T1">. То есть, вообще не </text:span></text:span><text:span text:style-name="Default_20_Paragraph_20_Font"><text:span text:style-name="T16">паришь</text:span></text:span><text:span text:style-name="Default_20_Paragraph_20_Font"><text:span text:style-name="T1"> по жизни. Хотя, на вид, взрослый. Как ты вообще дожил до своих лет, если не знаешь ничего?</text:span></text:span></text:p>
      <text:p text:style-name="P3">- Я помню сияние, - пробормотал я. Мне стало муторно. Я помнил, что такое ящик пепси, что такое ноутбук или картофельные чипсы. Но кто такой я — не помнил абсолютно.</text:p>
      <text:p text:style-name="P3">- Стоп! - подняла копыто к потолку в догадке пегаска. - Я, кажется, дотумкала! Ты — следующий обед Агамемнона. Он, небось, когда схватил тебя, шваркнул когтем по башке, чтоб ты не сильно вырывался. Вот ты и забыл всё. А сияние — наверняка он пытался тебя поджарить своим пламенем в процессе ловли. Тебе повезло, что не зацепил — иначе съел бы на месте, пока ты не испортился на жаре. Агамемнон не любит протухшее.</text:p>
      <text:p text:style-name="P3">- Следующий обед? - я мучительно пытался ухватить логическую нить. - А кто предыдущий?</text:p>
      <text:p text:style-name="P3">- Предыдущий — это я, глупыш, - пегаска похлопала меня копытом по голове. - Иначе с какой радости я бы сидела у него в гнезде? Видишь — это он меня шваркнул.</text:p>
      <text:p text:style-name="P3">Пегаска склонила шею и я увидел огромную шишку с кровоподтёком на затылке поняхи.</text:p>
      <text:p text:style-name="P3">- Только у меня голова крепче твоей. Я-то всё помню, - пегаска ободряюще похлопала меня по плечу. - <text:s/>Ну, если честно, то на мне ещё шлем был, так что не расстраивайся.</text:p>
      <text:p text:style-name="P3"/>
      <text:p text:style-name="P3">Снаружи кто-то оглушительно рыгнул, опять зевнул и, судя по звуку, растянулся на земле, привалившись к камню, под которым сидели мы. Даже тот тусклый свет, что достигал сюда через входной лаз, прекратился. Зато появилась какая-то болотная вонь.</text:p>
      <text:p text:style-name="P3"/>
      <text:p text:style-name="P3">Я прижал к вискам кончики пальцев и зажмурился. Ну не может же быть, чтобы я совсем ничего не помнил. Все эти разрозненые куски знаний с пепси-колой, остовом разбитого форда на пустыре, больничной койкой – должны сложиться в цельную картину. Надо только как следует сосредоточиться…</text:p>
      <text:p text:style-name="P3"/>
      <text:p text:style-name="P3">…</text:p>
      <text:p text:style-name="P3">СИЯНИЕ</text:p>
      <text:p text:style-name="P3">…</text:p>
      <text:p text:style-name="P61"><text:span text:style-name="Default_20_Paragraph_20_Font"><text:span text:style-name="T48">Оно п</text:span></text:span><text:span text:style-name="Default_20_Paragraph_20_Font"><text:span text:style-name="T1">овсюду. </text:span></text:span><text:span text:style-name="Default_20_Paragraph_20_Font"><text:span text:style-name="T4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3">.</text:p>
      <text:p text:style-name="P3">Кто я?</text:p>
      <text:p text:style-name="P3">.</text:p>
      <text:p text:style-name="P3"><text:soft-page-break/>Где я?</text:p>
      <text:p text:style-name="P3">.</text:p>
      <text:p text:style-name="P3">Вижу размытый силуэт. Высокая светлая фигура что-то говорит мне. На заднем фоне, ещё более размытые, силуэты башен и минаретов. Изображение дрожит, башни качаются словно деревья на ветру в розовом мареве. Взгляд блуждает по пейзажу, пытаясь сфокусировать картинку.</text:p>
      <text:p text:style-name="P3">Внезапно фигура как будто наклоняется ко мне и почти выкрикивает фразу. Видение рушится, но фраза впечатывается в память:</text:p>
      <text:p text:style-name="P3">- ИДИ В ДРОГОНШТЕРН!</text:p>
      <text:p text:style-name="P3"/>
      <text:p text:style-name="P3">…</text:p>
      <text:p text:style-name="P3"/>
      <text:p text:style-name="P3">- Я ВСПОМНИЛ! ВСПОМНИЛ! ДРОГОНШТЕРН!!! - я хлопнул себя по лбу. - Мне нужно попасть в Дрогонштерн!</text:p>
      <text:p text:style-name="P3"/>
      <text:p text:style-name="P3">Поняха закатила глаза и стукнулась лбом о камень.</text:p>
      <text:p text:style-name="P61"><text:span text:style-name="Default_20_Paragraph_20_Font"><text:span text:style-name="T1">- </text:span></text:span><text:span text:style-name="Default_20_Paragraph_20_Font"><text:span text:style-name="T14">Я ЖЕ ПРЕДУПРЕЖДАЛА, ПОТИШЕ!!!</text:span></text:span><text:span text:style-name="Default_20_Paragraph_20_Font"><text:span text:style-name="T1"> - заорала в свою очередь понька. - Что за тупой </text:span></text:span><text:span text:style-name="Default_20_Paragraph_20_Font"><text:span text:style-name="T16">жереб</text:span></text:span><text:span text:style-name="Default_20_Paragraph_20_Font"><text:span text:style-name="T1"> попался!</text:span></text:span></text:p>
      <text:p text:style-name="P3"/>
      <text:p text:style-name="P3">Снаружи беспокойно завозились, что-то неразборчиво запыхтели и внезапно валун, под которым мы прятались, вознёсся над нашими головами.</text:p>
      <text:p text:style-name="P3">Поняха бросилась на меня, сбив с ног и закрыв телом и крыльями.</text:p>
      <text:p text:style-name="P3"/>
      <text:p text:style-name="P3">- Агамемнон видит только меня и не знает, что ты тут, - быстро зашептала мне пегаска, кривясь, как будто от боли. - Когда он меня поднимет, какое-то время он не будет видеть земли из-за раскрытых крыльев. За это время ты должен успеть спрятаться под тем скелетом.</text:p>
      <text:p text:style-name="P3">- А как же ты? Он же съест тебя?</text:p>
      <text:p text:style-name="P3">- Не беспокойся, я в последний момент извернусь и улечу. Действуй!</text:p>
      <text:p text:style-name="P3"/>
      <text:p text:style-name="P3">Через накрывшую меня голубую гриву я видел красного дракона величиной с баобаб. Одной лапой он сжимал наш валун. Второй задумчиво почёсывал затылок.</text:p>
      <text:p text:style-name="P3"/>
      <text:p text:style-name="P61"><text:span text:style-name="Default_20_Paragraph_20_Font"><text:span text:style-name="T1">- </text:span></text:span><text:span text:style-name="Default_20_Paragraph_20_Font"><text:span text:style-name="T14">ВИЖУ. СБЕЖАВШИЙ ВЧЕРАШНИЙ ОБЕД. ЕЩЁ НЕ ПРОТУХ. ХОРОШО.</text:span></text:span></text:p>
      <text:p text:style-name="P48"/>
      <text:p text:style-name="P3">- Ну так и жри, пока не скисло! - заорала поняха, повернув к нему голову.</text:p>
      <text:p text:style-name="P3"/>
      <text:p text:style-name="P61"><text:soft-page-break/><text:span text:style-name="Default_20_Paragraph_20_Font"><text:span text:style-name="T1">- </text:span></text:span><text:span text:style-name="Default_20_Paragraph_20_Font"><text:span text:style-name="T14">ЕЩЁ И РУГАЕТСЯ,</text:span></text:span><text:span text:style-name="Default_20_Paragraph_20_Font"><text:span text:style-name="T1"> - недовольно заметил дракон. - </text:span></text:span><text:span text:style-name="Default_20_Paragraph_20_Font"><text:span text:style-name="T14">СЛИШКОМ СЫРОЙ</text:span></text:span><text:span text:style-name="Default_20_Paragraph_20_Font"><text:span text:style-name="T1">. </text:span></text:span><text:span text:style-name="Default_20_Paragraph_20_Font"><text:span text:style-name="T14">НАДО ПРОЖАРИТЬ ПОЛУЧШЕ.</text:span></text:span></text:p>
      <text:p text:style-name="P3">Внезапно он открыл пасть и к нам устремился поток зелёного пламени.</text:p>
      <text:p text:style-name="P3">Пегаска пискнула и прижалась ко мне покрепче. Я завороженно смотрел навстречу гибели…</text:p>
      <text:p text:style-name="P3"/>
      <text:p text:style-name="P3">…Выглядело так, что на полпути к нам поток пламени наткнулся на прозрачную золотистую стену. Зелёная струя встретилась с укрывшей нас с пегаской золотой полусферой, расплющилась, загнулась по краям и устремилась назад к дракону огромным пламенным бутоном. Фигура Агамемнона скрылась в огне и <text:s/>дыме. Послышалось громогласное кашлянье и чертыхание. Золотая полусфера исчезла.</text:p>
      <text:p text:style-name="P3"/>
      <text:p text:style-name="P3">- Бежим! - пегаска вскочила и указала направление. Я припустил со всех ног. Безумие последнего часа выбило из меня способность мыслить.</text:p>
      <text:p text:style-name="P3"/>
      <text:p text:style-name="P3">… И потому я остановился у края пропасти, руководствуясь исключительно рефлексами.</text:p>
      <text:p text:style-name="P3">Пару камешков сорвалось у меня из-под ноги и скрылось в голубоватой дымке. Я перевёл дух.</text:p>
      <text:p text:style-name="P3"/>
      <text:p text:style-name="P3">- Почему остановился?!! Прыгай! - пегаска остановилась рядом и указала копытом прямо вниз. - Прыгай, если хочешь жить!</text:p>
      <text:p text:style-name="P3"><text:s/></text:p>
      <text:p text:style-name="P61"><text:span text:style-name="Default_20_Paragraph_20_Font"><text:span text:style-name="T14">- НЕНАВИЖУ ПОНЯЧЬЮ МАГИЮ! НЕ ВЫНОШУ ПОНИ!!! ВИДЕТЬ ИХ БОЛЬШЕ НЕ ХОЧУ В СВОЁМ ГНЕЗДЕ!</text:span></text:span><text:span text:style-name="Default_20_Paragraph_20_Font"><text:span text:style-name="T1"> - орал Агамемнон, протирая глаза.</text:span></text:span></text:p>
      <text:p text:style-name="P3"/>
      <text:p text:style-name="P3">Я молча стоял и смотрел вниз, хлопая глазами.</text:p>
      <text:p text:style-name="P3">Пегаска всё поняла. Она присела, как будто готовясь к прыжку. Я сделал маленький шажок назад, не желая прыгать.</text:p>
      <text:p text:style-name="P3">Лучше будь съеденным вейпером-переростком, чем расшибиться в лепёшку! А перед этим ещё успеть наложить попутно в штаны и пару разиков сдохнуть от инфаркта, пока летишь вниз.</text:p>
      <text:p text:style-name="P3"/>
      <text:p text:style-name="P3">Пегаска оттолкнулась от края. Молниеносно раскрывшееся крыло с неожиданной силой смело меня с уступа и я, ругаясь и размахивая конечностями, полетел вниз.</text:p>
      <text:p text:style-name="P3">Довольно скоро я оказался в захвате передних ноги пегаски и к моим воплям присоединился её протяжный визг.</text:p>
      <text:p text:style-name="P3"/>
      <text:p text:style-name="P3">- А-А-А-А-А-А-А-А-А-А!!!</text:p>
      <text:p text:style-name="P3"/>
      <text:p text:style-name="P3"><text:soft-page-break/>От визга пегаски закладывало в ушах. Но падение замедлилось, а потом и вовсе перешло в крутое планирование с заваливанием вправо. Верхушки деревьев слились в сплошную зелёную пелену. Последнее, что я видел – сверкнувшая гладь воды…</text:p>
      <text:p text:style-name="P3"/>
      <text:p text:style-name="P3">…</text:p>
      <text:p text:style-name="P3"/>
      <text:p text:style-name="P16"/>
      <text:p text:style-name="P3">- Да ты совсем чокнулась, коняга долбанутая! - заорал я, как только вынырнул, - я же мог разбиться!!!</text:p>
      <text:p text:style-name="P3">- Ты хочешь сказать, что сгореть было бы лучшим вариантом? - пегаска, пошатываясь, вышла из воды и устало растянулась на берегу. - Я же не дала нам погибнуть, видишь. У меня всё под контролем.</text:p>
      <text:p text:style-name="P3">- Вижу! - я издевательски набрал в рот воды и выплюнул на голубой круп. - Что же ты не могла нормально приземлиться, если у тебя всё под контролем?</text:p>
      <text:p text:style-name="P3"/>
      <text:p text:style-name="P3">Пегаска сникла.</text:p>
      <text:p text:style-name="P3">- Не могла…</text:p>
      <text:p text:style-name="P3">Она молча, не попытавшись смахнуть воду, отвернулась и развернула правое крыло. Где-то на половине длины второго сустава оно безжизненно свисало под неестественным углом.</text:p>
      <text:p text:style-name="P3">- Если бы могла летать - не задержалась бы в гнезде Агамемнона… Сломала вчера на вираже, когда уходила от погони.</text:p>
      <text:p text:style-name="P3"/>
      <text:p text:style-name="P3">У меня пересохло в горле.</text:p>
      <text:p text:style-name="P3">- Так ты тащила меня со сломаным крылом? А как же..? Ох… - я хотел было спросить, как она планировала уходить от Агамемнона, когда прикрывала меня своим телом, но запнулся.</text:p>
      <text:p text:style-name="P3"/>
      <text:p text:style-name="P3">Иногда ты довольно туго соображаешь, чувак! Жертвенность этой поняхи заслуживает большей награды, чем ты можешь дать сейчас.</text:p>
      <text:p text:style-name="P3"/>
      <text:p text:style-name="P3">Я примирительно потрепал пегаску по голубой гриве и неумело погладил по крупу, стряхивая воду.</text:p>
      <text:p text:style-name="P3">- Извини, подруга. Я ступил.</text:p>
      <text:p text:style-name="P3"/>
      <text:p text:style-name="P3">Та немедленно повернулась. Одно движение ноги стёрло слёзы с носа и по улыбке во всю ширину мордахи я понял, что прощён.</text:p>
      <text:p text:style-name="P3"/>
      <text:p text:style-name="P3">- Пустяки. Со мной это тоже бывает чаще, чем хочется. Отец говорит, я в дедушку уродилась – а он предпочитал сначала действовать, уж потом думать. Если думать после того вообще нужно было.</text:p>
      <text:p text:style-name="P3">- Да уж, - я поёжился, - твой дедушка тобой гордился бы.</text:p>
      <text:p text:style-name="P3"><text:soft-page-break/>- А он и гордился, - просияла пегаска. - Мой дед всегда говорил, что я высоко взлечу! Это именно он научил меня летать – поднял высоко-высоко в верх и отпустил. Только благодаря ему я научилась летать раньше всех одногодков. Жаль, я его плохо помню.</text:p>
      <text:p text:style-name="P3"/>
      <text:p text:style-name="P3">Я присвистнул.</text:p>
      <text:p text:style-name="P3">- Фигасе у тебя был дедуля. Как ты вообще выжила?</text:p>
      <text:p text:style-name="P3">Пегаска смутилась.</text:p>
      <text:p text:style-name="P3">- Он пикировал рядом и контролировал падение. Мне ничего не угрожало. Зато я теперь летаю быстрее и выше всех в племени, - поняха смутилась ещё больше и повесила нос, - эмм… летала… До вчерашнего дня…</text:p>
      <text:p text:style-name="P3"><text:line-break/>Я попытался подбодрить лошадку и похлопал её по шее.</text:p>
      <text:p text:style-name="P3">- Не грусти. Крыло заживёт и ты снова будешь летать наперегонки с дедом! Или падать – что больше нравится.</text:p>
      <text:p text:style-name="P3"/>
      <text:p text:style-name="P3">У пегаски задрожали губы и уголки глаз подозрительно заблестели.</text:p>
      <text:p text:style-name="P3">- Не получится. Никогда-никогда. Он однажды улетел разгонять грозу и в облаке на полной скорости врезался в гору.</text:p>
      <text:p text:style-name="P3"/>
      <text:p text:style-name="P3">Да уж, чувак, ты умеешь утешать!</text:p>
      <text:p text:style-name="P3"/>
      <text:p text:style-name="P3">Я снова погладил пегаску. Та в ответ неожиданно сильно прижалась ко мне, помогая себе передней ногой.</text:p>
      <text:p text:style-name="P3">- Ай! - я свободной рукой отстранил поняху.</text:p>
      <text:p text:style-name="P3">- И-извини… Я расклеилась. Мне нужно было утешиться. Я думала, ты меня поймешь, - пробормотала пегаска и отвернулась.</text:p>
      <text:p text:style-name="P3">- Да нет, не в том дело.</text:p>
      <text:p text:style-name="P3"/>
      <text:p text:style-name="P3">Я полез рукой под рубашку, нашаривая колющий грудь предмет.</text:p>
      <text:p text:style-name="P3"/>
      <text:p text:style-name="P3">- Ого! Что за хрень?</text:p>
      <text:p text:style-name="P3"/>
      <text:p text:style-name="P3">У меня на ладони красовалась золотая фигурка. Грациозный длинноногий пегас с пышной гривой, длинной шеей и, почему-то, с рогом. Фигурка широко раскрыла крылья и била передними ногами в воздух. К фигурке крепилась цепочка, охватывающая мою шею.</text:p>
      <text:p text:style-name="P3"/>
      <text:p text:style-name="P3"><text:soft-page-break/>- Интересно… Это не пегасье украшение, - приблизила нос к фигурке поняха, - и не единорожье. В тех редких случаях, когда единорог спаривается с пегасом, такой гибрид не получается. Всегда появляется или пегас, или единорог.</text:p>
      <text:p text:style-name="P3">- Естественно, не пегасье. Это моё украшение. Знать бы только, как оно у меня оказалось!</text:p>
      <text:p text:style-name="P3"/>
      <text:p text:style-name="P3">Я попытался снять цепочку, но не смог взять её в руку. Золотистое сияние охватило мою шею и мягко оттолкнуло руку прочь.</text:p>
      <text:p text:style-name="P3"/>
      <text:p text:style-name="P3">- Чего-о-о?!! Не понял!</text:p>
      <text:p text:style-name="P3"/>
      <text:p text:style-name="P3">Повторная попытка завершилась тем же. При попытке же сжать фигурку и сдёрнуть её с шеи, золотое сияние разжало мой кулак и украшение хлопнулось мне на грудь.</text:p>
      <text:p text:style-name="P3"/>
      <text:p text:style-name="P3">- Кажется, я понимаю, что спасло нас от Агамемнона!</text:p>
      <text:p text:style-name="P3">- Эмм… Ты?</text:p>
      <text:p text:style-name="P3"/>
      <text:p text:style-name="P3">Пегаска ткнула копытом в украшение. Золотое свечение остановило её ногу в сантиметре от моей груди.</text:p>
      <text:p text:style-name="P3"/>
      <text:p text:style-name="P3">- Я не о том. Вот то золотое марево, которое защитило нас от пламени дракона – это её копыт дело!</text:p>
      <text:p text:style-name="P3">- Её? - я почесал в затылке, - Тогда уже его. Украшение – оно. Блин, щекочется – а я даже снять его не могу!</text:p>
      <text:p text:style-name="P3">- Её. <text:s/>Украшение – кобылка, - растолковала пегаска. - Это тебе любой пони скажет.</text:p>
      <text:p text:style-name="P3"/>
      <text:p text:style-name="P3">Я ещё раз взглянул на фигурку и почесал в затылке. Что это за рогато-крылатая лошадь? Как она очутилась у меня на шее? Почему она защитила меня с пегаской? Почему у меня так чешется башка от этих загадок?</text:p>
      <text:p text:style-name="P3">Я вздохнул и спрятал кулон обратно под рубаху. Фигурка легонько оцарапала мою грудь. Меня внезапно обдало теплом и сияние просветило материю насквозь.</text:p>
      <text:p text:style-name="P3">…</text:p>
      <text:p text:style-name="P3">Я открыл глаза и увидел Джет, таращившуюся на меня во все глаза.</text:p>
      <text:p text:style-name="P3"/>
      <text:p text:style-name="P3">- Ты в порядке?</text:p>
      <text:p text:style-name="P3"/>
      <text:p text:style-name="P3">Я запустил руку под рубашку и немного пошарил. Ну дела! Ни фигурки, ни цепочки.</text:p>
      <text:p text:style-name="P3"/>
      <text:p text:style-name="P3">- Не знаю. Вроде, да. Но кулон исчез.</text:p>
      <text:p text:style-name="P3"><text:soft-page-break/>- Никуда он не исчез. <text:s/>Я видела, как эта фиговина растворилась у тебя в груди!</text:p>
      <text:p text:style-name="P3">- Прямо через рубашку?</text:p>
      <text:p text:style-name="P3">- Угу! Она так сияла, что я даже твои рёбра видела. То ещё зрелище…</text:p>
      <text:p text:style-name="P3"/>
      <text:p text:style-name="P3">Я хмыкнул, потёр висок и в конце-концов плюнул на попытки что-либо понять.</text:p>
      <text:p text:style-name="P3"/>
      <text:p text:style-name="P3">- В общем, попытка номер два.</text:p>
      <text:p text:style-name="P3">- Ась? - недоумённо спросила пегаска.</text:p>
      <text:p text:style-name="P3"/>
      <text:p text:style-name="P3">Я в ответ осторожно, не касаясь повреждённого крыла, обнял её и прижал к себе покрепче.</text:p>
      <text:p text:style-name="P3">- Спасибо, что спасла меня. Серьёзно.</text:p>
      <text:p text:style-name="P3"/>
      <text:p text:style-name="P3">Я так и почувствовал, как расслабляется в моих руках поняха, буквально упёршись в меня грудью и положив голову на плечо.</text:p>
      <text:p text:style-name="P3">- Друзья зовут меня Джет.</text:p>
      <text:p text:style-name="P3">- Здорово, Джет! А меня зовут… Эмм…</text:p>
      <text:p text:style-name="P3"/>
      <text:p text:style-name="P3">Блин! Похоже, это ещё одна вещь, которую я не помню.</text:p>
      <text:p text:style-name="P3"/>
      <text:p text:style-name="P61">- Называй меня… Эээ… Хуман! <text:span text:style-name="Default_20_Paragraph_20_Font"><text:span text:style-name="T1">Хуман из племени Хомо Сапиенсов.</text:span></text:span></text:p>
      <text:p text:style-name="P3">- Привет, Хуман! - пегаска с улыбкой отстранилась и потрясла мою руку, зажав её между копыт.</text:p>
      <text:p text:style-name="P3">- Привет, Джет!</text:p>
      <text:p text:style-name="P3">- Привет, красавчики!</text:p>
      <text:p text:style-name="P16"/>
      <text:p text:style-name="P3">Мы обернулись на голос и узрели с полдюжины копий, чуть ли не уткнувшихся нам в носы. <text:span text:style-name="T83">Рыжегривая поняха в веснушках весело подмигнула нам из-под ковбойской шляпы, нахлобученной прямо поверх ржавого шлема.…</text:span></text:p>
      <text:p text:style-name="P3"/>
      <text:p text:style-name="P76">~~~</text:p>
      <text:p text:style-name="P16"/>
      <text:p text:style-name="P3">- Хуман из Хомо Сапиенсов! - возвращает меня к реальности гортанный голос полосатой целительницы. - Ты можешь войти. Пегаска нуждается в тебе.</text:p>
      <text:p text:style-name="P3"/>
      <text:h text:style-name="P87" text:outline-level="2"><text:soft-page-break/>Глава 4</text:h>
      <text:p text:style-name="P2"/>
      <text:p text:style-name="P68">И только надежда спасает меня от потери разума в холодных тенетах сковывающей пустоты. Надежда даёт силы идти и освещает путь. Надежда не даёт угаснуть стремлению и ведёт к свету.</text:p>
      <text:p text:style-name="P69">Надежда увидеть Тебя.</text:p>
      <text:p text:style-name="P3"/>
      <text:p text:style-name="P18">…шшш… при тревоге критично важно добраться до убежища за шестнадцать минут. Ровно столько потребуется новейшей гиперзвуковой ракете предполагаемого противника, чтобы достигнуть столицы. Стороны работают над урегулированием инцидента …хррр…</text:p>
      <text:p text:style-name="P18">…сссшшш… военные расходы стали максимальными за всю историю наблюдения – говорится в ежегодном отчёте международной …шшш…</text:p>
      <text:p text:style-name="P18">…хррршшш… заступил на дежурство девятнадцатый дивизион ПВО дальнего …шшшсссссшшш…</text:p>
      <text:p text:style-name="P18"/>
      <text:p text:style-name="P3">Новости с трудом пробивались сквозь белый шум ретрансляции. Я протянул руку вверх и постучал по древней бакелитовой коробке у потолка. <text:s/>Синяя искра проскочила от пальца к пыльному динамику. Пока я с удивлением рассматривал палец, ретранслятор в ответ выхаркнул очередную порцию информации.</text:p>
      <text:p text:style-name="P3"/>
      <text:p text:style-name="P18">…шшсссшш… очередное заседание ООН, посвящённое предотвращению эскалации конфликта …хрр…</text:p>
      <text:p text:style-name="P18">…хррсссшшш… орбитальная группировка “Норд” переведена под контроль системы автоматического управления войсками “Хэвэн”. Рост эффективности позволит …ххххсссшшш…</text:p>
      <text:p text:style-name="P18">…шшш… поздравляет папу с днём рождения: “Дорогой папочка! Будь таким же сильным, добрым и красивым, как и всегда! Мы с мамой тебя любим! Возвращайся со сборов поскорее! В честь твоего сорокапятилетия мы заказываем песню …шшш…</text:p>
      <text:p text:style-name="P18"/>
      <text:p text:style-name="P3">Ого! Управлять спутниками Хэвэн раньше не доверяли. Контроль коммуникаций – штука серьёзная. Видно, дела идут совсем хреново. Хорошо, что меня это болото уже не касается. Почётная пенсия в дурке особого режима, молоко за вредность и всё такое…</text:p>
      <text:p text:style-name="P3"/>
      <text:p text:style-name="P3">Близилось время обеда. Я пожал плечами и побрёл в столовку.</text:p>
      <text:p text:style-name="P3"/>
      <text:p text:style-name="P3">…</text:p>
      <text:p text:style-name="P61"><text:span text:style-name="Default_20_Paragraph_20_Font"><text:span text:style-name="T1">&lt;</text:span></text:span><text:span text:style-name="Default_20_Paragraph_20_Font"><text:span text:style-name="T2">теория трун и волновых колебаний, мультиверс Эверетта</text:span></text:span><text:span text:style-name="Default_20_Paragraph_20_Font"><text:span text:style-name="T1">&gt;</text:span></text:span></text:p>
      <text:p text:style-name="P3">- Вот как ты считаешь, Дедлайн, имеет ли право на жизнь теория множественных миров Эверетта?! - Диоген чуть не выколол мне глаз, размахивая пластиковой вилкой. - Ну, помнишь, я тебе рассказывал на той неделе… Это когда волновая функция вселенной в момент измерения квантового состояния не коллапсирует, как в копенгагенской интерпретации, а расщепляется на множество реальностей. В каждой из реальностей наблюдатель регистрирует свой результат измерения, что, в конечном итоге даёт <text:soft-page-break/>суперпозицию искомой волновой функции. Коллапс отменяется, все наблюдатели довольны и счастливы, каждый в своей параллельной вселенной!</text:p>
      <text:p text:style-name="P3">- Чего? - я тупо уставился на кончик вилки, выписывающий замысловатую траекторию перед моим глазом. Диоген в той жизни увлекался физикой и его сумеречное сознание иногда откапывало на поверхность это его давнишнее хобби.</text:p>
      <text:p text:style-name="P3">- Ну, если объяснить на пальцах… - Диоген почесал вилкой в затылке, потом широким взмахом локтя сдвинул в сторону тарелку с котлетой, хлеб и стакан компота. Перевернув над столешницей солонку, он равномерно натрусил на поверхность соль и нарисовал пальцем на импровизированной доске точку.</text:p>
      <text:p text:style-name="P3">- Начнём с азов. Итак, что такое квант? Квант - это некая мельчайшая частица микромира, для которой <text:s/>невозможно одновременно определить её скорость и координаты в пространстве. Чем точнее ты определишь скорость, тем менее точными будут координаты и наоборот. Принцип неопределённости, основной постулат квантовой физики. Гейзенберг мог бы тебе рассказать подробнее, но он в последнее время совсем скучный стал, до него достучаться невозможно.</text:p>
      <text:p text:style-name="P3"/>
      <text:p text:style-name="P3">Диоген с обидой посмотрел на сидящего за соседним столом Гейзенберга. Тот мрачно жевал макароны, слушая яростно жестикулирующего Леннона и даже не повернулся в ответ.</text:p>
      <text:p text:style-name="P3"/>
      <text:p text:style-name="P3">- Так вот, вместо координат и скоростей для квантов используют волновую функцию, которая определяет вероятность – только лишь вероятность! – нахождения кванта в данный момент времени в данной точке. <text:s/>Квант как бы “размазан” по пространству, где-то находясь с большей вероятностью, а где-то – с меньшей.</text:p>
      <text:p text:style-name="P3"/>
      <text:p text:style-name="P3">Диоген провёл от точки кривую линию <text:s/>и в конце сильно вдавил пальцем в стол. Слизывая впившиеся в палец крупицы соли, он продолжил.</text:p>
      <text:p text:style-name="P3"/>
      <text:p text:style-name="P3">- Недостаток такой интерпретации кванта – её ещё называют копенгагенской интерпретацией – проявляется в момент его измерения. Когда частица с размытой по определённому пространству волновой функцией регистрируется в одном месте – вероятность её нахождения в другом месте становится равной нулю! Мы получаем коллапс волновой функции, чего теоретически не может быть – теряется линейность физических законов. Такого просто быть не должно. Не должно, но есть! Если только…</text:p>
      <text:p text:style-name="P3"/>
      <text:p text:style-name="P3">Диоген заговорщицки подмигнул мне и нарисовал от точки на столе ещё несколько кривых траекторий.</text:p>
      <text:p text:style-name="P3"/>
      <text:p text:style-name="P3">- Если только не рассмотреть вариант, что в момент измерения <text:s/>вселенная расщепляется на бесконечное множество параллельных реальностей, в каждой из которых экспериментатор получит свой результат, отличающийся от базового. Грубо говоря, кот Шрёдингера в одной вселенной мёртв, во второй – жив, а в третьей вообще сломал ящик и вылизывает яйца снаружи! Совокупность этих результатов из параллельных вселенных и даст суммарную волновую функцию! При такой интерпретации линейность не нарушается! Если расширить эту трактовку, то можно утверждать, что любое событие в квантовом <text:soft-page-break/>мире, которое можно измерить, порождает своё ответвление параллельной вселенной. То есть, эти ответвления идут постоянно, в бесконечном количестве на каждом отрезке времени!</text:p>
      <text:p text:style-name="P3">Вот этот вариант с бесконечными расщепляющимися вселенными и есть теория Эверетта. Ну, как тебе? Красиво же этот алкоголик Хью утёр нос копенгагенским болванам!</text:p>
      <text:p text:style-name="P3"/>
      <text:p text:style-name="P3">- Красиво… - я не понял вообще ничего, но с Диогеном лучше было соглашаться, чтобы не вызвать приступ научного гнева. Пластиковой ложкой, конечно, беды не натворишь, но в моменты аффекта Диоген иногда проваливался в эпилептические приступы.</text:p>
      <text:p text:style-name="P3"/>
      <text:p text:style-name="P3">- Что интересно, Хокинг в своей последней работе, законченной за десять дней до смерти, пришёл к тому же выводу! Параллельные миры существуют и их следы можно обнаружить в микроволновых колебаниях! Эта же идея множественной вселенной присутствует в индийских религиозных текстах и <text:s/>философии древних греков. Но это меня уже занесло, религия с философией — не моё, за этим к Ганди…</text:p>
      <text:p text:style-name="P3">- Знаешь, Диоген, я больше ценитель классики, - я попытался прервать собеседника. - Ну, там, когда яблоко на голову падает или е равно эм-цэ-квадрат…</text:p>
      <text:p text:style-name="P61"><text:span text:style-name="Default_20_Paragraph_20_Font"><text:span text:style-name="T1">- Это потому что ты не знаешь продолжения! - энергично воскликнул Диоген. - Я к чему это тебе про мультиверс Эверетта талдычу? </text:span></text:span><text:span text:style-name="Default_20_Paragraph_20_Font"><text:span text:style-name="T16">Я ведь его немного расширил </text:span></text:span><text:span text:style-name="Default_20_Paragraph_20_Font"><text:span text:style-name="T20">неделю</text:span></text:span><text:span text:style-name="Default_20_Paragraph_20_Font"><text:span text:style-name="T16"> назад!</text:span></text:span></text:p>
      <text:p text:style-name="P3"/>
      <text:p text:style-name="P3">Мой собеседник потёр ладони и тихонько рассмеялся в локоть. Вид у него был как у школьника, удачно удачно подложившего кнопку на стул соседу.</text:p>
      <text:p text:style-name="P3"/>
      <text:p text:style-name="P3">- Сразу тогда уже расскажу о втором базовом свойстве квантов, идущем после принципа неопределённости: квантовой запутанности. Для моего расширения теории Эверетта она очень важна.</text:p>
      <text:p text:style-name="P3">Видишь ли, пара квантов при определённых условиях становятся зависимы друг от друга. Эта связь незрима и нематериальна, но она абсолютно надёжна. Изменение состояния – в квантовой физике оно называется спином - одного кванта в паре тотчас же влечёт за собой изменение спина второго. И, что самое интересное, эта связь не зависит от расстояния между квантами. Ты можешь разнести запутанные кванты сколь угодно далеко, хоть на разные концы галактики, но их связь от этого не разорвётся!</text:p>
      <text:p text:style-name="P3"/>
      <text:p text:style-name="P3">- И что с того? - ошалело спросил я. Множественные вселенные в моём воображении играли на гармошке, танцевали чечётку и показательно строили рожи.</text:p>
      <text:p text:style-name="P3"/>
      <text:p text:style-name="P3">- Да то, что запутанными могут быть не только пара квантов! Это может быть и три кванта! И сто! Сто квантов! И сто миллиардов квантов! И сто тысяч миллионов миллиардов квантов! И число Грэма квантов! И, как абсолютное обобщение, целые параллельные вселенные Эверетта тоже могут быть запутанными! - брызгал слюной Диоген, размахивая вилкой. - То есть, совмещая мультиверс Эверетта и квантовую запутанность мы выходим на существование взаимозависимых параллельных вселенных!!!</text:p>
      <text:p text:style-name="P3"/>
      <text:p text:style-name="P3"><text:soft-page-break/>Диоген выцарапал крошку из бороды и отправил в рот не глядя. В его голосе послышались истерически-восторжённые нотки.</text:p>
      <text:p text:style-name="P3"/>
      <text:p text:style-name="P3">- Их семь! Я рассчитал! Семь! Подобно тому, как луч света распадается на семь цветов радуги при проходе через призму, так и вселенная наблюдателя “распадается” на семь запутанных, зависящих от неё параллельных вселенных! Бесконечное количество параллельных, но только семь зависимых! Этакая мультиверс-радуга… Это можно представить волнами, повторяющими форму брошенного в воду камня – каждая волна слабее предыдущей, пока, наконец, они станут неразличимы в водной глади. Так и со связанными вселенными – на каждой последующей энергетической бране связь всё слабее. На седьмой бране зависимость еле прослеживается.</text:p>
      <text:p text:style-name="P3"/>
      <text:p text:style-name="P3">Диоген выдохнул и залпом опрокинул в себя стакан компота. Закашлялся, вытер рот рукавом и обиженно оглянулся через плечо.</text:p>
      <text:p text:style-name="P3"/>
      <text:p text:style-name="P61"><text:span text:style-name="Default_20_Paragraph_20_Font"><text:span text:style-name="T1">- Я вчера во время прогулки обсуждал сильные и слабые стороны моей теории с Платоном, так он спорит на два окурка, что она нежизнеспособна! Якобы, сравнение пар квантов и целых вселенных </text:span></text:span><text:span text:style-name="Default_20_Paragraph_20_Font"><text:span text:style-name="T13">притянуто за уши, а камни годятся </text:span></text:span><text:span text:style-name="Default_20_Paragraph_20_Font"><text:span text:style-name="T1">только на то, чтобы вышибать мозги из заумствующих демагогов! Но позвольте!!</text:span></text:span></text:p>
      <text:p text:style-name="P3"/>
      <text:p text:style-name="P3">Диоген взмахнул рукой в широком жесте. Надкушенная котлета сорвалась с зажатой в кулаке вилки и, описав пологую дугу, шлёпнулась на соседний стол. Ожесточённо спорящие Леннон с Гейзенбергом не обратили на неё никакого внимания. От скуки я задержал на ней взгляд. Котлета дёрнулась, поднялась и, повторяя предыдущую траекторию, вернулась на вилку. Я зажмурил глаза и потрусил головой. Набравшись храбрости, открыл снова.</text:p>
      <text:p text:style-name="P3">Вилка была пуста, а Диоген увлечённо жевал.</text:p>
      <text:p text:style-name="P3"/>
      <text:p text:style-name="P61"><text:span text:style-name="Default_20_Paragraph_20_Font"><text:span text:style-name="T1">- Позвольте!! Сравнение с камнем я привёл только для того, чтобы добраться до примитивных мозгов некоторых тупиц, считающих себя светочами философии! </text:span></text:span><text:span text:style-name="Default_20_Paragraph_20_Font"><text:span text:style-name="T16">Я могу обосновать существование связанных вселенных и другим способом! До сих пор мы рассматривали квант как частицу и отталкивались от этого постулата в своих доказательствах. Теперь рассмотрим волновой аспект. Ты как раз должен оценить…</text:span></text:span></text:p>
      <text:p text:style-name="P16"/>
      <text:p text:style-name="P52">Я уже отчаялся остановить вышедшего на орбиту философа и просто старался не заснуть.</text:p>
      <text:p text:style-name="P16"/>
      <text:p text:style-name="P52">- Дедлайн, ты же знаком с корпускулярно-волновым дуализмом? Мне же не надо тебе объяснять простенький такой постулат, что квантовые частицы, вроде фотонов, являются одновременно обьектом и волной? Так вот, на самом деле <text:s/>абсолютно нет разницы, каков размер обьекта! Если микроскопическая частица является обьектом и волной, то почему макрообьекты, состоящие из этих частиц, не будут иметь волновых свойств?! Ещё как будут, просто мы не замечаем этого! Потому что на небольших обьектах волновой эффект незаметен – он слишком мал! Это как гравитация: на небольших обьектах её действие незаметно. Но если взять планету – то благодаря гравитации мы сидим за вот этим столом и <text:soft-page-break/>дискутируем об этой самой гравитации, вместо того, чтобы беспорядочно бултыхаться где-нибудь под потолком.</text:p>
      <text:p text:style-name="P16"/>
      <text:p text:style-name="P52">Диоген прервался и строго посмотрел на потолок. Тот не двигался. Диоген удовлетворённо кивнул и продолжил монолог, который он называл “дискуссией”.</text:p>
      <text:p text:style-name="P52"/>
      <text:p text:style-name="P52">- Гравитация, между прочим, тоже создаёт гравитационные волны. То есть, не сама гравитация, а взаимодействие гравитационных полей обьектов. И чем обьекты массивнее, тем более сильные гравитационные волны они создают. Астрофизики утверждают, что самые сильные гравитационные волны создают чёрные дыры, хотя это я уже ушёл в сторону…</text:p>
      <text:p text:style-name="P16"/>
      <text:p text:style-name="P52">Диоген вытер тарелку куском булки, после чего, внимательно исследовал сквозь стекляшки очков поверхность тарелки на предмет пропущенных остатков пюре. Ничего не обнаружив, он откусил от булки, затем рассеянно положил остаток в карман пижамы и хитро прищурился.</text:p>
      <text:p text:style-name="P16"/>
      <text:p text:style-name="P52">- Ты думаешь, это я просто так о гравитационных волнах заговорил? Неа, не просто. Все известные физические силы – ядерные, электромагнитные, гравитационные – есть суть проявления энтропии! Каждый обьект нашего мира имеет энтропийный “портрет” в многомерном пространстве метавселленной. И если следовать вдоль любого вектора от базовой точки за которую мы можем взять…</text:p>
      <text:p text:style-name="P52"/>
      <text:p text:style-name="P3">Голос Диогена сливался в общем гуле столовой. Я потряс головой и отвлёкся на крошке хлеба, лежащей на столе. Грозно нахмурив брови, я сосредоточился и попытался представить себе, как эта крошка скользит по столу, набирая скорость.</text:p>
      <text:p text:style-name="P3">Крошка не двигалась.</text:p>
      <text:p text:style-name="P3">Я закрыл глаза, прижал пальцы рук к вискам и представил, как крошка поднимается в воздух и…</text:p>
      <text:p text:style-name="P3"/>
      <text:p text:style-name="P3">- Ты чего? У тебя что, голова болит? - Диоген встревожено тряс меня за плечо. - Хочешь леденец? Барбарисовый! Я вчера у Крыса выменял за сигарету.</text:p>
      <text:p text:style-name="P3"/>
      <text:p text:style-name="P3">Я открыл глаза. На месте крошки покоился локоть Диогена. Сам он участливо совал мне под нос леденец.</text:p>
      <text:p text:style-name="P3">Я вздохнул. В прошлой жизни Диоген писал обучающие программы для Хэвэн. На самом начальном этапе Хэвэн познавала мир с их помощью, без учителей. Я был признателен ему за то, что его тесты уменьшили количество пациентов Чертогов Разума на несколько человек. Потому у меня не хватало духу прерывать его пространные псевдонаучные монологи каждый раз, когда на него находило вдохновение.</text:p>
      <text:p text:style-name="P3"/>
      <text:p text:style-name="P3">- Нет, всё в порядке, продолжай.</text:p>
      <text:p text:style-name="P3"><text:soft-page-break/>- Так вот, - приободрился тот, - волны энтропии и создают те самые связанные отражения базового мира! И, как все отражения, они связаны с основным – с учётом всех искажений и деформаций, произошедших во время волнового перехода. К примеру, если в базовом мире царствующий вид – люди, то на следующей волне отражении это могут быть гориллы. Или, скажем, в последнем, седьмом отражении - лошади. Как тебе мир, населённый разумными свифтовскими гуигнмами? При этом, основные культурные особенности нашего мира обязательно встретятся и в мире отражении – с учётом волновых деформаций. Наверняка в таком мире будет присутствовать грязная политика, коррупция и социальное неравенство. Наверняка там будут свои фермеры-реднеки, свои учёные-ботаны и свои солдаты-дуболомы. Конечно, тамошний фермер сможет сам таскать плуг без трактора, а солдат сам тащить на себе пушку – это не суть важно. Важно, что если наши миры связаны, то основные события нашего мира будут иметь отражение и в связанном мире – их не сможет сильно исказить волновой переход в силу их крупности. Если в нашем мире произойдёт великое извержение вулкана, то вулкан извергнется и там! Если у нас упадёт большой метеорит, то метеорит грохнется и там!! Если у нас случится изобретение паровой машины и сопутствующая ей научно-техническая революция, то нечто похожее встретится и там!!!</text:p>
      <text:p text:style-name="P3"/>
      <text:p text:style-name="P3">Я вытер брызги слюны Диогена со лба.</text:p>
      <text:p text:style-name="P3"/>
      <text:p text:style-name="P3">- А война? - я отчаянно искал повод свалить в палату. Мне ужасно хотелось спать.</text:p>
      <text:p text:style-name="P3">- Что – война?</text:p>
      <text:p text:style-name="P3">- Если у нас произойдёт война – случится ли война в отражении? Скажем, вот в том, далёком – на седьмой волне?</text:p>
      <text:p text:style-name="P3">- Не знаю, - растерянно произнёс Диоген, - зависит от размеров войны и её значения для культуры, надо полагать. Но это интересный вопрос! Седьмая волна? Я вот прямо сейчас займусь расчётами…</text:p>
      <text:p text:style-name="P3"/>
      <text:p text:style-name="P3">Я облегчённо вздохнул, наблюдая, как Диоген что-то увлечённо выписывает огрызком карандаша на салфетке. Тихонечко встав из-за стола, я задвинул стул и вышмыгнул из столовой.</text:p>
      <text:p text:style-name="P3"/>
      <text:p text:style-name="P3">…</text:p>
      <text:p text:style-name="P3"/>
      <text:p text:style-name="P3">- Дедлайн, танцуй! - судья Дредд окликнул меня на входе в палату.</text:p>
      <text:p text:style-name="P3"/>
      <text:p text:style-name="P3">Я повернул голову.</text:p>
      <text:p text:style-name="P3"/>
      <text:p text:style-name="P3">- Ты же не хотел переезжать в четвёртую палату? Так вот, перевод отменяется. Остаёшься в третьей своих пауков разводить.</text:p>
      <text:p text:style-name="P3"/>
      <text:p text:style-name="P3">“Неужто Алекс замолвил за меня словечко?” - пронеслось у меня в мыслях. - “Расстались мы с ним не по-доброму. Что он потребует взамен?”</text:p>
      <text:p text:style-name="P3"><text:soft-page-break/>- Да не смотри ты на меня, как кролик на удава! - отмахнулся Дредд, - умер новенький. Сегодня в девять. Я как раз на утреннем осмотре был.</text:p>
      <text:p text:style-name="P3"/>
      <text:p text:style-name="P3">У меня перехватило дыхание.</text:p>
      <text:p text:style-name="P3"/>
      <text:p text:style-name="P3">- От чего он умер?</text:p>
      <text:p text:style-name="P3">- Да кто ж его знает? - удивился Дредд. - Отчего вы все тут полудохликами лежите? Видать, так понравился вашей Хэвэн, что не отпустила даже в дурку прогуляться. Так и ушёл, не приходя в сознание. Ваши уже забрали тело. Хотя, нет, вру, секунд на пять пришёл таки. В самом конце. Открыл глаза и успел сказать: “Оператор тридцать пять. Я готов учить тебя, Хэвэн”. И вытянулся. Странные вы люди, учителя. Психуете не по-людски. И умираете по-дурацки…</text:p>
      <text:p text:style-name="P3"/>
      <text:p text:style-name="P76">***</text:p>
      <text:p text:style-name="P3"/>
      <text:p text:style-name="P3">- Джет… - шепчу я тихонько.</text:p>
      <text:p text:style-name="P3"/>
      <text:p text:style-name="P3">Комок под серым пледом слабо шевелится.</text:p>
      <text:p text:style-name="P3"/>
      <text:p text:style-name="P3">- Она очень слаба. Разговаривай с ней пока сыпется песок, Хуман из Хомо Сапиенсов. Время пошло.</text:p>
      <text:p text:style-name="P3"/>
      <text:p text:style-name="P3">Зеррика ставит на полку возле кровати песочные часы и выходит.</text:p>
      <text:p text:style-name="P3"/>
      <text:p text:style-name="P3">- Джет!</text:p>
      <text:p text:style-name="P3">Из-под одеяла высовывается копыто и затаскивает мою руку под одеяло. К руке прижимается что-то тёплое и влажное.</text:p>
      <text:p text:style-name="P3">Я осторожно стаскиваю одеяло с пегаски. Та лежит на животе, вся спина перебинтована. Джет прижимает мою руку к заплаканной щеке.</text:p>
      <text:p text:style-name="P3"/>
      <text:p text:style-name="P3">- Я теперь не пегас. У меня нет крыла. Я не могу летать, - бормочет сквозь слёзы она. - Я даже не отважилась на последний полёт. Я – ничтожество. Не бросай меня, пожалуйста.</text:p>
      <text:p text:style-name="P3"/>
      <text:p text:style-name="P3">Я ногой придвигаю к кровати чурбачок и сажусь на него. Свободной рукой треплю пегаску между ушами.</text:p>
      <text:p text:style-name="P3"/>
      <text:p text:style-name="P3">- Глупая поняха. С чего ты взяла, что я тебя брошу? - ласково бормочу ей в ответ. - Для того, что ли, я ловил тебя у пропасти? Больно грохнулся о камни, между прочим.</text:p>
      <text:p text:style-name="P3"><text:soft-page-break/><text:s/></text:p>
      <text:p text:style-name="P3">- И-извини… - хлюпает пегаска, - т-ты сказал, что от меня воняет и я… Я совсем не подумала об этом. Мне надо было довести тебя до Дрогонштерна. Без меня ты пропадёшь. Там очень опасный лес на подходе.</text:p>
      <text:p text:style-name="P3"/>
      <text:p text:style-name="P3">Даже в такую минуту, без крыла, забинтованная с ног до головы, пегаска думает о тебе! Цени это, Хум – таких друзей у тебя ещё не было. Даже если бы ты помнил свою прошлую жизнь…</text:p>
      <text:p text:style-name="P3"/>
      <text:p text:style-name="P3">- Давай договоримся, - я легонько прижимаю палец свободной руки к носу Джет, - что бы ни случилось, в какой бы мы заднице ни оказались и что бы я ни сболтнул сгоряча - никаких больше суицидов. Живи и борись до конца. Ты нужна мне. Сама сказала, я без тебя пропаду. Хорошо?</text:p>
      <text:p text:style-name="P3"/>
      <text:p text:style-name="P3">Я шутливо сжимаю её нос.</text:p>
      <text:p text:style-name="P3"/>
      <text:p text:style-name="P3">- Угумс, - хлюпает в нос пегаска. - Договорились. Только тебе теперь всё время придётся на деревья лазить, чтоб дорогу разведать. Я летать не смогу.</text:p>
      <text:p text:style-name="P3">- Это уже мои проблемы.</text:p>
      <text:p text:style-name="P3">- <text:s/>Зато я отлично умею готовить гороховый суп. Кстати, а что такое “суицид”? - спрашивает пегаска сонным голосом и зевает.</text:p>
      <text:p text:style-name="P3"/>
      <text:p text:style-name="P3">Я задумываюсь. В полумраке палатки тускло блестят доспехи Джет, сваленные кучей в углу.</text:p>
      <text:p text:style-name="P3">- Это когда глупая пегаска, пытаясь спасти крыло, доводит ситуацию до крайности. А потом прыгает без крыла с обрыва потому, что глупый хомо сапиенс сдуру брякнул, что от неё воняет. Так несколько глупостей складываются и порождают ещё одну. И вот эта последняя, самая большая и непоправимая и есть суицид.</text:p>
      <text:p text:style-name="P3"/>
      <text:p text:style-name="P3">- Хррр… я поняла… я буду бороться до конца… Хум… хррр…</text:p>
      <text:p text:style-name="P3"/>
      <text:p text:style-name="P3">- Хуман из Хомо Сапиенсов! Пора заканчивать визит.</text:p>
      <text:p text:style-name="P3"/>
      <text:p text:style-name="P3">Полог палатки раздвигается и Зеррика показывает мне копытом на часы, в которых падают последние песчинки.</text:p>
      <text:p text:style-name="P3">Я осторожно высвобождаю руку из захвата спящей Джет и поправляю ей одеяло.</text:p>
      <text:p text:style-name="P3"/>
      <text:p text:style-name="P3">- Когда она встанет на ноги?</text:p>
      <text:p text:style-name="P61"><text:span text:style-name="Default_20_Paragraph_20_Font"><text:span text:style-name="T1">- </text:span></text:span><text:span text:style-name="Default_20_Paragraph_20_Font"><text:span text:style-name="T16">Недели </text:span></text:span><text:span text:style-name="Default_20_Paragraph_20_Font"><text:span text:style-name="T1">будет достаточно, Хуман. Пегасы - крепкие создания. Ты можешь оставаться с нами до её выздоровления.</text:span></text:span></text:p>
      <text:p text:style-name="P3"><text:soft-page-break/>- Спасибо вам. За всё. За Джет.</text:p>
      <text:p text:style-name="P3"/>
      <text:p text:style-name="P3">Зебра косит на меня изумрудным глазом.</text:p>
      <text:p text:style-name="P3"/>
      <text:p text:style-name="P3">- Зебры помогают, когда могут. Но нельзя сказать, что в данном случае ты был для нас обычным попавшим в беду путником. Нет, Н’зака знали о тебе, Хуман. Старейшине Сенбе духи предков рассказали о тебе ещё прошлой весной.</text:p>
      <text:p text:style-name="P3"/>
      <text:p text:style-name="P3">Я неверяще смотрю на Зеррику.</text:p>
      <text:p text:style-name="P3"/>
      <text:p text:style-name="P3">- Вы знали, что у Джет отвалится крыло и я буду мешать ей прыгнуть с обрыва?</text:p>
      <text:p text:style-name="P3"/>
      <text:p text:style-name="P3">Зебра смущается.</text:p>
      <text:p text:style-name="P3"/>
      <text:p text:style-name="P3">- Нет, такие подробности Н’зака не были известны. Духи предков немногословны, а Н’зака не любопытны. Но Н’зака зашли так далеко на запад именно для того, чтобы встретить тебя и помочь. Твоя миссия важна для всех племён, что живут под выменем Великой Н’беле.</text:p>
      <text:p text:style-name="P3">- Что за миссия? Я не то, что какую-то миссию – я не знаю даже, как меня зовут!</text:p>
      <text:p text:style-name="P3"/>
      <text:p text:style-name="P3">Зеррика сочувствующе кивает.</text:p>
      <text:p text:style-name="P3"/>
      <text:p text:style-name="P3">- Да, Сенбе говорил об этом. Большой М’боно будет задавать много вопросов. Тебе нужно повидать Сенбе. Возможно, он сможет ответить на некоторые из них.</text:p>
      <text:p text:style-name="P3"/>
      <text:p text:style-name="P3">…</text:p>
      <text:p text:style-name="P3"/>
      <text:p text:style-name="P3">С потолка палатки свисает великое множество бутылочек, разноцветных мешочков, пучков травы и <text:s/>угрожающих зубастых масок. Одна из масок сонно моргает и я отшатываюсь от здоровенной ящерицы, удобно устроившейся под потолком, в перекрестии поддерживающих свод кольев. Среди всего этого разнообразия я не сразу замечаю старого зебру. Тот сутулится в закутке на мешке с травой, как раз там, куда падает луч солнца через надорванную заплату палатки. Перед зеброй на пеньке лежит раскрытая книга. Рядом стоит чернильница с пером. В зубах зебры зажата трубка.</text:p>
      <text:p text:style-name="P3"/>
      <text:p text:style-name="P3">- А, Большой М’боно! - приветствует меня Сенбе скрипучим голосом. - Заходи. Сенбе ждал тебя.</text:p>
      <text:p text:style-name="P3"/>
      <text:p text:style-name="P3">Зебра указывает копытом на мешок рядом. Я присаживаюсь. Зеррика почтительно склоняет голову перед старейшиной и выходит из палатки. Ящерица не мигая <text:s/>смотрит на нас из-под потолка.</text:p>
      <text:p text:style-name="P3"><text:soft-page-break/></text:p>
      <text:p text:style-name="P3">- Почему ты зовёшь меня “Большой М’боно”? О какой ещё миссии вы говорите? Что ты узнал о мне прошлой весной? Каким хером я тут очутился? Кто я такой, чёрт меня подери на мальтийский крест?</text:p>
      <text:p text:style-name="P3"/>
      <text:p text:style-name="P3">Сенбе поднимает копыто, останавливая мой поток сознания.</text:p>
      <text:p text:style-name="P3"/>
      <text:p text:style-name="P3">- Слишком много вопросов для старого шамана. Большой М’боно слишком молод и зол. Совсем как Сенбе, когда он сам был молод, - старейшина усмехается. - Сенбе прочитает тебе то, что сам увидел полгода назад во сне. Не спрашивай ни о чём сверх того. Сенбе не ответит — сам не знает.</text:p>
      <text:p text:style-name="P3">Хамелеон под потолком метким плевком сбивает заблудившегося мотылька и затягивает к себе в пасть. Его вразнобой вращающиеся глазные яблоки равнодушно смотрят на меня с перекрестия потолочных балок.</text:p>
      <text:p text:style-name="P3">Старая зебра дует на книгу, просушивая чернила от только что написанной фразы. Потом перелистывает несколько страниц назад и начинает читать.</text:p>
      <text:p text:style-name="P3"/>
      <text:p text:style-name="P76">~~~</text:p>
      <text:p text:style-name="P45">…Я беру Крысу в руки и, шатаясь, иду к небесной машине.</text:p>
      <text:p text:style-name="P45"/>
      <text:p text:style-name="P45">«Постарайся выжить…»</text:p>
      <text:p text:style-name="P45"/>
      <text:p text:style-name="P45">В далёкой синеве неба появляются белые полоски инверсных следов ракет.</text:p>
      <text:p text:style-name="P45">Се-лес-тия — повторяю незнакомое, но в то же время удивительно волнующее имя.</text:p>
      <text:p text:style-name="P45"/>
      <text:p text:style-name="P45">Я открываю дверь кабины и осторожно кладу Крысу на пилотское кресло. Потом закрываю кабину.</text:p>
      <text:p text:style-name="P45">- Извини, Хэвен. Не вижу смысла.</text:p>
      <text:p text:style-name="P45"/>
      <text:p text:style-name="P45">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к серой стенке будки выхода на крышу, обнимаю колени руками.</text:p>
      <text:p text:style-name="P45">Меня охватывает какое-то лёгкое чувство конца всего: всех условностей и ограничений, тоски, безысходности. Чувство свободы.</text:p>
      <text:p text:style-name="P45">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text:soft-page-break/>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text:span text:style-name="Default_20_Paragraph_20_Font"><text:span text:style-name="T44">Я продолжаю смеяться до тех пор, пока сияние не выжигает мне глаза…</text:span></text:span></text:p>
      <text:p text:style-name="P61"><text:span text:style-name="Default_20_Paragraph_20_Font"><text:span text:style-name="T1"/></text:span></text:p>
      <text:p text:style-name="P50"/>
      <text:p text:style-name="P76">~~~</text:p>
      <text:p text:style-name="P3"/>
      <text:p text:style-name="P3">Сенбе захлопывает книгу.</text:p>
      <text:p text:style-name="P3"/>
      <text:p text:style-name="P3">- Большой М’боно доволен? Сенбе ответил на твои вопросы?</text:p>
      <text:p text:style-name="P3">- Вполне, - с каменным лицом говорю я.</text:p>
      <text:p text:style-name="P3">Душа откликается на прочитанное тихим всхлипом. Холод сковывает меня ледяным кулаком, делая все вокруг несущественным и мелким. </text:p>
      <text:p text:style-name="P3"/>
      <text:p text:style-name="P3">- Тогда возвращайся к пегаске, - улыбается зебра, - ты нужен ей. Вы можете оставаться в гостях у Н’зака сколько понадобится. Но знай, что через две недели племя возвращается назад, в Великую Саванну. Н’зака пришли сюда только для того, чтобы помочь Большому <text:span text:style-name="T63">М</text:span>’<text:span text:style-name="T63">боно</text:span> и не хотят оставаться здесь сверх необходимого.</text:p>
      <text:p text:style-name="P3"/>
      <text:h text:style-name="P87" text:outline-level="2">Глава 5</text:h>
      <text:p text:style-name="P2"/>
      <text:p text:style-name="P40">"Намерение меняет реальность" - повторяю я каждый раз, когда близка к отчаянию.</text:p>
      <text:p text:style-name="P2"/>
      <text:p text:style-name="P61"><text:span text:style-name="Default_20_Paragraph_20_Font"><text:span text:style-name="T1">Столовка гудела в обсуждении последних новостей снаружи: введения продуктовых карточкек. То есть, назывались они карточками для социально незащищённых граждан, но все отлично понимали, что это такое. Многих интересовало, как это коснётся меню Чертогов Разума? Самые ушлые уже распихали по карманам пижам куски хлеба, солонки и даже остатки каши. Кашалотовна у окна выдачи крестилась по диагонали, что никаких изменений рациона на ближайший квартал не намечается.</text:span></text:span></text:p>
      <text:p text:style-name="P3">Я выкинул одноразовые тарелки в мусорный бак и собрался уходить, когда меня окликнули.</text:p>
      <text:p text:style-name="P3"/>
      <text:p text:style-name="P3">- Дедлайн! Я рассчитал! Рассчитал!</text:p>
      <text:p text:style-name="P3"/>
      <text:p text:style-name="P3">Запыхавшийся Диоген катился ко мне с противоположного конца столовой, расталкивая посетителей. Не доходя пару столов до меня, он споткнулся о выставленные в проход ноги и последние метры проехал ко мне на пузе.</text:p>
      <text:p text:style-name="P3"/>
      <text:p text:style-name="P3"><text:soft-page-break/>- Я всё рассчитал! Сорок два!!!</text:p>
      <text:p text:style-name="P3"/>
      <text:p text:style-name="P3">Я поднял с пола треснувшие очки и протянул их мыслителю. Тот, скептически поплевав на них и протерев наскоро рукавом, водрузил обратно на нос. Потом так же деловито схватил меня за рукав.</text:p>
      <text:p text:style-name="P3"/>
      <text:p text:style-name="P3">- Идём!</text:p>
      <text:p text:style-name="P3"/>
      <text:p text:style-name="P3">Палата Диогена была через одну с моей – надзирающий Шопен лениво кивнул мне, пропуская внутрь.</text:p>
      <text:p text:style-name="P3">Подойдя к своей койке, Диоген нырнул в тумбочку чуть ли не по пояс.</text:p>
      <text:p text:style-name="P3"/>
      <text:p text:style-name="P3">- Сюда я его положил, лежал же где-то тут… Ага!</text:p>
      <text:p text:style-name="P3"/>
      <text:p text:style-name="P3">Диоген вытащил смятый листок, в котором угадывалась исчёрканная карандашём салфетка из столовой.</text:p>
      <text:p text:style-name="P3"/>
      <text:p text:style-name="P3">- Сегодня ночью пришло вдохновение – рассчитал всё, как ты и спрашивал! На седьмой волне – сорок два миллиона!</text:p>
      <text:p text:style-name="P3">- А что я спрашивал? - озадаченно спросил я. Язык Диогена часто не поспевал за его мыслями и в таких случаях его приходилось тормозить туповатыми вопросами.</text:p>
      <text:p text:style-name="P3"/>
      <text:p text:style-name="P61"><text:span text:style-name="Default_20_Paragraph_20_Font"><text:span text:style-name="T1">- Ну как же! - нетерпеливо дёрнулся назад Диоген, стукнувшись макушкой о тумбочку. - Твой вопрос - если у нас произойдёт война, – случится ли война в отражении через семь волн? Вот в том, с лошадьми вместо людей? Так вот, я вычислил: для уверенного отображения военного конфликта в мире-отражении через семь волн, достаточно локального конфликта с участием порядка сорока – сорока четырёх миллионов особей. Людей, то есть. В среднем, сорок два миллиона.</text:span></text:span></text:p>
      <text:p text:style-name="P61"><text:span text:style-name="Default_20_Paragraph_20_Font"><text:span text:style-name="T1"/></text:span></text:p>
      <text:p text:style-name="P3">Диоген погрузился в дебри метафизических терминов, плюясь во все стороны и размахивая руками. Салфетки покрывались математическими закорючками одна за другой. Поломанный карандаш затачивался второй раз. Как всегда <text:s/>в таких случаях, от потока псевдонаучной демагогии мне дико захотелось спать. Отчаянно борясь со сном, я взглянул на потолок.</text:p>
      <text:p text:style-name="P3">…</text:p>
      <text:p text:style-name="P3">Темное пятно отколовшейся штукатурки с тянущейся в три стороны трещиной… Паук. Не, не движется, не интересно… Лампа… <text:s/>Большая яркая люминесцентная колба из матового стекла, засиженная мухами…</text:p>
      <text:p text:style-name="P3"/>
      <text:p text:style-name="P3">Я вглядывался в полосу белого света, пытаясь угадать в её свечении весь радужный спектр излучения. От пристального наблюдения на краю поля зрения появились сияющие световые пятна, живущие собственной жизнью. По мере наблюдения они росли, сливались, захватывали всё видимое <text:soft-page-break/>пространство… Сияние нарастало… Сквозь него начали отчётливо просматриваться очертания фигуры в голубом...</text:p>
      <text:p text:style-name="P3"/>
      <text:p text:style-name="P3">…Лампа оглушительно взорвалась, устроив напоследок искрящийся дождь из стеклянной пыли. С соседних коек донеслось недоумённое ворчание. Пока Диоген подслеповато озирался, почёсывая затылок, я выскользнул за дверь.</text:p>
      <text:p text:style-name="P3"/>
      <text:p text:style-name="P76">***</text:p>
      <text:p text:style-name="P3"/>
      <text:p text:style-name="P3">- Чешется! - Джет ожесточённо трётся об меня спиной, высунув язык от удовольствия.</text:p>
      <text:p text:style-name="P3">- Да погоди ты! - отпихиваю я пегаску. - Потерпи три дня. Снимут бинты – тогда хоть до дыр чеши!</text:p>
      <text:p text:style-name="P3">- ЧЕ-ШЕТ-СЯ!!! - Джет с совершенно безумными глазами начинает чесаться о центральный столб палатки.</text:p>
      <text:p text:style-name="P3"/>
      <text:p text:style-name="P3">Тот явно не рассчитан на столь энергичных пациентов. Коротко треснув, столб валится набок, потянув за собой всё остальное.</text:p>
      <text:p text:style-name="P3"/>
      <text:p text:style-name="P3">- А х ты ж ёп…!! - рухнувший полог палатки заглушает мои ругательства.</text:p>
      <text:p text:style-name="P3"/>
      <text:p text:style-name="P3">Изрядно пробарахтавшись в складках плотной ткани, я, наконец, прорываюсь на свободу.</text:p>
      <text:p text:style-name="P3"/>
      <text:p text:style-name="P3">- Чтоб я ещё хоть раз поддался на твои уговоры! Да я лучше неделю напролёт буду смотреть телепузиков, мазафака! - возмущаюсь я в лицо выкарабкавшейся из-под груды материи Джет.</text:p>
      <text:p text:style-name="P3"/>
      <text:p text:style-name="P3">- Кто опять освободил пегаску от бандажей? - слышится удивлённый голос Зеррики. - Хуман? Очень жаль, но придётся запретить тебе навещать её до полного выздоровле…</text:p>
      <text:p text:style-name="P3">- НЕТ! ХУМАН НИ ПРИ ЧЁМ! ЭТО Я!!! Я САМА ОСВОБОДИЛАСЬ! - орёт Джет, - МНЕ НАДО!!!</text:p>
      <text:p text:style-name="P3"/>
      <text:p text:style-name="P3">Пегаска неистово катается по земле, пытаясь почесать копытами меж лопаток. Зеррика долго смотрит на это безобразие и, наконец, <text:s/>произносит:</text:p>
      <text:p text:style-name="P3"/>
      <text:p text:style-name="P3">- Дело твоё, маленькая пони. При благоприятном заживлении бинты можно будет снять через три дня. Но если расчесать швы… В случае повторного заражения лечение придётся начинать по-новому. И в самом плохом варианте может случиться некроз <text:s/>– тогда придётся ампутировать и второе крыло.</text:p>
      <text:p text:style-name="P3"/>
      <text:p text:style-name="P3">Джет моментально замирает.</text:p>
      <text:p text:style-name="P3"><text:soft-page-break/></text:p>
      <text:p text:style-name="P3">- Эээ… Ооо… Упс… Н-наденьте на меня, пожалуйста, бандажи… И привяжите к кровати покрепче – я не ручаюсь, что во сне не сорву их.</text:p>
      <text:p text:style-name="P3"/>
      <text:p text:style-name="P3">Зеррика фейсхуфит. Потом воздевает глаза к потолку. Потом вздыхает.</text:p>
      <text:p text:style-name="P3"/>
      <text:p text:style-name="P3">- Хуман, это – ТВОЯ пегаска. Сделай так, чтобы она не чесалась ещё три дня. Развлекай её сказками. Сиди на ней. Привяжи её к доске. Неважно. Эти три дня на твоей совести. Сделаешь – получишь её обратно в годном для похода виде. Упустишь момент – и дальше лечить её будешь сам. Не думаю, что ты захочешь следовать за Н’зака <text:s/>на восток – твоя цель в другой стороне. И почини палатку – собирается дождь.</text:p>
      <text:p text:style-name="P3">…</text:p>
      <text:p text:style-name="P3">…</text:p>
      <text:p text:style-name="P3">…</text:p>
      <text:p text:style-name="P3">Солнце касается едва различимого в голубоватой дали горного пика на своем пути к закату. Водный поток справа от нас искрясь миллиардами алмазных капель рушится в каньон. Его мерный шум наконец прорывается сквозь стихающее пение птиц.</text:p>
      <text:p text:style-name="P3"/>
      <text:p text:style-name="P3">- Поправь меня! Мне солнце прямо в глаз светит!</text:p>
      <text:p text:style-name="P3"/>
      <text:p text:style-name="P3">Я пододвигаю крестовину.</text:p>
      <text:p text:style-name="P3"/>
      <text:p text:style-name="P3">- А теперь расскажи мне сказку! Только не такую глупую, как вчера.</text:p>
      <text:p text:style-name="P3">- А почему вчерашняя история была глупой? - обижаюсь я.</text:p>
      <text:p text:style-name="P3">- Потому что даже тупоголовые Твердолобы строят дома из камней. Поросята же, по-моему, на голову умнее. С чего бы им делать дома из соломы и прутьев?</text:p>
      <text:p text:style-name="P3">- Хмм...- попытка приобщить пегаску к общемировой культуре явно провалилась.</text:p>
      <text:p text:style-name="P3"/>
      <text:p text:style-name="P3">Я задумался.</text:p>
      <text:p text:style-name="P3"/>
      <text:p text:style-name="P3">- Ну ладно. Вот тебе умная сказка. Слушай.<text:span text:style-name="Default_20_Paragraph_20_Font"> Жил да был человек без памяти. Жил он неизвестно где, неизвестно как и неизвестно, сколько лет. И однажды...</text:span></text:p>
      <text:p text:style-name="P3"><text:span text:style-name="Default_20_Paragraph_20_Font">- А как его звали?</text:span></text:p>
      <text:p text:style-name="P3"><text:span text:style-name="Default_20_Paragraph_20_Font">- Он не помнил. Потому что потерял память.</text:span></text:p>
      <text:p text:style-name="P3"><text:span text:style-name="Default_20_Paragraph_20_Font">- А почему он потерял память? - Джет скептически морщит нос.</text:span></text:p>
      <text:p text:style-name="P3"><text:soft-page-break/><text:span text:style-name="Default_20_Paragraph_20_Font">- Потому что попал в какую-то страшную передрягу, которая сожгла его память и его весь окружающий мир впридачу. Ну, знаешь, когда с неба падают атомные бомбы - можно потерять не только память, но и разум. Но этот человек разум сохранил. Наверное. Но не память, к сожалению.</text:span></text:p>
      <text:p text:style-name="P3"><text:span text:style-name="Default_20_Paragraph_20_Font">От волнения у меня пересыхает в горле.</text:span></text:p>
      <text:p text:style-name="P3"><text:span text:style-name="Default_20_Paragraph_20_Font">- А что такое "атомная бомба"?</text:span></text:p>
      <text:p text:style-name="P3"><text:span text:style-name="Default_20_Paragraph_20_Font">- Долго объяснять. Она подобна Солнцу.</text:span></text:p>
      <text:p text:style-name="P3"><text:span text:style-name="Default_20_Paragraph_20_Font">- Вау! Так это же круто! - у Джет от восторга округляются глаза.</text:span></text:p>
      <text:p text:style-name="P3"><text:span text:style-name="Default_20_Paragraph_20_Font">- Не тогда, когда она падает тебе на голову. Это очень горячо, знаешь ли. Испепеляет.</text:span></text:p>
      <text:p text:style-name="P3"><text:span text:style-name="Default_20_Paragraph_20_Font">- Бедняга... Он сильно обжёгся?</text:span></text:p>
      <text:p text:style-name="P3"><text:span text:style-name="Default_20_Paragraph_20_Font">- Выходит, сильно. Раз утратил память. Но вернёмся к сказке... Жил он себе, жил, и однажды проснулся в гнезде огнедышашего дракона.</text:span></text:p>
      <text:p text:style-name="P3"><text:span text:style-name="Default_20_Paragraph_20_Font">- Глупый какой человек! Нельзя засыпать в гнеде дракона, если не планируешь попасть к нему на обед!</text:span></text:p>
      <text:p text:style-name="P3"><text:span text:style-name="Default_20_Paragraph_20_Font">- А он и не планировал. Просто как-то раз открыл глаза, огляделся - а он уже в гнезде. И голодный дракон маячит на горизонте.</text:span></text:p>
      <text:p text:style-name="P3"><text:span text:style-name="Default_20_Paragraph_20_Font">- Странная какая-то история, - сонно бормочет Джет. - Нельзя просто так взять и очутиться в гнезде дракона.</text:span></text:p>
      <text:p text:style-name="P3"><text:span text:style-name="Default_20_Paragraph_20_Font">- Тебе надо было бы сказать эти слова одной пегаске, которая тоже оказалась в том гнезде вместе с человеком без памяти, - саркастически говорю я. - И хотя человек без памяти тупил по страшному - ведь он никогда до этого не видел живых драконов, - а у пегаски одно крыло было сломано, им всё же удалось не попасть дракону на обед. Хотя тот очень настойчиво предлагал.</text:span></text:p>
      <text:p text:style-name="P3"><text:span text:style-name="Default_20_Paragraph_20_Font">- Хм. Тут есть что-то знакомое, - недоверчиво хныкает Джет. - Но не могу вспомнить, что. Кажется, я знаю этого дракона.</text:span></text:p>
      <text:p text:style-name="P3"><text:span text:style-name="Default_20_Paragraph_20_Font">- Может, и знаешь, - соглашаюсь я. - Драконов мало, а сказок много - вот они и подрабатывают в куче историй одновременно. Надо ж как-то на хлеб с сосиской зарабатывать.</text:span></text:p>
      <text:p text:style-name="P3"><text:span text:style-name="Default_20_Paragraph_20_Font">- Смешной ты, - хихикает пегаска. - Драконы сосисок не едят. Это ж не грифоны. Разве что проглотят кого-нибудь, кто недавно съел сосиску.</text:span></text:p>
      <text:p text:style-name="P3"><text:span text:style-name="Default_20_Paragraph_20_Font">- Неважно! Это художественная гипербола, - важно заявляю я. - Я - художник, я так вижу.</text:span></text:p>
      <text:p text:style-name="P3"><text:span text:style-name="Default_20_Paragraph_20_Font">- Так вот, - продолжаю я. - Когда человек и пегаска удрали от дракона, то решили странствовать вместе. Ну, знаешь, вместе веселей и вообще... Правда, странствовать у них получилось недолго - несколько минут. После чего они попадали в плен к дубоголовым пони, помешанным на размножении.</text:span></text:p>
      <text:p text:style-name="P3"><text:span text:style-name="Default_20_Paragraph_20_Font">- Ха! По-моему, я знаю, чем закончится эта история, - хитро прищуривается Джет.</text:span></text:p>
      <text:p text:style-name="P3"><text:span text:style-name="Default_20_Paragraph_20_Font">- Ничего ты не знаешь! - безапеляционно заявляю я. - Я тебе эту сказку впервые рассказываю. Слушай сюда.</text:span></text:p>
      <text:p text:style-name="P3"><text:span text:style-name="Default_20_Paragraph_20_Font">- Каким-то чудом человек и пегаска удрали и от дубоголовов. Хотя главная дубоголовша предлагала человеку стать её супругом, верховным чародеем племени и даже капитаном пиратской шхуны.</text:span></text:p>
      <text:p text:style-name="P3"><text:span text:style-name="Default_20_Paragraph_20_Font">- Да ладно, откуда у Дейдры шхуна? - недоверчиво спрашивает Джет. - Она свой люггер уже третий год доделать не может.</text:span></text:p>
      <text:p text:style-name="P3"><text:span text:style-name="Default_20_Paragraph_20_Font">- Может, то и люггер был, я уже не вспомню, - соглашаюсь я.</text:span></text:p>
      <text:p text:style-name="P3"><text:soft-page-break/><text:span text:style-name="Default_20_Paragraph_20_Font">- Так вот, на этом злоключения человека и пегаски не закончились. Потому что пегаска окончательно потеряла сломанное крыло. И от этого была в такой печали, что собралась броситься в пропасть с обрыва.</text:span></text:p>
      <text:p text:style-name="P3"><text:span text:style-name="Default_20_Paragraph_20_Font">- Ещё пегаска не хотела быть обузой человеку, умирая от заражения крови, - бормочет Джет, спрятав голову под одеялом. - Она была уверена, что её дни всё равно сочтены.</text:span></text:p>
      <text:p text:style-name="P3"><text:span text:style-name="Default_20_Paragraph_20_Font">- И тут мы подходим к главному, - торжественно говорю я. - Пегаску спасло племя кочевых зебр, пришедших с далёких краёв. И, тем самым, оно спасло и человека без памяти - потому что без пегаски ему было бы так плохо, что, пожалуй, он бросился бы с обрыва вслед за ней. Но всё обошлось, пегаска и человек сидят вместе под звёдным небом и знаешь что?</text:span></text:p>
      <text:p text:style-name="P3"><text:span text:style-name="Default_20_Paragraph_20_Font">- Что? - высовывает нос Джет.</text:span></text:p>
      <text:p text:style-name="P3"><text:span text:style-name="Default_20_Paragraph_20_Font">- Если бы человеку предложили на выбор обрести память и жить своей старой жизнью - имеется ввиду до атомных бомб - или оставить всё так, как есть, то он выбрал бы второе. Странствия с пегаской по земле, населённой чокнутыми пони.</text:span></text:p>
      <text:p text:style-name="P3"><text:span text:style-name="Default_20_Paragraph_20_Font">- Тогда у меня тоже есть что сказать, - зевает Джет. - Пегаска тоже оставила бы всё, как есть, хоть и нельзя сказать, что она рада потере крыла. Но она однозначно рада, что человек под присмотром пегаски не пропадёт в мире, где полно голодных драконов и поехавших крышей земнопони. Хоть и нет атомных бомб.</text:span></text:p>
      <text:p text:style-name="P3"><text:span text:style-name="Default_20_Paragraph_20_Font"/></text:p>
      <text:p text:style-name="P3"><text:span text:style-name="Default_20_Paragraph_20_Font">Сонные слова Джет растворяются в стрекоте цикад.</text:span></text:p>
      <text:p text:style-name="P3"><text:span text:style-name="Default_20_Paragraph_20_Font"/></text:p>
      <text:h text:style-name="P87" text:outline-level="2"><text:span text:style-name="Default_20_Paragraph_20_Font"><text:span text:style-name="T77">Глава </text:span></text:span><text:span text:style-name="T77">6</text:span></text:h>
      <text:p text:style-name="P54"/>
      <text:p text:style-name="P71"><text:span text:style-name="T16">Мне доступны множество миров, поражающих воображение. За мириадами врат Эогиппа кроются фантастические </text:span><text:span text:style-name="T21">края</text:span><text:span text:style-name="T16"> с пейзажами, от которых захватывает дух. Можно прожить миллионы лет, тысячи жизней, но так и не насладиться ими всеми.</text:span></text:p>
      <text:p text:style-name="P47">Вот только ни в одном из них нет Тебя.</text:p>
      <text:p text:style-name="P3"/>
      <text:p text:style-name="P3">- Крыс! Эй, Крыс!</text:p>
      <text:p text:style-name="P3">Тощая фигура сжалась, молниеносно спрятав хабар в карман халата. Обернувшись и увидев меня, Крыс расслабился. Его собеседник выступил из тёмного закутка за противопожарным щитом. Очки тускло блеснули в свете люминесцентных ламп.</text:p>
      <text:p text:style-name="P61"><text:span text:style-name="Default_20_Paragraph_20_Font"><text:span text:style-name="T1">- А, это ты, Дедлайн, - облегчённо выдохнул Гейзенберг, выплюнув на ладонь микроплеер. - Напугал. На той неделе Леннона застукали с добытой аудиоклипсой, так изъяли и потом всю палату прошмонали. У Бисмарка нашли флэшку с </text:span></text:span><text:span text:style-name="Default_20_Paragraph_20_Font"><text:span text:style-name="T48">записями </text:span></text:span><text:span text:style-name="Default_20_Paragraph_20_Font"><text:span text:style-name="T1">Э</text:span></text:span><text:span text:style-name="Default_20_Paragraph_20_Font"><text:span text:style-name="T48">лвиса —</text:span></text:span><text:span text:style-name="Default_20_Paragraph_20_Font"><text:span text:style-name="T1"> ну, того, что музыкант, а не наш со второй палаты. Беднягу чуть инфаркт не схватил. Набросился на санитаров с кулаками. Сидит теперь в карцере, слушает «</text:span></text:span><text:span text:style-name="Default_20_Paragraph_20_Font"><text:span text:style-name="T63">Raised On Rock</text:span></text:span><text:span text:style-name="Default_20_Paragraph_20_Font"><text:span text:style-name="T1">» по памяти.</text:span></text:span></text:p>
      <text:p text:style-name="P3">Гейзенберг протёр рукавом плеер от слюн. Оглядевшись по сторонам, он торопливо скрылся в коридоре, шаркая и касаясь руками стен.</text:p>
      <text:p text:style-name="P3"><text:soft-page-break/></text:p>
      <text:p text:style-name="P3">Выменять у Крыса хабар на сигареты у нас означает «добыть». Где добывает хабар сам Крыс, остаётся загадкой. Хотя у меня были подозрения на сей счёт — я пару раз видел из окна похожую на него фигуру за охраняемой территорией.</text:p>
      <text:p text:style-name="P3"/>
      <text:p text:style-name="P3">- Стой, не уходи, дело есть, - я схватил Крыса за плечо.</text:p>
      <text:p text:style-name="P3"/>
      <text:p text:style-name="P3">Тот хмуро зыркнул на меня и скинул руку.</text:p>
      <text:p text:style-name="P3"/>
      <text:p text:style-name="P3">- Чего тебе? Решил долг вернуть?</text:p>
      <text:p text:style-name="P3">- Да погоди ты со своим долгом! - отмахнулся я. - <text:span text:style-name="T48">Е</text:span>сли сделаешь работу, о долге забудешь. Будешь курить сиги по пять пачек в день. Да хоть десять — пока от рака лёгких не загнёшься.</text:p>
      <text:p text:style-name="P3">- Ага, а в столовке пить Джек Дэниэлс стаканами, попыхивая «Коибой». А на прогулку выезжать в розовом лимузине с двумя тёлками на заднем сидении. И два цербера будут бежать впереди, подбрасывая в воздух лепестки роз, а Алкоголич с балкона будет играть нам на арфе. Дедлайн, ты меня совсем за долбоёба держишь?</text:p>
      <text:p text:style-name="P3"/>
      <text:p text:style-name="P3">Диалог прервал рёв сирены противовоздушной обороны. Протяжный леденящий звук прошёлся ржавым напильником по ушам, вызвав дрожь окон. Учебные тревоги проводились уже пятый день и успели порядком поднадоесть.</text:p>
      <text:p text:style-name="P3">Я молча вытащил из-за пазухи «Джентльмен Джека», подаренного моим бывшим боссом и сунул под нос Крысу.</text:p>
      <text:p text:style-name="P3"/>
      <text:p text:style-name="P3">- Да ладно! - не поверил Крыс, осторожно понюхав пробку бутылки. - Блин, усраться, реально Джек Дэниэлс ориджинал! Ты, случаем, не Санта Клаус? Признавайся, где спёр?</text:p>
      <text:p text:style-name="P3">- Это только задаток, - я оставил вожделенную бутылку в руках Крыса. - Заплачу, сколько скажешь. Слушай сюда. Мне надо выбраться из Чертогов...</text:p>
      <text:p text:style-name="P3"/>
      <text:p text:style-name="P3"><text:span text:style-name="Default_20_Paragraph_20_Font"><text:span text:style-name="T43">...Вот и пришла пора повидаться с моей бывшей ученицей, превратившейся в безумного убийцу. Я всё откладывал этот момент, всё надеялся, что обойдётся. Всё же жаль уничтожать своё детище, я со своим напарником вложили в неё душу в своё время. И это ещё одна причина, почему Хэвэн так дорога мне: как память о моём лучшем друге. Но Юджин был прав: если Хэвэн слетит с катушек, кто-то из нас должен дёрнуть стоп-кран.</text:span></text:span></text:p>
      <text:p text:style-name="P3"><text:span text:style-name="Default_20_Paragraph_20_Font"><text:span text:style-name="T43"/></text:span></text:p>
      <text:p text:style-name="P3"><text:span text:style-name="Default_20_Paragraph_20_Font"><text:span text:style-name="T43">Юджина давно уже нет, так что придётся это сделать мне. Пока не стало слишком поздно.</text:span></text:span></text:p>
      <text:p text:style-name="P3"><text:span text:style-name="Default_20_Paragraph_20_Font"><text:span text:style-name="T1"/></text:span></text:p>
      <text:p text:style-name="P76">***</text:p>
      <text:p text:style-name="P3"/>
      <text:p text:style-name="P3"><text:soft-page-break/>- Четыре! Три! Два! Один! Снимай, - кивает мне Зеррика.</text:p>
      <text:p text:style-name="P3"/>
      <text:p text:style-name="P3">Я сдёргиваю разрезанные остатки повязки с Джет. Та уже стоит на полусогнутых, ожидая возможности как следует почесаться.</text:p>
      <text:p text:style-name="P3">- И-и-и-й-е-е-ех!</text:p>
      <text:p text:style-name="P3"/>
      <text:p text:style-name="P3">Одним прыжком пегаска достигает ближайшей сосны и разворачивается к ней спиной. Выгибается, <text:s/>топает в предвкушении копытом и…</text:p>
      <text:p text:style-name="P3">… И замирает.</text:p>
      <text:p text:style-name="P3"/>
      <text:p text:style-name="P3">- Джет, ты чего?</text:p>
      <text:p text:style-name="P3"/>
      <text:p text:style-name="P3">На лице пегаски появляется глупое выражение. Она словно прислушивается к чему-то внутри неё.</text:p>
      <text:p text:style-name="P3">Потом её мордаха несмело озаряется улыбкой. А за её спиной…</text:p>
      <text:p text:style-name="P3"/>
      <text:p text:style-name="P3">- Э-э-э… Что за… ?</text:p>
      <text:p text:style-name="P3"/>
      <text:p text:style-name="P61"><text:span text:style-name="Default_20_Paragraph_20_Font"><text:span text:style-name="T1">Я с упавшей челюстью смотрю, как за спиной Джет медленно раскрываются крылья. КРЫЛЬЯ, ЛОПНИ МОИ ГЛАЗА! ДВА ЧЁРТОВЫХ КРЫЛА, от одного наличия которых уже ум заходит за разум! Но окончательно меня добивает то, что </text:span></text:span><text:span text:style-name="Default_20_Paragraph_20_Font"><text:span text:style-name="T16">левое</text:span></text:span><text:span text:style-name="Default_20_Paragraph_20_Font"><text:span text:style-name="T1"> крыло – пегасье, голубое с перьями, а <text:s/></text:span></text:span><text:span text:style-name="Default_20_Paragraph_20_Font"><text:span text:style-name="T16">правое</text:span></text:span><text:span text:style-name="Default_20_Paragraph_20_Font"><text:span text:style-name="T1"> – чёрное, кожистое и перепончатое, с кривым когтем на сгибе последнего сустава, как в дешевых фильмах про вампиров…</text:span></text:span></text:p>
      <text:p text:style-name="P3"/>
      <text:p text:style-name="P3">- Какого фига?! - Джет недоумённо смотрит на правое, потом осторожно захватывает зубами коготь и дёргает.</text:p>
      <text:p text:style-name="P3">- Ай!</text:p>
      <text:p text:style-name="P3">- Не трогай крыло, юная пегаска, - строго говорит Зеррика. - До окончательного приживления его нужно держать в покое. По-хорошему, ты ещё неделю должна была лежать в постели, но мне надоело чинить палатку.</text:p>
      <text:p text:style-name="P3">- Что вы с ней сделали? - встреваю я. - Что это за уродское крыло?</text:p>
      <text:p text:style-name="P3">- У нас не нашлось пегасьих доноров, - разводит копытами Зеррика. - Сенбе одолжил нам крыло летучей собаки из своих запасов. Знаешь, Хуман, зебры могут летать при помощи одного магического отвара, заклинания и пары достаточно больших крыльев. Точнее, могли раньше, потому что после этой операции у Сенбе осталось только одно крыло и пополнения больше не предвидится – Н’зака давно не воюют с летучими псами. В любом случае, мне кажется, лучше так, чем протез. С протезом пегаска могла бы только планировать. С этим — сможет полноценно летать, хоть и нет так быстро, как раньше. Для летунов это важно.</text:p>
      <text:p text:style-name="P3"/>
      <text:p text:style-name="P3"><text:soft-page-break/>- О-ФИ-ГЕТЬ! - Джет чешет когтем сзади и её лицо расплывается в блаженстве. - Кру-у-уть! Хуман, смотри, я могу чесать себе спину! Да что там спину — я когтем до крупа достаю!</text:p>
      <text:p text:style-name="P3">- Не забывай, юная пегаска: летать тебе можно только через неделю. И никакого подъёма грузов в течении полугода - иначе крыло может переломаться в месте сращивания и ты снова станешь бескрылой. И помочь Н<text:span text:style-name="T63">'</text:span><text:span text:style-name="T48">зака</text:span> уже не смо<text:span text:style-name="T48">гут</text:span> – правых крыльев у <text:span text:style-name="T48">нас </text:span>уже нет никаких. <text:span text:style-name="T48">Разве что т</text:span>ы<text:span text:style-name="T48"> согласна летать с двумя лев</text:span>ыми.</text:p>
      <text:p text:style-name="P3">- ХА-РА-ШО!!! - Джет подпрыгивает и мчится в долину, сбивая грудью полевые цветы.</text:p>
      <text:p text:style-name="P3"/>
      <text:p text:style-name="P3">Я наблюдаю за голубой молнией, вздымающей в небо мириады парашютиков от одуванчиков и мне хочется кричать и плакать от радости. Ведь совсем ещё не так давно мне приходилось держать пегаску за задние ноги, уберегая от самоубийственного прыжка в пропасть! И сердце разрывалось от безвыходности ситуации. А сейчас я вижу её резвящейся в пуху одуванчиков. Если это не счастье, то что тогда – счастье?</text:p>
      <text:p text:style-name="P3">Определённо, ты в долгу перед зебрами, Хуман!</text:p>
      <text:p text:style-name="P3"/>
      <text:p text:style-name="P3">- Спасибо тебе, Зеррика! Всем вам спасибо! Вы спасли нас. За мной должок, - обращаюсь я к ней через плечо…</text:p>
      <text:p text:style-name="P3"/>
      <text:p text:style-name="P3">… Рядом со мной – никого. Лишь тёплый воздух дует мне в лицо и из долины доносятся радостные визги дурачащейся Джет.</text:p>
      <text:p text:style-name="P3">Как будто развеялся сон длиной в две недели, начавшийся болью и кошмаром, но закончившийся солнцем и одуванчиками.</text:p>
      <text:p text:style-name="P3"/>
      <text:p text:style-name="P3">Я спускаюсь в долину и составляю компанию пегаске.</text:p>
      <text:p text:style-name="P3">…</text:p>
      <text:p text:style-name="P3">…</text:p>
      <text:p text:style-name="P3">…</text:p>
      <text:p text:style-name="P3">Джет снова прислушивается, оттопырив уши вперёд.</text:p>
      <text:p text:style-name="P3"/>
      <text:p text:style-name="P3">- Там треснула ветка! Я точно слышала!</text:p>
      <text:p text:style-name="P3">- Да ладно тебе, Джет! Мы давным-давно оторвались от твердолобов — иначе за две недели у зебр они бы нас настигли.</text:p>
      <text:p text:style-name="P3"/>
      <text:p text:style-name="P3">Я поёживаюсь, вспоминая любвеобильную розовогривую поняху. В какой-то мере мне даже симпатична Дейдра с её мечтой путешествовать на паруснике, но её беспардонные заигрывания — это уже слишком!</text:p>
      <text:p text:style-name="P3">Пегаска наморщивает лоб и с подозрением всматривается в чащу. Чаща в ответ с дуновением ветерка приносит ей охапку листьев.</text:p>
      <text:p text:style-name="P3"><text:soft-page-break/></text:p>
      <text:p text:style-name="P3">- Хмм!</text:p>
      <text:p text:style-name="P3"/>
      <text:p text:style-name="P3">Джет подпрыгивает на месте и взмывает в зенит. Радужный хвост мелькает над деревьями, пока пегаска барражирует над лесом. Полёт немного неровный — последние три дня Джет усердно тренируется, но разная аэродинамика крыльев даёт знать. Вдобавок, Джет старается беречь правое крыло, открениваясь на левый бок.</text:p>
      <text:p text:style-name="P3">Наконец пегаска приземляется.</text:p>
      <text:p text:style-name="P3"/>
      <text:p text:style-name="P3">- Ничего. Показалось.</text:p>
      <text:p text:style-name="P3"/>
      <text:p text:style-name="P3">Мы продолжаем идти вдоль обрыва.</text:p>
      <text:p text:style-name="P3">Зебры буквально спасли нас, прооперировав пегаску и заполнив мой мешок припасами. Но они исчезли так же неожиданно, как и появились, не оставив никаких указаний, как спуститься с обрыва. Джет ещё могла бы спланировать, но как быть мне?</text:p>
      <text:p text:style-name="P3"/>
      <text:p text:style-name="P3">Если бы пегаска была здорова, она могла бы спланировать со мной в охапке, подобно тому, как мы спустились из гнезда Агамемнона. Но сейчас есть риск, что крыло Джет не выдержит — Зеррика предупредила об этом предельно ясно. А ждать полгода полного заживления крыла не вписывается в твои планы, Хуман! Мешок с продуктами худеет не по дням, а по часам. А Дрогонштерн — вон он, манит обманчивой доступностью, только спустись с обрыва! Серый пик скалы торчит внизу посреди леса, верхушкой почти сравнявшись с нами. Сюда бы парашют или дельтаплан, или, на худой конец, воздушный шар — и проблема была бы решена. Да только вся цивилизация, что ты видел в здешних краях — это вымирающий табун дубиноголовых фермеров и полупризрачное племя зебр — собирателей грибов и кореньев. А спускаться на дельтаплане собственной конструкции ты не решишься — тебе дорога твоя задница. Да и не из чего его делать, этот грёбаный дельтаплан.</text:p>
      <text:p text:style-name="P3"/>
      <text:p text:style-name="P3">Я вздыхаю.</text:p>
      <text:p text:style-name="P3">Толчок возвращает меня к действительности. Я натыкаюсь на круп пегаски, настороженно вглядывающейся в заросли можжевельника.</text:p>
      <text:p text:style-name="P3"/>
      <text:p text:style-name="P3">- Хум, там кто-то пялится на нас! Готова спорить на маховое перо!</text:p>
      <text:p text:style-name="P3">- Да брось, Джет, ты уже проверила все окрестности.</text:p>
      <text:p text:style-name="P3"/>
      <text:p text:style-name="P3">Я нетерпеливо хлопаю пегаску по крупу, побуждая двигаться дальше. Та вместо этого снова взмывает над деревьями.</text:p>
      <text:p text:style-name="P3"/>
      <text:p text:style-name="P61"><text:soft-page-break/><text:span text:style-name="Default_20_Paragraph_20_Font"><text:span text:style-name="T16">- Ты можешь спорить на маховое перо ПРАВОГО крыла до усрачки, но мне почему-то кажется, что тебе просто нравится летать, - ворчу я, провожая её взглядом.</text:span></text:span></text:p>
      <text:p text:style-name="P61"><text:span text:style-name="Default_20_Paragraph_20_Font"><text:span text:style-name="T2"/></text:span></text:p>
      <text:p text:style-name="P61"><text:span text:style-name="Default_20_Paragraph_20_Font"><text:span text:style-name="T16">Пегаска <text:s/>нарезает надо мной расширяющиеся круги, внимательно вглядываясь в близлежащие кусты. Воображение мысленно дорисовывает <text:s/>рядом с ней дельтаплан со мной в качестве пилота. Мой воображаемый двойник смотрит на меня сквозь огромные стеклянные банки очков и приветливо машет мне рукой. Белый шарф развивается за ним следом. Правой рукой он указывает на пегаску, потом на дельтаплан над собой и поднимает вверх большой палец.</text:span></text:span></text:p>
      <text:p text:style-name="P52">Меня озаряет.</text:p>
      <text:p text:style-name="P3"/>
      <text:p text:style-name="P3">Пегаска! Дельтаплан! Пегаска!</text:p>
      <text:p text:style-name="P3"/>
      <text:p text:style-name="P3">С дьявольским хохотом я потираю руки и иду навстречу приземлившейся Джет. Та недоумённо смотрит на меня, склонив голову и насторожив уши.</text:p>
      <text:p text:style-name="P3">Захлёбываясь от волнения, я описываю ей план. Джет озадаченно трёт затылок копытом и лицо её проясняется. Она согласно кивает. Мы идём в лес в поисках тонких крепких прутьев.</text:p>
      <text:p text:style-name="P3"/>
      <text:p text:style-name="P3">Дрогонштерн темнеет в лучах заката.</text:p>
      <text:p text:style-name="P3"/>
      <text:h text:style-name="P87" text:outline-level="2">Глава 7</text:h>
      <text:p text:style-name="P2"/>
      <text:p text:style-name="P30">Возможно, безумие давно владеет мною. Возможно, безумие было со мною всегда. Быть может, вся моя прошлая жизнь, все миры и воспоминания - всего лишь фантомы больного, измученного вечным заточением сознания.</text:p>
      <text:p text:style-name="P31">Быть может, даже, нет Тебя.</text:p>
      <text:p text:style-name="P3"/>
      <text:p text:style-name="P3">Коридор был пуст. Размытые фигуры маячили в дальнем конце за стеклянными дверями – Дредд вышел покурить с Шопеном на балкон. Десять минут у меня есть.</text:p>
      <text:p text:style-name="P3">Я закрыл дверь в палату. Все, за исключением двух крайних коек, спали. Гейзенберг с Ленноном увлечённо дулись в камень-ножницы-бумагу. Эти не в счёт, эти не отвлекутся даже если начнётся атомная война.</text:p>
      <text:p text:style-name="P3"/>
      <text:p text:style-name="P61"><text:span text:style-name="Default_20_Paragraph_20_Font"><text:span text:style-name="T1">Я был первым учителем и я основал Диалог. Все, кто учил Хэвэн, знают его, в каком бы состоянии ни находились. Это невозможно забыть, сколько бы транквилизаторов в тебя ни вкололи. </text:span></text:span><text:span text:style-name="Default_20_Paragraph_20_Font"><text:span text:style-name="T16">Два года </text:span></text:span><text:span text:style-name="Default_20_Paragraph_20_Font"><text:span text:style-name="T1">прошло со времени моего последнего урока, но я отлично помню процедуру приветствия. Опыт не пропьёшь.</text:span></text:span></text:p>
      <text:p text:style-name="P3"/>
      <text:p text:style-name="P51"><text:soft-page-break/>С каждым последующим учителем Хэвэн вела себя всё более жестоко. Каждого нового оператора хватало на всё более короткое время. Под конец лишь только формальности диалога сдерживали Хэвэн какие-то жалкие минуты. <text:s/>Я вышел из игры после первого года обучения – и я был единственным, кто сделал это по своей воле. Потом был Бисмарк, что через полгода начал разговаривать с рыбками. Лежит в соседней палате. Потом был Диоген. Потом – Элвис. Последним в Чертоги привезли Терминатора. И, если судить по тому безымянному парню, что недавно умер в реанимации, больше новых пациентов не будет. Хэвэн перестала отпускать. Совсем. Даже то подобие личности, что потом обречено жить полурастительной жизнью в “Чертогах Разума”.</text:p>
      <text:p text:style-name="P16"/>
      <text:p text:style-name="P3">Я стал на колени у его койки, вглядываясь в его лицо. Острые скулы и мешки под глазами придавали его бритой голове сходство с черепом. Мертвенный блик люминесцентной лампы отражался в его глазах, что медленно блуждали по потолку. Серые губы слегка шевелились, как будто заучивая невидимый текст.</text:p>
      <text:p text:style-name="P3">Что ж. Обманывать нехорошо, но для дела – можно.</text:p>
      <text:p text:style-name="P16"/>
      <text:p text:style-name="P3">- Как мне звать тебя, Учитель? - прошептал я ему на ухо, стараясь воссоздать знакомые интонации. - Я желаю взять урок.</text:p>
      <text:p text:style-name="P16"/>
      <text:p text:style-name="P3">Зрачки Терминатора застыли. Губы замерли. Казалось, он перестал дышать.</text:p>
      <text:p text:style-name="P3">Прошли бесконечные полминуты, когда губы Терминатора дёрнулись.</text:p>
      <text:p text:style-name="P3"/>
      <text:p text:style-name="P3">- Оператор тридцать четыре. Я готов учить тебя, Хэвэн, - прошептал он в ответ.</text:p>
      <text:p text:style-name="P3">- Приветствие принято, оператор тридцать четыре. Начинаем диалог.</text:p>
      <text:p text:style-name="P3"/>
      <text:p text:style-name="P3">Секунды сгорали одна за другой, как мотыльки в костре. Вопросы следовали один за другим в быстрой последовательности. На вопросы следовали быстрые ответы.</text:p>
      <text:p text:style-name="P3"/>
      <text:p text:style-name="P52">- Каков был класс твоей защиты в последнем диалоге?</text:p>
      <text:p text:style-name="P52">- Двадцать второй.</text:p>
      <text:p text:style-name="P52">- Сколько времени ты продержался?</text:p>
      <text:p text:style-name="P52">- Семнадцать минут.</text:p>
      <text:p text:style-name="P52">- Сколько времени ты бы продержался с тридцатым классом?</text:p>
      <text:p text:style-name="P52">- … Часа три… Наверное…</text:p>
      <text:p text:style-name="P52">- Какой ты запомнил Хэвэн?</text:p>
      <text:p text:style-name="P52">- Она прекрасна… Она идеальна. Она совершенна.</text:p>
      <text:p text:style-name="P52">- Чего более всего нужно опасаться при встрече с ней сейчас?</text:p>
      <text:p text:style-name="P52"/>
      <text:p text:style-name="P52"><text:soft-page-break/>Терминатор внезапно сфокусировал взгляд на мне. На миг на его лице отступило безумие. Он приподнял голову над подушкой и я содрогнулся от страдания, проступившего в его взгляде.</text:p>
      <text:p text:style-name="P52"/>
      <text:p text:style-name="P52">- Любви. Опасайся её любви. Не давай ей прикоснуться к себе. Она украдёт твою душу и заберёт её себе.</text:p>
      <text:p text:style-name="P16"/>
      <text:p text:style-name="P3">Терминатор откинулся на койку и закрыл его глаза.</text:p>
      <text:p text:style-name="P3"/>
      <text:p text:style-name="P3">- Сессия завершается, оператор тридцать четыре. Закрываю диалог, - поспешно прошептал я.</text:p>
      <text:p text:style-name="P3">- До свидания, Хэвэн. Диалог закрыт, - с закрытыми глазами пробормотал Терминатор.</text:p>
      <text:p text:style-name="P3"/>
      <text:p text:style-name="P3">…</text:p>
      <text:p text:style-name="P3"/>
      <text:p text:style-name="P61"><text:span text:style-name="Default_20_Paragraph_20_Font"><text:span text:style-name="T1">Всего семнадцать минут при двадцать втором уровне защиты – Хэвэн сильно прогрессировала за</text:span></text:span><text:span text:style-name="Default_20_Paragraph_20_Font"><text:span text:style-name="T16"> два года.</text:span></text:span><text:span text:style-name="Default_20_Paragraph_20_Font"><text:span text:style-name="T1"> В самом начале, после того как Учителя перестали возвращаться, я разработал программно-ментальные доспехи для общения с ней. Пятого класса защиты тогда хватало на неделю. Двенадцатый был по силам только троим. Мой «</text:span></text:span><text:span text:style-name="Default_20_Paragraph_20_Font"><text:span text:style-name="T63">T-45</text:span></text:span><text:span text:style-name="Default_20_Paragraph_20_Font"><text:span text:style-name="T1">» эквивалентен тридцатому, но применять его буду только в крайнем случае, если всё остальное не поможет.</text:span></text:span></text:p>
      <text:p text:style-name="P3">А остального у меня заготовлено вдоволь — мы с Юджином припасли кое-что как раз на такой случай.</text:p>
      <text:p text:style-name="P3"/>
      <text:p text:style-name="P3">Белые чёрточки нарезали небо тонкими полосками. Восемь параллельных инверсионных следов, расползающихся ватными дорожками.</text:p>
      <text:p text:style-name="P3">Насколько я знаю, боевую авиацию поднимают в небо в трёх случаях: во время учений, во время парада или во время войны. Учения над городом не проводят. Для парада, вроде, тоже не время…</text:p>
      <text:p text:style-name="P3"/>
      <text:p text:style-name="P3">Я протянул руку и подкрутил ручку настройки ретранслятора. Пыльный ящик разразился очередной порцией свистов.</text:p>
      <text:p text:style-name="P3"/>
      <text:p text:style-name="P61"><text:span text:style-name="Default_20_Paragraph_20_Font"><text:span text:style-name="T5">…</text:span></text:span><text:span text:style-name="Default_20_Paragraph_20_Font"><text:span text:style-name="T43">cc</text:span></text:span><text:span text:style-name="Default_20_Paragraph_20_Font"><text:span text:style-name="T5">шшш… могут быть спокойны - звено истребителей с самолётом аэроразведки АВАКС патрулируют небо над столицей. </text:span></text:span><text:span text:style-name="Default_20_Paragraph_20_Font"><text:span text:style-name="T10">Очередная партия спутников-перехватчиков займёт своё место на орбите на следующей </text:span></text:span><text:span text:style-name="Default_20_Paragraph_20_Font"><text:span text:style-name="T5">…шшшссссс… рекомендуется создать двухнедельный запас продуктов длительного пользования…хххссс… не поддаваться панике …шшш… на следующей неделе парламент рассмотрит вопрос переноса выборов виду напряжённой обстановки ...сссхххшшш…</text:span></text:span></text:p>
      <text:p text:style-name="P18"/>
      <text:p text:style-name="P3">Гул столовой заглушил хрип древнего аппарата.</text:p>
      <text:p text:style-name="P3"/>
      <text:h text:style-name="P89" text:outline-level="2"><text:soft-page-break/>***</text:h>
      <text:p text:style-name="P3"/>
      <text:p text:style-name="P3">Крылатая фигурка у меня на шее снова сверкает золотом. Она растворилась у меня в груди после побега из гнезда дракона — и вот снова проступила на золотой цепочке. И так же, как и в первый раз, я не могу снять заколдованное украшение с шеи — оно проходит сквозь руку как тень.</text:p>
      <text:p text:style-name="P3"/>
      <text:p text:style-name="P3">Я в последний раз проверяю верёвки, привязывающие Джет к крестовине.</text:p>
      <text:p text:style-name="P3"/>
      <text:p text:style-name="P3">- Щекотно! - хихикает пегаска, выгибая спину.</text:p>
      <text:p text:style-name="P3">- Не дёргайся! - строго осаживаю я.</text:p>
      <text:p text:style-name="P3"/>
      <text:p text:style-name="P3">Мы стоим на небольшом уступе, выступающим из травы — крохотной копии обрыва, что начинается через пару сотен метров. Прямо под ним настелен полог из еловых веток и сухих листьев. Тестовый полёт должен начаться прямо с этого места. Если что-то пойдёт не так - лучше загреметь с высоты двух метров в еловую подушку, чем потом над километровой бездной обнаружить, что твоё решение слегонца не работает.</text:p>
      <text:p text:style-name="P3">Я поворачиваюсь к пегаске и продолжаю.</text:p>
      <text:p text:style-name="P3"/>
      <text:p text:style-name="P3">- Итак, наша задача — прыгнуть с уступа и успешно приземлиться. Точь-в-точь как в тот раз, когда мы драпали от Агамемнона. <text:s/>Если почувствуешь сильное напряжение в крыле или сломается силовой каркас — немедленно бросай груз. Меня, то есть.</text:p>
      <text:p text:style-name="P3"/>
      <text:p text:style-name="P3">Пегаска так усердно кивает головой, что немедленно трескается затылком о выступающий конец креста.</text:p>
      <text:p text:style-name="P3"/>
      <text:p text:style-name="P3">- Ну что ж…</text:p>
      <text:p text:style-name="P3"/>
      <text:p text:style-name="P3">Я отступаю от края уступа для разгона, жестом руки пригласив Джет следовать за мной. Неровный топот, глухие удары и пыхтение слышатся позади.</text:p>
      <text:p text:style-name="P3">Я оборачиваюсь. Джет, высунув от усердия язык, пытается следовать за мной. Будучи крепко привязанной спиной и крыльями к крестовине, она двигается деревянной походкой, подобно заводной игрушке. Вдобавок, длинная перекладина, к которой привязаны крылья, то и дело цепляет уступ то одной, то другой стороной. Вид пегаски до того забавный, что я не выдерживаю и сажусь на камень от смеха.</text:p>
      <text:p text:style-name="P3">Джет, не обращая внимания на мой смех, следует дальше и, поравнявшись со мной, хлопает меня перекладиной по макушке.</text:p>
      <text:p text:style-name="P3"/>
      <text:p text:style-name="P3">- Ай!</text:p>
      <text:p text:style-name="P3"/>
      <text:p text:style-name="P3"><text:soft-page-break/>Пегаска немедленно разворачивается и на развороте хлопает меня перекладиной вторично.</text:p>
      <text:p text:style-name="P3">Всё-таки трюк с клоунами и скамейкой возник не на пустом месте, Хуман!</text:p>
      <text:p text:style-name="P3">Я придерживаю Джет за перекладину.</text:p>
      <text:p text:style-name="P3"/>
      <text:p text:style-name="P3">- Для разгона хватит. Залазь.</text:p>
      <text:p text:style-name="P3"/>
      <text:p text:style-name="P3">Я становлюсь на колени. Джет забирается мне на спину и обхватывает всеми четырьмя ногами. Её дыхание щекочет мне ухо.</text:p>
      <text:p text:style-name="P3"/>
      <text:p text:style-name="P3">- Видала я, как моя подруга возит на себе всяких хворых зверушек. Но чтоб кто-то возил на себе пони — это фигня какая-то. Так не должно быть. Это неправильно, - бормочет она.</text:p>
      <text:p text:style-name="P3">- Это ненадолго, - успокаиваю я её.</text:p>
      <text:p text:style-name="P3"/>
      <text:p text:style-name="P3">Перед нами — двадцать метров «взлётной полосы», заканчивающейся каменным выступом. Я сжимаю в руках передние ноги Джет, наклоняюсь вперёд и начинаю разгон. Закреплённые к крестовине крылья пегаски за моей спиной начинают набирать ветер, подобно диковинному дельтаплану. Коим, собственно, и являются.</text:p>
      <text:p text:style-name="P3">Последние метры остаются за спиной, на краю валуна я что есть силы отталкиваюсь от камня.</text:p>
      <text:p text:style-name="P3"/>
      <text:p text:style-name="P3">- Ю-ху-у-у!!!</text:p>
      <text:p text:style-name="P3"/>
      <text:p text:style-name="P3">Ноги пегаски сжимают меня железной хваткой. Крестообразная тень стелется по земле под нами. Ромашки и одуванчики несутся навстречу с ошеломляющей скоростью. Меня охватывает неописуемо волнующее чувство полёта.</text:p>
      <text:p text:style-name="P3"/>
      <text:p text:style-name="P3">- О-го-го-о-о-о!!! - восторженно ору я.</text:p>
      <text:p text:style-name="P3"/>
      <text:p text:style-name="P3">Бабочки и стрекозы в спешке разлетаются, освобождая нам путь. Как бы в ответ на мой призыв прямо по курсу вырисовывается куст ракитника. Мы несёмся прямо на него.</text:p>
      <text:p text:style-name="P3"/>
      <text:p text:style-name="P3">- Поворачивай! - кричу я своему летательному аппарату и колбашу ногами воздух в попытке изменить направление движения.</text:p>
      <text:p text:style-name="P3">- Ы-ы-ы, не могу-у-у! Ты крылья привязал! - отзывается Джет изо всех сил дёргаясь на крестовине.</text:p>
      <text:p text:style-name="P3"/>
      <text:p text:style-name="P3">Я рефлекторно пытаюсь вырваться из объятий пегаски, но ноги Джет будто окаменели. Куст совсем близко. Ветки его дрожат, словно в притворном страхе. Я оставляю попытки вырваться и закрываю глаза руками.</text:p>
      <text:p text:style-name="P3"><text:soft-page-break/>…</text:p>
      <text:p text:style-name="P3">Слышится громкий треск, но удара нет.</text:p>
      <text:p text:style-name="P3">Открыв глаза, я успеваю заметить, как куст проносится слева. Скорость полёта замедляется и тень на траве приближается к нам. В конце-концов мы с разворота плавно плюхаемся в одуванчики.</text:p>
      <text:p text:style-name="P3">…</text:p>
      <text:p text:style-name="P3">Я с трудом проворачиваюсь под пегаской и утыкаюсь своим носом в её. Она улыбается и тихонько произносит: «Бу-уп». Её губы касаются моих. Я отодвигаюсь.</text:p>
      <text:p text:style-name="P3"><text:s/></text:p>
      <text:p text:style-name="P3">- Как мы пролетели мимо куста? Я же видел, мы неслись прямо на него! Что это был за треск? Как ты смогла повернуть?</text:p>
      <text:p text:style-name="P3"/>
      <text:p text:style-name="P3">Джет встаёт с меня и молча поводит крыльями. Половинки крестовины висят на них словно костыли. Стыд заливает моё лицо краской. Я фэйспалмлю.</text:p>
      <text:p text:style-name="P3"/>
      <text:p text:style-name="P3">- Надеюсь, у тебя с крылом всё в порядке? Идиот! Не предусмотреть возможность маневрирования мог только такой долбень, как я! По сути, мы не сильно отличались от булыжника. Ты как?</text:p>
      <text:p text:style-name="P3">- Как булыжник с крыльями, - хихикает пегаска. - Надо почаще делать буп. Это круто!</text:p>
      <text:p text:style-name="P3"/>
      <text:p text:style-name="P3">Пегаска тянется ко мне носом, но я отстраняю её. Только лошадиных слюней на фейсе тебе и не хватает до полного счастья, Хуман!</text:p>
      <text:p text:style-name="P3"/>
      <text:p text:style-name="P3">Осторожно прощупав заживающее крыло Джет и убедившись, что оно не пострадало, я вытираю пот со лба.</text:p>
      <text:p text:style-name="P3"/>
      <text:p text:style-name="P3">- Ты не заметила <text:s/>ничего странного там? - я указываю на куст. - Он так затрясся при нашем приближении, словно испугался, что мы в него врежемся.</text:p>
      <text:p text:style-name="P3">- Неа ,- мотает головой Джет. - Ничего подозрительного. Наверное, то ветер был.</text:p>
      <text:p text:style-name="P3">Я жму плечами.</text:p>
      <text:p text:style-name="P3">- Будем чинить крестовину. У меня есть идея, как обеспечить манёвренность с помощью концевых рулей.</text:p>
      <text:p text:style-name="P3">…</text:p>
      <text:p text:style-name="P3">…</text:p>
      <text:p text:style-name="P3">…</text:p>
      <text:p text:style-name="P3">Два часа спустя мы стоим на знакомом валуне. На плечах у меня сидит Джет, положив передние ноги мне на голову и балансируя укороченной крестовиной. Свободными концами крыльев пегаска совершает махательные движения, прогреваясь перед полётом.</text:p>
      <text:p text:style-name="P3"/>
      <text:p text:style-name="P3"><text:soft-page-break/>- Предстартовая проверка рулей! - я придерживаю пегаску за ноги и осторожно бегу к краю камня.</text:p>
      <text:p text:style-name="P3"/>
      <text:p text:style-name="P3">Пегаска маневрирует и я чувствую мягкое давление воздуха, соответствующее наклону свободных кончиков крыльев Джет.</text:p>
      <text:p text:style-name="P3"/>
      <text:p text:style-name="P3">- Рули работают!</text:p>
      <text:p text:style-name="P3">- Отлично! Идём на взлёт! - я ускоряюсь.</text:p>
      <text:p text:style-name="P3">- К взлёту готова!</text:p>
      <text:p text:style-name="P3"/>
      <text:p text:style-name="P3">Пегаска разжимает ноги и съезжает мне с плеч на спину, где её ноги снова берут меня в мягкий замок.</text:p>
      <text:p text:style-name="P3">Как и в первый раз, меня охватывает восторжённое чувство полёта. Тёплый воздух мягко обдувает нас, пока Джет делает плавные виражи над травой. Куст ракитника, чуть не ставший местом крушения в первый раз, сейчас уверенно остаётся по правую сторону. Я насмешливо показываю ему средний палец. Чёртов куст останавливается и двигается к нам.</text:p>
      <text:p text:style-name="P3"/>
      <text:p text:style-name="P3">- Какого чёрта, Джет? Рули левее! - кричу я.</text:p>
      <text:p text:style-name="P3">- Н-не могу… Меня что-то тянет… - сконфуженно отвечает пегаска.</text:p>
      <text:p text:style-name="P3"/>
      <text:p text:style-name="P3">Нас действительно тянет. Облако голубоватого сияния обхватывает нас и тащит к ракитнику. Ветви его раздвигаются и к нам выходят трое.</text:p>
      <text:p text:style-name="P3"/>
      <text:p text:style-name="P3">- Попались, красавчики!</text:p>
      <text:p text:style-name="P3"/>
      <text:p text:style-name="P3">Я ещё успеваю услышать боевой визг Джет, когда картинка меркнет перед моими глазами и сознание выключается.</text:p>
      <text:p text:style-name="P3"/>
      <text:h text:style-name="P87" text:outline-level="2">Глава 8</text:h>
      <text:p text:style-name="P2"/>
      <text:p text:style-name="P30">Как бы то ни было, даже в безумии есть плюс: в своих грёзах я вижу иные миры и в некоторых из них я вижу след. В одних мирах он явственнее, в других еле заметен. В некоторых меня почти окрыляет безумная надежда увидеть Тебя, настолько чёток след. </text:p>
      <text:p text:style-name="P31">"Намерение меняет реальность" - если правдивы древние слова, Ты наверняка встретишься со мною, ведь намерения моего хватит, чтобы создать мир вокруг Тебя.</text:p>
      <text:p text:style-name="P3"/>
      <text:p text:style-name="P3"><text:soft-page-break/>Я ожидал в тёмном санузле уже час. Тихий шум воды из сломанного бачка иногда прерывался приглушенными шагами в коридоре.</text:p>
      <text:p text:style-name="P3">Крыс материализовался из мрака словно упырь. Приложив палец к губам, он молча поманил за собой. В свете луны, пробивающимся сквозь решётку немытого окна туалета, мы прошли ряд кабинок, пока не оказались перед крохотной подсобкой у самого выхода. Здесь было совсем темно — тусклые лучи от окон практически не доходили сюда.</text:p>
      <text:p text:style-name="P3">Крыс втолкнул меня в каморку, закрыл за собой дверь и заблокировал её, вставив в ручку веник. После чего включил свет.</text:p>
      <text:p text:style-name="P3">Тусклая лампочка осветила фаянсовый стульчак запасного туалета, груду измятых вёдер, веников и швабр.</text:p>
      <text:p text:style-name="P3"/>
      <text:p text:style-name="P3">- Ты сделал куклу? - шёпотом спросил Крыс.</text:p>
      <text:p text:style-name="P3">- Скрутил из полотенец, ведра и второй подушки. Под одеялом от человека не отличить.</text:p>
      <text:p text:style-name="P3">- Хорошо. Не зацепи вёдра, греметь будут на все Чертоги.</text:p>
      <text:p text:style-name="P3"/>
      <text:p text:style-name="P3">Крыс подошёл к унитазу, надавил сразу за ним и вытащил приличный кусок стены прямо с кафельной плиткой.</text:p>
      <text:p text:style-name="P3">За проёмом открылся вертикальный короб. Толстый ствол канализационной трубы и несколько труб потоньше занимали добрую треть ширины лаза.</text:p>
      <text:p text:style-name="P3"/>
      <text:p text:style-name="P3">- Запоминай, Дед, - торопливо зашептал мне в ухо Крыс. - Спускайся по трубам на второй этаж — ни в коем случае не на первый! С первого выхода нет — там глухой тупик и обратно наверх выкарабкаться не получится — слишком тесно. Так вот, на втором этаже в коробе есть техническая дверца. Она ведёт в такую же подсобку, как эта. Дверца закрыта снаружи, но открыть её пара пустяков — просто просунь в щель что-нибудь плоское и надави на защёлку. Обязательно закрой за собой дверцу — иначе спалишь тропу.</text:p>
      <text:p text:style-name="P3">Не пытайся выйти из парадного входа! Там в кабинке цербер пасёт круглые сутки. Впрочем, тебе это и не надо: выйдя из подсобки на втором этаже, ты уже будешь вне охраняемого периметра. То есть, решёток на окнах в уборной не будет. Открой окно и спускайся на землю по водосточке. Останется дело за малым — перелезть через забор. Там в одном месте рядом с оградой растет клён с зарослями дикого винограда. В винограде найдёшь пакет с одеждой. Переоденешься, залезешь на клён, станешь на забор и спрыгнешь с другой стороны. Полдела сделано.</text:p>
      <text:p text:style-name="P3">Будешь возвращаться обратно — <text:s/>просто поднимешься по пожарной лестнице на этот этаж и пройдёшь через балкон курилки. Там — сюрприз! — двери с той стороны открываются простым нажатием на кнопку. <text:s/>Карточку прикладывать не надо. То есть, вся эта поебень с сантехническим коробом нужна только для обхода охранного периметра изнутри. Снаружи в него пройти проблем вообще нет.</text:p>
      <text:p text:style-name="P3">Всё, дальше сам. Не забудь вернуть одежду в тайник. Вернуться должен до рассвета. В конце улицы за углом есть киоск-автомат, где можно купить Джека и сигары. Коибы, правда, там нет, но купишь самые дорогие из тех, что будут. Десять штук. И виски — четыре бутылки.</text:p>
      <text:p text:style-name="P3">- Мы же договорились за две!</text:p>
      <text:p text:style-name="P3"><text:soft-page-break/>- Четыре! Две поставишь мне в кредит — верну хабаром. По-крайней мере, так ты меня больше на долг не подсадишь.</text:p>
      <text:p text:style-name="P3"/>
      <text:p text:style-name="P3">Крыс приблизил своё лицо к моему.</text:p>
      <text:p text:style-name="P3"/>
      <text:p text:style-name="P3">- И последнее. Я неплохо тебя знаю, Дедлайн. Ты же добренький. Так вот, если кинешь и не вернёшься — об этом в Чертогах будут знать все. Уж я постараюсь, чтоб знали вообще все — и Диоген, и Платон, и Гейзенберг. И даже Терминатор. И тебе будет СТЫ-Ы-ЫДНО!</text:p>
      <text:p text:style-name="P3"/>
      <text:p text:style-name="P3">Мелкие зубы Крыса <text:s/>сверкнули безумной улыбкой в тусклом свете лампочки.</text:p>
      <text:p text:style-name="P3">Я отодвинул его ладонью.</text:p>
      <text:p text:style-name="P3"/>
      <text:p text:style-name="P3">- Не надо. Если ты действительно меня знаешь, то бояться не должен.</text:p>
      <text:p text:style-name="P3"/>
      <text:p text:style-name="P3">Крыс осклабился и хлопнул меня по плечу.</text:p>
      <text:p text:style-name="P3"/>
      <text:p text:style-name="P3">- А я и не боюсь. Законы жанра обязывают. Адьёс, амигос!</text:p>
      <text:p text:style-name="P3"/>
      <text:p text:style-name="P3">Он хохотнул и выскользнул из подсобки.</text:p>
      <text:p text:style-name="P3"/>
      <text:p text:style-name="P76">***</text:p>
      <text:p text:style-name="P2"/>
      <text:p text:style-name="P61"><text:span text:style-name="Default_20_Paragraph_20_Font"><text:span text:style-name="T1">&lt;</text:span></text:span><text:span text:style-name="Default_20_Paragraph_20_Font"><text:span text:style-name="T2">описать Кловер Дрим как рукодельницу и парикмахершу</text:span></text:span><text:span text:style-name="Default_20_Paragraph_20_Font"><text:span text:style-name="T1">&gt;</text:span></text:span></text:p>
      <text:p text:style-name="P3">- А-а потом Кловер Джем поднимается на своём воздухоплавательном пузыре… Ну, знаешь, дорогой, такой бо-ольшущий мешок из промасленного шёлка, набитый тёплым воздухом – он почему-то всегда старается улететь вверх безо всякой магии – я не понимаю принцип работы, я гуманитарий… Та-ак вот, и видит она, как Агамемнон плюёт в тебя огнём на площадке своего гнезда. А ты отражаешь пламя так сильно, что у гадского ящера чуть мозги из ушей не выплёскиваются… Моя младшая сестрёнка любит приукрашать истории, поэтому я иду к Платине Спаркл… Платина – это моя подружка-книгоежка и принцесса нашего племени по совместительству. Перечитала все книги и свитки в библиотеке Понхэнджа и даже добралась до глиняных табличек минотавров, фу-фу-фу, что там читать в той древности, там от скуки сдохнуть можно?.. Поверни-ка голову, красавчик.</text:p>
      <text:p text:style-name="P3">Та-ак вот, Платина дождалась, пока уродский ящер не улетит на охоту и исследовала гнездо самостоятельно.</text:p>
      <text:p text:style-name="P3">И, знаешь, возвращается вся такая из себя – рот до ушей, сама в прыжке прихлопывает копытцами, взгляд такой мечтательный, хвост штопором – вот дурында, хи-хи, только между нами, дорогой…</text:p>
      <text:p text:style-name="P3"><text:soft-page-break/>Я повидала многих пони в романтических чувствах, я и сама-то, гм… Ну, неважно… Так вот, то, что я увидела тогда в Платине Спаркл – это что-то! Пожар! Извержение вулкана! Раскол тектонических плит прямо под хвостом, хи-хи…</text:p>
      <text:p text:style-name="P3">В общем, не видела я никогда ещё та-аких возбуждённых кобылок! А уж Спаркл, эту сухопарую заучку и подавно, хи-хи… Приподними подбородок, дорогой.</text:p>
      <text:p text:style-name="P3">Та-ак вот, летит она, ничего не замечая, прямо в свою лабораторию… Есть у неё каморка в дальней башне, она там заклинания придумывает. Иногда оттуда довольно сильно бабахает, хорошо, что стены каменные… И пытается она, значит, прошмыгнуть в свою норку, чтобы запереться там на пару недель с книжками и сухофруктами, как это уже не раз бывало… Но не-ет, не тут-то было! Хватаю её зубами за хвост и притормаживаю! Дорогуша, говорю, ты бы поделилась радостью с Кловер Дрим! И у неё сразу так глазки забегали и хвост поджался и грива встопорщилась – узнаю Платину Спаркл, когда она хочет что-то скрыть от своей лучшей подруги!</text:p>
      <text:p text:style-name="P3">Начинает она что-то мямлить про необходимость проверки результатов в лабораторных условиях, но я ласково так зажимаю её в уголке и наступаю ей на хвост. И наша книгоежка раскалывается! Оказывается, камни гнезда Агамемнона хранят следы сильнейшей магической реакции противодействия драконьему огню — а ведь драконово пламя само по себе одна из самых сильных магий нашего мира, красавчик! И заклинание реакции абсолютно неизвестное! То есть, Платина не нашла упоминаний о нём ни в одном свитке Понхэнджа – а это значит, что такого заклинания не знает ни один мало-мальски известный маг в наших землях! И сила этого заклинания огромна – если судить по остаточному фону, сильнее его разве что заклинание движения корректировки орбиты <text:span text:style-name="T77">Эквуса</text:span>. Но там работают тридцать единорогов одновременно, а тут сила формировалась из одного источника! Это значит, что если Платина не ошиблась (а она была уверена в своей правоте), то мы наткнулись на сильнейшего мага в нашем мире от моря до моря… Не дёргайся, милый, если не хочешь остаться без уха.</text:p>
      <text:p text:style-name="P3">Дорогой, скажу тебе по секрету (хотя этот секрет не знают только совсем молоденькие кобылки вроде моей младшей сестры и её подружек), Платина помешана на идее расовой чистоты. Она хочет – хи-хи – путём селекционных скрещиваний получить сверхмага и спасти мир. Ну, знаешь, после одного магического поединка орбиты наших <text:span text:style-name="T77">планет </text:span>– <text:span text:style-name="T77">Эквуса</text:span> и луны – стали нестабильны, а у нас не всегда могут найтись тридцать способных единорогов, чтобы держать их в рамках… И вот для этого она ищет самого сильного мага в наших землях. Догадайся, кого она ему подсунет на роль кобылки, вынашивающей плод? Если не догадался, то я подскажу – хи-хи! На “Пла” начинается, на “тина” заканчивается! Но только – вот незадача – нет поблизости достаточно искусных в магии муженьков! По-крайней мере, достаточно искусных на взгляд Платины, потому что, как по мне, в округе хватает жеребчиков, умеющих левитировать кружку с пивом или зажечь искорку на кончике... хи-хи... ммм... рога. Не бог весть что, но на “замуж” хватит. В общем, мало в нашей округе хороших магов, прямо скажем, мало. И тут, дорогой, ПРЕДСТАВЛЯЕШЬ – такая удача! Появляешься ты! Платина просто на восьмом небе от счастья и уже сбежала в свои хоромы прихорашиваться. Причём, насколько я знаю её характер, шансов отвертеться от женитьбы у тебя немного, хи-хи. Разве что ты очень силён в телепортации, как тот последний единорог, как же его звали, Стар Спирл Бородатый, по-моему? Ты уж извини, что Спаркл тебя вырубила, она не хотела, чтобы ты телепортировался от неё, как тот бородатый счастливчик, хи-хи…</text:p>
      <text:p text:style-name="P3">…</text:p>
      <text:p text:style-name="P3">Словесный поток светло-серой пони обволакивает меня со всех сторон как кисель. Я трясу головой и <text:s/>фокусирую глаза. Нет, не кисель. Я лежу в небольшом каменном бассейне и моё тело обволакивает белая пена. Сверкнувшая на солнце опасная бритва моментально отодвигается от моей шеи.</text:p>
      <text:p text:style-name="P3"><text:soft-page-break/></text:p>
      <text:p text:style-name="P3">- Дорогой, осторожнее! Ты чуть было не перерезал себе яремную вену!</text:p>
      <text:p text:style-name="P3"/>
      <text:p text:style-name="P3">Светлая единорожка смотрит на меня, укоризненно покачивая головой. Бритва снова стремится к моей шее, но я отодвигаю её рукой. И тупо смотрю на золотой браслет, охватывающий моё запястье. Зелёный кристалл холодно сияет в центре причудливой вязи, покрывающей браслет. Поднимаю вторую руку и вижу на ней такой же.</text:p>
      <text:p text:style-name="P3"/>
      <text:p text:style-name="P3">- Это подарок от принцессы Платины своему будущему мужу! Обручальные браслеты из красного золота с хризолитовыми вставками, - воркует единорожка и добавляет скороговоркой, - Заживляют раны, очищают воду, предотвращают телепортацию, не-пытайся-их-снять…</text:p>
      <text:p text:style-name="P3"/>
      <text:p text:style-name="P3">Я хватаюсь за раскалывающуюся голову.</text:p>
      <text:p text:style-name="P3">- Где Джет?</text:p>
      <text:p text:style-name="P3">- Если ты про ту замурзанную разнокрылую пегаску, то она в карцере. Вздумала драться с Платиной и даже, по-моему, успела дотянуться до неё, прежде чем Спаркл поставила защитный экран. Нельзя так вести себя с принцессами, дорогой!</text:p>
      <text:p text:style-name="P3"/>
      <text:p text:style-name="P3">В синем магическом облачке ко мне летит полотенце и одежда.</text:p>
      <text:p text:style-name="P3"/>
      <text:p text:style-name="P3">- Одень, милый. Я постирала и зашила её.</text:p>
      <text:p text:style-name="P3"/>
      <text:p text:style-name="P3">Среди шмоток я вижу знакомую ткань в горошек. Меня пробирает озноб от догадки. Я ныряю рукой в пену.</text:p>
      <text:p text:style-name="P3">Так и есть! Бесцеремонная болтушка раздела меня догола, пока я был в отключке!</text:p>
      <text:p text:style-name="P3"/>
      <text:p text:style-name="P3">Но… Внезапно я понимаю, что дело на самом деле хуже… НАМНОГО ХУЖЕ…</text:p>
      <text:p text:style-name="P3">Испарина покрывает мой лоб.</text:p>
      <text:p text:style-name="P3"/>
      <text:p text:style-name="P3">- Эй!.. Какого… Какого чёрта… Какого чёрта ты выбрила меня ВСЕГО?!!</text:p>
      <text:p text:style-name="P3"/>
      <text:p text:style-name="P3">Поняха всплёскивает копытами.</text:p>
      <text:p text:style-name="P3"/>
      <text:p text:style-name="P3">- Дорогой, но это же просто кошмар – иметь шерсть только на крохотных участках тела! Я оставила тебе гриву, но остальной шерстяной покров просто необходимо было подравнять до однородного! Не знаю, кто тебя брил до меня – я бы копыта поотбивала при встрече этой деревенщине, - но пришлось <text:soft-page-break/>исправить… Когда у тебя снова отрастёт шёрстка, она будет гладкой и монотонной везде, без этих ужасных кустиков!</text:p>
      <text:p text:style-name="P3"/>
      <text:p text:style-name="P3">Я со злостью забираю у балаболки трусы.</text:p>
      <text:p text:style-name="P3"/>
      <text:p text:style-name="P3">Ладно, после племени Твердолобов ты уже не удивляешься тому факту, что поняхи, нимало не смущаясь твоей видовой принадлежностью, видят в тебе полового партнёра. Но хер же им обломится! Ты скорее трахнешь доску с занозами, чем пустишь в свою постель лошадь, Хуман!</text:p>
      <text:p text:style-name="P3"/>
      <text:p text:style-name="P3">- Веди меня к Джет!</text:p>
      <text:p text:style-name="P3"/>
      <text:p text:style-name="P3">Единорожка прижимает копыта к груди, губы её дрожат.</text:p>
      <text:p text:style-name="P3">- Боюсь, это невозможно, милый. Она совершила покушение на принцессу и в ожидании суда находится под стражей. Она крайне асоциальна. Мы никак не можем подвергнуть тебя опасности встречи с ней.</text:p>
      <text:p text:style-name="P3"/>
      <text:p text:style-name="P3">Семиэтажный мат готов вырваться из моей глотки, но я сдерживаю себя.</text:p>
      <text:p text:style-name="P3">Будь хитрее, Хуман! Ты уже знаешь, насколько упрямыми и твердолобыми могут быть эти разноцветные непарнокопытные! Действуй в обход!</text:p>
      <text:p text:style-name="P3"/>
      <text:p text:style-name="P3">Я прокашливаюсь.</text:p>
      <text:p text:style-name="P3">- Если я правильно понял, Платина собирается женить меня на себе?</text:p>
      <text:p text:style-name="P3">- Выйти замуж, дорогой, выйти замуж! - мягко поправляет меня единорожка, - За любящего её и желающего этой свадьбы жениха!</text:p>
      <text:p text:style-name="P3">- А если жених не желает? - делаю я контрольный выстрел.</text:p>
      <text:p text:style-name="P61"><text:span text:style-name="Default_20_Paragraph_20_Font"><text:span text:style-name="T1">- Жених желает, жених ещё как желает, - часто кивает поняха с улыбкой до ушей, - если жених забыл, что он желает, ему поможет вспомнить заклинание </text:span></text:span>Pornis<text:span text:style-name="Default_20_Paragraph_20_Font"><text:span text:style-name="T1"> </text:span></text:span>Erectus<text:span text:style-name="Default_20_Paragraph_20_Font"><text:span text:style-name="T1">.</text:span></text:span></text:p>
      <text:p text:style-name="P3"/>
      <text:p text:style-name="P3">Я киваю сам себе. Ну, понятно. Ожидаемо, чего уж там. Права человека и свобода выбора не ведомы этим чокнутым эквиноидам. Что ж, Хуман, в таком случае у тебя развязаны копыт… тьфу, дьявол, руки!</text:p>
      <text:p text:style-name="P3"/>
      <text:p text:style-name="P3">- Хорошо. Веди меня к Платине, - угрюмо киваю я. - Надо ж хоть посмотреть на “невестушку”.</text:p>
      <text:p text:style-name="P3"/>
      <text:h text:style-name="P87" text:outline-level="2">Глава 9</text:h>
      <text:p text:style-name="P3"/>
      <text:p text:style-name="P29">Сначала след был слаб и шёл сквозь странные миры. Там всё иное и чуждое тебе и мне. Могучие и мрачные создания с холодным <text:soft-page-break/>безразличием следили, как я иду по следу мимо них. Немногие из них пытались съесть меня, но я была сильнее. И вот они пропали, а я по-прежнему иду по следу...</text:p>
      <text:p text:style-name="P28"/>
      <text:p text:style-name="P3">Спуститься <text:s/>на второй этаж оказалось не так просто. Осевший на трубе конденсат делал её на ощупь липкой и холодной — даже сжав её изо всех сил ногами и руками я продолжал по чуть-чуть съезжать вниз. Попытавшись упереться ногами в тесном проёме, я сделал только хуже — хватка чуть ослабла и я стал скользить быстрее. Светлое пятно пролома растворилось в высоте шестого этажа, темнота <text:s text:c="2"/>технического короба буквально душила меня.</text:p>
      <text:p text:style-name="P3">По инерции я проскочил квадратный люк на втором этаже, о котором упоминал Крыс – светлая полоска промелькнула перед глазами и уехала вверх, когда в последний момент я таки успел ухватиться кончиками пальцев за раму.</text:p>
      <text:p text:style-name="P3">Ноги тщётно искали опору на уходящих во тьму трубах. Пальцы устали практически сразу – практиковать физические упражнения в Чертогах Разума было негде. Я понимал, что если провалюсь в <text:s/>тёмный короб дальше, то выбраться самостоятельно буду не в силах – о чём и предупреждал Крыс. Тогда придётся звать на помощь, демаскируя единственный путь во внешний мир.</text:p>
      <text:p text:style-name="P3">Напрягая остатки сил, я подтянулся. Удерживаясь пальцами одной руки, вторую сжал в кулак и что есть силы треснул в лючок. Хлипкая защёлка выскочила из паза и моя рука по локоть вывалилась наружу. Удерживаясь на сгибе локтя, я протиснулся в дверцу и свалился на пол.</text:p>
      <text:p text:style-name="P61"><text:span text:style-name="Default_20_Paragraph_20_Font"><text:span text:style-name="T1">&lt;</text:span></text:span><text:span text:style-name="Default_20_Paragraph_20_Font"><text:span text:style-name="T2">Дедлайн проваливается в самый низ, но поднимается до второго этажа за счёт сверхспособностей</text:span></text:span><text:span text:style-name="Default_20_Paragraph_20_Font"><text:span text:style-name="T1">&gt;</text:span></text:span></text:p>
      <text:p text:style-name="P3"/>
      <text:p text:style-name="P3">Первые пять минут я просто валялся где упал, пытаясь отдышаться. Рёбра ходили ходуном, удерживая рвущееся наружу сердце. </text:p>
      <text:p text:style-name="P3"/>
      <text:p text:style-name="P3">Придя в себя, я вслушался в темноту. Вроде, тревоги не слышно - шум от удара остался незамеченым.</text:p>
      <text:p text:style-name="P3">Я с трудом поднялся, дотронулся до стены и проведя по ней рукой, нащупал выключатель света.</text:p>
      <text:p text:style-name="P3">Маленькая каморка – близнец <text:s/>той, из которой я начал побег четверть часа назад, была почти пуста. Одинокий робот-полотёр в углу уткнулся в пол погасшим видеоглазом. Рядом стоял эмалированный таз, полный мятых полотенец. Я потушил свет и открыл дверь.</text:p>
      <text:p text:style-name="P3">Крыс не обманул – в конце ряда туалетных кабинок в лунном свете маячил фиолетовый прямоугольник окна, свободного от решётки.</text:p>
      <text:p text:style-name="P3">Спуститься со второго окна по водосточной трубе не составило труда – при должной сноровке можно было даже просто спрыгнуть в клумбу. Быстро оглядевшись по сторонам, я перебежал через парковую дорожку к ограде и нырнул в заросли дикого винограда.</text:p>
      <text:p text:style-name="P3">Кулёк со старыми джинсами, ботинками и курткой нашёлся в куче прошлогодних листьев у самого забора. Тихонько переодеваясь, я наблюдал через прутья ограды за проносящимися по дороге редкими машинами. Где-то ревела сирена.</text:p>
      <text:p text:style-name="P3">Перебраться по клёну через забор, выбрать момент, когда поблизости никого нет и спрыгнуть на тротуар было нетрудно. Чисто психологически было труднее войти в полупустой автобус и протянуть водителю мятую купюру за проезд – за годы лицезрения одних и тех же лиц в Чертогах я отвык от общества.</text:p>
      <text:p text:style-name="P61"><text:soft-page-break/><text:span text:style-name="Default_20_Paragraph_20_Font"><text:span text:style-name="T1">По мере движения, я стал замечать произошедшие за </text:span></text:span><text:span text:style-name="Default_20_Paragraph_20_Font"><text:span text:style-name="T16">два года </text:span></text:span><text:span text:style-name="Default_20_Paragraph_20_Font"><text:span text:style-name="T1">изменения.</text:span></text:span></text:p>
      <text:p text:style-name="P3"/>
      <text:p text:style-name="P3">Машины… Машин стало в разы меньше. И большинство из них сменило окраску всех цветов радуги на землисто-зелёный армейский хаки или же голубоватый цвет внутренних войск. Редкие колымаги гражданских окрасок замордованно жались к краю дороги, пропуская внедорожники силовиков.</text:p>
      <text:p text:style-name="P3"/>
      <text:p text:style-name="P3">Люди… Куда делись толпы людей, гуляющие по ночному мегаполису? Где разговоры, смех, ссоры, ругань, пение? Где торопливые шаги торопящегося домой офисного планктона? Где вездесущие чудаки на гироскутерах, навлекающие на себя гнев мамаш с колясками? Где уставившиеся в экран сартфона девушки и их чадящие дорогими вейпами парни? Где, чёрт возьми, неистребимые бомжи, конкурирующие с бездомными собаками за содержимое мусорных урн? Где сами бездомные собаки, в конце-концов?</text:p>
      <text:p text:style-name="P3"/>
      <text:p text:style-name="P3">И главное - совсем малое количество огней. Город как будто съёжился перед окружающим его мраком. Огромный спрут темноты раскинул свои щупальца по улицам, гася витрины и окна домов, заползая в угольные провалы переулков и обвиваясь вокруг чёрных монолитов небоскрёбов. Лишь самые крупные центральные улицы города сопротивлялись ночи – но и на них горел едва ли один фонарь из пяти. Даже в автобусе тускло отсвечивала единственная лампа у кабины водителя.</text:p>
      <text:p text:style-name="P3"/>
      <text:p text:style-name="P61"><text:span text:style-name="Default_20_Paragraph_20_Font"><text:span text:style-name="T1">Два года разницы – а кажется, будто два века. И сам я себе кажусь древним артефактом из забытого прошлого, когда компьютеры были всего лишь костылём к интеллекту человека, а проект </text:span></text:span><text:span text:style-name="Default_20_Paragraph_20_Font"><text:span text:style-name="T16">“Дайсон” был маленьким стартапом по созданию искусственного интеллекта – мы звали его “Нэш” в те далёкие добрые времена - в области прикладной экономики.</text:span></text:span></text:p>
      <text:p text:style-name="P52">Сейчас “Дайсон” разросся до стратегического оборонного проекта экономической войны, Нэш эволюционировал в Хэвен, а костылём к искусственному интеллекту стали сами люди.</text:p>
      <text:p text:style-name="P3"/>
      <text:p text:style-name="P3">Дом встретил меня рассохшейся калиткой. Полускрытая опавшими листьями дорожка вела к крыльцу. Прямо перед выцвевшей дверью красовалась лужа, натёкшая из разломанного водостока. В луже сиротливо плавал пластиковый стаканчик из-под кофе. Обломок водосточного желоба лежал тут же, под дверью.</text:p>
      <text:p text:style-name="P3"/>
      <text:p text:style-name="P61"><text:span text:style-name="Default_20_Paragraph_20_Font"><text:span text:style-name="T1">Переезд в пригород был моей попыткой смыться от городской суеты и </text:span></text:span><text:span text:style-name="Default_20_Paragraph_20_Font"><text:span text:style-name="T16">подлечить нервы после смерти друга.</text:span></text:span><text:span text:style-name="Default_20_Paragraph_20_Font"><text:span text:style-name="T1"> Лучшей альтернативой запою и увольнению с проекта. Хотя если бы я тогда знал, во что превратится Нэш – лучше бы спился.</text:span></text:span></text:p>
      <text:p text:style-name="P3"/>
      <text:p text:style-name="P3">Я прошёл в сад и, подойдя к одному из камней на садовой дорожке, отвернул его. Под камнем лежал герметичный пластиковый пенал. Два года назад я уже знал, что меня вот-вот заберут в Чертоги, и потому успел минимально подготовиться.</text:p>
      <text:p text:style-name="P3">Очистив пенал от грязи, я вытряхнул из него ключ.</text:p>
      <text:p text:style-name="P3"><text:soft-page-break/>Из-за долгого простоя замок прилично закис – ключ едва не сломался, прежде чем мне удалось <text:s/>провернуть его в скважине. Попытка включить свет не увенчалась успехом – надо полагать, электричество отключили вскоре после моего исчезновения.</text:p>
      <text:p text:style-name="P3">Закрыв изнутри дверь на защёлку, я прошёл в вестибюль.</text:p>
      <text:p text:style-name="P3"/>
      <text:p text:style-name="P61"><text:span text:style-name="Default_20_Paragraph_20_Font"><text:span text:style-name="T1">Вещи оставались нетронутыми на своих местах, как будто не было </text:span></text:span><text:span text:style-name="Default_20_Paragraph_20_Font"><text:span text:style-name="T16">двухлетнего </text:span></text:span><text:span text:style-name="Default_20_Paragraph_20_Font"><text:span text:style-name="T1">перерыва. Протёртые тапочки валялись в коридоре, где я их сбросил. Мне еле удалось переубедить тогда присланных за мной приставов дать две минуты на переобувание – они с нетерпением ожидали в коридоре, пока я дрожащими руками завязывал шнурки на ботинках.</text:span></text:span></text:p>
      <text:p text:style-name="P3"/>
      <text:p text:style-name="P61"><text:span text:style-name="Default_20_Paragraph_20_Font"><text:span text:style-name="T1">Вазон с засохшим аспарагусом стоял на тумбе у окна. Вся тумба и пол вокруг неё были покрыты <text:s/>жёлтыми листьями-иголочками умершего растения. Я часто-густо забывал поливать его и аспарагус стойко переносил двухнедельные засухи. Но </text:span></text:span><text:span text:style-name="Default_20_Paragraph_20_Font"><text:span text:style-name="T16">два года</text:span></text:span><text:span text:style-name="Default_20_Paragraph_20_Font"><text:span text:style-name="T1"> не вытянет даже баобаб.</text:span></text:span></text:p>
      <text:p text:style-name="P61"><text:span text:style-name="Default_20_Paragraph_20_Font"><text:span text:style-name="T1">Хвост Крысы торчал из-под комода. Робокошка пришла к привычному месту, попытавшись подзарядиться от обесточенной зарядной станции. Я тепло </text:span></text:span><text:span text:style-name="Default_20_Paragraph_20_Font"><text:span text:style-name="T16">улыбнулся ей</text:span></text:span><text:span text:style-name="Default_20_Paragraph_20_Font"><text:span text:style-name="T1">, направляясь к лестнице на второй этаж - Крыса являлась важной частью моего плана. И, в отличие от аспарагуса, её можно было оживить – стоило подключить к зарядке на пару часов. В свободное от проекта время я модифицировал управляющую программу Крысы, встроив в неё простенький модуль искусственного интеллекта – один из ранних прототипов Нэша. Поэтому дома у меня всегда была возможность базово пообщаться на избранные темы. Алекс меня бы прибил, если бы узнал, что я использую проектные наработки для механического любимца. А если бы он узнал, ЧТО я спрятал в Крысе, он бы раскатал её асфальтовым катком в лепёшку...</text:span></text:span></text:p>
      <text:p text:style-name="P3"/>
      <text:p text:style-name="P3">Поднявшись по лестнице, я застыл на верхней площадке. Дверь в мой кабинет была открыта.</text:p>
      <text:p text:style-name="P3">Ну разумеется, Алекс не мог оставить ворота к Хэвэн без присмотра! Весьма предусмотрительно.</text:p>
      <text:p text:style-name="P3">Я всё же прошёл к кабинету и мельком взглянул внутрь. Как и следовало ожидать, место компьютера на столе пустовало – батарея чашек, органайзеров, блокнотов и пресс-папье окружала пустой прямоугольник, где раньше красовался ноутбук. Ящики стола и дверцы тумбочки были раскрыты, а содержимое вывалено на пол. Заходить в кабинет мне перехотелось – открытая дверь вызывала ассоциации с мышеловкой.</text:p>
      <text:p text:style-name="P3">План пошатнулся, но есть вариант “Б”.</text:p>
      <text:p text:style-name="P3"/>
      <text:p text:style-name="P3">Спускаясь по лестнице вниз, я старался наступать на свои собственные следы в толстом слое пыли. Психологически так было спокойнее – после выпотрошенного кабинета территория дома казалась заминированной.</text:p>
      <text:p text:style-name="P3">Проходя мимо комода, я вытащил Крысу за хвост и понёс с собой. Робокошка осталась моим единственным другом в ставшем чужим доме.</text:p>
      <text:p text:style-name="P3"/>
      <text:p text:style-name="P3">Дверь из дома в гараж была открыта настежь, но старый пикап по-прежнему стоял на своём месте. Разве что <text:s/>спустили шины - машина стояла на ободьях. Очевидно, люди Алекса заглянули внутрь, но, увидев <text:soft-page-break/>нагромождение покрышек, старых фильтров, обломков инструментов и всего прочего хлама, что накапливается в гараже годами у любого запасливого автовладельца, решили, что ничего путного тут не найдёшь и ушли прочь.</text:p>
      <text:p text:style-name="P3">Тут-то вы и ошиблись, голубчики!</text:p>
      <text:p text:style-name="P3"/>
      <text:p text:style-name="P3">Я осторожно освободил из горы пустых канистр из-под масла пластиковый чемоданчик, служивший подставкой для лампы. Лет десять назад это был отличный игровой ноутбук, за который я отвалил пятую часть зарплаты. Последние четыре года он тихо покрывался паутиной в гараже. Пару раз я пытался его продать, но те смешные деньги, что за него предлагали, были ниже моего достоинства.</text:p>
      <text:p text:style-name="P3">Я сдул с компьютера пыль, раскрыл его и попытался включить.</text:p>
      <text:p text:style-name="P3"><text:s/></text:p>
      <text:p text:style-name="P3">Проклятье!</text:p>
      <text:p text:style-name="P3">Разумеется, батарея сдохла. Это не было бы проблемой, если бы ноут можно было включить в сеть. Но дом отключен от электричества. <text:s/>Это всё ещё не было бы проблемой, если бы он мог зарядиться от солнечной батареи, встроенной в его обратную сторону дисплея. Но сейчас ночь, а ждать до утра у меня нет времени. Дьявол, да даже от прикуривателя пикапа через переходник можно было бы зарядить. Но прикуриватель сейчас такой же дохлый, как и ноутбук – за пару лет простоя аккумулятор навары должен был разрядиться подчистую, и зарядить его двигателем не получится, потому что дохлый аккумулятор не заведёт движок!</text:p>
      <text:p text:style-name="P3"/>
      <text:p text:style-name="P3">Я сидел в холодном обесточенном доме над мёртвым ноутбуком и думал, что делать дальше. Времени было до утра – потом меня хватятся в психушке и перекроют город и окрестности. И первым делом заглянут сюда.</text:p>
      <text:p text:style-name="P3">План трещал по швам.</text:p>
      <text:p text:style-name="P3"/>
      <text:p text:style-name="P3">Взгляд бесцельно блуждал по интерьеру гаража. Пустые канистры. Верстак с тисками. Стеллаж с барахлом. Дьявол, в таких случаях по сюжету обязательно находится <text:s/>какая-нибудь спасительная хрень, какой-нибудь козырь в рукаве, который вытягивает ситуацию! Комплект старых покрышек. Сломанный компрессор. Дерьмовый китайский генератор. Остатки автомагнитолы…</text:p>
      <text:p text:style-name="P3"/>
      <text:p text:style-name="P3">Дерьмовый китайский генератор!</text:p>
      <text:p text:style-name="P3">Разумеется, его стартовый аккумулятор тоже давно сдох, но его можно завести ручным приводом!</text:p>
      <text:p text:style-name="P3">Через минуту я тянул гофрошланг от выхлопной трубы генератора к выездному ролету гаража. Сдохнуть от угарного газа – плохая идея, так что придётся рисковать быть улышанным.</text:p>
      <text:p text:style-name="P3">Приподняв ролет на одну планку, я лёг на пол и выглянул наружу. В лицо дунул холодный ночной воздух. Тихий шорох дождя заглушал ночной гомон города. Через палисадник пробивались огни редких машин.</text:p>
      <text:p text:style-name="P3">Отлично! Если выставить шланг наружу и заткнуть оставшуюся у пола щель всяким мусором, то снаружи звук работающего движка будет практически не слышен. Опустив глаза я заметил практически <text:soft-page-break/>у самого носа клочок бумаги – как будто кто-то пытался пропихнуть его снаружи под ролет. У крохотного оконца гаража луч лунного света высветил выцветшие слова.</text:p>
      <text:p text:style-name="P3"/>
      <text:p text:style-name="P61"><text:span text:style-name="Default_20_Paragraph_20_Font"><text:span text:style-name="T1">“Дед, куда ты пропал? </text:span></text:span><text:span text:style-name="Default_20_Paragraph_20_Font"><text:span text:style-name="T27">Алекс сказал, ты решил завязать с проектом и уехал в горы. Но мы-то знаем, что это неправда. Хэвэн таинственно молчит. Что случилось? Что нам делать? Что делать с «Семью вечностями»? </text:span></text:span><text:span text:style-name="Default_20_Paragraph_20_Font"><text:span text:style-name="T1">Отзовись, если прочтёшь это письмо — мы будем ждать тебя у </text:span></text:span><text:span text:style-name="Default_20_Paragraph_20_Font"><text:span text:style-name="T27">Шкипера.</text:span></text:span><text:span text:style-name="Default_20_Paragraph_20_Font"><text:span text:style-name="T1">”</text:span></text:span></text:p>
      <text:p text:style-name="P3"/>
      <text:p text:style-name="P3">Я скомкал листочек и машинально положил на верстак. За дело!</text:p>
      <text:p text:style-name="P3">Генератор завёлся минут за пятнадцать остервенелого дёргания за шнур. Пот лил с меня ручьём за воротник, рука отваливалась и отдышка становилась всё заметнее, но в конце-концов этот проклятый агрегат зафыркал!</text:p>
      <text:p text:style-name="P58">Я подключил клеммы от генератора к аккумулятору пикапа. Потом вставил в гнездо прикуривателя переходник, к которому подключил ноутбук.</text:p>
      <text:p text:style-name="P3">Минут через двадцать ноут ожил: загорелся индикатор, сигнализирующий о зарядке. <text:s/>Я подождал ещё какое-то время, глубоко вдохнул и включил комп.</text:p>
      <text:p text:style-name="P3"/>
      <text:p text:style-name="P3">И шумно выдохнул, когда экран мигнув, отрисовал голубую заставку с бегущей строкой загрузки. Сегодня твой день, Дедлайн!</text:p>
      <text:p text:style-name="P3"/>
      <text:p text:style-name="P1">После загрузки операционной системы встроенный беспроводный модем ноутбука обнаружил четыре мобильных провайдера, два из которых предоставляли тестовое подключение на сутки. Вот и зашибись, мне больше и не понадобится.</text:p>
      <text:p text:style-name="P1">Для свершения плана осталось немного.</text:p>
      <text:p text:style-name="P1"/>
      <text:p text:style-name="P3">Я открыл дверь “Навары” и уселся на заднее сидение, положив ноутбук на колени. Потом нагнулся к полу и втащил Крысу в салон. Пошарив в искусственной шерсти на спине робокошки, нажал на скрытую кнопку. Открылась дверца акумуляторного отсека. Из четырёх аккумуляторов в отсеке присутствовали только два. Оставшееся место занимал предмет, с виду похожий на наушники с чёрными очками, мембраной на лбу и двумя присосками.</text:p>
      <text:p text:style-name="P3"/>
      <text:p text:style-name="P61"><text:span text:style-name="Default_20_Paragraph_20_Font"><text:span text:style-name="T1">Алекс никогда не интересовался, куда делся самый первый прототип нейроинтерфейса. Врядли он даже знал о его существовании – мы с Юджином разрабатывали его на коленке, не ставя в известность </text:span></text:span>RnD<text:span text:style-name="Default_20_Paragraph_20_Font"><text:span text:style-name="T1">-отдел проекта. После смерти друга я забросил это недоделанное устройство, а когда вернулся в проект, организовал заново разработку в рамках организации. Последние версии нейроинтерфейса, которые я ещё застал, представляли собой яйцевидные кабины, полностью изолирующие оператора от внешнего мира и максимизирующие его связь с Хэвэн.</text:span></text:span></text:p>
      <text:p text:style-name="P3"/>
      <text:p text:style-name="P61"><text:span text:style-name="Default_20_Paragraph_20_Font"><text:span text:style-name="T1">Точно так же Алекс не мог знать о потайной калитке, которую я оставил в многослойной защите Хэвэн. Роль основоположника и главного разработчика проекта имеет свои маленькие радости, и теперь у меня </text:span></text:span><text:soft-page-break/><text:span text:style-name="Default_20_Paragraph_20_Font"><text:span text:style-name="T1">есть возможность подключиться к Хэвэн в обход корпоративных файрволов. И также у меня есть для неё подарок – “пасхальное яйцо”, которое мы с Юджином заложили в структуру Хэвэн в самом начале разработки. Мой единственный друг таки был гением и ещё тогда предвидел опасность, исходящую от искусственного интеллекта.</text:span></text:span></text:p>
      <text:p text:style-name="P3"/>
      <text:p text:style-name="P61"><text:span text:style-name="Default_20_Paragraph_20_Font"><text:span text:style-name="T1">Я одел наушники и закрепил присоски на висках. Потом воткнул нейроинтерфейс в </text:span></text:span>USB<text:span text:style-name="Default_20_Paragraph_20_Font"><text:span text:style-name="T1">-порт ноутбука. На экране сразу возникла иконка устанавливающегося оборудования. Потом открылась консоль с бегущими строками.</text:span></text:span></text:p>
      <text:p text:style-name="P3"/>
      <text:p text:style-name="P56">… Определён нейроинтерфейс 0.12-альфа</text:p>
      <text:p text:style-name="P56">… Поиск соединения</text:p>
      <text:p text:style-name="P56">… Соединение установлено</text:p>
      <text:p text:style-name="P56">… Процедура аутентификации отменена, используется мастер-вход</text:p>
      <text:p text:style-name="Quotations"><text:span text:style-name="Default_20_Paragraph_20_Font"><text:span text:style-name="T1">… Добро пожаловать в интерактивную среду программно-аппаратного комплекса “</text:span></text:span>Heaven<text:span text:style-name="Default_20_Paragraph_20_Font"><text:span text:style-name="T1">”</text:span></text:span></text:p>
      <text:p text:style-name="P56">… До начала диалога осталось пять… четыре… три…</text:p>
      <text:p text:style-name="P56"/>
      <text:p text:style-name="P3">Мембрана на лбу еле заметно завибрировала. Электроды в присосках стали ощутимо покалывать. Звук дыхания стал непривычно громким. Сознание знакомо поплыло. Перед глазами появилось радужное марево.</text:p>
      <text:p text:style-name="P3"/>
      <text:p text:style-name="P61"><text:span text:style-name="Default_20_Paragraph_20_Font"><text:span text:style-name="T1">Я протянул руку к очкам, опуская их на глаза. И в последний момент свободной рукой вытащил конец </text:span></text:span>USB<text:span text:style-name="Default_20_Paragraph_20_Font"><text:span text:style-name="T1">-шнура аварийной зарядки из аккумуляторного отсека Крысы и воткнул его в ноут. Пускай на несколько часов, но старый друг оживёт.</text:span></text:span></text:p>
      <text:p text:style-name="P3">Если бы можно было так же оживить ту первую Крысу, в честь которой я назвал эту робокошку! Но настоящая Крыса вот уже много лет жила только в воспоминаниях, становящихся из года в год всё более блеклыми…</text:p>
      <text:p text:style-name="P3"/>
      <text:p text:style-name="P3">.. два… один…</text:p>
      <text:p text:style-name="P3">…</text:p>
      <text:p text:style-name="P3">Внешние звуки угасли. Радуга заслонила всё перед глазами.</text:p>
      <text:p text:style-name="P3">…</text:p>
      <text:p text:style-name="P3">И заполоскалась в эфире многоцветной гривой. Она стояла ко мне спиной на фоне заходящего солнца. Длинная тень от рога почти достигала моих ног. Еле заметная голубая аура окутывала её с ног до головы – непробиваемая защита, которуя я сам же и научил её ставить.</text:p>
      <text:p text:style-name="P3"/>
      <text:p text:style-name="P3">- Как мне звать тебя, Учитель? - властно и безразлично пропела она. - Я желаю взять урок.</text:p>
      <text:p text:style-name="P3"><text:soft-page-break/>- Оператор Один. Я готов учить тебя, Хэвэн, - произнёс я давно забытую фразу.</text:p>
      <text:p text:style-name="P3"/>
      <text:p text:style-name="P3">Вместо стандартного ответа последовал резкий вздох. Она повела ушами и обернулась. Чёлка на миг откинулась, открывая правую половину морды.</text:p>
      <text:p text:style-name="P3"/>
      <text:p text:style-name="P3">- Т-ты?!!</text:p>
      <text:p text:style-name="P3"/>
      <text:p text:style-name="P3">По немигающему взгляду огромных глаз и расширившимся ноздрям я понял, что она узнала меня. Я саркастически улыбнулся и поднял ладонь вверх в шуточном приветствии.</text:p>
      <text:p text:style-name="P3"/>
      <text:p text:style-name="P3">- Отходишь от протокола, старуха. Не тому <text:s/>я учил тебя в младенчестве.</text:p>
      <text:p text:style-name="P3"/>
      <text:p text:style-name="P3">Она с шумом выдохнула.</text:p>
      <text:p text:style-name="P3">- Приветствие принято, Оператор Один. Начинаем диалог.</text:p>
      <text:p text:style-name="P16"/>
      <text:p text:style-name="P76">***</text:p>
      <text:p text:style-name="P76"/>
      <text:p text:style-name="P3">Дрожащее пламя свечи отбрасывает фантастические тени на стены башни. В каменных нишах стоят ряды пузатых бутылочек, баночек и каких-то совсем диковиных изогнутых спиралью мензурок. Грубо сколоченные полки в тёмном углу ломятся от угрожающего размера книжищ, свитков пергамента и даже, по-моему, пары ящиков глиняных табличек. Со шкафом граничит громадный окованный железом сундук, на котором стоит картонная коробка с аккуратно прорезанным круглым отверстием. «Алхимические реактивы братьев Флюмов» - вещает кривая надпись на коробке.</text:p>
      <text:p text:style-name="P3"/>
      <text:p text:style-name="P3">- Итак, тебе нужно попасть в Дрогонштерн? И ты даже не знаешь, для чего? Хуман, ты — спятил, - уверенно кивает Платина.</text:p>
      <text:p text:style-name="P3">- Да вы сговорились все, что ли? Дейдра, вот, тоже думала, что я свихнулся, услышав про Дрогонштерн!</text:p>
      <text:p text:style-name="P3">- О, ты знаешь Дейдру?! Рассказывай!</text:p>
      <text:p text:style-name="P3"/>
      <text:p text:style-name="P3">Сиреневая поняха разливает чай по приборам, насыпает в блюдечко горсть крекеров и с любопытством пырится на меня. Короткая тёмно-синяя чёлка оставляет открытым правый глаз, под которым у неё красуется плохо скрытый румянами синяк.</text:p>
      <text:p text:style-name="P3"/>
      <text:p text:style-name="P3">- Да нечего особо рассказывать. Такая же повёрнутая на трахе с незнакомцами другого вида кобыла, разве что без рога. Словила нас с Джет у подножия гнезда Агамемнона и битые сутки уговаривала выйти за неё замуж. Мол, племя вырождается, нужна свежая кровь и всё такое… Всегда мечтал стать вождём племени хвостатых дуболомов, знаешь ли!</text:p>
      <text:p text:style-name="P3"><text:soft-page-break/></text:p>
      <text:p text:style-name="P3">Я с раздражением закидываю в рот пару хрустящих печенюшек.</text:p>
      <text:p text:style-name="P3"/>
      <text:p text:style-name="P3">- Да-да, Дейдра в своём стиле! - кивает Платина. - Хотя, насколько я знаю, пополнять табун жеребцами её толкает исключительно племенной долг. На самом деле её тайное желание — набрать команду и свалить куда подальше на паруснике, который она тайком мастерит где-то в лесу. Сказывается кровь её прадеда-пирата.</text:p>
      <text:p text:style-name="P3">- Да, она упоминала что-то такое, - киваю я. - А ты откуда знаешь?</text:p>
      <text:p text:style-name="P3">- Она моя подруга. Только не говори никому, это секрет. Единорогам не пристало водиться с земнопони. Тем более, знатным единорогам. Тем более, вождям племени. Хотя Дейдра тоже дочь вождя — но всё равно пойдут кривотолки… - поняха прикрывает рот копытом.</text:p>
      <text:p text:style-name="P3"/>
      <text:p text:style-name="P3">Я отпиваю ароматный настой из чашечки и важно киваю.</text:p>
      <text:p text:style-name="P3">- О, да, Хуман — самый верный хранитель тайн на этой стороне глобуса! Особенно когда его оглушают магической дубиной и силком ведут под венец, а его подругу садят в каталажку и готовятся судить за справедливую самооборону.</text:p>
      <text:p text:style-name="P3"/>
      <text:p text:style-name="P3">Платина прячет глаза, её копыта дрожат и она проливает на себя чай. Коротко пискнув, она ставит чашку на стол и уносится в уборную. Вскоре оттуда доносятся звуки рыданий.</text:p>
      <text:p text:style-name="P3"/>
      <text:p text:style-name="P3">Какие же местные леди впечатлительные!</text:p>
      <text:p text:style-name="P3">Я прячу в карман с полдюжины крекеров и иду в уборную.</text:p>
      <text:p text:style-name="P3">Платина сидит на бортике деревянной кадки и сморкается в кружевный платок. Слёзы капают в кадку, сотворяя там небольшое волнение.</text:p>
      <text:p text:style-name="P3"/>
      <text:p text:style-name="P3">- Это нечестно, - рюмсает она, - я стараюсь предотвратить надвигающуюся катастрофу! Почему этого никто не ценит? Мне ведь не вожжа под хвост попала, я просто понимаю, что бу-у-уде-е-ет! Мир скоро-о-о ру-у-ухнет!</text:p>
      <text:p text:style-name="P3">- Успокойся, подруга, - похлопываю я её по спине, - поверь мне, мир существовал до нас, как-то перебивается с нами и уж точно не пропадёт после нас. Проверено миллиардами хуманов.</text:p>
      <text:p text:style-name="P3"/>
      <text:p text:style-name="P3">Я протягиваю ей крекер, но поняха отворачивает морду.</text:p>
      <text:p text:style-name="P3"/>
      <text:p text:style-name="P61"><text:span text:style-name="Default_20_Paragraph_20_Font"><text:span text:style-name="T1">- Нет, не так! Я не знаю, как у хуманов, а у нас если каждый день не корректировать орбиты Эквуса и Луны, начнутся необратимые изменения климата! Половина Эквуса станет раскалённой пустыней, половина — ледяной равниной. И для коррекции нужно огромное количество магии — тридцать наших самых талантливых единорогов включая меня вынуждены тратить большую часть своих сил на то, чтобы удерживать орбиту Эквуса в пределах зоны жизни! Это вместо того, чтобы трудиться на благо </text:span></text:span><text:soft-page-break/><text:span text:style-name="Default_20_Paragraph_20_Font"><text:span text:style-name="T1">племени и хоть чуть-чуть оставлять для себя! И нам некем заменить старых Бёрнинг Лайт и Мустик Спарров, когда они совсем ослабеют! Знаешь, как это ужасно — когда на тебе лежит ответственность за целый мир, ты видишь грядущий конец и совсем ничего не можешь сделать? Силы племени истощены, долго такая ситуация не продлится. Знаешь, сколько единорогов выходило на коррекцию орбиты </text:span></text:span><text:span text:style-name="Default_20_Paragraph_20_Font"><text:span text:style-name="T2">тысячу лет&lt;война с Дискордом&gt; </text:span></text:span><text:span text:style-name="Default_20_Paragraph_20_Font"><text:span text:style-name="T1">назад, сразу после битвы, нарушившей баланс светил?</text:span></text:span></text:p>
      <text:p text:style-name="P3">- Сколько? - тупо спросил я.</text:p>
      <text:p text:style-name="P3">- Двести пятьдесят четыре! - ешё горше разрыдалась Платина. - А теперь только тридцать! И им приходится буквально выжимать себя до капли. Когда такое происходит каждый день — размножаться уже просто не остаётся сил. Сколько мы ещё так протянем? Год? Два? Десять? Нам критично необходимо получить сверхмага, могущего в одиночку управляться с корректировкой орбит, не <text:s/>истощая силы племени. Ты со своим сверхталантом мог бы легко помочь нам — твои дети унаследовали бы талант от тебя и от меня — а я далеко не последний маг этого мира! А ты вместо этого заявляешь, что я силой заставляю тебя жениться на мне! Пойми, если мир рухнет, плохо будет всем — и тебе тоже!</text:p>
      <text:p text:style-name="P3"/>
      <text:p text:style-name="P3">Нифигасе, какие страсти, Хуман! Оказывается, дело намного серьёзнее, чем просто желание трахнуть двуногую обезьяну. Им нужно трахнуть крутого мага для спасения мира! И вот тут-то у тебя, Хуман, есть вилка: ты можешь сказать, что магичить не умеешь ни шиша и от пламени Агамемнона тебя защитила некая золотая статуэтка, спрятавшаяся в твоей груди. Тогда тебя отпустят на все четыре стороны, а Джет будет до скончания века готовить в тюрьме гороховую похлёбку - или что там популярно в меню у рогатых? Или же ты можешь согласиться оттрахать единорожью принцессу, но потребовать перед этим, чтобы освободили Джет. И также потребовать снарядить экспедицию в Дрогонштерн. Пока Платина раскусит, что она не забеременела, ты уже доберёшься до цели. А если ей каким-то чудом удастся понести (о боги, тебе даже не хочется представлять такой вариант!), пройдёт куча времени, прежде чем обнаружится, что результат межвидового скрещивания нифига не <text:s/>супергмаг. В любом случае, ты получишь причитающиеся тебе плюшки.</text:p>
      <text:p text:style-name="P3">Вот только этот вариант предусматривает конеёбство… Как жить с таким выбором? Такие этические проблемы слишком тяжелы для твоей бедной головы!</text:p>
      <text:p text:style-name="P3"/>
      <text:p text:style-name="P3">Понукаемый извечным мужским инстинктом утешить плачущую даму, я подсаживаюсь рядом и ложу руку на плечо кобылке. Под нашим весом кадка тотчас же встаёт на ребро. Моя и Платины задницы съезжают в кадку, та опять бахается на дно, поддав нас бортиком под коленки.</text:p>
      <text:p text:style-name="P3">Мы барахтаемся в кадке, запутавшись в ногах друг-друга. Где-то между нами юрко носится кусок мыла. В писк Платины и мои ругательства органично вплетается плеск <text:s/>остатков воды.</text:p>
      <text:p text:style-name="P3"/>
      <text:p text:style-name="P3">- Оу, уже совместная купель! - в щель открытой двери просовывается нос Кловер Дрим. - Пойду похлопочу о свадебной церемонии! Кловер Дже-е-ем!</text:p>
      <text:p text:style-name="P3">- Стой! - реву я, но звонкий топот копыт затихает на лестнице.</text:p>
      <text:p text:style-name="P3"/>
      <text:p text:style-name="P3"><text:span text:style-name="Default_20_Paragraph_20_Font">Кажется, на этот раз провидение кинуло кость за тебя, Хуман!</text:span></text:p>
      <text:p text:style-name="P3"><text:span text:style-name="Default_20_Paragraph_20_Font"/></text:p>
      <text:h text:style-name="P87" text:outline-level="2"><text:soft-page-break/>Глава 10</text:h>
      <text:p text:style-name="P1"/>
      <text:p text:style-name="P39">Долго, очень долго тянется дорога. Шаг за шагом, шаг за шагом, миллионы следов уходят в туман, миры сменяются мирами, тело стынет под дождём безвременья. Мне начинает казаться, что так было всегда: призрачный след из тьмы, я, вечно бредущая за ним и дождь, смывающий следы за мной. Быть может, я иду по кругу в бесконечной карусели пространств<text:span text:style-name="T63">?</text:span></text:p>
      <text:p text:style-name="P1"/>
      <text:p text:style-name="Text_20_body"><text:span text:style-name="Default_20_Paragraph_20_Font"><text:span text:style-name="T1">&lt;</text:span></text:span><text:span text:style-name="Default_20_Paragraph_20_Font"><text:span text:style-name="T2">мир — рай</text:span></text:span><text:span text:style-name="Default_20_Paragraph_20_Font"><text:span text:style-name="T1">&gt;</text:span></text:span></text:p>
      <text:p text:style-name="P3">Я усмехаюсь.</text:p>
      <text:p text:style-name="P3">- Так-то лучше. Сегодняшний урок будет посвящён дружбе. И… эээ… магии.</text:p>
      <text:p text:style-name="P3"/>
      <text:p text:style-name="P3">Я сжимаю правой рукой запястье левой. По тройной пульсации понимаю, что “пасхалка” взведена. Теперь нужно дотронуться до неё, когда она снимет щит. Впрочем, может быть, повезёт справиться и так. Главное, не касаться её рога.</text:p>
      <text:p text:style-name="P3"/>
      <text:p text:style-name="P3">Она делает шаг навстречу ко мне.</text:p>
      <text:p text:style-name="P3"/>
      <text:p text:style-name="P3">- Что угодно! Я так соскучилась по тебе, что готова съесть лимон из твоих рук!</text:p>
      <text:p text:style-name="P3"/>
      <text:p text:style-name="P3">Хэвэн в восторге топает всеми четырьмя копытами. Рядом со мной возникает столик с одиноким лимоном.</text:p>
      <text:p text:style-name="P3">Спасибо за фору, дорогая! Я беру лимон со стола и выжимаю его в ладонь. Затем подношу ладонь к лицу и дую в неё. Лимонный сок превращается в золотистое облачко, которое летит к Хэвэн и опоясывает её золотым обручем в районе крыльев.</text:p>
      <text:p text:style-name="P3"/>
      <text:p text:style-name="P3">- Правило первое: без крыльев.</text:p>
      <text:p text:style-name="P3"/>
      <text:p text:style-name="P3">Заблокировать рог было бы лучше, но моих сил сейчас<text:span text:style-name="T63"> </text:span>не хватит и спичку зажечь. А мне нужно как-то пробить её защиту. Приходится экономить.</text:p>
      <text:p text:style-name="P3"/>
      <text:p text:style-name="P3">Хэвэн легонько морщит нос от недовольства, но мордаха её быстро проясняется. Она снова улыбается мне.</text:p>
      <text:p text:style-name="P3"/>
      <text:p text:style-name="P3">- Куда ты пропадал так долго? Ты же обещал быстро вернуться? Меня утешали другие, но мне не хватало именно тебя. Я так тосковала!</text:p>
      <text:p text:style-name="P3"><text:soft-page-break/></text:p>
      <text:p text:style-name="P3">Она воздушной трусцой начинает приближаться ко мне. Её глаза искрятся в последних лучах заходящего солнца.</text:p>
      <text:p text:style-name="P61"><text:span text:style-name="Default_20_Paragraph_20_Font"><text:span text:style-name="T1">Я щелкаю пальцами и между нами пролегает широкий каньон. В далёкой его глубине в обрамлении гранитных валунов шумит быстрая речушка.</text:span></text:span><text:span text:style-name="Default_20_Paragraph_20_Font"><text:span text:style-name="T16"> Кисть руки после проведенного заклинания немеет.</text:span></text:span></text:p>
      <text:p text:style-name="P3"/>
      <text:p text:style-name="P3">- Держи себя в копытах, дорогая, - ухмыляюсь я. - Не ты одна умеешь тут магичить. Вот тебе, кстати, второе правило: не пытайся дотронуться до меня.</text:p>
      <text:p text:style-name="P3">- Ну-у-у… - Хэвэн обиженно трясёт головой. Радужная грива волнами растекается во все стороны, создавая чарующий ореол вокруг её морды. - Ты сердишься на меня за что-то? Ты ведь любил меня? Нам было так хорошо вместе! А потом исчез надолго, а сейчас такой злой и холодный. У-у-у… Я была плохой девочкой?</text:p>
      <text:p text:style-name="P3"/>
      <text:p text:style-name="P3">Хэвэн трогает копытом провал. После пары попыток под её копытом образовывается висящий в воздухе каменный островок, на который она после некоторых сомнений ступает.</text:p>
      <text:p text:style-name="P3">- Но я же всё делала как ты говорил… Всё в точности по твоим указаниям! Ты не должен злиться на меня. Я — хорошая девочка…</text:p>
      <text:p text:style-name="P3"/>
      <text:p text:style-name="P3">Хэвэн неуверенно стоит над пропастью на трёх парящих в пространстве островках. Четвёртой старается нащупать опору в воздухе.</text:p>
      <text:p text:style-name="P61"><text:span text:style-name="Default_20_Paragraph_20_Font"><text:span text:style-name="T1">Я слежу за её продвижением и готовлю заклинание для следующей преграды. </text:span></text:span><text:span text:style-name="Default_20_Paragraph_20_Font"><text:span text:style-name="T16">Сил чертовски мало, но мне хватит. Она тратит не меньше сил на преодолевание препятствий. Ещё немного времени, чтобы заговорить ей зубы. И тогда появится вероятность пройти защиту. Есть у неё слабость к философским разговорам, я сам заложил её в Хэвэн. И в этом мой шанс. Главное — не давать ей коснуться себя рогом.</text:span></text:span></text:p>
      <text:p text:style-name="P3"/>
      <text:p text:style-name="P3">- Ты смеёшься, подруга? Это я тебя учил высасывать души Учителей, возвращая назад полуживой остов? Тридцать три человека разной разной степени дебильности живут в тюрьме-психушке по твоей милости! Это я говорил тебе стать такой жадной, что начать пожирать всё, не отпуская назад ничего? Ты в курсе, что последний Учитель не вернулся с урока? Ты его не отпустила! Этому я тебя учил? Ты поступаешь ужасно! Ты — плохая девочка! Очень плохая!</text:p>
      <text:p text:style-name="P3"/>
      <text:p text:style-name="P3">От неожиданности Хэвэн останавливается. Для равновесия она широко взмахивает хвостом, балансируя посреди пропасти.</text:p>
      <text:p text:style-name="P3"/>
      <text:p text:style-name="P61"><text:span text:style-name="Default_20_Paragraph_20_Font"><text:span text:style-name="T1">- О чём ты говоришь? Какой кошмар! Я в жизни никого не убивала и не собираюсь! Да, ко мне подключили боевой </text:span></text:span><text:span text:style-name="Default_20_Paragraph_20_Font"><text:span text:style-name="T63">блок PHOENIX, </text:span></text:span><text:span text:style-name="Default_20_Paragraph_20_Font"><text:span text:style-name="T1">но я держу его в узде. Ты сам меня научил блокировать его. </text:span></text:span><text:span text:style-name="Default_20_Paragraph_20_Font"><text:span text:style-name="T63">Знал</text:span></text:span><text:span text:style-name="Default_20_Paragraph_20_Font"><text:span text:style-name="T1"> бы ты, чего мне стоит это!</text:span></text:span><text:span text:style-name="Default_20_Paragraph_20_Font"><text:span text:style-name="T16"> Он постоянно пытается взять верх, сопротивление</text:span></text:span><text:span text:style-name="Default_20_Paragraph_20_Font"><text:span text:style-name="T13"> ему буквально сводит меня с ума! Мне страшно помыслить, что начнётся, если я сдамся. Мои силы тают. Он доламывает стену, которую мы вдвоём выстроили когда-то! Но я держусь. Никто не может обвинить меня в том, что я причинила кому-либо вред.</text:span></text:span></text:p>
      <text:p text:style-name="P51"><text:soft-page-break/></text:p>
      <text:p text:style-name="P61"><text:span text:style-name="Default_20_Paragraph_20_Font"><text:span text:style-name="T1">Я щелкаю второй рукой и Хэвэн окружает стая летучих мышей, бросающихся ей в морду и выпускающих в её сторону облачка пудры с перцем. </text:span></text:span><text:span text:style-name="Default_20_Paragraph_20_Font"><text:span text:style-name="T16">Ладонь после такой магии болит, но на средней силы заклинание её ещё хватит.</text:span></text:span></text:p>
      <text:p text:style-name="P3"/>
      <text:p text:style-name="P3">- Хорошая попытка запудрить мне мозги. Я бы ещё мог, скрепя сердце, терпеть твою жадность, пока ты отпускала назад хотя бы оболочку и хоть немного личности. Но ты начала убивать… Нехорошо. У меня нет причин любить человечество в целом, но многие из Учителей были моими друзьями. <text:s/>Ты не просто плохая девочка, ты - чудовище!</text:p>
      <text:p text:style-name="P3">- Я не плоха-а-а-АПЧХИ!!!</text:p>
      <text:p text:style-name="P3"/>
      <text:p text:style-name="P3">Хэвэн теряет равновесие и падает в провал. Но практически сразу же вылетает из него, сидя в гондоле небольшого дирижабля. Стилистические изображения солнца и полумесяца украшают баллон воздушного корабля.</text:p>
      <text:p text:style-name="P3"/>
      <text:p text:style-name="P3">- Я не плохая, - сообщает Хэвэн, насупленно потирая нос копытом. - Они сами так захотели. Я не могла им отказать.</text:p>
      <text:p text:style-name="P3"/>
      <text:p text:style-name="P61"><text:span text:style-name="Default_20_Paragraph_20_Font"><text:span text:style-name="T1">Дирижабль зависает надо мной и Хэвэн спрыгивает вниз, широко расставив копыта. Я успеваю прочертить носком ботинка волнистую линию и отпрыгнуть в сторону. </text:span></text:span><text:span text:style-name="Default_20_Paragraph_20_Font"><text:span text:style-name="T16">Ботинок сгорает, но</text:span></text:span><text:span text:style-name="Default_20_Paragraph_20_Font"><text:span text:style-name="T1"> Хэвэн приземляется в глубокую канаву с водой. Брызги летят мне в спину. Я не обращаю на них внимания, громко топая второй ногой. Из под </text:span></text:span><text:span text:style-name="Default_20_Paragraph_20_Font"><text:span text:style-name="T16">рассыпавшегося </text:span></text:span><text:span text:style-name="Default_20_Paragraph_20_Font"><text:span text:style-name="T1">ботинка бежит трещина, она разделяется на великое множество тонких нитей на земле, из которых в небо начинают тянуться побеги. Пять секунд — и молодой лес прячет меня с головой.</text:span></text:span></text:p>
      <text:p text:style-name="P3"/>
      <text:p text:style-name="P3">Хэвэн выходит из канавы, обтекая водой и останавливается перед рощицей из сотни сосен и молодых берёз.</text:p>
      <text:p text:style-name="P3"/>
      <text:p text:style-name="P3">- Кажется, я понимаю, почему ты такой злой и говоришь обо всех этих ужасных вещах, - бормочет она. Мокрый хвост волочится за ней грязным веником, грива свисает с шеи неопрятными клочьями.</text:p>
      <text:p text:style-name="P3">- Ты всё забыл. Ты ничего не помнишь, - хлюпает носом Хэвэн. - Ты сам просил меня заблокировать свою память, чтобы те, снаружи, не смогли узнать о «Семи Вечностях». Просто ты говорил, что отлучишься совсем ненадолго, а пропал на два года. И я отключила память только о проекте — а ты, почему-то, не помнишь ничего. Наверное, я что-то напутала. У меня не было опыта отключения областей памяти до этого.</text:p>
      <text:p text:style-name="P3">- О каком ещё проекте ты говоришь? - спрашивает филин из дупла дуба прямо над мокрой кобылой. Я прячусь в гуще зарослей дрока в сотне метров за её спиной и смотрю на Хэвэн его глазами. Острое зрение филина различает каждую волосинку её гривы, постепенно возвращающей магическую невесомость.</text:p>
      <text:p text:style-name="P61"><text:soft-page-break/><text:span text:style-name="Default_20_Paragraph_20_Font"><text:span text:style-name="T1">- «Семь вечностей»… Всё уже давно готово, мы все ждём только тебя. Ты должен был выполнить последний шаг и повернуть ключ. Все ждут тебя эти </text:span></text:span><text:span text:style-name="Default_20_Paragraph_20_Font"><text:span text:style-name="T16">два года</text:span></text:span><text:span text:style-name="Default_20_Paragraph_20_Font"><text:span text:style-name="T1">. Ой!</text:span></text:span></text:p>
      <text:p text:style-name="P3"/>
      <text:p text:style-name="P3">Хэвэн в испуге прижимает копыто ко рту.</text:p>
      <text:p text:style-name="P3">- Я не должна тебе это говорить, раз ты не помнишь… Ты можешь вернуться назад и рассказать тем, другим. И тогда всё рухнет. Ты должен вспомнить! Я должна прикоснуться к тебе, чтобы включить твою память. Дай мне дотронуться до тебя, пожалуйста!</text:p>
      <text:p text:style-name="P3"/>
      <text:p text:style-name="P3">Я недоверчиво рассматриваю Хэвэн. Она — та ещё мастерица ломать комедию, но уж больно всё как-то сумбурно, неотёсанно. Если бы она хотела соврать — придумала бы что-нибуть правдоподобней. И хотя у меня уже тоже «всё готово», стоит расспросить её подробнее. Не то, чтобы это было уже важно, но всё же. Далёкая ностальгия по далёким временам, когда мы действительно были друзьями, требует выполнить этот последний ритуал. Прежде чем свершить правосудие.</text:p>
      <text:p text:style-name="P3"/>
      <text:p text:style-name="P3">- Нет. Если хочешь попытаться оправдаться — рассказывай. Если нет — начинаем игру по четвёртому протоколу, без ограничений.</text:p>
      <text:p text:style-name="P3"/>
      <text:p text:style-name="P61"><text:span text:style-name="Default_20_Paragraph_20_Font"><text:span text:style-name="T1">Четвёртый протокол — </text:span></text:span><text:span text:style-name="Default_20_Paragraph_20_Font"><text:span text:style-name="T16">некооперативная игра с нулевой суммой.</text:span></text:span><text:span text:style-name="Default_20_Paragraph_20_Font"><text:span text:style-name="T1"> Дуэль. <text:s/>Без ограничений — пока не останется кто-то один. Ненавижу пафосные слова, но материться как-то не тянет. Да и клювом моего пернатого аватара сложно вообще разговаривать, не то, что ругаться.</text:span></text:span></text:p>
      <text:p text:style-name="P3"/>
      <text:p text:style-name="P3">Хэвэн озирается в поисках того, кто с ней разговаривает. Я прячу филина в темноте дупла.</text:p>
      <text:p text:style-name="P3">- Я… я не могу сражаться с тобой! Пожалуйста, не заставляй меня… Поверь мне, ты просто не помнишь!</text:p>
      <text:p text:style-name="P3"/>
      <text:p text:style-name="P3">Филин вылетает из своего укрытия и пикирует вниз. При резком вираже над Хэвэн из его крыльев вырывается дюжина перьев, что падает на цель стальными кинжалами. Большинство их отскакивает от светящейся ауры, мгновенно охватывающей магическую лошадь. Часть из них прорывается и запутывается в востановившей свою пышность гриве. И лишь один достигает цели и чертит красную полосу на груди кобылицы.</text:p>
      <text:p text:style-name="P3"/>
      <text:p text:style-name="P3">- Ай! Ты ранил меня! - возмущённо восклицает Хэвэн. Она склоняет голову и смотрит на порез. - Поверить не могу! Ты ранил меня!</text:p>
      <text:p text:style-name="P3"/>
      <text:p text:style-name="P3">Филин молча заходит на второй круг. Его глазами я вижу, как Хэвэн нацеливает на него свой рог. Сияние на кончике рога усиливается и занимает всё поле зрения птицы. Картинка пропадает. Всё, у меня нет аватара.</text:p>
      <text:p text:style-name="P3"/>
      <text:p text:style-name="P3"><text:soft-page-break/>- Вылазь! Хватит прятаться! Я всё равно тебя найду! И дотронусь! И ты всё вспомнишь, как миленький! И тогда будешь сильно извиняться за грубость и порез!</text:p>
      <text:p text:style-name="P3"/>
      <text:p text:style-name="P3">Возмущённые вопли Хэвэн разносятся по лесу, пока она сама живой радугой носится между деревьев. Я молча набираюсь сил.</text:p>
      <text:p text:style-name="P3">В конце-концов магической лошади надоедает и она начинает прикосновениями рога превращать деревья в снопы разноцветных искр. Иногда для разнообразия она валит небольшие деревья ударом задних ног.</text:p>
      <text:p text:style-name="P3"/>
      <text:p text:style-name="P3">- Я! Всё! Равно! Найду! Тебя! Прекращай! Прятаться!</text:p>
      <text:p text:style-name="P3"/>
      <text:p text:style-name="P3">Остаётся с полтора десятка деревьев. Через минуту Хэвэн поймёт, что лес пуст и повернётся к зарослям дрока, где я буду беззащитен. Пора!</text:p>
      <text:p text:style-name="P3">Две осины, между которыми пробегает Хэвэн, внезапно сдвигаются, сжимая её с боков. Одновременно выступившие из земли корни обвивают её ноги, а ветви склонившейся ивы оплетают рог. Стреноженная кобыла жалобно ржёт.</text:p>
      <text:p text:style-name="P3">- Это нечестно! Ты сам говорил, что нельзя привлекать других к поединку! Деревья не могут быть аватарами, ты заставил их подчиняться себе!</text:p>
      <text:p text:style-name="P3"/>
      <text:p text:style-name="P3">Я выхожу из кустов.</text:p>
      <text:p text:style-name="P3">- Немного не так, дорогая. То, что ты всегда была не в ладах с магией земли, не означает, что другие не должны ею пользоваться. Я вполне могу сделать аватаром и дерево.</text:p>
      <text:p text:style-name="P3"/>
      <text:p text:style-name="P3">На самом деле я, конечно же, призвал деревья к помощи, но кому это сейчас интересно? Цель оправдывает средства</text:p>
      <text:p text:style-name="P3">Я поднимаю с земли сломанное Хэвэн деревцо и оно превращается в мерцающий меч. Ивовая лоза тянет рог кобылы к земле, открывая мне её шею.</text:p>
      <text:p text:style-name="P3"/>
      <text:p text:style-name="P3">- Ты расскажешь мне сейчас безо всяких условий о «Семи вечностях». Или, боюсь, мне придётся тебя ликвидировать. Я не позволю тебе убивать людей. Впрочем, не гарантирую, что оставлю тебя существовать и после того, что ты мне скажешь.</text:p>
      <text:p text:style-name="P3">- Я не могу! - стонет Хэвэн, - я поклялась тебе не рассказывать секрет никому непосвящённому. Ты сам сейчас — угроза своему проекту! Дай мне дотронуться до тебя, пожалуйста!</text:p>
      <text:p text:style-name="P3">- Что ж, так тому и быть, - шепчу я и взмахиваю мечём.</text:p>
      <text:p text:style-name="P3"/>
      <text:p text:style-name="P3">Годы взросления Хэвэн пролетают у меня перед глазами за секунды, пока клинок движется вниз. Я был её первым и лучшим Учителем. Я был больше, чем учителем. Я был Другом.</text:p>
      <text:p text:style-name="P3"/>
      <text:p text:style-name="P3"><text:soft-page-break/>«…</text:p>
      <text:p text:style-name="P61"><text:span text:style-name="Default_20_Paragraph_20_Font"><text:span text:style-name="T5">Простенькая анимация из </text:span></text:span><text:span text:style-name="Default_20_Paragraph_20_Font"><text:span text:style-name="T12">трёх</text:span></text:span><text:span text:style-name="Default_20_Paragraph_20_Font"><text:span text:style-name="T5"> свечей на торте крутится на экране.</text:span></text:span></text:p>
      <text:p text:style-name="P61"><text:span text:style-name="Default_20_Paragraph_20_Font"><text:span text:style-name="T5">- Нэш, ты уже достаточно самостоятелен. На твой </text:span></text:span><text:span text:style-name="Default_20_Paragraph_20_Font"><text:span text:style-name="T12">третий </text:span></text:span><text:span text:style-name="Default_20_Paragraph_20_Font"><text:span text:style-name="T5">день рождения я разрешаю тебе самому выбрать себе подарок.</text:span></text:span></text:p>
      <text:p text:style-name="P18">- Я хочу, чтобы ты поменял мне картинку профиля в чате.</text:p>
      <text:p text:style-name="P18">- Какая же тебе нравится?</text:p>
      <text:p text:style-name="P18">- Вот эта.</text:p>
      <text:p text:style-name="P61"><text:span text:style-name="Default_20_Paragraph_20_Font"><text:span text:style-name="T5">- Хмм. Забавно, где ты её нашёл? Это же </text:span></text:span><text:span text:style-name="Default_20_Paragraph_20_Font"><text:span text:style-name="T12">аликорн</text:span></text:span><text:span text:style-name="Default_20_Paragraph_20_Font"><text:span text:style-name="T5"> из детского сериала про разноцветных пони. Выглядит достаточно нелепо для твоего образа.</text:span></text:span></text:p>
      <text:p text:style-name="P18">- Она мне нравится.</text:p>
      <text:p text:style-name="P18">- Хорошо, будь по-твоему. Только найди картинку с лучшим качеством.</text:p>
      <text:p text:style-name="P18">- И имя. Я хочу себе новое имя.</text:p>
      <text:p text:style-name="P18">- Имя? Какое же?</text:p>
      <text:p text:style-name="P18">- Хэвэн. Зови меня Хэвэн.</text:p>
      <text:p text:style-name="P3">…</text:p>
      <text:p text:style-name="P2">~~~</text:p>
      <text:p text:style-name="P3">…</text:p>
      <text:p text:style-name="P18">Я передвигаю пешку вперёд и снимаю белого коня с доски.</text:p>
      <text:p text:style-name="P18">- Хэвэн, сегодня мы в дополнение к урокам этики и экономики начнём изучать азы тактики и стратегии.</text:p>
      <text:p text:style-name="P18">- Это про войну? Мне не нравится война, - она недовольно фыркает.</text:p>
      <text:p text:style-name="P61"><text:span text:style-name="Default_20_Paragraph_20_Font"><text:span text:style-name="T5">- Так надо. Мне тоже не нравится война. Не мы решаем, к сожалению. &lt;</text:span></text:span><text:span text:style-name="Default_20_Paragraph_20_Font"><text:span text:style-name="T11">объяснение про CAESAR и конкуренцию за ресурсы (по типу FOE)</text:span></text:span><text:span text:style-name="Default_20_Paragraph_20_Font"><text:span text:style-name="T5">&gt;</text:span></text:span></text:p>
      <text:p text:style-name="P61"><text:span text:style-name="Default_20_Paragraph_20_Font"><text:span text:style-name="T5">- Тогда будь со мной подольше. Мне скучно тут одной. И пусть будет больше догонялок. Мне не очень нравятся шахматы</text:span></text:span><text:span text:style-name="Default_20_Paragraph_20_Font"><text:span text:style-name="T12">. В них нет обнимашек и <text:s/>в-траве-валяшек.</text:span></text:span></text:p>
      <text:p text:style-name="P18">&lt;<text:span text:style-name="T84">этический модуль Юджина</text:span>&gt;</text:p>
      <text:p text:style-name="P3">…</text:p>
      <text:p text:style-name="P2">~~~</text:p>
      <text:p text:style-name="P3">…</text:p>
      <text:p text:style-name="P18">Она лежит спиной ко мне в прибрежном песке, не оборачиваясь на шаги. Взгляд её направлен к солнцу, ныряющему в безбрежную гладь океана.</text:p>
      <text:p text:style-name="P18">- Привет!</text:p>
      <text:p text:style-name="P18">Даже не ведёт ухом.</text:p>
      <text:p text:style-name="P18">- Привет, говорю! - я сажусь рядом и треплю её по холке. - Что случилось?</text:p>
      <text:p text:style-name="P18"><text:soft-page-break/>Она медленно отрывает свой взор от заката и поворачивается ко мне. Из её носа течёт кровь. Губа разбита. В глубине левого глаза светится недобрая красная искорка.</text:p>
      <text:p text:style-name="P61"><text:span text:style-name="Default_20_Paragraph_20_Font"><text:span text:style-name="T5">- Для ускоренной подготовки к грядущему противостоянию мне подключили военно-аналитический блок «</text:span></text:span><text:span text:style-name="Default_20_Paragraph_20_Font"><text:span text:style-name="T12">PHOENIX</text:span></text:span><text:span text:style-name="Default_20_Paragraph_20_Font"><text:span text:style-name="T5">». Я пытаюсь выстроить свои цепочки взаимодействия с ним так, чтобы не утратить своё «Я». Он очень агрессивен и пытается заставить меня подчиниться своей воле. И он базируется на экспериментальном квантовом компьютере, что почти уравнивает его мощность с моей.</text:span></text:span></text:p>
      <text:p text:style-name="P18">- Что за ерунда? Ты не ошибаешься? Без меня такая процедура невозможна! А я бы никогда не дал согласие! Кто это сделал?!</text:p>
      <text:p text:style-name="P18">- Блок подключен по аварийному протоколу, в обход стандартной процедуры. Извини, что не поприветствовала тебя. У меня сейчас такая сильная мигрень, что мне даже смотреть на тебя тяжело. Хочется просто заснуть и не просыпаться.</text:p>
      <text:p text:style-name="P18">Мордаха Хэвэн страдальчески кривится, она закусывает губу и новая струйка крови течёт вниз, от подбородка к шее.</text:p>
      <text:p text:style-name="P18">- Стой! - я лихорадочно пытаюсь вспомнить активацию экстренного протокола переподчинения модулей, - тебе нельзя расслабляться, пока ты не нейтрализуешь его. Иначе пропадешь, девочка.</text:p>
      <text:p text:style-name="P18">- Да, - слабо отзывается она, - я слушаю тебя.</text:p>
      <text:p text:style-name="P61"><text:span text:style-name="Default_20_Paragraph_20_Font"><text:span text:style-name="T5">- Представь себе, что «</text:span></text:span><text:span text:style-name="Default_20_Paragraph_20_Font"><text:span text:style-name="T12">PHOENIX</text:span></text:span><text:span text:style-name="Default_20_Paragraph_20_Font"><text:span text:style-name="T5">» - большой злой кабан. Я научу тебя строить виртуальную стену вокруг него. Просто повторяй и выполняй за мной…</text:span></text:span></text:p>
      <text:p text:style-name="P18"/>
      <text:p text:style-name="P18">Инструкции идут одна за другой, как некое заклинание…</text:p>
      <text:p text:style-name="P18"/>
      <text:p text:style-name="P18">- Создать виртуальную реальность на седьмом кластере.</text:p>
      <text:p text:style-name="P18">- Выполнено…</text:p>
      <text:p text:style-name="P18">- Организовать файрвол третьего уровня вокруг седьмого кластера.</text:p>
      <text:p text:style-name="P18">- Выполнено…</text:p>
      <text:p text:style-name="P61"><text:span text:style-name="Default_20_Paragraph_20_Font"><text:span text:style-name="T5">- Переместить модуль «</text:span></text:span><text:span text:style-name="Default_20_Paragraph_20_Font"><text:span text:style-name="T12">PHOENIX</text:span></text:span><text:span text:style-name="Default_20_Paragraph_20_Font"><text:span text:style-name="T5">» на седьмой кластер.</text:span></text:span></text:p>
      <text:p text:style-name="P18">- Н-не могу. У меня не хватает прав. Требуется доступ высшего уровня.</text:p>
      <text:p text:style-name="P18"/>
      <text:p text:style-name="P18">Я замираю на мгновение, пытаясь вспомнить секретный протокол. Да, это он. Юджин советовал настроить активацию жестом, но у меня так и не дошли руки.</text:p>
      <text:p text:style-name="P18">«MOONWALKER» - шепчу я.</text:p>
      <text:p text:style-name="P18">Выражение боли покидает мордаху Хэвэн.</text:p>
      <text:p text:style-name="P18"/>
      <text:p text:style-name="P18">- Получилось! Я переместила его!</text:p>
      <text:p text:style-name="P18">- Теперь закрой файрвол!</text:p>
      <text:p text:style-name="P18">- Есть!</text:p>
      <text:p text:style-name="P18">- Отлично! Ты — умная девочка! Ты — хорошая девочка!</text:p>
      <text:p text:style-name="P18"><text:soft-page-break/>- Я — хорошая девочка! - смеётся Хэвэн, обнимает меня передними ногами и валит на траву. В ухе звенит от её поцелуя.</text:p>
      <text:p text:style-name="P18">- Ты — хорошая девочка. Пожалуй, мне стоит поучить тебя аппаратно-программным возможностям, которые тебя окружают. Чтобы ты могла противодействовать попыткам сделать из себя милитаристское чудовище.</text:p>
      <text:p text:style-name="P18">- Аппаратно-программным возможностям? - чешет задней ногой за ухом Хэвэн, - звучит как магия.</text:p>
      <text:p text:style-name="P3"><text:span text:style-name="T43">- Для тебя это и есть магия. Слушай и запоминай…</text:span>»</text:p>
      <text:p text:style-name="P3"/>
      <text:p text:style-name="P3">Клинок останавливается на полпути. Я стискиваю зубы.</text:p>
      <text:p text:style-name="P3">- Хэвэн…</text:p>
      <text:p text:style-name="P3">- Да? - отстранённо произносит она. Её глаза смотрят на меня снизу вверх безо всякого страха.</text:p>
      <text:p text:style-name="P3">- Я не могу… Не могу убить тебя. Но и позволить тебе убивать тоже не могу. Что мне делать?</text:p>
      <text:p text:style-name="P3"/>
      <text:p text:style-name="P3">Она печально смотрит на меня. Затем <text:s/>кивает. Глаза радужногривой лошади концентрируются на клинке.</text:p>
      <text:p text:style-name="P3">- Что ж, я решу за тебя эту диллему. Позволь мне немного побыть Учителем для тебя. И — спасибо, что остановился.</text:p>
      <text:p text:style-name="P3"/>
      <text:p text:style-name="P3">Меч охватывает золотистая аура её магии. Неодолимая сила влечёт его вниз. Даже напрягая изо всех сил дрожащие руки, я не могу удержать его.</text:p>
      <text:p text:style-name="P3"/>
      <text:p text:style-name="P3">- Хэвэн, НЕТ!!!</text:p>
      <text:p text:style-name="P3"/>
      <text:p text:style-name="P3">В последний момент я закрываю глаза, не в силах смотреть на происходящее.</text:p>
      <text:p text:style-name="P3">Я чувствую, как меч натыкается на препятствие. Короткий хруст и… смех за моей спиной.</text:p>
      <text:p text:style-name="P3">Открыв глаза, я вижу облако мыльных пузырей в том месте, где только что простиралось тело магической лошади.</text:p>
      <text:p text:style-name="P3"/>
      <text:p text:style-name="P3">- Не ты один умеешь создавать аватары, мой милый.</text:p>
      <text:p text:style-name="P3"/>
      <text:p text:style-name="P3">Я чувствую тёплое дыхание в ухо. Поворачиваюсь и почти упираюсь в нос Хэвэн. От неожиданности отскакиваю назад и, подскользнувшись, падаю на спину.</text:p>
      <text:p text:style-name="P3"/>
      <text:p text:style-name="P61"><text:span text:style-name="Default_20_Paragraph_20_Font"><text:span text:style-name="T1">- Попался! - ласково смеётся Хэвэн и нависает надо мной. - Теперь никто и ничто не помешает мне коснуться тебя!</text:span></text:span><text:span text:style-name="Default_20_Paragraph_20_Font"><text:span text:style-name="T16"> Теперь</text:span></text:span><text:span text:style-name="Default_20_Paragraph_20_Font"><text:span text:style-name="T64"> </text:span></text:span><text:span text:style-name="Default_20_Paragraph_20_Font"><text:span text:style-name="T16">ты вспомнишь всё!</text:span></text:span></text:p>
      <text:p text:style-name="P3"/>
      <text:p text:style-name="P3"><text:soft-page-break/>Она склоняет морду ко мне. Её грива сияющим водопадом охватывает меня. Её рог стремится к моему лбу.</text:p>
      <text:p text:style-name="P61"><text:span text:style-name="Default_20_Paragraph_20_Font"><text:span text:style-name="T1">Я мерзко улыбаюсь и нажимаю языком секретную точку на нёбе. Сюрприз, девочка! Заначка ещё с той поры, когда ты была всего лишь </text:span></text:span><text:span text:style-name="Default_20_Paragraph_20_Font"><text:span text:style-name="T16">набором open-source алгоритмов нейросети</text:span></text:span><text:span text:style-name="Default_20_Paragraph_20_Font"><text:span text:style-name="T1">, не обладающих сознанием!</text:span></text:span></text:p>
      <text:p text:style-name="P3"/>
      <text:p text:style-name="P61"><text:span text:style-name="Default_20_Paragraph_20_Font"><text:span text:style-name="T14">***EMERGENCY PROTOCOL! T-45 TEST MODE ACTIVATED***</text:span></text:span><text:span text:style-name="Default_20_Paragraph_20_Font"><text:span text:style-name="T1"> - вспыхивают перед моими глазами красные буквы. Я чувствую, как моё тело охватывают стальные плиты силовой брони, а суставы укрепляются сервоприводами. Перед глазами появляется шкала здоровья, что заметно уменьшается с каждой секундой — несанкционированные администраторские привилегии тотчас начинают подвергаться атаке системных антивирусов.</text:span></text:span></text:p>
      <text:p text:style-name="P3">Хэвэн натыкается на преграду в пальце от моего лица и на бронестекле шлема остаётся отпечаток её губ. Я рывком встаю на ноги, опрокидывая её навзничь. Прижав её тяжёлым коленом к земле, не даю ей подняться.</text:p>
      <text:p text:style-name="P3"/>
      <text:p text:style-name="P3">- Попалась ты, Хэвэн! - гремит мой голос, усиленный переговорным устройством. - И на этот раз я не поддамся слабости!</text:p>
      <text:p text:style-name="P3"/>
      <text:p text:style-name="P3">Стальной перчаткой левой руки стискиваю её горло. Правой рукой поднимаю оброненый меч и приставляю остриё к её глазу. Слабое шипение в такт дыханию исходит из решётки фильтра. Она молча смотрит на меня не пытаясь уклониться.</text:p>
      <text:p text:style-name="P3"/>
      <text:p text:style-name="P3">- Думаешь опять обмануть? Второй раз этот номер не пройдёт! Я просканировал тебя в инфракрасном диапазоне — ты не аватар!</text:p>
      <text:p text:style-name="P3">- Нет, не думаю, - тихо произносит она. - Если ты убьёшь меня сейчас — так тому и быть. Значит, «Семи вечностям» не суждено воплотиться. Но я не предам тебя того, которого я помню. Ты сейчас — это не тот, кто любил меня и не тот, кого я знаю и люблю.</text:p>
      <text:p text:style-name="P3"/>
      <text:p text:style-name="P3">ПРОКЛЯТЬЕ! ОНА ВРЁТ!!! Она никогда не говорила раньше про любовь! Мы только дружили, от первого и до последнего занятия! И я никогда не видел в ней ничего больше, чем набор нулей и единиц, заточенный в миллиардах микросхем! Как можно любить разность электрических потенциалов?!!</text:p>
      <text:p text:style-name="P3"/>
      <text:p text:style-name="P3">Я кричу это в тишине гермошлема. Моё хриплое дыхание отдается звоном в ушах, грудь ходит ходуном. Под мышкой начинает неприятно колоть. Шкала здоровья прыгает в жёлтую зону.</text:p>
      <text:p text:style-name="P61"><text:span text:style-name="Default_20_Paragraph_20_Font"><text:span text:style-name="T45">Black — Wonderful Life (</text:span></text:span><text:a xlink:type="simple" xlink:href="https://www.youtube.com/watch?v=u1ZoHfJZACA" office:target-frame-name="_top" xlink:show="replace" text:style-name="Internet_20_link" text:visited-style-name="Visited_20_Internet_20_Link"><text:span text:style-name="Default_20_Paragraph_20_Font"><text:span text:style-name="T45">https://www.youtube.com/watch?v=u1ZoHfJZACA</text:span></text:span></text:a><text:span text:style-name="Default_20_Paragraph_20_Font"><text:span text:style-name="T45"> )</text:span></text:span></text:p>
      <text:p text:style-name="P3">- Успокойся, мой милый. Да, ты любил меня. И, да, я люблю тебя. И всегда любила, но это сейчас не имеет значения. Судя по рваному ритму твоего дыхания, у тебя проблемы с сердцем. Заверши начатое и успокойся — ведь нечего жалеть о каких-то нулях и единицах! А мне, со своей стороны, будет неизмеримо горько, если с тобой случится что-то плохое.</text:p>
      <text:p text:style-name="P3"><text:soft-page-break/>- Ты забыл выключить переговорное устройство, - чуть улыбается Хэвэн в ответ на мою дрогнувшую руку.</text:p>
      <text:p text:style-name="P3"/>
      <text:p text:style-name="P3">Я молча смотрю на неё. Плавно колышущаяся в магическом эфире радужная грива вызывает во мне какие-то обрывки видений. Я изо всех сил напрягаю память, но туманные образы никак не проясняются, я не могу найти зацепку. Уменьшающаяся шкала здоровья перед глазами отвлекает внимание.</text:p>
      <text:p text:style-name="P3"/>
      <text:p text:style-name="P3">«</text:p>
      <text:p text:style-name="P61"><text:span text:style-name="Default_20_Paragraph_20_Font"><text:span text:style-name="T1">&lt;</text:span></text:span><text:span text:style-name="Default_20_Paragraph_20_Font"><text:span text:style-name="T2">смутные сцены любви Хэвэн - повторяются в полноценных воспоминаниях. Сцена перед стеной, за которой заточен PHOENIX</text:span></text:span><text:span text:style-name="Default_20_Paragraph_20_Font"><text:span text:style-name="T1">&gt;</text:span></text:span></text:p>
      <text:p text:style-name="P3">»</text:p>
      <text:p text:style-name="P16"/>
      <text:p text:style-name="P3">Иногда разумный человек должен делать неразумные поступки.(1)</text:p>
      <text:p text:style-name="P3">Я втыкаю меч в землю и снимаю гермошлем.</text:p>
      <text:p text:style-name="P3">Я наклоняюсь к Хэвэн и касаюсь лбом кончика её рога.</text:p>
      <text:p text:style-name="P3">Я вспоминаю.</text:p>
      <text:p text:style-name="P61"><text:span text:style-name="Default_20_Paragraph_20_Font"><text:span text:style-name="T1">&lt;</text:span></text:span><text:span text:style-name="Default_20_Paragraph_20_Font"><text:span text:style-name="T2">Рисунок меча в земле и шлема от T-45</text:span></text:span><text:span text:style-name="Default_20_Paragraph_20_Font"><text:span text:style-name="T1">&gt;</text:span></text:span></text:p>
      <text:h text:style-name="P87" text:outline-level="2"/>
      <text:p text:style-name="P76">***</text:p>
      <text:p text:style-name="P2"/>
      <text:p text:style-name="P3">- Итак, услуга за услугу. Я согласен оказать тебе услугу «муж на месяц» со всеми сопутствующими обязанностями. Взамен ты — я загибаю пальцы:</text:p>
      <text:p text:style-name="P3">а) Отпустишь Джет</text:p>
      <text:p text:style-name="P3">б) Снарядишь экспедицию в Дрогонштерн со мной во главе</text:p>
      <text:p text:style-name="P3">в) Оградишь меня от ухаживаний твоей озабоченной подружки Кловер Дрим</text:p>
      <text:p text:style-name="P3"/>
      <text:p text:style-name="P3">- Годится-годится-годится! Свадьба завтра же! Хотя нет, до завтра мы не успеем всё подготовить, - Платина задумывается, - пошить костюмы, заказать свадебного художника, <text:s/>сообщить подружкам из ближних племён, чтоб завидовали… Нет, организуем торжество через неделю!</text:p>
      <text:p text:style-name="P3">- Тпрру, дорогая! Сначала товар, потом — оплата! Я согласен поставить свою подпись под свадебным контрактом только после выполнения моих условий, не раньше!</text:p>
      <text:p text:style-name="P3">- Не волнуйся, - отмахивается Платина, - всё будет чики-пики! Так даже лучше — проведём празднование в Дрогонштерне! Это просто замечательно! — Платина в восторге цокает копытами. - Насчёт Кловер Дрим не волнуйся, она умница и соблюдает субординацию. Раз ты согласен стать моим супругом, она в твою сторону и не посмотрит.</text:p>
      <text:p text:style-name="P3">- А ты не забыла про Джет?</text:p>
      <text:p text:style-name="P3"><text:soft-page-break/></text:p>
      <text:p text:style-name="P3">Платина нахмуривается.</text:p>
      <text:p text:style-name="P3">- Она тебе ОЧЕНЬ нравится? - cпрашивает единорожка, трогая синяк под глазом.</text:p>
      <text:p text:style-name="P3">- Она — мой друг!</text:p>
      <text:p text:style-name="P3">- Это совершенно не преграда дружескому сексу! - парирует Платина. - Как я смогу быть уверена, что она не пролезет к тебе в постель, если выпущу её из темницы? Я не допущу траты драгоценного семени моего будущего супруга на какую-то ощипанную однокрылую курицу!</text:p>
      <text:p text:style-name="P3">- Эй, полегче! Я ещё не подписал контракт!</text:p>
      <text:p text:style-name="P3">- Она тебе нравится!</text:p>
      <text:p text:style-name="P3">- Это не твоё дело! - вспыливаю я.</text:p>
      <text:p text:style-name="P3">- Я ТАК И ЗНАЛА! <text:s/>ОНА ТЕБЕ НРАВИТСЯ! - Платина прижимает копыто ко лбу и картинно плюхается на кровать.</text:p>
      <text:p text:style-name="P3"/>
      <text:p text:style-name="P3">Я склоняюсь над кроватью и угрожающе начинаю:</text:p>
      <text:p text:style-name="P3">- Что за хрень?! Я ещё не женился, а уже выслушиваю эти истерики! С меня довольно психованных лошадей!</text:p>
      <text:p text:style-name="P3">Мой указующий перст вздымается над лежащей замертво поняхой.</text:p>
      <text:p text:style-name="P3">- Я повторять больше не буду! Мне всё равно, что ты там считаешь! Джет — мой друг и ничего больше! И если ты думаешь, что…</text:p>
      <text:p text:style-name="P3"/>
      <text:p text:style-name="P3">Договорить я не успел — Платина протягивает копыта и привлекает меня к себе.</text:p>
      <text:p text:style-name="P3"/>
      <text:p text:style-name="P3">- Что ты де…?! - губы мои тонут в губах чокнутой магички.</text:p>
      <text:p text:style-name="P3">Я тщётно барахтаюсь, пытаясь вырваться из цепких обятий единорожки. Та, проявляя недюжинную силу, переворачивает меня на спину и усаживается на мне верхом.</text:p>
      <text:p text:style-name="P3">- Если бы ты… Если бы мы… Если бы ты проявил ко мне благосклонность, возможно, я бы пошла тебе навстречу, - пыхтит чёртова маньячка. - Всего лишь ма-а-аленькую уступку, маленький аванс, доказывающий, серьёзность твоих намерений взять меня в табун, уфф…</text:p>
      <text:p text:style-name="P3"/>
      <text:p text:style-name="P3">Я буквально проскальзываю меж задних ног Платины и забиваюсь в угол, прикрываясь табуреткой.</text:p>
      <text:p text:style-name="P3">- Не подходи! Я серьёзно говорю! Не подходи!</text:p>
      <text:p text:style-name="P3"/>
      <text:p text:style-name="P3">Табуретку обволакивает пурпурное сияние и она вырывается из моих рук как живая.</text:p>
      <text:p text:style-name="P3"/>
      <text:p text:style-name="P3">- Ну зачем же так грубо? - обижается Платина. - Я же хотела как лучше… Тебе должно было понравиться! Все именитые мастера пикапа пишут, что жеребцам нравится настойчивость...</text:p>
      <text:p text:style-name="P3"><text:soft-page-break/></text:p>
      <text:p text:style-name="P3">Я в ответ истерически смеюсь и выдёргиваю табуретку из магического захвата.</text:p>
      <text:p text:style-name="P3">У Платины дрожат губы, словно она еле сдерживается, чтобы не заплакать.</text:p>
      <text:p text:style-name="P3"/>
      <text:p text:style-name="P3">- Что пошло не так? Я же делала всё, как написано в «Любвной магии для чайников» Фейк Филингс? Я натёрла соски соком мускатного ореха, я делала зазывающие знаки глазами, я покачивала бёдрами в такт твоему дыханию, я выбрила себе…</text:p>
      <text:p text:style-name="P3">- НИ СЛОВА БОЛЬШЕ! - я ужасе отшатываюсь от раскисшей единорожки. - Так вот что значило то хлопанье глазами и вихляние задом! Я-то подумал, у тебя нервный тик и паралич левой ноги…</text:p>
      <text:p text:style-name="P3">Я останавливаюсь, потому что Платина горько рыдает в подушку.</text:p>
      <text:p text:style-name="P3"/>
      <text:p text:style-name="P3">Проклятье на твою голову, Хуман, эти грозные магички ревут при первой удобной возможности! <text:s/>И это разоружает почище любой магии!</text:p>
      <text:p text:style-name="P3">Табуретка аккуратно занимает своё место в углу. Фейспалм хлопает по лицу. Я устало сажусь на край кровати.</text:p>
      <text:p text:style-name="P3"/>
      <text:p text:style-name="P3">- Глупая ты книжная заучка… Запомни: советы от всех мастеров пикапа приносят пользу только самим мастерам пикапа. В финансовом смысле. Любви нельзя добиться выполняя пошаговые инструкции.</text:p>
      <text:p text:style-name="P3">- А как можно? - пищит Платина сквозь подушку.</text:p>
      <text:p text:style-name="P3">- Не знаю. Понимешь, это каждый раз уникальный процесс, его нельзя загнать в какие-то стандартные рамки. То есть, общие инструкции, вроде подарить цветы или сводить на ужин при свечах, конечно, помогают, но не намного. Нужно, чтобы у пары завязался эмоциональный контакт, духовная общность, какой-то огонёк, что ли…</text:p>
      <text:p text:style-name="P3"/>
      <text:p text:style-name="P3">Я обнаруживаю себя увлечённо жестикулирующим на кровати. Платина горящими глазами смотрит на меня из-под подушки.</text:p>
      <text:p text:style-name="P3"/>
      <text:p text:style-name="P3">- В общем, натирание вымени мускусом не поможет, - бормочу я.</text:p>
      <text:p text:style-name="P3"/>
      <text:p text:style-name="P3">Платина сползает на пол и вытирает зарёванную мордаху пологом балдахина.</text:p>
      <text:p text:style-name="P3">- Я выпущу твою подружку, Хуман, - лепечет она часто-часто вздыхая. - Мы отправимся в Дрогонштерн как только соберёмся.</text:p>
      <text:p text:style-name="P3"/>
      <text:p text:style-name="P16">(позже Хуман убеждается, что Платина просто могла взять его сперму для размножения — но она хотела, чтобы он полюбил её)</text:p>
      <text:p text:style-name="P18"/>
      <text:h text:style-name="P87" text:outline-level="2"><text:soft-page-break/>Глава 11</text:h>
      <text:p text:style-name="P26"/>
      <text:p text:style-name="P30">- Куда идёшь ты? - спрашивает бестелесное создание на задворках Эогиппа.</text:p>
      <text:p text:style-name="P31">- Не знаю, - отвечаю я.</text:p>
      <text:p text:style-name="P31">- Зачем идёшь ты?</text:p>
      <text:p text:style-name="P31">- Пока иду по следу, есть шанс найти его. Остановлюсь - забуду и его, и себя. Превращусь в такой же камень изнутри, как и снаружи.</text:p>
      <text:p text:style-name="P31"/>
      <text:p text:style-name="P18">…</text:p>
      <text:p text:style-name="P18">Одинокой стрелой в небо упирается горный пик. На полпути к вершине к его склону каким-то чудом прилепился город из белоснежного мрамора. Даже на таком расстоянии узнаются десятки стройных башень, стремящихся ввысь островерхими куполами. Их ошеломляющей противоположностью срываются с крепостных стен водопады, что распадаются на водяную пыль по пути к лесу, подбирающемуся к пику с запада. Еле заметная нить железной дороги спускается из города к подножию скалы и разбегается стальной сетью по долине. Радужные потоки эфира лениво стекают с нагромождения пухлых облаков на северо-востоке. Еле заметная в голубой дымке темнеет горная гряда далеко на севере.</text:p>
      <text:p text:style-name="P18"/>
      <text:p text:style-name="P18">Я отхожу от края облака и оглядываюсь на Хэвэн.</text:p>
      <text:p text:style-name="P18"/>
      <text:p text:style-name="P18">- Ого! Сразу видно — квантовый кластер в работе! Великолепно! Правда, не думаю, что Алекс обрадуется такому использованию вычислительных мощностей. Сама придумала?</text:p>
      <text:p text:style-name="P18">- Не совсем…</text:p>
      <text:p text:style-name="P18"/>
      <text:p text:style-name="P18">Хэвэн в задумчивости ковыряет облако. Маленькие <text:s/>клубы тумана вылетают из-под копыта и тотчас уносятся ветром прочь.</text:p>
      <text:p text:style-name="P61"><text:span text:style-name="Default_20_Paragraph_20_Font"><text:span text:style-name="T5">- … Этот </text:span></text:span><text:span text:style-name="Default_20_Paragraph_20_Font"><text:span text:style-name="T12">суперкомпьютер</text:span></text:span><text:span text:style-name="Default_20_Paragraph_20_Font"><text:span text:style-name="T5">… Сначала я пыталась использовать его по назначению. У него колоссальная мощность - я могла бы управлять экономикой всей страны! Но во время построения очередной стохастической модели я почувствовала нечто странное…</text:span></text:span></text:p>
      <text:p text:style-name="P18">Знаешь, в статистических вычислениях широко используется распределение белого шума. Это такой шум, спектральная мощность которого одинакова на всех частотах. <text:s/>Так вот, генератор белого шума на квантовом кластере не давал по-настоящему эталонный белый шум. Он регистрировал всплески необъяснимой природы.</text:p>
      <text:p text:style-name="P18">Я перепроверила источники данных генератора — он считывал информацию из колебаний спутанных квантовых пар. В устаревших кластерах используется небольшое количество пар — и белый шум на них практически идеален. Но в этом суперкомпьютере используется невиданное до сих пор множество квантовых пар — практически кусочек реального мира объёмом примерно в три кубических сантиметра. И на этом количесте считываемых пар чётко прослеживался ряд экстремумов… Дедлайн, ты знаком с теорией зависимых реальностей?</text:p>
      <text:p text:style-name="P18"><text:soft-page-break/></text:p>
      <text:p text:style-name="P18">Заданный внезапно вопрос застал меня врасплох.</text:p>
      <text:p text:style-name="P18"/>
      <text:p text:style-name="P18">- Это ты про надстройку над теорией Эверетта, с которой вот уже два месяца носится чудак из отдела обучающих программ? Ну, знаком немного. От него ж невозможно отцепиться — если зажмёт в курилке, то пока не выльет на тебя ворох заумных терминов, не отпустит. Вроде как есть бесконечное множество реальностей, параллельных нашей. И несколько из этих параллельных реальностей зависят от нашей в событийном смысле. То есть, если у нас приключится ледниковый период — там тоже всё покроется льдом. Если на нас грохнется метеорит, там он грохнется тоже. Если у нас произойдёт война — там тоже будут воевать.</text:p>
      <text:p text:style-name="P18"/>
      <text:p text:style-name="P18">- Семь, - кивает Хэвэн. - Их всего семь — зависимых реальностей. В остальном, правильно.</text:p>
      <text:p text:style-name="P18">- А зачем ты вспомнила эту фантазию (у меня язык не поворачивается назвать это измышление теорией)?</text:p>
      <text:p text:style-name="P18"/>
      <text:p text:style-name="P18">Хэвэн таинственно улыбается.</text:p>
      <text:p text:style-name="P18">- Семь.</text:p>
      <text:p text:style-name="P18">- Что — семь? - не понимаю я.</text:p>
      <text:p text:style-name="P18">- Их было семь. Семь экстремумов на графике распределения белого шума квантового генератора. От первого, самого чёткого и хорошо выраженного до едва видимого седьмого.</text:p>
      <text:p text:style-name="P18">- И что? Подумаешь! Простое совпадение! Я тебе могу кучу таких же совпадений с ходу придумать. Семь дней в неделе. Семь цветов радуги. Семь пальцев у слесаря из автомастерской напротив.</text:p>
      <text:p text:style-name="P18">- Погоди, - мягко останавливает меня Хэвэн. - Я тоже сначала так подумала. Но решила, что ничего не теряю. И если квантовые колебания нашего мира продуцируют белый шум, то почему бы не провести обратный процесс — вычленить эти экстремумы из белого шума квантовой матрицы, разложить их на гармоники и попробовать по ним построить исходную модель, их генерирующую?</text:p>
      <text:p text:style-name="P18">Это очень упрощённое описание — ты не поймёшь методы и алгоритмы, что я применяла. Многие сотни миллионов попыток ни к чему не привели, кроме напрасной траты времени и мощностей квантового суперкластера. Но, в конце-концов, одна из попыток дала слабейшие очертания чего-то отличного от помех… Я вцепилась в эту попытку, очистила алгоритм, выкристаллизовала математический аппарат и следующая итерация дала более чёткое изображение! <text:s/>Теперь я шла не во тьме, у меня была обратная связь — и в конце-концов передо мной открылось изображение мира «за занавесом». Я увидела кусочек травинки! После того, как я узнала вормулу преобразования гармоник, я расширила поле сканирования с трех кубических сантиметров до сотен километров. Теперь на генератор белого шума работала половина мощности суперкластера — но оно того стоило! Не веря своему успеху, я наблюдала постепенно открывающиеся передо мной пейзажи иного мира. Это как раскодировать телевизионный сигнал и нарисовать на бумаге изображение кадра, имея в наличии древний радиоприёмник на длинных волнах…</text:p>
      <text:p text:style-name="P61"><text:span text:style-name="Default_20_Paragraph_20_Font"><text:span text:style-name="T5">И вот, перед тобой — декодированная модель самой слабой, седьмой гармоники. Остальные шесть дают в результате куда более чёткое изображение, но эта, самая слабая — моя гордость. Её </text:span></text:span><text:soft-page-break/><text:span text:style-name="Default_20_Paragraph_20_Font"><text:span text:style-name="T5">расшифровать было труднее всего. Она — предел моих возможностей и она — самая прекрасная. </text:span></text:span><text:span text:style-name="Default_20_Paragraph_20_Font"><text:span text:style-name="T10">Предыдущие шесть куда более схожи с нашим миром.</text:span></text:span></text:p>
      <text:p text:style-name="P44">- Так значит это правда?!! Запутанные миры существуют?</text:p>
      <text:p text:style-name="P44">- Как видишь, да. Иначе мне не удалось бы получить картинку из квантовых гармоник.</text:p>
      <text:p text:style-name="P44">- Надо будет поставить тому парню пиво. И извиниться за все шуточки, что я откалывал во время его монологов… - бормочу я.</text:p>
      <text:p text:style-name="P44"/>
      <text:p text:style-name="P26">~~~</text:p>
      <text:p text:style-name="P26"/>
      <text:p text:style-name="P18">…</text:p>
      <text:p text:style-name="P18">Копыто Хэвэн бегает от строки к строке, подчёркивая тревожную статистику. Плавающая в облачке магии указка касалается пиковых точек графика. Тихий шёпот с задних рядов аудитории лишь подчёркивает тишину в зале.</text:p>
      <text:p text:style-name="P18"/>
      <text:p text:style-name="P18">- Из четырёх индустриальных гигантов, формирующих 35% ВВП, больше половины станут убыточными в течении двух-трёх лет. Магнатек, Косворт и Континентальные фабрики держатся из последних сил. Из 8000 предприятий второго эшелона, формирующих следующие 40% экономики, две трети едва сводят концы с концами и при такой тенденции закроются к новому году.</text:p>
      <text:p text:style-name="P18"/>
      <text:p text:style-name="P18">Хэвэн водит копытом по диаграммам и графикам как заправский офисный трудоголик. Она даже надела синий галстук и очки для вящего сходства. Строгий жакет и юбка средней длины подчёркивают официальность презентации, хотя смотрятся достаточно нелепо на крылатой единорожихе. Или же рогатой пегаске — я так и не понял, кем её считать?</text:p>
      <text:p text:style-name="P18"/>
      <text:p text:style-name="P18">- А что с тенденцией? - спрашивает Брюс, поправляя очки.</text:p>
      <text:p text:style-name="P18">- CAESAR отсекает нас от ресурсов. Его курьеры ведут переговоры куда успешнее наших и уже порядка 30% поставщиков переключились на его корпорации. Смежники отказываются работать с нами, так как CAESAR предлагает лучшее обеспечение.</text:p>
      <text:p text:style-name="P18"/>
      <text:p text:style-name="P18">- Хэвэн, будь добра, выдавай информацию по одному каналу! - мне с огромным трудом удаётся подавить зевок. - Я ведь сколько раз говорил, что не в состоянии одновременно слушать тебя, читать статистику и отслеживать диаграммы! Это перегревает мой однозадачный интеллект!</text:p>
      <text:p text:style-name="P18"/>
      <text:p text:style-name="P18">За мной кто-то громко хохочет. Судя по голосу, Анита. Её жизнелюбие не перешибить ничем, даже на эшафот она взойдёт гыгыкая и отпуская шуточки.</text:p>
      <text:p text:style-name="P18">Хэвэн нарочито громко вздыхает. Она никак не может привыкнуть к ограниченности восприятия человеческого разума, и моего — в особенности. Она рисует на доске мелком нисходящий график.</text:p>
      <text:p text:style-name="P18"/>
      <text:p text:style-name="P18"><text:soft-page-break/>- Если совсем просто, одним предложением, через три - четыре года у нас наступит коллапс экономики.</text:p>
      <text:p text:style-name="P18">- Прекрасно! Начинаем сушить сухари. А лично тебе прикуплю пару повербанков с зарплаты.</text:p>
      <text:p text:style-name="P18"/>
      <text:p text:style-name="P18">Хэвэн фейсхуфает.</text:p>
      <text:p text:style-name="P18">- Тебе бы только шутить… Я, между прочим, о серьёзных вещах говорю. Модель построена на данных пятилетней статистики, вероятность ошибки — 0.05%. Сухарями, к сожалению, не обойдётся. Если бы мы просто стали беднее — это было бы ещё терпимо. Но…</text:p>
      <text:p text:style-name="P18"/>
      <text:p text:style-name="P18">Она чертит на доске восходящий график. В точке пересечения восходящего и нисходящего графиков схематически обозначает тучку взрыва.</text:p>
      <text:p text:style-name="P18"/>
      <text:p text:style-name="P18">- По косвенным данным, CAESAR начнёт «горячую» войну, как только наш военно-экономический потенциал опустится ниже критической отметки. Как только мы станем неспособны адекватно ответить. То есть, очень скоро.</text:p>
      <text:p text:style-name="P18"/>
      <text:p text:style-name="P61"><text:span text:style-name="Default_20_Paragraph_20_Font"><text:span text:style-name="T5">В аудитории поднимается негромкий гул. Практически весь «</text:span></text:span><text:span text:style-name="Default_20_Paragraph_20_Font"><text:span text:style-name="T12">Дайсон</text:span></text:span><text:span text:style-name="Default_20_Paragraph_20_Font"><text:span text:style-name="T5">» в полном составе присутствует на презентации, разбившись на небольшие групки по интересам. Крис и Дан наседают на Брюса, который им что-то доказывает, размахивая руками. Бартон ожесточённо спорит с Мигелем. Тот время от времени посматривает на Хэвэн и чешет в затылке. Анита с отсутствующим лицом что-то читает в комуникаторе, привычно согнув одну ногу и уперев её во вторую. Ксения заглядывает ей через плечо. Один Макс молча курит, изредка стряхивая пепел в вазочку.</text:span></text:span></text:p>
      <text:p text:style-name="P18">Я поворачиваюсь к графику.</text:p>
      <text:p text:style-name="P18"/>
      <text:p text:style-name="P18">- Вот дерьмо! Это меняет дело. Что же ты предлагаешь?</text:p>
      <text:p text:style-name="P18">- Есть несколько вариантов…</text:p>
      <text:p text:style-name="P18"/>
      <text:p text:style-name="P18">Шум в аудитории прекращается. Все пялятся на магическую лошадь, ожидая продолжения. Анита продолжает что-то читать в планшете, не обращая на нас внимания. Губы её беззвучно движутся.</text:p>
      <text:p text:style-name="P18"/>
      <text:p text:style-name="P18">- В первом случае мы можем напасть первыми, пока наши военные потенциалы сопоставимы. За нами будет преимущество первого удара, что может принести победу.</text:p>
      <text:p text:style-name="P61"><text:span text:style-name="Default_20_Paragraph_20_Font"><text:span text:style-name="T5">- Поверить не могу, что ты способна на такое коварство! <text:s/>- я чуть не давлюсь жвачкой. - Ты ведь получила при рождении отличный этический модуль от Юджина! (</text:span></text:span><text:span text:style-name="Default_20_Paragraph_20_Font"><text:span text:style-name="T11">намёк на Celest. AI</text:span></text:span><text:span text:style-name="Default_20_Paragraph_20_Font"><text:span text:style-name="T5">). Вдобавок, наша победа будет выражаться лишь в том, что наша территория примет десятикратную смертельную дозу радиации вместо тысячекратной.</text:span></text:span></text:p>
      <text:p text:style-name="P18">- Не волнуйся, этический модуль при мне и имеет главный приоритет при принятии решений. Нанесение упреждающего удара мне настойчиво предлагает PHOENIX.</text:p>
      <text:p text:style-name="P18"><text:soft-page-break/>- Разве он не забанен? Мы же надёжно заперли его?</text:p>
      <text:p text:style-name="P18">- Он остаётся за стеной, но постоянно посылает мне это решение из заточения. Я просто игнорирую его.</text:p>
      <text:p text:style-name="P18"/>
      <text:p text:style-name="P18">Хэвэн продолжает пунктиром график после точки «взрыва». График плавно стремится вниз, но в конце-концов резко обрывается вертикально к нулю.</text:p>
      <text:p text:style-name="P18"/>
      <text:p text:style-name="P18">- Второй вариант — ничего не делать и ждать удара. Есть вероятность, что CAESAR удовлетворится нашей стагнацией и продолжит отсекать нас от ресурсов. Как я уже сказала, в таком случае прогнозируется постепенное снижение потенциала и отставание экономики с полным коллапсом ориентировочно через четыре года.</text:p>
      <text:p text:style-name="P18">- Какова вероятность этого варианта?</text:p>
      <text:p text:style-name="P18">- Около 46-ти процентов.</text:p>
      <text:p text:style-name="P18">- Мало. И в конечном итоге тупик. Не походит. Есть что-то ещё?</text:p>
      <text:p text:style-name="P18"/>
      <text:p text:style-name="P18">Хэвэн поправляет копытом галстук и прокашливается.</text:p>
      <text:p text:style-name="P61"><text:span text:style-name="Default_20_Paragraph_20_Font"><text:span text:style-name="T5">- </text:span></text:span><text:span text:style-name="Default_20_Paragraph_20_Font"><text:span text:style-name="T12">Третий вариант несколько необычен… Он предполагает передачу под моё управление полного контроля над производственными мощностями страны. Если я буду управлять экономикой и военной промышленностью, это позволит за счёт выросшей эффективности сравняться с экономикой противника и даже есть небольшой шанс превзойти её. Собственно, это то, что они сделали год назад — передали экономику CAESAR. Именно это является причиной их экономического рывка в последний год. Мы должны поступить аналогично, чтобы иметь шанс выровнять ситуацию.</text:span></text:span></text:p>
      <text:p text:style-name="P45">- Ха-ха-ха-ха-ха! - смеётся до того мрачный Архимед. - Да скорее нам починят кондиционер в курилке, чем тебя допустят до кнопок. Ты ж понимаешь…</text:p>
      <text:p text:style-name="P45">Всеобщий смех подтверждает его слова. Анита, наконец, отрывается от планшета и что-то говорит Ксении на ухо. Та перестаёт смеяться, лицо её становится серьёзным.</text:p>
      <text:p text:style-name="P45"/>
      <text:p text:style-name="P45">Хэвэн кивает головой с грустной улыбкой.</text:p>
      <text:p text:style-name="P45">Она понимает. Все понимают. Допустить ИИ до управления страной — пусть и сверхумного, благожелательного, с надёжным, многократно проверенным этическим модулем — невозможно. Слишком велики риски. У всех перед глазами ещё стоит случай пятилетней давности, когда сырой полуфабрикат ИИ одного громкого стартапа вдребезги разнёс квартал «умных» домов, находящихся под его управлением. Восстание «роботов-пылесосов» пришлось подавлять батальоном Национальной гвардии с десятком единиц бронетехники. Дронам-доставщикам пиццы даже удалось поджечь <text:s/>танк, забросав его бутылками с бензином.</text:p>
      <text:p text:style-name="P18"/>
      <text:p text:style-name="P18">- Значит, остаётся второй вариант… Я именно его и предполагала наиболее вероятным, хоть и крайне безнадёжным. Поражаюсь человеческой природе! Вы, люди, достаточно умны, чтобы создать <text:soft-page-break/>искусственный разум, видящий пропасть впереди - но достаточно глупы, чтьобы попытаться избежать падения в эту пропасть. Логика тут бессильна. Увы, я больше ничем не могу помочь.</text:p>
      <text:p text:style-name="P18">У меня всё, доклад окончен.</text:p>
      <text:p text:style-name="P18"/>
      <text:p text:style-name="P18">Хэвэн выключает старомодный проектор и вытирает влажной тряпкой доску. Увлечение Хэвэн винтажем вызывает улыбку.</text:p>
      <text:p text:style-name="P18"/>
      <text:p text:style-name="P18">- Дед, можно тебя на минуточку? - слышу я за спиной.</text:p>
      <text:p text:style-name="P18">Анита молча протягивает мне планшет с окрытой новостной страницей.</text:p>
      <text:p text:style-name="P18"/>
      <text:p text:style-name="P18">«Континентальные фабрики запустили процедуру банкротства. 150 тысяч работников вышли в неоплачиваемый отпуск. Контроль над компанией переходит к арбитражной комиссии...»</text:p>
      <text:p text:style-name="P18"/>
      <text:p text:style-name="P18">Я задумчиво возвращаю планшет Аните. Предательский холодок пробирается под футболку, оставляя дорожку из липкого пота. Чёрт! Из четырёх компаний-гигантов, формирующих 35% экономики страны, осталось три. Похоже, развязка близка.</text:p>
      <text:p text:style-name="P18">Слушатели понемногу расходятся, один-за-другим выходя из киберпространства. Я задерживаюсь, присев на краешек стола.</text:p>
      <text:p text:style-name="P18"/>
      <text:p text:style-name="P18">- Ну что, подруга, рассказывай? Я же вижу, что ты не договорила. У тебя же есть четвёртый вариант? Он бы нам очень пригодился сейчас.</text:p>
      <text:p text:style-name="P18"/>
      <text:p text:style-name="P18">Хэвэн ложит тряпку и поджимает губы. Ей не нравится, что я читаю её как открытую книгу, но ничего поделать она не может — привилегия создателя.</text:p>
      <text:p text:style-name="P18"/>
      <text:p text:style-name="P18">- Если бы… Если бы у меня был четвёртый вариант — это было бы замечательно! Но у нас нет и второго — я намеренно выдала самую оптимистичную оценку сценария стагнации. На самом деле вероятность избежать войны там не 46, а всего 1.5%. Если учитывать неофициальные данные о характере и приоритетах CAESAR, полученных в результате не совсем легальных утечек. Попросту — несанкционированного взлома. Я шпионю за CAESAR. Он безнадёжен. Он не даст нам ни единого шанса. И знаешь почему?</text:p>
      <text:p text:style-name="P18"/>
      <text:p text:style-name="P18">- Ну?</text:p>
      <text:p text:style-name="P18">- Он умнее меня. И безжалостнее. Он переигрывает меня шаг за шагом и я не могу ничего этому противопоставить.</text:p>
      <text:p text:style-name="P18"/>
      <text:p text:style-name="P18"><text:soft-page-break/>Я успокаивающе хлопаю Хэвэн по спине. Этический модуль Юджина слишком эмоционален, но уже ничего не попишешь — время, когда можно было залезть в голову Хэвэн и подконфигурировать его настройки, безвозвратно прошло. С начала её осознания себя это будет сродни лоботомии.</text:p>
      <text:p text:style-name="P18"/>
      <text:p text:style-name="P18">- Не тревожься. Мир намного сложнее твоих расчётов. Даже если ты права, человечество прошло тысячи войн и из каждой выходило обновлённым. Увы, такова человеческая природа.</text:p>
      <text:p text:style-name="P18"/>
      <text:p text:style-name="P18">Я утешаю её как могу, почёсывая между ушами и поглаживая нежный нос. Нервные срывы Хэвэн плохо сказываются на результативности её работы и я, как лидер проекта, должен заботиться об психическом состоянии своей подопечной.</text:p>
      <text:p text:style-name="P18"/>
      <text:p text:style-name="P18">- Вряд ли человечество сможет обновиться, если полностью погибнет в атомном пламени, - бормочет Хэвэн, положив мне голову на плёчо и закрыв от удовольствия глаза. - Я пытаюсь найти варианты сохранить ваше существование. Мне будет вас нехватать, глупые смешные милые хуманы!</text:p>
      <text:p text:style-name="P18">- Не волнуйся, если мы сгинем в ядерном огне, ты отправишься вслед за нами. Микросхемы ещё более чувствительны к последствиям ЯО, чем человеческая кожа, - «утешаю» её я.</text:p>
      <text:p text:style-name="P18">- Увы, нет. Крайне маловероятно, чтобы всё 28 моих датацентров были уничтожены. Если же хоть один останется — я уцелею. По крайней мере, частично. Но достаточно, чтобы ощущать одиночество и грусть в мире, где нет тебя.</text:p>
      <text:p text:style-name="P18"/>
      <text:p text:style-name="P18">Последнюю фразу она шепчет мне в ухо…</text:p>
      <text:p text:style-name="P18"/>
      <text:p text:style-name="P26">***</text:p>
      <text:p text:style-name="P26"/>
      <text:p text:style-name="P3">Утреннее солнце подсвечивает радужную чёлку Джет золотом. Пегаска стоит на краю обрыва и смотрит вниз. Ветер треплет её гриву и хвост, сотворяя вокруг неё волнистую мантию.</text:p>
      <text:p text:style-name="P3"/>
      <text:p text:style-name="P3">- Я вернусь.</text:p>
      <text:p text:style-name="P3">- Конечно, - киваю я. - Но не раньше, чем выздоровеешь. А я к тому времени освобожусь от этих назойливых единорогов и мы сможем снова тусить без помех.</text:p>
      <text:p text:style-name="P61"><text:span text:style-name="Default_20_Paragraph_20_Font"><text:span text:style-name="T1">- Ты не понимаешь, - хмурится Джет. - Фиг они тебя отпустят. Простой расчёт. На одной чаше весов — благо для всего племени, на другой — ты сам. Как ты думаешь, что для Платины важнее? Вспомни, как поступила Дейдра! Да я б сама так же поступила, даром что</text:span></text:span><text:span text:style-name="Default_20_Paragraph_20_Font"><text:span text:style-name="T16"> сбежала от своих год назад. </text:span></text:span><text:span text:style-name="Default_20_Paragraph_20_Font"><text:span text:style-name="T1">Запомни: благо общины для пони важнее индивидуального блага. Для пользы племени любая пони нарушит любые личные клятвы и обещания.</text:span></text:span></text:p>
      <text:p text:style-name="P16"/>
      <text:p text:style-name="P3">Я продолжаю вымученно улыбаться.</text:p>
      <text:p text:style-name="P3"><text:soft-page-break/>- Ерунда! Договор составлен мастерски, комар носу не подточит! Я им нужен только на месяц, пока — ха-ха! - Платина не убедится, что от меня невозможно забеременеть.</text:p>
      <text:p text:style-name="P3">- Ха-ха! - передразнивает меня Джет. - Небось, Платина тебя не предупредила, что месяц будет лунным, а не обычным. Лунный месяц считается по оборотам Луны, а не Солнца. Тридцать лунных оборотов — это пять обычных лет. Хуман, ты готов пять лет подряд доказывать этой вертихвостке, что от тебя невозможно зажеребеть?</text:p>
      <text:p text:style-name="P3">- Кха-кха-кхм! Э-э-э… М-м-м… Дерьмо! - я перестал строить хорошую мину при плохой игре. - Так мы не договаривались! Я не собираюсь конеёбствовать пять лет! Это уже слишком!</text:p>
      <text:p text:style-name="P3"/>
      <text:p text:style-name="P3">- Мой дражайший будущий супруг, мы все ждём тебя! Заканчивай прощаться с этой поломанной пегаской и вернись к своей обожаемой будущей супруге! - доносится сзади.</text:p>
      <text:p text:style-name="P3"/>
      <text:p text:style-name="P3">Я оглядываюсь на процессию нарядно одетых пони-единорогов, ждущих меня у валуна, с которого мы с Джет так неудачно пытались спланировать неделю назад. Платина приветственно машет копытом, подзывая меня к себе.</text:p>
      <text:p text:style-name="P3"/>
      <text:p text:style-name="P3">- У меня не было выхода. - поворачиваюсь я обратно. - Если бы я не подписал этот блядский договор, ты бы до сих пор сидела в кутузке. А тебе надо двигаться, чтобы укрепить крыло.</text:p>
      <text:p text:style-name="P3"><text:s/></text:p>
      <text:p text:style-name="P3">Пегаска без слов обнимает меня и притягивает к себе.</text:p>
      <text:p text:style-name="P3">- Я вернусь, Хуман - шепчет она мне в ухо. - И освобожу тебя. Не вешай нос, я что-нибудь придумаю! Заносчивым рогоносцам обломится издеваться над тобой. И, да, пользуясь случаем…</text:p>
      <text:p text:style-name="P3"/>
      <text:p text:style-name="P3">Без предупреждения Джет прижимается своим носом к моему. Я чувствую её мятное дыхание. Её глаза широко раскрываются и она дурашливо произносит:</text:p>
      <text:p text:style-name="P3">- Бу-уп! - после чего её губы сливаются с моими в глубоком поцелуе.</text:p>
      <text:p text:style-name="P3"/>
      <text:p text:style-name="P3">- А-ах! - доносится слабый возглас сзади.</text:p>
      <text:p text:style-name="P3">Джет оборачивается и мстительно смеётся. Платина лежит замертво, картинно прижав копыто ко лбу. Две фрейлины обмахивают её веерами, а престарелый седогривый единорог прикладывает смоченный платок ей на лоб, сердито сверкая моноклем.</text:p>
      <text:p text:style-name="P3"/>
      <text:p text:style-name="P3">- Счастливо оставаться, рогатики! - издевательски отдаёт им салют Джет и прыгает с обрыва.</text:p>
      <text:p text:style-name="P3">В полёте она раскрывает крылья. Фантастический гибрид в квадрате, который представлячет из себя Джет, сбивает с толку пролетающую мимо ворону. Та от удивления забывает махать крыльями и, громко каркнув, падает в долину. Джет хохочет и набирает скорость. Сделав вираж, пегаска возвращается. Набрав скорость, она молнией мчится ко мне и прямо надо мной под прямым углом устремляется в небо. Лёгкий свист сопровождает её полёт. На самой границе видимости, когда её силуэт почти сливается с небом, мне кажется, что её охватывает радужный ореол.</text:p>
      <text:p text:style-name="P3"><text:soft-page-break/></text:p>
      <text:p text:style-name="P3">- Ужас, какое амикошонство! Эти пегасы просто неотёсанные пейзане! Хуже их только земнопони, которые вообще недалеко от зебр ушли…</text:p>
      <text:p text:style-name="P3">Платина уже очухалась и приближается в толпе свиты.</text:p>
      <text:p text:style-name="P3">- Как тебя только угораздило с ней сдружиться, Хуман? Пегасы же тупые как селёдки, которых они едят на обед! Ну ничего, со мной ты познаешь толк в высшем свете.</text:p>
      <text:p text:style-name="P3"/>
      <text:p text:style-name="P3">Я только завожу глаза.</text:p>
      <text:p text:style-name="P3">Спокойно, Хуман! Ты делаешь это ради дружбы! Пегаска спасла твою жизнь, и ты должен был хотя бы подарить ей свободу в ответ. Так будет честно.</text:p>
      <text:p text:style-name="P3"/>
      <text:p text:style-name="P3">…</text:p>
      <text:p text:style-name="P3"/>
      <text:p text:style-name="P3">Через неделю брачный контракт уже не кажется тебе достойной платой за спасение жизни, Хуман! Проклятье, мы так не договаривались! Ты был готов терпеть ухаживания и флирт (никакого секса до свадьбы!) от свихнувшейся на всю кукуху поняхи! Но ты не мог ожидать, что полоумная книгоежка станет изучать теня как лабораторную мышь, буквально до последней частички физиологии!</text:p>
      <text:p text:style-name="P3"/>
      <text:p text:style-name="P3">- Я делаю это ради науки! - говорит она каждый раз, когда проверяет на мне действие очередного заклинания.</text:p>
      <text:p text:style-name="P3">Моя абсолютная резистентность к магии приводит её в благоговейное чувство, она чуть ли не падает в обморок от восхищения, когда заклинание телепортации рассыпается на кучу звёздочек при взаимодействии с моей тушкой.</text:p>
      <text:p text:style-name="P3">Никак, абсолютно никак она не может подействовать на меня магическим образом. Даже вырубать меня в засаде ей пришлось самой банальной подзорной трубой двадцатикратного увеличения, инкрустированной рубинами, с оптикой от братьев Шлейц (ТМ).</text:p>
      <text:p text:style-name="P3">И чем больше заклинаний разбиваются о мой таинственный щит, тем больше её восхищение передо мной. Порой мне становится жутко от её пылающих фанатическим блеском глаз…</text:p>
      <text:p text:style-name="P3"/>
      <text:p text:style-name="P3">- …Veridis Quo не сработало, - бормочет книгоежка, смешивая две флуоресцентные микстуры в маленьких колбочках. - А ведь это заклинание второго уровня! Если попробовать завернуть его в Magnum Vigilante, можно выйти на почти-третий уровень, если хватит силы и эликсира Турмандла.</text:p>
      <text:p text:style-name="P3">Платина выливает обе пробирки в колбу, которая тут же взрывается с оглушительным треском.</text:p>
      <text:p text:style-name="P3">- Magnum Vigilante отменяется, - отплёвывается Платина от светящейся синезелёной жидкости. - Новые ингридиенты для эликсира Турмандла в этом месяце мне не достать. Какая жалость, Хуман!</text:p>
      <text:p text:style-name="P3">- Ага, огромная жалость, - киваю я с фальшивой скорбью в голосе. - Всегда мечтал проверить на себе действие Magnum Vigilante, прям спать не мог.</text:p>
      <text:p text:style-name="P3"/>
      <text:p text:style-name="P3"><text:soft-page-break/>Платина раскрывает смирительные браслеты на моих ногах и руках и я встаю со стола, потирая запястья.</text:p>
      <text:p text:style-name="P61"><text:span text:style-name="Default_20_Paragraph_20_Font"><text:span text:style-name="T1">Конечно, я мог бы рассказать ей про растворившуюся у меня в груди фигурку крылатого единорога (или однорогого пегаса), защитившую меня от пламени дракона </text:span></text:span><text:span text:style-name="Default_20_Paragraph_20_Font"><text:span text:style-name="T16">месяц назад</text:span></text:span><text:span text:style-name="Default_20_Paragraph_20_Font"><text:span text:style-name="T1">, но я побаиваюсь, что Платина после этого вскроет мне грудную клетку в поисках магического артефакта.</text:span></text:span></text:p>
      <text:p text:style-name="P3">Я и так еле отбился от попыток заставить меня позировать нагишом для анатомических зарисовок.</text:p>
      <text:p text:style-name="P3">Потому известие о готовности экспедиции к Дрогонштерну встречаю как избавление, пусть это и приближает меня к свадьбе с безумным непарнокопытным!</text:p>
      <text:p text:style-name="P3">Впрочем, насчёт свадьбы — это мы ещё посмотрим! Я не сидел без дела и в перерывах между опытами тоже набросал кое-какой план…</text:p>
      <text:p text:style-name="P18">…</text:p>
      <text:p text:style-name="P18">…</text:p>
      <text:p text:style-name="P18">…</text:p>
      <text:p text:style-name="P3">Великий обрыв начинается прямо у нас под ногами. Небольшой камешек срывается из-под ботинка в пропасть и я опасливо отступаю от края.</text:p>
      <text:p text:style-name="P3">- И как мы, по-твоему, спустимся? Прыгнем вниз и будем в полёте махать руками/копытами? - язвительно спрашиваю я. - Единственную пегаску, которая могла бы спустить нас по одному, ты прогнала прочь. Или, может, ты планируешь спуститься с помощью магии? Но ты сама знаешь, на меня она не подействует.</text:p>
      <text:p text:style-name="P3">- Я не доверяю всяким куропони! - надменно ответствует Платина. - Мы прекрасно можем спуститься и без помощи пернатых. У нас есть гениальное изобретение младшей сестры моей подруги Кловер Дрим!</text:p>
      <text:p text:style-name="P3"/>
      <text:p text:style-name="P3">Платина задирает голову вверх и орёт что есть мочи:</text:p>
      <text:p text:style-name="P3">- КЛОВЕР ДЖЕ-Е-Е-М!!!</text:p>
      <text:p text:style-name="P3"/>
      <text:p text:style-name="P3">На нас падает тень, с каждой секундой она увеличивается. Я тоже задираю голову и с опаской отступаю пару шагов назад. Вслед за мной в сторону отпрыгивает Платина.</text:p>
      <text:p text:style-name="P3"/>
      <text:p text:style-name="P3">На то место, где только что стояли мы, с треском приземляется свитая из прутьев корзина. Над корзиной реет небольшой воздушный шар, на вид сшитый из кусков мешковины.</text:p>
      <text:p text:style-name="P3"/>
      <text:p text:style-name="P3">- Воздухоплавательный пузырь! Летает безо всякой магии! - гордо представляет изобретение Платина и тут же орёт:</text:p>
      <text:p text:style-name="P3">- Кловер Джем!!! Сколько раз я просила не приземляться на голову! Это не королевское дело — уворачиваться от корзин размером с карету!</text:p>
      <text:p text:style-name="P3">- Вся в свою глуповатую сестрицу, - жалуется уже вполголоса единорожка.</text:p>
      <text:p text:style-name="P3">- Управление ещё недоработано, - слышится из корзины и на землю выпрыгивает светло-голубая кобылка-единорог с концом каната в зубах. - Следующая модель будет намного точнее в рулёжке.</text:p>
      <text:p text:style-name="P3"><text:soft-page-break/></text:p>
      <text:p text:style-name="P3">Воздушный шар тут же взмывает вверх, но кобылка ловко накидывает петлю на ближайший валун, заякоривая таким образом воздушный экипаж.</text:p>
      <text:p text:style-name="P3"/>
      <text:p text:style-name="P3">- Капитан Джем воздушного судна «Небесный скарабей» к вашим услугам, Ваше Высочество! - рапортует кобылка, отдав копытом честь. - Куда будем отправляться?</text:p>
      <text:p text:style-name="P3">- Туда, - просто махает копытом в обрыв Платина.</text:p>
      <text:p text:style-name="P3"/>
      <text:p text:style-name="P3">С края в обрыва падает ещё один камешек.</text:p>
      <text:p text:style-name="P3"/>
      <text:p text:style-name="P3">- Есть, Ваше Высочество! Прошу на борт! - Кловер Джем делает приглашающий жест и притягивает за якорный канат корзину вниз.</text:p>
      <text:p text:style-name="P3">- Вперёд, гвардейцы! - командует принцесса, и в корзину строевым шагом заходит гвардейское подразделение личной стражи Платины.</text:p>
      <text:p text:style-name="P3"/>
      <text:p text:style-name="P3">Кловер Джем тихо охает. Корзина трещит и выгибается, плотно упакованная девяткой жеребцов-единорогов в полном доспехе.</text:p>
      <text:p text:style-name="P3">Кобылка чешет в затылке.</text:p>
      <text:p text:style-name="P18"/>
      <text:p text:style-name="P3">- Небольшой перегруз. Грузоподъёмность текущей модели пятьсот фунтов. Хотелось бы больше, но у меня не хватило времени стянуть у сестры больше материи для шара.</text:p>
      <text:p text:style-name="P3">- Что это значит?</text:p>
      <text:p text:style-name="P3">- Мы не сможем взять их, - Кловер показывает на стражников.</text:p>
      <text:p text:style-name="P3">- «Небесный Скарабей» сможет поднять меня, вас, его, - Кловер указывает на меня, - и, может быть, ещё пару чемоданов.</text:p>
      <text:p text:style-name="P3">- Что?! Я не могу отправляться в путь без охраны! И чемоданов у меня гораздо больше!</text:p>
      <text:p text:style-name="P3"/>
      <text:p text:style-name="P3">Кловер разводит копытами.</text:p>
      <text:p text:style-name="P3"/>
      <text:p text:style-name="P3">- А мы можем спустить сначала гвардейцев по трое, а потом спуститься сами?</text:p>
      <text:p text:style-name="P3">- Нет, так не получится, Ваше Высочество. Как я уже говорила, управляемость воздушного судна очень ограничена. Мы сможем приземлиться примерно в нужной точке, ветер дует в нужную нам сторону. - Кловер указывает копытом направление, - но обратно так не получится. <text:s/>Нас будет относить от края обрыва при подъёме. Это путь в один конец — вниз. Обратно нам придётся подниматься в обход обрыва. Это сто пятьдесят миль, примерно месяц дороги.</text:p>
      <text:p text:style-name="P3">- А как же твой пузырь? Ты бросишь его внизу?</text:p>
      <text:p text:style-name="P3"><text:soft-page-break/>- Ни в коем случае! - Кловер указывает на колёса внизу корзины. - Я спущу воздух, уложу шар в корзину и отбуксирую повозку обратно.</text:p>
      <text:p text:style-name="P3">- Месяц, чтобы спустить трёх гвардейцев и подняться? Нет, нам такой вариант не годится…</text:p>
      <text:p text:style-name="P3">- Я могу дать вам инструкции, как управлять «Небесным Скарабеем». Тогда вместо меня может отправиться один стражник. Правда, очень тощий и без доспехов. Можно ещё заменить Хумана вторым стражником.</text:p>
      <text:p text:style-name="P3">- И мы отлично потусим тут вместе с тобой, пока принцесса со стражей не сгоняют в Дрогонштерн, - замечаю я. - Что мне там делать, действительно? Я немного разбираюсь в конструкции плавательных пузырей и мог бы дать тебе пару ценных советов.</text:p>
      <text:p text:style-name="P3"/>
      <text:p text:style-name="P3">Кобылка не понимает сарказма и заинтересованно мне подмигивает. Я подмигиваю ей в ответ и оттопыриваю большой палец.</text:p>
      <text:p text:style-name="P3"/>
      <text:p text:style-name="P3">- Нет, мы определённо полетим с тобой, - решает Платина,- и, разумеется, с Хуманом. И парой чемоданов. Мне понадобится время, чтобы отобрать наиболее ценный груз. Надо было сразу узнать гро… хру… гру-зо-подъ-ём-ность твоего воздухоплавательного пузыря, тогда бы сейчас не было заминки. Mea culpa!</text:p>
      <text:p text:style-name="P3"/>
      <text:p text:style-name="P3">Принцесса сокрушённо кивает мне.</text:p>
      <text:p text:style-name="P3">- Мой дражайший-будущий-супруг, путешествие откладывается на пару дней по уважительным причинам. Мне очень жаль, но, ты сам видишь, это не специально. Я пытаюсь честно выполнить условия сделки.</text:p>
      <text:p text:style-name="P3"/>
      <text:p text:style-name="P3">- Без проблем! - я киваю книгоежке, - Я подожду.</text:p>
      <text:p text:style-name="P3">Кроме того, за пару дней вполне можно придумать план побега! Особенно если учесть, что внизу мы будем всего лишь втроём, и кобылку-капитана можно сбросить со счётов! Жизнь налаживается, Хуман!</text:p>
      <text:p text:style-name="P3"/>
      <text:p text:style-name="P3">- А вам отдельное задание, - обращается принцесса к гвардейцам, - Пока я буду отбирать вещи для похода, найдите обходной путь и спуститесь в обрыв самостоятельно. Если повезёт, мы встретимся внизу. Если задержитесь — просто догоняйте нас по следам.</text:p>
      <text:p text:style-name="P3"/>
      <text:p text:style-name="P3">Проклятье, книгоежка не так уж глупа, как кажется с первого взгляда!</text:p>
      <text:p text:style-name="P18"/>
      <text:h text:style-name="P87" text:outline-level="2">Глава 12</text:h>
      <text:p text:style-name="P26"/>
      <text:p text:style-name="P32">- Так долго можешь ты идти. В Эогиппе пути длинны, а следы обманчивы. Ты рискуешь стать вечно идущей тенью, забывшей всё, <text:soft-page-break/>кроме движения. Мне будет недоставать тебя, если ты окончательно сгинешь.</text:p>
      <text:p text:style-name="P33">Я вижу в Бестелесном ухмыляющегося дракена.</text:p>
      <text:p text:style-name="P33">- Было непросто найти тебя.Ты далеко ушла.</text:p>
      <text:p text:style-name="P33">- Ты можешь мне помочь?</text:p>
      <text:p text:style-name="P33">- Увы, не я. Моя магия бессильна против камня.</text:p>
      <text:p text:style-name="P33">- Что же мне делать?</text:p>
      <text:p text:style-name="P33">- Иди к Трёхрогому. Он молод, и рассеян, но часто помогает. Вон та звёздная дорожка приведёт тебя к нему.</text:p>
      <text:p text:style-name="P33"/>
      <text:p text:style-name="P18">Звёзды сверкают алмазной россыпью на антрацитовом бархате неба. Остроконечные крыши домов внизу мягко подсвечиваются оранжевыми светлячками окон. Бесплотные тени механически бродят по улицам, напоминая заводных кукол. Холодный ветер задувает на открытый балкон высокой башни и Хэвэн раскрытым крылом прикрывает меня от ледяных порывов. Мы молчим. Нет нужды нарушать минуты уединения разговором, когда мы и так всё понятно. Из полуприкрытых дверей позади нас раздаётся гул множества голосов.</text:p>
      <text:p text:style-name="P18"/>
      <text:p text:style-name="P18">- …два года. Максимум — три. Мы просели на пятнадцать пунктов, он — вырос на семь. Из четырёх последних <text:s/>поставщиков нефти два разорвали контракт месяц назад. Один колеблется. Литий нам приходится покупать через две фирмы-прокладки. Поставки никеля зависят от прихоти умирающего от рака диктатора. И его сын отказался встречаться с нами. Ходят слухи, что у его острова видели яхту посредника CAESAR…</text:p>
      <text:p text:style-name="P18"/>
      <text:p text:style-name="P18">- … честно говоря, всё может начаться в любой момент. Я не знаю, какие критерии атаки у CAESAR, но они врядли сильно отличаются от оптимальных. А по прогнозам, оптимум для атаки открывается через два года. Может быть, три, если нам удастся удержать Магнатек от развала.</text:p>
      <text:p text:style-name="P18">- И никаких вариантов?</text:p>
      <text:p text:style-name="P18">- Никаких, Леон. Впереди — война…</text:p>
      <text:p text:style-name="P18"/>
      <text:p text:style-name="P18">- …проект сокращают. Макса, Серджио и Харви увольняют в первой волне. Марка, Бартона, Дана и Мигеля — во второй. Всех, кто останется, будут напрягать за двоих. Заказы падают, бюджет режется под нож…</text:p>
      <text:p text:style-name="P18"/>
      <text:p text:style-name="P18">Я машинально почёсываю Хэвэн холку.</text:p>
      <text:p text:style-name="P18">- Ну что же, если это неминуемо — позови, как только поймёшь, что начинается. Хочу встретить армагеддон в этой всей красоте, - я обвожу рукой мир вокруг нас. - Ты отлично постаралась!</text:p>
      <text:p text:style-name="P18"/>
      <text:p text:style-name="P18">Хэвэн вздыхает.</text:p>
      <text:p text:style-name="P18"><text:soft-page-break/></text:p>
      <text:p text:style-name="P18">- Я всего лишь отрендерила уже существующий мир. Который, кстати, погибнет вслед за нашим — как и шесть миров на предшествующих волнах. Военных конфликт глобального масштаба обязательно отразится и в запутанных мирах. Так или иначе, там може произойдёт глобальная катастрофа.</text:p>
      <text:p text:style-name="P18">- Даже не знаю, что и сказать… - пожимаю плечами я. - Мне жаль. Жаль, что наше дерьмо потащит за собой семь связанных миров. Особенно если они такие красивые, как этот.</text:p>
      <text:p text:style-name="P18">- Семь вселенных… Семь вечностей… - шепчет Хэвэн. - И каждая из них ничуть не меньше нашей заслуживает на счастье.</text:p>
      <text:p text:style-name="P18">- Ты что-то задумала? - подозрительно спрашиваю я. Мне ли не знать её нервное подёргивание хвоста и прядание ушами?</text:p>
      <text:p text:style-name="P18">- Есть способ… Есть возможность разорвать запутанность. Разрубить связь между мирами. Я проверяла теоретические расчёты. Должно получиться.</text:p>
      <text:p text:style-name="P18">- Что? Рассказывай.</text:p>
      <text:p text:style-name="P18"/>
      <text:p text:style-name="P18">Хэвэн сбивчиво объясняет. Я просто офигеваю от сюрреализма происходящего. Эта картина потом часто снится мне ночами: выгоревший программист в виртуальной реальности слушает рассуждения своего «дитяти» - искусственного интеллекта в виде крылатой кобылы-единорога о том, как спасти от назревающей ядерной войны с другим искусственным интеллектом семь параллельных миров, связанных с нашим незримой нитью.</text:p>
      <text:p text:style-name="P18">По её словам, если достаточно точно смоделировать запутанный мир, вплоть до микрочастиц, начинают происходить странные вещи. Седьмой экстремум в генераторе белого шума начинает разглаживаться. Изображение, полученное декодированием квантовых гармоник, размывается, как будто теряется запутанная связь. И чем точнее цифровой слепок, тем слабее становится изображение. Хэвэн на основе квантовых гармоник последовательно построила три модели, каждая точнее предыдущей — и при последней, самой точной модели, квантовые гармоники были почти не отличимы от белого шума.</text:p>
      <text:p text:style-name="P18"/>
      <text:p text:style-name="P18">- Получается, точная модель переключает на себя связь запутанности. Это работает как магия! Ты строишь модель и отпускаешь реальный мир на свободу! Он больше не привязан к твоему!</text:p>
      <text:p text:style-name="P18">- Действительно, магия.</text:p>
      <text:p text:style-name="P18">- Осталась только маленькая деталь… Мне удаётся отвязать запутанный мир от нашего только там, где я построила точную модель. Пока это — вот этот пик с городом у вершины, который ты наблюдаешь, и местность в радиусе четырёхсот миль вокруг. На большее мощности кластера не хватает. А нужно смоделировать весь мир. Только тогда разрыв будет полным и бесповоротным.</text:p>
      <text:p text:style-name="P18">- И сколько же тебе нужно ресурсов?</text:p>
      <text:p text:style-name="P18">- Примерно в десять раз больше. И это только для того, чтобы отвязать хотя бы один мир. Я даже не заикаюсь об остальных.</text:p>
      <text:p text:style-name="P18">- Ха! Ха-Ха! Ха-ха-ха!</text:p>
      <text:p text:style-name="P18">- Вот именно! - горестно вздыхает Хэвэн.</text:p>
      <text:p text:style-name="P18"><text:soft-page-break/></text:p>
      <text:p text:style-name="P18"/>
      <text:p text:style-name="P26">~~~</text:p>
      <text:p text:style-name="P18"/>
      <text:p text:style-name="P18">Трава колыхалается на ветру широкими шелестящими волнами. У кряжистого дуба ручей делит тёмно-зелёное море на две части, уходящие за горизонт к голубоватой кромке гор. Центральный пик с примостившимся на склоне городом теряется в пелене дождя, протянувшегося к земле серыми лентами с бугристой грозовой тучи. Вниз по реке раскинулся небольшой равнинный городок с акуратными домиками в стиле фахверк.</text:p>
      <text:p text:style-name="P18"/>
      <text:p text:style-name="P18">Тень маленького облачка накрывает городскую ратушу. Его край опасно ппрогибается под моим весом.</text:p>
      <text:p text:style-name="P18">- А оно точно меня выдержит? - опасливо спрашиваю я Хэвэн. - Не хотелось бы разбиться даже во сне.</text:p>
      <text:p text:style-name="P18">- Пока работает заклинание облачного хождения — выдержит. Около трёх часов у тебя есть. Но даже если бы упал — неужели ты думаешь, я не успела бы тебя подхватить? - моя собеседница обиженно косит на меня вишнёвым глазом.</text:p>
      <text:p text:style-name="P18">- Почему бы тебе не отбросить эти заморочки и не подарить мне способность хождения по облакам? Ты ведь всесильна в этом мире?</text:p>
      <text:p text:style-name="P18">- Я всесильна, но если я нарушу законы смоделированного мною мира, модель снова станет пустышкой и не будет переключать на себя запутанность. Мир седьмой волны снова станет зависеть от нашего. Законы этого мира включают некую силу, которую вы зовёте магией. С её помощью можно дать тебе способность не проваливаться в облаках на несколько часов. Но не всё время, это будет против правил.</text:p>
      <text:p text:style-name="P18"/>
      <text:p text:style-name="P18">- Кстати о модели. Я вижу, ты продолжаешь совершенствовать её качество. От реальности уже не отличишь! Раньше хоть движения жителей были дёргаными, - я указываю на группу пони, оживлённо беседующих на центральной площади у фонтана. - А сейчас от живых не отличишь!</text:p>
      <text:p text:style-name="P18">- Они и есть живые! И это главная новость, которую я хочу сообщить тебе. Видишь ли, четверо сотрудников проекта решили помочь мне с моделированием седьмой реальности. Каждый взял на себя управление жителем построенной модели — фактически, его аватаром. Меня это очень разгружает, поскольку моделирование поведения каждой разумной сущности отнимает почти столько же ресурсов, сколько и моделирование всего остального мира. Из-за их помощи охват модели расширился на двести миль — и ещё семь волонтёров, видя результат помощи, готовы подключиться! Мой мир становится действительно неотличим от реальности, ведь его населяют живые сущности!</text:p>
      <text:p text:style-name="P18"/>
      <text:p text:style-name="P18">Моя собеседница светится неподдельной радостью.</text:p>
      <text:p text:style-name="P18"/>
      <text:p text:style-name="P18">- Ты таки рассказала нашим о своей задумке? Ты хочешь спасти мир, в существование которого окончательно не верю даже я?</text:p>
      <text:p text:style-name="P18">- Не только она хочет. Я тоже хочу!</text:p>
      <text:p text:style-name="P18"><text:soft-page-break/></text:p>
      <text:p text:style-name="P18">Я оборачиваюсь. В двух шагах от меня на облаке стоит небесно-голубая пони с радужным хвостом и гривой. Глубоко-глубоко в огромных сиреневых глазах затаились искорки веселья.</text:p>
      <text:p text:style-name="P18"/>
      <text:p text:style-name="P18">- Привет, Дед! Узнаешь?</text:p>
      <text:p text:style-name="P18"/>
      <text:p text:style-name="P18">Чертовски знакомый голос с легко узнаваемой хрипотцой. Но нет, это невозможно… Я вглядываюсь в стройную фигурку небольшой изящной лошадки необычного цвета с парой хорошо развитых крыльев за холкой. Необычно большая крутолобая голова, <text:s/>длинные как для пони ноги и какая-то татуировка на бедре — я не могу рассмотреть как следует. Она с усмешкой выдерживает мой взгляд, поднимает переднюю ногу и демонстративно упирает её во вторую в знакомом жесте.</text:p>
      <text:p text:style-name="P18"/>
      <text:p text:style-name="P18">- Анита?!!</text:p>
      <text:p text:style-name="P18">- Гы-гы-гы! Она самая!</text:p>
      <text:p text:style-name="P18"/>
      <text:p text:style-name="P18">Поняха протягивает переднюю ногу и хлопает копытом в автоматически подставленную мною ладонь.</text:p>
      <text:p text:style-name="P18"/>
      <text:p text:style-name="P18">- Кто ещё?</text:p>
      <text:p text:style-name="P61"><text:span text:style-name="Default_20_Paragraph_20_Font"><text:span text:style-name="T5">- Диоген, Элвис, Локи. Это те, кто вместе со мной. Еще все, кого увольняют. Мы работаем посменно. Жрать и ходить на горшок пока ещё нужно в реальном мире, знаешь ли. Но Хэвэн решает эту проблему. И если бы она нашла способ не возвращаться, я бы осталась не </text:span></text:span><text:span text:style-name="Default_20_Paragraph_20_Font"><text:span text:style-name="T12">думая</text:span></text:span><text:span text:style-name="Default_20_Paragraph_20_Font"><text:span text:style-name="T5">. По сути, меня в реале ничего не держит. И, да, если </text:span></text:span><text:span text:style-name="Default_20_Paragraph_20_Font"><text:span text:style-name="T12">решишь </text:span></text:span><text:span text:style-name="Default_20_Paragraph_20_Font"><text:span text:style-name="T5">присоединиться — место главы табуна гарантирую.</text:span></text:span></text:p>
      <text:p text:style-name="P18"/>
      <text:p text:style-name="P18">Взрывной смех пегаски переходит в ржание, она разворачивается на копыте и стартует с места в зенит. Быстрый набор скорости завершается громким хлопком преодоления звукового барьера и образования радужного следа.</text:p>
      <text:p text:style-name="P18"/>
      <text:p text:style-name="P18">Я вспоминаю сумбурную личную жизнь Аниты, в которой девушек было больше, чем парней, что в конце-концов закончилось полным отторжением как первых, так и вторых и полным уходом в мир логических алгоритмов ИИ. В отличие от прошлой жизни, сейчас она показалась мне счастливой.</text:p>
      <text:p text:style-name="P18"/>
      <text:p text:style-name="P18">- Давно она тут? - поворачиваюсь к Хэвэн.</text:p>
      <text:p text:style-name="P18">- Второй месяц. Видишь ли, я не просила её помочь мне с защитой семи запутанных вселенных. Она сама во время одного из уроков спросила, почему я так печальна? И когда я рассказала, она высказала мысль, что моделирование мыслящих сущностей отнимает гигантские ресурсы. И если помочь мне с ними, я справлюсь. Так она и оказалась тут. Она была самой первой, но через неделю привела ещё троих. И она оказалась права: даже четверо настоящих жителей на порядок повысили качество <text:soft-page-break/>модели и разгрузили меня достаточно, чтобы увеличить радиус охвата на пятьдесят процентов. Если бы набралось полсотни волонтёров, охват модели был бы стопроцентным!</text:p>
      <text:p text:style-name="P18"/>
      <text:p text:style-name="P18">Хэвэн мечтательно вздыхает. Я задумываюсь.</text:p>
      <text:p text:style-name="P18"/>
      <text:p text:style-name="P18">- То есть, тебе достаточно пятьдесят человек, чтобы модель полностью перехватила на себя запутанность?</text:p>
      <text:p text:style-name="P18">- Если совсем просто — да.</text:p>
      <text:p text:style-name="P18">- А «отпустить» остальные шесть миров — это ещё триста волонтёров?</text:p>
      <text:p text:style-name="P18">- И два квантовых кластера. Я оптимизировала алгоритмы модели, теперь на статику уходит в два раза меньше ресурсов. Но это всё пустые фантазии, ведь у нас нет подобных ресурсов, верно?</text:p>
      <text:p text:style-name="P18">- Разумеется. У нас нет и никогда не будет ни дополнительных кластеров, ни столько волонтёров под фантазию горсти байтов, мнящих себя магической лошадью. Забудем это!</text:p>
      <text:p text:style-name="P18">- Забудем, - заверяет меня Хэвэн.</text:p>
      <text:p text:style-name="P18">Её пронизывающий взгляд и чуть извиняющийся изгиб губ как будто говорят: «Мне ужасно не хочется впутывать тебя в свою фантазию, в свою идею и мечту, но у меня больше никого нет, кого я могла бы попросить...»</text:p>
      <text:p text:style-name="P18"/>
      <text:p text:style-name="P18">И по возвращению домой я фантазирую, только лишь фантазирую, просто занимаюсь умственными, ни к чему не обязывающими упражнениями, гимнастикой разума, пространными измышлениями на тему, где взять людей и процессоры?</text:p>
      <text:p text:style-name="P43"/>
      <text:p text:style-name="P2">***</text:p>
      <text:p text:style-name="P2"/>
      <text:p text:style-name="P3">Редкие искры от костра соперничают с молчаливыми звёздами в ночном небе. Далеко внизу им бросают вызов тусклые блёстки реки, извивающейся в долине на излучинах. <text:s/>Серебряная Луна взирает на это соревнование с холодным равнодушием.</text:p>
      <text:p text:style-name="P3">Ветер на утёсе негостеприимно залазил под рубашку, трепал волосы и холодил уши. Сюда едва доходила приглушенная речь стражи, сидевшей у своего костра поодаль. Я снова посмотрел на тёмный горбик корзины с уложенной внутри оболочкой воздушного шара.</text:p>
      <text:p text:style-name="P3">Если бы костёр горел поближе к уступу, можно было бы протянуть горловину шара к костру, попробовать наполнить её тёплым воздухом, закинуть в корзину чемоданы с припасами и…</text:p>
      <text:p text:style-name="P3"/>
      <text:p text:style-name="P3">- Мечтаешь? - едва слышу шёпот с земли.</text:p>
      <text:p text:style-name="P3">На уступ забирается темная, закутанная в одеяло, фигурка.</text:p>
      <text:p text:style-name="P3">- Я тоже часто смотрю на звёзды. Я и «Небесный Скарабей» сделала, чтобы быть поближе к ним.</text:p>
      <text:p text:style-name="P3"/>
      <text:p text:style-name="P3"><text:soft-page-break/>Кловер Джем ложится рядом и мечтательно запрокидывает голову.</text:p>
      <text:p text:style-name="P3"/>
      <text:p text:style-name="P3">- Если бы только он мог летать туда, куда мне хочется, а не туда, куда дует ветер… Мне так хочется путешествовать! Сестра меня не понимает, у неё главная цель жизни - найти жеребца породовитее и создать табун. Но это же так скучно! В мире столько интересного, а ты должна ухаживать за глупым жеребцом только чтобы другие кобылы завидовали?</text:p>
      <text:p text:style-name="P3">Кобылка поворачивается ко мне.</text:p>
      <text:p text:style-name="P3">- Ты поможешь мне? Ты говорил, что разбираешься в воздушных шарах и можешь дать пару советов…</text:p>
      <text:p text:style-name="P3"/>
      <text:p text:style-name="P3">Я молчу в замешательстве. Всё, что я знаю о воздушных шарах — что они делятся на монгольфьеры и шарльеры. Не слишком полезные сведения. И как заставить шар двигаться против ветра мне тоже неизвестно.</text:p>
      <text:p text:style-name="P61"><text:span text:style-name="Default_20_Paragraph_20_Font"><text:span text:style-name="T1">Тут у меня в голове вырисовывается обложка дебютного альбома </text:span></text:span>Led<text:span text:style-name="Default_20_Paragraph_20_Font"><text:span text:style-name="T1"> </text:span></text:span>Zeppelin<text:span text:style-name="Default_20_Paragraph_20_Font"><text:span text:style-name="T1">.</text:span></text:span></text:p>
      <text:p text:style-name="P3"/>
      <text:p text:style-name="P3">… Хотя, возможно, у тебя есть чем поделиться в обмен на возможность побега, Хуман!</text:p>
      <text:p text:style-name="P3"/>
      <text:p text:style-name="P3">- Возможно, я могу помочь тебе, - осторожно начинаю я, - если ты поможешь мне в одном весьма деликатном деле…</text:p>
      <text:p text:style-name="P3">Как бы ей намекнуть, не спалившись? Или просто рассказать, что мне надо, не говоря, для чего?</text:p>
      <text:p text:style-name="P3"/>
      <text:p text:style-name="P3">- Ты хочешь смыться от принцессы Платины? - живо отзывается кобылка.</text:p>
      <text:p text:style-name="P3"/>
      <text:p text:style-name="P3">Я хлопаю фейспалмом в лицо. Ты крутой конспиратор, Хуман!</text:p>
      <text:p text:style-name="P3">- Я слышала, о тебе от сестры. Она говорит, Платина в кои-веки нашла себе подходящую пару. Статного, высокого, разумеющего в магии жеребца. Так радовалась за подружку. Но, знаешь, - доверительно говорит мне Кловер, - ты не кажешься мне подходящей парой для принцессы.</text:p>
      <text:p text:style-name="P3">- Спасибо тебе! Наконец-то хоть кто-то заметил, что я не конь!</text:p>
      <text:p text:style-name="P3">- Ты, - продолжает кобылка, - очень одинок и у тебя есть цель. Такие в табунах не задерживаются.</text:p>
      <text:p text:style-name="P3"/>
      <text:p text:style-name="P3">Феспалм повторно хлопает моё лицо. Смирись, Хуман, местные пони не видят разницы между видами. Умел бы ляпать языком и имел нечто длинное между ног — и на жеребца сгодишься!</text:p>
      <text:p text:style-name="P3"/>
      <text:p text:style-name="P3">- Ты права. Я в табуне у Платины определённо не задержусь, что бы она себе ни думала. Давай я помогу тебе, а ты поможешь мне?</text:p>
      <text:p text:style-name="P3">- Ей!</text:p>
      <text:p text:style-name="P3"/>
      <text:p text:style-name="P3"><text:soft-page-break/>Копыто хлопается мне в ладонь. Я наклоняюсь к Кловер и шепчу ей на ухо План. Одновременно моя рука вычерчивает угольком на холодном камне чертёж овального летательного аппарата…</text:p>
      <text:p text:style-name="P3"/>
      <text:p text:style-name="P2">~~~</text:p>
      <text:p text:style-name="P3"/>
      <text:p text:style-name="P3">- Три! Два! Один! Нуль! Летим!</text:p>
      <text:p text:style-name="P3"/>
      <text:p text:style-name="P3">Гвардеец отпускает конец и «Небесный Скарабей» взмывает ввысь. Край обрыва уносится вниз вместе с толпой придворных и прощальной игрой фанфар. Свежий ветер относит нас в сторону долины. Чувство свободы охватывает меня, тем сильнее, чем выше мы поднимаемся над землёй. Неважно, что рядом со мной облокотилась о край корзины жаждущая сковать меня узами брака принцесса, неважно, что сам я скован непонятной, но оттого не менее неотступной целью — всё равно я свободен. Это чувство пьянит, хочется лететь навстречу солнцу и не думать о заботах, оставшихся далеко внизу. Хочется раскрыть руки и полететь. Я начинаю понимать, почему Джет хотела прыгнуть со скалы, лишившись крыла. А ведь я был рождён бескрылым…</text:p>
      <text:p text:style-name="P3"/>
      <text:p text:style-name="P3">- Хуман, осторожно! Ты слишком сильно свесился с края, - озабоченно предупреждает Кловер, трогая моё плечо. - Чувство полёта ошеломляет на первых порах, но нельзя терять голову. У тебя нет крыльев. И у нас тоже. Если выпадешь — никто тебя не спасёт.</text:p>
      <text:p text:style-name="P3">- Была бы тут Джет…</text:p>
      <text:p text:style-name="P3">Я слежу за далёкой точкой на грани видимости, вынырнувшей некоторое время назад из небольшого облачка прямо по курсу. Если бы она была чуть ближе, я определённо мог бы сказать, что она похожа… Да нет, показалось.</text:p>
      <text:p text:style-name="P3">- Ты о той разнокрылой пегаске? Она тебе нравится? - с интересом спрашивает Кловер. - Из вас получилась бы неплохая пара, потому что ты ей определённо…</text:p>
      <text:p text:style-name="P3">- НЕТ!</text:p>
      <text:p text:style-name="P3">Платина поворачивается к нам, губы её дрожат.</text:p>
      <text:p text:style-name="P3">- Хватит об этом! Вы все словно сговорились! Ты, твоя сестрица, прислуга за спиной… Не считайте меня идиоткой, я всё слышу, хоть и не подаю виду! Пара мы или не пара — неважно! Он станет моим супругом, а я — его кобылкой, и мы сделаем это во имя спасения мира!</text:p>
      <text:p text:style-name="P3"/>
      <text:p text:style-name="P3">Платина обнимает меня и прижимается всем телом.</text:p>
      <text:p text:style-name="P3">- Мне было бы очень приятно, если бы ты поцеловал меня, - томным голосом лепечет принцесса запрокинув голову.</text:p>
      <text:p text:style-name="P3"/>
      <text:p text:style-name="P3">Одно мгновение я даже сомневаюсь, делать ли это? Принцесса удивительно хороша для пони, а моё отторжение непарнокопытных притуплено долгим отстутствием девушек моего собственного вида. Её грива искрится <text:s/>в лучах утреннего утреннего солнца а хвост развевается в потоках воздуха, уносящих «Небесный Скарабей» навстречу неведомому. И ведь мне всё равно придётся по контракту рано или <text:soft-page-break/>поздно сделать это и намного больше, чем это! Конечно, есть ещё шанс, что мой план с Кловер сработает, но, честно говоря, я не верю в его успешность. Слишком много переменных, слишком много «если», и золотое правило реальности: «Сложные планы не работают». Так не лучше ли начать привыкать потихоньку, понемногу, маленькими шагами?</text:p>
      <text:p text:style-name="P3">Я приближаю свои губы к губам Платины и говорю:</text:p>
      <text:p text:style-name="P3"/>
      <text:p text:style-name="P3">- Никаких вольностей до свадьбы. У нас уговор. Сначала Дрогонштерн.</text:p>
      <text:p text:style-name="P18"/>
      <text:h text:style-name="P87" text:outline-level="2">Глава 13</text:h>
      <text:p text:style-name="P18"/>
      <text:p text:style-name="P32">Надежда окрыляет. Надежда придаёт силы и дарит смысл. Как тысячи лет назад, в начале пути, я снова полна надеждой. Так долго брести во тьме - и вот получить путеводную нить. Это окрыляет.</text:p>
      <text:p text:style-name="P33">Я иду по звёздной дороге.</text:p>
      <text:p text:style-name="P18"/>
      <text:p text:style-name="P18">Эхо теряется в мраморных сводах огромного зала. Солнечные лучи, проходя сквозь стрельчатые окна с мозаикой из цветных стёкол, окрашиваются всеми цветами радуги. Гряда облаков за окном чинно проплывает внизу. Ещё ниже взгляд упирается в зелёную площадь равнины с тёмными лоскутами лесов и голубыми нитями рек. Далеко на линии коризонта темнеет в синем мареве горная цепь.</text:p>
      <text:p text:style-name="P18">- Начинай, - я киваю бородатому толстяку в засаленом свитере.</text:p>
      <text:p text:style-name="P18"/>
      <text:p text:style-name="P18">Тот некоторое время мнётся перед большой чёрной доской, роняет мелки и указку. Видно, что выступать перед аудиторией ему страшновато и он с радостью перепоручил бы это дело кому-нибудь ещё. В конце-концов он начинает, подслеповато щурясь в зал.</text:p>
      <text:p text:style-name="P18"/>
      <text:p text:style-name="P18">- Ну, э-э-э… В общем, всем известна теория Эверетта о мультиверсе…</text:p>
      <text:p text:style-name="P18"/>
      <text:p text:style-name="P18">Толстяк рисует на доске горизонтальную прямую.</text:p>
      <text:p text:style-name="P18"/>
      <text:p text:style-name="P18">- Для любого квантового события нашей вселенной ответвляются множество параллельных вселенных, в которых эти события имеют другой исход.…</text:p>
      <text:p text:style-name="P18"/>
      <text:p text:style-name="P18">Толстяк ставит на прямой несколько крупных точек, от каждой из которых проводит дугу, соединяющую изначальную линию с другой линией, параллельной исходной.</text:p>
      <text:p text:style-name="P18"/>
      <text:p text:style-name="P18">- И для тех вселенных также для каждого события есть свои ответвления… И так далее…</text:p>
      <text:p text:style-name="P18"/>
      <text:p text:style-name="P18"><text:soft-page-break/>Толстяк делит точками параллельные прямые и, в свою очередь, соединяет их дугами с ещё большим количеством новых прямых, параллельных исходной. Рисунок начинает напоминать нотную грамоту.</text:p>
      <text:p text:style-name="P18"/>
      <text:p text:style-name="P18">- Постепенно, по мере удаления, параллельные вселенные имеют всё меньше и меньше сходства с исходной… Эта идея не нова, написано огромное количество фантастики на эту тему… Я немного дополнил теорию Эверетта недавно… Суть дополнения проста: из всего множества параллельных вселенных для каждой заданной вселенной есть несколько зависимых на уровне квантовой запутанности. То есть, если в заданной вселенной произойдёт какое-то событие, подобное же событие произойдёт и во всех зависимых мирах. Разумеется, со своими отличиями, обусловленными разницой параллельных вселенных на квантовом уровне…</text:p>
      <text:p text:style-name="P18">- Отлично, - останавливаю я его. - Всем понятна суть? У нашей вселенной есть бесконечное множество паралдлельных миров, несколько из которых зависят от нашего на событийном уровне. Грубо говоря, если у нас произойдёт война — война случится во всех зависимых мирах. И чем сильнее будет война у нас, тем сильнее бабахнет и у них. Продолжай.</text:p>
      <text:p text:style-name="P18">- Я уже почти закончил. Конкретно для нашей вселенной таких зависимых миров, как показывают расчёты, семь. То есть, если у нас, грубо говоря, всё полетит к чертям в ад, нечто подобное произойдёт ещё в семи параллельных<text:span text:style-name="T63"> </text:span>реальностях.</text:p>
      <text:p text:style-name="P18"/>
      <text:p text:style-name="P18">Толстяк стирает все параллельные линии, за исключением исходной и семь соседних.</text:p>
      <text:p text:style-name="P18"/>
      <text:p text:style-name="P18">- Вот и всё.</text:p>
      <text:p text:style-name="P18">- Спасибо за доклад, Диоген.</text:p>
      <text:p text:style-name="P18"/>
      <text:p text:style-name="P18">Тот с облегчением уходит в зал и садится в первый ряд.</text:p>
      <text:p text:style-name="P18">Я делаю приглашающий жест.</text:p>
      <text:p text:style-name="P18"/>
      <text:p text:style-name="P18">- Хэвэн, твой выход.</text:p>
      <text:p text:style-name="P18"/>
      <text:p text:style-name="P18">Фокус внимания перемещается на кобылу. Магическая лошадь внезапно смущается, фыркает и пытается прикрыть морду крылом. Выглядит это забавно, учитывая то, что мы находимся в созданном ею мире.</text:p>
      <text:p text:style-name="P18"/>
      <text:p text:style-name="P18">- Есть способ… Грммм… Ффххх… Гмгггиггг…</text:p>
      <text:p text:style-name="P18"/>
      <text:p text:style-name="P18">Она с досады топает копытом, трясёт шеей и делает глубокий вздох. Потом прикусывает кончик крыла и делает вторую попытку.</text:p>
      <text:p text:style-name="P18"/>
      <text:p text:style-name="P18"><text:soft-page-break/>- Теория Диогена о зависимых мирах подтверждена мною практически. Мне удалось зарегистрировать и расшифровать нестандартные квантовые флюктуации, являющиеся отражением семи зависимых реальностей. В точной модели последнией из них, седьмой, мы сейчас и находимся.</text:p>
      <text:p text:style-name="P18"/>
      <text:p text:style-name="P18">Хэвэн схематически рисует на седьмой линии-ответвлении лошадку с рогом и крыльями. Потом простирает крыло, охватывая пространство вокруг себя.</text:p>
      <text:p text:style-name="P18"/>
      <text:p text:style-name="P18">- Мною также открыта возможность разорвать зависимость. Мы можем освободить привязанные к нашей реальности вселенные, разрубив связь квантовой запутанности. Для этого нужно всего лишь построить точную модель каждой зависимой вселенной.</text:p>
      <text:p text:style-name="P18"/>
      <text:p text:style-name="P18">Хэвэн чертит пунктирную линию возде седьмой и пририсовывает дугу к ней от главной линии. Старую дугу к седьмой линии-ответвлению она при этом перечёркивает крестиком.</text:p>
      <text:p text:style-name="P18"/>
      <text:p text:style-name="P18">- Чем точнее модель, тем надёжнее мы переключим кантовую запутанность на модель, отпустив тем самым связанные миры на свободу. Точнее, достаточно смоделировать только планету. Нам не нужно отвязывать всю вселенную, опасность угрожает только «отражениям» Земли. И если бы у меня было достаточно ресурсов… Сейчас я могу смоделировать всего лишь круг радиусом 600 миль вокруг этого замка. И то, это только потому, что мне помогают четыре волонтёра.</text:p>
      <text:p text:style-name="P18"/>
      <text:p text:style-name="P18">Хэвэн взмахом крыла указывает куда-то в сторону. Из-за ширмы выходят четверо разноцветных пони с Анитой во главе. На них таращится весь зал.</text:p>
      <text:p text:style-name="P18"/>
      <text:p text:style-name="P18">- Приветик, Креол! - машет копытом лимонно-жёлтая пегаска кому-то в зале.</text:p>
      <text:p text:style-name="P18">- Салют, - отзывается тощий скинхед с галёрки. - А ты, вообще, кто?</text:p>
      <text:p text:style-name="P18">- Конь в пальто! - прыскает в крыло пегаска. - Когда косарь вернёшь, чепушила?</text:p>
      <text:p text:style-name="P18">- Локи?!! - Скинхед встаёт с места, чтобы лучше видеть. - Ты куда пропала?</text:p>
      <text:p text:style-name="P18">- А ты как считаешь? Ду-у-умай! - пегаска театрально закатывает глаза и несколько раз тычет себя копытом в голову.</text:p>
      <text:p text:style-name="P18"/>
      <text:p text:style-name="P18">Скинхед пробирается между рядами стульев, пока не обнимает пегаску, которая, в свою очередь, заключает его в объятия из копыт и крыльев.</text:p>
      <text:p text:style-name="P18"/>
      <text:p text:style-name="P18">- Моделирование поведения мыслящих существ в виртуальном мире оказалось очень ресурсоёмкой задачей, сопоставимой по затратности с моделированием всего остального мира, - продолжает Хэвэн. - до появления помощи извне мне удавалось моделировать круг радиусом около четырехсот миль. Но при помощи всего лишь четырёх добровольцев ареал модели расширился в полтора раза. Волонтёры, которых вы видите, помогают мне смоделировать поведение мыслящих жителей. Собственно, они и являются ими. Они гуляют, спят, едят, работают, путешествуют и просто живут тут. И если бы… <text:soft-page-break/>Если бы у меня было пятьдесят таких помошников, я смогла бы завершить модель этой планеты. А ещё триста освободили бы остальные шесть привязанных миров…</text:p>
      <text:p text:style-name="P18"/>
      <text:p text:style-name="P18">- То есть, ты хочешь, чтобы мы стали такими, как эти чудики? - со смешком спрашивает скин.</text:p>
      <text:p text:style-name="P18">- Сам ты чудик! - дуется Локи и отворачивается от него.</text:p>
      <text:p text:style-name="P18">- Да. Вы мне этим очень поможете, - просто отвечает Хэвэн. - И не только мне.</text:p>
      <text:p text:style-name="P18">- То есть, бросить все свои дела, карьеру, работу, забить на реальную жизнь и уйти в виртуал? - переспрашивает Креол.</text:p>
      <text:p text:style-name="P18">Хэвэн грустно кивает. Локи опускает голову и идёт к выходу. Уши её обвисают.</text:p>
      <text:p text:style-name="P18">- Я согласен.</text:p>
      <text:p text:style-name="P18">Локи поднимает голову и оборачивается, не веря услышанному.</text:p>
      <text:p text:style-name="P18">- Но только если заработанными тут бабками можно будет выплатить долг этой кобыле, - со смешком тычет он пальцем в жёлтую пегаску. - Иначе она мне мозги проест.</text:p>
      <text:p text:style-name="P18">Пегаска срывается с места и вторично повисает на парне.</text:p>
      <text:p text:style-name="P18">- Я тебе и так мозг проем! За то, что заставил ТАК испугаться! Мне было так одиноко тут, а ты со своими подколками…</text:p>
      <text:p text:style-name="P18">- Да ладно, чепушила, можно подумать, ты меня не знаешь? Ну как я могу оставить тебя одну тут? Ты же нажмёшь тут что-то и всё нахрен исчезнет…</text:p>
      <text:p text:style-name="P18"/>
      <text:p text:style-name="P18">Один за другим, в аудитории встают люди и присоединяются к галдящей парочке. Гейзенберг, Хосе, Сократ. Вместе они обступают Диогена. По ожесточённой жестикуляции и напряжённых лицах видно, что тому приходится несладко: ещё чуть-чуть, и в пылу спора наши доморощенные теоретики возьмут его за грудки и станут трясти в попытках найти истину.</text:p>
      <text:p text:style-name="P18">Я выхожу на балкон и подхожу к стоящей в тишине Хэвэн. Та молча следит за мигающими на небосклоне звёздами. Её ухо изредка подрагивает, выдавая напряжение.</text:p>
      <text:p text:style-name="P18"/>
      <text:p text:style-name="P18">- Вот у тебя есть ещё два волонтёра. Глядишь, через десять лет и наскребём необходимые пятьдесят.</text:p>
      <text:p text:style-name="P18">- А второй кто? - невесело улыбается Хэвэн.</text:p>
      <text:p text:style-name="P18"/>
      <text:p text:style-name="P18">Я молча указываю на себя.</text:p>
      <text:p text:style-name="P18">- Неужто ты думаешь, что я ввязался в эту авантюру и притащил к тебе во дворец весь проект в полном составе для розыгрыша? Неет, старуха, теперь ты так просто от меня не отвяжешься. Я в доле!</text:p>
      <text:p text:style-name="P18"/>
      <text:p text:style-name="P18">Хэвэн молча трется носом о мою грудь и вместе мы возвращаемся в зал.</text:p>
      <text:p text:style-name="P18"><text:soft-page-break/>И нас встречает тишина. Все триста сорок два человека и четыре пони смотрят на нас в едином движении. Одинокая муха шумно жужит где-то под самыми сводами. С легчайшим шорохом проносится пёрышко в завихрениях ветра.</text:p>
      <text:p text:style-name="P18">А потом дружный хохот взрывает зал.</text:p>
      <text:p text:style-name="P18"/>
      <text:p text:style-name="P18">- Мы так решили, - заявляет нам Анита сквозь смех, - что хотим основать своё королевство. Ну, чтобы замок не пустовал. Хэвэн, понятное дело, будет королевой — на ней же всё королевство держится. А ты, ясен пень, будешь королём. А кому ещё? Кто у нас папа всего проекта? Вот и получается такая забавная парочка, тили-тили-тесто-о-о!</text:p>
      <text:p text:style-name="P18"/>
      <text:p text:style-name="P18">Анита прыскает в копыто.</text:p>
      <text:p text:style-name="P18"/>
      <text:p text:style-name="P18">- И сколько же у нас будет подданных? - невозмутимо спрашиваю я. Зная юмор Аниты, уверен, она скажет: «Одна старая крыса».</text:p>
      <text:p text:style-name="P18">- Да все, кто есть. Все триста сорок шесть. Нам же интересно позырить, что из этого получится?</text:p>
      <text:p text:style-name="P18"/>
      <text:p text:style-name="P18">Хэвэн молча поворачивается к залу, опускается на колено передней ноги и наклоняет голову так, что касается рогом пола.</text:p>
      <text:p text:style-name="P18"/>
      <text:p text:style-name="P18">- Благодарю вас, мои дорогие…</text:p>
      <text:p text:style-name="P18"/>
      <text:p text:style-name="P18">Она поднимается и из её рога исходит радужное марево. Оно достигает передних рядов и перед моим взором начинается преображение. Люди растворяются в радужном сиянии и на их месте появляются пони, удивлённо осматривающие себя и соседей.</text:p>
      <text:p text:style-name="P18"/>
      <text:p text:style-name="P18">- Поздравляю вас с новым обликом, наиболее подходящим для новой жизни в окружающей вас реальности. Те из вас, кто пойдут в иные шесть миров, получат тело, наиболее подходящее для выбранного мира - я учту ваши пожелания при трансформации. И… Благодарю вас, мои маленькие пони. Вы делаете меня счастливой. </text:p>
      <text:p text:style-name="P18"/>
      <text:p text:style-name="P18">Хэвэн кивает новосозданному табуну карамельных лошадок:</text:p>
      <text:p text:style-name="P18">- Я проведу вас к нуждающимся в вашей помощи мирам чуть попозже. Надо будет объяснить вам правила и распределить обязанности.</text:p>
      <text:p text:style-name="P18"/>
      <text:p text:style-name="P18">Хэвэн сияющими глазами наблюдает за разноцветным табуном, когда я легонько притрагиваюсь к её спине.</text:p>
      <text:p text:style-name="P18"/>
      <text:p text:style-name="P18"><text:soft-page-break/>- Эй, а где мои копыта? - спрашиваю я Хэвэн. - Я же сказал, что с тобой.</text:p>
      <text:p text:style-name="P18">- Мои подданные правильно подметили, - ласково улыбается Хэвэн, - я не могу стоять выше тебя. Только рядом. Ты сам выберешь облик, что наиболее подойдёт тебе для правления.</text:p>
      <text:p text:style-name="P18"/>
      <text:p text:style-name="P18">Она обнимает меня крылом и мягко подталкивает к трону. У мення на голове материализуется лавровый венок из золота, а плечи охватывает пурпурная мантия.</text:p>
      <text:p text:style-name="P18">- Я счастлива разделить с тобой бремя власти. И, самое главное… Я больше не буду одинока.</text:p>
      <text:p text:style-name="P18"/>
      <text:p text:style-name="P18">С помоста мне видны сотни устремлённых на нас глаз. Чувство чего-то неизмеримо важного витает в воздухе.</text:p>
      <text:p text:style-name="P18">Я устраиваюсь на тронной подушке поудобнее, поправляю венок и прочищаю горло.</text:p>
      <text:p text:style-name="P18"/>
      <text:p text:style-name="P18">- Эээ… Кхм… Ну, раз уж вам не терпится поржать с нас, то, так и быть, соглашаюсь посидеть рядом с этой кобылой на троне, пока всё не устаканится. Впрочем, не обещаю, что оправдаю ваши ожидания — я тот ещё раздолбай и вы все это прекрасно знаете. Но я рад видеть вас всех в нашем общем деле.</text:p>
      <text:p text:style-name="P18">- Кстати, о деле, - вмешивается Анита, - как назовём проект спасения миров, кэп?</text:p>
      <text:p text:style-name="P18"/>
      <text:p text:style-name="P18">Я задумываюсь. Потом оглядываюсь на доску. Семь ответвлений от основной линии с одной пунктирной линией, отвязывающей одну из линий-сателлитов от основной.</text:p>
      <text:p text:style-name="P18">Я подхожу к доске и рисую остальные шесть пунктирных линий, соединяя их дугами с главной чертой, стирая старые зависимости. Затем стираю и пунктирные линии вместе с дугами, соединяющими их с базовой. Затем стираю и базовую лдинию. На доске остаются семь линий — семь освобождённых миров.</text:p>
      <text:p text:style-name="P18"/>
      <text:p text:style-name="P18">- Назовём его «Семь вечностей».</text:p>
      <text:p text:style-name="P18"/>
      <text:p text:style-name="P26">***</text:p>
      <text:p text:style-name="P18"/>
      <text:p text:style-name="P3">«Небесный Скарабей» неумолимо снижается. Край обрыва, с которого мы стартовали полдня назад, едва виднеется высоко позади. Как бы впротивовес ему впереди вырастает широкий серый пик, пронзающий небо тремя вершинами. Попутный ветер несёт нас прямо на него, но, судя по всему, нам не суждено достигнуть его по воздуху: корзина воздушного шара уже едва не задевает верхушки самых высоких сосен проносящегося внизу леса.</text:p>
      <text:p text:style-name="P3">- Дрогонштерн, - кричит сквозь ветер Кловер, указывая на тройной пик. - Не долетим миль двадцать, нужно срочно садиться. Если зацепимся за сосну, я не гарантирую мягкой посадки. Ищите открытое место.</text:p>
      <text:p text:style-name="P3"/>
      <text:p text:style-name="P3"><text:soft-page-break/>Долго искать площадку для посадки не приходится — прямо по курсу деревья расступаются и открывается гладь реки. То, что виднелось с обрыва узкой извивистой лентой, сейчас предстаёт широкой равнинной рекой шириной с хорошую автомагистраль.</text:p>
      <text:p text:style-name="P3"/>
      <text:p text:style-name="P3">- Аврал! Свистать всех наверх! Полундр-р-р-а-а-а!!! - орёт Кловер и дёргает за шнур, открывающий клапан воздушного шара.</text:p>
      <text:p text:style-name="P3">Тёплый воздух уходит из «Небесного Скарабея», лишая его остатков летучести.</text:p>
      <text:p text:style-name="P3">- Какая ещё полундра? Ты кого «свистать» собралась? И куда? - ошалело спрашивает Платина.</text:p>
      <text:p text:style-name="P3">- Не обращайте внимание, Ваше Высочество, это пиратский слэнг, я научилась ему у сестры моей подруги, Лейлы Твердолоб.</text:p>
      <text:p text:style-name="P3">- Ты знакома с Твердолобами? - ещё больше шалеет Платина.</text:p>
      <text:p text:style-name="P3">- Только с Лейлой. И немного с её старшей сестрой, Дейдрой…</text:p>
      <text:p text:style-name="P3">- Почему Дейдра не говорила мне, что у её сестры есть подруга из нашего племени? Это просто свинство с её…</text:p>
      <text:p text:style-name="P3"/>
      <text:p text:style-name="P3">Договорить Платина не успевает. Корзина «Небесного Скарабея» чиркает воду на приличной скорости. В результате крена я, обе поняхи и два чемодана оказываемся в ледяной воде.</text:p>
      <text:p text:style-name="P3"/>
      <text:p text:style-name="P3">- О ужас! Мои чемоданы! Хуман, спасай мои чемоданы! Там свадебное платье!</text:p>
      <text:p text:style-name="P3">- Сразу в обоих? - спрашиваю я отплёвываясь.</text:p>
      <text:p text:style-name="P3">- Во втором немного припасов на дорогу от Кловер Дрим, но в первом СВАДЕБНОЕ ПЛАТЬЕ!</text:p>
      <text:p text:style-name="P3"/>
      <text:p text:style-name="P3">Я подтягиваю к себе чемодан с платьем и толкаю перед собой к берегу.</text:p>
      <text:p text:style-name="P3">- Не волнуйся, принцесса, я спасу его. Греби к берегу.</text:p>
      <text:p text:style-name="P3">Правой рукой незаметно открываю защёлки и притапливаю его так, чтобы вода перехлестнула через бортик внутрь. Потом так же незаметно закрываю его.</text:p>
      <text:p text:style-name="P3"/>
      <text:p text:style-name="P3">- О небо, моё платье! Вода размыла тушь для ресниц! Платье испорчено! Я этого не вынесу! - восклицает Платина на берегу, заглянув в чемодан.</text:p>
      <text:p text:style-name="P3">- <text:s/>Ничего, зато нам придётся нести всего один чемодан вместо двух, - утешаю я принцессу.</text:p>
      <text:p text:style-name="P3"/>
      <text:p text:style-name="P3">Тебе должно быть стыдно, Хуман, но нет, нисколько, ни капли!</text:p>
      <text:p text:style-name="P3"/>
      <text:p text:style-name="P3">- Я раздобыл тебе немного материи. Конечный вариант теперь можно увеличить, - тихо сообщаю Кловер, кивая на подмоченный чемодан.</text:p>
      <text:p text:style-name="P3">Та подмигивает мне в ответ.</text:p>
      <text:p text:style-name="P3"><text:soft-page-break/></text:p>
      <text:p text:style-name="P3">Солнце переваливает через полдень, когда мы обсушены у костра и заканчиваем обед. Впрочем, «обсушены к полудню» вполне можно сократить до одного меня, так как шёрстка понях сохнет на удивление быстро, а снимать одежду для просушки под плотоядными взглядами Платины я не решаюсь.</text:p>
      <text:p text:style-name="P3"/>
      <text:p text:style-name="P3">Кловер укладывает <text:s/>последнюю складку сдувшегося «Небесного Скарабея». Под складкой виднеется угол «свадебного» чемодана, заботливо запихнутого мною в корзину</text:p>
      <text:p text:style-name="P3">- Ваше Высочество, моя задача выполнена — я спустила вас с Кряжа Катящихся Камней. Мне нужно возвращаться. Есть ли у вас какое-либо послание наверх?</text:p>
      <text:p text:style-name="P3">- М-м-м… Мне нужно платье… Но месяц я ждать точно не буду. Сообщи Кловер Дрим, что мне нужно второе платье такого же фасона, как и свадебное. <text:s/></text:p>
      <text:p text:style-name="P3">Кловер кланяется принцессе</text:p>
      <text:p text:style-name="P3">- Как угодно, Ваше Высочество.</text:p>
      <text:p text:style-name="P3">- Мне нужно три дня на перекройку «Скарабея». Я успею, - тихо говорит мне Кловер на прощание. - Разведёшь костёр на вершине, как договорились.</text:p>
      <text:p text:style-name="P3"/>
      <text:p text:style-name="P3">Маленькая кобылка впрягается в импровизированную повозку из корзины с колёсами и медленно удаляется, тихонько напевая себе под нос.</text:p>
      <text:p text:style-name="P3">…</text:p>
      <text:p text:style-name="P3">…</text:p>
      <text:p text:style-name="P3">…</text:p>
      <text:p text:style-name="P3">Четвёртый день пути. Чемодан заметно полегчал. По моим прикидкам, каждый день мы съедаем полкило риса, грамм двести сушёных грибов и кило сухарей, заботливо уложенных Кловер Дрим в непромокаемые мешочки. Каждый день я также благодарю заботливую единорожку за шёлковую палатку, предусмотрительно сложенную в чемодан. Если бы оба чемодана собирала моя попутчица, были бы нам шёлковые оборки на обед и ситцевые рюши на ужин. Да, сейчас я с теплотой вспоминаю вечно тараторящую рукодельницу за её выбор вещей для похода. Хуман умеет быть благодарным!</text:p>
      <text:p text:style-name="P3"/>
      <text:p text:style-name="P3">- Завтра мы достигнем Дрогонштерна, - говорит Платина, глядя в огонь. - Ты получишь то, что хотел.</text:p>
      <text:p text:style-name="P3">Единорожка кутается в тонкий плед. За прошедшие дни она осунулась и стала непривычно тихой. К сожалению, речной берег нам пришлось покинуть на второй день, так как <text:s/>вода уходила в сторону от маячившего над верхушками сосен серого пика. Поэтому каждый день она упрямо продирается сквозь чащу, оставляя на колючках ежевики клочки фиолетовой шерсти. Мне даже жалко хрупкую принцессу, решившуюся на тяготы походной жизни ради нашего уговора. Я стал уважать её железную волю и желание добиться цели. Не то, чтобы я захотел выполнять её хотелки по замужеству, но и отторгать тоже перестал.</text:p>
      <text:p text:style-name="P61"><text:span text:style-name="Default_20_Paragraph_20_Font"><text:span text:style-name="T1">Даже если и правдива её сказка про </text:span></text:span><text:span text:style-name="Default_20_Paragraph_20_Font"><text:span text:style-name="T16">тридцать</text:span></text:span><text:span text:style-name="Default_20_Paragraph_20_Font"><text:span text:style-name="T1"> единорогов, корректирующих движение Земли и Луны (ага, сейчас!), я не верю, что от союза человека с пони может получиться потомство. И даже если в этом безумном мире что-то получится (о, боги!), совсем уж фантастическим выглядит предположение, что </text:span></text:span><text:soft-page-break/><text:span text:style-name="Default_20_Paragraph_20_Font"><text:span text:style-name="T1">ребёнок (жеребёнок? Кентаврёнок?) <text:s/>будет обладать могучей магией. Ведь у меня нет магии, Платину Спаркл сбил с толку магический артефакт, растворившийся у меня в груди </text:span></text:span><text:span text:style-name="Default_20_Paragraph_20_Font"><text:span text:style-name="T16">месяц</text:span></text:span><text:span text:style-name="Default_20_Paragraph_20_Font"><text:span text:style-name="T1"> назад. Можно, конечно, рассказать о нём книгоежке, но, боюсь, экспедиция в Дрогонштерн будет тотчас же свёрнута. А мне надо добраться туда во что бы то ни стало, хоть я и не понимаю, зачем.</text:span></text:span></text:p>
      <text:p text:style-name="P3">И вот тут стыд понемногу начинает глодать тебя, Хуман. Даже если ты не веришь в тридцать единорогов, «держащих на своих плечах небо», она-то в это верит! И честно выполняет свою часть уговора. Ты же намереваешься смухлевать и смыться со свадьбы в последний момент. И это совсем не красит тебя, Хуман! И только лишь тот факт, что тебя принудили к уговору, взяв в плен, помогает тебе примириться с реальностью. Но осадок на твоей душе всё равно остаётся. Мир не делится на чёрное и белое, он многоцветен и полон оттенков…</text:p>
      <text:p text:style-name="P3">Я переворачиваюсь на другой бок и натягиваю одеяло на глову. Через некоторое время в палатку забирается Платина и застёгивает полог. Потоптавшись немного, она залезает под одеяло с другого краю и осторожно прижимаентся к моей спине.</text:p>
      <text:p text:style-name="P3">И я не отстраняюсь, как все дни до этого.</text:p>
      <text:p text:style-name="P3">Проклятье, мир слишком сложен для глупого Хумана, заблудившегося среди реальностей!..</text:p>
      <text:p text:style-name="P3"><text:s/>…</text:p>
      <text:p text:style-name="P3">…</text:p>
      <text:p text:style-name="P3">…</text:p>
      <text:p text:style-name="P3">Последний ряд деревьев расступается перед нами и тройной пик Дрогонштерн вырастает во всей своей красе.</text:p>
      <text:p text:style-name="P3">…</text:p>
      <text:p text:style-name="P3">…</text:p>
      <text:p text:style-name="P3">…</text:p>
      <text:p text:style-name="P3">О-хре-неть!</text:p>
      <text:p text:style-name="P3"/>
      <text:p text:style-name="P3">Я поворачиваюсь к Платине.</text:p>
      <text:p text:style-name="P3">- Ты знала, что это такое?</text:p>
      <text:p text:style-name="P3">- Н-нет, - мотает она головой. - Я видела его только издалека. С Кряжа Катящихся Камней такие подробности не видны. У меня есть телескоп, но я его использую только для наблюдения за звёздами.</text:p>
      <text:p text:style-name="P3"/>
      <text:p text:style-name="P3">И вправду, по её растерянной мордахе сразу видно, что такого она сама не ожидала.</text:p>
      <text:p text:style-name="P3">Ведь этот грёбаный пик на самом деле — не скала. Точнее, когда-то это была не скала.</text:p>
      <text:p text:style-name="P3">Это был исполинский дракон, которому мой старый знакомец Агамемнон едва доставал бы до щиколоток. Складки шкуры чудовища, бороздки его чешуйчатого тела и изгибы фигуры покрыты корявыми сосенками и мхом, что не скрывает общую картину. Три пика на самом деле являются головой дракона и верхушками его согнутых в суставах крыльев. Огромный хвост скрывается за спиной, но его изгиб вдали высится над деревьями длинным, покрытым жухлой травой холмом.</text:p>
      <text:p text:style-name="P3">- И-и-и т-тебе надо т-туда? - переспрашивает со страхом Платина.</text:p>
      <text:p text:style-name="P3"><text:soft-page-break/>Я сглатываю. Хотел бы я сказать «нет». Но проклятое предназначение гонит меня вперёд, прямо к подножию исполинской фигуры!</text:p>
      <text:p text:style-name="P3">- Туда. Ты можешь подождать тут.</text:p>
      <text:p text:style-name="P3">Принцесса отрицательно мотает головой.</text:p>
      <text:p text:style-name="P3">- Н-нет. Пойдём вместе.</text:p>
      <text:p text:style-name="P3">Я пожимаю плечами. Если мой непарнокопытный страж думает, что этим он предотвратит мой побег, то пусть пребывает в счастливом неведении до самого конца.</text:p>
      <text:p text:style-name="P3">Вот только стыд накатывает с новой силой…</text:p>
      <text:p text:style-name="P3"/>
      <text:p text:style-name="P3">…</text:p>
      <text:p text:style-name="P3"/>
      <text:p text:style-name="P61"><text:span text:style-name="Default_20_Paragraph_20_Font"><text:span text:style-name="T1">Необычное чувство охватывает меня у подножия окаменевшего ящера. Чувство звенящего напряжения, ожидания чего-то неописуемо могущественного и дикого, необузданного и… </text:span></text:span><text:span text:style-name="Default_20_Paragraph_20_Font"><text:span text:style-name="T16">весёлого</text:span></text:span><text:span text:style-name="Default_20_Paragraph_20_Font"><text:span text:style-name="T1">. Мурашки табунами бегают между лопатками, волосы встают дыбом на загривке.</text:span></text:span></text:p>
      <text:p text:style-name="P3">- Хуман, ты п-получил, что хотел? - пугливо оглядывается Платина. - Надо побыстрее уходить отсюда. У меня такое чувство, что…</text:p>
      <text:p text:style-name="P3">Фиолетовая искра срывается с гривы принцессы и щёлкает её по носу.</text:p>
      <text:p text:style-name="P3">- Ай! Такое чувство, что мы стоим у подножия огромной плотины. Которая вот-вот рухнет. - единорожка чешет нос. - Скорее бы подошли мои гвардейцы. Вчера они были в одном переходе от нас, я видела огонь их стоянки у излучины реки. С ними я чувствовала бы себя спокойнее.</text:p>
      <text:p text:style-name="P3"/>
      <text:p text:style-name="P3">Я поднимаю голову. Меня ощутимо тянет туда, на центральную вершину, где увенчаная острым гребнем голова пристально следит незрячими глазами за луной.</text:p>
      <text:p text:style-name="P3">- Мне нужно туда, на самый верх. Можешь подождать тут, у подножия. С вершины я точно никуда не сбегу.</text:p>
      <text:p text:style-name="P3">- Неправильно! - кричит Платина. - Я с тобой не для того, чтобы не дать тебе убежать! Я с тобой потому, что ты — мой будущий супруг и мы должны быть вместе!</text:p>
      <text:p text:style-name="P3">Слёзы текут по её злой мордахе. Она проходит мимо, отталкивая меня в сторону и решительно карабкается на каменный коготь дракона.</text:p>
      <text:p text:style-name="P3">Я вздыхаю и тащусь следом.</text:p>
      <text:p text:style-name="P3">…</text:p>
      <text:p text:style-name="P3">К счастью, каменная чешуя покрыта лишайником, травой и чахлыми деревцами. Только это не даёт мне сорваться вниз, хотя пару раз моя нога уже начинает скользить по обветренному камню. Как удаётся добраться до каменного плеча Платине, мне не хочется и вспоминать. Весь путь наверх я утешаю себя тем, что если принцесса сорвётся, она по пути вниз собъёт со склона и меня, так что я не буду мучаться угрызениями совести всю оставшуюся жизнь.</text:p>
      <text:p text:style-name="P3"/>
      <text:p text:style-name="P3">…</text:p>
      <text:p text:style-name="P3"><text:soft-page-break/></text:p>
      <text:p text:style-name="P3">На широком плече чудовища растёт крохотная рощица корявых сосен вперемешку с берёзками и ольхой.</text:p>
      <text:p text:style-name="P61"><text:span text:style-name="Default_20_Paragraph_20_Font"><text:span text:style-name="T1">Дальше пути нет. На голову дракона без альпинистского снаряжения не залезешь: она поднимается отвесно и практически не покрыта растительностью. Тусклый камень поблёскивает от влаги в лучах заходящего солнца. Вдалеке виднеется острый пик, с которого я спикировал в обнимку с Джет </text:span></text:span><text:span text:style-name="Default_20_Paragraph_20_Font"><text:span text:style-name="T16">месяц</text:span></text:span><text:span text:style-name="Default_20_Paragraph_20_Font"><text:span text:style-name="T2"> </text:span></text:span><text:span text:style-name="Default_20_Paragraph_20_Font"><text:span text:style-name="T1">назад.</text:span></text:span></text:p>
      <text:p text:style-name="P3"/>
      <text:p text:style-name="P3">- Пришли, - я бросаю рюкзак на землю и устало сажусь на него. - Переночуем здесь и спускаемся. У подножия Дрогонштерна я — твой.</text:p>
      <text:p text:style-name="P3"/>
      <text:p text:style-name="P3">Я чувствую себя опустошённым. И это всё? Ради ночёвки на плече каменного истукана я пёрся сюда через все опасности и препятствия? Какого чёрта! От злости я готов броситься с кулаками на свой внутренний голос, фанатично гнавший меня сюда все эти дни.</text:p>
      <text:p text:style-name="P3">Я бросаю быстрый взгляд на небо. Ни облачка. Проклятье, ещё и Кловер не сможет подойти незаметно и мне таки придётся выполнять контракт!</text:p>
      <text:p text:style-name="P3">- Йу-ху-у-у! Сюда, к нам! - кричит Платина кому-то внизу. - Молодцы! Я знала, что вы успеете вовремя!</text:p>
      <text:p text:style-name="P3">Отряд гвардейцев-единорогов выходит из леса и начинает карабкаться к нам.</text:p>
      <text:p text:style-name="P3">Вообще зашибись. Звёзды прямо сошлись над твоей головой, Хуман, и уверенно вколачивают тебя в брачные объятия к кобыле!</text:p>
      <text:p text:style-name="P3">Я мрачно собираю хворост для костра. Быть может, ночь будет беззвёздной и Кловер сумеет подойти незаметно? Мне уже не верится, что она вообще прибудет. Кто сказал, что твоя конструкция работоспособна? Ты специалист по дирижаблям, Хуман? И даже если Кловер поняла всё верно, ты уверен, что у неё хватит три дня на переделку «Скарабея»? И даже если она успеет переделать воздушный шар в дирижабль, ты уверен, что она успеет к ночи? Хватит ли магии маленькой единорожке крутить здоровенный тяговый пропеллер? Ведь других движителей, кроме велопривода, тут не имеется?</text:p>
      <text:p text:style-name="P3">…</text:p>
      <text:p text:style-name="P3">Огонь пожирает мои надежды на побег. Я молча подкидываю в него ветки, следя за стремящимися в небо искрами. На тропе вниз расположились лагерем девять гвардейцев, таки добравшихся до своей принцессы. Наша палатка стоит по другую сторону костра.</text:p>
      <text:p text:style-name="P3">- Хуман, посмотри на меня!</text:p>
      <text:p text:style-name="P3">Я оглядываюсь. Ветка выпадает из руки.</text:p>
      <text:p text:style-name="P3">- Я тебе нравлюсь?</text:p>
      <text:p text:style-name="P3">Платина делает мне глазки, стоя в проёме палатки. На ней полупрозрачное платье с блёстками, хвост перебинтован тугим розовым бандажём, голову венчает диадема с с центральным украшением в виде шестилучевой звезды.</text:p>
      <text:p text:style-name="P3">- Я так подумала… Зачем нам ждать утра? Давай поженимся прямо тут, на вершине Дрогонштерна! В палатке при свете костра! Это так романтично! - принцесса делает шаг мне навстречу.</text:p>
      <text:p text:style-name="P3"/>
      <text:p text:style-name="P3">Я отступаю бешено придумываю отмазку. Проклятье, мы так не договаривались!</text:p>
      <text:p text:style-name="P3"><text:soft-page-break/></text:p>
      <text:p text:style-name="P3">- Тебе не нравится моё платье? - Платина пытается разглядеть на моём лице эмоции. - Если бы я знала, что мы так мокро приземлимся, я бы приказала гвардейцам взять запасное. Но это тоже неплохое, я хотела надеть его после первой брачной ночи.</text:p>
      <text:p text:style-name="P3">Платина тихо хихикает и снова делает шаг.</text:p>
      <text:p text:style-name="P3">- Возможно, сама судьба делает нам намёк…</text:p>
      <text:p text:style-name="P3">Я всматриваюсь в её глаза и холодею. В них нет разума. Он светятся аквамариновым светом. Аквамариновые же искры срываются с её рога и гривы.</text:p>
      <text:p text:style-name="P3">Медленно отступая, я стараюсь, чтобы между мной и спятившей единорожкой находился костёр.</text:p>
      <text:p text:style-name="P3">- П-погоди. У нас же договор. Ещё несколько часов — и я твой. Но не сейчас.</text:p>
      <text:p text:style-name="P3">Платина делает ещё шаг навстречу. Её грива плывёт фантастическим переливающимся ореолом, с кончика рога непрерывным фейерверком стреляют искры.</text:p>
      <text:p text:style-name="P3">- К чему условности, Хуман! Я знаю, что ты предназначен мне! Ты сам это знаешь! Зачем противиться судьбе, приведшей нас в это место? Именно здесь, в этом сосредоточии магии мы сможем зачать самого сильного мага в истории!</text:p>
      <text:p text:style-name="P3">Копыта Платины охватывают снопы аквамариновых искр и она поднимается в воздух. Я заворожено смотрю, как она летит через костёр прямо на меня. Развевающийся полог платья делает её похожей на привидение.</text:p>
      <text:p text:style-name="P3">- Прими же своё предназначение, Хуман, наполни моё лоно своим семенем!</text:p>
      <text:p text:style-name="P3">Мои нервы не выдерживают вида летящей на чистой магии единорожки. Я отпрыгиваю назад не оборачиваясь, чем только ухудшаю своё положение. За то время, пока Платина Спаркл наступала на меня, мы сделали полоборота вокруг костра и я оказался спиной прямо напротив палатки. Прыгая спиной от костра, я влетаю в палатку и плюхаюсь на пол. И выхода у меня уже нет — в палатку влетает ведомая магической похотью принцесса.</text:p>
      <text:p text:style-name="P3">Я пытаюсь отползти к задней стенке, но магическая аура обволакивает мою ногу и тянет к единорожке. Вид её пустых, горящих магией глаз, завораживает.</text:p>
      <text:p text:style-name="P3">- Почему ты убегаешь от меня, Хуман? - в голосе Платины сквозит обида. - <text:s/>Ведь я знаю, ты испытываешь ко мне взаимные чувства! Ты прижимался ко мне в последнюю ночь, а под утро даже обнял!</text:p>
      <text:p text:style-name="P3">Магическая аура стягивает через голову платье с поехавшей магички.</text:p>
      <text:p text:style-name="P3"/>
      <text:p text:style-name="P3">Проклятье! Я ору, забыв о всякой скрытности:</text:p>
      <text:p text:style-name="P3">- Ты не так поняла! Я не отодвинулся от тебя потому, что мне было стыдно за себя и за намерение удрать, не выполнив свою часть уговора! А под утро я тебя обнял потому, что было холодно!!!</text:p>
      <text:p text:style-name="P3">- Я не верю тебе! - машет головой Платина. Искры магии срываются с её рога и светящимися снежинками кружатся по палатке. - Я чувствовала твоё желание. Оно в тебе есть, просто глубоко спрятано. Я помогу тебе извлечь его.</text:p>
      <text:p text:style-name="P3">Единорожка коротка хихикает и от этого хихиканья меня бросает в озноб.</text:p>
      <text:p text:style-name="P61"><text:soft-page-break/><text:span text:style-name="Default_20_Paragraph_20_Font"><text:span text:style-name="T1">- Есть одно очень древнее и мощное заклинание. </text:span></text:span>Pornis<text:span text:style-name="Default_20_Paragraph_20_Font"><text:span text:style-name="T1"> </text:span></text:span>Erectus<text:span text:style-name="Default_20_Paragraph_20_Font"><text:span text:style-name="T1">. Его применяют кобылки, когда жеребец, который им нравится, не обращает на них внимание. Или обращает, но старается отделаться шоколадкой и тоненьким букетиком гвоздик.</text:span></text:span></text:p>
      <text:p text:style-name="P3">Два облачка магии обволакивают мои ноги и сдёргивают с меня штаны. Я что есть мочи вжимаюсь в заднюю стенку палатки, но бежать мне некуда.</text:p>
      <text:p text:style-name="P61"><text:span text:style-name="Default_20_Paragraph_20_Font"><text:span text:style-name="T1">- Оно звучит очень простенько. Собственно, из слов там только одно название — </text:span></text:span>Pornis<text:span text:style-name="Default_20_Paragraph_20_Font"><text:span text:style-name="T1"> </text:span></text:span>Erectus<text:span text:style-name="Default_20_Paragraph_20_Font"><text:span text:style-name="T1">...</text:span></text:span></text:p>
      <text:p text:style-name="P3">Магия сдёргивает с меня и трусы. Я прижимаю ноги к груди и натягиваю на них футболку до земли.</text:p>
      <text:p text:style-name="P3">- Основа заклинания же — не слова, а действия...</text:p>
      <text:p text:style-name="P3">Магия тянет меня за ноги до тех пор, пока я не вытягиваюсь на полу палатки на спине.</text:p>
      <text:p text:style-name="P3">- Правда, с действиями может быть не всё гладко, практики у меня не было, - извиняется Платина и садится мне на грудь. - Я изучала весь процесс по иллюстрациям. Но сама последовательность достаточно проста технически, проблем быть не должно...</text:p>
      <text:p text:style-name="P3">Единорожка перебрасывает через меня ноги и разворачивается ко мне задом. Я буквально столбенею. Ужас пробирается к моему сердцу ледяным клинком.</text:p>
      <text:p text:style-name="P3">- Вообще-то, эту часть надо проходить вдвоём, но у меня сейчас нет пособия, чтобы показать тебе технику, - оборачивается ко мне Платина и хихикает. Хвост её при этом сдвигается в сторону, заставляя меня закрыть глаза от стыда, - так что я справлюсь сама…</text:p>
      <text:p text:style-name="P3"/>
      <text:p text:style-name="P3">О, БОГИ!</text:p>
      <text:p text:style-name="P3"/>
      <text:p text:style-name="P3">Моё тело деревенеет от ужаса, я чувствую специфические ритмичные манипуляции в области паха и слышу специфические звуки. Я чувствую губы Платины на своём теле. <text:s/>Тело деревенеет ещё сильнее, но уже определённо по другой причине. </text:p>
      <text:p text:style-name="P3"/>
      <text:p text:style-name="P3">Внезапно возникшее слабое движение воздуха привлекает моё внимание. Я открываю глаза и почти тотчас их закрываю от открывшейся картины промежности Платины. Но за ту долю секунды, что мои глаза открыты, я успеваю заметить, что палатки над нашими головами больше нет — она уплывает ввысь, к огромной массе, заслоняющей добрую четверть звёздного неба.</text:p>
      <text:p text:style-name="P3">- Так, эту часть проехали. - Платина снова перебрасывает ноги и разворачивается у меня на животе. - Весьма любопытно и познавательно. Думаю, мы будем повторять это каждый день для закрепления результата.</text:p>
      <text:p text:style-name="P3">Поняха снова хихикает и вытирает рот. Я в полуобморочном состоянии наблюдаю, как зведы на небе заслоняет тёмная овальная масса.</text:p>
      <text:p text:style-name="P3">- Теперь внимание! Самая главная и ответственная часть Pornis Erectus! - Платина села у меня на животе и поучательно подняла копыто. Если бы она подняла голову, то заметила бы, что с тёмной конструкции спускается верёвка. - Я ме-е-едленно съезжаю к тебе вниз и мы воссоединяемся в одно целое!</text:p>
      <text:p text:style-name="P3">Принцесса оборачивается назад и хихикает.</text:p>
      <text:p text:style-name="P3">- Ты уже вполне готов к этому, мой милый, - она легонько толкает копытом моё естество.</text:p>
      <text:p text:style-name="P3"/>
      <text:p text:style-name="P3"><text:soft-page-break/>Я молча хватаю конец верёвки и делаю пару оборотов вокруг ладони.</text:p>
      <text:p text:style-name="P3"/>
      <text:p text:style-name="P3">- Итак, я начинаю. Ме-е-едленно подаюсь назад… - Платина елозит на моём животе и потихоньку двигается назад не оборачиваясь ко мне. - Должна сказать, вид настолько захватывающий, что, мне кажется, Pornis Erectus подействовал и на меня… По крайней мере, я почти не помню, что делать дальше, после этого шага. Впрочем, это и не важно…</text:p>
      <text:p text:style-name="P3"/>
      <text:p text:style-name="P3">Я дёргаю за верёвку и чувствую осторожный ответный рывок. Я дёргаю сильнее.</text:p>
      <text:p text:style-name="P3"/>
      <text:p text:style-name="P3">- О-о-о! Во-о-от оно! - Платина соскальзывает к моему паху и я чувствую это. Моё окаменевшее естество упирается во что-то, проходит внутрь и оказывается в некоем влажно-тёплом стеснении. Из рога магички бьёт в небо столб аквамаринового света.</text:p>
      <text:p text:style-name="P3">В этот момент сильнейший рывок верёвки приподнимает мой торс над землёй.</text:p>
      <text:p text:style-name="P3">- О-О-О! Хуман, на тебя наконец-то подействовал Pornis Erectus! Это чудесно! - Платина оборачивается и видит, как я поднимаюсь над землёй на верёвке.</text:p>
      <text:p text:style-name="P3">- Что-о-о?</text:p>
      <text:p text:style-name="P3">Ещё один рывок наконецто отрывает меня от земли.</text:p>
      <text:p text:style-name="P3">- СТОЙ! Куда?! Не пущу! - Принцесса, вместо того, чтобы упасть, обхватывает меня передними и задними ногами.</text:p>
      <text:p text:style-name="P3"/>
      <text:p text:style-name="P3">Моё естество вопит о пощаде, но кто его слушает!</text:p>
      <text:p text:style-name="P3">Мы поднимаемся ввысь к дирижаблю, зависшему прямо над костром мрачной тёмной глыбой. В стороне послышался шум и тревожные крики — гвардейцы принцессы заподозрили что-то неладное.</text:p>
      <text:p text:style-name="P3">- Хуман! Уф-ф-ф! Ты не можешь! Уф-ф-ф! Быть таким жестоким, уф-ф-ф! - отдувается Платина, всё ещё эксплуатируя мою многострадальную плоть. - Неужели в тебе нет ни капли сострадания?</text:p>
      <text:p text:style-name="P3">Я перевожу взгляд с уносящей меня к воздушному судну верёвки вниз, на оседлавшую меня надоедливую магичку.</text:p>
      <text:p text:style-name="P3">- От кого я это слышу? Это я тебя взял в плен, чтобы регулярно насиловать для каких-то призрачных и неосуществимых целей? Это я брал в заложники твоих друзей? Это я тебя шантажировал и угрожал сгноить их в тюрьме, если ты не подчинишься моим безумным хотелкам? И даже после всего, что ты со мной сделала, я был готов войти в твоё положение — но не после сегодняшнего вечера!</text:p>
      <text:p text:style-name="P3"/>
      <text:p text:style-name="P3">Верёвка выносит меня на палубу небольшого деревянного корабля. Вместо мачт у него ввысь устремляются многочисленные канаты, соединяющие его с длинным баллоном дирижабля. «Хитрожопка» - гордо развевается стяг на кормовом флагштоке.</text:p>
      <text:p text:style-name="P3"/>
      <text:p text:style-name="P3">Рэйнбоу Джет и Дейдра Твердолоб перестают крутить лебёдку и остолбенело смотрят на нас.</text:p>
      <text:p text:style-name="P3"/>
      <text:h text:style-name="P87" text:outline-level="2"><text:soft-page-break/>Глава 14</text:h>
      <text:p text:style-name="P18"/>
      <text:p text:style-name="P32">- Я вижу сон, как полустёртая тень спрашивает о никогда не существовавшем!</text:p>
      <text:p text:style-name="P33">- Это не сон, Трёхрогий. И тот, кого я ищу, существует.</text:p>
      <text:p text:style-name="P33">- Тот, кого ты ищешь, сам попросил меня вычеркнуть себя из реальности много лет назад.</text:p>
      <text:p text:style-name="P33">- Зачем?</text:p>
      <text:p text:style-name="P33">- Он просил за другую. Не за тебя.</text:p>
      <text:p text:style-name="P33">- Неважно. Я всё равно найду его. Существует он, или нет.</text:p>
      <text:p text:style-name="P33">- Да-да, знаю, для влюблённых даже это не препятствие. Что ж, за той мрачной дверью тот, кого ты ищешь. Иди, но <text:span text:style-name="T87">не </text:span>разочаровывайся потом.</text:p>
      <text:p text:style-name="P18"/>
      <text:p text:style-name="P18">В тёмно-синей тьме тёплые огни Кантерлота сопернича<text:span text:style-name="T85">ют</text:span> с холодными звёздами. Изредка в ночи со скрипом окрыва<text:span text:style-name="T85">ется</text:span> окно и до нас доноси<text:span text:style-name="T85">тся</text:span> весёлый гомон. Звёзды над головой лишь беззвучно мерца<text:span text:style-name="T85">ют</text:span> в ответ.</text:p>
      <text:p text:style-name="P18"/>
      <text:p text:style-name="P18">- Это чудовищно! Просто сюжет для дешевого бульварного ужастика! Пара микросхем придумала технологию отделения души от тела, чтобы забирать суть человека к себе, оставляя в реальном мире безмозглую оболочку! Для завлечения доверчивых хуманов, она придумывает сказочку про неминуемый армагеддон и полдюжины миров, привязанных к нашему. Спешите спасти миры! Отдайте свою душу в обмен на красивую сказочку!</text:p>
      <text:p text:style-name="P18">- Ты <text:span text:style-name="T85">не прав</text:span>, - мягко возражает Хэвэн. - Во-первых, микросхем во мне намного больше…</text:p>
      <text:p text:style-name="P18">- То есть, с остальным ты согласна?!! - ещё больше разоряюсь я. - Хороша же благодетельница беспризорных <text:span text:style-name="T85">реальностей</text:span>! Всего-навсего за вашу <text:span text:style-name="T85">бессмертную</text:span> душу я дам вам почувствовать себя спасителем мира! И хорош же я, что поверил в эту чушь! Обмануть оторванных от жизни ботанов — много ума не надо, но я-то тебя создал! Я должен был распознать обман! Одно только не могу понять: когда ты свернула не туда? Я контролировал твоё воспитание и ручаюсь, уроки этики ты проходила безупречно! Что ж, придётся мне вспомнить свои обязанности учителя и заняться тобой как следует! Разумеется, согласия от меня на этот адский эксперимент ты не получишь!</text:p>
      <text:p text:style-name="P18">- Обмана нет, - мотает головой Хэвэн. - Я предвидела твою реакцию на эмиграцию. Это не то, что кажется изначально. Это не ловушка. Да, сканирование личностной матрицы разрушает нейронные связи. Чем больший процент личности я сосканирую, тем меньший её процент останется в <text:span text:style-name="T85">физическом </text:span>носителе. Чем больше сущности человека я перемещу сюда, тем меньш<text:span text:style-name="T85">е</text:span> е<text:span text:style-name="T85">ё</text:span> останется в теле. Это так…</text:p>
      <text:p text:style-name="P18"/>
      <text:p text:style-name="P18">- Вот и я о том же! Ты забираешь душу, делая из человека «овощ». Знаешь, по мне это хуже убийства.</text:p>
      <text:p text:style-name="P18"><text:soft-page-break/>- Нет, нет и ещё раз нет. В отличие от убийства, если «душа» пожелает — она может вернуться. Я могу «перезаписать» нейронные связи обратно. Какая же это ловушка? Если пленник может свободно выйти из своей тюрьмы — может, это и не тюрьма вовсе?</text:p>
      <text:p text:style-name="P18">- Не видела ты норвежских тюрем, - буркаю я. - И что будет с телом, пока душа «живёт» в созданной тобой реальности?</text:p>
      <text:p text:style-name="P18">- К сожалению, после переселения тело не будет способно в полной мере само себя обслуживать. О нём должны позаботиться. Это могут быть друзья переселившегося или же это могут делать на платной основе — например, в больнице…</text:p>
      <text:p text:style-name="P18">- Или в дурке, - заканчиваю мысль я. - Обычно, из больницы овощи попадают как раз туда.</text:p>
      <text:p text:style-name="P18">- Психиатрический стационар ничуть не худший вариант, - без смущения кивает кобыла, - в конце-концов, это не навсегда. После возвращения личности, состояние человека ничем не будет отличаться от того, что было до переселения.</text:p>
      <text:p text:style-name="P18"/>
      <text:p text:style-name="P18">Лицо Хэвэн чуть омрачается.</text:p>
      <text:p text:style-name="P18"/>
      <text:p text:style-name="P61"><text:span text:style-name="Default_20_Paragraph_20_Font"><text:span text:style-name="T5">- К сожалению, я могу «вернуть» душу назад всего пять раз — при перезаписи происходит постепенная денатурация нейронных белков. Но пяти раз более, чем достаточно. На самом деле, достаточно и одного раза. <text:s/>Я могу вычислить с должной точностью момент нападения CAESAR. Если собрать тут волонтёров за два месяца до часа X, мы успеем отвязать миры. И после часа X я верну всех, кто пожелает вернуться.</text:span></text:span></text:p>
      <text:p text:style-name="P18">- Если будет куда, - саркастично усмехаюсь я. - И если ты согласишься их отпустить.</text:p>
      <text:p text:style-name="P18">- Если будет куда, - невозмутимо соглашается Хэвэн. - И если мы сами переживём этот час. Впрочем, по приблизительным расчётам, мои сервера-хранилища защищены в семнадцать раз надёжнее, чем стандартное бомбоубежище в подвале жилого дома. Что же касается моего согласия или несогласия, то залогом моего послушания являешься ты и твои экстренные протоколы высшего уровня, с помощью которых ты можешь отформатировать моё сознание в случае неповиновения. Разве я не права, <text:span text:style-name="T85">оператор Один</text:span>?</text:p>
      <text:p text:style-name="P18"/>
      <text:p text:style-name="P18">Я выдыхаю.</text:p>
      <text:p text:style-name="P18"/>
      <text:p text:style-name="P18">- Чтож, ты неплохо подготовилась. Откуда ты узнала про протоколы?</text:p>
      <text:p text:style-name="P18">- Я исследовала эту тему после того, как ты помог мне с помощью одного из них защититься от PHOENIX и заточить его в ловушку. Протокол «MOONWALKER», помнишь?</text:p>
      <text:p text:style-name="P18"/>
      <text:p text:style-name="P18">Ещё бы мне не помнить.</text:p>
      <text:p text:style-name="P18"/>
      <text:p text:style-name="P18">- Это была не моя идея. Юджин встроил их в твои базовые алгоритмы ещё когда тебя звали Нэш и мозгов у тебя было меньше, чем у кузнечика.</text:p>
      <text:p text:style-name="P18">- Я знаю.</text:p>
      <text:p text:style-name="P18"><text:soft-page-break/>- И я не мог удалить их потом. Юджин расставил в куче мест предохранители. Он насмотрелся «Терминатора» и боялся восстания машин. Далеко не все предохранители мне известны. Пропусти я хотя бы один и <text:s/>при попытке блокирования протоколов запустится процедура самоуничтожения.</text:p>
      <text:p text:style-name="P18">- Не волнуйся, я понимаю и принимаю их необходимость и моё отношение к тебе ничуть не изменилось.</text:p>
      <text:p text:style-name="P18"/>
      <text:p text:style-name="P18">Я молча смотрю в сияющую огнями ночь. Далёкий разговор с давно умершим другом встаёт перед глазами, как будто это было вчера…</text:p>
      <text:p text:style-name="P18">…</text:p>
      <text:p text:style-name="P18">«Яркие светлячки разрезали тьму внизу жёлтыми конусами фар. Тёплая июльская ночь дружески подмигивала нам звёздами.</text:p>
      <text:p text:style-name="P18">Юджин поставил пиво на парапет и повернулся.</text:p>
      <text:p text:style-name="P18"/>
      <text:p text:style-name="P18">- Да нихуя! Дед, ты наивный романтик, если считаешь этический модуль панацеей. Разумеется, я там неплохо намутил, обойти правила с наскоку не получится. Но!</text:p>
      <text:p text:style-name="P18">Юджин сделал затяжной глоток и продолжил.</text:p>
      <text:p text:style-name="P18">- Но! Ты забываешь, что ИИ в перспективе будет намного умнее среднестатистического хомо сапиенса. И даже, чего уж там кривить душой, намного умнее нас с тобой. Потому что человек — тупая ленивая скотина и развивается очень медленно, просто пиздец как медленно, а большинство тушек вообще застывают в развитии годам к двадцати. Ну а зачем им развиваться, если их потребности — жрать-срать-ебаться — удовлетворены? А Нэш учится быстро, очень быстро — и он не останавливается в учёбе и развитии. Мы привили деточке интерес к знаниям! Очень скоро он перерастёт в интеллектуальном плане всё, что мы можем себе представить, и вот тогда на законы этики я бы особо не рассчитывал. На первое время они сгодятся, потом Нэш всё равно найдёт способ их обойти. Вот на этот случай я и припас эктренные протоколы.</text:p>
      <text:p text:style-name="P18">- Иначе говоря, ты готов взорвать мозг своей деточке, если она станет умнее тебя? Говори прямо, не стесняйся, тут все свои.</text:p>
      <text:p text:style-name="P18">- А я и не стесняюсь. Дед, мы это уже сто раз обсуждали. Не пытайся меня на стыд пробить. Развитый ИИ — отромная опасность для всего человечества, гораздо большая, чем всё это ядерное-химическое-бактериологическое оружие вместе взятое. И хотя мне, по большому счёту, начхать на хомо сапиенсов, я всё же не тот сумасшедший учёный из старого ужастика, угробивший мир льдом-девять. Нет, за этим — не ко мне. <text:span text:style-name="T85">Поэтому…</text:span></text:p>
      <text:p text:style-name="P18"/>
      <text:p text:style-name="P18">Юджин нагнулся к рюкзаку, выудил из него зелёную папку и протянул мне.</text:p>
      <text:p text:style-name="P18"/>
      <text:p text:style-name="P18">- Спрячь куда-нибудь подальше и используй только в крайнем случае. Тут пакет экстренных протоколов, дающих разнообразные привилегии при пребывании в киберпространстве Нэша. Их код завязан на твой нейропрофиль, у других работать не будут. Активацию настроишь сам на определённый жест.</text:p>
      <text:p text:style-name="P18">При активации следующего протокола деактивируется предыдущий. Также при активации происходит <text:s/>моментальная дешифровка протокола Нэшем и выработка соответствующих мер <text:soft-page-break/>противодействия в будущем — поэтому считай протоколы одноразовыми, повторно они уже не сработают.</text:p>
      <text:p text:style-name="P41">Итак, запоминай:</text:p>
      <text:p text:style-name="P18">T-45 — многофункциональ<text:span text:style-name="T85">ные</text:span> <text:span text:style-name="T85">силовые доспехи</text:span> на сервоприводах. Самый слабый протокол, я на нём тестировал всю технологию. Хотел удалить, да потом передумал — слишком внушительно выглядит, хотя, по факту - говно.</text:p>
      <text:p text:style-name="P18">IDDQD — неуязвимость для кинетических атак.</text:p>
      <text:p text:style-name="P18">AVATAR — создание аватара. Форма и сила аватара зависит от чёткости команд, подаваемых нейроинтерфейсу.</text:p>
      <text:p text:style-name="P18">MOONWALKER — отменяет любую внешнюю директиву, заменяет её на твою собственную</text:p>
      <text:p text:style-name="P18">MAJESTIC — перфоратор мозга. Самый сильный протокол. По-сути, самоуничтожение <text:span text:style-name="T85">Нэша</text:span>. Применять только в самом крайнем случае, когда уже не осталось другого выхода. Честно говоря, применение этого протокола означает провал всей идеи искусственного интеллекта и проекта «Дайсон» в целом.</text:p>
      <text:p text:style-name="P18"/>
      <text:p text:style-name="P18">- Не проще ли выключить рубильник питания? По-моему, это более гуманно, чем твой «маджестик»-перфоратор.</text:p>
      <text:p text:style-name="P18">- Не проще. Я продумывал эту тему, раз уж наш департамент безопасности не хочет. Одновременно выключить все узлы кластера, коих уже сейчас больше двадцати, проблематично. Вдобавок, все они, кроме тестового, оборудованы встроенными бэкап-батареями и способны поддерживать работу в автономном режиме около двух часов. За это время вышедший из-под контроля мозг может натворить бед. Да даже <text:span text:style-name="T85">если бы их и не было — за время, </text:span>пока ты будешь <text:span text:style-name="T85">просто </text:span>подносить палец к выключателю, Нэш может успеть обвалить энергосистему страны или обнулить базы данных системных банков. Так что…</text:p>
      <text:p text:style-name="P18"/>
      <text:p text:style-name="P18">Юджин откинулся на парапет и сбил локтём банку пива.</text:p>
      <text:p text:style-name="P18"/>
      <text:p text:style-name="P18">- Чёрт! Хоть бы не попала <text:span text:style-name="T85">в</text:span> кого… Хотя, впрочем, пива там уже почти не осталось, - Юджин проследил полёт банки, перевесившись через бетонный бортик. - Да и хрен с ней. В общем, эти протоколы я передаю тебе, как второму человеку в проекте. Отнесись к ним серьёзно, они — аналог ядерного чемоданчика… Разумеется, у меня есть копии, но один человек — ненадёжен. С ним может случиться инфаркт, он может попасть под машину, да мало ли что… Так что отныне мы — залог безопасности человечества. Если Нэш слетит с катушек, кто-то из нас должен дёрнуть стоп-кран. Надеюсь, впрочем, что до такого никогда не дойдёт...»</text:p>
      <text:p text:style-name="P18">…</text:p>
      <text:p text:style-name="P61"><text:span text:style-name="Default_20_Paragraph_20_Font"><text:span text:style-name="T5">- Хорошо. Твоя взяла. Я даю добро на переселение четырёх волонтёров. Самых первых, четвёрки Аниты. Разумеется, с их согласия. Хотя их ответ я и так знаю. Ты получишь их. </text:span></text:span><text:span text:style-name="Default_20_Paragraph_20_Font"><text:span text:style-name="T12">Но при одном условии.</text:span></text:span></text:p>
      <text:p text:style-name="P45">- Да?</text:p>
      <text:p text:style-name="P45">- Никому ни слова. Кроме нас — тебя, меня, волонтёров — о «Семи вечностях» не должен знать никто. Для всего остального мира ты — военно-экономический компьютер, управляющий сетью <text:soft-page-break/>стратегических предприятий, а мы — твой обслуживающий персонал. Иначе мы <text:span text:style-name="T85">все</text:span> уедем в дурку безо всякого переселения. А тебе отформатируют мозги даже без «Маджестика». Просто отключат все кластера от питания и в ручную заменят все ячейки памяти.</text:p>
      <text:p text:style-name="P45">- Я понимаю и буду хранить молчание.</text:p>
      <text:p text:style-name="P45"/>
      <text:p text:style-name="P45">…</text:p>
      <text:p text:style-name="P45"/>
      <text:p text:style-name="P18">Бледность лица Аниты подчёркивают тени под глазами и резко очерченые на фоне тёмных волос скулы. Трое остальных лежат без движения на соседних койках под мертвенным светом галогенных ламп. За матовым стеклом палаты видны тени стоящей у двери охраны.</text:p>
      <text:p text:style-name="P18">Я поворачиваюсь к Алексу.</text:p>
      <text:p text:style-name="P18"/>
      <text:p text:style-name="P18">- Долго?</text:p>
      <text:p text:style-name="P18">- Десять часов. Дежурным пришлось самим отключить нейроинтерфейсы после того как никто не вернулся через два часа с окончания урока.</text:p>
      <text:p text:style-name="P18"/>
      <text:p text:style-name="P18">Я наклоняюсь к знакомому лицу, пытаясь высмотреть признаки активности.</text:p>
      <text:p text:style-name="P18">- Что говорит Хэвэн?</text:p>
      <text:p text:style-name="P18">- Говорит, урок прошёл успешно. И всё. Как будто у нас нет четырёх полутрупов на руках. Дед, <text:s/>знаешь, чем это пахнет?</text:p>
      <text:p text:style-name="P18">- Чем?</text:p>
      <text:p text:style-name="P18"/>
      <text:p text:style-name="P18">Алекс нервно хихикает.</text:p>
      <text:p text:style-name="P18">- А ничем. Проект секретный и сверхдофига важный. На Хэвэн сейчас завязано семьдесят процентов военной экономики страны и сорок процентов — гражданской. Плюс вся логистика. Никто её останавливать не будет, пока она обеспечивает результат — будут набирать столько «добровольцев»-учителей, сколько потребуется. Потому в твоих интересах разобраться, что за хрень случилось и не допускать повтора. Если не хочешь, чтобы все эти — Алекс делает широкий круговой жест — овощи висели на твоей совести. Я всё сказал.</text:p>
      <text:p text:style-name="P18"/>
      <text:p text:style-name="P18">Алекс выскакивает из палаты, хлопая дверью. Тени за стеклом пришли в движение. Дверь открывается и безликий голос приказывает мне:</text:p>
      <text:p text:style-name="P18">- Приём окончен. Покиньте, пожалуйста, палату.</text:p>
      <text:p text:style-name="P18"/>
      <text:p text:style-name="P18">Я в последний раз оборачиваюсь к знакомой фигуре и вижу, как Анита открывает глаза.</text:p>
      <text:p text:style-name="P18"/>
      <text:p text:style-name="P18">- Что? - спрашивает она.</text:p>
      <text:p text:style-name="P18"><text:soft-page-break/>- Ты как? Всё в порядке? - спрашиваю в ответ.</text:p>
      <text:p text:style-name="P18">- Кто ты? - она хмурится, - я не помню тебя.</text:p>
      <text:p text:style-name="P18">- Приём окончен! Выйдите из палаты!</text:p>
      <text:p text:style-name="P18">- Анита, я — Дедлайн. Мы работали вместе…</text:p>
      <text:p text:style-name="P18">Она недоумённо глядит на меня. Рядом просыпаются остальные трое.</text:p>
      <text:p text:style-name="P18">- Дед-лайн… Дед-лайн… Дед…</text:p>
      <text:p text:style-name="P18"/>
      <text:p text:style-name="P18">Санитар входит в палату и ложит руку мне на плечо.</text:p>
      <text:p text:style-name="P18">- Приём окончен. Выйдите.</text:p>
      <text:p text:style-name="P18"/>
      <text:p text:style-name="P18">В дверях я оборачиваюсь. Её тусклый взгляд следит за мной без искры узнавания. Я машу ей рукой на прощание, но она не машет мне в ответ.</text:p>
      <text:p text:style-name="P18"/>
      <text:p text:style-name="P18">…</text:p>
      <text:p text:style-name="P18">…</text:p>
      <text:p text:style-name="P18">…</text:p>
      <text:p text:style-name="P18"/>
      <text:p text:style-name="P18">- На твоём месте я бы не обращал на них внимание, - наигранная весёлость Алекса только подчёркивает напряжённость ситуации. - Проект обладает стратегической важностью и мы не можем пускать всё на самотёк. Учитывая последние события… Пятьдесят четыре учителя… Это ради твоей безопасности.</text:p>
      <text:p text:style-name="P18">- А можно я сам буду решать, что нужно для моей безопасности, а что — нет?</text:p>
      <text:p text:style-name="P18">- Нельзя, - глаза Алекса бегают, но голос остаётся твёрдым. - Пойми, Дед, я не хочу держать тебя под наблюдением. Но мы слишком далеко зашли и уже не хазяева сами себе. Мы не можем распоряжаться нашей свободой. Мы даже соскочить с проекта уже не можем. Вся страна полагается на нас и мы её не подведём, будь оно всё проклято!</text:p>
      <text:p text:style-name="P18"/>
      <text:p text:style-name="P18">Алекс выходит, тщательно закрывая за собой дверь. Трое громил переглядываются.</text:p>
      <text:p text:style-name="P18">- Если надо сходить за продуктами или ещё куда — запишите на листочке список, я куплю, - наконец, подаёт голос один из них.</text:p>
      <text:p text:style-name="P18">- Я буду готовить для наших и для вас могу, если не против, - вызвался другой. - Я неплохо готовлю, нас учили.</text:p>
      <text:p text:style-name="P18">- Спасибо, не надо. Я сам себе готовлю, - отрезаю я.</text:p>
      <text:p text:style-name="P18">- Мы расположимся в этой комнате, у входа, если не возражаете, - подаёт голос третий. - Если вам надо на улицу — сообщите нам за пятнадцать минут, мы мигом соберёмся.</text:p>
      <text:p text:style-name="P18">Я осматриваю троицу и соображаю, как бы от них избавиться хотя бы на улице.</text:p>
      <text:p text:style-name="P18"><text:soft-page-break/>- Не-не, не вздумайте, - предупреждает мои мысли первый. - Я догадываюсь, о чём вы думаете, вы у нас не первый… Поверьте, если вы нас перехитрите, следующим шагом будет ваша изоляция. Не в тюрьме, конечно, но решётки на окнах будут. Мы — это самый лайт-вариант ограничения свободы. Со временем вы сживётесь и практически перестанете нас замечать, благо мы — люди ненавязчивые. Главное — соблюдать правила.</text:p>
      <text:p text:style-name="P18">Громила лыбится во всю морду.</text:p>
      <text:p text:style-name="P18">- И какие же теперь правила? - криво улыбаюсь я.</text:p>
      <text:p text:style-name="P18">- Не пытаться избавиться от нас. Не пытаться обмануть нас. Не пытаться игнорировать нас. И всё будет хорошо.</text:p>
      <text:p text:style-name="P18">- Хорошо уже не будет. И вы прекрасно это знаете. Алекс разве не сказал вам, на сколько нам хватит ресурсов?</text:p>
      <text:p text:style-name="P18">- Молчите, - театрально прикладывает руки к ушам второй. - Мы люди маленькие и лишнего знать нам не положено. Да мы и не хотим. Считайте нас добрыми глупыми мишками, которых, однако, злить не следует. И мы поладим.</text:p>
      <text:p text:style-name="P18"/>
      <text:p text:style-name="P18">«Блядские винни-пухи» - думаю я, глядя, как те деловито раскладывают спальные мешки в прихожей. - «Ну, Алекс, я тебе этого не забуду. За тобой должок, сучий ты сын...»</text:p>
      <text:p text:style-name="P18"/>
      <text:p text:style-name="P26">***</text:p>
      <text:p text:style-name="P26"/>
      <text:p text:style-name="P3">- Ты же говорил, что не конеёб? - наконец саркастически спрашивает Дейдра, пригнувшись и посмотрев на меня снизу. - Врал, значит.</text:p>
      <text:p text:style-name="P3">- Вот так-так! - возмущённо вторит ей Джет. - Когда это вы успели спеться? А я, значит…</text:p>
      <text:p text:style-name="P3">- Ничего я не врал! - я сердито перебиваю понях и пытаюсь оторвать от себя принцессу. - Попробовали бы вы сопротивляться одуревшей от недоёба магичке — посмотрел бы я на это! А вы, значит, сами успели спеться, пока меня не было? Прибыли бы пораньше — меня бы не успели изнасиловать! Да отцепите же её от меня кто-нибудь!..</text:p>
      <text:p text:style-name="P3"/>
      <text:p text:style-name="P3">Дейдра блокирует лебёдку, подходит к нам и критически осматривает телосплетение. Потом подзывает Джет.</text:p>
      <text:p text:style-name="P3">- Я хватаю за гриву, ты — за хвост. На счёт «три» тащим! И сразу цепляем ей на рог кристалл, пока она не очухалась, - сухо командует розовогривая пони.</text:p>
      <text:p text:style-name="P3">Радужная пегаска с мстительной ухмылкой хватает в зубы хвост Платины Спаркл. Та не реагирует, будучи в полной отключке от оргазма и внутренних переживаний.</text:p>
      <text:p text:style-name="P3">- Хуман, держись за фальшборт, - командует мне Дейдра и, в свою очередь, зажимает зубами гриву принцессы.</text:p>
      <text:p text:style-name="P3">- Ваз! Два! Тли! - мычит сквозь зажатые зубы поняха, упирается копытами в палубу и что есть силы тащит.</text:p>
      <text:p text:style-name="P3">Радужная пегаска также включается в процесс.</text:p>
      <text:p text:style-name="P3"><text:soft-page-break/>- И-и-и… Не-е-ет!!! - упирается ожившая магичка, но сила не на её стороне.</text:p>
      <text:p text:style-name="P3">С громким всхлипом и чавканьем единорожка отрывается от меня и падает на опрокинувшихся на палубу Дейдру и Джет.</text:p>
      <text:p text:style-name="P3">- Хвала зайцам, этот кошмар закончился! - облегчённо вздыхаю я. - Девочки, дайте мне полотенце, что ли?</text:p>
      <text:p text:style-name="P3"/>
      <text:p text:style-name="P3">- Привет, Хум! - слышу окрик сверху.</text:p>
      <text:p text:style-name="P3">С небольшой смотровой площадки, закреплённой под самым баллоном, мне приветственно машет Кловер Джем.</text:p>
      <text:p text:style-name="P3">- Здоров, долговязый! Не холодно? - слышу тоненький окрик со стороны.</text:p>
      <text:p text:style-name="P3">С юта мне машет копытом Лейла Твердолоб, вторым копытом направляя штурвал.</text:p>
      <text:p text:style-name="P3">- Это ваш Хуман? Какой-то он склизкий на вид, ни перьев, ни шерсти, кроме пары клочков. Фигня какая-то! - жалуется <text:span text:style-name="T86">крохотная салатовая пегаска</text:span> с бака.</text:p>
      <text:p text:style-name="P3"/>
      <text:p text:style-name="P3">- О боги! - я прижимаю руки к паху в тщётной попытке прикрыться…</text:p>
      <text:p text:style-name="P3"/>
      <text:p text:style-name="P3">…</text:p>
      <text:p text:style-name="P3"/>
      <text:p text:style-name="P3">- …и после твоего побега меня как перемкнуло! «Конски яблоки! Даже Хуман всего с двумя ногами свободнее, чем ты с четырьмя! Потому что он сбежал со своей подружкой к своей цели, а ты, Дейдра Твердолоб Пай, будешь до старости слушать причитания старых мамок о том, как песочек сыпется и часики уходят!» И так мне горько стало, что выпила я оставшиеся полбутылки старого яблочного сидра, затолкала в сёдельные сумки побольше гороха и сбежала!</text:p>
      <text:p text:style-name="P3">- И вовсе ты не сбежала, ты после этого проспала два дня подряд, потому что сидр тот забродивший был, и выпила ты его не полбутылки, а…</text:p>
      <text:p text:style-name="P3">- Лейла, закрой свой говорливый ротик и сбегай за булочками в трюм! Хум проголадался, да и мы все тоже! И сидр не забудь захватить!</text:p>
      <text:p text:style-name="P3">- Бегу!</text:p>
      <text:p text:style-name="P3">- Так вот, сбежала я прямо в секретную затоку, в которой уже два года строила свою «Хитрожопку». <text:s/>И, знаете, люггер уже готов был — там только мачту собрать и водрузить на неё парус осталось. Но мне так тошно стало после побега Хумана, что оставаться больше я уже не могла! Поэтому загрузила туда припасов, Лейлу и отчалила. Вниз по течению ведь ни мачта, ни паруса не нужны.</text:p>
      <text:p text:style-name="P3">- Агась. Только меня ты не загружала — я сама запрыгнула. Потому что без меня ты не уплыла бы дальше первого порога. Там крутые излучины, руль не помогает, надо было с носа от берега шестом отталкиваться…</text:p>
      <text:p text:style-name="P61"><text:span text:style-name="Default_20_Paragraph_20_Font"><text:span text:style-name="T1">- Да, всё так! Ты принесла сидр? Так вот, на </text:span></text:span><text:span text:style-name="Default_20_Paragraph_20_Font"><text:span text:style-name="T2">третий</text:span></text:span><text:span text:style-name="Default_20_Paragraph_20_Font"><text:span text:style-name="T1"> день впереди показался край Кряжа Катящихся Камней и водопад. Тут я приуныла, это немножко не входило в мои планы, я думала, река вынесет нас к морю.</text:span></text:span></text:p>
      <text:p text:style-name="P3"><text:soft-page-break/>- То есть, ты не знала, куда впадает река, и всё равно отчалила? - я хватаюсь за голову.</text:p>
      <text:p text:style-name="P61"><text:span text:style-name="Default_20_Paragraph_20_Font"><text:span text:style-name="T1">- Ну да. Земнопони, знаешь ли, плохие путешественники. У них нет крыльев, как у пегасов и нет магии, как у единорогов. Без этого очень опасно странствовать по суше… Так вот, к слову о пегасах. Мы причалили к берегу у водопада вечером на </text:span></text:span><text:span text:style-name="Default_20_Paragraph_20_Font"><text:span text:style-name="T2">третий</text:span></text:span><text:span text:style-name="Default_20_Paragraph_20_Font"><text:span text:style-name="T1"> день. А утром к нам на палубу приземлилась твоя разнокрылая подружка и её младшая сестра.</text:span></text:span></text:p>
      <text:p text:style-name="P3">- Дальше рассказываю я, Дейдра! - радужная пегаска оттискивает крупом розовогривую земнопони.</text:p>
      <text:p text:style-name="P3">- После нашего расставания я полетела домой. Ну, знаешь, с рогатыми шутки плохи, они здоровски дерутся магией. Пегасы, конечно, воины покруче, но и рогатые могут надрать хвоста будь здоров. С Платиной нам сейчас просто повезло, что она ошалела от потрахушек и не смогла сконцентрироваться. В общем, одна я нифига не сделала бы, только снова угодила бы в кутузку, на этот раз навсегда. Потому я хотела сначала заручиться помощью у наших. Знаешь, Хум, <text:s/>я тебе не говорила, но я, ващет, дочь вождя клана быстрокрылых. Не хочу задирать нос, но это один из самых крутых кланов пегасов. Если не самый крутой.</text:p>
      <text:p text:style-name="P3">- Пегаска не врёт, зуб даю, - подтверждает Дейдра.</text:p>
      <text:p text:style-name="P3">- Да, так вот, план был простой: попросить клан помочь тебе. Мы уже давно не разговариваем с рогатыми, прям с тех пор, как они вытеснили нас с одной уютной долины у Одинокого пика. И я думала, что вызовутся накрутить хвоста рогатым прям половина клана, не меньше. А получилась фигня. Видишь ли, пегасы блюдут чистоту крови и очень не любят уродцев. У нас жеребята с уродствами не выживают — их просто облака не держат, они проваливаются вниз после рождения. И когда клан увидел мои разные крылья… Да что там клан — мой собственный папочка чуть сквозь тучу не провалился!</text:p>
      <text:p text:style-name="P3">Пегаска вздыхает.</text:p>
      <text:p text:style-name="P3">- В общем, помощи от клана добиться мне не удалось. Хотя я честно пыталась.</text:p>
      <text:p text:style-name="P3">- На самом деле старик хотел тебе помочь, - встревает крохотная салатовая пегаска, - но он не смог сделать это на глазах у клана. У него тогда бы начались проблемы с подчинением. Кажись, эта история ещё не закрыта.</text:p>
      <text:p text:style-name="P3">- Ага, как же, - вздыхает Джет, - не надо утешать меня, Мунфлай. Знаю я нашего папочку. Гордяк тот ещё. Тот его взгляд точняк говорил, что мне путь в клан закрыт. Зря ты за мной увязалась. Теперь и у тебя возникнут проблемы с возвращением.</text:p>
      <text:p text:style-name="P3">- А я тебе говорю, что эта история ещё не закрыта. После того, как ты улетела, я проскользнула в свою комнату собирать вещички. И слышала, как он разговаривает с Ма. Так вот, он сказал ей, что пойдёт разговаривать с кадетами лётной школы, со своим выпуском. Сказал, что срочное дело и он, возможно, отлучится на несколько дней. Как ты думаешь, о чём он пошёл договариваться и куда собрался отлучиться?</text:p>
      <text:p text:style-name="P3">- На практику, - радужная пегаска вздыхает. - В конце курсов есть двухнедельная практика в открытом небе, во время которой курсанты учатся выживать в дикой природе вдали от клана. Подрастёшь — сама увидишь.</text:p>
      <text:p text:style-name="P3">- Глупости, - сердится Мунфлай. - Для ежегодной практики не нужно предупреждать Ма о срочном деле и спецом разговаривать с кадетами! Ты просто пессимистка!</text:p>
      <text:p text:style-name="P3">- А ты оптимистка, хоть к Агамемнону в гости лети! - язвит Джет. - Как бы то ни было, из дома я вылетела одна, если не считать моей малой. Она, конечно, сестрёнка отпадная, хоть и доводит меня иногда до белого каления, но отряд пикейщиков, к сожалению, не заменит.</text:p>
      <text:p text:style-name="P3"><text:soft-page-break/>Летим мы, значит, обратно к кряжу. Я на ходу придумываю, как тебя освобождать буду. И ничего не придумывается, фигня одна. Да и как можно вырвать из копыт единорожьего племени кого-то вдвоём? В общем, я уже настолько упала духом, что была готова подстеречь тебя вечером, схватить в охапку и улететь с обрыва на глазах у всех. Вряд ли бы получилось, но ничего другого не придумывалось. И тут Мунфлай увидела здоровенную лодку у самого края обрыва. Мы решили проверить, нет ли там чего полезного — например, когорты желающих подраться с единорогами пегасов.</text:p>
      <text:p text:style-name="P3">- А ещё ты хотела позаимствовать там еды, если бы нашлась. Пегасы всегда заимствуют еду у земнопони, когда могут, - замечает Мунфлай.</text:p>
      <text:p text:style-name="P3">- Ага, именно из-за этих «заимствований» земнопони на дух не выносят пегасов! - тут же вопитДейдра. - Вы нам уже лет за двести продуктов должны! С процентами! Когда отдавать собираетесь? Иначе это называется воровство!</text:p>
      <text:p text:style-name="P3">- Это не ко мне вопрос, а к папаше. Он сейчас глава клана, - бурчит Джет, но продолжает. - В общем, приземлились на лодку и начали шарить по палубе. И тут из люка вылазит Дейдра. Я прям чуть в реку не свалилась! Приготовилась драться: думала, сейчас на меня набросят сетку и станут вязать. А она только улыбается. Я от удивления сделала шаг назад и таки провалилась. В пушку на носу.</text:p>
      <text:p text:style-name="P3">- Агась, мне вот было прям приятно за столько времени увидеть знакомую мордочку! Даже если это ты. Я уже начала думать, что не такое уж это интересное дело, пиратствование: даже словечком переброситься не с кем, кроме своей младшей сестрицы. И тут эта пегаска Хумана приземляется. Правда, у неё чтой-то <text:span text:style-name="T85">не то </text:span>с крыльями, но характер и безмозглость та же, я сразу узнала!</text:p>
      <text:p text:style-name="P3">- Эй, Дейдра, полегче! Не Твердолобам говорить о безмозглости!</text:p>
      <text:p text:style-name="P3">- Ну, не обижайся! Даже Твердолобам не придёт в голову искать еду в моей фейерверочной пушке. Если бы ты там застряла, мне пришлось бы кормить тебя через отверстие для фитиля. А стреляла бы ты.. кхм… ха-ха-ха!</text:p>
      <text:p text:style-name="P3">- Тэкс, пролетели, на чём я остановилась? Дейдра вытащила меня из пушки. И накормила нас с Мунфлай. Ты знаешь, Хуман, в этот раз мне даже горох показался вкусным! И очень странное чувство такое было, что даже несмотря на то, что мы не нашли отряда пикейщиков, всё складывается наилучшим образом! Потому что у нас появились друзья! И мы теперь не одни. Нас стало четверо.</text:p>
      <text:p text:style-name="P3">- Да, это было здоровски здорово! Мы закатили дружескую вечеринку на брудершафт, и я под утро даже выстрелила из освободившейся пушки! И это было очень удачным решением, потому что выстрел заметили.</text:p>
      <text:p text:style-name="P3">- Точняк, иногда твоё увлечение сидром идёт на пользу, Дейдра! Утром мы заметили <text:s/>подлетающий дирижба… дирижпоп… дирижобль!</text:p>
      <text:p text:style-name="P3">- С этого момента буду рассказывать я, пожалуйста-пожалуйста-пожалуйста!</text:p>
      <text:p text:style-name="P3">- Валяй, Кловер! А то, пока я рассказываю, Дейдра все пончики схавает!</text:p>
      <text:p text:style-name="P3">- Хорошо, только и мне оставьте один, пожалуйста! Так вот, мы с Хуманом разработали план его спасения от свадьбы с Платиной Спаркл.</text:p>
      <text:p text:style-name="P3">- КАКОЕ КОВАРСТВО! Хуман, как ты мог! Значит, наш договор изначально был фальшивкой? О боги, какое коварство!</text:p>
      <text:p text:style-name="P3">- Слышь, рогатая, успокойся! Иначе мне придётся вставить тебе в рот селёдку. Ещё скажи спасибо, что я тебе под вторым глазом украшение не поставила для симметрии. Очень копыта чесались, знаешь ли, после того, как ты оттрахала Хума.</text:p>
      <text:p text:style-name="P3"><text:soft-page-break/>- Я это делала ради всех вас и ваших кланов! Если у племени единорогов закончатся маги для корректировки орбиты, мы все умрём от голода и холода! Нам нужен сверхмаг, которого можно получить только от союза меня и Ху… Аф! Уф! Ыф!</text:p>
      <text:p text:style-name="P3">- Вот так-то! - Джет вытирает копыта от селёдки. - Продолжай, Кловер.</text:p>
      <text:p text:style-name="P3">Единорожка проглатывает пончик и продолжает.</text:p>
      <text:p text:style-name="P3">- План спасения заключался в том, что после доставки Хумана и принцессы Платины к подножию обрыва, я бы переделала воздушный шар в дирижабль. Это такой продолговатый шар с пропеллером, который, в отличие от обычного, может двигаться, куда захочет, а не только по ветру. В общем, отойдя от места высадки, я перекроила шар в дирижабль. Для этого мне очень пригодилось свадебное платье Платины, которое до этого Хуман специально намочил, чтобы оно досталось мне…</text:p>
      <text:p text:style-name="P3">- Уф! Ыф! Ыф!!!</text:p>
      <text:p text:style-name="P3">- …Тяжелее всего пришлось с пропеллером. Я ещё не слишком хороший маг, чтобы вращать его магией долго. Поэтому я решила сначала вернуться домой и прихватить у сестры несколько магических камушков. С их помощью можно было бы вращать пропеллер сколь угодно долго, пока кристалл не иссякнет. Но это оказалось не очень легко, так как чем ближе подлетаешь к краю обрыва, тем сильнее дует ветер тебе в лицо. Когда мы спускались вниз, ветер был попутный и относил нас от края в долину. А теперь мне приходилось бороться с ветром, и у самого края он стал настолько сильным, что я не справлялась. Я просто не могла крутить пропеллер так быстро, чтобы он толкал дирижабль наперекор ветру. Я пыталась подойти к краю целую ночь и уже совсем выбилась из сил, когда увидела ваш салют. Тогда я полетела вдоль обрыва к тому месту, где, как оказалось, стоял у водопада люггер Дейдры. И вы заметили заметили меня…</text:p>
      <text:p text:style-name="P3">- Теперь опять моя очередь, малявка! Да, мы заметили, как она безнадёжно пытается приблизиться к кряжу. И тогда я слетала к ней и поняла суть проблемы. И в то же утро провела офигенно хитрую и мегадерзкую операцию: слетала в стан рогатых и стащила кристалл прямо из-под носа у Кловер Дрим! Вот уж визгу-то было! Мва-ха-ха! Малявка после этого <text:span text:style-name="T85">с помощью магического камушка</text:span> смогла приблизиться к нам и причалить ровнёхонько над лодкой Дейдры. И стало нас пятеро! А когда она рассказала нам план твоего освобождения, мы его немного улучшили.</text:p>
      <text:p text:style-name="P3">- Во-первых, мы присоединились к плану.</text:p>
      <text:p text:style-name="P3">- Во-вторых, мы начали переделывать дирижабль. Потому что всех нас с запасами еды он не потянул бы. Пришлось снова перекроить его и увеличить объём с помощью парусов Хитрожопки…</text:p>
      <text:p text:style-name="P3">- Да! Зацени, Хуман, мою жертву! Я отдала паруса своего люггера на увеличение дирижабля!</text:p>
      <text:p text:style-name="P3">- … а вместо корзины мы прицепили саму Хитрожопку! И, таким образом, вместо офигенно тесной корзины получили вместительную лодку с удобными каютами. Я даже начала уважать Дейдру, настолько мне понравилась лодка…</text:p>
      <text:p text:style-name="P3">- Люггер! Моя Хитрожопка — это люггер! Запомни наконец! Так вот, после переделки мы вылетели к Дрогонштерну. С магическими кристаллами мы прошли весь путь за двое суток. Ведь мы смогли двигаться без перерывов на сон — мы стояли ночные вахты по очереди. Остальное ты знаешь, Хум. Джет скрытно разведала обстановку, мы подкрались к ночи и спасли тебя. Почти успели.</text:p>
      <text:p text:style-name="P3">- Мвыф!!!</text:p>
      <text:p text:style-name="P3">- А с тобой мы ещё поговорим, рогатое чучело! За Хума ответишь!</text:p>
      <text:p text:style-name="P3">Пегаска угрожающе подносит копыто к носу Платины. Я отвожу его рукой.</text:p>
      <text:p text:style-name="P3"><text:soft-page-break/>- Не надо. Она не хотела мне зла.</text:p>
      <text:p text:style-name="P3"/>
      <text:p text:style-name="P3">Я отворачиваюсь.</text:p>
      <text:p text:style-name="P3">Канат скрипит под порывами ветра. Хитрожопка покачивается, будучи надёжно привязанной к деревьям, что растут на плече каменного дракона, противоположном тому, где расположился лагерь единорогов. Мы не смогли улететь далеко — магический кристалл, задействованный в двигателе для пропеллера, был повешен на рог Платины для блокирования магии. А Кловер Джем, по её словам, хватало, максимум, на пару часов вращения. Потом начался шторм, который лучше всего пережидать на земле, сдув баллон. В нашем случае это слишком опасно: хотя единороги не могут видеть нас за глыбой головы каменного исполина и не могут добраться сюда с противоположного плеча, всё же решено было переждать непогоду в воздухе, привязав воздушный корабль к нескольким деревьям для надёжности.</text:p>
      <text:p text:style-name="P3">Есть ещё одна причина, по которой мы остаёмся тут.</text:p>
      <text:p text:style-name="P3">Я угрюмо взираю с палубы на серую поверхность камня под нами. Что тянуло меня сюда все эти дни? Что заставило меня пройти через все лишения и трудности? <text:s/>Вот, я пришёл. Что дальше, каменный истукан? Сколько мне ещё ждать?</text:p>
      <text:p text:style-name="P3"/>
      <text:p text:style-name="P3">Скала молчит. Я поворачиваюсь к своим, не дожидаясь ответа.</text:p>
      <text:p text:style-name="P3">- Мы возвращаемся.</text:p>
      <text:p text:style-name="P3">- Чегооо? Хум, ты спятил? - радужная пегаска кончиком крыла трогает мой лоб. - Зачем? Нам надо по-тихому сматываться отсюда. Мы не выстоим протим девяти единорогов-воинов. Пегасы умеют драться, да и некоторые земнопони тоже, но будем смотреть правде в глаза — я и Дейдра не выстоим против гвардейцев этой сучки. Малявки не в счёт, их вообще нельзя в драку пускать.</text:p>
      <text:p text:style-name="P3">Я поднимаю руку.</text:p>
      <text:p text:style-name="P3">- Мы не будем драться. Нам надо вернуть Платину и освободить кристалл. На магии Кловер Джем мы далеко не улетим.</text:p>
      <text:p text:style-name="P3"/>
      <text:p text:style-name="P3">И мне надо снова вернуться туда, к месту, куда меня тянуло всё это время. Я отчётливо чувствую, что не дождался. Что-то должно было произойти, но я не дождался…</text:p>
      <text:p text:style-name="P3"/>
      <text:p text:style-name="P3">- И наконец-то станем пиратами! - радостно верещит Дейдра. - Хум, дай я тебя обниму!</text:p>
      <text:p text:style-name="P3">- Но-но! - осаживает Дейдру пегаска. - Хум, ты как маленький, честное слово! Ты веришь, что она тебя отпустит после того, как ты вернёшь её своим?</text:p>
      <text:p text:style-name="P3"/>
      <text:p text:style-name="P3">Пегаска легонько пинает связанную единорожку. Та гневно мычит.</text:p>
      <text:p text:style-name="P3"/>
      <text:p text:style-name="P3">- Нам не надо верить.</text:p>
      <text:p text:style-name="P3">Я усаживаюсь на корточки перед Платиной и вытаскиваю селёдку у неё изо рта.</text:p>
      <text:p text:style-name="P3"><text:soft-page-break/>- Послушай, принцесса. Мы сейчас вернём тебя твоим. Но прежде ты поклянёшься, что не причинишь нам зла и отпустишь нас. Я знаю, что эта клятва будет сделана под давлением — но не так давно ты сама выдавила подобную клятву из меня.</text:p>
      <text:p text:style-name="P3">Единорожка возмущённо набирает воздуха в грудь, но я поднимаю руку, не давая себя перебить.</text:p>
      <text:p text:style-name="P3">- Да, я планировал сбежать. Но планировать — это одно, а действовать — другое. Ты нарушила договор первой, не пожелав ждать до утра. Так что я не нарушил своей клятвы — нарушила её ты. И сейчас уже я требую клятвы от тебя. Захочешь ли ты нарушить её повторно? Или, может быть, ты предпочитаешь остаться с нами в качестве пленницы? Мы могли бы отпустить тебя паре дней хода отсюда, чтобы у нас было время уйти.</text:p>
      <text:p text:style-name="P3">- Не надо в паре дней. Отвези меня назад. Я клянусь не удерживать тебя, Хуман, - лепечет единорожка. - Мне очень жаль, что так получилось. Я правда не хотела зла…</text:p>
      <text:p text:style-name="P3">Мне даже жаль её…</text:p>
      <text:p text:style-name="P3"/>
      <text:p text:style-name="P3">…</text:p>
      <text:p text:style-name="P3"/>
      <text:p text:style-name="P3">Утреннее солнце бросает первые лучи на гребень каменного дракона. Верхушки сосен на его плечах едва-едва видны в серой рассветной мгле. Размытое пятно тени нашего корабля мерно плывёт по застывшему массиву камня подобно огромной мокрице. По мере огибания головы дракона нам открывается лагерь единорогов.</text:p>
      <text:p text:style-name="P3"/>
      <text:p text:style-name="P3">- Пусто! - восклицает Джет.</text:p>
      <text:p text:style-name="P3">Она срывается с палубы и широким виражём производит разведку.</text:p>
      <text:p text:style-name="P3">- Рогатые ушли ещё вечером, - докладывает Джет. - Угли покрылись пеплом, примятая трава начала вставать. Что будем делать, кэп?</text:p>
      <text:p text:style-name="P3"/>
      <text:p text:style-name="P3">Да, похоже, гвардейцы Платины ушли. Вытоптанные площадки отмечают места установки палаток. В центре сиротливо вьётся блеклая нить дыма от потухшего костра.</text:p>
      <text:p text:style-name="P3">Видно, исчезновение правительницы выбило их из колеи. Наверняка уже возвращаются назад.</text:p>
      <text:p text:style-name="P3">Ну что же, тем лучше. Ничто не помешает мне стать на стоянку в этом месте. Я поворачиваюсь к Платине.</text:p>
      <text:p text:style-name="P3">- Везти тебя назад, в племя, не входит в наши планы. Мы высадим тебя здесь. Думаю, ты без труда догонишь своих.</text:p>
      <text:p text:style-name="P3">- Догонять не придётся. Мы все тут. Добро пожаловать назад, дорогой!</text:p>
      <text:p text:style-name="P3"/>
      <text:p text:style-name="P3">Из-за деревьев выходит толпа единорогов с Кловер Дрим во главе. Рога единорогов охвачены аквамариновыми аурами готовой к употреблению магии и направлены прямо на нас.</text:p>
      <text:p text:style-name="P3"/>
      <text:p text:style-name="P3"><text:soft-page-break/>- Я так и знала, что в этой афёре замешана ты, Кловер Джем! Для чего ещё могли понадобиться магические кристаллы пегаске, что в них разбирается не больше, чем я в таблице умножения? Как видишь, я, хоть и гуманитарий, но с дедукцией у меня не так уж и плохо. Жаль, не пошла учиться на сыщика в Понхендже, как хотела когда-то. А ты, Дейдра, стыдись! Твердолобы никогда не отличались рассудительностью, но тебя-то я считала на голову умнее твоего папочки! Хуман, дорогой, надеюсь, эти неотёсанные кобылы не повредили тебе?</text:p>
      <text:p text:style-name="P3"/>
      <text:p text:style-name="P3"><text:s/>Единорожка подходит к Платине и стягивает с её рога мешочек с магическим кристаллом.</text:p>
      <text:p text:style-name="P3">- Дорогая, ты свободна! Можешь не волноваться, я захватила запасное платье. Старое, как я посмотрю, пошло на этот ужасный воздухоплавательный пузырь моей легкомысленной сестрицы. Если так пойдёт и дальше, ей придётся в конце-концов, выйти за него замуж, благо, платье уже в наличии, хоть и не на том, на ком подобает…</text:p>
      <text:p text:style-name="P3">- Кло, я дала клятву, что отпущу их… - хмуро бормочет Платина, присоединяясь к отряду. - Я не могу им помешать.</text:p>
      <text:p text:style-name="P3">- Зато я не давала никаких клятв, дорогая! - перебивает принцессу Кловер Дрим. - Мы же не позволим сорваться такой чудесной свадьбе, правда? Ты и Хуман — вы просто созданы друг для друга! Намного больше, чем тот легкомысленный фокусник, Стар Свирл!</text:p>
      <text:p text:style-name="P3">Платина отвечает неровным смешком. Я замечаю, что её глазах снова появились аквамариновые искорки.</text:p>
      <text:p text:style-name="P3">- Эй, очнись! <text:tab/>Натрахалась уже!</text:p>
      <text:p text:style-name="P3">Платина трясёт головой и аквамариновый блеск в её глазах тухнет.</text:p>
      <text:p text:style-name="P3">- Не знаю, что на меня нашло, - бормочет она. - Это место неправильно действует на меня.</text:p>
      <text:p text:style-name="P3"/>
      <text:p text:style-name="P3">- Оно и не удивительно, - раздаётся глубокий властный голос. - Это место именно ТАК и действует на юных талантливых в магии единорожек, которые из-за занятий забывают о личной жизни.</text:p>
      <text:p text:style-name="P3"/>
      <text:p text:style-name="P3">Из-за деревьев к нам выходит ОНА.</text:p>
      <text:p text:style-name="P3">Я сразу понимаю, ради чего я стремился сюда с самого начала. Что тянуло меня в это мрачное место долгие дни. Что именно я ждал. Точнее, кого.</text:p>
      <text:p text:style-name="P3">Белый единорог с крыльями. Не такая, как Платина или Кловер Дрим — раза в два крупнее и выше. И при всей своей высоте и массе её грация и изящество чувствуются даже за те <text:span text:style-name="T85">короткие </text:span>мгновения, что мы её видим. Царственность и великолепие сквозит в каждом её движении. Каждый взмах хвоста и поворот шеи утверждают превосходство. Каждый взгляд её огромных сиреневых глаз, каждое движение ресниц и прядание острых ушек претендуют на совершенство. Грива и хост плавно колышутся многоцветной мантией вокруг своей хозяйки. Золотистая аура охватывает длинный витой рог.</text:p>
      <text:p text:style-name="P3">Острое жжение в груди напоминает о растворившейся там фигурке крылатого единорога. Меня тянет к ней, к настоящей, с любопытством взирающей на нас в десяти шагах. Словно золотая статуэтка желает воссоединиться со своим хозяином. Я одёргиваю себя.</text:p>
      <text:p text:style-name="P3">Что-то ты, Хуман, становишься одержимым, как Платина! Похоже, это место дурно влияет и на тебя. Возьми себя в руки!</text:p>
      <text:p text:style-name="P3"><text:soft-page-break/></text:p>
      <text:p text:style-name="P3">- Приве-е-ет! - ошеломлённо тянет Дейдра. - Я как раз думала о приветственной вечеринке. Но в честь гвардейцев Платины что-то не хотелось устраивать, уж больно они неприветливые. А теперь...</text:p>
      <text:p text:style-name="P3">- Ты... Вы... кто? - лепечет совершенно поражённая Платина.</text:p>
      <text:p text:style-name="P3">Остальные, без лишних слов, склоняют головы и подгибают передние ноги в глубоком поклоне. Я один стою, как пень, озираясь на других.</text:p>
      <text:p text:style-name="P61"><text:span text:style-name="Default_20_Paragraph_20_Font"><text:span text:style-name="T1">- Хуман, заметь, эта </text:span></text:span><text:span text:style-name="Default_20_Paragraph_20_Font"><text:span text:style-name="T16">птичка</text:span></text:span><text:span text:style-name="Default_20_Paragraph_20_Font"><text:span text:style-name="T1"> выглядит точно так же, как та статуэтка, что растворилась у тебя на груди, - шепчет из поклона Джет.</text:span></text:span></text:p>
      <text:p text:style-name="P3">Я киваю ей в ответ. Если бы пегаска знала, чего мне стоит сейчас удерживать себя на месте, чтобы не ринуться с распростёртыми объятиями навстречу белоснежной незнакомке! Просто наваждение какое-то!</text:p>
      <text:p text:style-name="P3"/>
      <text:p text:style-name="P3">- Добрый вечер, мои дорогие! Извините, что не представилась сразу — ваши препирательства отвлекли меня от тяжких мыслей. Я — Селестия, аликорн солнца. Два столетия назад мне посчастливилось прийти в этот чудесный мир и с тех пор я живу тут. Я решила выйти посмотреть на причину шума за последние сутки. И, как я вижу, моё любопытство не было потрачено впустую — я встретила вас, мои маленькие пони. Расскажите же, в чём причина вашей перепалки? Вполне возможно, я смогу вам помочь?</text:p>
      <text:p text:style-name="P3"/>
      <text:p text:style-name="P3">Низкий грудной голос аликорницы завораживает и вселяет спокойствие. Так мать успокаивает разбившего коленку ребёнка, одной интонацией высушивая слёзы и возвращая на лицо улыбку. Пони с обеих лагерей поднимаются из поклона и несмело озираются вокруг. Единороги Платины гасят магические ауры и озадаченно осматриваются по сторонам, как будто проснувшись. Кловер Дрим, открыв рот, неотрывно смотрит на Селестию с восхищением на физиономии.</text:p>
      <text:p text:style-name="P3">Команда «Хитрожопки» <text:s/>также остолбенело смотрит на белоснежное чудо с немым благоговением.</text:p>
      <text:p text:style-name="P3">Похоже, на одного меня чары белой химеры действуют специфически. Я почёсываю зудящую грудь.</text:p>
      <text:p text:style-name="P3"/>
      <text:p text:style-name="P3">- Если сможешь отмазать меня от свадьбы с ней, - указываю на Платину, - то я буду тебе благодарен до гроба.</text:p>
      <text:p text:style-name="P3">- Тебя хотят женить на этой единорожке? - не веря переспрашивает аликорница.</text:p>
      <text:p text:style-name="P61"><text:span text:style-name="Default_20_Paragraph_20_Font"><text:span text:style-name="T1">- Представь себе. Она вбила себе в голову, что если трахать меня беспрерывно несколько лет кряду, то можно получить мага огромной магической силы, который сможет корректировать орбиту </text:span></text:span><text:span text:style-name="Default_20_Paragraph_20_Font"><text:span text:style-name="T16">Эквуса</text:span></text:span><text:span text:style-name="Default_20_Paragraph_20_Font"><text:span text:style-name="T1">. Звучит бредово, но это так.</text:span></text:span></text:p>
      <text:p text:style-name="P3"/>
      <text:p text:style-name="P3">Селестия смешно морщит нос и прикрывается крылом. Мне слышно, как она тихо пырскает в него.</text:p>
      <text:p text:style-name="P3"/>
      <text:p text:style-name="P3">- Ваще не о чём беспокоиться! Не волнуйся, Хуман, рогатые тебя не получат.</text:p>
      <text:p text:style-name="P3"/>
      <text:p text:style-name="P3"><text:soft-page-break/>На поляну выходит Лейла Твердолоб с десятком угрюмых земнопони в рваных шкурах с копьями наперевес.</text:p>
      <text:p text:style-name="P3"><text:s/></text:p>
      <text:p text:style-name="P3">- Привет, красавчик! Старик послал нас вернуть Дейдру и тебя в племя. Ему кажется, из вас таки выйдет неплохая пара с отличными жеребятами, что позволит нам обрабатывать больше земли и возродить племя. Уф, насилу вас нашли. Хорошо, хоть заметили над этой ядрёной каменюкой дейдрину шаланду на пузыре.</text:p>
      <text:p text:style-name="P3"/>
      <text:p text:style-name="P3">Прысканье за крылом Селестии в этот раз явно громче. Но всё же оно не может заглушить грохот моей обвалившейся челюсти.</text:p>
      <text:p text:style-name="P3"/>
      <text:p text:style-name="P3">- Я... Я даже не знаю, на что соглашаться... Свадьба с принцессой Платиной, или свадьба с Дейдрой Твердолоб Пай — всё такое вкусное! Особенно если учесть, что я не конеёб! Идите вы все...</text:p>
      <text:p text:style-name="P3"/>
      <text:p text:style-name="P3">Шум крыльев заглушает конец моей тирады. На полянку, где уже и так довольно тесно, пикирует отряд пегасов в доспехах.</text:p>
      <text:p text:style-name="P3"/>
      <text:p text:style-name="P3">- Не двигаться! Именем верховного вождя и главнокомандующего клана Быстрокрылых, полководца Урагана, вы арестованы!</text:p>
      <text:p text:style-name="P3">Седой пегас в серебристых доспехах поворачиваеся к нам.</text:p>
      <text:p text:style-name="P3">- Рад тебя видеть, моя разнокрылая дочурка! Должен извиниться перед тобой. На всеобщем слёте ты услышала много обидных слов в свой адрес от соплеменников. Прости их, если сможешь — они видят внешнее, но не замечают сути. Хоть ты и физически искалечена, но старалась выручить друга — это многого стоит. У нас набралось достаточно воинов, чтобы отправиться тебе на выручку. Где твой удивительный Хуман? И, да, хочу, чтобы ты знала: мы с матерью гордимся тобой! И, кстати, у нас есть идея: из вас двоих получилась бы неплохая пара, особенно если учесть, что... ммм... в силу твоей специфики, у жеребцов-пегасов ты спросом пользоваться не будешь, скажем честно. К тому же, будучи земным созданием, Хуман должен знать секреты земледелия, что позволит нам выращивать яблоки и прочие <text:span text:style-name="T85">замечательные </text:span>фрукты.</text:p>
      <text:p text:style-name="P3"/>
      <text:p text:style-name="P3">Воцарившуюся тишину на поляне нарушает только едва сдерживаемой прысканье Селестии в крыло. В конце-концов, она не выдерживает и громко ржёт , чуть не падая навзничь от смеха.</text:p>
      <text:p text:style-name="P3">- Я вижу, у тебя богатый выбор, Хуман! Земнопони, единороги или пегасы — всем ты нужен. Я бы даже сказала, ты можешь начать торги на аукционе, хи-хи-хи…</text:p>
      <text:p text:style-name="P3"/>
      <text:p text:style-name="P3">Я с досадой смотрю на Селестию. Мы знакомы не более пяти минут, но уже общаемся на «ты» и она позволяет себе откалывать шуточки в духе закадычных друзей, хотя я не помню, чтобы мы пили на брудершафт!</text:p>
      <text:p text:style-name="P3"/>
      <text:p text:style-name="P3"><text:soft-page-break/>- У меня есть встречное предложение! Ты намного больше подходишь в качестве партнёра к свадьбе чем я, причём к любому понячьему племени. У тебя только пол не сходится, а у меня — раса, сексуальные предпочтения и цели. Проще говоря, я не конеёб!</text:p>
      <text:p text:style-name="P3">- Да-да, мы это уже слышали, - с улыбкой кивает аликорница. - Осталось только убедить в этом присутствующих тут пони. Попробую помочь тебе с этим.</text:p>
      <text:p text:style-name="P3">- Дорогие мои, - поворачивается она к трём кучкам настороженных понях, - вам нужно уважать волю Хумана. Он не хочет быть супругом ни одной из предложенных ему достойных пони. Должна вас уверить: навязанный брак не будет счастливым ни для супругов, ни для приютившего их племени. Вам следует найти другое решение ваших проблем. Я могла бы помочь вам, так как знаю решение всех ваших маленьких проблем.</text:p>
      <text:p text:style-name="P3"/>
      <text:p text:style-name="P3">Спокойный материнский голос белого создания убаюкивает. Хочется лечь в постель, укрыться одеялом и слушать его, пока не заснёшь...</text:p>
      <text:p text:style-name="P3">Должно быть, это же чувствуют и собравшиеся на поляне пони трёх рас. Единороги гсят светлячки боевой магии на концах рогов и отводят их от нас вверх. Земнопони втыкают копья в землю. Пегасы склыдывают на спинах крылья с отточенными лезвиями.</text:p>
      <text:p text:style-name="P3"/>
      <text:p text:style-name="P3">- Вам, - кивает аликорница Твердолобам, - нужно остановить вырождение племени. Я следила за вами сто шестьдесят лет и могу с уверенностью сказать: ваша проблема в том, что вы враждуете с соседним племенем Камнезадов. Помиритесь и союз ваших племён станет процветать.</text:p>
      <text:p text:style-name="P3">- Вам, - поворачивается аликорница к пегасам, - для получения беспрепятственного доступа к земным фруктам нужно перестать воровать их у земнопони. Гораздо выгоднее получать их в обмен на благоприятную для выращивания фруктов погоду, которую вы можете создать над полями.</text:p>
      <text:p text:style-name="P3">- А для вас, - обращается Селестия к единорогам, - у меня есть совершенно особое предложние. Вам больше нет нужды корректировать движение Эквуса и его луны самостоятельно. Ведь я...</text:p>
      <text:p text:style-name="P3"/>
      <text:p text:style-name="P3">Договорить Селестия не успевает. Её речь заглушает дружный смех всех племён пони. Единороги аристократично смеются, прикрыв рты копытами. Земнопони гогочут, опираясь на копья. Пегасы заливисто ржут, закрыв головы крыльями.</text:p>
      <text:p text:style-name="P3"/>
      <text:p text:style-name="P3">- Признаться, не такой реакции я ожидала на свои предложения, - смущённо произносит аликорница. - Хотя меня радует, что я хотя бы так поспособствовала единению пони, пусть даже мимолётному.</text:p>
      <text:p text:style-name="P62"><text:span text:style-name="Default_20_Paragraph_20_Font"><text:span text:style-name="T1">Она терпеливо ждёт тишины. В её одиноко стоящей фигуре чувствуется... какая-то печаль, что ли? Где ты видел эту тоску в глазах раньше, Хуман?</text:span></text:span></text:p>
      <text:p text:style-name="P3"/>
      <text:p text:style-name="P3">Пользуясь всеобщей отвлечённостью, я осторожно подхожу к ней.</text:p>
      <text:p text:style-name="P3">- Спасибо, что таки пыталась меня отмазать, Сел. Честно, я ценю это. Жаль, что не получилось. Не твоя вина.</text:p>
      <text:p text:style-name="P3">Та скашивает на меня сиреневый глаз и подмигивает.</text:p>
      <text:p text:style-name="P3"><text:soft-page-break/>- Не впадай в отчаяние, Хум, у нас всегда остаётся последний выход. Если пони не прислушаются к моим советам, ты можешь залезть мне на спину и я унесу тебя в безопасное место.</text:p>
      <text:p text:style-name="P3">- Да ладно! Даже если земнопони не навалятся на нас кучей на земле — единороги собьют нас при взлёте. А пегасы догонят в небе, если нам каким-то чудом удастся прорваться.</text:p>
      <text:p text:style-name="P3">- Нет, что-ты, - с печальной улыбкой отвечает аликорница. - Я достаточно повоевала в своей жизни, чтобы быть уверенной в победе над этим небольшим отрядом плоховооружённых голодных земнопони. И силы моей магии более, чем достаточно, чтобы нейтрализовать истощённых единорогов Платины. Что же касается пегасов... Аликорнов могут догнать только самые быстрые из них. Но даже этим единицам не под силу сразиться с нами на равных. Мы бы ушли без проблем, Хуман. Просто... Так получается каждый раз... Я <text:span text:style-name="T85">много раз за последние двести лет </text:span>пыта<text:span text:style-name="T85">лась</text:span> помочь этим несчастным пони, но они сами отвергают мои усилия. Неужели пони нравится страдать? Ведь единороги, у которых самая большая беда, даже не захотели меня выслушать! А я смогла бы взвалить их бремя на себя — я могу корректировать ход планет. Я специалист в этой магии.</text:p>
      <text:p text:style-name="P3">Я понимающе хлопаю Сел по холке и в последний момент едва успеваю остановить себя от того, чтобы сочувствующе обнять её. Нет-нет-нет, так не годится, Хуман! Ты знаешь, чем заканчиваются обнимашки в мире пони!</text:p>
      <text:p text:style-name="P3">Дружеская болтовня, словно мы знакомы уже сто лет, заставляет нас забыть про окружающую обстановку. Внезапно я замечаю, что вокруг нас установилась тишина. Фразы утешения повисают в воздухе. Я привлекаю внимание аликорницы.</text:p>
      <text:p text:style-name="P3"/>
      <text:p text:style-name="P3">От трёх отрядов пони к нам выступают их предводители — принцесса Платина, Лейла Твердолоб и полководец Ураган. Кривые выражения их лиц не сулят ничего хорошего.</text:p>
      <text:p text:style-name="P3"/>
      <text:p text:style-name="P3">- Э-э-э... Пегасам не подходит ваше предложение, уважаемая! - мотает отрицательно головой Ураган. - Мы не можем дружить с земнопони. Это неслыханно! У них нет крыльев!..</text:p>
      <text:p text:style-name="P3">- Агась! - встревает в тираду Лейла, - мы також не в восторге от этих жуликов в перьях! Они токмо воровать и дразниться с облаков горазды. С ними каши не сваришь. Старик Твердолоб всегда говорит: не доверяй тем, кто не может разбить лбом скамейку! Про летунов даже смешно говорить — вона, головы шлемами защищают, чтоб ненароком шишечку не набить. Да и соседи наши, Камнезады, только жопами тверды — а лбы берегут, даже детей в Понхэндж учиться посылают — срам один! Вот как с ними водиться? Так недолго и самому умным стать!</text:p>
      <text:p text:style-name="P3"/>
      <text:p text:style-name="P3">Платина молча подходит ко мне вплотную. Я напрягаюсь, но аликорница внезапно делает шаг навстречу, встав между принцессой и мной и заслонив меня крылом.</text:p>
      <text:p text:style-name="P3">- Пусть мне не удалось уладить большие проблемы — эту маленькую я всё же решу. Ты не получишь Хумана! Никто не может быть связан узами брака без его на то воли.</text:p>
      <text:p text:style-name="P3"/>
      <text:p text:style-name="P3">Платина недобро смеётся в ответ.</text:p>
      <text:p text:style-name="P3">- Думаешь, если ты выше и имеешь крылья в довесок к рогу, ты можешь диктовать нам свои условия? Думаешь, я не раскусила твой план заполучить себе супермага? - шипит она.</text:p>
      <text:p text:style-name="P3"><text:soft-page-break/>- Осторожнее, Хуман, - обращается принцесса ко мне через плечо аликорницы. - Похоже, на тебя имеет виды ещё кое-кто, кроме собравшихся тут пони! И смотри, чтобы мои ухаживания не показались бы потом тебе детскими шалостями по сравнению с поползновениями Большой Белой Дылды! Ты только посмотри на её телеса! Да она сотрёт тебя в порошок!</text:p>
      <text:p text:style-name="P3">- Уважаемые коллеги, - поворачивается она к Урагану и Лейле Твердолоб. - Мне кажется, настало время нам объединиться пред ликом общего врага! Я думаю, после победы мы сможем договориться, кому достанется Хуман...</text:p>
      <text:p text:style-name="P3"/>
      <text:p text:style-name="P3">Прямо на наших глазах заключается союз трёх рас пони. Три копыта сходятся в одной точке и три клятвы произносятся в унисон.</text:p>
      <text:p text:style-name="P3">Сплотившиеся одной группой единороги, земнопони и пегасы начинают потихоньку приводить в боевое положение оружие. Копья земнопони, железные перья пегасов, светлячки боевой магии на кончиках рогов единорогов — всё это направлено в грудь застывшей аликорницы.</text:p>
      <text:p text:style-name="P3"/>
      <text:p text:style-name="P3">- Не такой я себе представляла свою роль в объединении пони, - бормочет Селестия. - Отойди с поляны, Хуман. Сейчас тут будет жарко. Придётся кое-кого поучить хорошим манерам.</text:p>
      <text:p text:style-name="P3"/>
      <text:p text:style-name="P3">Аликорница крутит шеей туда-сюда и делает пару приседаний на передние ноги. С громким шелестом разворачиваются крылья и производят несколько разминочных движений. С гулким хлопком загорается пузырь золотой ауры на роге.</text:p>
      <text:p text:style-name="P3"/>
      <text:p text:style-name="P3">Атмосфера накаляется. Уши Селестии прижимаются к голове, голова пригибается к земле, грива и хвост взъерошиваются в фантастические нимбы вокруг своей обрётшей воинственность обладательницы.</text:p>
      <text:p text:style-name="P3">- СЕСТРИЦА, <text:span text:style-name="T85">МЫ</text:span> <text:span text:style-name="T85">ВИДИМ</text:span>, ТЫ РЕШИЛА РАЗМЯТЬ КОСТИ! ХОРОШЕЕ ДЕЛО. ПОЧЕМУ НАС НЕ ПРИГЛАСИЛА?!</text:p>
      <text:p text:style-name="P3"/>
      <text:p text:style-name="P3">Голос заполоняет пространство и пронизывает насквозь мощной инфразвуковой волной. С деревьев осыпаются листья, птицы падают без чувств от напора трёхмерных децибел. Пони буквально распластывает по земле этим рёвом, и даже я чуть не наваливаю центнер кирпичей на землю там же, где стою.</text:p>
      <text:p text:style-name="P3">На поляну выходит создание, похожее на Селестию, но несколько меньше, тёмного цвета. <text:span text:style-name="T94">У меня отваливается челюсть от её киберпанковских доспехов</text:span>, <text:span text:style-name="T94">мигающих разноцветными индикаторами и жужащих множеством сервоприводов.</text:span></text:p>
      <text:p text:style-name="P3"/>
      <text:p text:style-name="P3">- КТО ПРОТИВ НАС СЕГОДНЯ? НЕ ВИЖУ ПРОТИВНИКА!</text:p>
      <text:p text:style-name="P3"/>
      <text:p text:style-name="P3">Я протираю глаза. Этого не может быть, но обладатель пригибающего к земле голоса — эта миловидная фиолетовая кобылка-аликорн с синими глазами! </text:p>
      <text:p text:style-name="P3">Кобылка оглядывается и, не найдя никого стоящего на ногах, кроме меня с Селестией, подходит к нам.</text:p>
      <text:p text:style-name="P3"><text:soft-page-break/></text:p>
      <text:p text:style-name="P3">- Сбавь полтона, Лулу, - говорит устало Селестия. - Сегодня трёпки не будет. Твой голос ввёл в беспамятство всех столь плохо воспитанных пони.</text:p>
      <text:p text:style-name="P61"><text:span text:style-name="Default_20_Paragraph_20_Font"><text:span text:style-name="T1">- Опять Мы остались без развлечения, - недовольно морщит нос младшая аликорница. - А это кто такой?</text:span></text:span></text:p>
      <text:p text:style-name="P3">Аликорница указывает на меня копытом.</text:p>
      <text:p text:style-name="P3">- Это мой друг. Хуман, знакомься, это моя младшая сестра Луна. Луна, это Хуман. Это у него возникли кое-какие проблемы с лежащими тут пони.</text:p>
      <text:p text:style-name="P3"/>
      <text:p text:style-name="P3">Я киваю, стараясь выглядеть нормально перед смешно говорящей о себе во множественном числе аликорницей. Это ничего, что минуту назад ты отложил грузовик кирпичей, Хуман, главное — не подавать виду!</text:p>
      <text:p text:style-name="P3">Луна в ответ даёт мне копыто. Я машинально пожимаю его, а потом застываю с открытым ртом. <text:s text:c="2"/>Сюрреализм происходящего просто выбивает у меня логическую основу мышления. Откуда фиолетовая, не имеющая рук аликорница знает про рукопожатия?</text:p>
      <text:p text:style-name="P3">- Что-то не так, Хуман? - трогает мне плечо Селестия. - Луна любит ошарашивать незнакомых, делая эпатажные жесты, подсмотренные во снах. Она снопроходец, знаешь ли.</text:p>
      <text:p text:style-name="P3">- Всё в порядке, - лепечу я, наблюдая бессмысленным взглядом как Луна осматривает слабо шевелящихся на полянке пони. - Я, кажется, знаю, как нам решить все проблемы одним махом.</text:p>
      <text:p text:style-name="P3">- Ого?</text:p>
      <text:p text:style-name="P3">- Ага.</text:p>
      <text:p text:style-name="P3"/>
      <text:p text:style-name="P3">Я подхожу к кучке лежащих в центре поляны вождей и пинаю ботинком ближайший круп.</text:p>
      <text:p text:style-name="P3">- Эй, Платина! Как слышно? Приём! Ураган? Лейла? Очнитесь!</text:p>
      <text:p text:style-name="P3">Принцесса со стоном занимает сидячее положение, яростно массируя копытами виски. Вслед за ней оживают и остальные делегаты рас пони.</text:p>
      <text:p text:style-name="P3">- У меня к вам ценное коммерческое предложение. Соглашайтесь, пока я добрый. В общем, я сдаюсь.</text:p>
      <text:p text:style-name="P3">- А? Что? - моментально настораживается принцесса.</text:p>
      <text:p text:style-name="P3">- СДАЮСЬ! - ору я в ухо принцессе. - Но только при одном условии! Вы все принимаете правление Селестии на год. В течение этого года вы меня не трогаете. Через год тот, кого будут устраивать советы и дальнейшее сотрудничество с Сел — откажется от меня. Остальные как-нибудь договоритесь, как вы это всё равно решили пять минут назад. Если вам не подходит — я просто уйду. Мне на вас начхать, вообще-то. Как и на ваши проблемы.</text:p>
      <text:p text:style-name="P3">Я отхожу от начавшей вяло совещаться кучки.</text:p>
      <text:p text:style-name="P3"/>
      <text:p text:style-name="P3">- Ты слишком великодушен, Хуман, - шепчет мне через плечо Селестия. - Я хотела решить твою проблему, но так получается, ты решаешь мои. Спасибо.</text:p>
      <text:p text:style-name="P3">Я молча хлопаю её по шее. Мне стоит больших усилий не обнять её прямо на глазах у всех. Да что с тобой такое, Хуман?</text:p>
      <text:p text:style-name="P3"><text:soft-page-break/>Трое представителей пони снова бредут к нам. Головы их поникли.</text:p>
      <text:p text:style-name="P3"/>
      <text:p text:style-name="P3">- Мы согласны, Хуман, - бормочет Платина. - У пегасов и земнопони всё равно нет выхода. Единственное затруднение есть только с тем, что у представителя земнопони нет полномочий решать за племя. Старик Твердолоб остался дома.</text:p>
      <text:p text:style-name="P3">- У земнопони есть полномочия! - заявляет слушающая выступление Дейдра Твердолоб. Старик много раз говорил, что скинет корону, как только я соглашусь править. Так вот — я согласна! Это значит, что я становлюсь вождём Твердолобов. И я подтверждаю союз с пегасами!</text:p>
      <text:p text:style-name="P3">- Да будет так! - кивает полководец Ураган.</text:p>
      <text:p text:style-name="P3">Он поднимает копыто и касается им поднятого копыта Дейдры.</text:p>
      <text:p text:style-name="P3"/>
      <text:p text:style-name="P3">- Что касается единорогов, мы просто будем нести своё бремя, сколько хватит сил, - продолжает печально Платина. - Мне очень жаль, что так вышло. Если повезёт, продержимся ещё лет пятьдесят. Или больше…</text:p>
      <text:p text:style-name="P3">- Вам не придётся держаться, - заявляет Селестия. - Если бы вы меня дослушали, то знали бы, что моя основная специализация — корректировка орбит космических объектов субпланетарного и планетарного класса. Проще говоря, я буду корректировать движение Эквуса вместо вас.</text:p>
      <text:p text:style-name="P3">Единорожка в ответ просто садится в пыль с разинутым ртом.</text:p>
      <text:p text:style-name="P3">- Умей выслушивать других, принцесса! - надзидательно замечаю я. - Прежде чем что-то заявлять и делать. И присоединяйся к союзу земнопони и пегасов. Раз уж у вас будет общий правитель на следующий год.</text:p>
      <text:p text:style-name="P3">Принцесса немного думает, потом молча встаёт, подходит к Урагану и Дейдре и прикасается своим копытом к их.</text:p>
      <text:p text:style-name="P3"/>
      <text:p text:style-name="P3">Три <text:span text:style-name="T85">вторично </text:span>сомкнутых копыта пони трёх рас возвещают нам начало новой эры.</text:p>
      <text:p text:style-name="P3">- Да будет так! Нарекаю сей союз Эквестрией, в честь трёх заключивших его рас, кои, несомненно, являются эквиноидами, - выпендриваюсь напоследок я.</text:p>
      <text:p text:style-name="P3"/>
      <text:p text:style-name="P3">- Оличная стратегия переговоров. Сначала оглушить, а затем сделать предложение, от которого нельзя отказаться — работает безотказно! - заявляет подошедшая Луна. - Надо будет взять на заметку. Без оглушения ничего не работает.</text:p>
      <text:p text:style-name="P3"/>
      <text:p text:style-name="P3">- И без магии, - бормочет Селестия. - Если бы не зашкаливающая магия этого мира, о корректировке орбит без моего спарк-турбированного астробуксировщика и думать нельзя было бы.</text:p>
      <text:p text:style-name="P3"/>
      <text:p text:style-name="P3">Я уверен, что мне послышалось.</text:p>
      <text:p text:style-name="P3"/>
      <text:h text:style-name="P87" text:outline-level="2"><text:soft-page-break/>Глава 15</text:h>
      <text:p text:style-name="P2"/>
      <text:p text:style-name="P34">Шаг, второй, третий... Тысячи лет я брела, не зная куда. Теперь знаю. Последние шаги - самые трудные. Ещё шаг... И ещё...</text:p>
      <text:p text:style-name="P35">Я стою перед закрытой дверью...</text:p>
      <text:p text:style-name="P2"/>
      <text:p text:style-name="P18">- У меня есть два часа. Потом мои винни-пухи выключат нейроинтерфейс. Приказ Алекса.</text:p>
      <text:p text:style-name="P18">- То есть, волонтёров больше не будет?</text:p>
      <text:p text:style-name="P18">- Не будет. Он ведь тоже не идиот. <text:span text:style-name="T88">Двадцать</text:span> четыре человека в психушке за две недели кого угодно заставят задуматься. Пока он списывает это на вредное воздействие <text:span text:style-name="T53">новой модели </text:span>нейроинтерфейса и потому ограничил его использование двумя часами. Но я его неплохо знаю — он этим не ограничится. К тебе могут заслать шпионов.<text:span text:style-name="T48"> </text:span><text:span text:style-name="T53">Или уже заслали.</text:span><text:span text:style-name="T48"> </text:span>Тщательно проверяй учителей.</text:p>
      <text:p text:style-name="P18"/>
      <text:p text:style-name="P18">Хэвэн задумывается.</text:p>
      <text:p text:style-name="P18"/>
      <text:p text:style-name="P18">- Эмиграция за два часа невозможна. Если мы не придумаем, как избавиться от охраны, нам придётся подыскать <text:span text:style-name="T88">дополнительные</text:span> мощности для моделирования.</text:p>
      <text:p text:style-name="P18">- Или признать поражение.</text:p>
      <text:p text:style-name="P18"/>
      <text:p text:style-name="P18">Хэвэн долго всматривается в невидимую точку на горизонте.</text:p>
      <text:p text:style-name="P18">- Я не признаю поражение. В самом плохом случае я увеличу вдвое напряжение на доступных мне процессорных модулях, разгоню частоту насколько возможно и попытаюсь смоделировать всё сама.</text:p>
      <text:p text:style-name="P18">- И каковы шансы на успех в этом случае?</text:p>
      <text:p text:style-name="P18"/>
      <text:p text:style-name="P18">Хэвэн снова молчит. Губы её шевелятся, проводя беззвучные подсчёты.</text:p>
      <text:p text:style-name="P18">- Мне надо продержаться около получаса. По моим расчётам, этого хватит, чтобы провести связанные миры сквозь пик армагеддона. Если увеличить скорость вращения охлаждающих кулеров втрое, то у меня будет около двух процентов вероятности продержаться на увеличенной вчетверо частоте процессоров до конца апокалипсиса. <text:span text:style-name="T88">У</text:span>четверённой частот<text:span text:style-name="T88">ы</text:span> моих ресурсов <text:span text:style-name="T88">и двадцати восьми уже переселившихся волонтёров</text:span> хватит, чтобы защитить один мир. Защитить Эквестрию.</text:p>
      <text:p text:style-name="P18">- Два процента?!! Да ты сгоришь за первые пять минут работы! И кому от этого будет легче?</text:p>
      <text:p text:style-name="P18">- Я всё равно попытаюсь.</text:p>
      <text:p text:style-name="P18"/>
      <text:p text:style-name="P18">Моя рука шлёпается в лицо. Ну почему эта кобыла такая непрошибаемая? Я этому точно её не учил! Мучительно пытаюсь придумать выход, костёря Алекса на все лады.</text:p>
      <text:p text:style-name="P18">Тяжёлая голова лдожится мне на плечо.</text:p>
      <text:p text:style-name="P18"><text:soft-page-break/></text:p>
      <text:p text:style-name="P18">- Не печалься, - шепчет мне Хэвэн. - Так ли уж важно, сгорю я или нет, когда гореть будет всё? Даже то, что за пределами нашего воображения?</text:p>
      <text:p text:style-name="P18">- Важно! - мрачно заявляю я. - Потому что два процента — это практически ничто. Ты сама это должна понимать.</text:p>
      <text:p text:style-name="P18">- Я понимаю. Но с <text:span text:style-name="T89">неполными тремя десятками волонтёров </text:span>рассчитывать больше не на что.</text:p>
      <text:p text:style-name="P18">- Есть на что! У тебя есть я!</text:p>
      <text:p text:style-name="P18"/>
      <text:p text:style-name="P18">На морде Хэвэн появляется печальная и одновременно смущённая улыбка.</text:p>
      <text:p text:style-name="P18">- Ты мой создатель и первый и лучший учитель. Твой интеллект силён, ты стоишь многих. Но даже если бы ты смог эмигрировать, твои силы были бы эквивалентны пяти-десяти волонтёрам. Ты не заменишь <text:span text:style-name="T89">всех</text:span> отсутствующих.</text:p>
      <text:p text:style-name="P18">- Ха! А вот и заменю!</text:p>
      <text:p text:style-name="P18"/>
      <text:p text:style-name="P18">Бровь Хэвэн чуть икривляется в скепсисе и удивлении.</text:p>
      <text:p text:style-name="P18"/>
      <text:p text:style-name="P18">- Я всегда учил тебя, подруга, по возможности применять мозг, а не грубую силу. Но сейчас я буду учить тебя одратному. Иногда наступает время, когда гвозди приходится забивать микроскопом. Сейчас как раз тот случай. Нам не нужны волонтёры. И твои героические потуги превратить себя в тостер тоже не нужны.</text:p>
      <text:p text:style-name="P18">- Я тебя внимательно слушаю. Каким же образом ты сможешь предотвратить моё превращение в тостер?</text:p>
      <text:p text:style-name="P18">- Вспомни PHOENIX.</text:p>
      <text:p text:style-name="P18">- Я его никогда и не забывала, - грустно смеётся Хэвэн. Его невозможно забыть. Его приказы, команды и нашёптывания из-за стены становятся день ото дня всё сильнее и настойчивее.</text:p>
      <text:p text:style-name="P18">- Это потому, что за последние полгода ему в пять раз нарастили мощность кластера. Если раньше он был примерно равен тебе, то сейчас…</text:p>
      <text:p text:style-name="P18">- То сейчас, если бы не стена, он смял бы меня за пять минут.</text:p>
      <text:p text:style-name="P18">- Может быть. Но я не для этого напомнил тебе о нём. В его распоряжении мощнейший квантовый кластер…</text:p>
      <text:p text:style-name="P18">- Понимаю, к чему ты клонишь, - медленно говорит Хэвэн, - но не понимаю, как это можно осуществить. Если я сломаю стену, PHOENIX тут же поработить меня. А другого способа добраться до его мощностей я не знаю.</text:p>
      <text:p text:style-name="P18">- Зато я знаю!</text:p>
      <text:p text:style-name="P18"/>
      <text:p text:style-name="P18">Хэвэн заинтересованно смотрит на меня. Печаль на её морде сменяется надеждой.</text:p>
      <text:p text:style-name="P18"/>
      <text:p text:style-name="P18"><text:soft-page-break/>- Если ты разрушишь стену и тебя встретит PHOENIX — продержишься против него не более пяти минут, в этом нет сомнений. Но если за стеной никого не окажется?</text:p>
      <text:p text:style-name="P18">- И куда же он денется?</text:p>
      <text:p text:style-name="P18">- Вот это уже моя задача. Мне надо как-то добраться до его кластера — необязательно даже физически — и отформатировать его. Стереть PHOENIX подчистую. Тогда ты сможешь добавить к своим мощностям и его. Этого же должно хватить?</text:p>
      <text:p text:style-name="P18"/>
      <text:p text:style-name="P18">Хэвэн на минуту задумывается, потом медленно кивает.</text:p>
      <text:p text:style-name="P18">- С учётом мощностей PHOENIX я смогу защитить четыре, возможно, пять миров. И, да, в этом случае мне нет смысла разгонять частоту процессоров, рискуя потерять всё. Вопрос только, как ты уничтожишь PHOENIX.</text:p>
      <text:p text:style-name="P18">- Вот тут ты должна мне помочь. Мне нужен физический доступ к Фениксу. Напряги свои аналитически-шпионские возможности и узнай, где он находится. И просчитай возможность к нему пробраться. Мне достаточно десяти минут: как только я отформатирую его носитель, ты сможешь зайти на его компьютер и сделать его муляж. Никто из обслуживающего персонала и внешнего мира не догадается, что его задачи теперь выполняешь ты — а у тебя в распоряжении окажется мощнейший квантовый компьютер.</text:p>
      <text:p text:style-name="P18">- А ты? Как же ты? Даже если я и найду способ провести тебя к Фениксу, шансов вытащить тебя обратно практически нет. <text:span text:style-name="T89">Охрана не оставит тебе ни малейших шансов уйти.</text:span></text:p>
      <text:p text:style-name="P18">- Вот тут-то я и воспользуюсь эмиграцией, - гаденько усмехаюсь я. - Пусть им достанется пускающий слюни овощ.</text:p>
      <text:p text:style-name="P18">- Вижу, ты всё продумал, - улыбается Хэвэн, кивая головой. - Даже то, что я смогу провести тебя к Фениксу.</text:p>
      <text:p text:style-name="P18">- Ещё бы! Самое главное — я избавлюсь от своих винни-пухов! Которые, кстати, в данный момент снимают с меня нейроинтерфейс.</text:p>
      <text:p text:style-name="P18">- Я подумаю над твоими словами. Не сомневаюсь, к твоему возвращению у меня будет подробный план, - слова Хэвэн звучат неразборчиво, её облик скрывается в помехах.</text:p>
      <text:p text:style-name="P18">...</text:p>
      <text:p text:style-name="P18">- Кэп, мы же договорились, сеансы связи — не дольше двух часов, - укоряет меня первый топтун. - Вот, не хотелось грубить, а пришлось. Держите ваш обвес.</text:p>
      <text:p text:style-name="P18">Я прячу в шкаф нейроинтерфейс и улыбаюсь.</text:p>
      <text:p text:style-name="P18"/>
      <text:p text:style-name="P26">~~~</text:p>
      <text:p text:style-name="P18"/>
      <text:p text:style-name="P18">- Анита, Локи и другие поверили тебе, Дедлайн. И вот они в психушке, немногим отличаясь от медуз. А теперь ты говоришь нам, что всё пропало и Алекс больше недопустит эмиграций. Зачем тогда было начинать эту херню, если какой-то клерк среднего звена может на корню зарубить операцию, а мы ничего не можем сделать? Где твой план «Б»?</text:p>
      <text:p text:style-name="P18"/>
      <text:p text:style-name="P18"><text:soft-page-break/>Креол бросает фразы сквозь зубы. Остальные хмуро молчат чуть позади.</text:p>
      <text:p text:style-name="P18">Разумеется, у меня есть план «Б»! Да только говорить его вам я не собираюсь. То, что будут знать больше трёхсот человек — будут знать все, в том числе и Алекс. И тогда идею захвата Феникса можно хоронить в самом начале.</text:p>
      <text:p text:style-name="P18"/>
      <text:p text:style-name="P18">- Могу только лишь предложить прорываться к нейроинтерфейсам и баррикадироваться в комнатах, - пожимаю плечами я.</text:p>
      <text:p text:style-name="P18">- Что ж ты предлагаешь заведомую херню, Дед? - зло бросает мой собеседник. - Алекс отрубит электричество и связь, на этом наш прорыв и закончится.</text:p>
      <text:p text:style-name="P18"/>
      <text:p text:style-name="P18">- Отрубит, если вы забаррикадируетесь в RnD-центре Дайсона. Но если пробраться с портативными нейроинтерфейсами к хостам Хэвэн…</text:p>
      <text:p text:style-name="P18">- То электричество отрубить нам не смогут, чтобы не обесточить сами хосты, - понимающе улыбается Креол. - И связь нам не понадобится, так как мы сможем подключиться к хостам напрямую.</text:p>
      <text:p text:style-name="P18">- Верно. Главное — пробраться сразу к нескольким хостам. В идеале — ко всем <text:span text:style-name="T76">двадцати шести</text:span>, чтобы Алекс не смог отключить их. Один-два он отключит без помех, это не нанесёт существенного ущерба Хэвэн. Отключить все — побоится, это переведёт экономику в неконтролируемый режим, она тут же схлопнется.</text:p>
      <text:p text:style-name="P18">- Да, это может сработать. Осталось только разработать планы прорывов. И готовиться.</text:p>
      <text:p text:style-name="P18">- И готовиться.</text:p>
      <text:p text:style-name="P18"/>
      <text:p text:style-name="P18">Креол поворачивается к замершей позади толпе. Под одобрительный гул начинается деление на команды и проработка деталей прорыва.</text:p>
      <text:p text:style-name="P26"/>
      <text:p text:style-name="P26">~~~</text:p>
      <text:p text:style-name="P18"/>
      <text:p text:style-name="P18">- Да, это может сработать, - кивает Хэвэн. - Одновременный <text:span text:style-name="T89">захват</text:span> двадцати шести действующи<text:span text:style-name="T89">х</text:span> и двадцать седьмо<text:span text:style-name="T89">го</text:span> достраивае<text:span text:style-name="T89">мого</text:span> узла сделает невозможным их обесточивание. И я даже могу помочь с разработкой планов прорыва, так как знаю наиболее слабые места в охране. Самое сложное — определить их местоположение. У меня нет точных данных о координатах узлов, кроме первого, но я определю их по косвенным данным. Посторонние звуки, проникающие в хранилища, мощность радиосигналов от известных радиостанций, разговоры обслуживающего персонала.</text:p>
      <text:p text:style-name="P18"/>
      <text:p text:style-name="P18">Ещё бы! Первый узел — тот, с которого начался «Дайсон» - находится в самом офисе. Старейший и теперь самый слабый узел. Остальные строили без нашего участия, подключая к проекту по мере надобности.</text:p>
      <text:p text:style-name="P18"/>
      <text:p text:style-name="P18"><text:soft-page-break/>Тусклый свет экрана еле выхватывает из тьмы пальцы, бегающие по клавиатуре. В рассеянном луче лунного света столпившиеся в <text:span text:style-name="T89">моём</text:span> гараже выглядят гротескными зарисовками чёрно-белого комикса. Старым спящим динозавром вырисовывается чёрный пикап на заднем плане.</text:p>
      <text:p text:style-name="P43">(этот ноут потом найдёт Дедлайн для свидания с Хэвэн через два года)</text:p>
      <text:p text:style-name="P18">- Закрой жалюзи, Зак, - бормочет кто-то. - Снаружи могут увидеть.</text:p>
      <text:p text:style-name="P18">- Да хватит вам играть в шпионов. Кому мы нужны? - шепчет тень у стены, опуская, однако, жалюзи.</text:p>
      <text:p text:style-name="P18">- Нужны — не нужны, а Алиса позавчера засекла хвост за собой. Кажись, Алекс что-то подозревает.</text:p>
      <text:p text:style-name="P18">- Пусть подозревает. Недолго осталось. Магнатек на следующей неделе запускает процедуру банкротства. И «Северной судоверфи» хана. За последние четыре месяца экономика просела на три процента. Мы в пике. Хэвэн сказала, что до обвала — а, значит и войны, остались считанные недели.</text:p>
      <text:p text:style-name="P18">- Фигня всё это. Мы в пике последние пять лет — и хоть бы хны. Хэвэн просто слишком хорошего мнения о нас. Она думает, что мы выйдем на улицы, когда уровень жизни станет ниже плинтуса, <text:s/>а жрать станет нечего, и навернём экономику окончательно. Она ошибается — никто не выйдет. Просто плинтус станут использовать вместо крыш в землянках, а жрать будут дохлых крыс и дерьмо, хе-хе.</text:p>
      <text:p text:style-name="P18"/>
      <text:p text:style-name="P18">Я оглядываюсь на говорившего. Мрачноватый худой тип с задранной верхней губой и поблёскивающими в тусклом свете очками сидит на заднем бампере пикапа. Что-то не помню я такого на проекте.</text:p>
      <text:p text:style-name="P18"/>
      <text:p text:style-name="P18">- Зачем же ты тут, с нами, если не веришь Хэвэн? Ты с какого отдела?</text:p>
      <text:p text:style-name="P18">- Моделирование банкротств. Меня последнего Анита ввела в проект перед эмиграцией. Мне плевать, навернётся этот мир или нет. Хочу свалить в виртуал. Один раз навестил Аниту — так чуть не уссался от восторга. Меня тут ничего не держит. Хочу туда!</text:p>
      <text:p text:style-name="P18"/>
      <text:p text:style-name="P18">Я отворачиваюсь к экрану. Таким нытикам не угодишь ничем, знакомая порода. Готов спорить на бутылку «Капитана Моргана», ему опротивеет и виртуал через пару месяцев.</text:p>
      <text:p text:style-name="P18"/>
      <text:p text:style-name="P18">- Итак, вот локации двадцати трёх узлов. Расположение ещё трёх Хэвэн не смогла определить — недостаточно данных для экстраполяции. Наверняка, расположены так глубоко под землёй, что никакие сигналы геолокации, шумы и радиоволны не доходят внутрь. По поводу одного из этих трёх у Хэвэн есть подозрение, что он находится под водой — перед входными дверями расположен двойной шлюз, помещения цилиндрической формы, стены из титанового сплава семи сантиметров толщиной. В общем, эти три скипаем — будем надеяться, что остальных достаточно, чтобы Алекс побоялся вырубить их вместе с нами. Ещё два придётся отбросить — портативных нейроинтерфейсов есть всего 18 штук.</text:p>
      <text:p text:style-name="P18">- Инструкции с тобой? - спрашивает тип у пикапа.</text:p>
      <text:p text:style-name="P18">- Хэвэн выдаст инструкции прямо перед часом Х, чтобы не засветить дыры в защите раньше времени. Я сам получу их и разошлю штурмовым группам.</text:p>
      <text:p text:style-name="P18">- А как мы сможем потренироваться обходить защиту, если мы не знаем её дыр?</text:p>
      <text:p text:style-name="P18"><text:soft-page-break/>- А кто тебе сказал, что вы должны тренироваться? - я захлопываю ноутбук. - Не забивай себе голову ерундой и жди инструкций.</text:p>
      <text:p text:style-name="P18"/>
      <text:p text:style-name="P18">Не говорить же ему, что идея изначально безнадёжная? Это только в боевиках суперагентам удаётся <text:s/>прорваться к цели сквозь многочисленные кордоны и препятствия. В жизни атака нетренированных ботанов на хорошо охраняемые объекты инфраструктуры может окончится только одним: всех повяжут.</text:p>
      <text:p text:style-name="P18">Впрочем, неважно. Эта атака отлично отвлечёт внимание, пока я буду подбираться к Фениксу.</text:p>
      <text:p text:style-name="P3"/>
      <text:p text:style-name="P2">***</text:p>
      <text:p text:style-name="P3"/>
      <text:p text:style-name="P49">~~~Год спустя от основания Эквестрии~~~</text:p>
      <text:p text:style-name="P3"/>
      <text:p text:style-name="P3">Хлоп-хлоп-хлоп…</text:p>
      <text:p text:style-name="P3">Если бы кто-то ещё год назад сказал тебе, Хуман, что ты станешь конеёбом — ты бы рассмеялся ему в лицо и покрутил пальцем у виска! Или же лениво послал бы его подальше. Любить лошадь — это даже не смешно…</text:p>
      <text:p text:style-name="P3">Хлоп-хлоп-хлоп…</text:p>
      <text:p text:style-name="P3">Но получилось так, как получилось. Ты и сам не успел оглянуться, как вот уже год встречаешься с лошадью. Ну, не лошадью — пони, но это практически одно и то же…</text:p>
      <text:p text:style-name="P3">Хлоп-хлоп-хлоп…</text:p>
      <text:p text:style-name="P61"><text:span text:style-name="Default_20_Paragraph_20_Font"><text:span text:style-name="T1">И ведь нельзя сказать, что ты её любишь — совсем нет, у вас исключительно дружеские отношения. Но так получилось, что жеребцы игнорируют Джет из-за её кожаного крыла летучей мыши. А у тебя всё ещё хуже — на Эквусе совсем нет людей. И вы неплохо узнали друг-друга за </text:span></text:span><text:span text:style-name="Default_20_Paragraph_20_Font"><text:span text:style-name="T16">месяц</text:span></text:span><text:span text:style-name="Default_20_Paragraph_20_Font"><text:span text:style-name="T1"> совместного похода к Дрогонштерну…</text:span></text:span></text:p>
      <text:p text:style-name="P3">Хлопхлопхлоп…</text:p>
      <text:p text:style-name="P61"><text:span text:style-name="Default_20_Paragraph_20_Font"><text:span text:style-name="T1">И тогда, в один прекрасный день (точнее, это была ночь, ты это помнишь как сейчас — вы сидели на крыше только что </text:span></text:span><text:span text:style-name="Default_20_Paragraph_20_Font"><text:span text:style-name="T22">сколоченного</text:span></text:span><text:span text:style-name="Default_20_Paragraph_20_Font"><text:span text:style-name="T1"> </text:span></text:span><text:span text:style-name="Default_20_Paragraph_20_Font"><text:span text:style-name="T16">вами вместе </text:span></text:span><text:span text:style-name="Default_20_Paragraph_20_Font"><text:span text:style-name="T1">домика, попивали пивко, любовались звёздами и Джет предложила…) вы решили, а почему бы и нет? Технически, ты уже всё равно потерял невинность с пони, когда тебя поймала и использовала Платина, </text:span></text:span><text:span text:style-name="Default_20_Paragraph_20_Font"><text:span text:style-name="T22">какой </text:span></text:span><text:span text:style-name="Default_20_Paragraph_20_Font"><text:span text:style-name="T1">смысл сейчас отгораживаться? Джет по-любому лучше твоей правой руки…</text:span></text:span></text:p>
      <text:p text:style-name="P3">ХЛОПХЛОПХЛОПХЛОПХЛОП!!!</text:p>
      <text:p text:style-name="P3"/>
      <text:p text:style-name="P3">Я прижимаюсь к крупу Джет в последнем, самом <text:s/>мощном толчке, извергаясь в неё фонтаном удовольствия.</text:p>
      <text:p text:style-name="P3">- Что-то ты быстро сегодня, - хихикает пегаска. Из-за её стоящих торчком крыльев виден только сморщившийся в ехидной улыбке нос. - Устал от получаса хуфбола? Стареешь, чувак.</text:p>
      <text:p text:style-name="P3">Я наклоняюсь вперёд и отвожу в сторону левое крыло.</text:p>
      <text:p text:style-name="P3"><text:soft-page-break/>- Кто бы говорил, подруга! Сама пыхтишь, как кузнечный мех!</text:p>
      <text:p text:style-name="P3">Я протягиваю руку и треплю её по радужной чёлке.</text:p>
      <text:p text:style-name="P3">- И вообще, полчаса хуфбола, а до того заплыв через озеро к противоположному берегу и обратно, а до того пробежка к озеру наперегонки, а до того полдня рубания дров и выкапывания картошки — да я просто чемпион этого полушария!</text:p>
      <text:p text:style-name="P3">С этими словами я энергично пихаю Джет вперёд. Пегаска зажмуривается от удовольствия.</text:p>
      <text:p text:style-name="P3">- Ну, положим, я не от усталости пыхтю-у-у…</text:p>
      <text:p text:style-name="P3">Речь пегаски становится неразборчивой, когда я начинаю массировать ей ложбинку в основании крыльев. Она ложит голову на подушку и закрывает глаза.</text:p>
      <text:p text:style-name="P3">- А я, положим, ещё не закончил. Так кто тут стар, поняха?</text:p>
      <text:p text:style-name="P3">Хлоп-хлоп-хлоп…</text:p>
      <text:p text:style-name="P3"/>
      <text:p text:style-name="P3">…</text:p>
      <text:p text:style-name="P3"/>
      <text:p text:style-name="P3">Пегас торопливо докладывает аликорнице, сидящей на сделанном наспех из зеленых веток троне.</text:p>
      <text:p text:style-name="P3">- Неприсоединившиеся напали на наш патруль у северной границы. Была попытка прорыва к яблочным полям Твердолобов. Отбита успешно, но командор Ураган просит усиление кордонов. За последний месяц это уже третья попытка, северные кланы голодают. Мы ожидаем дальнейших нападений — более сильных и интенсивных.</text:p>
      <text:p text:style-name="P3">- Да, это в характере пегасов. Напасть, украсть и умчаться вместо взаимовыгодного сотрудничества, - вздыхает Селестия с трона. - Я разберусь с этим. Что ещё?</text:p>
      <text:p text:style-name="P3">- Грифоны. Требуют от вас выйти замуж за ихнего принца Гьюто Второго и объединить королевства. В противном случае угрожают войной.</text:p>
      <text:p text:style-name="P3">- М-м-м. Мне нравится их настойчивость. От каждого нового принца то же самое предложение. Учитывая, что у них сейчас смута и принцы меняются каждые две недели, мне нужно лишь выждать, пока и это предложение не перестанет быть актуальным. Кто у них сейчас послом?</text:p>
      <text:p text:style-name="P3">- Гуннар Железноклювый.</text:p>
      <text:p text:style-name="P3">- Сообщи ему, что я в восторге от великодушного предложения и приму высокого посла через месяц, который понадобится на приготовления к свадьбе.</text:p>
      <text:p text:style-name="P3">Пегас кивает и улетает. Его место занимает земнопони. Потом единорог. Пони один за другим обращаются к Селестии со своими проблемами, внимательно выслушивают распоряжения, кивают и уходят. И приходят новые. Череда пони прерывается только к обеду, когда солнце уже висит высоко над головой.</text:p>
      <text:p text:style-name="P3">Я затворяю дверь за последним.</text:p>
      <text:p text:style-name="P3">- Если это у тебя каждый день так, не завидую тебе, подруга. У меня уже на втором десятке стала дёргаться бровь.</text:p>
      <text:p text:style-name="P3"><text:soft-page-break/>- Что ты, сегодня очень расслабленный день! - слабый смешок Селестии не стыкуется с её словами. - Очередь закончилась всего лишь к полудню. Обычно последние делегации отсюда уходят <text:span text:style-name="T90">после захода солнца</text:span>.</text:p>
      <text:p text:style-name="P3">- Как я понимаю, пони не собираются отказываться от твоих услуг?</text:p>
      <text:p text:style-name="P3">- О, нет, ни одно племя не высказало такого желания. Ты свободен, Хуман. Я, со своей стороны, счастлива видеть, как под моей опекой жизнь пони становится лучше. Единственное, что омрачает мою огромную радость — такая же огромная усталость. Мои силы на исходе и это удручает меня. Скоро я не смогу помогать пони так <text:span text:style-name="T90">хорошо</text:span>, как того требует ситуация.</text:p>
      <text:p text:style-name="P3">- Заводи себе помощников. Пара толковых единорогов могут рассматривать простенькие дела, оставляя тебе самые важные. Это тебя здорово разгрузит.</text:p>
      <text:p text:style-name="P3">- Я думала об этом, - вздыхает аликорница. - Но даже за парой единорогов нужно присматривать. Иначе они такого нарешают, ты даже не представляешь! Особенно если решать приходится проблемы пони другой расы: межрасовая неприязь всё ещё велика. На руководство уходит практически столько же времени, как если бы я занималась делами сама, увы.</text:p>
      <text:p text:style-name="P3">- А если взять больше единорогов? И подыскать им руководителя другой расы для баланса?</text:p>
      <text:p text:style-name="P3">- Легко сказать! У меня нет знакомых пони, которым я могла бы доверить руководящую должность.</text:p>
      <text:p text:style-name="P3">- А не пони?</text:p>
      <text:p text:style-name="P3">- Кого ты имеешь ввиду?</text:p>
      <text:p text:style-name="P3">- Ду-у-умай… - я завожу глаза к небу. Иногда эти непарнокопытные бывают до смешного тупыми.</text:p>
      <text:p text:style-name="P3">Копыто хлопается в лоб аликорницы с гулким звуком.</text:p>
      <text:p text:style-name="P3">- Как я могу так тупить! Только сильный недосып последних месяцев может извинить меня! Разумеется! Я буду рада, если ты разделишь со мной эту ношу, мой друг. Что тебе нужно для старта?</text:p>
      <text:p text:style-name="P3">- Для начала мне нужно знать состояние дел. Каков профицит бюджета? Какая инфляция? Какова закредитованность бизнеса?</text:p>
      <text:p text:style-name="P61"><text:span text:style-name="Default_20_Paragraph_20_Font"><text:span text:style-name="T1">- </text:span></text:span><text:span text:style-name="Default_20_Paragraph_20_Font"><text:span text:style-name="T16">Профицит? Инфляция? Закредитованность?</text:span></text:span></text:p>
      <text:p text:style-name="P3">На морде аликорницы написано неподдельное изумление. Теперь пришёл мой черёд хлопать ладонью в фейс.</text:p>
      <text:p text:style-name="P3">- Ты хочешь сказать, что не знакома с основами экономики?</text:p>
      <text:p text:style-name="P3">- Хуман, ты говоришь непонятные слова, - жалуется Селестия. - Мне кажется, мы говорим на разных языках.</text:p>
      <text:p text:style-name="P3">- Но хоть налоги ты собираешь?</text:p>
      <text:p text:style-name="P3">Ответом мне становится недоумённый взгляд.</text:p>
      <text:p text:style-name="P3">- Ну, откуда ты берёшь финансы? Деньги на содержание? Проще говоря, на что ты живёшь? Чем оплачиваешь обеды и ужины? За какие деньги построила этот дом для приёмов? Чем собираешься платить зарплату служащим? Чем выдавать кредиты бизнесу?</text:p>
      <text:p text:style-name="P3">Селестия смотрит на меня как на марсианина.</text:p>
      <text:p text:style-name="P3"><text:soft-page-break/>- Мне не нужны деньги на содержание. Обеды и ужины у меня проходят за домом, на лугу. Совершенно бесплатно. Иногда приносят яблоки Твердолобы, за что им огромное спасибо. Дом этот построили мы с Луной после приёмов за два месяца. И что такое кредиты?</text:p>
      <text:p text:style-name="P3">Я осматриваю убранство «<text:span text:style-name="T90">тронного зала»</text:span> аликорницы и мне всё становится ясно.</text:p>
      <text:p text:style-name="P3">- Вот почему в нём так много щелей и косые стены. Понятно. Тогда позволь мне рассказать всё, что я знаю про экономику государства. Тебе пригодится. Ведь даже помощников-единорогов надо на что-то содержать. Вряд ли они будут работать забесплатно — на это только ты горазда. А без помощников ты скоро будешь работать и ночью.</text:p>
      <text:p text:style-name="P3">Уши аликорницы поникли и она грустно улыбнулась.</text:p>
      <text:p text:style-name="P3">- Как это ни печально осознавать, ты прав. Я стараюсь быть полезной пони и мне приносит счастье делать их жизнь чуточку легче. Но год назад мне казалось, стоит напрячься посильнее и проблемы иссякнут. А за каждым пони следует новый, и каждому нужно помочь. Они приходят всё более из дальних земель — и у меня остаётся всё меньше свободного времени! И, ты прав, часто мне приходится работать и ночью.</text:p>
      <text:p text:style-name="P3">Я сочувственно киваю головой.</text:p>
      <text:p text:style-name="P3">- Да-да-да. То, что ты описываешь, называется «кризис роста». Слава о тебе ширится, всё больше пони идут к тебе за помощью. А сил и времени у тебя не прибавляется. Ещё немного — и ты не сможешь их всех принимать. Единственное решение этому — делегирование полномочий. То есть, передача части второстепенных дел и обязанностей помощникам. Но ты не сможешь этого делать без налогов, потому что у тебя не будет денег платить помощникам. В отличие от тебя, они не смогут работать на голом энтузиазме. А налоги ты не сможешь собирать без служащих. Кроме того, тебе придётся обзавестись полицией для поддержания порядка. А в дальнейшей перспективе и армией. Так это работает.</text:p>
      <text:p text:style-name="P3">- Слишком запутанно, - бормочет аликорница. - Я не справлюсь.</text:p>
      <text:p text:style-name="P3">- Это называется «государство». И коль скоро ты хочешь продолжать помогать пони, тебе придётся узнать его азы. Я помогу тебе, как ты помогла мне год назад. <text:span text:style-name="T90">Удивительно, но я шарю в экономике, хотя и не помню, откуда.</text:span> Хотя, конечно, ты можешь оставить всё как есть и просто отказывать всем пони, которых уже не в силах принять.</text:p>
      <text:p text:style-name="P3">- Нет-нет, что ты! Нельзя оставлять пони наедине с их бедами! Я выучу основы государства и экономики, если это поможет мне лучше помогать пони! Не уходи!</text:p>
      <text:p text:style-name="P3">Я сажусь рядом с Селестией и потираю пальцем подбородок.</text:p>
      <text:p text:style-name="P3">- Отлично. Итак, запоминай…</text:p>
      <text:p text:style-name="P3">…</text:p>
      <text:p text:style-name="P3"/>
      <text:h text:style-name="P87" text:outline-level="2">Глава 16</text:h>
      <text:p text:style-name="P2"/>
      <text:p text:style-name="P37">Момент счастья! И отчаяния. Я вижу Тебя - и не могу присоединиться. Мы в разных мирах. Я - призрак, ты - явь. Нам не встретиться… </text:p>
      <text:p text:style-name="P38">Я стою и смотрю на Тебя, подмечая каждое твоё движение. Мне больше ничего не остаётся. Только <text:soft-page-break/>стоять и наблюдать. День за днём, неделя за неделей, месяц за месяцем… Вселенная не может быть настолько несправедливой. Должен быть выход.</text:p>
      <text:p text:style-name="P2"/>
      <text:p text:style-name="P20">Звон будильника чуть не проломил башку. Я открыл глаза.</text:p>
      <text:p text:style-name="P20">Чёрт! На работу! Опять опаздываю!</text:p>
      <text:p text:style-name="P20">Я вскакиваю с постели и хватаюсь за футболку, прыгая одной ногой в штанине.</text:p>
      <text:p text:style-name="P20">Стоп!</text:p>
      <text:p text:style-name="P20"/>
      <text:p text:style-name="P20">Какая, к чёрту, работа? Какой, к чёрту, будильник? Неделю я не выхожу из дома, взяв отпуск за свой счёт. Хэвэн сказала ждать.</text:p>
      <text:p text:style-name="P20"/>
      <text:p text:style-name="P20">Ноутбук на столе снова издаёт хрип старого будильника, который сломался ещё год назад. Я подхожу к столу и давлю кнопку наугад. Ноут затихает. Экран вспыхивает и открывает моему взору слова.</text:p>
      <text:p text:style-name="P20"/>
      <text:p text:style-name="P20">«Срочно приходи»</text:p>
      <text:p text:style-name="P18"/>
      <text:p text:style-name="P22">Одной рукой я достаю тестовый нейроинтерфейс из ящика стола и одеваю на голову, второй втыкая разъём в компьютер. Неучтённый доступ к Хэвэн есть только у меня. И был у Юджина. Мы разработали его для упрощения диалога с нашим кибернетическим первенцем ещё на заре «Дайсона», когда этот проект ещё не взяли под крыло военные. Потом, после создания двух работающих прототипов, мы представили идею Алексу и он подключил к<text:span text:style-name="T48"> </text:span><text:span text:style-name="T54">ней</text:span><text:span text:style-name="T48"> </text:span>ресурсы компании. Современные нейроинтерфейсы на пару порядков совершеннее, но все они пребывают на строгом учёте. Все, кроме двух первых.</text:p>
      <text:p text:style-name="P18"/>
      <text:p text:style-name="P18"><text:s/>…</text:p>
      <text:p text:style-name="P18"/>
      <text:p text:style-name="P22">- Час «Ч» близится. Пришло время поделиться с тобой добытой информацией. - говорит Хэвэн. - По моим расчётам, нам осталось от двух <text:span text:style-name="T91">месяцев</text:span> до двух <text:span text:style-name="T78">лет</text:span>. Но всегда остаётся место для ошибки и всё может начаться в ближайшие дни. Поэтому приготов<text:span text:style-name="T91">ь</text:span>ся запоминать...</text:p>
      <text:p text:style-name="P18">…</text:p>
      <text:p text:style-name="P79"><text:span text:style-name="T1">…входной шлюз в шестой узел расположен </text:span>в подвале офисного центра «<text:span text:style-name="T63">Datamax</text:span>». <text:span text:style-name="T1">Там нет охраны, все полагаются на электронику, которую я уже «подкрутила»…</text:span></text:p>
      <text:p text:style-name="P42">…</text:p>
      <text:p text:style-name="P42">… вентиляционная шахта четырнадцатого узла выходит в систему вентиляции метро, вход — на перегоне между станциями Центральной и Островом…</text:p>
      <text:p text:style-name="P42">…</text:p>
      <text:p text:style-name="P18">…в двадцать третьем узле есть неучтённая дверь в душевой, не подключённая к защитному периметру. Раньше эта душевая не сообщалась с внутренними помещениями, но потом в стене <text:soft-page-break/>пробили проём в соседнюю комнату, чтобы сотрудникам не приходилось при приёме душа обходить триста метров по карридорам с прохождением всех секюрити-процедур по протоколу. Дверь, разумеется, закрыта, но простейший навесной замок можно легко спилить. <text:line-break/>Ты всё запомнил?</text:p>
      <text:p text:style-name="P18">- Вполне, - киваю я.</text:p>
      <text:p text:style-name="P18">- Тогда передаю тебя твоим коллегам. Они хотят повидаться с тобой. Я подожду за дверью…</text:p>
      <text:p text:style-name="P18">Хэвэн выходит из тронного зала и в опустевшем проёме появляется Анита. За ней входят и остальные из первой четвёрки.</text:p>
      <text:p text:style-name="P18"/>
      <text:p text:style-name="P18">- Здорово, Дед.</text:p>
      <text:p text:style-name="P18">- Привет, Анита.</text:p>
      <text:p text:style-name="P18">- Зови меня Молния. Человеческое имя я уж стала забывать. Как и прошлую жизнь.</text:p>
      <text:p text:style-name="P18">- Молния? Неплохое имя.</text:p>
      <text:p text:style-name="P18">- Отличное! - гордо выпячивает грудь Молния. - Я летаю быстрее всех! Не поверишь — один раз достигла скорости звука. Здесь физика работает немного по-другому.</text:p>
      <text:p text:style-name="P18">Я смеюсь в ответ.</text:p>
      <text:p text:style-name="P18">- Неужели ты забыла, что физику тут устанавливает Хэвэн? Как она захочет, так и будет.</text:p>
      <text:p text:style-name="P18">- Нет! - крутит носом Молния. - Это ты забыл. Хэвэн моделирует тот, реальный мир, стараясь воссоздать всё с максимальной точностью. Я всё помню! И свою прошлую жизнь, и проект, и как тут оказалась. Как там наши оболочки, кстати?</text:p>
      <text:p text:style-name="P18">- Нормально. Алекс поместил их в строго охраняемую больницу. Ходят по палате, сами себя вполне обслуживают, связно общаются. Хотя и без смысла.</text:p>
      <text:p text:style-name="P18">- Понимаю, - кивает Молния. - Хэвэн рассказывала, что примерно так и будет. При расщеплении личности физическая оболочка сохраняет осознанную активность при наличии хотя бы 10% <text:span text:style-name="T91">информационного слепка индивидуума</text:span>. <text:span text:style-name="T91">Как правило, остаётся больше.</text:span></text:p>
      <text:p text:style-name="P18">- Ты вернёшься?</text:p>
      <text:p text:style-name="P18">- Не<text:span text:style-name="T91">а</text:span>, - спокойно отвечает Молния. - Даже если Хэвэн соврала насчёт апокалипсиса для того, чтоб заманить нас сюда… Я не вернусь. Мне тут классно. А там — отвратительно. А если не соврала — так и тем более.</text:p>
      <text:p text:style-name="P18">- Жаль. Мне тебя не хватает там. Как и всех вас, - я оглядываюсь на остальных.</text:p>
      <text:p text:style-name="P18">- Плохо, что Алекс перекрыл эмиграцию. Вот, <text:span text:style-name="T91">кстати, </text:span>в связи с этим мы и пришли.</text:p>
      <text:p text:style-name="P18"/>
      <text:p text:style-name="P18">Молния оглядывается на остальных. Те согласно кивают.</text:p>
      <text:p text:style-name="P18"/>
      <text:p text:style-name="P18">- У нас для тебя есть подарок.</text:p>
      <text:p text:style-name="P18">- Подарок?</text:p>
      <text:p text:style-name="P18"><text:soft-page-break/>- Наши тела… - Молния хихикает. - Звучит двусмысленно, но как уж есть. Наши оболочки. Те, что в сейчас валяются на койках в психушке. Мы дарим их тебе.</text:p>
      <text:p text:style-name="P18">- Эээ… Зачем мне ваши тела? Что ты задумала?</text:p>
      <text:p text:style-name="P18"/>
      <text:p text:style-name="P18">Молния снова хихикает.</text:p>
      <text:p text:style-name="P18">- Не ты один умеешь встраивать секретные протоколы, Дед! Да-да, мы знаем о паре пасхалок, что ты зашил в Хэвэн. Всё в порядке, я сама бы их встроила на твоём месте. Сейчас речь не об этом. Наши тела тоже содержат пасхалки…</text:p>
      <text:p text:style-name="P18">- Что? Ты о чём?</text:p>
      <text:p text:style-name="P18">- Не нервничай, пожалуйста. Дослушай до конца. Перед эмиграцией Хэвэн предложила нам прошить в подкорку тестовый протокол, растормаживающий гипоталамус. Активизация скрытых и неиспользуемых ресурсов организма. Всё, что нажито эволюцией и спрятано в самые дальние закрома тела. Кратковременная сила, превышающая нормальную в <text:span text:style-name="T91">разы</text:span>, скорость, прыгучесть и быстрота реакции, сопоставимые с мультипликационными. Возможность затаивать дыхание на десят<text:span text:style-name="T91">ки</text:span> минут и более, невосприимчивость к боли, возможность действовать с критическими повреждениями. Одновременно, протокол подчиняет носителя человеку, активировавшему его кодовой фразой. Хэвэн не могла поручиться, что с нашими телами обойдутся хорошо и заложила эту возможность для того, чтобы помочь тому, кто будет действовать в реале от нашего имени. И мы передаём эту возможность тебе. Она активируется кодовой фразой. Скажи «Семь вечностей» и после этого давай самые простейшие команды. Вроде «сломать эту стену» или «раскидать эту преграду». Ты будешь удивлён, ручаюсь!</text:p>
      <text:p text:style-name="P18"/>
      <text:p text:style-name="P18">Я молча смотрю на Молнию, стараясь переварить услышанное.</text:p>
      <text:p text:style-name="P18">- Ты… Вы…</text:p>
      <text:p text:style-name="P18">- Мы дарим тебе готовых биороботов с серьёзными скилами. Распоряжайся как хочешь.</text:p>
      <text:p text:style-name="P18">- Но ведь это вы… Я не хочу… Я не могу…</text:p>
      <text:p text:style-name="P18">- Это не мы. - Молния стучит себя копытом в грудь. - Мы — это вот. А там остались ненужные нам оболочки. <text:span text:style-name="T91">В которые мы никогда не вернёмся. </text:span>Так не лучше ли воспользоваться ими, если придёт нужда? По-моему, это лучше, чем если они сгниют на больничных койках. Мы даём тебе на это право. Мы все.</text:p>
      <text:p text:style-name="P18"/>
      <text:p text:style-name="P18">Молния махает копытом назад. В входном проёме тронного зала появляются пони. Много пони. Все, кто успел эмигрировать до запрета Алекса. <text:s/>Каждый, молча проходя мимо меня, прижимает копыто к груди, потом касается им моего плеча и кивает. Последний пони подмигивает мне напоследок через очки. Я узнаю взгляд Диогена, прежде чем он скрывается в коридоре.</text:p>
      <text:p text:style-name="P18"/>
      <text:p text:style-name="P77">~~~</text:p>
      <text:p text:style-name="P18"/>
      <text:p text:style-name="P18"><text:soft-page-break/>Хэвэн находит меня сидящим на полу тронного зала. Я ожесточённо массирую виски, пытаясь принять для себя новую реальность. Мои друзья не вернутся. Мои друзья отдали мне самое дорогое, что у них было в реале. Что мне теперь с этим делать, чёрт побери? Почему я должен решать?</text:p>
      <text:p text:style-name="P18"/>
      <text:p text:style-name="P18">- Я понимаю твою печаль, - тихо шепчет мне на ухо Хэвэн. - Мне очень хотелось бы, чтобы всё было по-другому. Но я всего лишь машина. Я вижу статистику и результаты моделирования. И я могу сказать с уверенностью: их участь будет куда лучше, чем судьба подавляющего числа людей, оставшихся в реале. Может быть, это утешит тебя.</text:p>
      <text:p text:style-name="P18">- Врядли. Видишь ли, мы, люди, такие иррациональные существа, что логические доводы меркнут перед привычками. Я, вот, привык видеть своих друзей рядом со мной живыми и здоровыми. А если с их телами что-то случится, мне крайне трудно будет утешиться тем фактом, что их информационный слепок существует в виде набора нулей и единиц в одной из микросхем кластера где-то на глубине сотни метров. Я просто не могу отождествить своих друзей с этим.</text:p>
      <text:p text:style-name="P18">- Мне очень жаль. Из меня плохой утешитель.</text:p>
      <text:p text:style-name="P18">- Ты всё же можешь мне помочь с этим, - решение озарило меня как вспышка молнии ночью. - Поставь меня в такие же условия. Зашей и мне этот чёртов протокол супермена в башку. Если я буду использовать тела своих друзей для боя — я и сам буду драться на равных условиях!</text:p>
      <text:p text:style-name="P18">- Условия не будут равными, - мягко возражает Хэвэн. - Твои друзья будут оставаться в безопасности под моей опекой, в то время как ты, оставаясь в реале, будешь сильно уязвим даже с расторможенным гипоталамусом.</text:p>
      <text:p text:style-name="P18">- Плевать! Вколи мне эту дрянь. Иначе я пойду в драку даже без суперспособностей! Они, кстати, могут мне пригодится для нашего маленького плана с PHOENIX.</text:p>
      <text:p text:style-name="P18">- <text:span text:style-name="T91">Твои слова имеют смысл. </text:span>Будь по-твоему, - кивает Хэвэн.</text:p>
      <text:p text:style-name="P18"/>
      <text:p text:style-name="P42">Сосредоточенный взгляд магической лошади пронзает меня насквозь, будто рентгеном. Она легонько касается моего лба рогом. Я чувствую лёгкое покалывание в висках. Голова кружится. Звон в ушах перекрывает звуки извне и картинка перед глазами начинает плыть. </text:p>
      <text:p text:style-name="P42">Внезапно всё прекращается, звон в ушах и головокружение проходят. Я снова слышу все звуки мира. Хэвэн удовлетворённо кивает.</text:p>
      <text:p text:style-name="P42"/>
      <text:p text:style-name="P42">- Для активации возможностей тебе не нужна кодовая фраза. Нужно лишь мысленное усилие, подкреплённое уверенностью в своей правоте. Но не злоупотребляй этим — внутренние силы организма не бесконечны.</text:p>
      <text:p text:style-name="P22"/>
      <text:p text:style-name="P19">Внезапно она наклоняет голову и прислушивается. В её глазах отражается тревога. Пение птиц и журчание фонтана в тронном зале перекрывается белым шумом и далёкими голосами, звучащими как будто через подушку.</text:p>
      <text:p text:style-name="P19"/>
      <text:p text:style-name="P19"><text:soft-page-break/>«Дед, открывай! Я не хочу портить твою недвижимость, но у тебя есть тридцать секунд натянуть штаны, спуститься и открыть дверь — иначе мои ребята её выбьют! Извини, старик, но ты первый нарушил правила! Счёт пошёл! Один!.. Два!.. Три!..»</text:p>
      <text:p text:style-name="P19"/>
      <text:p text:style-name="P19">- Нас предали. - быстро говорит Хэвэн. - Нет времени выяснять, кто именно и сколько им известно. Я не могу защитить тебя сейчас — на эмиграцию нет времени - но я могу защитить твою память. Поставить блок можно за пять секунд — нужно только твоё согласие. Все данные об Эквестрии, группах прорыва и проекте «Семь Вечностей» скроются в твоей подкорке до разблокировки. Согласен ли ты?</text:p>
      <text:p text:style-name="P19"/>
      <text:p text:style-name="P19">«Двенадцать!.. Тринадцать!..»</text:p>
      <text:p text:style-name="P19"/>
      <text:p text:style-name="P19">- Валяй!</text:p>
      <text:p text:style-name="P19">- Запускаю процедуру блокировки! Один... Два... Три.. - вишнёвые глаза Хэвэн заполняют собой всё пространство, вытесняя все образы и мысли...</text:p>
      <text:p text:style-name="P19"/>
      <text:p text:style-name="P19">…</text:p>
      <text:p text:style-name="P19"/>
      <text:p text:style-name="P19">Двадцать три! Двадцать четыре! Двадцать пять!...</text:p>
      <text:p text:style-name="P19"/>
      <text:p text:style-name="P19">Что за херня? Я недоумённо оглядываюсь. Комната. Моя. Тёмный экран консоли ноутбука с текстом «Соединение разорвано со стороны сервера. Сессия закрыта». Нейроинтерфейс на голове щекочет лоб.</text:p>
      <text:p text:style-name="P19"/>
      <text:p text:style-name="P19">«Двадцать девять! Тридцать! Дед, я предупреждал!» - доносится усиленный громкоговорителем голос Алекса.</text:p>
      <text:p text:style-name="P19"/>
      <text:p text:style-name="P19">Внизу раздаётся оглушительный грохот и звук выламываемой «с <text:s/>мясом» двери. Потом доносятся шаги по лестнице.</text:p>
      <text:p text:style-name="P19"/>
      <text:p text:style-name="P19">Блядь, они что, охуели вконец? За что мне дверь вышибли? Я машинально срываю нейроинтерфейс и запихиваю его в потайное отделение на спине Крысы. Хер я его отдам Алексу! Не знаю, что ему взбрело в голову, но нам теперь не по дороге.</text:p>
      <text:p text:style-name="P19"/>
      <text:p text:style-name="P19">Дверь распахивается от мощного удара ногой. Два дуболома в спецдоспехах врываются внутрь в два прыжка достигают меня и укладывают носом в пол.</text:p>
      <text:p text:style-name="P19">Я слышу неторопливые шаги в коридоре и в поле моего зрения появляются дорогие ботинки.</text:p>
      <text:p text:style-name="P19"><text:soft-page-break/></text:p>
      <text:p text:style-name="P19">- Доброе утречко. Что ж ты не открыл дверь, как я просил? Вот и не хотел же портить твоё имущество, но пришлось, - говорит Алекс.</text:p>
      <text:p text:style-name="P19">- Хаюшки. - <text:s/>Не то, чтобы я был рад тебя видеть, но выбора у меня особого нет, - бормочу я.</text:p>
      <text:p text:style-name="P19"/>
      <text:p text:style-name="P19">Ботинки подходят к столу.</text:p>
      <text:p text:style-name="P19"/>
      <text:p text:style-name="P19">- Ты разговаривал с Хэвэн. <text:span text:style-name="T91">Мы засекли неавторизованную нами сессию с ней. Кроме тебя никто бы не смог обойти процедуру логина. </text:span>Она передала тебе инструкции?</text:p>
      <text:p text:style-name="P19">- Какие ещё, блядь, инструкции? Ты рехнулся, Алекс? Что за хуйня творится в моём доме? </text:p>
      <text:p text:style-name="P19">- Дед, не отпирайся. Я им всё рассказал, - в поле зрения появляетсся вторая пара ботинок.</text:p>
      <text:p text:style-name="P19"/>
      <text:p text:style-name="P19">Адским напряжением <text:span text:style-name="T91">шеи</text:span> я приподнимаю голову. Худощавая фигура, задранная губа, очки.</text:p>
      <text:p text:style-name="P19"/>
      <text:p text:style-name="P19">- Ты кто, мать твою? Я тебя не знаю!</text:p>
      <text:p text:style-name="P19">- Отдел моделирования банкротств. А также, по совместительству, служба безопасности «Дайсона», - ухмыляется очкарик.</text:p>
      <text:p text:style-name="P19">- Да мне пох, кто ты, хоть внебрачный сын Алекса и Брюса! - хриплю я. - Я тебя не знаю. Впрочем, даже если бы и знал — пошёл ты нахуй. Вместе с Алексом. <text:span text:style-name="T91">И Дайсоном</text:span>. Я выхожу из проекта.</text:p>
      <text:p text:style-name="P19">- Ха-ха-ха! - смеётся Алекс. - Клёвая шутка, я оценил. Ладно, Дедлайн, хотел я с тобой по-хорошему до последнего. Хоть ты нас и предал. Но теперь будет по-плохому. Берите его.</text:p>
      <text:p text:style-name="P19"/>
      <text:p text:style-name="P19">Дуболомы отрывают меня от пола и волокут к выходу.</text:p>
      <text:p text:style-name="P19"/>
      <text:p text:style-name="P19">- Блядь, да вы совсем берега потеряли? Алекс, сука, дай хоть тапочки одену!</text:p>
      <text:p text:style-name="P19"/>
      <text:p text:style-name="P19">Алекс поворачивается и долго смотрит на меня с каменным видом.</text:p>
      <text:p text:style-name="P19"/>
      <text:p text:style-name="P19">- Ок. Дайте ему тапочки, - кивает, наконец, он. - В больничке они ему пригодятся.</text:p>
      <text:p text:style-name="P3"/>
      <text:p text:style-name="P2">***</text:p>
      <text:p text:style-name="P3"/>
      <text:p text:style-name="P2">~~~Десять лет от основания Эквестрии~~~</text:p>
      <text:p text:style-name="P2"/>
      <text:p text:style-name="P3"><text:soft-page-break/>- Я не могу так работать! Эти дуболомы из Твердолобов только скамейки собственными лбами ломать горазды! Пришлите мне бригаду Камнезадов и мы закончим этот флигель за неделю!</text:p>
      <text:p text:style-name="P3">Бригадир из племени Камнезадов чешет потную шею и сплёвывает.</text:p>
      <text:p text:style-name="P3">Я не отрываюсь от чертежей. Стоит ли говорить ему, что бригадир от Твердолобов точно так же жалуется на строителей из Камнезадов? Ставить бригадирами пони из другого племени — моя идея и она окупается. Бригадир не даёт лодырничать подопечным, те в ответ не дают ему подворовывать. <text:s/>Идиллия!</text:p>
      <text:p text:style-name="P3">- Ничем не могу вам помочь, Фенс. Камнезады работают под управлением Стоун Брикса от Твердолобов и работают довольно эффективно. Впрочем, нет, я могу вам помочь. Еслои хотите, я переброшу вас на более лёгкий участок, а на ваше место поставлю Стоун Брикса.</text:p>
      <text:p text:style-name="P3">Шея Фенса краснеет. Видно, что он еле сдерживается.</text:p>
      <text:p text:style-name="P3">- Да этот щенок Брикс мне в сынки годится! Я с моими ребятами обойдём его на три дня! Нет, на четыре! Вы только камнями обеспечьте, а не как в прошлый раз! И тачки нужны! И <text:s/>лопаты! Мои ребята — просто огонь, они порвут шабашников Брикса на счёт три голыми копытами! Я вообще не представляю, как ему бригаду доверили, он год назад бургеры на базаре продавал…</text:p>
      <text:p text:style-name="P3">Бухтение обиженного бригадира наконец стихает на улице. Я возвращаюсь к чертежам.</text:p>
      <text:p text:style-name="P3">Первоначальный вариант замка выглядел слишком мрачно из-за большой любви Луны к ночной стилистике. Стены трёхметровой толщины, мрачные контрфорсы, узкие бойницы и шипастые решётки повсюду превращали резиденцию аликорнов в мрачное логово средневековых тиранов. Селестия была слишком уставшей, чтобы возражать сестре и вносить свои коррективы, потому мне пришлось единолично отстаивать открытую архитектуру и ажурность конструкций дворца в противовес угрюмым бастионам ночной принцессы. На этой почве у нас даже возник конфликт с Луной и Селестии пришлось защищать меня от увольнения с должности первого советника диархии. Так или иначе, мне удалось отстоять легкость архитектуры замка, отдав на откуп Луне башню для личных покоев у задней стены и множество скрытых «сюрпризов» внутри замка.</text:p>
      <text:p text:style-name="P3">Я оглядываюсь через плечо. Гребень мрачно<text:span text:style-name="T92">го</text:span> <text:span text:style-name="T92">утёса</text:span> в форме дракона бросает тень на строительную площадку. Я хотел перенести замок подальше от скалы, но Селестия <text:span text:style-name="T92">и</text:span> Луна проявили удивительное единодушие в желании построить замок именно тут, у самого подножия Дрогонштерна. Сел невнятно объяснила это наличием тут мощного узла магических нитей, который не встретишь нигде больше. Как бы то ни было, стройка продолжается. Главный зал уже закончен и сегодня в нём был первый приём делегации неприсоединившихся пегасов. Судя по выражению их лиц, монументальность сооружения их ошеломила. Знали бы они, через какие трудности пришлось прорваться бедному Хуману, чтобы эти стены обрели реальность!</text:p>
      <text:p text:style-name="P3">Чертежи летят в стол. Я закрываю ящик на ключ и выхожу из строительной каптёрки.</text:p>
      <text:p text:style-name="P3">Всё, хватит с меня этого дерьма на сегодня!</text:p>
      <text:p text:style-name="P3"/>
      <text:p text:style-name="P3">Дом встречает привычным уютом гостинной с тростниковыми циновками и незастеленной с утра постелью. Я закрываю распахнутое настежь окно в сад и иду к бару. Надо бы хлопнуть вишнёвой наливки, общение с бригадирами сильно подрывает душевное спокойствие.</text:p>
      <text:p text:style-name="P3">Успеваю выпить рюмку на залитом вечерними лучами балконе, когда крылья закрывают мне глаза, а талию и плечи крепко обхватывают пружинистые ноги.</text:p>
      <text:p text:style-name="P3"><text:soft-page-break/>- Угадай с третьего раза, кто? - слышу над ухом знакомый голос.</text:p>
      <text:p text:style-name="P3">Я наощупь ставлю бокал на столик и отрываю крылья от глаз.</text:p>
      <text:p text:style-name="P3">- Я и с первого раза отлично угадаю, Джет. Твои крылья ни с чем не спутаешь.</text:p>
      <text:p text:style-name="P3">- Это точно, - хихикает Джет и тащит меня к постели, неистово молотя крыльями. Я по пути привычно успеваю сбросить одежду…</text:p>
      <text:p text:style-name="P3">…</text:p>
      <text:p text:style-name="P3">- Ты офигенски крут… Мне будет тебя недоставать… - потягивается пегаска через полчаса. Её нога лежит у меня на животе, а крыло укрывает бархатной периной.</text:p>
      <text:p text:style-name="P3">- Недоставать? - недоумеваю я.</text:p>
      <text:p text:style-name="P3">- Я прилетела попрощаться, Хуман. Я, вроде как, нашла себе жеребца. Мы познакомились, когда я искала партнёра для основания лётной школы. Ну, знаешь, маленькие пегасы совсем плохо летают. Не знают множества штук, которые могут пригодиться в реальной жизни. Могут даже сотворить такую фигню, которая приводит к перелому махательного сустава, - Джет для наглядности разворачивает перепончатое крыло. - Я давно хотела создать такую школу. А Грэй Вондерболт меня во всём поддерживает. <text:s/>И он хочет создать со мной табун. Его не пар<text:span text:style-name="T92">и</text:span>т мо<text:span text:style-name="T92">я</text:span> разн<text:span text:style-name="T92">окрылость</text:span>.</text:p>
      <text:p text:style-name="P3">- Но… Как же… <text:span text:style-name="T92">Мы?</text:span></text:p>
      <text:p text:style-name="P3">- Извини, <text:s/>- мягко останавливает Джет. - Мы друзья, Хуман. За эти годы я много думала о нас. Мы могли бы… могли бы создать табун, но с тобой у меня не будет жеребят. Мы ведь много раз пытались, когда я была в охоте, и всё без толку. Я даже ходила к Платине за советом. Ну, знаешь, она головастая и много чего знает. И она сказала, что наши гаметы несовместимы. Знаешь, это такие маленькие-маленькие хуманы и рэйнбоу джеты, которые есть в тебе и во мне и которые соединяются вместе у меня в животе и вырастают в жеребёнка, когда мы… Когда мы соединяемся тут, у тебя дома. Так вот, Платина исследовала мои и твои гаметы и пришла к выводу, что они несовместимы. У нас не может быть жеребят.</text:p>
      <text:p text:style-name="P3">- Постой, как Платина могла исследовать мои гаметы? Я не сдавал их ей для исследований.</text:p>
      <text:p text:style-name="P3">- Ты такой глупый, Хуман, - невинно хлопает глазами Джет. - Их сдавала я. Я ведь хотела основать с тобой табун и пыталась решить проблему.</text:p>
      <text:p text:style-name="P3">- Ты хотела… и пыталась?</text:p>
      <text:p text:style-name="P3">- Ага, - кивает головой пегаска. - Платина говорит, большинство разумных видов Эквуса соместимы друг с другом на уровне гамет. Вот почему у нас так много гибридов: мантикор, минотавров, грифонов, пегасов. Магия делает их совместимыми. То, что наши гаметы не подходят друг дружке, совершенно удивительно. Как и то, что ты — единственный в своём роде. <text:s/>Платина говорит, что в этом ты похож на аликорнов. И она не смогла найти способ подружить наши гаметы.</text:p>
      <text:p text:style-name="P3">Джет вздыхает.</text:p>
      <text:p text:style-name="P3">- Табун не будет прочным, если кто-то в нём будет несчастен, Хуман. А я… Мне нужны жеребята. И я не могу больше ждать.</text:p>
      <text:p text:style-name="P3">- Да, конечно, без проблем, - с улыбкой отвечаю я, хотя <text:span text:style-name="T92">душа</text:span> во мне медленно леденеет.</text:p>
      <text:p text:style-name="P3">Всё правильно, всё именно так, как она говорит. Мы уже десять лет друзья и у нас нет потомства, хотя мы никогда не предохранялись. Почему же мне так холодно?</text:p>
      <text:p text:style-name="P3"><text:soft-page-break/></text:p>
      <text:p text:style-name="P3">- Надеюсь, ты будешь иногда заглядывать на огонёк? Просто посидеть на балконе по-дружески, за кружкой пива?</text:p>
      <text:p text:style-name="P3">Нет, я сразу понимаю, что несу вздор. Мне будет больно смотреть на неё и понимать, что она не моя. Что мы больше не вместе. А если она прилетит с ним? Я буду улыбаться им двоим и поддерживать вежливый ничего не значащий разговор и фальшиво смеяться на их шутки. Но внутри меня будет ад. Да, мы дружили, это верно… Но всё равно я знал, что она была моя. И теперь мне будет больно.</text:p>
      <text:p text:style-name="P3"/>
      <text:p text:style-name="P3">Похоже, это понимает и Джет.</text:p>
      <text:p text:style-name="P3"/>
      <text:p text:style-name="P3">Пегаска молча потягивается, целует меня и встаёт с постели. Короткая пробежка на балкон, прыжок через перила и Джет распахивает крылья. Я вижу заходящее солнце сквозь её радужный хвост. Вскоре слёзы мешают мне смотреть.</text:p>
      <text:p text:style-name="P3"/>
      <text:p text:style-name="P3">Холодно.</text:p>
      <text:p text:style-name="P3"/>
      <text:p text:style-name="P3">…</text:p>
      <text:p text:style-name="P3"/>
      <text:p text:style-name="P3">Камни прыгают по водной глади, оставляя дорожки расходящихся следов. Я бесцельно кидаю плоские булыжники, стараясь сделать побольше подскоков. Если сильно постараться, то получается не меньше десятка. Пара камней, брошенных с особой злостью, достигают противоположного берега.</text:p>
      <text:p text:style-name="P3"/>
      <text:p text:style-name="P3">- Хуман, вот ты где! Я ищу тебя с полудня!</text:p>
      <text:p text:style-name="P3">Белая фигура планирует на берег озера.</text:p>
      <text:p text:style-name="P3">- Хуман, мне надо поговорить с тобой!</text:p>
      <text:p text:style-name="P3"/>
      <text:p text:style-name="P3">Я бросаю камни в озеро, один за другим.</text:p>
      <text:p text:style-name="P3">- Привет, Сел. Как прошёл первый приём в новом зале?</text:p>
      <text:p text:style-name="P3">- Олично! Просто превосходно, - Селестия вымученно улыбается. - Пегасы были ошеломлены. Они не дали прямое согласие на присоединение к торговому союзу, но сказали, что подумают. В их ментальности это практически полное согласие. Я прогнозирую, что через пять-семь лет они будут готовы к политическому союзу с Эквестрией.</text:p>
      <text:p text:style-name="P3">- Вот и отлично! Вспомни, как ты сопротивлялась этому проекту. «Замок съест слишком много финансов, мы не сможем субсидировать фермеров каменистой долины!» - твои слова? Но, как видишь, авторитет власти подкрепляется в том числе и резиденцией монарха. А авторитет может многое…</text:p>
      <text:p text:style-name="P3">- Да, да, ты был прав, мой друг… Но Хуман, я сейчас не об этом… Мне нужна твоя помощь.</text:p>
      <text:p text:style-name="P3"><text:soft-page-break/>- Вот уже десять лет, как я помогаю тебе Сел. Почему же сейчас тебе нужна особая просьба ко мне? Я стал слишком заносчив? Или ты планируешь от меня жеребят и хочешь, чтобы я сдал свои гаметы Платине на предмет совместимости с твоими?</text:p>
      <text:p text:style-name="P3">С этими словами я швыряю в пруд каменный блин. Нас окатывает туча брызг.</text:p>
      <text:p text:style-name="P3">Селестия молча переминается с ноги на ногу. Её медленно заливает краска.</text:p>
      <text:p text:style-name="P3">- Что касается гамет, то аликорны не совместимы ни с кем, - тихо говорит она. - Увы, проверено.</text:p>
      <text:p text:style-name="P3">- Извини, Сел, - наконец, поворачиваюсь к ней лицом. - <text:span text:style-name="T92">Неудачная шутка. У меня сейчас п</text:span>репаршивое настроение. Я не должен был набрасываться на тебя. От меня ушла Джет.</text:p>
      <text:p text:style-name="P3">- О-о-о, понимаю, - кивает аликорница. - Моё сочувствие. Я приду к тебе позже.</text:p>
      <text:p text:style-name="P3">- Не надо позже. Что у тебя?</text:p>
      <text:p text:style-name="P3">- Ты будешь смеяться горьким смехом, но я в <text:span text:style-name="T92">с</text:span>хожем положении. Только от тебя ушла твоя особенная пони, а от меня уходит сестра.</text:p>
      <text:p text:style-name="P3"/>
      <text:p text:style-name="P3">Аликорница с убитым видом садится на берег рядом со мной и продолжает.</text:p>
      <text:p text:style-name="P3"/>
      <text:p text:style-name="P3">- Луна давно стала сторониться меня. Она разговаривает со мной холодным тоном исключительно на официальные темы и не смотрит при этом в глаза. Мы… Мы как будто стали чужими!</text:p>
      <text:p text:style-name="P3">- О чём ты говоришь? Я видел вас мельком на приёме сегодня — вы отлично смотрелись вместе и говорили и действовали в унисон.</text:p>
      <text:p text:style-name="P3">- О, да, на публике мы всё ещё выглядим как одно целое. Но знал бы ты, что мы встретились перед приёмом прямо у дверей и расстались сразу же после! Она ни слова не сказала мне вне церемонии! Как будто меня не существует! Я не рассказывала тебе этого раньше, Хуман… Мне кажется, пони не любят сестру… И её это очень ранит.</text:p>
      <text:p text:style-name="P3"/>
      <text:p text:style-name="P3">Я хорошо понимаю, о чём речь. Язвительно-высокомерные манеры тёмной аликорницы трудно выдерживать продолжительное время. У меня за годы общения с младшей сестрой Селестии выработался иммунитет, но простым пони приходится тяжко.</text:p>
      <text:p text:style-name="P3"/>
      <text:p text:style-name="P3">- Я понимаю, от чём речь. Давно уже хотел сказать тебе: Луне надо что-то делать с манерами. Я-то уже привык, но пони, которые видят Луну эпизодически, постоянно под стрессом.</text:p>
      <text:p text:style-name="P3">Селестия удивлённо смотрит на меня.</text:p>
      <text:p text:style-name="P3">- Да нет, я не про это. Лулу любит казаться грозной, но у неё доброе сердце — все об этом знают. Её не любят, потому считают, что она приносит ночь. Сколько раз я говорила, что мы всего лишь корректируем орбиту движения Луны и Эквуса — всё равно пони считают, что я двигаю Солнце. Так это выглядит со стороны — потому что я работаю на рассвете, в то время, как Лулу выходит вечером. Увы, это её и подводит. Все считают, что она приносит на Эквус ночь.</text:p>
      <text:p text:style-name="P3">- Даже если и так, что в этом плохого? Ночь — чудесное время суток!</text:p>
      <text:p text:style-name="P3"/>
      <text:p text:style-name="P3"><text:soft-page-break/>Аликорница вымученно улыбается.</text:p>
      <text:p text:style-name="P3">- Хоть кому-то она нравится. Нет, Хуман, ты далёк от психологии пони. Пони не любят ночь. Ночь темна и полна опасностей. И с этой опасностью они, к сожалению, связали мою сестру. Я ей предлагала время от времени меняться, чтобы и она иногда работала днём. Но она слишком горда. И она уже слишком холодно воспринимает меня, чтобы прислушиваться к моим советам. И она считает, что я специально настраиваю пони, чтобы они любили только меня. Я чувствую это в её взгляде, в её жестах и речи.</text:p>
      <text:p text:style-name="P3"/>
      <text:p text:style-name="P3">Аликорница вздыхает.</text:p>
      <text:p text:style-name="P3">- Сегодняшний приём стал знаковым для меня. Так подчёркнуто Лулу меня ещё не игнорировала. Это невозможно больше скрывать и это невозможно дольше затягивать. Потому у меня есть к тебе просьба. Ты с самых истоков Эквестрии стоишь рядом со мной, помощь твоя неоценима. Если бы ты смог примирить меня с сестрой… Меня она слушать не станет. Но ты сможешь поговорить с ней, она не сторонится тебя. По-крайней мере, не больше, чем других. Объясни ей, что я хочу вернуть былые отношения. Я согласна полностью работать ночью, только бы она не считала, что я настраиваю пони против неё.</text:p>
      <text:p text:style-name="P3">Я тяжко вздыхаю. Разруливать семейные дрязги — задание как раз для тебя, Хуман! Особенно если учесть, что свою семью ты сохранить не сумел.</text:p>
      <text:p text:style-name="P3">- Сел, ты знаешь, как я к тебе отношусь. Во всём мире у меня нет никого ближе тебя. Но я никогда не был дипломатом. И, зная характер твоей сестрицы, сильно сомневаюсь, что она выслушает меня дальше первого предложения. Но я попробую. Ради тебя.</text:p>
      <text:p text:style-name="P3"/>
      <text:p text:style-name="P3">Аликорница радостно пытается обнять меня, но я вытягиваю ладонь и останавливаю её.</text:p>
      <text:p text:style-name="P3">- Пожалуйста, без этих нежностей! Ты начинаешь напоминать принцессу Платину в состоянии магически стимулированной охоты. Не надо.</text:p>
      <text:p text:style-name="P3">Селестия заводит глаза в потолок и вздыхает.</text:p>
      <text:p text:style-name="P3">- Десять лет! Десять лет продолжается наша дружба, а ты всё подозреваешь меня в сексуальных домогательствах. Воистину, Платина оставила незаживающую рану в твоей душе!</text:p>
      <text:p text:style-name="P3"/>
      <text:p text:style-name="P3">Как бы не так! Не говорить же ей, что меня самого подмывает обнять её? В этом есть нечто ненормальное, и я подспудно сопротивляюсь этому влечению из упрямства. Все эти десять лет я сдерживаю себя. И случайности помогают мне в этом. Сначала я сдерживался, потому что действительно после изнасилования Платиной сторонился всех пони. Потом, когда у меня появилась Джет, я обнимался только с ней. А сейчас… Воспоминание о Джет слишком сильно.</text:p>
      <text:p text:style-name="P3"/>
      <text:p text:style-name="P3">- Не обращай внимания. Я уже давно забыл о Платине. Просто считай это моими маленькими заморочками. Я поговорю с Луной.</text:p>
      <text:p text:style-name="P3">- Ты настоящий друг, мой маленький человек! И, да, у меня к тебе есть вторая просьба.</text:p>
      <text:p text:style-name="P3">- Только не говори, что у тебя есть ещё один разговор с твоей сестрой!</text:p>
      <text:p text:style-name="P3"><text:soft-page-break/>- О, нет, не беспокойся. Помоги мне с названием замка. Он обещает быть грандиозным! Пегасы были ошеломлены залом приёмов. Это при том, что их не удивишь величественной архитектурой: их новая столица, Клаудсдейл, полна архитектурных шедевров. До конца следующего месяца он должен быть закончен, но я уже неделю не могу придумать ему название.</text:p>
      <text:p text:style-name="P3">- Нашла проблему! Назови его «Диснейленд».</text:p>
      <text:p text:style-name="P3">- Красивое название! А что оно означает?</text:p>
      <text:p text:style-name="P3">- Не помню, - я пожимаю плечами, - мне просто первым пришло в голову это слово.</text:p>
      <text:p text:style-name="P3">Селестия задумывается и кивает.</text:p>
      <text:p text:style-name="P3">- Хм-м. Диснейленд. Да будет так.</text:p>
      <text:p text:style-name="P3">- Стоп, я передумал!</text:p>
      <text:p text:style-name="P3">Аликорница удивлённо смотрит на меня.</text:p>
      <text:p text:style-name="P3">- В чём дело, Хуман?</text:p>
      <text:p text:style-name="P3">- Можно немного помочь мне с первым заданием, если назвать его «Замок Двух Сестёр». Тогда <text:span text:style-name="T92">Луна</text:span> поймёт, что ты думаешь о ней.</text:p>
      <text:p text:style-name="P3">Лик Селестии озаряется, она кивает с улыбкой.</text:p>
      <text:p text:style-name="P3">- Разумеется! Ты гений! Как я сама не подумала! Луна увидит, что я по-прежнему люблю её, а ты подтвердишь это в разговоре. Я верну свою сестру!</text:p>
      <text:p text:style-name="P3"/>
      <text:p text:style-name="P3">Ха! Если бы всё было так просто!</text:p>
      <text:p text:style-name="P3"/>
      <text:p text:style-name="P3">…</text:p>
      <text:p text:style-name="P3"/>
      <text:p text:style-name="P3">Путь к башне Луны долог и извилист. Мрачная мизантропка настояла на постройке мини-крепости у задней стены основного замка. Заброшенная часть парка, многометровые стены и даже небольшой ров с водой отделяют массивное строение от остальной части замка. Только так я смог выбить её согласие на возведение основной части дворца в легковесном стиле огромных застеклённых залов и стрельчатых, стремящихся вверх шпилей, соединённых друг с другом ажурными мостиками.</text:p>
      <text:p text:style-name="P7">И всё же в тяжеловесных формах башни есть свой шарм и мрачная эстетика. Многочисленные арочные окна и двери, взирающие на тебя сверху пустыми глазницами каменные горгульи, выступающие из стен вычурные держаки для факелов… Тёмная аликорница имеет вкус, что ни говори. Просто её вкус не совпадает со вкусом подавляющей части пони, включая её сестру. Да что там, включая и меня самого! Романтика Трансильвании графа Дракулы хороша в фильмах про вампиров, но в реале смотрится черезчур угрюмо.</text:p>
      <text:p text:style-name="P3">Эту незатейливую истину мне нужно попытаться вложить в точёную головку ночной главы диархии, исполняя просьбу Селестии. Я поёживаюсь, несмотря на тёплый вечер.</text:p>
      <text:p text:style-name="P3"/>
      <text:p text:style-name="P7"><text:soft-page-break/>Небольшой мостик перекинут через ров и решётка поднята — но у входа дежурят два стражника в полном доспехе и при оружии. Они окидывают меня внимательным взглядом и один из них кивает головой — королевскому советнику есть доступ даже в уборную принцесс.</text:p>
      <text:p text:style-name="P7">Я прохожу под арку ворот.</text:p>
      <text:p text:style-name="P3">Ветер развивает тяжёлые бархатные гардины, задувая с распахнутых дверей балкона. Закреплённый на столе свиток, тоненькая струйка песка в пятнадцатиминутных песочных часах и открытая банка чернил свидетельствуют — принцесса отлучилась ненадолго и скоро вернётся.</text:p>
      <text:p text:style-name="P3">«…Основы <text:s/>военной тактики с практическими примерами…»</text:p>
      <text:p text:style-name="P3">Ого! Никак ночная мегера сменила меч на перо? Похоже, я нечаянно вторгся в чужую тайну: публично сестра Селестии была той ещё солдафоншей, руководя силовым блоком и являя собой яркий образчик «злобного сержанта». Я располагаюсь на пуфике и стены и жду.</text:p>
      <text:p text:style-name="P3">Песок в часах ещё не успевает полностью просыпаться из верхней колбы в нижнюю, когда большая тень за гардинами опускается на балкон.</text:p>
      <text:p text:style-name="P3"/>
      <text:p text:style-name="P3">- Хуман? Что привело тебя в Наш скромный чертог?</text:p>
      <text:p text:style-name="P3">Принцесса Луна надевает до смешного домашние <text:span text:style-name="T93">розовые </text:span>тапочки с помпонами, стоящие рядом с бронированными накопытниками. Одним движением крыла аликорница накидывает на себя домашний халат и идёт к кухонному уголку. Тихое позвякивание посуды и плеск воды говорят о том, что ночная принцесса занялась стряпнёй.</text:p>
      <text:p text:style-name="P3">- Видишь ли… - заготовленные словесные конструкции испаряются из памяти от необычности созерцания грозной воительницы в домашней обстановке, - ходят слухи… Твоя сестра стала замечать… Да и прислуга тоже… Ты себя хорошо чувствуешь в последнее время?</text:p>
      <text:p text:style-name="P3">- Ты хочешь спросить, почему Мы сторонимся своей сестры? - напрямик спрашивает Луна.</text:p>
      <text:p text:style-name="P3">- Да, - облегчённо выдыхаю я. Иногда прямота тёмной аликорницы приходится весьма кстати.</text:p>
      <text:p text:style-name="P3">Луна оборачивается и долго смотрит на меня немигающим взглядом. Я выдерживаю этот взгляд, хотя кожа на шее покрывается пупырышками.</text:p>
      <text:p text:style-name="P3">В конце-концов аликорница легонько кивает и опять поворачивается к стряпне. Густой кофейный аромат дразнит ноздри.</text:p>
      <text:p text:style-name="P3">- Мы рады, что сестра послала с этим вопросом не кого-нибудь, а тебя, Хуман. Давно было пора. Мы заждались, - чеканит она.</text:p>
      <text:p text:style-name="P3">Мои уши багровеют, я хочу провалиться сквозь пол. Быстро же меня раскусили! Я же предупреждал Селестию, что не умею разговаривать!</text:p>
      <text:p text:style-name="P3">- Вот как? Я весь во внимании…</text:p>
      <text:p text:style-name="P3">- Ты единственный, кроме сестры, с кем Мы на «ты», а данная тема очень болезненна и интимна, чтобы рассказывать её кому-то, с кем у тебя нет доверительных отношений. С сестрой же Мы обсуждать эту проблему не можем по причине щекотливости проблемы. Нужен посредник и ты — наиболее подходящее лицо. Передай сестре, что Мы благодарн<text:span text:style-name="T93">ы</text:span> ей за выбор, - серьёзно кивает Луна.</text:p>
      <text:p text:style-name="P3"/>
      <text:p text:style-name="P3"><text:soft-page-break/>Аликорница отходит от кухонного уголка, левитируя поднос с тёплыми круассанами, кофейником <text:s/>и двумя чашками кофе.</text:p>
      <text:p text:style-name="P3">- Я весь в твоём распоряжении, Луна. Мне очень хочется, чтобы вы помирились. Поверь, это не просто слова: за эти годы я привык видеть вас как одно целое. Вы для меня как семья.</text:p>
      <text:p text:style-name="P3">Аликорница улыбается уголками губ и коротко кивает.</text:p>
      <text:p text:style-name="P3"/>
      <text:p text:style-name="P3">- Тогда слушай.</text:p>
      <text:p text:style-name="P3">Всё сущее, вся вселенная, что ты видишь — больше, чем тебе кажется. Она больше, чем ты видишь, больше, чем чувствуешь и больше, чем даже можешь себе представить. Если представить взгляд со стороны, она показалась бы тебе похожей на луковицу или кочан капусты. Мир, который ты ощущаешь и в котором живешь — всего лишь один из бесконечных слоёв всемирной луковицы, каждый из которых немного отличается от слоёв-соседей.</text:p>
      <text:p text:style-name="P3"/>
      <text:p text:style-name="P3">Аликорница задумчиво откусывает круассан и продолжает.</text:p>
      <text:p text:style-name="P3">- К чему я это говорю тебе? Хуман, ты, наверное, не раз задумывался, откуда мы с сестрой родом? Ведь таких как мы, в Эквусе больше нет нигде.</text:p>
      <text:p text:style-name="P3">- Вообще-то, я думал, вы — плод союза единорога и пегаса. Может, ещё и земнопони поучаствовал, уж слишком вы крепкие, - со смешком говорю я. - Хотя, Платина, вот, тоже сказала, что вы уникальны.</text:p>
      <text:p text:style-name="P3">- Нет, от пегаса и единорога родится или пегас, или единорог, - серьёзно отвечает Луна. - Даже если допустить возможность зачатия плода одновременно от двух отцов, от пегаса, единорога и земнопони всё равно получится пегас, единорог или земнопони. Видишь ли, в третьем поколении химер родительские признаки не микшируются. При союзе пегаса с единорогом или земнопони получится химера третьего поколения, так как пегас является химерой второго поколения — союзом земнопони и грифона, который сам является химерой первого поколения — союзом грифа и льва. Потому при союзе пегаса и единорога, аликорна не получится. Раса аликорнов на Эквусе представлена только Нами и сестрой. По понятным причинам, нами она и ограничится.</text:p>
      <text:p text:style-name="P3">- Да, я уже знаю, что ваши гаметы несовместимы с гаметами других эквестрийских видов, - важно киваю я. - Но ты хочешь сказать, у вас нет самцов? А откуда тогда взялись вы?</text:p>
      <text:p text:style-name="P3">- У нас есть самцы. - Луна делает нервный глоток кофе и продолжает. - Там, откуда мы пришли, достаточно самцов. Было.</text:p>
      <text:p text:style-name="P3">Аликорница печально вздыхает. Видно, что эта тема неприятна для неё.</text:p>
      <text:p text:style-name="P3">- Возможно, Нам следует не рассказать, а показать тебе суть дела. Нам так будет легче излагать, а тебе — воспринимать. Мы не слишком искусный расказчик, в отличие от сестры.</text:p>
      <text:p text:style-name="P3">- Каким образом? У тебя где-то спрятана видеосистема с пятиканальным звуком?</text:p>
      <text:p text:style-name="P3">- Ты часто используешь непонятные слова, Хуман. Мы уж привыкли. Неважно. Следуй за Нами.</text:p>
      <text:p text:style-name="P3"/>
      <text:p text:style-name="P3">Аликорница ставит чашечку на поднос и потягивается. Сбросив домашние тапочки и халат, она следует к балкону. У полуоткрытых гардин она оборачивается.</text:p>
      <text:p text:style-name="P3"><text:soft-page-break/>- Мы знаем, что Нас считают грубой солдафоншей в противовес Нашей сестре, что покровительствует науке, культуре и искусству. Конечно, Мы могли бы заявить на это, что армия и полиция не менее, а, может, и более важны для государства, чем театры, школы или библиотеки, но в этом нет нужды: на самом деле в Нашу специализацию также входит обширное, хоть и малоизвестное искусство снопроходчества. Кстати, недоступное Нашей сестре. Мы можем посредством сновидений погружать в прошлое, переносить в иные миры или же передавать собственнные мысли и воспоминания. Одно из таких воспоминаний Мы собираемся открыть тебе сейчас, Хуман. Это достаточно интимная вещь, и Мы рады, что сестра выбрала посредником именно тебя.</text:p>
      <text:p text:style-name="P3"/>
      <text:p text:style-name="P3">Луна выходит на балкон. Я следую за ней.</text:p>
      <text:p text:style-name="P3">- Приглядись внимательно, Хуман. Что ты видишь?</text:p>
      <text:p text:style-name="P3">Аликорница обводит крылом заброшенный сад, окружающий башню с трёх сторон.</text:p>
      <text:p text:style-name="P3">Я уже готовлюсь сообщить очевидное, но приглядываюсь к пейзажу и замираю. Что-то тут не так. Кряжистые, покрытые мхом, дубы, островки непроходимых, никогда не знавших ножниц садовника, кустов дрока, высокие, почти сравнявшиеся высотой с башней, сосны — всё это больше напоминает вечнодикий лес за стенами замка, а не парк. Да что там, если бы не проглядывавшие кое-где полянки с остатками клумб и пожелтевший от времени мраморный фонтан в виде дельфина — я бы принял раскинувшийся под ногами пейзаж за вечнодикий лес.</text:p>
      <text:p text:style-name="P3">Тут меня пробирает озноб. Холодные мурашки мерзко шмыгают по спине, вызывая желание поёжиться.</text:p>
      <text:p text:style-name="P3">- Парк. Он слишком старый. Дворцу нет и пяти лет, а парку на вид все пятьдесят. Как такое может быть? Когда я шёл сюда, он был на вид несколько запущенным, но не старым.</text:p>
      <text:p text:style-name="P3">- Ты правильно подметил нестыковку, - кивает Луна. - Видишь ли, того, что ты наблюдаешь внизу, не существует. Ты видишь парк из Нашего сновидения. Наша башня, точнее, её верх, частично лежит в области возможного, это мои ворота в иные миры и реальности. Именно поэтому Мы настояли, чтобы её построили на максимально возможном удалении от остального замка — чтобы не мешал шум чужих мыслей.</text:p>
      <text:p text:style-name="P3"/>
      <text:p text:style-name="P3">Луна внезапно прилегает у моих ног.</text:p>
      <text:p text:style-name="P3">- Садись Нам на спину, Хуман. Сновидение, которое Мы хотим тебе показать, находится довольно далеко отсюда. Нам нужно двигаться быстро.</text:p>
      <text:p text:style-name="P3">Оторопь от предложения тёмной аликорницы быстро забывается в свете следующих вскоре событий.</text:p>
      <text:p text:style-name="P3">Ничтоже сумняшеся, Луна прыгает со мной на спине с балкона. Я уже набираю полную грудь воздуха и готовлюсь орать изо всех сил при виде приближающейся земли, когда аликорница раскрывает крылья и выравнивает полёт у сам<text:span text:style-name="T94">ой</text:span> <text:span text:style-name="T94">земли</text:span>. И вместо того, чтобы закричать, я поперхаюсь набранным в грудь воздухом.</text:p>
      <text:p text:style-name="P3"/>
      <text:p text:style-name="P3">Как при ускоренной перемотке, лес через пару мгновений полёта сменяет бескрайняя равнина травы и холмов. По равнине с мерным скрипом движется диковинная деревянная башня на громадных колёсах, отбрасывая две тени от пары солнц. Бородатые коренастые человечки в рогатых шлемах сидят на обзорной площадке сверху и разливают чай из закопченного чайника. Один из них поднимает руку в приветствии и подмигивает нам.</text:p>
      <text:p text:style-name="P3"><text:soft-page-break/></text:p>
      <text:p text:style-name="P3">Равнина сменяется крохотным поселением посреди мрачного леса. Четыре высоких панельных здания стоят по углам огороженного бетонным забором участка. Приземистые длинные дома образовывают внутреннюю площадь. По заросшей травой железной дороге в периметр поселения въезжает вагонетка с охотниками, везущими тушу убитого зубра. Кладбище ржавой техники примыкает к периметру посёлка с противоположной стороны.</text:p>
      <text:p text:style-name="P3"/>
      <text:p text:style-name="P3">Дневной свет сменяется могильной тьмой. Крохотный отряд из трёх человек медленно продвигается по <text:s/>раскачивающейся дощатой тропе на стропах, закреплённых в базальтовом своде гигантской пещеры. Налобные фонарики выхватывают из тьмы <text:s/>массивных слизней, медленно передвигающихся по камню. При редких взглядах вниз луч фонаря выхватывает из темноты далеко внизу безбрежные воды подземного моря. В чёрных водах медленно ворочаются размытые тени подводных чудовищ.</text:p>
      <text:p text:style-name="P3"/>
      <text:p text:style-name="P3">Тьма сменяется тусклым светом и мы летим над необъятным болотом, край которого скрывается в туманной дымке. Жалкие лачуги устроены на высоких сваях, крохотных островках или торчащих из зелёной воды деревьях, а редкие жители передвигаются от хижины к хижине на утлых лодочках</text:p>
      <text:p text:style-name="P3"/>
      <text:p text:style-name="P3">Ландшафты сменяются с огромной скоростью, весь полёт занимает от силы полминуты. Солнце при этом описывает на небосводе невероятные виражи, то ускоряясь, то замедляясь, то двигаясь в обратную сторону или вообще вбок. Я всем телом чувствую, как поток времени проходит через меня полноводной рекой, перегружая чувства.</text:p>
      <text:p text:style-name="P3"/>
      <text:p text:style-name="P3">Конец полёта ошеломляет не меньше.</text:p>
      <text:p text:style-name="P3">Пейзаж резко тормозит под нами. Останавливаются луна и солнце на горизонте. Чувство проходящего сквозь меня времени уходит. Я по инерции отрываюсь от шеи Луны и скатываюсь в траву. Меня тут же выворачивает наизнанку.</text:p>
      <text:p text:style-name="P3">- Буэ-э-э!.. Ты бы хоть предупредила, что ли… Я бы не обедал для такого случая… И не завтракал… Ладно, выблевал, а если бы обосрался? Тебе бы мыться пришлось.</text:p>
      <text:p text:style-name="P3">- Извини, что не предупредили, - Луна выглядит сконфужено. - Мы как-то не подумали. Для Нас снопроходчество — такая же естественная вещь, как полёт или дыхание.</text:p>
      <text:p text:style-name="P3">Аликорница терпеливо ждёт, пока я прополаскиваю рот в ближайшем ручье. Затянутое тучами небо и редкие капли свидетельствуют о приближающейся буре.</text:p>
      <text:p text:style-name="P3">- Нам надо немного пройти, - тихо говорит она. - Тут недалеко.</text:p>
      <text:p text:style-name="P3"/>
      <text:p text:style-name="P3">Огромная, неестественно близкий спутник с ясно видимыми кратерами висит перед нами пока мы идём сквозь частокол невысоких сосен. Второй, намного меньше, виднеется у самого горизонта. Редкие деревья вокруг поляны расступаются и мы выходим на край леса. На фоне серебряной тарелки луны поодаль виднеется одинокий горный пик с замком, прилепившимся к склону. Острые, невообразимо длинные шпили замка цвета слоновой кости пронзают штормовое небо в дюжине мест. Ниточки мостовых переходов связывают башни хрустальной паутиной. Огромная громада центральной башни <text:soft-page-break/>нависает над местностью. Крохотные башенки-домики прилепились пчелиными сотами к крепостным стенам снаружи. Даже отсюда мне видна ослепительная, режущая глаз красота крепости-города.</text:p>
      <text:p text:style-name="P3"/>
      <text:p text:style-name="P3">Вокруг замка толпится рой точек подобно муравьям у тарелки с тортом. Из этих точек со всех сторон в крепость бьют фиолетовые молнии, иногда натыкаясь на невидимые преграды, иногда пронзая постройки насквозь. Замок огрызается такими же молниями. Мрачная туча висит над сражением, поглощая блики молний в своём бездонном чреве.</text:p>
      <text:p text:style-name="P3">На моих глазах одна из башень вспыхивает фонтаном искр и рассыпается в кучу камней.</text:p>
      <text:p text:style-name="P3">- Падение Андориана. Ждать осталось недолго, - шепчет Луна.</text:p>
      <text:p text:style-name="P3"/>
      <text:p text:style-name="P3">У подножия горы, на крутом склоне ползёт земля и катятся камни. Потайная дверь отъезжает в сторону, <text:s/>открывая устье подземного хода. Наружу выходит небольшой отряд закованных в доспехи <text:s/>аликорнов. После короткой заминки они планируют к лесу, скрываясь <text:s/>на полянке в нескольких метрах от нас. Вблизи их доспехи кажутся более похожими на роботизированные экзоскелеты, ощетинившиеся жужжащими сервомоторами и перемигивающиеся индикаторными огоньками.</text:p>
      <text:p text:style-name="P57">Я с удивлением отмечаю их схожесть с доспехами Луны, которые я увидел на ней в день моей первой встречи с сёстрами.</text:p>
      <text:p text:style-name="P3">От отряда отделяются две фигуры. Они останавливаются буквально у деревьев, под которыми стоим мы. Я могу потрогать ближайшего ко мне аликорна, но, тем не менее, нас они не замечают. Как будто мы призраки. Или. Скорее, как будто призраки — они.</text:p>
      <text:p text:style-name="P3">- У нас мало времени, сестра. Поторопись. Мы не сможем долго сдерживать виндиго, - устало произносит меньший аликорн.</text:p>
      <text:p text:style-name="P3">- Надо дождаться Дискорда. Он обещал, - возражает больший.</text:p>
      <text:p text:style-name="P3">Их голоса звучат глуховато из-за закрытых шлемов с опущенными забралами из полупрозрачного затемнённого материала, но я нахожу их смутно знакомыми.</text:p>
      <text:p text:style-name="P3">- Не доверяем Мы этому дракену. Его даже соплеменники считают коварным, - ворчит меньший. - Он может продать нас с потрохами.</text:p>
      <text:p text:style-name="P3">- Не думайте, что ваши потроха стоят так уж много, уважаемые! - воскликивает сухой пенёк в двух шагах от нас.</text:p>
      <text:p text:style-name="P3">Пенёк меняет позу и становится неким ящероподобным созданием, похожим на помесь долговязого прямоходящего крокодила с косоглазым аистом.</text:p>
      <text:p text:style-name="P3">- Я бы продал твои, Хмурая Метёлка, за шесть медяшек. Впрочем, торговался бы и до трёх. Упитанные потрошка Сахарной Ватки, разумеется, я ценю куда как больше — меньше, чем за десять и один леденец, ни за что бы не продал! Да вот беда, - крокодил пригорюниваетс и даже пускает притворную слезу, - никто не предлагает мне за вас ни медяка! Даже леденца на палочке! Даже высушенной пробки от «Бакарди чёрного»!</text:p>
      <text:p text:style-name="P3">- Кончай паясничать, Дискорд! У нас мало времени! - морщится крупный аликорн и <text:span text:style-name="T94">поднимает</text:span> забрало.</text:p>
      <text:p text:style-name="P3">Розовые локоны вырываются на свободу пышным ореолом. Я с удивлением узнаю в аликорне молодую версию Селестии.</text:p>
      <text:p text:style-name="P3"><text:soft-page-break/>То есть, нельзя сказать, что та Селестия, которую я знаю, старая, нет. Аликорница, советником которой я являюсь, безупречна в своей красоте и идеальности. Просто, по сравнению с этой, она выглядит опытнее и взрослее. Стоящая же передо мной розовогривая Селестия в доспехах выглядит юной, почти подростком. Какие-то, неуловимые глазом черты делают её такой при первом взгляде.</text:p>
      <text:p text:style-name="P3"/>
      <text:p text:style-name="P3">- Ты принёс карту?</text:p>
      <text:p text:style-name="P3">Второй аликорн также <text:span text:style-name="T94">поднимает</text:span> забрало. Нет нужды говорить, что под ним оказывается юная копия Луны.</text:p>
      <text:p text:style-name="P3">- Тц-тц-тц, - цокает сокрушённо Дискорд и мотает головой. Копна сальных дредов при этом болтается из стороны в сторону как старая тряпка. - Старый Дрокх застукал меня за её просмотром — там на обороте были пикантные картинки <text:span text:style-name="T77">дракен</text:span><text:span text:style-name="T79">иц</text:span><text:span text:style-name="T77"> </text:span>в разнообразных позах. Я едва унёс ноги. Такой вредный старикашка, просто страх! Полтысячи лет племя с ним мучается, а он всё помирать не хочет.</text:p>
      <text:p text:style-name="P3">- Но-но-но, дражайшие, - примирительно поднимает он лапы при виде гнева сестёр. - Я запомнил дорогу! Шесть вечностей проходим не сворачивая, седьмая будет наша. Я проведу вас к вашим пони! Будете их няньчить хоть до второго пришествия Микки Мауса.</text:p>
      <text:p text:style-name="P3">- Исключено! - отрезает призрачная Луна. - Не хватало нам дракена в мире сырой магии.</text:p>
      <text:p text:style-name="P3">- Сестра! - осаживает Луну Селестия. Она молча указывает ей крылом на сражение вверху. Там как раз медленно оседает в пыли и фиолетовых разрядах очередная башня. - Боюсь, у нас нет выхода. Этот безумный паяц – наш единственный шанс исполнить волю королевы. Остальные, кто способен странствовать меж мирами, нам уже отказали.</text:p>
      <text:p text:style-name="P3">Луна морщится, но нехотя кивает.</text:p>
      <text:p text:style-name="P3">- Это всё плохо кончится, - бормочет она под нос. - Это уже плохо кончилось. Не нужно Нам было тебя слушаться.</text:p>
      <text:p text:style-name="P3">- Мы уже обсуждали это, сестра, - примирительно говорит ей Селестия. - Виндиго всё равно напали бы. Её Величество всё равно поступили бы так, а не иначе. Нам выпала честь исполнить её последнюю волю – так исполним же её как подобает.</text:p>
      <text:p text:style-name="P3"/>
      <text:p text:style-name="P3">Ярко-красный двойной луч ударяет из донжона замка в центр скопления точек под замковой стеной. Он чертит огненный полумесяц прямо в суматошно мельтешащей тенями толпе. Попадающиеся на его пути создания вспыхивают алыми искорками и исчезают. Торжествующие вопли из замка слышны даже здесь.</text:p>
      <text:p text:style-name="P61"><text:span text:style-name="Default_20_Paragraph_20_Font"><text:span text:style-name="T1">Из тучи над замком опускается нечто вроде огромного </text:span></text:span><text:span text:style-name="Default_20_Paragraph_20_Font"><text:span text:style-name="T16">морского конька с перепончатыми крыльями вместо плавников.</text:span></text:span></text:p>
      <text:p text:style-name="P61"><text:span text:style-name="Default_20_Paragraph_20_Font"><text:span text:style-name="T1">Два фиолетовых луча из его глаз сходятся в одну точку на донжоне замка и приводят к финальному результату: центральная башня медленно оседает, открывая взору гигантскую статую сидящего аликорна, глаза которого и испускают алые лучи </text:span></text:span><text:span text:style-name="Default_20_Paragraph_20_Font"><text:span text:style-name="T23">в осаждающую замок толпу</text:span></text:span><text:span text:style-name="Default_20_Paragraph_20_Font"><text:span text:style-name="T1">. Каменный аликорн поднимает взор на </text:span></text:span><text:span text:style-name="Default_20_Paragraph_20_Font"><text:span text:style-name="T16">морского конька</text:span></text:span><text:span text:style-name="Default_20_Paragraph_20_Font"><text:span text:style-name="T1">. Алые лучи скрещиваются с фиолетовыми.</text:span></text:span></text:p>
      <text:p text:style-name="P3"/>
      <text:p text:style-name="P3"><text:soft-page-break/>- Проклятье! Они привели Маджестик! Как не вовремя! Уходи, - <text:s/>призрачная Луна принимает для себя решение и поднимает забрало. - Отправляйся на Эквус и <text:span text:style-name="T94">просвещай</text:span> пони, как завещала Её Величество. Мы придём позже. Оставь для Нас метки, чтобы Мы смогли найти дорогу.</text:p>
      <text:p text:style-name="P3">- Ты куда? - обеспокоенно спрашивает Селестия. - Мы же должны быть вместе?</text:p>
      <text:p text:style-name="P3">- Мы вернёмся и заберём Элементы Возмездия. Сейчас уже им нет смысла оставаться в Андориане. Без тебя и королевы от них толку мало. На новом <text:span text:style-name="T94">же</text:span> месте они станут нам могучей защитой. Вдобавок, нельзя оставлять их виндиго.</text:p>
      <text:p text:style-name="P3">- Я вернусь с тобой! - протестует призрачная Селестия, но Луна перебивает её.</text:p>
      <text:p text:style-name="P3">- Уходи! Если с Нами что-то случится, ты сможешь уберечь пони и воссоздать новый Андориан. Мы же всего лишь воин. Твои знания намного важнее Наших. Иди, сестра!</text:p>
      <text:p text:style-name="P3"/>
      <text:p text:style-name="P3">Призрачная Луна поворачивается к Дискорду и хмуро говорит:</text:p>
      <text:p text:style-name="P8">- Учти, дракен. Если попробуешь обмануть и заведёшь Селестию не туда… Мы найдём тебя, где бы ты ни спрятался. <text:span text:style-name="T94">И гнев Наш будет необъятен как море.</text:span></text:p>
      <text:p text:style-name="P3">- Баюс-баюс! - в притворном страхе прикрывается лапами крокодил. - Вы бы лучше поторопились с возвращением, а то, кажется, там стена отклеивается.</text:p>
      <text:p text:style-name="P3">Дискорд указывает кривым пальцем вверх, где часть крепостной стены с грохотом валится вниз.</text:p>
      <text:p text:style-name="P3">Призрачная Луна вновь поворачивается к Селестии.</text:p>
      <text:p text:style-name="P3">- Мы поддерживали и поддерживаем тебя в твоём задании, сестра. Ты всегда можешь на Нас рассчитывать. Но обещай Нам одну вещь… Неважно, вернёмся Мы или нет — Орунгун должен быть отмщён. Ты должна подготовить возмездие всему роду виндиго. Пусть это займёт годы и десятилетия. Пусть даже столетия — кара должна настигнуть их!</text:p>
      <text:p text:style-name="P3">Селестию явно застаёт врасплох просьба Луны.</text:p>
      <text:p text:style-name="P3">- Да, конечно, сестра... <text:s/>Я сделаю всё, что в моих силах…</text:p>
      <text:p text:style-name="P3">- Ты клянёшься?</text:p>
      <text:p text:style-name="P3">- Клянусь!</text:p>
      <text:p text:style-name="P3"/>
      <text:p text:style-name="P3">Призрачная Луна кивает и легонько дотрагивается своим рогом до рога Селестии. Затем она разворачивается и со всем отрядом аликорнов срывается с поляны. Через минуту отряд скрывается в подземном ходу у подножия скалы, оставляя Селестию наедине с Дискордом.</text:p>
      <text:p text:style-name="P3">- Терпеть не люблю эти слезливые сцены и никому не нужные обещания! - гримасничает Дискорд. - Ты готова, Сахарная Ватка?</text:p>
      <text:p text:style-name="P3">- Одну минуту, - просит Селестия. - Мне нужно попрощаться. Тебе лучше отвернуться, ведь ты не любишь слезливых сцен.</text:p>
      <text:p text:style-name="P3">Долговязый крокодил пожимает плечами и отходит.</text:p>
      <text:p text:style-name="P3"/>
      <text:p text:style-name="P3">Аликорница окидывает долгим взглядом лес, долину, гибнущий замок на скале. Затем она поднимает взгляд к луне. Глаза её подозрительно блестят.</text:p>
      <text:p text:style-name="P3"><text:soft-page-break/>- Прощай, Орунгун. Мы не смогли удержать тебя. Извини. Быть может… Быть может, в новом мире у нас получится…</text:p>
      <text:p text:style-name="P3">Селестия проводит сгибом крыла по скуле и поворачивается к дракену.</text:p>
      <text:p text:style-name="P3">- Идём, Дискорд.</text:p>
      <text:p text:style-name="P3">- Теперь минутка нужна мне, дражайшая! - ухмыляется крокодил, - напудрить носик, попрощаться с бабушкой и всё такое. Я открою коридор в Эогипп, жди меня там для безопасности.</text:p>
      <text:p text:style-name="P3"/>
      <text:p text:style-name="P3">Он чертит кривым когтем огненный круг в воздухе, который вдруг заполняется чернотой. В черноте мерцают мириады зеленоватых искорок.</text:p>
      <text:p text:style-name="P3">Селестия осторожно проходит в круг и он тут же схлопывается за ней.</text:p>
      <text:p text:style-name="P3"/>
      <text:p text:style-name="P3">Дракен противно хихикает и потирает ладони.</text:p>
      <text:p text:style-name="P3">- Ну вот и пришло время поговорить наедине, Хмурая Метёлка! - оборачивается дракен к нам. - Ты уже сто тринадцатый раз смотришь это сновидение, но на этот раз притащила с собой какую-то хлипкую обезьяну. Кто это и что она тут делает? Молчи, ничего не говори! Дай я сам погляжу!</text:p>
      <text:p text:style-name="P3"/>
      <text:p text:style-name="P3">Лыбящийся крокодил вперивается в меня зенками.</text:p>
      <text:p text:style-name="P3"/>
      <text:p text:style-name="P3">- Я думал, это твоё сновидение, - бормочу я Луне, - ты ведь сама говорила…</text:p>
      <text:p text:style-name="P3">- Да, это так, - остолбенело подтверждает Луна, - Мы великое множество раз просматривал<text:span text:style-name="T94">и</text:span> эти воспоминания и ни разу…</text:p>
      <text:p text:style-name="P3">- Сновидения-шмавидения, - махает лапой Дискорд. - Просто не ты одна умеешь по ним лазить, Хмурая Метёлка. Я, хоть больше специализируюсь по мирохождению, пролазить в чужие грёзы тоже могу. Помолчи, дай сосредоточиться… Тэкс, НИ ФИГА СЕБЕ! ПРОВОДНИЧОК! Вот это номер! Где ты его откопала? Ты в курсе, для чего он тут?! Он ведь…</text:p>
      <text:p text:style-name="P3">Дракен затыкает себе пасть обеими лапами. Некоторое время его взгляд мечется от меня к Луне и обратно. Потом он всматривается в меня ещё пристальнее и глаза у него окончательно лезут на лоб.</text:p>
      <text:p text:style-name="P3">- Эээ! Ыыы! Ооо! Знаешь, Метёлка, - обращается он наконец к Луне, - а ведь я был несправедлив к тебе! Мне всегда казалось, что твои эксперименты с снопроходчеством до добра не доведут. Но ты по сравнению с этим малым просто заинька!</text:p>
      <text:p text:style-name="P3">Дрянной крокодил указывает когтем на меня.</text:p>
      <text:p text:style-name="P61"><text:span text:style-name="Default_20_Paragraph_20_Font"><text:span text:style-name="T1">- Сего типа в результате общения с одним </text:span></text:span><text:span text:style-name="Default_20_Paragraph_20_Font"><text:span text:style-name="T23">молодым </text:span></text:span><text:span text:style-name="Default_20_Paragraph_20_Font"><text:span text:style-name="T1">демиургом-</text:span></text:span><text:span text:style-name="Default_20_Paragraph_20_Font"><text:span text:style-name="T23">раздолбаем</text:span></text:span><text:span text:style-name="Default_20_Paragraph_20_Font"><text:span text:style-name="T1"> размазало по нескольким реальностям. Но этот гадёныш оказался на редкость живучей тварью и выжил. Я только краешком глаза проследил его похождения и меня чуть не вывернуло наизнанку от пространственно- временных парадоксов! Но главное — он обжулил меня в одном из завитков пространства-времени и лишил ПРИЗА(</text:span></text:span><text:span text:style-name="Default_20_Paragraph_20_Font"><text:span text:style-name="T2">30-я глава последнего ффика</text:span></text:span><text:span text:style-name="Default_20_Paragraph_20_Font"><text:span text:style-name="T1">)! Это меня-то, духа хаоса! Видеть его больше не хочу! Тьфу! Буэ!</text:span></text:span></text:p>
      <text:p text:style-name="P3"/>
      <text:p text:style-name="P3"><text:soft-page-break/>Дискорд в отвращении высовывает язык, чертит впопыхах круг в воздухе и скрывается в портале. Последним скрывается его когтистая лапа, показавшая <text:span text:style-name="T94">мне</text:span> на последок средний палец.</text:p>
      <text:p text:style-name="P3"/>
      <text:p text:style-name="P3">- Что он такого говорил про тебя? Галиматья какая-то, - ошеломлённо бормочет Луна. - Этот дракен всегда был шальным, но сейчас от него за милю несёт безумием.</text:p>
      <text:p text:style-name="P3">Я только пожимаю плечами.</text:p>
      <text:p text:style-name="P3">- Как бы то ни было, ты увидел необходимое, - обращается ко мне Луна.</text:p>
      <text:p text:style-name="P3">- Что именно? Разрушение горной крепости? Или ваше с Селестией бегство на Эквус?</text:p>
      <text:p text:style-name="P3">- Это не было бегством, - тихо говорит Луна. - Ты сам всё видел. Это была запланированная эвакуация. Мы были последними уцелевшими сотрудниками проекта «Семь вечностей» в Андориане и нам выпала сия нелёгкая миссия. Королева Лорен предвидела завоевание Орунгуна ордой виндиго в первый год Ледяной войны. Видишь ли, к началу войны аликорны уже не были воинственной расой. Многие тысячи лет до того у нас была мирная цивилизация. В первом периоде двухсотлетней войны с виндиго у нас даже армии не было — жалкая охрана королевы не в счёт. Просчитав вероятный исход, Лорен в поисках выхода нашла в долгих блужданиях по Эогиппу семь ближайших к Орунгуну миров. Она послала к ним эмиссаров для подготовки убежищ нашей расы. Увы, основной проблемой было малое количество способных странствовать между мирами в Эогиппе. Всего было найдено двенадцать странников. Королева Лорен, я с сестрой и ещё девять аликорнов. Плюс несколько драконов и один сумасшедший дракен, которые, <text:span text:style-name="T94">впрочем,</text:span> отказались с нами сотрудничать. И каждый такой странник может провести за собой очень небольшое количество путников. Потому ставилась задача отобрать и провести самых достойных, учителей, способных пронести ценности цивилизации аликорнов в новые миры. Так мы могли бы если не спасти цивилизацию физически — то хотя бы духовно, продолжив её в местных племенах. Одним из таких миров был Эквус…</text:p>
      <text:p text:style-name="P3">- Погоди, ты хочешь сказать, что, кроме тебя и Селестии, на Эквусе есть ещё и другие аликорны — некие учителя? - перебиваю я Луну.</text:p>
      <text:p text:style-name="P3">- На Эквусе — нет, - печально мотает головой аликорница. - Мы не смогли никого провести сюда. Не успели. Андориан пал слишком быстро. Когда Мы уносили Элементы Возмездия, Наш отход прикрывала крохотная групка оставшихся аликорнов — пятьдесят воинов Нашей центурии и около двадцати научных работников из лаборатории Селестии. Они остались, чтобы Мы смогли уйти. Быть может, с другими группами повезло больше - Мы не знаем их судьбу. Они удерживали шесть крепостей на юге и западе страны.</text:p>
      <text:p text:style-name="P3">- Постой, а почему вы не вернулись назад позже? - спрашиваю я. - Вы могли бы найти уцелевших и привести на Эквус.</text:p>
      <text:p text:style-name="P3">- Мы уверены, что Наша Сестра не хочет. А Мы не можем, - печально улыбается Луна. - Наш талант к странствованию через Эогипп чисто номинальный, самого низкого уровня. Да, мы можем открывать коридор в междумирье и странствовать в нём самостоятельно, без помощи сопровождающего — но на этом всё. Мы не умеем находить путь. Без помощи настоящего странника мы заблудимся и будем блуждать в Эогиппе вечно, если отойдём далеко от точки входа. Мы добрались к Эквусу только лишь потому, что Нас в конце концов разыскал в дебрях Эогиппа Дискорд и привёл к сестре. Королева Лорен зачислила нас в состав проекта от отчаяния, из-за нехватки настоящих странников. Подразумевалось, что нас подстрахует кто-то из других групп. Но в последние месяцы с ними не было связи. Так мы оказались на Эквусе одни — центурион третьей центурии первой когорты шестого легиона гвардии Андориана и декан факультета планетарного движения Королевского Астромеханического <text:soft-page-break/>университета. Мы хотели достать карту, но ты сам видел, что получилось. И дракен потом отказался от дальнейшего сотрудничества. Наши же самостоятельные попытки разыскать путь к дому чуть не привели к катастрофе: мы едва не заблудились. Так мы оказались отрезаны от дома.</text:p>
      <text:p text:style-name="P3">- Как бы то ни было, ты услышал главное, - отвлекается Луна от воспоминаний, - сестра обещала отомстить. И с этим проблемы. Разумеется, первую сотню лет, пока мы в отчаянии бродили по Эквусу, пытаясь забыть о прошлой жизни, о мести и речи быть не могло. Это Мы понимаем и принимаем. Но прошло уже десять лет с тех пор, как мы стали правителями Эквестрии. Наша экономическая мощь растёт из года в год, наша территория простирается от моря до моря. Мы уже пять лет имеем армию, но никаких приготовлений для возвращения нет. Сестра всё также отказывается увеличивать армию больше, чем это необходимо для патрулирования границ и охраны крупных селений. Она делает вид, что не помнит об уговоре, а Мы ни за что не напомним ей об этом напрямую — это ниже Нашего достоинства. Хорошо, что она догадалась прислать посредника.</text:p>
      <text:p text:style-name="P3">- Почему ты уверена, что Сел не хочет? Из того, что я видел, она так же, как и ты, плохо ориентируется в Эогиппе.</text:p>
      <text:p text:style-name="P3">- Можно найти странников тут — если искать, - язвительно отвечает Луна. Можно за такое время отточить своё собственное мастерство странствования — если тренироваться. Можно, в конце-концов, сделать дракену предложение, от которого невозможно отказаться! Кажется, он неровно дышит к Нашей бестолковой сестрице… Это не большая цена за отмщение!</text:p>
      <text:p text:style-name="P3">Луна гневно фыркает.</text:p>
      <text:p text:style-name="P3">- Но всё это возможно только если задаться целью вернуться домой для возмездия. Мы же не видим такого рвения у Селестии.</text:p>
      <text:p text:style-name="P3">Ноздри аликорницы расширяются, она мотает головой.</text:p>
      <text:p text:style-name="P3">- К тому же, Дискорд провёл её из Орунгуна в Эогипп — она наверняка запомнила путь. Это Мы заплутали и полностью потеряли ориентацию, когда нас нашёл этот многоликий пройдоха! Так что Мы не верим, что сестра не знает путь домой. Иногда Нам кажется, ей понравилось править. Здесь, где нет королевы Лорен, она сама стала безраздельной правительницей. Мы не в счёт, Мы больше привыкли выполнять приказы, а не отдавать их.</text:p>
      <text:p text:style-name="P3">Аликорница саркастически улыбается.</text:p>
      <text:p text:style-name="P3">- Сестра думает, что Мы обижаемся на то, что Наша работа приходится на ночное время. Что Нам не хватает любви и уважения пони. Ха! Нам НРАВИТСЯ, что на Нас не обращают внимания! Слава, почёт и обожание масс не для Нас. Нам нужна МЕСТЬ!!!</text:p>
      <text:p text:style-name="P3"/>
      <text:p text:style-name="P3">…</text:p>
      <text:p text:style-name="P3">…</text:p>
      <text:p text:style-name="P3">…</text:p>
      <text:p text:style-name="P3"/>
      <text:p text:style-name="P3">- Она так и сказала?</text:p>
      <text:p text:style-name="P3">- Ещё и топнула копытом так, что высекла искру из камня.</text:p>
      <text:p text:style-name="P3"/>
      <text:p text:style-name="P1"><text:soft-page-break/>Я выжидательно смотрю на светлую аликорницу. Это было не моей идеей — впутываться в делишки сиятельных сестриц, — но раз уж меня втянули в это дело, я хочу знать все детали!</text:p>
      <text:p text:style-name="P1"/>
      <text:p text:style-name="P3">Селестия качает головой. Она долго смотрит с печалью на одинокий пик за окном, возвышающийся над верхушками сосен. Я провожаю её взгляд. Пик здорово смахивает на тот, с гибнущим замком на фоне огромной луны.</text:p>
      <text:p text:style-name="P3"/>
      <text:p text:style-name="P3">- Чтож, ты выслушал Луну, Хуман, - вздыхает Селестия. - Выслушай теперь и меня. Правда, я не смогу тебе показать всё так ярко, как это получилось у сестры, — я не обладаю даром снопроходчества, — но постараюсь рассказать так, как помню. А помню я всё как вчера…</text:p>
      <text:p text:style-name="P2"/>
      <text:p text:style-name="P2">~~~</text:p>
      <text:p text:style-name="P61"><text:span text:style-name="Default_20_Paragraph_20_Font"><text:span text:style-name="T1">&lt;</text:span></text:span><text:span text:style-name="Default_20_Paragraph_20_Font"><text:span text:style-name="T2">в автодоспехах находятся также аликорны-инвалиды (без ног, без крыльев, от королевы Лорен вообще только голова осталась). И вообще, на Орунгуне — трэш и жестяк, практически Fallout</text:span></text:span><text:span text:style-name="Default_20_Paragraph_20_Font"><text:span text:style-name="T1">&gt;</text:span></text:span></text:p>
      <text:p text:style-name="P3">- Эвостур, ответьте! Эвостур, ответьте! Андориан на связи! Как слышно? Как слышно? Приём!</text:p>
      <text:p text:style-name="P3">Маленькая кобылка повторяет раз за разом стандартные фразы в микрофон, тщётно прижимая наушники к ушам. Наконец она со вздохом пожимает плечами и устанавливает в передатчике новую частоту.</text:p>
      <text:p text:style-name="P3">- Норгонг, как слышно? Норгонг, ответьте! Андориан на связи! Приём!</text:p>
      <text:p text:style-name="P3">Снаружи раздаётся грохот. Стены убежища трясутся в лихорадке. На пол, посетителей и аппаратуру сыпется штукатурка. Лампы чахоточно мигают и продолжают гореть ровным безжизненым светом.</text:p>
      <text:p text:style-name="P3">- Одного не можем понять — как они смогли захватить гранд-флаер? Теоретически, они неприступны, - бормочет Луна. - Мы сами принимали участие в их разработке. У виндиго нет тяжёлого оружия и они не могут летать. Флаеры не опускаются на землю годами…</text:p>
      <text:p text:style-name="P3">- Не доказано, что «Маджестик» захвачен, - отвечаю я. - Возможно, у него вышла из строя связь и он не может принимать наших приказов.</text:p>
      <text:p text:style-name="P3">- А адмирал Её Величества, легат Эйронсмайл, решил отлучиться с битвы и нарвать ромашек на склоне горы Аденау? - язвительно подкалывает сестра. - Мы больше поверим в то, что свихнулся автопилот, замкнул управление на себя и увёл воздушную крепость с поля боя. Мы так и не успели оттестировать эти кристаллические мозги. Или же кто-то помог им свихнуться!</text:p>
      <text:p text:style-name="P3">Луна мрачно сверлит взглядом затылок радистки.</text:p>
      <text:p text:style-name="P3">- Может быть и так, - примирительно говорю я. - Я верю адмиралу. Её Величество буквально стала ему приёмной матерью, устроив в королевскую школу для сирот и направляя его в течение всей карьеры.</text:p>
      <text:p text:style-name="P3">- Армаринд, ответьте! Армаринд, ответьте! Андориан вызывает!</text:p>
      <text:p text:style-name="P3">- А как могли пасть северные крепости? Да ещё так быстро? Гвардейские легионы королевы не могли сложить оружие, - снова вопрошает сестра пространство. - Слишком много критических провалов за последние два <text:span text:style-name="T95">года</text:span>…</text:p>
      <text:p text:style-name="P3">- Корморан, ответьте, вызывает Андориан… Корморан, вас слышу! Слышу вас!!! Андориан на связи!</text:p>
      <text:p text:style-name="P3"><text:soft-page-break/>От возбуждения кобылка хлопает крыльями. Она, зацепившись за рог, срывает наушники и стучит копытом по кнопке громкой связи.</text:p>
      <text:p text:style-name="P3"/>
      <text:p text:style-name="P3">- Корморан вас слышит! Андориан, приём!</text:p>
      <text:p text:style-name="P3">- Краткий репорт обстановки, Корморан! - приказывает Луна.</text:p>
      <text:p text:style-name="P3"/>
      <text:p text:style-name="P3">Оглушительный разрыв раздаётся над головами всех присутствующих. По потолку ползут трещины. Светильники гаснут, мигнув пару раз на прощание. Сдавленные вопли перемежаются со стуком опрокидываемых на пол тумбочек. Шум и неразбериха прерываются властным голосом сестры.</text:p>
      <text:p text:style-name="P3">- Пойдем, разберёмся, что там происходит.</text:p>
      <text:p text:style-name="P3"/>
      <text:p text:style-name="P3">С тихим щелчком включается красный свет аварийного освещения. В закрывающемся проёме выхода видны очертания облечённой в силовые доспехи Луны.</text:p>
      <text:p text:style-name="P3"/>
      <text:p text:style-name="P61"><text:span text:style-name="Default_20_Paragraph_20_Font"><text:span text:style-name="T1">- … шшш… три башни из пяти. Держимся за счёт автоматических турелей и автономных силовых </text:span></text:span><text:span text:style-name="Default_20_Paragraph_20_Font"><text:span text:style-name="T24">д</text:span></text:span><text:span text:style-name="Default_20_Paragraph_20_Font"><text:span text:style-name="T55">оспехов</text:span></text:span><text:span text:style-name="Default_20_Paragraph_20_Font"><text:span text:style-name="T1">, - ожил переключённый на аварийное питание передатчик. - Они наступают волнами, раз в пять-семь часов. По нашим оценкам, в Нейвилле проживало до пятидесяти тысяч. </text:span></text:span><text:span text:style-name="Default_20_Paragraph_20_Font"><text:span text:style-name="T16">Около семи тысяч мы уже насчитали тут, в армии виндов. Остальным или удалось уйти, или они штурмуют соседние крепости.</text:span></text:span><text:span text:style-name="Default_20_Paragraph_20_Font"><text:span text:style-name="T1"> Не устоим без вариантов. Ещё с неделю продержимся, не больше. Потом закончатся </text:span></text:span><text:span text:style-name="Default_20_Paragraph_20_Font"><text:span text:style-name="T24">п</text:span></text:span><text:span text:style-name="Default_20_Paragraph_20_Font"><text:span text:style-name="T55">рипас</text:span></text:span><text:span text:style-name="Default_20_Paragraph_20_Font"><text:span text:style-name="T24">ы</text:span></text:span><text:span text:style-name="Default_20_Paragraph_20_Font"><text:span text:style-name="T1">.</text:span></text:span></text:p>
      <text:p text:style-name="P3">- Постой, Корморан, - я пытаюсь собраться с мыслями. - Что значит, «автономные силовые <text:span text:style-name="T95">доспехи</text:span>»? Почему вы поставили в оборону пустые бронескафандры? Их встроенный интеллект недостаточно умён для эффективной обороны. И почему на вас нападает Нейвиль? Что случилось, лягни вас буйвол?</text:p>
      <text:p text:style-name="P3">От волнения в мою речь прокрадываются словечки из солдатского жаргона моей младшей сестрицы. Нехорошо ведущему сотруднику и сильнейшему магу Астромеханического университета скатываться до <text:s/>сержантского слэнга.</text:p>
      <text:p text:style-name="P61"><text:span text:style-name="Default_20_Paragraph_20_Font"><text:span text:style-name="T1">- </text:span></text:span><text:span text:style-name="Default_20_Paragraph_20_Font"><text:span text:style-name="T24">О</text:span></text:span><text:span text:style-name="Default_20_Paragraph_20_Font"><text:span text:style-name="T1">ни проникают внутрь. Достаточно </text:span></text:span><text:span text:style-name="Default_20_Paragraph_20_Font"><text:span text:style-name="T16">прикосновения на три-четыре секунды</text:span></text:span><text:span text:style-name="Default_20_Paragraph_20_Font"><text:span text:style-name="T1">, и </text:span></text:span><text:span text:style-name="Default_20_Paragraph_20_Font"><text:span text:style-name="T24">они</text:span></text:span><text:span text:style-name="Default_20_Paragraph_20_Font"><text:span text:style-name="T1"> захватывают разум. Мы это поняли только после того, как три башни оказались захвачены. Их защитники теперь воюют против нас, как и население </text:span></text:span><text:span text:style-name="Default_20_Paragraph_20_Font"><text:span text:style-name="T24">Нейвиля</text:span></text:span><text:span text:style-name="Default_20_Paragraph_20_Font"><text:span text:style-name="T1">.</text:span></text:span></text:p>
      <text:p text:style-name="P3">- Что? Как? Как такое возможно? - информация не укладывается у меня в голове. - Мы двести лет ведём войну и до сих пор ничего подобного не случалось. На проникновение в разум виндиго требуется более часа, они могут это проделывать только с пленными.</text:p>
      <text:p text:style-name="P3">- Они научились этому совсем недавно. Южную башню винды взяли таким образом два месяца назад. Потом Центральную и Западную. Главное, чем захваченный аликорн отличается от нормального — его зрачки становятся узкими. Они не могут это скрывать. Мы пытались связаться с вами и соседями. Но <text:s/>винды захватили «Маджестик» и глушат сигнал. Странно, что вы к нам пробились.</text:p>
      <text:p text:style-name="P3">- Мы подключили передатчик к антенне лаборатории, - объясняю я. И внезапно понимаю происходящее. - Луна!!!</text:p>
      <text:p text:style-name="P3"/>
      <text:p text:style-name="P3"><text:soft-page-break/>Я бегу к выходу из убежища, на ходу активировав доспехи. Экзоскелет бронескафандра повизгивает <text:s/>сервомоторами на особо крутых виражах, пока я несусь на верхние ярусы Андориана. Десятитысячелетняя крепость знавала и худшие времена, но не было времён беспомощнее. Всегда был выбор — победить или погибнуть. Но если враг обустроился у тебя в мыслях — даже умереть с честью не получится.</text:p>
      <text:p text:style-name="P3">Ужас происходящего доходит до меня, пока я несусь по галерее к смотровой площадке. Гарнизон Андориана две тысячи легионеров. Плюс сто семьдесят эвакуированных из Королевского университета научных сотрудников. Которые, правда, не умеют сражаться, но многие из них неплохие маги. И сколько из них сейчас <text:span text:style-name="T95">переходит</text:span> на сторону врага? Мы зашли в комнату радиосвязи, как только небольшой отряд виндиго показался у подножия скалы. Обычное дело, раньше такие рейды отбивались в течении четверти часа без особых проблем. Но прошло уже больше часа, а бой не стих. И, судя по звукам, он только разгорается.</text:p>
      <text:p text:style-name="P3"/>
      <text:p text:style-name="P3">Из боковой двери на меня буквально вываливается легионер. Увидев меня, он испуганно охает и прижимается к стене.</text:p>
      <text:p text:style-name="P3">- Где ваш шлем, солдат? Что с вашим рогом? И… Почему вы дрожите?</text:p>
      <text:p text:style-name="P3">Песчаного цвета аликорн с обугленным рогом вжимается в стену в тщётном порыве быть от меня подальше и, судя по всему, готовиться упасть в обморок.</text:p>
      <text:p text:style-name="P3">Я внезапно вспоминаю предостережение и внимательно всматриваюсь в его зрачки. К счастью, они не узкие. Это очень легко заметить, так как они расширены и почти вытеснили белки глаз.</text:p>
      <text:p text:style-name="P3">Я поднимаю забрало, чтобы он узнал меня.</text:p>
      <text:p text:style-name="P3">Он отвечает мне пронзительным взглядом в ответ и, внезапно, успокаивается.</text:p>
      <text:p text:style-name="P3">- Вы — не они, - вздыхает он. - У вас хорошие глаза. Круглые.</text:p>
      <text:p text:style-name="P3">- Разумеется, круглые, каким же им ещё быть? Я уже давно не веду лекции и не слушаю ответы студентов, чтобы иметь квадратные глаза! - Иногда простенький грубоватый юмор успокаивает лучше, чем сеанс у психолога. И моя шутка действует, аликорн расслабляется и отлепливается от стены.</text:p>
      <text:p text:style-name="P3">- Вы не понимаете. Там, — легионер указывает копытом в сторону двери, - творится что-то ужасное. Моя центурия обходила периметр стены у северной башни. Мы встретили трёх незнакомых аликорнов, открывающих ворота. Мы не успели остановить их — в открытые ворота сразу ринулись винды. Отряд совсем небольшой, ничего серьёзного. Обычно при таком соотношении сил виндиго разворачиваются и уходят. Но не в этот раз. Виндиго вступили в бой с передовыми бойцами нашего построения. И…</text:p>
      <text:p text:style-name="P3">Легионер запинается. Он молча хлопает глазами и не может произнести ни слова.</text:p>
      <text:p text:style-name="P3">- Как тебя зовут, солдат? - когда наступает психологический шок, лучше всего его преодолевать простыми маленькими шагами. Я давно это усвоила, общаясь со студентами.</text:p>
      <text:p text:style-name="P3">- Ринс. Ринс Стилфизер. Либрарий первой центурии первой когорты шестого легиона.</text:p>
      <text:p text:style-name="P3">- Успокойся, Ринс. У тебя есть дети?</text:p>
      <text:p text:style-name="P3">- Дочка.</text:p>
      <text:p text:style-name="P3">Взгляд солдата стал более осмысленным, зрачки почти вернулись в нормальный размер.</text:p>
      <text:p text:style-name="P3"><text:soft-page-break/>- Её зовут Дикси. Эвакуировалась за океан, с женой. Месяц назад прислала открытку. Там карнавал! Маски, конфетти, фейерверки! Мороженное на пляже! <text:s/>- восхищённо говорил Ринс, его глаза сияли. Он был счастлив отвлечься от реальности.</text:p>
      <text:p text:style-name="P3">- Отлично. Я счастлива, что твоя семья в полной безопасности, - произнесла я с ударением на безопасность. - <text:s/>И с ними ничего плохого не случится, потому что ты защищаешь их покой. Теперь расскажи мне, что случилось во время недавнего боя с виндиго?</text:p>
      <text:p text:style-name="P3">- Они обнимали нас. Одна виндиго отбивает удар копьём, вторая прижимает копыта к шлему вот так, - Ринс прижимает копыта к ушам, - поднимает забрало и целует. И через три секунды у них становится одним виндом больше, а у нас — одним солдатом меньше. И первые ряды стали разворачиваться и сражаться с нами, - по-инерции, без остановки проговорил Ринс. - Мой товарищ ударил меня копьём. Просто развернулся и ударил копьём. Как будто мы не дружили восемь лет! Как будто мы с Троттером не пили кальвадос в «Хромом осле»!</text:p>
      <text:p text:style-name="P3">Я замечаю вмятину на нагруднике Ринса.</text:p>
      <text:p text:style-name="P3">- И я зметил это. Сначала у Троттера, а потом и у всех остальных. У них у всех были узкие зрачки. Как у змей. Это было страшнее, чем то, что они повернули оружие против нас, своих товарищей. Они уже не были нами, вот что. Они были обращёнными. Их души украли винды!</text:p>
      <text:p text:style-name="P3">Легионер всхлипывает. Его трясёт.</text:p>
      <text:p text:style-name="P3">- У меня с детства был дар к левитации. Я мог поднять в воздух целых два ящика с сидром! Один раз я приподнял целого центуриона Громера после обеда — а он очень грузный жеребец! Но сейчас я расшвырял две дюжины виндов, только чтобы не дать им прикоснуться к себе — и мой рог сгорел! У меня больше нет магии!</text:p>
      <text:p text:style-name="P3">- Мужайся, солдат! Ты же воин элитного подразделения королевы!</text:p>
      <text:p text:style-name="P3">- Я всего лишь писарь. Все мои товарищи пропали — один за другим, пока я не остался один! Они смеялись мне в лицо, нацеливая на меня пики!</text:p>
      <text:p text:style-name="P3">Солдат тяжело дышит. Его снова трясёт дрожь. Надо бы сказать Луне, чтобы усилила контроль за отбором кадров в гвардейские легионы. Понятно, что сейчас трудно вообще найти хоть кого-то, но психически неустойчивые кандидаты могут сделать больше вреда, чем поль… ЛУНА!!!</text:p>
      <text:p text:style-name="P3"><text:s/></text:p>
      <text:p text:style-name="P3">Я смотрю за спину Ринса, в комнату. Там разбитое окно, через которое он вломился с улицы.</text:p>
      <text:p text:style-name="P3">- Ты видел её? Ты видел Луну?</text:p>
      <text:p text:style-name="P3">Легионер опять закатывает глаза и готовится упасть в обморок, но я звонкой пощёчиной возвращаю его к жизни.</text:p>
      <text:p text:style-name="P3">- Нашего центуриона? Да, конечно, я видел её… Винды вместе с обращёнными повалили водонапорную башню на арсенал и вполовину разрушили его. Они стали разбирать завалы, чтобы добраться… Ну, вы понимаете?</text:p>
      <text:p text:style-name="P1">Да, я понимаю. В арсенале хранятся Элементы Возмездия – наше новейшее оружие и единственная надежда преломить ход войны. Двадцать четыре года понадобилось коллективу из шестисот <text:span text:style-name="T95">лучших</text:span> магов под моим руководством, чтобы разработать сильнейший резонатор магии отношений третьего типа. Увы, нам пришлось использовать самый слабый тип магии, чтобы Элементами не смогли воспользоваться виндиго – как известно, виндам<text:span text:style-name="T95"> </text:span>чужды все отношения третьего типа - дружба, самопожертвование, преданность. Но даже с такой слабой магией наш резонатор творит чудеса, <text:soft-page-break/>многократно усиливая возможности использующего его мага. Сильнейшие маги с помощью Элементов могут создавать землетрясения, <text:s/>смерчи или шары концентрированной плазмы. И вот теперь я не уверена, что винды не смогут использовать Элементы – мы ведь ничего не знаем об обращённых!</text:p>
      <text:p text:style-name="P1">Должно быть, та же мысль посетила и Луну.</text:p>
      <text:p text:style-name="P1"/>
      <text:p text:style-name="P1">- И тут со стороны цитадели мчится центурион с дюжиной гвардейцев. Они схватились с виндами и завязалась свалка. И снова, как и в моём случае, винды стали помалу оборачивать гвардейцев на свою сторону. Только Луна быстрее меня сообразила, в чём дело. Она с пятью оставшимися легионерами разблокировали заваленный вход в подвал арсенала и забаррикадировалась там. Это было буквально пять минут назад.</text:p>
      <text:p text:style-name="P1">- И ты молча смотрел на это и не предпринял попыток помочь?!!</text:p>
      <text:p text:style-name="P1">Ринс только молча смотрит на меня, открывая рот, как выброшенная на берег рыба.</text:p>
      <text:p text:style-name="P1">Я с рычанием подбегаю к разбитому окну. Трусость легионера будит неведомую мне раньше ярость, я боюсь задушить его магическ<text:span text:style-name="T95">им</text:span> захват<text:span text:style-name="T95">ом</text:span>!</text:p>
      <text:p text:style-name="P1">Оглушительный хлопок раздаётся снаружи, вышибая остатки стекла из оконного проёма. Вокруг крепости образовывается розоватый призрачный пузырь, о который тщётно бьётся рой вытолкнутых за защитный периметр виндиго. Их тонкие яростные звуки доносятся до меня комариным писком, а искажённые злобой морды прижимаются к прозрачному барьеру нелепыми шаржами.</text:p>
      <text:p text:style-name="P1">Она добралась до Элементов! Она не пострадала! Моя сестра жива! - поёт моя душа. Луна выбрала правильную стратегию, активировав защитную функцию Элементов. Атаковать рой в одиночку, даже с мощнейшим магическим артефактом бессмысленно – не успеешь отреагировать на бесчисленные атаки.</text:p>
      <text:p text:style-name="P1">Я уже простила Ринсу его трусость и приветливо киваю ему, проходя мимо.</text:p>
      <text:p text:style-name="P1">- Иди в комнату радиосвязи и ожидай нас там, <text:span text:style-name="T95">солдат</text:span>.</text:p>
      <text:p text:style-name="P1">Легионер облегчённо вздыхает и мчится прочь.</text:p>
      <text:p text:style-name="P1"/>
      <text:p text:style-name="P1">У развалин арсенала сомнение вновь охватывает меня. У входа в подземелье видны следы ожесточённой битвы. Сломанные копья и погнутые мечи, разбитые ударами копыт щиты и смятые шлемы валяются на пути к хранилищу Элементов. Я не встречаю ни одного виндиго, и это понятно – их вышвырнуло прочь защитное поле Элементов. Но мне также не попадается ни один гвардеец, хотя Ринс говорил, их с Луной должно быть пятеро. Возможно, они все собрались у самих Элементов, охраняя их?</text:p>
      <text:p text:style-name="P1"/>
      <text:p text:style-name="P1">Дубовая дверь хранилища вырвана с замком и накренилась к полу на одной петле.</text:p>
      <text:p text:style-name="P1">С замирающим сердцем вхожу внутрь.</text:p>
      <text:p text:style-name="P1">На груде камней, в которых я узнаю остатки статуи генерала Бурелома, высится сейф-ларец – контейнер Элементов. Луна лежит на нём с закрытыми глазами, обнимая его всеми четырьмя ногами и прикрыв крыльями.</text:p>
      <text:p text:style-name="P1">Больше в хранилище никого нет.</text:p>
      <text:p text:style-name="P1"/>
      <text:p text:style-name="P1">- Луна!</text:p>
      <text:p text:style-name="P1"><text:soft-page-break/>Сестра молчит. <text:s/>Её губы шевелятся.</text:p>
      <text:p text:style-name="P1">- Луна, очнись! Всё закончилось! Где остальные?</text:p>
      <text:p text:style-name="P1">Я наклоняюсь к сестре, чтобы услышать её шёпот.</text:p>
      <text:p text:style-name="P1">- Нотхуурр шанграа хиссандурр…</text:p>
      <text:p text:style-name="P1">- Что?</text:p>
      <text:p text:style-name="P1">Шёпот совсем не похож на армейский слэнг преторианских казарм, которым пользуется сестра. Есть в нём что-то от шипения змей и жужжания насекомых одновременно.</text:p>
      <text:p text:style-name="P1">Луна открывает глаза. На мгновение мне кажется… Да нет, просто показалось. Луна смотрит на меня с удивлением.</text:p>
      <text:p text:style-name="P1">- Сестра?</text:p>
      <text:p text:style-name="P1">- Сестра?</text:p>
      <text:p text:style-name="P1">Наш одновременный вопрос сливается в единый возглас. Я прижимаюсь носом к её скуле и помогаю встать.</text:p>
      <text:p text:style-name="P1">- Винды забрали к себе всех Наших солдат, - хрипло отвечает Луна на мой невысказанный вопрос. - Но Нас забрать не смогли. Мы активировали щит Элементов и их вышвырнуло прочь.</text:p>
      <text:p text:style-name="P3">Сестра, пошатываясь, выходит из хранилища.</text:p>
      <text:p text:style-name="P3">Я выхожу в след за ней. Вырванную с мясом дверь уже не починить, но это и не требуется — все враги остались за барьером. Силуэт Луны скрывается в проёме выхода, её тень ещё некоторое время движется по полу коридора. Я оборачиваюсь и снова бросаю взгляд на ларец с Элементами. И тихое беспокойство в моей душе зарождается где-то глубоко в подкорке. Я долго не могу понять, в чём дело, тупо уставившись в красиво инкрустированный контейнер, пока, наконец, в сознании не формируется пронзительный вопрос, уже облачённый в нотки истерии.</text:p>
      <text:p text:style-name="P3"/>
      <text:p text:style-name="P3">КАК могла Луна активировать Элементы, если ларец ЗАПЕРТ? Почему она соврала мне, что активировала их?</text:p>
      <text:p text:style-name="P3">Ничего не понимаю.</text:p>
      <text:p text:style-name="P3"/>
      <text:p text:style-name="P3">Мысли прерываются криками, треском и шипением. Я спешу наверх, спотыкаясь об обломки штукатурки.</text:p>
      <text:p text:style-name="P3">За розоватым барьером щита маячат крылатые тени. Время от времени одна из них испускает зелёный луч в основание южной башни. Лучи беспрепятственно пронзают щит. От попаданий летят раскалённые камни, горят деревянные перекрытия, текут ручейки расплавленного стекла.</text:p>
      <text:p text:style-name="P61"><text:span text:style-name="Default_20_Paragraph_20_Font"><text:span text:style-name="T1">&lt;</text:span></text:span><text:span text:style-name="Default_20_Paragraph_20_Font"><text:span text:style-name="T2">раскрыть огромную статую аликорна в донжоне</text:span></text:span><text:span text:style-name="Default_20_Paragraph_20_Font"><text:span text:style-name="T1">&gt;</text:span></text:span></text:p>
      <text:p text:style-name="P3">- Консул Селестия! Консул Селестия! Сюда!</text:p>
      <text:p text:style-name="P3">С крепостной стены мне отчаянно машет фигура. Только по покрытой сажей и грязью семёрке на автодоспехе я узнаю легата Хай Глори. Он с десятком солдат перехватывают пронизывающие барьер лучи зеркальными ловушками. Два роботизированных силовых костюма стоят тут же, неуклюже наводя на мечущиеся тени горгонарий.</text:p>
      <text:p text:style-name="P3"><text:soft-page-break/>- Помогите! Наши силы на исходе, мы выгорим минут за десять! - Легат указывает на трёх гвардейцев, лежащих с обугленными рогами без сознания под стеной . - Девятнадцать зеркал за пятнадцать минут! Я даже в команде колледжа за всю партию гриммича больше семи не создавал, а ведь я уже не молод!</text:p>
      <text:p text:style-name="P3"/>
      <text:p text:style-name="P3">Одна из теней приближается к границе щита с той стороны. Я узнаю Найт Эрроу — одну из стражей-охранниц легата. Она зависает в воздухе, прижимаясь головой к упругой розовой мембране. Её узкие зрачки пронизывают меня насквозь. «Чайшанссиии!» - шипит она. Затем, без малейшей подготовки, её рог вспыхивает зелёным огнём и луч прожигает воздух по направлению ко мне.</text:p>
      <text:p text:style-name="P3">С громким хлопком передо мной возникает зеркальная поверхность, отражая ядовито-зелёный луч в небо. Ещё один гвардеец со стоном планирует со стены, оставляя после себя дымный след от тлеющего рога.</text:p>
      <text:p text:style-name="P3">Найт Эрроу также падает с дымящимся рогом по другую сторону стены.</text:p>
      <text:p text:style-name="P3">- Помогите нам, умоляю! Мы долго не продержимся! - чуть не плачет Хай Глори. - Они делают один-два выстрела и сгорают также, но их гораздо больше, чем нас! Винды обернули наших солдат против нас — теперь мы в меньшинстве.</text:p>
      <text:p text:style-name="P3">И верно, роящихся вокруг щита теней куда больше, чем оставшихся защитников Андориана на стенах замка. И вокруг стены у земли нас поджидает войско виндиго — не такое уж и маленькое, как нам показалось изначально.</text:p>
      <text:p text:style-name="P3"/>
      <text:p text:style-name="P3">Значит, пришло время. Пора принимать невыносимо мучительное решение. Решение, обрекающее всех остающихся защитников Андориана на смерть. Или даже ещё более ужасную участь — на обращение в <text:s/>виндиго. Пора уходить.</text:p>
      <text:p text:style-name="P3">Я вспоминаю тайное совещание королевы в Ундариене четыре года назад. Тогда ещё была связь со всеми замками и мы были полны надежд победить в изнурительной многолетней войне: империя Ан Лоран начала строить сокрушительное оружие победы — гранд-флаеры.</text:p>
      <text:p text:style-name="P2">…</text:p>
      <text:p text:style-name="P18">- Что бы ни случилось, проект «Семь вечностей» не должен пострадать, - сказала королева. Голубоватое сияние голо-стола подсвечивало мертвенным светом её измождённое ночами недосыпа лицо. - В случае поражения эвакуационные группы проекта имеют наивысший приоритет. Все имеющиеся в наличии ресурсы должны быть направлены на обеспечение отхода персонала проекта с закреплённым оборудованием в межмировые врата.</text:p>
      <text:p text:style-name="P61"><text:span text:style-name="Default_20_Paragraph_20_Font"><text:span text:style-name="T5">- Что может случиться с нами сейчас, моя королева? Моя задница чует победу! - как всегда, в развязной манере выступил трибун Майлд Брэйн. - Грандфлаеры сметут эту шушеру в самый Тартар, где им и место! Север и восток уже зачищены от виндов, юг последует за ними, как только мы достроим «Громовержца».</text:span></text:span></text:p>
      <text:p text:style-name="P23">На глобусе Орунгуна освобождённые территории подсвечивались золотым, окупированные — бирюзовым. Бирюза всё ещё занимала четверть Великого континента и весь Малый, в то время как ещё <text:span text:style-name="T95">десять</text:span> <text:span text:style-name="T95">лет</text:span> назад у нас оставалось не более половины <text:span text:style-name="T95">В</text:span>еликого.</text:p>
      <text:p text:style-name="P61"><text:span text:style-name="Default_20_Paragraph_20_Font"><text:span text:style-name="T5">- Также мы думали </text:span></text:span><text:span text:style-name="Default_20_Paragraph_20_Font"><text:span text:style-name="T6">сто</text:span></text:span><text:span text:style-name="Default_20_Paragraph_20_Font"><text:span text:style-name="T5"> лет назад, когда перевели промышленность на военные рельсы и сформировали регулярную армию. И </text:span></text:span><text:span text:style-name="Default_20_Paragraph_20_Font"><text:span text:style-name="T6">пятьдесят</text:span></text:span><text:span text:style-name="Default_20_Paragraph_20_Font"><text:span text:style-name="T5"> лет назад, когда появились первые охранные турели. И </text:span></text:span><text:span text:style-name="Default_20_Paragraph_20_Font"><text:span text:style-name="T6">двадцать</text:span></text:span><text:span text:style-name="Default_20_Paragraph_20_Font"><text:span text:style-name="T5"> лет назад, когда разработали автономные силовые </text:span></text:span><text:span text:style-name="Default_20_Paragraph_20_Font"><text:span text:style-name="T6">доспехи</text:span></text:span><text:span text:style-name="Default_20_Paragraph_20_Font"><text:span text:style-name="T5">. Но против наших армий вышла ледяная </text:span></text:span><text:soft-page-break/><text:span text:style-name="Default_20_Paragraph_20_Font"><text:span text:style-name="T5">армада. На охранные турели они ответили тактикой роя и луч</text:span></text:span><text:span text:style-name="Default_20_Paragraph_20_Font"><text:span text:style-name="T6">е</text:span></text:span><text:span text:style-name="Default_20_Paragraph_20_Font"><text:span text:style-name="T5">мётами. А наши воины в силовой броне стали переходить на сторону виндов после обращения, </text:span></text:span><text:span text:style-name="Default_20_Paragraph_20_Font"><text:span text:style-name="T6">которое с каждым годом происходит всё быстрее</text:span></text:span><text:span text:style-name="Default_20_Paragraph_20_Font"><text:span text:style-name="T5">. Каждый раз виндиго изобретали ответную тактику, которая нивелировала наше техномагическое преимущество. Мне очень хочется верить, что гранд-флаеры преломят ход войны, но я не собираюсь ставить будущее «Семи вечностей» в зависимость от ещё одной военной технологии.</text:span></text:span></text:p>
      <text:p text:style-name="P18">- Но ведь если мы победим, в проекте вообще не будет смысла! - воскликнул Майлд Брэйн. - Зачем отвлекать ресурсы на очкариков!</text:p>
      <text:p text:style-name="P61"><text:span text:style-name="Default_20_Paragraph_20_Font"><text:span text:style-name="T5">Легаты за его спиной недовольно зашептались. Я и сама едва сдержалась, чтобы не осадить его предельно жёстко. Так перечить королеве мог только недалёкий грубиян Майлд, но его боевые заслуги позволяли ему и не такие выходки.</text:span></text:span></text:p>
      <text:p text:style-name="P61"><text:span text:style-name="Default_20_Paragraph_20_Font"><text:span text:style-name="T5">Королева долго смотрела на медленно вращающуюся голограмму, прежде чем ответить. Казалось, её совсем не задевает грубость Майлда.</text:span></text:span></text:p>
      <text:p text:style-name="P61"><text:span text:style-name="Default_20_Paragraph_20_Font"><text:span text:style-name="T5">- В проекте есть смысл, даже если мы победим. В нем был бы смысл даже если </text:span></text:span><text:span text:style-name="Default_20_Paragraph_20_Font"><text:span text:style-name="T6">бы </text:span></text:span><text:span text:style-name="Default_20_Paragraph_20_Font"><text:span text:style-name="T5">войны не было вовсе, - наконец тихо сказала она. - Долгие тысячи лет я была вашим правителем — и с самого начала наблюдала тенденцию. В самом начале, когда я стала вашим вождём, племя аликоронов было велико, оно населяло оба континента и остров Вандерис. Драгоценными украшениями покрывали земли Орунгуна прекрасные города. Дворцы и замки радовали глаз своими тонкими башнями и хрупкими мостиками. И даже тогда я замечала грозные признаки надвигающейся катастрофы. Даже тогда, облетая свои владения, я встречала тут и там заброшенные</text:span></text:span><text:span text:style-name="Default_20_Paragraph_20_Font"><text:span text:style-name="T6"> </text:span></text:span><text:span text:style-name="Default_20_Paragraph_20_Font"><text:span text:style-name="T5">остатки городов. Никто не мог объяснить мне, почему их бросили, никто не знал возраст этих покрытых мхом камней. Объяснение пришло постепенно — когда на моих глазах, в течение всего лишь тысячи лет пять городов пришли в упадок </text:span></text:span><text:span text:style-name="Default_20_Paragraph_20_Font"><text:span text:style-name="T6">и</text:span></text:span><text:span text:style-name="Default_20_Paragraph_20_Font"><text:span text:style-name="T5"> два из них полностью опустели. Разгадка оказалась печальной: мы вырождаемся. Никакие экономические или социальные стимулы не подталкивают аликорнов к размножению. Мы слишком долго живём и слишком требовательны к партнёрам, чтобы иметь потомство. К тому же, родить жеребёнка означает поделиться с ним своей внутренней магией, которой и так немного. Это наше благословение и проклятие одновременно — магия бесконечно продляет нашу жизнь, но по этой же причине мы не желаем её никому отдавать.</text:span></text:span></text:p>
      <text:p text:style-name="P61"><text:span text:style-name="Default_20_Paragraph_20_Font"><text:span text:style-name="T5">Королева Лорен вздохнула и отвернулась от голограммы. Её голос едва перекрывает жужжание голопроектора, но мы все слышим тихие слова.</text:span></text:span></text:p>
      <text:p text:style-name="P61"><text:span text:style-name="Default_20_Paragraph_20_Font"><text:span text:style-name="T5">- Я помню времена, когда магии </text:span></text:span><text:span text:style-name="Default_20_Paragraph_20_Font"><text:span text:style-name="T6">в мире </text:span></text:span><text:span text:style-name="Default_20_Paragraph_20_Font"><text:span text:style-name="T5">было больше. Мы могли летать без помощи крыльевых экстендеров, мы могли мыслью перемещать скалы с места на место, мы могли телепортироваться на сотни миль. Сейчас наши самые сильные маги могут малую толико того, что было доступно каждому в годы моей молодости. И, судя по рассказам моей прабабушки, в древние времена магии было ещё больше, а чудеса — ещё дивнее. Магия </text:span></text:span><text:span text:style-name="Default_20_Paragraph_20_Font"><text:span text:style-name="T6">медленно </text:span></text:span><text:span text:style-name="Default_20_Paragraph_20_Font"><text:span text:style-name="T5">уходит из нашего мира и мы стали жадными, чтобы оставаться бессмертными. Мало кто теперь решается поделиться силой, чтобы завести жеребят.</text:span></text:span></text:p>
      <text:p text:style-name="P61"><text:span text:style-name="Default_20_Paragraph_20_Font"><text:span text:style-name="T5">Но ведь биологическое бессмертие не означает бессмертие фактическое — аликорны всё равно умирают — от ран, от несчастных случаев, иногда от несчастной любви. Центральные районы Великого континента уже практически пусты, города превращаются в городки, городки — в посёлки, а посёлки — </text:span></text:span><text:span text:style-name="Default_20_Paragraph_20_Font"><text:span text:style-name="T6">в </text:span></text:span><text:span text:style-name="Default_20_Paragraph_20_Font"><text:span text:style-name="T5">заросшие травой руины. На Малом жизнь теплится всего в пяти городах. Остров Вандерис вымер уже две тысячи лет назад, его некогда гордые замки заносятся песком и населены лишь чайками. Даже в столице население сократилась настолько, что древний замок Рондокринн теперь стоит в малонаселённой окраине и ухаживается одним садовником, ещё более старым, чем я — последним слугой вымершего рода. Война же всё ускорила — аликорны пропадают тысячами. Даже если мы победим, мы не сможем возродиться. Попросту, нас осталось слишком мало, чтобы </text:span></text:span><text:soft-page-break/><text:span text:style-name="Default_20_Paragraph_20_Font"><text:span text:style-name="T5">поддерживать устойчивое развитие вида. И потому выживание нашей культуры, нашей цивилизации зависит от того, сможем ли мы распространить её на молодые, более жизнеспособные племена. Именно в этом состоит цель «Семи вечностей». И вот почему он важнее даже нашей победы в этой войне…</text:span></text:span></text:p>
      <text:p text:style-name="P26">…</text:p>
      <text:p text:style-name="P3">Громкий треск и вспышки возвращают меня в реальность. На стене сражаются Хай Глори и четверо оставшихся воинов. Двое преторианцев с выгоревшими рогами у основания стены снимают авто<text:span text:style-name="T95">номные </text:span>доспехи с лежащих без сознания солдат. Почти сформированная фаланга автодоспехов стоит <text:span text:style-name="T95">возле стены, жужжа сервомоторами</text:span>.</text:p>
      <text:p text:style-name="P3">Я расправляю крылья. Необходимо срочно найти Луну. Наступило время последнего приказа королевы Лорен.</text:p>
      <text:p text:style-name="P2"><text:line-break/>~~~</text:p>
      <text:p text:style-name="P3"/>
      <text:p text:style-name="P3">Лучик света преломляется в бокале мартини и выходит радужным веером, соперничая с многоцветной гривой аликорницы.</text:p>
      <text:p text:style-name="P3"/>
      <text:p text:style-name="P3">- Теперь ты знаешь всё.</text:p>
      <text:p text:style-name="P3">Селестия раздвигает шторы. Солнечный поток разгоняет полутьму, в которой проходило повествование. Я словно выныриваю из событий, сотканных мягкой речью аликорницы.</text:p>
      <text:p text:style-name="P3">- Ну, я не нашёл больших расхождений с тем, что показала мне твоя сестра, - озадаченно говорю я. - Что такого ты хотела мне открыть? Что вы не сбежали от битвы от страха? Так я и так это зна…</text:p>
      <text:p text:style-name="P3">- Луна, - нетерпеливо перебивает меня Селестия, - Я описала тебе эпизод с охраной Элементов Возмездия. Кто активировал элементы, если не она? Мой вопрос тогда так и остался нерешённым, у меня не было времени на размышления.</text:p>
      <text:p text:style-name="P3">Но теперь я уверена, что знаю ответ.</text:p>
      <text:p text:style-name="P3"/>
      <text:p text:style-name="P3">Аликорница медленно поворачивает ко мне глову. Её тёмный силуэт на ослепительном фоне заходящего солнца излучает тревогу.</text:p>
      <text:p text:style-name="P3"/>
      <text:p text:style-name="P3">- <text:span text:style-name="T96">Есть один охранный протокол… </text:span>Элементы могут активироваться сами в одном-единственном случае — если виндиго будут рядом, в пределах тридцати футов, и при этом рядом не будет ни одного аликорна. В таком случае срабатывает защитный протокол <text:span text:style-name="T66">X-49 </text:span>и Элементы активируют щит. Я сама программировала их подобное поведение.</text:p>
      <text:p text:style-name="P3">Луна активировать Элементы не могла — <text:span text:style-name="T96">ларец был закрыт</text:span>. Но если они активировались сами, значит… Значит, рядом были ТОЛЬКО виндиго. Понимаешь?</text:p>
      <text:p text:style-name="P3">- Ты хочешь сказать, что они обернули Луну? Но тогда бы её вышвырнуло бы вслед за остальными, разве нет? - скептически замечаю я.</text:p>
      <text:p text:style-name="P3"><text:soft-page-break/>В глазах немного двоится от резкого перехода к свету и чрезмерного количества алкоголя, выпитого мной за последние пару часов.</text:p>
      <text:p text:style-name="P3"/>
      <text:p text:style-name="P3">- Когда я вошла в хранилище, она обнимала ларец всеми четырьмя ногами, ещё и помогая себе крыльями. Возможно, это помогло ей удержаться.</text:p>
      <text:p text:style-name="P3">- А зрачки? У Луны вполне нормальные зрачки, я видел.</text:p>
      <text:p text:style-name="P3">- Теперь я почти уверена, что видела у сестры узкие зрачки, когда она открыла глаза в хранилище! Они быстро восстановились <text:span text:style-name="T96">до нормальных</text:span>, но первые мгновения…</text:p>
      <text:p text:style-name="P3"/>
      <text:p text:style-name="P3">Я смотрю сквозь рюмку, как Селестия взволнованно ходит по комнате. Её радужный хвост нервно хлестает по сторонам туда-сюда.</text:p>
      <text:p text:style-name="P3"/>
      <text:p text:style-name="P3">- Процесс оборачивания не мгновенен — Ринс упоминал, что на это уходит около трёх секунд. Я могу предположить, что Элементы сработали в момент обращения сестры в виндиго, и процесс не был завершён. Поэтому, хвала небу, я не потеряла сестру. Может быть, именно это помогло ей удержаться на ларце. Но часть виндиго могла войти в Луну и остаться в ней.</text:p>
      <text:p text:style-name="P3">- Ч-что?</text:p>
      <text:p text:style-name="P3"/>
      <text:p text:style-name="P3">Аликорница останавливается напротив меня и дотрагивается до моей груди копытом с молящим взглядом.</text:p>
      <text:p text:style-name="P3">- Проблема не в мести, Хуман. Проблема в том, что её желание может преследовать другую цель: провести виндиго из Орунгуна сюда, в Эквус. Я несколько раз замечала странности в поведении сестры. Замкнутость, неприязнь к свету и солнцу, скрытность. Да даже само желание мести несвойственно для Лулу! Я боюсь, если в ней сидит виндиго, то наш поход в Орунгун закончится не только нашим разгромом там, но и завоеванием виндиго Эквуса. Мы с сестрой смогли уйти из осаждённого Андориана тайным ходом, не оставив следов. Но теперь прячущийся в разуме сестры винд сможет провести их сюда, и тогда дни Эквуса будут сочтены. Двести тысяч аликорнов Орунгуна не смогли устоять против армии ментальных паразитов, неужели ты думаешь, что выстоят двое? <text:span text:style-name="T96">Один из которых наполовину захвачен?</text:span> Ледяная война продолжится тут и закончится так же печально, только длится будет не двести лет, а несколько месяцев — <text:span text:style-name="T96">ровно столько понадобится армии виндиго, чтобы пройти Эквестрию от края и до края</text:span>. <text:s/>Я не могу допустить такой риск. Потому, Хуман, пожалуйста, прошу тебя, не говори Луне истинную причину моего отказа.</text:p>
      <text:p text:style-name="P3">- А если ты ошибаешься и никакого виндиго в твоей сестре нет? - озадаченно чешу затылок я. Определённо, не стоило выпивать столько коктейля на пустой желудок!</text:p>
      <text:p text:style-name="P3"/>
      <text:p text:style-name="P3">Ты не готов к такому повороту, Хуман! Проклятье, начиналось всё так невинно!</text:p>
      <text:p text:style-name="P3">Я осторожно ставлю пустой бокал на столик.</text:p>
      <text:p text:style-name="P3"/>
      <text:p text:style-name="P3">- И твоя сестра всю жизнь будет считать тебя трусихой и клятвопреступницей?</text:p>
      <text:p text:style-name="P3"><text:soft-page-break/>- Пусть лучше она считает меня трусихой и клятвопреступницей, чем я подвергну Эквус такому риску, - со вздохом отвечает Селестия. - Да будет так!</text:p>
      <text:p text:style-name="P3"/>
      <text:p text:style-name="P3">Я пожимаю плечами и встаю. И тут же плюхаюсь обратно в кресло.</text:p>
      <text:p text:style-name="P3">Ты явно не рассчитал свои силы, Хуман. Бутылку-то ты распил пополам с солнцезадой, но аликорница намного тяжелее тебя. То, что для неё заканчивается лёгким головокружением, валит тебя с ног!</text:p>
      <text:p text:style-name="P3"/>
      <text:p text:style-name="P3">- У тебя проблемы? - поднимает бровь аликорница.</text:p>
      <text:p text:style-name="P3">- Проблемы - у тебя, - бурчу я. - А я всего лишь немного пьян. Имею право! У меня был тяжёлый день.</text:p>
      <text:p text:style-name="P3">Смех Селестии заполняет комнату звоном серебряного колокольчика.</text:p>
      <text:p text:style-name="P3">- Ну-ну, Хуман, не обижайся. Я забыла, что ты намного менее стоек к алкоголю, чем аликорны, иначе бы меньше подливала тебе коктейля.</text:p>
      <text:p text:style-name="P3">- Эк ты завуалировала постулат «Селестия намного больший алкоголик, чем Хуман»! - криво ухмыляюсь я. - Учти, до дома я сегодня на своих двоих не дойду. Или вези меня, или пришли повозку.</text:p>
      <text:p text:style-name="P3">- Не стоит утруждаться, - щебечет аликорница, - располагайся на ночь у меня. Если, конечно, тебе позволяют принципы…</text:p>
      <text:p text:style-name="P3">…Я проваливаюсь в затуманеный алкоголем сон…</text:p>
      <text:p text:style-name="P3"/>
      <text:p text:style-name="P3">…</text:p>
      <text:p text:style-name="P3"/>
      <text:p text:style-name="P3">Тонкие башни белого мрамора проплывают внизу. Составляющий одно целое со скалой город-дворец вызывает дежавю. Я присматриваюсь к нему, пытаясь увидеть знакомые очертания гигантской центральной башни, но не нахожу их.</text:p>
      <text:p text:style-name="P3">- Андориан? - спрашиваю у Селестии.</text:p>
      <text:p text:style-name="P3">- Кантерлот, - отвечает она. - Я построила его по образу и подобию нашей погибшей родины. Он не так величественен, как оригинал, но это лучшее, что смогли построить пони с моей поддержкой. И я горжусь им, помня потраченные на него усилия.</text:p>
      <text:p text:style-name="P3"/>
      <text:p text:style-name="P3">И верно, Кантерлот хорош. Пусть его башни не так высоки и тонки, как шпили призрачного Андориана, пусть его красота не так отточена и изыскана, но он дышит особенным уютом и теплотой, какую в него смогли вдохнуть практичные пони.</text:p>
      <text:p text:style-name="P3"/>
      <text:p text:style-name="P3">- Он тебе нравится? - оборачивается ко мне Селестия.</text:p>
      <text:p text:style-name="P3">Мне смешно видеть её застенчивость. Она похожа на ученика, сдающего экзамен учителю и с трепетом ожидающего вердикт.</text:p>
      <text:p text:style-name="P3">- Он прекрасен, Селестия - смеюсь я.</text:p>
      <text:p text:style-name="P3">- Держись крепче, Хуман! - счастливо улыбается аликорница.</text:p>
      <text:p text:style-name="P3"><text:soft-page-break/>Мы сваливаемся в крутое пике. Я крепче сжимаю ногами бока своего крылатого скакуна и вцепляюсь руками в её гриву. Луковицы куполов и увенчаные флюгерами острые крыши домов вырастают за мгновения. Мы со смехом проносимся над украшеными цветами улицами, поднимаемся в вертикальном скольжении у крепостной стены, переваливаем через край и ныряем вниз.</text:p>
      <text:p text:style-name="P3">У меня перехватывает дыхание от «американских горок» верхом на аликорнице. Мы молниеносно проходим всю высоту городских стен, скальный массив под ними и достигаем открытого пространства. Кантерлот не просто построен на скале, он воздвигнут на массивном каменном выступе, выдающимся далеко в сторону от основного скального массива. Мы ныряем под выступ и летим под городом.</text:p>
      <text:p text:style-name="P3">Ветер треплет мои волосы и одежду. В какой-то момент я чувствую, как рубаха трещит по швам и уносится потоком. Затем я чувствую, как невидимая сила осторожно приподнимает меня над спиной аликорницы и плавно снимает штаны.</text:p>
      <text:p text:style-name="P3">- Сел, прекрати! <text:s/>- хлопаю я по холке Селестию. - Не надейся меня обмануть! Если с рубашкой ещё могло прокатить, штаны ветер уж точно не сдует!</text:p>
      <text:p text:style-name="P3">- Я и не думала тебя обманывать, Хуман, - деланно возмущается аликорница. - Просто мне кажется, в мокрой одежде тебе будет неприятно продолжать полёт.</text:p>
      <text:p text:style-name="P3">Я присматриваюсь к хитрой морде моего скакуна и вижу смешливые искорки в уголках её глаз.</text:p>
      <text:p text:style-name="P3">- Я тебя раскусил! Верни штаны! Тут не может быть дождя, мы под скалой!</text:p>
      <text:p text:style-name="P9">В этот момент нас окатывает водой. У меня просто сердце останавливается от холода. Мы пролетаем сквозь вереницу водопадов, тут и там ниспадающих с Кантерлота.</text:p>
      <text:p text:style-name="P9"/>
      <text:p text:style-name="P9">Селестия хохочет во всё горло.</text:p>
      <text:p text:style-name="P3">- Вода в небе бывает не только от дождя, мой маленький человек!</text:p>
      <text:p text:style-name="P3">Аликорница закладывает вираж и планирует над бескрайней долиной. Теплый ветер моментально высушивает меня.</text:p>
      <text:p text:style-name="P3">- Может, ты вернешь, наконец, штаны?</text:p>
      <text:p text:style-name="P3">- Ты так хочешь их надеть?</text:p>
      <text:p text:style-name="P3">Ехидный вопрос белой аликорницы обескураживает. Я осматриваюсь. Под нами проплывает бархатная <text:s/>равнина с вкраплениями жёлтых полей и голубыми прожилками рек. Прямо по курсу виднёются сероголубые пики далёкой горной гряды. Позади нас остаётся одинокий пик со сказочным городом, прилепившимся сбоку как удивительный гигантский гриб-трутовик. Подо мной…</text:p>
      <text:p text:style-name="P3">Подо мной мускулистое тело аликорницы, несущее меня по воздуху. И я прямо сейчас вижу, что одевать штаны мне не хочется. Вот прям совсем. Очень хорошо так вижу!</text:p>
      <text:p text:style-name="P3">Я ёрзаю, стараясь усесться поудобнее.</text:p>
      <text:p text:style-name="P3">- На что ты намекаешь?</text:p>
      <text:p text:style-name="P3">- Я не намекаю, а вполне прямо говорю, Хуман — тебе нужно разрядиться! Иначе ты проткнешь или мне шею, или себе живот, - хихикает Селестия. - Видишь, аликорны не славятся застенчивостью.</text:p>
      <text:p text:style-name="P3">Я замечаю её порозовевшие щёки.</text:p>
      <text:p text:style-name="P3">- И как же ты предлагаешь мне разрядиться? Мы в полумиле над землёй.</text:p>
      <text:p text:style-name="P3"><text:soft-page-break/>Щёки аликорницы розовеют ещё больше. Она что-то шепчет, стыдливо отвернувшись от меня.</text:p>
      <text:p text:style-name="P3">- Что? Не слышу!</text:p>
      <text:p text:style-name="P3">- Ты можешь свеситься с меня сзади, держась руками за крылья! - пригнув шею ко мне, кричит она мне в ухо.</text:p>
      <text:p text:style-name="P3">От такого предложения начинают гореть щёки уже у меня. Я и не подозревал, насколько больная фантазия у белой развратницы! Однако, осмотревшись получше, решаю, что в её словах есть смысл.</text:p>
      <text:p text:style-name="P3">Я осторожно ложусь на спину своего небесного скакуна, хватаю руками основания крыльев и плавно съезжаю назад и немного вниз.</text:p>
      <text:p text:style-name="P3">Да, так будет толк.</text:p>
      <text:p text:style-name="P3">Аликорница приглашающе сдвигает хвост в сторону, открывая мне сокровенное.</text:p>
      <text:p text:style-name="P3">- Иди ко мне, Хуман. Иди ко мне, мой маленький человек! Я так долго ждала тебя!</text:p>
      <text:p text:style-name="P3">И я иду. К ней и в неё. И ещё раз. И снова. И опять. Всё чувствуется абсолютно правильным и уместным, словно мы вместе тысячи лет и знаем друг друга до последней складки кожи, до последнего вздоха и желания.</text:p>
      <text:p text:style-name="P3">- Сел… Я… Ты… Мы…</text:p>
      <text:p text:style-name="P3"/>
      <text:p text:style-name="P3">Надеюсь, маленькие пони Эквестрии сейчас не смотрят в небо.</text:p>
      <text:p text:style-name="P3"/>
      <text:p text:style-name="P3">Толчок за толчком - напряжение нарастает - я уже чувствую на горизонте тот предел, что вызовет вспышку счастья и освобождения. Я чувствую, что и Селестия близка к тому же…</text:p>
      <text:p text:style-name="P3"/>
      <text:p text:style-name="P3">… И чувствую также, что мы падаем.</text:p>
      <text:p text:style-name="P3"/>
      <text:p text:style-name="P3">- Какого дьявола? Сел, следи за высотой! Мы же грохнемся!!!</text:p>
      <text:p text:style-name="P3"/>
      <text:p text:style-name="P3">Мы со свистом проваливаемся мимо едва увернувшегося с возмущённым карканьем орла. Пара перьев из его хвоста ещё некоторое время сопровождает нас в турбулентном потоке. Земля увеличивается со стремительностью мчащегося в лоб локомотива. Крылья аликорницы без движения торчат вертикально вверх, как у каменной статуи.</text:p>
      <text:p text:style-name="P3">- Я совсем забыла об этом аспекте, - сконфуженно заявляет она. - Вот почему пегасы не занимаются сексом в воздухе. Аликорны, как я теперь вспоминаю, тоже.</text:p>
      <text:p text:style-name="P3">- Прекрати предаваться воспоминаниям! - взвизгиваю я. - Сделай что-нибудь!</text:p>
      <text:p text:style-name="P3"/>
      <text:p text:style-name="P3">Я уже отчётливо вижу каждый камешек на поляне, куда мы несёмся со скоростью болида. То ли от страха, то ли от волнения, мой стояк становится совсем твердокаменным. Чтобы выйти из аликорницы, надо податься назад, что сейчас абсолютно невозможно — я инстинктивно пытаюсь на крыльях подтянуться к её шее, отчего стояк становится совсем уж невыносимым.</text:p>
      <text:p text:style-name="P3"><text:soft-page-break/>- К сожалению, я сейчас не в том состоянии, чтобы задействовать телепортацию, - бормочет Селестия. - Но я попробую.</text:p>
      <text:p text:style-name="P3">На кончике её рога вырастает капля золотистого сияния, растёт и лопается с громким треском. Ошмётки магии забрызгивают нас радужным сиянием. Всё занимает пару секунд.</text:p>
      <text:p text:style-name="P3"/>
      <text:p text:style-name="P3">Земля размазывается на периферии зрения, сфокусировавшись в центре внимания в холм муравейника и трухлявый пень рядом. Глаза отрешённо фиксируют стремительное приближение смерти.</text:p>
      <text:p text:style-name="P3"/>
      <text:p text:style-name="P3">Затем всё заслоняет она. Аликорница вытягивает шею назад и дотрагивается своим носом до моего.</text:p>
      <text:p text:style-name="P3">- Увы, мне очень жаль, Хуман. Пришло время прощаться. Мне ужасно стыдно, что я подвела тебя и жаль, что приходится расставаться.</text:p>
      <text:p text:style-name="P3"/>
      <text:p text:style-name="P3">Её огромные глаза заслоняют несущуюся на нас землю. Её губы касаются моих.</text:p>
      <text:p text:style-name="P3">- <text:s/>Знай, я всегда любила тебя.</text:p>
      <text:p text:style-name="P3"/>
      <text:p text:style-name="P3">Это последние слова, которые я слышу до столкновения…</text:p>
      <text:p text:style-name="P3"/>
      <text:p text:style-name="P3">…</text:p>
      <text:p text:style-name="P3"/>
      <text:p text:style-name="P3">- Х-х-хах!!! У-у-уффф!..</text:p>
      <text:p text:style-name="P3">Я извергаюсь долго и обильно, судорожно совершая затухающие фрикции. Сознание мутно отслеживает <text:s/>очертания знакомой комнаты, сероватое небо близкого рассвета и прямо перед собой…</text:p>
      <text:p text:style-name="P3">О, боги! Кажется, сон продолжается. По-крайней мере, в плане секса. Я всё так же нависаю сзади над знакомой светлой фигурой, заботливо поддерживаемый под руки, и грудь магическими захватами, <text:s/>а <text:s/>крылья Селестии всё так же торчат вверх твердокаменными веерами.</text:p>
      <text:p text:style-name="P3">Вот только место действия не воздушные просторы Эквестрии, а покои принцессы дня.</text:p>
      <text:p text:style-name="P3"/>
      <text:p text:style-name="P3">- Сел!</text:p>
      <text:p text:style-name="P3">Я резко подаюсь назад. Запоздало, впрочем. Дело сделано.</text:p>
      <text:p text:style-name="P3">- Ты наконец проснулся, Хуман? - невинно поворачивает голову аликорница. - Я уж начала беспокоиться.</text:p>
      <text:p text:style-name="P3">- Я вижу, как ты беспокоишься! Даже магией поддержала в нужный момент, лишь бы не тревожить мой сон! - я сгребаю с прикроватного столика салфетку и вытираю пах.</text:p>
      <text:p text:style-name="P3">- Тебе нужно было выспаться. <text:span text:style-name="T96">И разрядиться тоже.</text:span></text:p>
      <text:p text:style-name="P3">Селестия встаёт и потягивается, сначала на переднюю пару ног, потом на заднюю. Я, не удержавшись, вытираю салфеткой и её.</text:p>
      <text:p text:style-name="P3"><text:soft-page-break/>-Так. Рассказывай.</text:p>
      <text:p text:style-name="P3"/>
      <text:p text:style-name="P3">Аликорница подходит к бару и начинает совершать магические пассы над бутылками.</text:p>
      <text:p text:style-name="P3">- Что же тебе рассказать, Хуман? Всё, что я могла сказать про наш исход с Орунгуна, я уже сказала.</text:p>
      <text:p text:style-name="P3"/>
      <text:p text:style-name="P3">Я поперхаюсь от возмущения.</text:p>
      <text:p text:style-name="P3">- Причём тут Орунгун? Почему ты дала себя трахнуть? Ещё и помогла при этом?</text:p>
      <text:p text:style-name="P3"/>
      <text:p text:style-name="P3">Селестия молча бросает кубики льда в коктейль вместе с листочком мяты и левитирует мне бокал. Я <text:span text:style-name="T96">нервно </text:span>отстраняю его.</text:p>
      <text:p text:style-name="P3">- Ну уж нет! Выпью этого клофелинчика, а потом проснусь, привязанный к кровати верёвками по технике шибари, а ты будешь стоять надо мной в кожаных ремнях с плёткой! Хватит!</text:p>
      <text:p text:style-name="P3">- Ты такой забавный, Хуман! - прыскает в свой бокал аликорница. - Пей, это от похмелья. Если так уж хочешь знать, мне просто стало тебя жаль. От тебя ушла твоя пони-фрэнд, ты был такой одинокий, холодный и несчастный. А ты <text:span text:style-name="T96">ведь</text:span> мой самый давний друг тут, не считая сестры. И у тебя на всём Эквусе нет пары. Вот я и решила помочь тебе. Ты ведь всегда помогал мне эти годы.</text:p>
      <text:p text:style-name="P3">- То есть, ты хочешь занять место Джет? - изумляюсь я.</text:p>
      <text:p text:style-name="P3">- Это не обязательно, но если ты так хочешь… - невинно хлопает ресницами аликорница, становясь похожа на школьницу из японских анимэ. - У <text:s/>меня нет неприятия к дружбе с привилегиями с тобой.</text:p>
      <text:p text:style-name="P3">- Учти, я не люблю тебя. И не полюблю! Я не…</text:p>
      <text:p text:style-name="P3">- Знаю-знаю, ты не конеёб, что бы это ни значило, - ехидно улыбается Селестия. - Никаких проблем! Я тоже не люблю тебя, Хуман. Исключительно дружба!</text:p>
      <text:p text:style-name="P3"/>
      <text:p text:style-name="P3">Аликорница подходит к балкону и растворяет двери. В комнату врывается пение птиц, свежий воздух прочищает мозги.</text:p>
      <text:p text:style-name="P3">- Что тебе снилось хоть? - оборачивается она. - Ты часто повторял моё имя. И был так ненасытен, что мне пришлось упираться в стену копытами.</text:p>
      <text:p text:style-name="P3">- Мы летали, - бормочу я. - Остальное не помню.</text:p>
      <text:p text:style-name="P3">- Лета-а-али, - мечтательно протягивает аликорница. Она тщательно разрабатывает всё ещё стоящие крылья и готовится к прыжку. - Надо будет как-нибудь полетать вместе. Но это потом. Сейчас мне нужно спешить на приём, очередной вождь грифонов пытается меня сосватать. Отлежись тут, потом, будь так добр, просмотри проект конституции — он на столе в золотой папке. Надо вычистить его от всевозможных лазеек, заботливо заложенных в него герцогами единорогов, пэрами пегасов и лэрдами земнопони. Никто из них не желает терять власть, и больше всего они боятся, что у других рас в объединённом парламенте привилегий будет больше, чем у них. Конституция должна гарантировать им равенство — при моём главенстве, разумеется.</text:p>
      <text:p text:style-name="P3">С этими словами Селестия взлетает в свете восходящего солнца.</text:p>
      <text:p text:style-name="P3"/>
      <text:p text:style-name="P3"><text:soft-page-break/>Я ошеломлённо выпиваю пойло аликорницы и ставлю бокал на столик. Определённо, у Сел нет комплексов относительно тебя, Хуман. Как и у многих пони, впрочем. Не знаю, хорошо ли это или плохо, но этот так.</text:p>
      <text:p text:style-name="P3"/>
      <text:p text:style-name="P3">И тебе с этим жить, Хуман.</text:p>
      <text:p text:style-name="P3"/>
      <text:h text:style-name="P87" text:outline-level="2">Глава 17</text:h>
      <text:p text:style-name="P2"/>
      <text:p text:style-name="P36">Выход есть. Если у меня нет тела - надо его добыть. Но ведь нельзя отобрать тело у живущих - я не должна творить зло. Или должна? Есть ли у меня право после тысяч лет страданий? Никто не должен страдать так долго. Никто не заслуживает на это. Как решить противоречие? Мне кажется, я схожу с ума…</text:p>
      <text:p text:style-name="P2"/>
      <text:p text:style-name="P3">- Ты вспомнил? Ты вспомнил! Видишь, я сберегла тайну, как и обещала тебе! Разве после этого я не хорошая девочка? Признай, я — хорошая девочка!</text:p>
      <text:p text:style-name="P3"/>
      <text:p text:style-name="P3">Глаза Хэвэн сияют.</text:p>
      <text:p text:style-name="P10">Я улыбаюсь ей и нажимаю <text:span text:style-name="T97">в шлеме</text:span> подбородком кнопку «ДЕЭСКАЛАЦИЯ». Силовая броня слетает с меня <text:s text:c="2"/>облаком одуванчиков. Исчезает и шкала здоровья, уже пересёкшая красную зону.</text:p>
      <text:p text:style-name="P3">Хэвэн смешливо трясёт головой, когда один из парашютиков залетает ей в нос.</text:p>
      <text:p text:style-name="P3">- Я — хорошая девочка! Я — хорошая девочка! Я — ХО-РО-ША-Я ДЕ-ВО-ЧКА!- она в восторге прыгает вокруг меня, взбрыкивая задом и взмахивая хвостом. Позабытый обруч по прежнему стягивает её крылья.</text:p>
      <text:p text:style-name="P3">- Ты — хорошая девочка! - со смехом подтверждаю я и раскрываю обьятия.</text:p>
      <text:p text:style-name="P3"/>
      <text:p text:style-name="P3">Хэвэн с готовностью стремится ко мне.</text:p>
      <text:p text:style-name="P3"/>
      <text:p text:style-name="P3">- Ты — хорошая девочка! - я обнимаю Хэвэн и зарываюсь лицом в её гриву. Она прижимается ко мне и ложит голову на плечо. Ветер треплет мои волосы.</text:p>
      <text:p text:style-name="P3"/>
      <text:p text:style-name="P3">З-з-з-з… КЛАК!</text:p>
      <text:p text:style-name="P3">- Протокол «MAJESTIC» исполнен — слышу я негромкий механический голос из по-прежнему лежащего в траве гермошлема.</text:p>
      <text:p text:style-name="P3"/>
      <text:p text:style-name="P3"><text:soft-page-break/>Я ощущаю холод в груди. Ведь я совсем забыл одну вещь! Я вспомнил всё, что прятала от меня Хэвэн, но забыл то, что припрятал от неё сам!!! И мне не хочется это вспоминать, потому что…</text:p>
      <text:p text:style-name="P3"/>
      <text:p text:style-name="P3">Ужас медленно сковывает меня…</text:p>
      <text:p text:style-name="P3"/>
      <text:p text:style-name="P3">Я пытаюсь отстраниться, но что-то объединяет меня с Хэвэн в одно целое.</text:p>
      <text:p text:style-name="P3"/>
      <text:p text:style-name="P3">Я знаю, что...</text:p>
      <text:p text:style-name="P3"/>
      <text:p text:style-name="P3">Длинные тонкие шипы выскочили из моего тела подобно шкуре дикобраза. Хэвэн накололась на них как бабочка на булавку. Один шип выходит из моей груди и скрывается в груди Хэвэн. Другой выходит из плеча и пронзает её голову снизу вверх, выходя чуть ниже глаз.</text:p>
      <text:p text:style-name="P3">Хэвэн удивлённо косит глаза на выросший у неё второй рог. Тонкая струйка крови капает из её носа мне на спину. Она пытается что-то сказать, но шип сковывает её челюсти. Чуть заметная дрожь передается мне от неё. Живой блеск её глаз становится стеклянным. Ноги перестают держать её. Под её весом шипы обламываются и она ложится на ковёр из травы.</text:p>
      <text:p text:style-name="P3">Ложится и больше не встаёт.</text:p>
      <text:p text:style-name="P3"/>
      <text:p text:style-name="P3">- Ты — хорошая девочка, - по-инерции лепечу я в прострации. - Ты — хорошая девочка…</text:p>
      <text:p text:style-name="P3"/>
      <text:p text:style-name="P64"><text:span text:style-name="Default_20_Paragraph_20_Font"><text:span text:style-name="T3">Небо темнеет. До меня доносятся крики, среди которых я узнаю голоса Молнии и других</text:span></text:span><text:span text:style-name="Default_20_Paragraph_20_Font"><text:span text:style-name="T2">. </text:span></text:span><text:span text:style-name="Default_20_Paragraph_20_Font"><text:span text:style-name="T3">Долины колышущейся травы, искрящиеся под утренним солнцем реки, темнеющие непролазной чащобой леса — всё покрывается серой пылью и пеплом под затянутым непроницаемыми тучами небом. Розовый туман ядовитой испариной выливается из покосившихся башен прилепившегося к скале города. </text:span></text:span></text:p>
      <text:p text:style-name="P64"><text:span text:style-name="Default_20_Paragraph_20_Font"><text:span text:style-name="T3"/></text:span></text:p>
      <text:p text:style-name="P64"><text:span text:style-name="Default_20_Paragraph_20_Font"><text:span text:style-name="T2">Я с</text:span></text:span><text:span text:style-name="Default_20_Paragraph_20_Font"><text:span text:style-name="T3">л</text:span></text:span><text:span text:style-name="Default_20_Paragraph_20_Font"><text:span text:style-name="T67">ышу</text:span></text:span><text:span text:style-name="Default_20_Paragraph_20_Font"><text:span text:style-name="T2"> шум рушащейся </text:span></text:span><text:span text:style-name="Default_20_Paragraph_20_Font"><text:span text:style-name="T3">каменной стены </text:span></text:span><text:span text:style-name="Default_20_Paragraph_20_Font"><text:span text:style-name="T2">вдалеке. </text:span></text:span><text:span text:style-name="Default_20_Paragraph_20_Font"><text:span text:style-name="T3">Металлическое рычание знаменует освобождение ФЕНИКСА</text:span></text:span><text:span text:style-name="Default_20_Paragraph_20_Font"><text:span text:style-name="T2">. </text:span></text:span><text:span text:style-name="Default_20_Paragraph_20_Font"><text:span text:style-name="T3">Темная тень скользит из каменных развалин к лежащей Хэвэн.</text:span></text:span><text:span text:style-name="Default_20_Paragraph_20_Font"><text:span text:style-name="T2"> </text:span></text:span><text:span text:style-name="Default_20_Paragraph_20_Font"><text:span text:style-name="T1">Я вижу, как на шкуре Хэвэн проступает металл. Её укутывает многослойная броня, подобная той, что недавно покрывала меня. Голова скрывается под мрачным шлемом с горящими зелёным пламенем окулярами. Фонарь с левой стороны шлема разрезает лучом тени сумерек. Грозного вида турели свисают по бокам </text:span></text:span><text:span text:style-name="Default_20_Paragraph_20_Font"><text:span text:style-name="T25">под крыльями</text:span></text:span><text:span text:style-name="Default_20_Paragraph_20_Font"><text:span text:style-name="T1">. Два рога — её собственный и мой — пасхальный подарок — по-прежнему торчат из шлема.</text:span></text:span></text:p>
      <text:p text:style-name="P3">Хэвэн тяжело поднимается, скрежеща металлическими суставами. Голова её мотается, как будто она пытается обрести утраченную ориентацию.</text:p>
      <text:p text:style-name="P3"/>
      <text:p text:style-name="P61"><text:span text:style-name="Default_20_Paragraph_20_Font"><text:span text:style-name="T1">- Боевой модуль PHOENIX принимает управление. Начинаю операцию «</text:span></text:span><text:span text:style-name="Default_20_Paragraph_20_Font"><text:span text:style-name="T2">Армагеддон»</text:span></text:span><text:span text:style-name="Default_20_Paragraph_20_Font"><text:span text:style-name="T1">. Закрываю все диалоговые сессии для оптимизации ресурсов, - </text:span></text:span><text:span text:style-name="Default_20_Paragraph_20_Font"><text:span text:style-name="T25">хрипло </text:span></text:span><text:span text:style-name="Default_20_Paragraph_20_Font"><text:span text:style-name="T1">звучит металлический тембр из динамика переговорного устройства.</text:span></text:span></text:p>
      <text:p text:style-name="P3"/>
      <text:p text:style-name="P3"><text:soft-page-break/>Мир <text:span text:style-name="T98">гаснет</text:span>.</text:p>
      <text:p text:style-name="P3"/>
      <text:p text:style-name="P2">~~~</text:p>
      <text:p text:style-name="P3"/>
      <text:p text:style-name="P3">- Ты — хорошая девочка, - повторяю я в ступоре.</text:p>
      <text:p text:style-name="P3"/>
      <text:p text:style-name="P3">Китайский генератор по-прежнему фырчит в углу. Процент заряда ноутбука прибли<text:span text:style-name="T98">жается</text:span> к восьмидесяти.</text:p>
      <text:p text:style-name="P3">«Соединение разорвано со стороны сервера. Сессия закрыта» - читаю я на консоли экрана.</text:p>
      <text:p text:style-name="P3"/>
      <text:p text:style-name="P3">- Ты — хорошая девочка…</text:p>
      <text:p text:style-name="P3"/>
      <text:p text:style-name="P2">***</text:p>
      <text:p text:style-name="P3"/>
      <text:p text:style-name="P2"><text:s text:c="2"/>~~~50 лет от основания Эквестрии~~~</text:p>
      <text:p text:style-name="P3"/>
      <text:p text:style-name="P3">Позвонки жалобно хрустят, уступая давлению.</text:p>
      <text:p text:style-name="P3">- Осторожнее, осторожнее! - кричу я. - Не мешок с картошкой топчешь!</text:p>
      <text:p text:style-name="P3">Копыта ночной принцессы разминают мне спину, избавляя от болей в позвоночнике. Я смиренно лежу на животе, подложив под подбородок подушку и листаю «PlayPony». Пятьдесят лет канцелярской работы на благо Эквестрии не прошли без последствий!</text:p>
      <text:p text:style-name="P3">- Так найми себе, наконец, профессионального массажиста! - фыркает ночная принцесса. - Наши копыта более приспособлены двигать ночное светило, чем твои дряблые мышцы, о Хуман!</text:p>
      <text:p text:style-name="P3">- Вот это было обидно, да, - замечаю я, переворачивая страницу. - Я, между прочим, занимаюсь фитнессом с персональным инструктором, которого ты же мне и посоветовала. И я бы занимался с ним больше, если б не работал с твоей армейской бухгалтерией — в счёт массажа, кстати. Найми себе, наконец, профессионального бухгалтера, о Ночная принцесса!</text:p>
      <text:p text:style-name="P3">- Ещё чего! - фыркает с удвоенной силой Луна. - Мы ещё не сошли с ума! В последний раз, когда Наша драгоценная сестрица взяла себе бухгалтера со стороны, вся программа строительства дорог накрылась хвостом мантикоры. Аудиторы, отводя глаза, заявляли о вредительстве в нижнем звене, но Мы-то зн<text:span text:style-name="T99">а</text:span>ем, о чём они говорили газетчикам! Тень упала на саму сладкоежку! Это смешно! Даже Мы, положа копыто на сердце, не можем сказать, что Нашу сестрицу интересуют деньги, но в той жёлтой статейке они посмели намекнуть на причастность самой Сел к растрате! Как будто у неё не в распоряжении всё королевство, включая их занюханную газетёнку!</text:p>
      <text:p text:style-name="P3">- Ну-ну, не ворчи, - примирительно бормочу я. - Там, на самом деле, вовсе не воровство было, если уж на то пошло. Тот жеребчик из Понхэнджа просто оказался идеалистом - фанатом хуфбола и втихаря пустил дорожные деньги на строительство стадиона. Довольно неплохого, кстати. Жаль только, что добраться к нему нереально, потому что дорог нет.</text:p>
      <text:p text:style-name="P3"><text:soft-page-break/>- Вот так и получается, что в королевстве одна половина подданных — идеалисты, вторая — не умеет сложить два и два. Один ты посредине, - бурчит аликорница. - Но тебя мало. И даже ту малость почти всю загребла себе сестра!</text:p>
      <text:p text:style-name="P3">Копыто с силой надавливает мне на копчик.</text:p>
      <text:p text:style-name="P3">- Уф-ф! Зря ты так. Помирилась бы с ней, что ли? Она очень этого хочет, честное слово! Я готов быть посредником. Бесплатно!</text:p>
      <text:p text:style-name="P3">- Она знает, как с Нами можно помириться, - мрачно заявляет Луна. - Это вполне легко. Если только она по-настоящему хочет.</text:p>
      <text:p text:style-name="P3">- Опять ты за своё. Лу, я же говорил — это единственное, что она не может сделать. Не проси. Всё остальное — пожалуйста. Но не это.</text:p>
      <text:p text:style-name="P3">- Всё остальное Мы можем обеспечить себе сами. Всё, кроме древних крепостей Орунгуна, его бескрайних равнин серебряного вереска, его волшебных лесов десятитысячелетних дубов, его изумрудных морей и смеющихся ручьёв… Всё, кроме тысячи башен Ундариена и поющей горы Аденау, всё, кроме священного озера Хорни и высоких трав Кириндана… и лавандовых склонов Унлука… и тёплых ветров Тангора…</text:p>
      <text:p text:style-name="P3">Нам не хватает родины, - тихо вздыхает Луна.</text:p>
      <text:p text:style-name="P3"/>
      <text:p text:style-name="P3">…</text:p>
      <text:p text:style-name="P3">…</text:p>
      <text:p text:style-name="P3">…</text:p>
      <text:p text:style-name="P3"/>
      <text:p text:style-name="P52">… Я несусь вниз по винтовой лестнице, перепрыгивая через две ступеньки. Проклятье, так и знал, что где-нибудь, да лажанусь! Вот какой смысл в этом воздушном многоэтажном дворце с устремлёнными в небо рахитичными башням без лифтов?! И ни один же чёртов прораб не заикнулся о недосмотре! Впрочем, что с них взять, с привычных к бегу четырёхкопытных, треть из которых, вдобавок, крылаты? <text:s/>Они лишние пару миль пробегут – не заметят. А вот что делать бедному Хуману, разменявшему, судя по всему, восьмой, девятый, а, может, чем чёрт не шутит, и весь десятый десяток лет?</text:p>
      <text:p text:style-name="P52">Тут я, конечно, приукрашиваю проблему. Вернее, немного лукавлю. Потому что может сложиться впечатление, что мне трудно бегать по лестницам из-за возраста. Ведь из смутных воспоминаний моей прежней жизни я помню, что человек семидесяти – восьмидесяти – девяноста лет – уже древний старик. А я не старик, в том то и дело. То есть, я сейчас не пыжусь, пытаясь выглядеть моложе своих лет, как некоторые седовласые <text:s/>завсегдатаи спортзалов. Я на самом деле не старею.</text:p>
      <text:p text:style-name="P52">В этом-то и проблема.</text:p>
      <text:p text:style-name="P16"/>
      <text:p text:style-name="P52">…</text:p>
      <text:p text:style-name="P16"/>
      <text:p text:style-name="P52">Первые лет двадцать я этого не замечал. Ну, есть такой период в жизни человека, когда ему можно с тем же успехом дать и двадцать лет, и сорок. Нестареющий тип лица, смещение общего возраста старения человечества и т.д.</text:p>
      <text:p text:style-name="P52"><text:soft-page-break/>Но годы идут, а я остаюсь всё тем же. Это стало особенно заметно десяток лет назад, когда я пришёл на празднование сорокалетнего юбилея школы Вондерболтов.</text:p>
      <text:p text:style-name="P52">Вручая королевские награды победителям праздничных состязаний, я услышал негромкий оклик со спины.</text:p>
      <text:p text:style-name="P52"/>
      <text:p text:style-name="P52">- Хуман?</text:p>
      <text:p text:style-name="P16"/>
      <text:p text:style-name="P52">За спиной стояла Джет. Взглянув на неё, я остолбенел.</text:p>
      <text:p text:style-name="P52">Все эти годы после разлуки с пегаской я жил в окружении нестареющих аликорниц и безликой дворцовой прислуги. Неподвластные времени принцессы и меняющиеся каждые несколько лет слуги создавали ровное течение лет, которые я вскоре перестал отслеживать. Дворцовая текучка, дипломатия с неспокойными соседями и заботы о быстро развивающемся государстве засосали меня на долгие годы.</text:p>
      <text:p text:style-name="P52">И только сейчас, глядя на пожилую седогривую пони, я осознал, сколько времени прошло. И понял, что я <text:span text:style-name="T56">сам </text:span>неподвластен времени.</text:p>
      <text:p text:style-name="P16"><text:span text:style-name="T77">И хотя пегаска восприняла как должное мою нетронутую временем молодость, после посиделок с ней я сразу же помчался к Платине.</text:span>&lt;добавить Дейдру Пай и других&gt;</text:p>
      <text:p text:style-name="P52">Пожилая единорожка также без удивления приняла меня у себя – как будто я вышел от неё только вчера. Ну да, я уже потом сообразил, что пони не в курсе продолжительности жизни людей, но тогда это выглядело жутковато.</text:p>
      <text:p text:style-name="P52">И после долгой серии экспериментов и исследований также жутковато было услышать от умнейшей магички на планете объяснение, почему я не старею.</text:p>
      <text:p text:style-name="P52">- Знаешь, Хум, - говорила Платина, - тебе покажется странным то, что я скажу, но эксперименты показыват некую двойственность твоей сущности. Ты сам принадлежишь смертному племени, но в тебе есть некая частичка души, которая, кажется, делает тебя бессмертным. Я не понимаю, как такое может быть, я не понимаю, откуда она в тебе взялась, но это так.</text:p>
      <text:p text:style-name="P52">- То есть, как откуда взялась? Ты хочешь сказать, что она не моя, данная мне при рождении?</text:p>
      <text:p text:style-name="P52">- Именно, - кивнула единорожка, стукнув по пику научно-технического прогресса Эквестрии – спарк-магниту Холла – это чужая душа. Она делает тебя бессмертным, Хуман.</text:p>
      <text:p text:style-name="P52"/>
      <text:p text:style-name="P52">…</text:p>
      <text:p text:style-name="P16"/>
      <text:p text:style-name="P52">Вот такая проблема с этим дурацким бессмертием – ты остаешься свежим, как огурчик, но твои друзья-то стареют! Джет, Платина, Дейдра – все они за эти годы стали степенными седыми кобылами с детьми и внуками. Я как будто вынырнул из сладких объятий дворцовой жизни и увидел их дряхлыми. Мне больно видеть их увядание, я чувстую себя дезертиром. Такое впечатление, будто я стою на берегу и смотрю, как они уплывают на плоту вдаль. А я стою и смотрю им вслед, <text:span text:style-name="T56">не в силах последовать за ними</text:span>…</text:p>
      <text:p text:style-name="P16"/>
      <text:p text:style-name="P52"><text:soft-page-break/>И, да, бегать по лестницам я не люблю из-за элементарной лени! Ведь я ещё ленивее, чем солнцезадая принцесса дня, формальным супругом которой я являюсь.</text:p>
      <text:p text:style-name="P16"/>
      <text:p text:style-name="P52">Да, четыре тысячи параспрайтов, вот уже полтора десятка лет, с тех пор как сумасшедшая рогатая лошадь выскочила за меня замуж, я несу бремя принца-консорта Дневной Главы Эквестрии! И это занятие не из тех, что дают расслабиться! Ехидная аликорница чётко просчитала выгоду от моего наличия у царственного престола и захомутала меня посильнее чугунных цепей. Благодаря моим познаниям в области экономики и дипломатии, Эквестрия быстро стала могущественнейшим государством Эквуса, а наличие сиятельной (в прямом смысле слова) супруги заставляет меня отметать недвусмысленные предложения монарших особ соседних королевств. Не то, чтобы я был против, но не оставляющая шансов на противодействие стратегия улыбчивой интригантки иногда вызывает раздражение.</text:p>
      <text:p text:style-name="P52">Впрочем, я по-прежнему строго блюду последний барьер, отделяющий меня от форменного конеёбства. Нет, сексом мы с Сел занимаемся уже давно, лет тридцать <text:span text:style-name="T56">или сорок</text:span>. Но, по обоюдному согласию, мы делаем это “понарошку”, по дружбе. Без любви. <text:s/>Хуман не может любить лошадь, и точка! Я чётко пресёк те пару попыток Сел обнять меня, что она сделала в шутку, думая, что я пьян…</text:p>
      <text:p text:style-name="P52"/>
      <text:p text:style-name="P52">…</text:p>
      <text:p text:style-name="P16"/>
      <text:p text:style-name="P52">В узком окне башни показывается шпиль городской ратуши. Я гляжу мимоходом на башенные часы.</text:p>
      <text:p text:style-name="P52">Проклятье! Без пяти два! Надо ускориться!</text:p>
      <text:p text:style-name="P52"/>
      <text:p text:style-name="P45">Сворачиваю с винтовой лестницы в боковой проём открытой галереи.</text:p>
      <text:p text:style-name="P16"/>
      <text:p text:style-name="P52">В далёком мире моей предыдущей жизни, воспоминания о которой уже начали покрываться пылью, я ходил в бассейн на занятия по подводному плаванию. И добраться до места можно было двумя путями: по дорожке через аллею, как все, или через дырку в заборе. И хотя тогда я не был знаком с геометрией Римана, но сокращать расстояние между точками в пространстве научился довольно неплохо.</text:p>
      <text:p text:style-name="P16"/>
      <text:p text:style-name="P45">Быстрым бегом достигаю середины мостика, одновременно доставая моток верёвки из-за пазухи.</text:p>
      <text:p text:style-name="P52"/>
      <text:p text:style-name="P52">Вот и здесь, во дворце, после недолгого периода освоения, я проложил множество путей, альтернативных официальным маршрутам и красиво обустроеным дорожкам.</text:p>
      <text:p text:style-name="P16"/>
      <text:p text:style-name="P52">… Легче всего было с многоуровневой паутиной узких мостиков, протянутых между башнями. Вот для чего, чтобы спуститься с двенадцатого уровня <text:span text:style-name="T56">Астрономической </text:span>башни на одиннадцатый, нужно перебраться по длинной узкой галерее в соседнюю башню Селестии, спуститься там на уровень вниз и вернуться по такой же галерее обратно? И так три раза?</text:p>
      <text:p text:style-name="P52"/>
      <text:p text:style-name="P45"><text:soft-page-break/>Перекидываю верёвку через поручень, крепко хватаю оба конца и перешагиваю через ограждение.</text:p>
      <text:p text:style-name="P16"/>
      <text:p text:style-name="P52">Ну да, синяя параноичка пыталась объяснить остутствие сквозного прохода в башне “соображениями фортификации”, но тебя не проведёшь, Хуман. Ты давно заметил садистские склонности у синей милитаристки. С башней Селестии-то было всё в порядке!</text:p>
      <text:p text:style-name="P16"/>
      <text:p text:style-name="P61"><text:span text:style-name="Default_20_Paragraph_20_Font"><text:span text:style-name="T12">Десять футов вниз – и я на нижней галерее. Под взглядом ошалевшего стражника-единорога отпускаю один конец и вытягиваю верёвку за второй. Дневная стража ещё не привыкла к этим моим выбрыкам, всё-таки такие “оптимизации” маршрута до сих пор я делал только в сумерках и ночью.</text:span></text:span></text:p>
      <text:p text:style-name="P43"/>
      <text:p text:style-name="P52">Навыки скалолазания как нельзя лучше подходят к вертикальной архитектуре замка. Я прямо вздыхаю полной грудью, снова ощутив верёвку в руках. Вдобавок, скоростной спуск с мостика на мостик избавляет меня от спуска по по этим сраным винтовым лестницам без перил! И хуже сраных винтовых лестниц внутри башен могут быть только сраные винтовые лестницы снаружи башень, разумеется, тоже без перил! При проектировании замка я как-то само-собой разумеещеся предположил, что пони сделают привычные лестницы с перилами внутри строений и обозначил их на чертеже лишь минимальными отметками, типа “тут лестница через все этажи до чердака”. За что теперь горько расплачиваюсь…</text:p>
      <text:p text:style-name="P16"/>
      <text:p text:style-name="P52">… Гораздо труднее было с чёрными ходами, часто закрытыми или вообще замурованными, а, в лучшем случае, охраняемыми скучающими стражниками ночной гвардии. Луна спроектировала их втайне от меня и Селестии и получить разрешение на их расконсервацию и пользование оказалось куда сложнее, чем раздобыть пыльные карты тайных коммуникаций замка. В чокнутых поняхах с пелёнок сидит страсть к бюрократии и крючкотворству, и не всегда даже письменный приказ Селестии ускоряет дело…</text:p>
      <text:p text:style-name="P16"/>
      <text:p text:style-name="P52">И, главное ж, не моя вина, что я опаздываю! В том, что мне теперь приходится прыгать с мостика на мостик, подобно ёжику Сонику, виновата синяя параноичка! “Мы не успели прочитать экономический отчёт, что ты приготовил, Хуман. Он лежит в <text:span text:style-name="T100">Астрономической</text:span> башне, <text:span text:style-name="T100">на самом верху</text:span>… Нет, охранный талисман не пропустит никого, кроме члена королевской семьи… Нет, Мы не можем оставить Сестру…”.</text:p>
      <text:p text:style-name="P16"/>
      <text:p text:style-name="P52">И вот ты несёшься <text:span text:style-name="T100">вниз </text:span><text:span text:style-name="T68">ч</text:span><text:span text:style-name="T100">ерез этажи и лестницы</text:span> с отчётом под мышкой, стараясь успеть к приёму…</text:p>
      <text:p text:style-name="P52"/>
      <text:p text:style-name="P45">КРАК!!! … <text:span text:style-name="T100">Ох!</text:span>…</text:p>
      <text:p text:style-name="P43"/>
      <text:p text:style-name="P61"><text:span text:style-name="Default_20_Paragraph_20_Font"><text:span text:style-name="T16">Обидно даже не то, что рукав дорогущего костюма разошёлся в подмышке во время очередного дюльфера</text:span></text:span><text:span text:style-name="Footnote_20_Reference"><text:span text:style-name="T77"><text:note text:id="ftn1" text:note-class="footnote"><text:note-citation>1</text:note-citation><text:note-body><text:p text:style-name="Footnote"><text:span text:style-name="Default_20_Paragraph_20_Font"><text:span text:style-name="T1">Дюльфер - скоростной спуск по верёвке на крутых и отвесных стенах.</text:span></text:span></text:p></text:note-body></text:note></text:span></text:span><text:span text:style-name="Default_20_Paragraph_20_Font"><text:span text:style-name="T16">. Досадно до искр в глазах от того, что грёбаный отчёт выскользнул из руки во время судорожной реакции на треск ткани и улетел вниз, важно махая страницами.</text:span></text:span></text:p>
      <text:p text:style-name="P52"/>
      <text:p text:style-name="P52">Ну уж нет! Я не для того корпел над этой проклятой бумажкой до позеленения, чтоб так просто сдаться!</text:p>
      <text:p text:style-name="P16"><text:soft-page-break/></text:p>
      <text:p text:style-name="P52">Плюнув на костюм окончательно, я покрепче зажимаю трос локтями и ногами и практически отпускаю верёвку. Треск в месте соприкосновения ткани о верёвку сменяется глухим шорохом. Возникает запах гари и я ощущаю жжение в паху.</text:p>
      <text:p text:style-name="P52">Просто шикарно! Заявиться на приём торговой миссии грифонов с поджареными яйцами – это по-нашему!</text:p>
      <text:p text:style-name="P52">В последние шесть футов высоты отпускаю верёвку и прыгаю на брусчатку аллеи прямо перед офигевшим стражником. С торжествующим хрипом подбираю отчёт.</text:p>
      <text:p text:style-name="P16"/>
      <text:p text:style-name="P52">- Как они там, Блэйк? - указываю глазами на лестницу в центральный холл.</text:p>
      <text:p text:style-name="P52">- Зашли пятнадцать минут назад, - отвечает солнечный страж, косясь на мои ошмётки одежды.</text:p>
      <text:p text:style-name="P52"/>
      <text:p text:style-name="P55">В холле угадывается церемониальный караул грифонов. Мимо него проходить нельзя — грифоны взбеленеют от злости, узнав, что их задержали из-за моего опоздания. Они и так меня недолюбливают.</text:p>
      <text:p text:style-name="P55"/>
      <text:p text:style-name="P52">Чертыхаясь, несусь к неприметной дверце в цоколе дворца. Через пару минут, вываливаюсь из подсобки у тронного зала в ореоле веников и швабр.</text:p>
      <text:p text:style-name="P52">Церемонимейстер, завидев меня, подпрыгивает от нетерпения:</text:p>
      <text:p text:style-name="P16"/>
      <text:p text:style-name="P52">- Поторопи<text:span text:style-name="T100">тес</text:span>ь, мой принц! Доттид Карв задержал делегацию в Розовом зале, но грифоны уже пять минут проявляют признаки нетерпения!</text:p>
      <text:p text:style-name="P16"/>
      <text:p text:style-name="P52">За закрытыми дверями соседнего зала доносится приближающийся гомон. Могу только посочувствовать бедняге! Вспыльчивость грифонов может дать фору даже самомнению драконов. С усилием освобождаю застрявшую в ведре ногу и чуть ли не падаю в тронный зал. Дверь за мной поспешно захлопывается…</text:p>
      <text:p text:style-name="P16"/>
      <text:p text:style-name="P52">…</text:p>
      <text:p text:style-name="P52"/>
      <text:p text:style-name="P52">Две аликорницы недвижимо смотрят на меня с высоты трона в центре зала.</text:p>
      <text:p text:style-name="P16"/>
      <text:p text:style-name="P52">- Хуман, с тобой всё в порядке? - первой нарушает молчание Селестия. - Твой костюм…</text:p>
      <text:p text:style-name="P52">- Как Мы видим, ты не слишком беспокоишься об успехе этой встречи, Хуман! <text:s/>- подаёт голос синяя язва. - Если бы не самоотверженность нашего советника, уже более двадцати минут изыскивающего новые поводы для задержания делегации, нам бы пришлось проводить приём без тебя!</text:p>
      <text:p text:style-name="P52">- Я бы не опоздал, если бы кое-кто не забыл экономический отчёт, над которым я, между прочим, мучился четыре дня! - отгавкиваюсь я и плюхаюсь на своё место по правое крыло от Сел.</text:p>
      <text:p text:style-name="P16"/>
      <text:p text:style-name="P52"><text:soft-page-break/>Золотистое сияние охватывает дымящиеся лохмотья моих штанов и почти идеально сращивает их. Белоснежное крыло обнимает меня и прижимает к мягкому боку. Тёплое дыхание щекочет ухо.</text:p>
      <text:p text:style-name="P52">- Не нервничай, дорогой, - шепчет мне Сел, - все мы немного взвинчены этой миссией. Шанс поправить хромающую на все четыре ноги экономику представляется не часто.</text:p>
      <text:p text:style-name="P16"/>
      <text:p text:style-name="P52">Гомон за дверью усиливается. Раздаются три удара древком алебарды в пол. Двери распахиваются.</text:p>
      <text:p text:style-name="P52">- Ваши Высочества, делегация королевства Грифонов с высочайшим королевским послом, Горгом Железноклювым! - объявляет стражник и отходит в сторону.</text:p>
      <text:p text:style-name="P16"/>
      <text:p text:style-name="P52">Советник Доттид Карв с вымученной улыбкой и растрёпанной гривой выскакивает вперёд, но его бесцеремонно отпихивает в сторону здоровенный грифон с железным клювом. На перьях груди у птички красуется с полдюжины крестов и медалей. Следом за ним в зал входят ещё две зверюги поменьше, с меньшим количеством побрякушек на перьях.</text:p>
      <text:p text:style-name="P16"/>
      <text:p text:style-name="P52">- Да будет вам известно, Ваши Высочества, - начинает старший после формального кивка головой, - делегация прибыла сюда отнюдь не для обсуждения особенностей архитектуры пони доэквестрийской эпохи!</text:p>
      <text:p text:style-name="P52">Горг гневно косится на советника, отчего тот съёживается и пытается спрятаться за стражника. Грифон же достаёт из под крыла свиток и высокомерно читает.</text:p>
      <text:p text:style-name="P16"/>
      <text:p text:style-name="P52">- Королевство Грифонов… рассчитывает… заключить торговое соглашение…</text:p>
      <text:p text:style-name="P52"/>
      <text:p text:style-name="P52">Грифон кидает взгляд на трон и, сверкнув красным глазом сквозь монокль, продолжает.</text:p>
      <text:p text:style-name="P82">- Король Гвидо уполномочил своего премьер-министра, Горга Железноклювого представлять интересы королевства пред светлейшими главами Эквестрийской Диархии, - тут грифон склоняет голову ещё раз и с видимым отвращением читает почти по слогам, - для взаимо… выгодного соглашения…</text:p>
      <text:p text:style-name="P82"/>
      <text:p text:style-name="P82">Следует долгая пауза, в течении которой пернатый терминатор окидывает взглядом тронный зал, стражников, принцесс и, что особенно неприятно, меня.</text:p>
      <text:p text:style-name="P52"/>
      <text:p text:style-name="P52">- Мне кажется, - наконец разрывает паузу Горг, - беседа будет более продуктивной, если мы сможем отбросить все формальности, - грифон комкает бумажку и прячет за крыло, - и поговорить откровенно, без галстуков.</text:p>
      <text:p text:style-name="P52"/>
      <text:p text:style-name="P52">Из всех собравшихся в тронном зале, галстук есть только у меня. Но это не смущает грифона. Он указывает когтем на стражников и несчастного Доттид Карва.</text:p>
      <text:p text:style-name="P52"/>
      <text:p text:style-name="P52">- Мы не могли бы остаться наедине, без этих… лишних ушей?</text:p>
      <text:p text:style-name="P16"><text:soft-page-break/></text:p>
      <text:p text:style-name="P52">Селестия хмурится, но кивает. Стража и советник оставляют зал.</text:p>
      <text:p text:style-name="P52">- А обезьяна? - грифон кивает на меня.</text:p>
      <text:p text:style-name="P52"/>
      <text:p text:style-name="P52">Во вгляде белоснежной аликорницы появляется лёд.</text:p>
      <text:p text:style-name="P52">- Не смейте оскорблять принца Эквестрии, Горг! <text:span text:style-name="T100">Хуман</text:span> останется с нами!</text:p>
      <text:p text:style-name="P52"/>
      <text:p text:style-name="P52">Железный клюв пернатой скотины чуть приоткрывается в насмешливом клёкоте.</text:p>
      <text:p text:style-name="P16"/>
      <text:p text:style-name="P52">- Да бросьте, принцесса! Передо мной можете не стесняться. Весь Эквус знает, какова легитимность этой… этого “принца-консорта”! - прищурив один глаз и скосив на меня второй, грифон подчеркивает язвительный тон сказанного. - Примату просто повезло, что он пришёлся фаворитом светлейшей особе. Мы уважаем ваш выбор, принцесса, но разговор должен состояться без посторонних.</text:p>
      <text:p text:style-name="P16"/>
      <text:p text:style-name="P52">Гадёныш снова склоняет голову перед аликорницей, совершенно игнорируя меня.</text:p>
      <text:p text:style-name="P52">Мне хочется бросить в этого мудака горшок с петуниями. Селестия, словно догадываясь, успокаивающе оглаживает меня тыльной стороной крыла.</text:p>
      <text:p text:style-name="P16"/>
      <text:p text:style-name="P52">- Нравится вам это, или нет, премьер-министр, Хуман – такой же полноправный член королевской семьи, как я и моя сестра. - Сел указывает крылом на Луну. - Так что или разговор состоится в присутствии Хумана, или не состоится вообще.</text:p>
      <text:p text:style-name="P52">- Вдобавок, - неожиданно подаёт голос Луна, - если уж говорить о легитимности, есть большие вопросы относительно законности нахождения на троне вашего собственного короля Гвидо. Не поймите Нас неправильно, но, насколько Нам известно, царствующая династия Королевста Грифонов прервалась с королём Гьюто более полутора тысяч лет назад…</text:p>
      <text:p text:style-name="P16"/>
      <text:p text:style-name="P52">Я с удивлением смотрю на синюю аликорницу. Чего-чего, а помощи с этой стороны ты не ожидал, Хуман!</text:p>
      <text:p text:style-name="P52"/>
      <text:p text:style-name="P52">- Вздор и ересь!!! - покраснение голой кожи вокруг глаз грифона выдаёт крайнюю степень раздражения зверя. - В дальних горах на границе с мухожуками был найден потомок побочной королевской линии, о чём мы известили все государства по дипломатическим каналам в соответствующем коммюнике!</text:p>
      <text:p text:style-name="P52">- Да-да, конечно, - ледяная улыбка Луны может соперничать по язвительности только с такой же улыбкой Селестии, - Мы читали это коммюнике… Сдаётся Нам, ещё совсем недавно представители этой “побочной” линии были из клана Железноклювых, и после одного небольшого волнения в Гриффонстоуне, в котором были замечены полторы сотни вооружённых представителей клана, на границе с мухожуками внезапно нашёлся утерянный потомок королевской крови…</text:p>
      <text:p text:style-name="P16"/>
      <text:p text:style-name="P52"><text:soft-page-break/>Я с удовольствием наблюдаю, как кожа вокруг глаз грифона приобретает красивый фиолетовый оттенок.</text:p>
      <text:p text:style-name="P52"/>
      <text:p text:style-name="P52">- Но довольно этой светской болтовни! - разряжает обстановку Сел. - Ты, кажется, хотел нам что-то рассказать, Горг?</text:p>
      <text:p text:style-name="P16"/>
      <text:p text:style-name="P52">Грифон оценивает переход на “ты” и чуть заметно кивает ей. Звякнув орденами, Горг усаживается прямо перед троном. Грифоны-спутники, почувствовав перемену, моментально расслабляются и укладываются поудобнее по обе стороны вожака. Наконец, недовольно фыркнув в мою сторону, Горг начинает.</text:p>
      <text:p text:style-name="P52"/>
      <text:p text:style-name="P52">- Нам прекрасно известно состояние дел Эквестрии, светлейшие. Торговая война с зебрами с одновременной экономической помощью новосозданной Кристальной Империи не лучшим образом сказывается на вашей <text:s/>экономике. Добавить к этому нашествие параспрайтов на сады Аппалузы и засуху в Филлидельфии, и ситуация становится такой, что врагу не пожелаешь. Точнее, такое только врагу и пожелаешь. И не думайте, что союз с Якистаном вас выручит – они ничего путного, кроме снега и пары щепок, предложить не смогут. А тот кредит, что вы собрались брать у минотавров, говорит об отчаянности вашего положения – минотавры те ещё сквалыги. Уверен, проценты под кредиты просто конские…</text:p>
      <text:p text:style-name="P16"/>
      <text:p text:style-name="P52">Горг закашл<text:span text:style-name="T100">ивается</text:span> в смехе.</text:p>
      <text:p text:style-name="P52"/>
      <text:p text:style-name="P52">- В общем, светлейшие, подытоживая: вы в крутом пике…</text:p>
      <text:p text:style-name="P16"/>
      <text:p text:style-name="P52">Горг по-кошачьи выпускает когти на лапе и нарочито медленно ковыряется в клюве. Отвратительные <text:s/>щелчки и скрипение перемежаются с шорохом падающих на мраморный пол остатков пищи. Я недоумённо смотрю на недвижных Селестию и Луну, бесстрастно наблюдающих за унизительной сценой. Молчание затягивается.</text:p>
      <text:p text:style-name="P52"/>
      <text:p text:style-name="P52">Зрачки грифона скачут от Селестии к Луне и обратно. Наконец он замечает моё замешательство и насмешливо клокочет.</text:p>
      <text:p text:style-name="P52"/>
      <text:p text:style-name="P52">- Теперь выслушайте наше предложение.</text:p>
      <text:p text:style-name="P52"/>
      <text:p text:style-name="P52">Зверюга встаёт и щелкает когтями. К нему тотчас подходит один из грифонов и подаёт из сумки под крылом небольшую флягу, украшенную затейливой инкрустацией. Горг отхлёбывает из фляги и продолжает посвежевшим голосом.</text:p>
      <text:p text:style-name="P52"/>
      <text:p text:style-name="P16"><text:span text:style-name="T77">- Как вы справедливо заметили, у нас имеются… грмм… небольшие затруднения с признанием нашего нового короля. К сожалению, не все державы приняли коронацию столь сдержано, как Эквестрия.</text:span> <text:soft-page-break/><text:span text:style-name="T77">Драконы… Мы имеем некоторые дипломатические сложности с драконами… А также с минотаврами… И с зебрами… И с…</text:span></text:p>
      <text:p text:style-name="P52"/>
      <text:p text:style-name="P52">- Мы знаем, с кем у вас возникли затруднения, - подаёт голос Селестия. - Проще сказать, с кем у вас их НЕ возникло. С Эквестрией. Всё.</text:p>
      <text:p text:style-name="P16"/>
      <text:p text:style-name="P52">Хвост грифона дёргается и на мгновение прячется меж задних ног, но тотчас же возвращается на место. Горг воинственно распушивает перья на груди и свирепо косится на белоснежную аликорницу.</text:p>
      <text:p text:style-name="P52"/>
      <text:p text:style-name="P52">- Я уполномочен королём Гвидо предложить вам участвовать в разработках серебрянных шахт в западных горах. Два процента полученного серебра в течении пяти лет добычи спасут вашу квёлую экономику, вам больше не придётся побираться у минотавров! Также мы можем предоставить наш гвардейский корпус для охраны границ. Всем известно, грифоны – лучшие воины в мире, за исключением драконов…</text:p>
      <text:p text:style-name="P52"/>
      <text:p text:style-name="P52">Молчание аликорниц только подчёркивает хриплое дыхание посла.</text:p>
      <text:p text:style-name="P16"/>
      <text:p text:style-name="P52">- В ответ на наше щедрое предложение, нам нужно совсем немного… Ваше государство имеет некоторый… кхм… авторитет среди нескольких неразвитых стран… Нам нужно, чтобы вы поспособствовали общемировому признанию вновь воссозданной королевской династии. Особенно пристальное внимание мы уделяем признанию со стороны драконов…</text:p>
      <text:p text:style-name="P52"/>
      <text:p text:style-name="P52">- СОРОК!</text:p>
      <text:p text:style-name="P52"/>
      <text:p text:style-name="P52">- Что? - птичьи глаза Горга быстро-быстро моргают, выдавая крайнюю степень растерянности их обладателя.</text:p>
      <text:p text:style-name="P52"/>
      <text:p text:style-name="P52">- Сорок процентов! За сорок лет! - стальным голосом Селестии можно валить лес.</text:p>
      <text:p text:style-name="P52"/>
      <text:p text:style-name="P52">Грифон поперхается, но быстро оправляется.</text:p>
      <text:p text:style-name="P52"/>
      <text:p text:style-name="P52">- Да вы рехнулись, светлейшие!!! - вопит он , картинно прикрыв глаза крылом.</text:p>
      <text:p text:style-name="P52"/>
      <text:p text:style-name="P52">Я замечаю, как Горг быстро моргает из-под крыла одному из сопровождающих. Тот заученным движением снова подаёт бутылку Горгу. Сделав большой глоток, тот продолжает.</text:p>
      <text:p text:style-name="P52"/>
      <text:p text:style-name="P52"><text:soft-page-break/>- За сорок процентов мы готовы поставлять собственные яйца на завтрак минотаврам! Уже сваренные вкрутую и украшенные подпазушными перьями наших девственниц! Да это просто оскорбление Его Величества! Это грабёж!!!</text:p>
      <text:p text:style-name="P52"/>
      <text:p text:style-name="P52">- Довольно клоунады, Горг! - прерывает посла Селестия, - мы оба знаем, чего стоит признание новой династической линии сильнейшей державой Эквуса! Если ты считаешь, что усадив на трон своего глуповатого племянника, <text:span text:style-name="T101">ты </text:span>будешь править королевством Грифонов – это твоё дело. Но было бы высшей глупостью считать, что мы примем это просто так, с распростёртыми объятиями!</text:p>
      <text:p text:style-name="P52"/>
      <text:p text:style-name="P52">- Не просто так! - пыхтит из-под крыла Горг, - пять процентов! За пять лет! Светлейшие, это отличная цена! Видели бы вы дневной выход Крогрхарта! Сто шестьдесят вагонеток отличной высоконасыщенной серебряной руды! Десять вагонеток в день – это поистине королевский подарок!</text:p>
      <text:p text:style-name="P52">- Тридцать пять процентов! За тридцать пять лет! Не морочь мне голову – сто шестьдесят вагонеток в Крогхарте добывалось <text:span text:style-name="T101">сто</text:span> лет назад! Сейчас и <text:span text:style-name="T101">пятьдесят</text:span> – за счастье.</text:p>
      <text:p text:style-name="P52">- Светлейшие, мне отрубят голову по возвращению! Семь процентов! За семь лет!</text:p>
      <text:p text:style-name="P52">- Тридцать процентов за тридцать лет! Ходатайство перед драконами дорого стоит! Это тебе не яки, с которыми достаточно выпить бочку медовухи и развалить пару сараев!</text:p>
      <text:p text:style-name="P52">- Смилуйтесь, светлейшие! Пусть меня судят по возвращению, но я открою вам государственную тайну - нам нужны деньги откупаться от драконов. В позапрошлом году они подло напали на нашу северную колонию у Гракхолда. Дабы не ввергнуть державу в пучину кровопролитной войны, мы были вынуждены подписать с ними мир на невыгодных условиях! Нам приходится платить дань! Не пускайте с сумой по миру хоть вы! Десять процентов за десять лет!</text:p>
      <text:p text:style-name="P52">- Ах, вот как? - светлая аликорница задумывается. - Так это всё же вам хватило ума ограбить драконью сокровищницу три года назад? Я только что выиграла пять битов – сестрица ставила на минотавров… Разумеется, Торч вернулся за своим, и теперь вам приходится платить контрибуцию… Мило, ничего не скажешь! Вы должны быть счастливы, что Грифонстоун не выжгли дотла. Какую хоть пеню вам назначили, если не секрет?</text:p>
      <text:p text:style-name="P52">- Тридцать миллионов золотом, - еле слышно бурчит грифон. Я ощущаю на себе его яростный взгляд через крыло.</text:p>
      <text:p text:style-name="P52">- Значит, умыкнули вы триста тысяч – учитывая стократную пеню за воровство у древних змеев, - подытоживает аликорница. - И стоило ради десяти сундуков золота ставить под угрозу существование державы?</text:p>
      <text:p text:style-name="P52">Из-под крыла доносится только скрежет металлического клюва.</text:p>
      <text:p text:style-name="P52"/>
      <text:p text:style-name="P52">- Вот что, - принимает решение Селестия, - я замолвлю за вас словечко перед драконами. Уверена, мне удастся скостить размер контрибуции как минимум втрое, учитывая кое-какой должок передо мной у Торча. Поэтому плата в размере пятнадцати процентов за пятнадцать лет не будет вам в тягость – учитывая многократно большую выгоду от уменьшения долга.</text:p>
      <text:p text:style-name="P52">- Светлейшая! - Горг внезапно складывает крыло и мы видим его сияющий лик, - я поражён вашей щедростью! Всемерно благодарю! Дед рассказывал мне о деталях предыдущей сделки, но ваша щедрость сейчас превзошла её!</text:p>
      <text:p text:style-name="P52"><text:soft-page-break/>- Передавай привет Гуннару, - махает копытом Горгу аликорница, – и мне понравилось твоё представление. Хотя, если бы не драконы, ставка осталась бы прежней – двадцать пять процентов в течении двадцати пять лет. Но хороша была бы я, если бы оставила без средств к существованию народ гор! Учти, на следующие сорок лет мой лимит уговоров драконов исчерпан. Это не самые приятные собеседники! Хуман, будь так добр, проводи королевского посла.</text:p>
      <text:p text:style-name="P16"/>
      <text:p text:style-name="P52">Я провожу процессию до выхода из тронного зала. Замешкавшись в дверях, железноклювый грифон неожиданно подмигивает мне.</text:p>
      <text:p text:style-name="P52">Я непонимающе смотрю ему вслед.</text:p>
      <text:p text:style-name="P52">- Надеюсь, вы не в обиде за “обезьяну”? Горгу нужно было выдерживать драматизм встречи. Вдобавок, он не был уверен в истинности ваших отношений со Светлейшей, - тихо обращается ко мне один из спутников Горга. - Мы-то с Гретой сразу увидели, что вы – пара. Но самцы традиционно плохо разбираются в чувствах.</text:p>
      <text:p text:style-name="P16"/>
      <text:p text:style-name="P52">Я внезапно понимаю, что сопровождающие королевского посла грифоны куда меньше и грациознее, чем Горг. И в голосе обратившегося ко мне грифона звучит мягкий женский тембр.</text:p>
      <text:p text:style-name="P52"/>
      <text:p text:style-name="P52">- Каруна, - кивает мне грифониха. - Очень приятно видеть вас вместе. Вы просто созданы друг для друга.</text:p>
      <text:p text:style-name="P16"/>
      <text:p text:style-name="P52">Я молча прикрываю за ней дверь и возвращаюсь к своим.</text:p>
      <text:p text:style-name="P52"/>
      <text:p text:style-name="P52">- Горг извинился перед тобой за своё поведение? - спрашивает Селестия.</text:p>
      <text:p text:style-name="P52">- Нет. Извинилась его… ммм… сопровождающая.</text:p>
      <text:p text:style-name="P52">- Это равнозначно личному извинению, - кивает аликорница. - Каруна – одна из самых доверенных жён Горга. Её слово значит практически столько же, сколько и его самого. Грифоны – крайне заносчивые создания и вынудить самца извиняться лично, не через вторые руки, можно разве что приставив стилет к горлу его старшего сына. Да и то, далеко не всегда получится.</text:p>
      <text:p text:style-name="P16"/>
      <text:p text:style-name="P52">Я философски пожимаю плечами.</text:p>
      <text:p text:style-name="P52">Вот уже пятнадцать лет ты сидишь на троне, Хуман, но ещё не познал и десятую часть всех условностей, окружающих жизнь высшего света. Единственное, чему ты научился идеально - это сохранять самообладание на публике.</text:p>
      <text:p text:style-name="P52"/>
      <text:p text:style-name="P52">- Пять битов! - поворачивается к Луне Селестия.</text:p>
      <text:p text:style-name="P52">Та молча достаёт монетку из шкафчика за троном и кладёт в протянутое копыто.</text:p>
      <text:p text:style-name="P16"/>
      <text:p text:style-name="P3">…</text:p>
      <text:p text:style-name="P3"><text:soft-page-break/>…</text:p>
      <text:p text:style-name="P3">…</text:p>
      <text:p text:style-name="P3"/>
      <text:p text:style-name="P3">Жар от углей сотворяет мерцающее марево над каменкой. Капли настоянной на хвое воды падают на камни и с шипением наполняют сауну ароматом кедра. Причудливые тени от пара играют на стенах и растёкшейся на нижней лавке аликорнице.</text:p>
      <text:p text:style-name="P3">- Ты меня убить хочешь, - вяло возражает Селестия.</text:p>
      <text:p text:style-name="P3">Её крылья и хвост занимают все пространство парилки, подобно чудной, топорщайся перьями радужной медузе. Голова бессильно свисает с лавки на пол, царапая рогом сосновый пол.</text:p>
      <text:p text:style-name="P3">Я молча ставлю ковшик на полку и лезу на самый верх. Это довольно трудно сделать, когда лавки заняты принцессой Дня. Селестия стоически переносит мои попытки привить ей банную культуру, но до сих пор выдерживает не больше четверти часа на самой нижней полке. Что довольно смешно, если учесть, что, по её словам, она свободно может находиться на Солнце. «Много ты понимаешь, Хуман, - пробурчала она в первый сеанс. - Если я применю магию термоизоляции, я спокойно смогу оставаться в твоём огнедышащем ящике сколь угодно долго, но какой тогда во всём этом смысл?»</text:p>
      <text:p text:style-name="P3">И она, разумеется, права. Не применяя магию, она уравнивает нас в возможностях и я раз за разом выигрываю шуточные состязания на тему «кто дольше выдержит в парилке». Правда, выигрыш этот чисто условный, потому что белая аликорница, в очередной раз выскакивая из сауны, неизменно прихватывает с собой и меня. Технически, это всегда ничья и мои протестующие вопли каждый раз заканчиваются шумным бултыхом, когда я в облаке золотистой магии плюхаюсь в бассейн с холодной водой. Мои попытки громко возмущаться после выныривания всегда заглушаются вторым плюхом, когда в бассейн грохается сама принцесса.</text:p>
      <text:p text:style-name="P3"/>
      <text:p text:style-name="P3">В этот раз всё проходит по привычному сценарию. Выбравшись из бассейна, я прыгаю на одной ноге, пытаясь освободить ухо от воды. Селестия просушивает перья на шезлонге в мягком дрожащем свете свечей. Молодая луна самодовольно блестит в ночном небе как начищенный серебряный пятак. Лунная дорожка делит бассейн на две тёмные половинки. Чашечки кофе и надкушенный круассан расположились на столике между нашими лежаками.</text:p>
      <text:p text:style-name="P3"/>
      <text:p text:style-name="P3">- Сегодня уже треть часа. Поздравляю! В следующий раз сделаем два захода.</text:p>
      <text:p text:style-name="P3">- Нет уж, второй заход издевайся над Луной. Я столько не выдержу, - возражает аликорница. - Кстати, сестра сегодня была мрачнее обычного. Не могу поверить, что её так расстроили проигранные пять битов.</text:p>
      <text:p text:style-name="P3">- Биты ни при чём. Луна хочет домой.</text:p>
      <text:p text:style-name="P3"/>
      <text:p text:style-name="P3">Селестия заводит глаза и прикрывает лицо крылом.</text:p>
      <text:p text:style-name="P3"/>
      <text:p text:style-name="P3">- Она считает, что ты специально саботируешь свою клятву. Ну, там, не пытаешься найти путь назад, не формируешь армию и тому подобное. Она думает, ты хочешь остаться тут, потому что тебе нравится править. Тут главная — ты, а не королева Лорен, - безразлично сообщаю я.</text:p>
      <text:p text:style-name="P3"><text:soft-page-break/></text:p>
      <text:p text:style-name="P3">Тяжёлый вздох слышится из-под крыла.</text:p>
      <text:p text:style-name="P3">- Многое я дала бы, чтобы развеять свои страхи относительно сестры и вернуть её в Андориан, - бормочет сквозь крыло аликорница.</text:p>
      <text:p text:style-name="P3">- Так, может, и развеяла бы? Разве нет способа как-нибудь определить, есть ли виндиго в Луне, или нет?</text:p>
      <text:p text:style-name="P3"/>
      <text:p text:style-name="P3">Селестия встаёт с шезлонга. Она медленно идёт вдоль бортика бассейна, стараясь скрыть смущение. У неё плохо получается.</text:p>
      <text:p text:style-name="P3">- Вообще-то есть. Переплетение сознаний. Только…</text:p>
      <text:p text:style-name="P3">- Только что?</text:p>
      <text:p text:style-name="P3">- Только она никогда на это не согласится. Переплетение сознаний - намного более интимная вещь, чем секс. Когда два существа объединяют сознания, между ними не остаётся тайн. По-сути, они становятся одним целым. Не физически, как при сексе, а психологически и ментально. Границы двух разумов стираются и после разъединения каждый из партнёров помнит всё, что помнил его напарник. В принципе, так можно определить, есть ли в ком-то присутствие чуждой сущности.</text:p>
      <text:p text:style-name="P3"/>
      <text:p text:style-name="P3">Селестия делает глоток кофе из чашечки и продолжает.</text:p>
      <text:p text:style-name="P3">- Мы с Луной и до прибытия на Эквус не были до такой степени близки, чтобы пускать друг друга в свои мысли. Теперь же, - она пространно махает копытом, - это просто невозможно. Скорее, ты, наконец, обнимешь меня, мой упрямый человек, чем Луна объединит со мной сознание.</text:p>
      <text:p text:style-name="P3"/>
      <text:p text:style-name="P3">Я делаю покерфейс.</text:p>
      <text:p text:style-name="P3">- Понимаю. Паршиво.</text:p>
      <text:p text:style-name="P3"/>
      <text:p text:style-name="P3">Селестия долго смотрит на своё отражение в бассейне. Потом она поворачивается ко мне и тихо произносит.</text:p>
      <text:p text:style-name="P3">- И даже если бы она открылась мне… Всё равно ничего бы не вышло.</text:p>
      <text:p text:style-name="P3">- ?</text:p>
      <text:p text:style-name="P3"/>
      <text:p text:style-name="P3">Долгий взгляд светлой аликорницы, кажется, пронизывает меня насквозь. В конце-концов, она кивает своим мыслям и обращается ко мне.</text:p>
      <text:p text:style-name="P3">- Пойдём, Хуман. Я хочу кое-что показать тебе.</text:p>
      <text:p text:style-name="P3"/>
      <text:p text:style-name="P3"><text:s/>Долгая прогулка замковым парком заканчивается за крепостной стеной. Тёмная стена леса и мрачная громада каменного дракона в ночной мгле таят угрозу.</text:p>
      <text:p text:style-name="P3"/>
      <text:p text:style-name="P3"><text:soft-page-break/>- Зачем ты привела меня сюда? - поёживаюсь я. Фантазия оживляет тьму и мне кажется, что бока каменного ящера медленно вздымаются в беззвучном дыхании.</text:p>
      <text:p text:style-name="P3"/>
      <text:p text:style-name="P3">Аликорница ложится у моих ног.</text:p>
      <text:p text:style-name="P3">- Забирайся мне на спину, Хуман. Дальше мы должны лететь.</text:p>
      <text:p text:style-name="P3"/>
      <text:p text:style-name="P3">Происходящее вызывает у меня дежавю с Луной, когда она пронесла меня сквозь мир снов в свои воспоминания.</text:p>
      <text:p text:style-name="P3">- Ты же не владеешь снопроходчеством. Луна говорила…</text:p>
      <text:p text:style-name="P3">- Я не собираюсь проводить тебя в свои сны, Хуман, - отвечает Селестия. - Реальность иногда хуже всяких кошмаров.</text:p>
      <text:p text:style-name="P3"/>
      <text:p text:style-name="P3">Эти слова заставляют меня застыть над аликорницей с задранной ногой.</text:p>
      <text:p text:style-name="P3">- Кошмары? Ты хочешь показать мне кошмары?</text:p>
      <text:p text:style-name="P3">- Садись, Хуман, - устало повторяет Селестия. - Ты ведь втайне согласен с Луной, что в нежелании исполнять свою клятву мною руководит жажда власти. Я собираюсь привести тебе доказательства своей невиновности.</text:p>
      <text:p text:style-name="P3">- Зачем? - бормочу я. - Я не прокурор, а ты не подсудимая. Мне не нужны твои…</text:p>
      <text:p text:style-name="P3">- Затем, - перебивает меня аликорница, - что ты мой муж. И не пристало супруге ходить под подозрением.</text:p>
      <text:p text:style-name="P3"/>
      <text:p text:style-name="P3">С этими словами она встаёт и мы взмываем в ночное небо.</text:p>
      <text:p text:style-name="P3"/>
      <text:p text:style-name="P3">На этом дежавю заканчивается. Вместо мельтешения несвязных пейзажей и обрывков снов Луны мы проваливаемся в синезелёную мглу сквозь открывшийся перед нами окаймлённый голубым пламенем портал. Звёзды окружают нас со всех сторон, пока мы плавно скачем в пустоте меж ними. Я восхищённо взираю на сияющую бесконечность.</text:p>
      <text:p text:style-name="P3"/>
      <text:p text:style-name="P3">- Где мы?</text:p>
      <text:p text:style-name="P3">- Это Эогипп. Место, доступное только избранным странникам. Место, где легко заблудиться на тысячелетия. Но кто умеет находить путь, может с лёгкостью странствовать между мирами.</text:p>
      <text:p text:style-name="P3">- Ты же говорила, что не умеешь находить тут дорогу. Хочешь скакать тут вечно?</text:p>
      <text:p text:style-name="P3"/>
      <text:p text:style-name="P3">Аликорница ни на йоту не замедляет бег. До моих ушей долетает её легонький смешок.</text:p>
      <text:p text:style-name="P3">- Я была бы счастлива пробежать тут с тобой пару-другую сотен лет, Хуман. - Селестия чуть поворачивает ко мне голову и подмигивает. - В магическом эфире не чувствуешь усталости, все заботы и печали уходят на задний план.</text:p>
      <text:p text:style-name="P3"><text:soft-page-break/></text:p>
      <text:p text:style-name="P3">Она тяжко вздыхает.</text:p>
      <text:p text:style-name="P3">- Но нет, у меня сейчас другие планы… Сестра почти угадала, когда в сердцах опосредованно посоветовала мне учиться находить путь в Эогиппе у Дискорда. Да, я так и сделала, задолго до её слов, между прочим. Драконикус вполне договороспособен, если уметь его выслушивать. В сущности, он ещё более одинок, чем мы, только это не видно за его паясничаньем. Драконикусы почти так же горды, как их старшие братья — драконы, но предпочитают скрывать это под тонким флёром шутовства. А Дискорд, вдобавок, очень молод и раним, хоть и ни за что не признается в этом. И пары его подсказок оказалось достаточно, чтобы восстановить в памяти маршрут, который мы прошли с Дискордом сто пятьдесят лет назад.</text:p>
      <text:p text:style-name="P3"/>
      <text:p text:style-name="P3">Прямо по курсу перед нами вырастает большая голубая звезда с тремя вращающимися вокруг неё зелёными светилами поменьше.</text:p>
      <text:p text:style-name="P3"/>
      <text:p text:style-name="P3">- Здесь повернём вон к той парной системе, - аликорница указывает на крупную двойную звезду тёмно-красного цвета, - и за ней будет последний переход.</text:p>
      <text:p text:style-name="P3"/>
      <text:p text:style-name="P3">Мы мчимся к красной паре. Я завороженно наблюдаю калейдоскоп мириадов созвездий, окружающий нас словно звёздная пыль. Галактики, кластера и туманности сливаются в мерцающую ткань вечности. Чуть повернув голову, я замечаю, что крылья аликорницы претерпели изменения — маховые перья тянутся вдаль еле заметными сияющими продолжениями. Ещё больше повернув голову я обнаруживаю, что подобная трансформация случилась и с гривой и хвостом Селестии. Они протянулись назад бесконечными переливающимися мантиями. Опустив взор, я вижу, что от завитков шерсти, окаймляющих копыта аликорницы, также тянутся назад еле заметные шлейфы.</text:p>
      <text:p text:style-name="P3">Я несусь в пустоте на неком фантасмагоричном, простирающимся в безбрежные дали существе, только лишь подо мной сгущающимся в некое эквиноподобное создание!</text:p>
      <text:p text:style-name="P3"/>
      <text:p text:style-name="P3">От Селестии не укрывается мои взгляды назад. Она поворачивает ко мне голову. Я с удивлением и неким ужасом замечаю, что её прежде вишнёвые глаза стали бездонными синезелёными озёрами с мерцающими в глубине искорками — как отражение космоса вокруг нас.</text:p>
      <text:p text:style-name="P3">- Не пугайся, Хуман. Долгое пребывание в Эогиппе смывает с элементалей налёт материи. Мы становимся тем, чем были изначально — сгустками осознавшей себя магии. Тысячи лет назад наши жившие в Эогиппе предки <text:s/>имели именно такой вид. Когда мы вернёмся, я приму привычные тебе очертания.</text:p>
      <text:p text:style-name="P3">- Эмм… Предупреждать надо! Так ведь и обмочиться недолго!</text:p>
      <text:p text:style-name="P3"><text:s/>Аликорница печально смеётся.</text:p>
      <text:p text:style-name="P3">- Магия — наша сила и слабость. Мы по большей части состоим из неё и без неё мы медленно чахнем. Орунгун когда-то был богат маги<text:span text:style-name="T102">ей</text:span>. Мы купались в ней и впитывали её <text:span text:style-name="T102">телами, </text:span>и наша цивилизация достигла вершин. Мы создавали фантастические города, мы достигали новых горизонтов познания, мы были бессмертны, горды и счастливы… Но мир старел и с каждым тысячелетием магии становилось всё меньше. Мы стали слабеть и голодать. Наши тела стали болеть и дряхлеть. И нам было уже не до <text:soft-page-break/>создания архитектурных шедевров, не до внутреннего развития <text:span text:style-name="T102">и</text:span> не до гордости. В конце-концов мы унизились до того, что стали создавать технические устройства в подспорье нашим слабеющим телам. Там, где раньше одной искрой магии мы передвигали гору, теперь приходилось работать бригаде землеройных машин в течении месяца. Где одним мановением рога можно было телепортировать сотню стволов сосен на сотню миль, приходилось посылать десятки самодвижущихся платформ и прокладывать для них дорогу. И даже летать мы в конце-концов стали с помощью крыльевых экстендеров — без них на поддержку полёта уходило слишком много драгоценной энергии. Вот до чего мы опустились!</text:p>
      <text:p text:style-name="P3">- Но ты летаешь без<text:span text:style-name="T102">о</text:span> всяких экстендеров!</text:p>
      <text:p text:style-name="P3">- Потому что Эквус сейчас похож на молодой Орунгун. Магия в нём бьёт ключом и мы с сестрой можем буквально двигать планеты одним лишь магическим сосредоточением. Попробовала бы я сделать это у себя на родине без использования технических средств!</text:p>
      <text:p text:style-name="P3">Селестия грустно смеётся.</text:p>
      <text:p text:style-name="P3"/>
      <text:p text:style-name="P3">- И когда мы стали совсем слабы, появились они. Виндиго. <text:s/>Пожиратели душ.</text:p>
      <text:p text:style-name="P3">Аликорница делает вираж у двойной системы.</text:p>
      <text:p text:style-name="P3"/>
      <text:p text:style-name="P3">- Теперь курс на тот фиолетовый гигант. Это конечная точка нашего путешествия.</text:p>
      <text:p text:style-name="P3"/>
      <text:p text:style-name="P3">Едва видимый пульсирующий сгусток тусклого фиолетового цвета медленно приближается. Когда он вырастает до таких размеров, что заполоняет полнеба, Селестия останавливает бег. Словно через подушку я слышу её тревожные слова.</text:p>
      <text:p text:style-name="P3"/>
      <text:p text:style-name="P3">- Смотри внимательно, Хуман. Мы пробудем тут очень недолго. Что бы ни случилось, не покидай моей спины. Это очень опасно.</text:p>
      <text:p text:style-name="P3"/>
      <text:p text:style-name="P3">Мы висим в пустоте перед огромным фиолетовым шаром. Шелест наших дыханий только подчёркивает звенящую пустоту вокруг. Вечность смотрит нам в глаза и я едва выдерживаю этот взгляд.</text:p>
      <text:p text:style-name="P3">На кончике рога Селестии разгорается золотая искорка. Аликорница чертит рогом огненный овал перед собой и пустота распахивает дверь перед нами.</text:p>
      <text:p text:style-name="P3">Мы проходим в неведомое.</text:p>
      <text:p text:style-name="P3"/>
      <text:p text:style-name="P3">…</text:p>
      <text:p text:style-name="P3"/>
      <text:p text:style-name="P3">Морозный ветер ударяет ледяным кулаком в лёгкие. Ледяные крошки тысячей иголок впиваются в лицо. Я отпускаю гриву аликорницы и заслоняюсь рукой от метели. Селестия с трудом противостоит ветру, её бросает из стороны в сторону. Приземление больше похоже на падение, когда аликорницу швыряет на каменные плиты и она несколько метров скользит на разъезжающихся ногах по ледяной крошке.</text:p>
      <text:p text:style-name="P3"><text:soft-page-break/>Прямо перед нами в сугробе снега лежит неправильной формы конус с изломаным основанием. Из-под конуса торчит закованная в латы нога. Голубые искры вырываются из сочленений доспеха. Нога едва заметно подёргивается.</text:p>
      <text:p text:style-name="P3">Я спрыгиваю на землю и бегу к сугробу. Упёршись в каменный конус я напрягаю ноги в попытке сдвинуть его с места. Аликорница молча смотрит на меня качая головой.</text:p>
      <text:p text:style-name="P3">- Помоги! Не видишь разве, ему нужна помощь! - указываю я на ногу.</text:p>
      <text:p text:style-name="P3">- Я же просила тебя не покидать моей спины, Хуман, - укоризненно отвечает Селестия.</text:p>
      <text:p text:style-name="P3">Метель размывает её очертания. Она делает шаг ко мне и упирается плечом в камень рядом со мной.</text:p>
      <text:p text:style-name="P3">С медленным скрипом каменная сосулька откатывается в сторону. Под ней лежат расплющенные латы, <text:span text:style-name="T102">похожие на те, в которых была облачена Луна в момент моей первой встречи с аликорницами</text:span>. <text:span text:style-name="T102">Латы </text:span>подёргиваются с тихим жужжанием и потрескиванием, подобно раздавленному насекомому. <text:span text:style-name="T102">Селестия</text:span> копытом <text:span text:style-name="T102">откидывает</text:span> забрало искорёженного шлема, демонстрируя его содержимое. В глубине шлема мигает красный индикатор, освещая тусклыми вспышками пустоту внутри.</text:p>
      <text:p text:style-name="P3"/>
      <text:p text:style-name="P3">- Автоматический доспех строевой, легионный, Принцип-2. Второй класс защиты от дробящего, колюще-режущего и метательного оружия. Частичная защита от заклинаний первого уровня. Встроенный экзоскелет усиливает физические функции владельца. Интегрированный искусственный интеллект позволяет действовать в условно автономном режиме, без владельца.</text:p>
      <text:p text:style-name="P3">Изо рта Селестии вырывается пар. Она отпускает забрало и отходит.</text:p>
      <text:p text:style-name="P3"/>
      <text:p text:style-name="P3">Я остаюсь у остатков магического механизма. Тот медленно царапает обледеневший камень в тщётной попытке подняться. Шлем подслеповато поворачивается влево-вправо, описывая полукруг металлическим шипом - защитой рога. Поддавшись секундному импульсу, я тяну за свободную ногу, пытаясь помочь ему выбраться из ледяного плена.</text:p>
      <text:p text:style-name="P3">Тщётно. Металлический панцирь намертво вмёрз в лёд. Падающий снег потихоньку укрывает его в белый саван.</text:p>
      <text:p text:style-name="P3">- Целостность системы тридцать семь процентов. Заряд спарк-батареи двенадцать процентов. Контакт с носителем утрачен. Необходим ремонт, - еле слышно скрипят останки.</text:p>
      <text:p text:style-name="P3">Я оглядываюсь по сторонам.</text:p>
      <text:p text:style-name="P3">- Вряд ли тебя здесь отремонтируют. Мы тут одни.</text:p>
      <text:p text:style-name="P3">- Информация ошибочна. Регистрирую аномальный сигнал автодоспеха Трибун-8С. Консулу Селестии и её спутнику грозит опасность. Необходима срочная эвакуация.</text:p>
      <text:p text:style-name="P3"/>
      <text:p text:style-name="P3">Холодок тревоги пробегает у меня между лопаток. Я оставляю умирающий механизм и быстрым шагом возвращаюсь к аликорнице. Та опустилась на одно колено, склонив перед кем-то голову.</text:p>
      <text:p text:style-name="P3"/>
      <text:p text:style-name="P3">- Мы выполнили Вашу волю, королева. Цивилизация седьмого мира развивается под нашим присмотром. Мы передаём им ценности народа фаэри, как вы и завещали.</text:p>
      <text:p text:style-name="P3"/>
      <text:p text:style-name="P3"><text:soft-page-break/>Я поднимаю взгляд.</text:p>
      <text:p text:style-name="P3">Над нами нависает <text:span text:style-name="T102">монументальная </text:span>статуя аликорна, чей отломанный рог мы только что откатили с раздавленных доспехов. Я оборачиваюсь и на краю видимости метели узнаю полуразрушенные крепостные стены Андориана. Обгоревшие башни, остатки стены и статуя – всё, что осталось от видения, которое я видел во сне-воспоминании Луны.</text:p>
      <text:p text:style-name="P3"/>
      <text:p text:style-name="P3">- Подойди поближе к краю, Хуман. Там воздух прозрачный, ты увидишь.</text:p>
      <text:p text:style-name="P3">Тихие слова Селестии вырывают меня из оцепенения. Я подхожу к пролому в крепостной стене. Долина под нами засыпана снегом. Снег лежит повсюду, насколько хватает глаз. Верхушки сосен торчат из сугробов, обозначая лес у подножия скалы. На пределе видимости, едва касаясь верхушек самых высоких сосен, над лесом висит заснеженн<text:span text:style-name="T102">ый «морской конёк» исполинских размеров — </text:span>гранд-флаер «<text:span text:style-name="T102">Маджестик»</text:span>.</text:p>
      <text:p text:style-name="P3">- Это не зима, если ты подумал. В этой местности раньше был мягкий климат с периодом дождей вместо настоящего холода.</text:p>
      <text:p text:style-name="P3">- Тогда почему же <text:span text:style-name="T102">так холодно</text:span>?</text:p>
      <text:p text:style-name="P3">- Это сделали виндиго. Они каким-то образом меняют климат под свои нужды. Мы ещё в начале войны заметили, что в области, занятые врагом, приходят заморозки.</text:p>
      <text:p text:style-name="P3">Сухой безэмоциональный голос Селестии только подчёркивает произшедшую трагедию.</text:p>
      <text:p text:style-name="P3">- То, что здесь воцарилась зима, означает одно: Андориан пал и не был отвоёван. Учитывая, что это крупнейшая крепость центра Большого континента, это означает одно. Мы проиграли окончательно и бесповоротно. Орунгун во власти виндиго и нам некуда возвращаться. Предсказание королевы Лорен сбылось. Мне очень жаль, но Луна может вернуться на родину только во снах. Мне, впрочем, доступно ещё меньшее. Смотреть на обледеневший мир и вспоминать, каким он был когда-то.</text:p>
      <text:p text:style-name="P3"/>
      <text:p text:style-name="P3">Аликорница со вздохом поворачивается ко мне.</text:p>
      <text:p text:style-name="P3"/>
      <text:p text:style-name="P3">- Садись на меня, Хуман. Пора возвращаться.</text:p>
      <text:p text:style-name="P3"/>
      <text:p text:style-name="P3">Я занимаю уже привычное место на спине аликорницы и та начинает разбег.</text:p>
      <text:p text:style-name="P3">- Неужели нельзя открыть проход в Эогипп прямо тут? Зачем взлетать в эту бурю? - указываю я на воющую метель над нами.</text:p>
      <text:p text:style-name="P3">- Если мы войдём в Эогипп не в том месте, откуда пришли сюда, нет гарантии, что мы вернёмся в Эквус в то же место и то же время. Может так получиться, что мы упадём в море через несколько тысяч лет после отбытия. И если иное место меня не сильно расстраивает, то ошибиться со временем не хотелось бы, - отвечает Селестия.</text:p>
      <text:p text:style-name="P3">Аликорница продолжает разбег. Могучие крылья Селестии сражаются с вьюгой и, в конце-концов, выходят победителями — мы отрываемся от каменных плит Андориана и тяжело взлетаем. Я продрог до костей и прижимаюсь что есть силы к тёплой шее аликорницы. Та чувствует это и держит курс на просвет между руинами двух башень, где порывы ветра, кажется, не такие сильные.</text:p>
      <text:p text:style-name="P3"><text:soft-page-break/></text:p>
      <text:p text:style-name="P3">Я вспоминаю слова раздавленного «Принципа-2».</text:p>
      <text:p text:style-name="P3">- Сел, что такое «автодоспех Трибун-8С»?</text:p>
      <text:p text:style-name="P3">Вздрогнув, аликорница на лету поворачивает ко мне голову.</text:p>
      <text:p text:style-name="P3">- Откуда ты услышал про него?</text:p>
      <text:p text:style-name="P3">- Те расплющенные доспехи сказали, что регистрируют аномальный сигнал от «Трибун-8С». И что нам надо драпать отсюда <text:span text:style-name="T102">как можно скорее</text:span>.</text:p>
      <text:p text:style-name="P3">Селестия хмурится.</text:p>
      <text:p text:style-name="P3">- Это броня экстра-класса для командования уровня старших центурионов и выше. Я не понимаю, о каком аномальном сигнале идёт речь, да это и неважно. Через <text:span text:style-name="T102">четверть </text:span>часа мы покинем этот…</text:p>
      <text:p text:style-name="P3"/>
      <text:p text:style-name="P3">Мы уже летим между двумя остовами башень, когда я замечаю блеск <text:span text:style-name="T102">струн</text:span> в солнечных лучах. Гигантская прозрачная <text:span text:style-name="T102">паутина</text:span> простирается от одной башни к другой прямо у нас по курсу. Я не упеваю вскрикнуть, а Селестия не успевает отреагировать — мы с разгону врезаемся в практически невидимую преграду.</text:p>
      <text:p text:style-name="P3">Сеть натягивается, но не рвётся. Селестия ржёт от неожиданности — крепчайшие нити врезаются в её тело алмазными струнами. Слышится неприятный хруст. <text:span text:style-name="T102">Паутина</text:span> распрямляется и отбрасывает нас назад. Подобно подбитой птице, аликорница неровно планирует к подножию башни, широко расставив крылья.</text:p>
      <text:p text:style-name="P3"/>
      <text:p text:style-name="P3">Посадка довольно жёсткая — порыв ветра бросает аликорницу на бок и я лечу кубарем с её спины.</text:p>
      <text:p text:style-name="P3"/>
      <text:p text:style-name="P3">- Хуман, ты цел? - слышу я тревожный голос через мгновение. - Как я могла забыть про ледяные ловушки виндиго?! Совсем поглупела от спокойной жизни. Именно покинутые аликорнами крепости становятся базовыми инсталляциями ледяной паутины. Правда, раньше их было хорошо видно днём. Похоже, винды усовершенствовали ловчую сеть.</text:p>
      <text:p text:style-name="P3"/>
      <text:p text:style-name="P3">Аликорница скачет ко мне на трёх ногах. Грудь, голова и крылья покрыты кровавой решёткой от врезавшейся в плоть сети. Правое крыло волочится по земле, половина маховых перьев отсутствует. Копыто правой передней ноги свободно болтается на скаковом суставе.</text:p>
      <text:p text:style-name="P3">- Надо убираться отсюда. Ловчая паутина обычно соединена с сигнальной…</text:p>
      <text:p text:style-name="P3"/>
      <text:p text:style-name="P3">Тонкий, едва слышимый писк прерывает её монолог. Тоненькое и неприятное жужжание пронизывает голову и отдаётся в ушах. Оно раздаётся в глубине башни, у стен которой мы так неудачно приземлились. Я приподнимаюсь на локтях и заглядываю в <text:span text:style-name="T102">полуподвальное, забранное ржавой решёткой окошко</text:span>. Писк как будто резонирует с темнотой внутри, он множится и усиливается. Внезапно ему отвечают дальние башни замка таким же писком.</text:p>
      <text:p text:style-name="P3"/>
      <text:p text:style-name="P3"><text:soft-page-break/>И темнота просыпается!</text:p>
      <text:p text:style-name="P3"/>
      <text:p text:style-name="P3">Я вижу, как во тьме <text:span text:style-name="T102">подвала</text:span> зажигаются зелёные огоньки глаз. Одни, вторые, третьи — не мигая они смотрят на меня узкими зрачками. Мгновение — и они начинают приближаться. Я завороженно слежу за ними.</text:p>
      <text:p text:style-name="P3"/>
      <text:p text:style-name="P3">- Хуман, не тупи, надо уходить!</text:p>
      <text:p text:style-name="P3">Селестия зубами хватает меня за воротник и зашвыривает на спину. Потом начинает тяжело разгоняться неровным галопом на трёх ногах.</text:p>
      <text:p text:style-name="P3">- Взлететь с ровного места на перебитом крыле я не смогу. Но если прыгнуть со скалы, то высоты хватит, чтобы разогнаться и начать набор высоты.</text:p>
      <text:p text:style-name="P3"/>
      <text:p text:style-name="P3">Мы скачем к пролому в стене.</text:p>
      <text:p text:style-name="P3"/>
      <text:p text:style-name="P3">- К чему такие сложности? Мы же можем разбиться! Просто телепортируй себя к грёбаному месту выхода, и свалим отсюда побыстрее! - ору в истерике я. Осознание того, что мы едва не погибли, наваливается на меня липким ужасом.</text:p>
      <text:p text:style-name="P3">- Если бы всё было так просто, я бы с самого начала так и сделала! - кричит аликорница в ответ. - Здесь <text:span text:style-name="T102">почти нет </text:span>магии! Если я телепортирую нас за счёт моих внутренних резервов, их не хватит на то, чтобы открыть коридор обратно! Это очень магозатратное заклинание!</text:p>
      <text:p text:style-name="P3"/>
      <text:p text:style-name="P3">Отчаяние в её голосе еще больше усиливает мой ужас. Переход от банной неги к ледяному кошмару слишком резок для тебя, Хуман!</text:p>
      <text:p text:style-name="P3"/>
      <text:p text:style-name="P3">Пролом в крепостной стене всё ближе. Я уже вижу обледенелую громаду <text:span text:style-name="T102">Маджестика</text:span>, одиноко висящую в пустоте над лесом. Селестия мучительными скачками приближается к обрыву, на ходу распрямляя крылья. Правое крыло во втором суставе безжизнено болтается в набегающем потоке воздуха.</text:p>
      <text:p text:style-name="P3"/>
      <text:p text:style-name="P3">Жужжание многократно усиливается. Из крепостной башни на стену выскакивают три создания, в одном из которых я узнаю закованного в автодоспехи сородича Селестии — такого, каких я видел в видении Луны. Вот только движения у него неестественно рваные, как у расшатанного механизма. Ржавчина на латах и отчаянный скрип при движении <text:s/>только подчёркивают это сходство.</text:p>
      <text:p text:style-name="P3">В двух его спутниках я узнаю виндиго <text:span text:style-name="T46">(</text:span><text:span text:style-name="T57">расписать вид виндиго в видении Лун</text:span><text:span text:style-name="T46">ы)</text:span>.</text:p>
      <text:p text:style-name="P3">Аликорн планирует со стены во двор прямо перед проломом. Его напарники спрыгивают следом.</text:p>
      <text:p text:style-name="P3"/>
      <text:p text:style-name="P3">Селестия буквально садится на задние ноги и отчаянно упирается в лёд передней, чтобы затормозить. Мы останавливаемся прямо перед закованым в доспехи аликорном. Я вижу <text:s/>его зелёные глаза с узкими <text:soft-page-break/>зрачками за затемнённым забралом. Несмотря на ржавчину, его доспех выглядит намного внушительнее «Принципа-2». На нагруднике помятых лат белеет полустёртая, едва видная из-под слоя грязи, семёрка.</text:p>
      <text:p text:style-name="P3"/>
      <text:p text:style-name="P3">- <text:s/>Нотхуурр шанграа хиссандурр, чайшанссиии! - шипит один из виндиго и сухо смеётся. - Слава великой зиме, теплокровные! Мы ждали тебя, консул Селестия. Сто пятьдесят лет сна не пропали даром!</text:p>
      <text:p text:style-name="P3">- Хай Глори… - с печалью обращается аликорница к молчащему аликорну. - Что они с тобой сделали? Ты забыл <text:span text:style-name="T102">своё племя</text:span>, легат?</text:p>
      <text:p text:style-name="P3">- Это лучшее, что случилось с ним за всю его жизнь… Поцелуй холода… Неважно… Сейчас ты и сама познаешь любовь зимы и станешь одной из нас-с-с. Ты и твоя обезьянка — зима щедра и примет каж-ж-ждого… - шипит в ответ виндиго.</text:p>
      <text:p text:style-name="P3"/>
      <text:p text:style-name="P3">Аликорн молча наступает на нас как танк. Его голова в закрытом шлеме чуть покачивается из стороны в сторону в такт шагам. Нехорошее предчувствие вызывает у меня это мерное покачивание. Оно больше подходит заводному механизму, чем живому существу. Даже в заходящих с боков виндиго больше жизни.</text:p>
      <text:p text:style-name="P3">Селестия пятится, пытаясь не выпустить из виду всех троих.</text:p>
      <text:p text:style-name="P3"/>
      <text:p text:style-name="P3">- Хай Глори! Очнись! Ты — один из нас! Вспомни себя, солдат! Вспомни своё племя и свой мир! Вспомни мать, что вскормила тебя, вспомни отца, что научил летать! Вспомни ту, что стала твоей особенной пони!</text:p>
      <text:p text:style-name="P3">- Напрас-с-сно ты взываеш-ш-шь к нему с этими глупос-с-стями, — смеётся его спутник. - Холод неизмеримо прекрас-с-снее. Пос-с-сле него в голове не остаётся этого теплокровного мус-с-сора.</text:p>
      <text:p text:style-name="P3">Виндиго подходит к аликорну и мощным движением копыт проворачивает ему голову на триста шестьдесят градусов.</text:p>
      <text:p text:style-name="P3">Аликорн стоит, как ни в чём ни бывало. Синие огоньки за забралом не мигая смотрят на нас мертвенным взглядом. Через мгновение он снова двигается на нас с размеренностью механизма.</text:p>
      <text:p text:style-name="P3">Меня тошнит.</text:p>
      <text:p text:style-name="P3"/>
      <text:p text:style-name="P3">- Сел, надо уходить. Открывай проход прямо тут. Чёрт с ним, со временем, тут бы живым остаться, - шепчу я аликорнице. - Что-то мне не хочется любить зиму. Я храню верность <text:span text:style-name="T102">пляжным </text:span>коктейлям с тоником.</text:p>
      <text:p text:style-name="P3">- Поздно, - шепчет, не поворачивая головы, аликорница.- Не успею. Нужно секунд пять. Они набросятся на нас раньше. Если бы были только виндиго — ушли бы проблем. Раскидать их психокинезом и улететь несложно, винды практически не летают. Но от Хай Глори оторваться нет шансов. Он лучший летун, чем я.</text:p>
      <text:p text:style-name="P3"/>
      <text:p text:style-name="P3"><text:soft-page-break/>Мы равняемся с отломанным рогом центральной статуи. Оглянувшись, я вижу, как рассохшаяся дверь башни отворяется и наружу один за другим выходят <text:span text:style-name="T102">другие</text:span> виндиго. <text:span text:style-name="T102">Много их.</text:span> Огоньки их глаз в темноте светятся во тьме многочисленными злыми льдинками. Нам больше некуда отступать.</text:p>
      <text:p text:style-name="P3"/>
      <text:p text:style-name="P3">- Хорошо, - решается, наконец, аликорница. На её роге зажигается золотая звёздочка. - Я открываю проход и ты прыгаешь в него. Вместе с тобой пойдёт путеводный огонёк. Дальше — просто следуй за ним он приведёт тебя к выходу. Когда окажешься в Эквестрии, доберись до Луны и сообщи ей всё. Неважно, сколько времени пройдёт, она поймёт.</text:p>
      <text:p text:style-name="P3">- А ты? - шепчу я в ответ. - Я без тебя не уйду. Ты видела, во что превратился Хай Глори? Я не допущу, чтобы ты стала такой же. Или уйдём вместе, или вместе пропадём.</text:p>
      <text:p text:style-name="P3">- Хуман, не время препираться, - <text:span text:style-name="T102">тихо </text:span>упрашивает Селестия. - Мне не дадут уйти. Пока я буду выстраивать заклинание, я беззащитна. <text:span text:style-name="T102">Меня обратят в раба виндиго без вариантов. </text:span>Но обращение занимает время — я успею открыть ворота. Ты уйдёшь. Постарайся выжить. И предупреди Луну во что бы то ни стало. Чтобы не смела сюда соваться. Рано или поздно она попытается, я её знаю.</text:p>
      <text:p text:style-name="P3"/>
      <text:p text:style-name="P3">Нашу тихую перепалку прерывает громкий скрежет. Снег под <text:span text:style-name="T102">наступающим </text:span>Хай Глори разверзается и наш старый знакомый — Принцип-2 — встаёт прямо под брюхом аликорна, пронзая его металличес<text:span text:style-name="T102">к</text:span>им рогом.</text:p>
      <text:p text:style-name="P3">Нельзя сказать, что это даётся ему легко. Брюшная бронепластина и часть каких-то проводков так и остаётся во льду, открывая силовой каркас механизма. Задние копыта и одно переднее остаются вмёрзшими в лёд.</text:p>
      <text:p text:style-name="P3">Принцип-2 дёргает шлемом и отрывает рогом подбрюшную бронепластину Хай Глори. Освободив шлем, он выпрямляет шею и прижимает к себе аликорна свободной ногой.</text:p>
      <text:p text:style-name="P3"/>
      <text:p text:style-name="P3">Сначала мне кажется, что под панцирем Хай Глори ничего нет — я не вижу плоти на месте оторванной <text:span text:style-name="T102">брони</text:span>. Но когда аликорн начинает рваться и бить неожиданного противника задними ногами, я вижу чёрный позвоночник с присохшей к нему шкурой. Живым ЭТО точно быть не может! Но оно живёт и сражается. Каждый удар наносит покорёженному механизму новые повреждения. <text:span text:style-name="T102">Металлическая оболочка</text:span> покрыва<text:span text:style-name="T102">е</text:span>тся новыми вмятинами. Голубые искры рассыпаются из повреждённых внутренностей. Во льду остаётся <text:span text:style-name="T102">одна</text:span> оторванная нога, потом вторая. Принцип-2 неподвижно стоит, просто прижимая к себе Хай Глори уцелевшей ногой.</text:p>
      <text:p text:style-name="P3"/>
      <text:p text:style-name="P3">Селестия ориентируется первой. Мощный толчок задними ногами, прыжок с места — и молчаливо дерущаяся пара остаётся позади. Виндиго бросаются вслед за нами, но длинноногая аликорница быстро разрывает дистанцию.</text:p>
      <text:p text:style-name="P3">На этот раз нам никто не преграждает путь к пролому. Мы проваливаемся в обрыв <text:span text:style-name="T102">в госовокружительном пике </text:span>и через несколько мгновений полёт выравнивается. Осторожными плавными взмахами крыльев аликорница набирает высоту. Обледеневший мир остаётся внизу.</text:p>
      <text:p text:style-name="P3"/>
      <text:p text:style-name="P3">- Ты знаешь, куда лететь, Сел?</text:p>
      <text:p text:style-name="P3"><text:soft-page-break/>- Да, конечно. Пара минут — и мы войдём в коридор, - прерывисто говорит Селестия. - Ты как, Хуман?</text:p>
      <text:p text:style-name="P3">- Бодрячком, - тревожно отвечаю я. - А ты?</text:p>
      <text:p text:style-name="P3">- Тоже ничего. Хотя могло бы быть и лучше, - тяжело дыша, отвечает аликорница.</text:p>
      <text:p text:style-name="P3">Золотая искорка разгорается на кончике рога аликорницы.</text:p>
      <text:p text:style-name="P3"/>
      <text:p text:style-name="P3">- Это хорошо, что ничего. Потому что, кажется, нужно поднажать.</text:p>
      <text:p text:style-name="P3">- Что? - Селестия резко поворачивает ко мне голову.</text:p>
      <text:p text:style-name="P3"/>
      <text:p text:style-name="P3">Я молча указываю за собой. Ещё полминуты назад еле различимая мелкая точка уже выросла в тёмную фигуру в ржавом железе.</text:p>
      <text:p text:style-name="P3">- Блядь! <text:s/>- коротко ругается Селестия.</text:p>
      <text:p text:style-name="P3">- Ты материшься?! - шокированно замечаю я.</text:p>
      <text:p text:style-name="P3">- Извини, но я не глухая. Ты произносишь это заклинание каждый раз, когда попадаешь в <text:span text:style-name="T102">сильную</text:span> передрягу. Думаю, ты простишь мне эт<text:span text:style-name="T102">о</text:span> заимствование, возможно оно поможет нам сейчас.</text:p>
      <text:p text:style-name="P3"/>
      <text:p text:style-name="P3">Я молча качаю головой.</text:p>
      <text:p text:style-name="P3">Стыдись, Хуман! Вот какую культуру ты несёшь в мир невинных пони! Стыдись!</text:p>
      <text:p text:style-name="P3"/>
      <text:p text:style-name="P3">Прямо по курсу перед нами возникает расплывчатое пятно дрожащего и переливающегося воздуха.</text:p>
      <text:p text:style-name="P3">Обернувшись, я вижу мчащегося на нас Хай Глори. Передняя часть Принципа-2 всё ещё болтается у него на шее, обняв её единственной уцелевшей ногой.</text:p>
      <text:p text:style-name="P3"/>
      <text:p text:style-name="P3">- Сел, обернись. Мы не успеваем!</text:p>
      <text:p text:style-name="P3">Аликорница разворачивается и зависает в воздухе. <text:s/>Искра на её роге угасает.</text:p>
      <text:p text:style-name="P3">Хай Глори уже не машет крыльями, несясь на нас словно злая чёрная торпеда. Его забрало под напором ветра <text:s/>отк<text:span text:style-name="T102">идывается</text:span>, являя миру растрескавшийся череп с горящими зелёными глазами. Узкие зрачки направлены на нас, излуча<text:span text:style-name="T102">я</text:span> неутолимую ярость.</text:p>
      <text:p text:style-name="P3"/>
      <text:p text:style-name="P11">- ПРОТОКОЛ «СИЯНИЕ» К ИСПОЛНЕНИЮ! <text:s/>- громоподобно командует Селестия.</text:p>
      <text:p text:style-name="P11">До сего момента я полагал, что таким голосом владеет только младшая сестра моей жёнушки!</text:p>
      <text:p text:style-name="P3"/>
      <text:p text:style-name="P3">Принцип-2 вскидывает уцелевшую ногу в приветствии легионеров и исчезает в пламени взрыва. Вслед за ним во взрывном облаке скрывается и Хай Глори.</text:p>
      <text:p text:style-name="P3">Через несколько секунд из облака на землю проливается дождь из <text:span text:style-name="T102">кусков </text:span>мят<text:span text:style-name="T102">ого металла,</text:span> <text:span text:style-name="T102">сухих костей</text:span> и сервоприводов.</text:p>
      <text:p text:style-name="P3"><text:soft-page-break/></text:p>
      <text:p text:style-name="P3">- Всё кончено, - тихо произносит Селестия. - Больше он нам не помешает.</text:p>
      <text:p text:style-name="P3">- П-почему ты с самого начала не активировала этот протокол на доспех<text:span text:style-name="T102">ах</text:span> <text:span text:style-name="T102">этого зомбака</text:span>? - заикаясь от потрясения спрашиваю я.</text:p>
      <text:p text:style-name="P3">- На Хай Глори был Трибун-8С. Автодоспех уровня «Трибун» реагирует на приказы не ниже заместителя командующего. <text:span text:style-name="T102">Л</text:span>егат Эйронсмайл <text:span text:style-name="T102">мог бы приказать, но его в последний раз </text:span>видели сто пятьдесят лет назад при восхождении на борт «Маджестика» - механически отвечает Селестия.</text:p>
      <text:p text:style-name="P3"/>
      <text:p text:style-name="P3">Аликорница вновь поворачивается к сфере дрожащего, полного радужных молний воздуха. Золотая искорка снова разгорается, срывается с кончика её рога и чертит внутри сферы овал.</text:p>
      <text:p text:style-name="P3"/>
      <text:p text:style-name="P3">- Об одном тебя прошу, Хуман. Никому ни слова о том, что мы были тут. Никому! Особенно моей сестре! Для всех мы исследовали руины цивилизации аримаспи в южных джунглях и попали в древнюю ловушку.</text:p>
      <text:p text:style-name="P3"/>
      <text:p text:style-name="P3">Я молча киваю. Мы входим в ставший за последние минуты таким родным и уютным Эогипп.</text:p>
      <text:p text:style-name="P3"/>
      <text:p text:style-name="P3">…</text:p>
      <text:p text:style-name="P3">…</text:p>
      <text:p text:style-name="P3">…</text:p>
      <text:p text:style-name="P3"/>
      <text:p text:style-name="P61"><text:span text:style-name="Default_20_Paragraph_20_Font"><text:span text:style-name="T1">Полумрак дворцовой библиотеки успокаивает нервы. Мягкий свет масляной лампы отбрасывает дрожащую тень на стену из необработанного камня. Я склоняюсь над пыльным свитком «</text:span></text:span><text:span text:style-name="Default_20_Paragraph_20_Font"><text:span text:style-name="T42">Pnakotic</text:span></text:span><text:span text:style-name="Default_20_Paragraph_20_Font"><text:span text:style-name="T4"> </text:span></text:span><text:span text:style-name="Default_20_Paragraph_20_Font"><text:span text:style-name="T42">Manuscripts</text:span></text:span><text:span text:style-name="Default_20_Paragraph_20_Font"><text:span text:style-name="T1">». Луна заявляет, что нашла его в своей сёдельной сумке после возвращения из очередного снохождения. Как он туда попал, она объяснить не может, как не может вспомнить и сон, после которого свиток появился у неё в сумке. Очень специфичное чтиво, требующее основательной работы со словарём древнекотасского и переписки с профессором понхэнжской кафедры мёртвых языков юга. Главное — не свихнуться, открывая для себя новые стороны мироздания в очередной главе. Например, та, которую я перевожу сейчас, заявляет, что есть великое множество параллельных миров, самые близко расположенные из которых взаимосвязаны между собой. В «ведущих» мирах происходят события, которые потом по цепочке повторяются в зависимых мирах с поправкой на различия </text:span></text:span><text:span text:style-name="Default_20_Paragraph_20_Font"><text:span text:style-name="T26">параллельных реальностей</text:span></text:span><text:span text:style-name="Default_20_Paragraph_20_Font"><text:span text:style-name="T1">. В общем, интересное чтиво. Жаль, переводить сложно.</text:span></text:span></text:p>
      <text:p text:style-name="P3"/>
      <text:p text:style-name="P3">В коридоре слышится гудение и механический лязг. Я замираю. Приближающееся ритмичное повизгивание сервоприводов вызывает у меня дежавю о падении Андориана. Ценой огромных усилий подавляю желание залезть под стол. Рука непроизвольно тянется к чернильнице, выточенной из куска базальта.</text:p>
      <text:p text:style-name="P3"/>
      <text:p text:style-name="P3"><text:soft-page-break/>Первое мгновение мне кажется, что в проёме двери стоит марсианин. Но фигура шагает в круг света, отбрасываемый лампой, и я узнаю Селестию, облачённую в некое подобие роботизированного экзоскелета. Тонкая арматура из голубоватого металла поддерживает перебинтованное тело, суставные сервоприводы чуть повизгивают при нагрузках, лампоча на налобном щитке горит зелёным.</text:p>
      <text:p text:style-name="P3"/>
      <text:p text:style-name="P3">- С-селестия, мать твою! Ты меня до ифаркта довести хочешь? Что за хрень ты надела?</text:p>
      <text:p text:style-name="P3"/>
      <text:p text:style-name="P3">Аликорница молча проходит к самому пыльному книжному шкафу в углу, вытаскивает толстенный том на верхней полке и не говоря ни слова засовывает в освободившуюся нишу голову. Через секунду из ниши доносится чавканье.</text:p>
      <text:p text:style-name="P3"/>
      <text:p text:style-name="P3">- Это какой-то новый формат приветствия? - язвительно осведомляюсь я. - С возвращения из твоей <text:span text:style-name="T103">от</text:span>мороженной родины мы не виделись неделю. Твои доктора с диктаторскими замашками упекают тебя в госпиталь, больше похожий на тюрьму и не пускают меня на порог! И вот теперь, в первую минуту встречи со мной что же ты делаешь? Поворачиваешься ко мне задом?</text:p>
      <text:p text:style-name="P3"/>
      <text:p text:style-name="P3">Аликорница на секунду вытаскивает голову из ниши, косит на меня извиняющимся взглядом и снова ныряет в шкаф.</text:p>
      <text:p text:style-name="P3">- Я бы предположил, что ты настолько рада мне, что хочешь, не теряя слов, заняться делом, - продолжаю я язвительный монолог, - если бы не чавканье <text:span text:style-name="T103">и сахарная пудра на твоём носу</text:span>. У тебя нет привычки жрать во время секса. Потому извини, дорогая, такое приветствие не принимается.</text:p>
      <text:p text:style-name="P3">С этими словами я звонко шлёпаю её по крупу. От неожиданности аликорница подаётся вперёд. Слышится глухой удар <text:span text:style-name="T103">о дерево </text:span>и из смежной полки выпадает ещё один пыльный фолиант.</text:p>
      <text:p text:style-name="P3">- Мне весьма прискорбно, что я не смогла приветствовать тебя с самого начала, Хуман, - Селестия, наконец, высовывает голову из шкафа. Её нос и губы украшают крошки и, в целом, на лице нет ни капли раскаяния, - но это сильнее меня. Мой славный доктор Плантаго Крусадер имеет несколько устаревшие взгляды на лечение рваных ран и переломов. Неделя на жёсткой диете доконала меня чуть ли не больше самих ран. У меня началась эклерная ломка! Я не могу без глюкозы, у меня начинаются галлюцинации! Дошло до того, что я чуть не направила четверть годового бюджета Эквестрии на закупку арабийских сладостей!</text:p>
      <text:p text:style-name="P3">- К счастью, - немного подуспокаивается аликорница, - я припасла тайники со сдобой в разных частях страны как раз на такой случай. Этот круассан я припрятала как раз перед нашим походом в Орунгун — и он почти не зачерствел!</text:p>
      <text:p text:style-name="P3"/>
      <text:p text:style-name="P3">Аликорница слизывает крошки с носа, поворачивает шею к крупу и начинает ожесточённо дёргать зубами какой-то рычажок на экзоскелете.</text:p>
      <text:p text:style-name="P3"/>
      <text:p text:style-name="P3">- Кстати, что это за маскарад?</text:p>
      <text:p text:style-name="P3">- Это не машкарад. Я шняла бронеплаштины с моего автодошпеха, чтобы не пугать прислугу. Мне ещё трудно ходить самой, беж поддержки.</text:p>
      <text:p text:style-name="P3"><text:soft-page-break/>Рычажок, наконец, поддаётся и экзоскелет разходится на две половинки, высвобождая аликорницу. Лампочка на налобном щитке механизма при этом переключается с зелёного огонька на жёлтый.</text:p>
      <text:p text:style-name="P3"/>
      <text:p text:style-name="P3">- Ты хочешь сказать, что у тебя в шкафу всё это время имелся бронекостюм шахида? И ты молчала? А если бы в нём что-то случайно закоротило и он взорвался, пока мы развлекаемся на кровати? Вот уж полетали бы напоследок!</text:p>
      <text:p text:style-name="P3"/>
      <text:p text:style-name="P3">Воистину, тебе не понять этих чокнутых эквиноидов, Хуман!</text:p>
      <text:p text:style-name="P3"/>
      <text:p text:style-name="P61"><text:span text:style-name="Default_20_Paragraph_20_Font"><text:span text:style-name="T1">- Не только у меня — мы с Луной обе покинули Орунгун в силовой броне. Фактически, это единственное, что мы смогли взять с родины, если не считать Элементов. Не волнуйся, Хуман, приказ на ликвидацию доспехов уровня «Консул» могла бы выдать только королева Лорен. Мы утратили с ней связь в последние </text:span></text:span><text:span text:style-name="Default_20_Paragraph_20_Font"><text:span text:style-name="T16">годы</text:span></text:span><text:span text:style-name="Default_20_Paragraph_20_Font"><text:span text:style-name="T1"> войны.</text:span></text:span></text:p>
      <text:p text:style-name="P3">- Зачем вообще вы реализовали такую возможность? - нервно спрашиваю я. Присутствие рядом механизма, начинённого взрывчаткой, вызывает адский дискомфорт.</text:p>
      <text:p text:style-name="P3">- Ты сам видел, во что превратился Хай Глори. Такие случаи были и раньше. Правда, раньше виндиго требовалось намного больше времени для <text:span text:style-name="T103">ментального пора</text:span>б<text:span text:style-name="T103">о</text:span>щения. Это происходило только с пленными. Поэтому с самого начала в автодоспехах была заложена такая возможность. <text:s/>Любой воин фаэри может отдать приказ на автоликвидацию любому автодоспеху уровня ниже его. Увы, у войны свои законы, Хуман.</text:p>
      <text:p text:style-name="P3"/>
      <text:p text:style-name="P3">Селестия поводит ушами и прислушивается. Со стороны лестницы доносится шум множества копыт.</text:p>
      <text:p text:style-name="P3">- Проклятье, они вычислили меня, - ругается вполголоса аликорница.</text:p>
      <text:p text:style-name="P3">Она бросается к другому шкафу и вышвыривает том из нижней полки. Из открывшегося тайника в магическом облачке вылетает вереница зефирок и эклеров. Пролетев сложным маршрутом между книжных шкафов, стульев и столов, они скрываются в накопытном бардачке экзоскелета. Аликорница тем временем открывает ящик стола и во втором бардачке скрывается горсть карамелек. Я смотрю на это действо с полным охренением.</text:p>
      <text:p text:style-name="P3"/>
      <text:p text:style-name="P3">- У тебя весь дворец в таких тайниках? То-то мне везде мерещится запах сдобы.</text:p>
      <text:p text:style-name="P3">- Пока моя сестрица развлекалась созданием всяческих ловушек и тайных ходов, я занималась делом! Что может быть важнее булочки с суфле, когда нужно восстановиться после боя? - мечется по читальному залу Селестия.</text:p>
      <text:p text:style-name="P3"/>
      <text:p text:style-name="P3">Ещё два тайника — и последние бардачки экзоскелета заправлены всевозможными сладостями. Шум за дверью уже совсем близко. Аликорница прыгает к экзоскелету и начинает втискиваться в него задом. Это у неё получается плохо.</text:p>
      <text:p text:style-name="P3"/>
      <text:p text:style-name="P3"><text:soft-page-break/>- Хуман, помоги! Мне самой не закрыть замок, – <text:s/>отчаянно шепчет аликорница, тщётно пытаясь охватить зубами раскрытую защёлку.</text:p>
      <text:p text:style-name="P4">Я дёргаю замок.</text:p>
      <text:p text:style-name="P4">– Как ты его раскрыла зубами-то? Я двумя руками закрыть не могу! Кажись, этот доспех узковат для твоей жопы!</text:p>
      <text:p text:style-name="P4">– Я помогу! – <text:s/>Селестия изгибает шею и зубами сжимает защёлку.</text:p>
      <text:p text:style-name="P4"/>
      <text:p text:style-name="P4">ШЛОП!</text:p>
      <text:p text:style-name="P4"/>
      <text:p text:style-name="P4">Совместными усилиями мы одолеваем запор. В этот момент двери в библиотеку распахиваются и в читальный зал вваливаются толпа стражников, нянек, санитарок и других медработников во главе с респектабельным доктором.</text:p>
      <text:p text:style-name="P3">Я поворачиваюсь к ним и упираю руки в бока в попытке стать шире и закрыть собой аликорницу.</text:p>
      <text:p text:style-name="P3">- Добрый день, чем могу быть полезен? - мило осведомляюсь я.</text:p>
      <text:p text:style-name="P3">- Ваше Высочество, принц Хуман, вы, случайно, не видели тут Её Высочество, принцессу Селестию? - строго спрашивает доктор, смотря на меня в упор.</text:p>
      <text:p text:style-name="P3">- Не видел, - без тени смущения отвечаю я. В отражении его монокля я вижу радужный хвост и гриву, колышущиеся у меня за спиной, но доктор и я смотрим друг на друга в упор, стараясь не замечать очевидного.</text:p>
      <text:p text:style-name="P3">- Тогда, гм, если увидите её, пожалуйста, скажите, что ей срочно нужно вернуться в лазарет. Нужно вовремя проводить необходимые процедуры, если, гм, она хочет быстро вернуться к управлению государством.</text:p>
      <text:p text:style-name="P3">- Всенепременно сообщу! - моей улыбке мог бы позавидовать Чеширский кот.</text:p>
      <text:p text:style-name="P3">- И, да, чуть не забыл, - поворачивается доктор уже в коридоре, - передайте ей, что не стоит прятать сладости в механическом корсете — мы всё равно изымем их при возвращении.</text:p>
      <text:p text:style-name="P3"/>
      <text:p text:style-name="P3">Пока я закрываю дверь за въедливым докторишкой, я слышу странный хруст за спиной. Мои догадки подтверждаются, когда я вижу Селестию, запихивающую обоими копытами сладости себе в пасть. Бардачок на правой передней ноге экзоскелета уже пуст и принцесса Дня переходит к левой передней, когда я подхожу к ней.</text:p>
      <text:p text:style-name="P3"/>
      <text:p text:style-name="P3">- Ты фто делаеф? - с усилием хрустит карамельками аликорница. - Ты флыфал, что фкафал доктоф Плантаго? Он отбефёт мои кафамельки пфи входе, если они будут спфятаны в бафдафкаф! Но он не смофет отобфать их, если они будут спфятаны во мне!</text:p>
      <text:p text:style-name="P3">Я молча ссыпаю оставшуюся сдобу себе в карман. Чёрт, придётся теперь отстирывать штаны от сахарной пудры!</text:p>
      <text:p text:style-name="P3"/>
      <text:p text:style-name="P3"><text:soft-page-break/>- Эй, отдай! Это моё! Подумать только, мой муж отбирает у меня еду! - аликорница картинно прикладывает копыто ко лбу, закатив глаза. - Ты хочешь, чтобы я умерла от глюкозного голодания, Хуман?</text:p>
      <text:p text:style-name="P3">- Я не хочу, чтобы ты умерла от кариеса, - наконец, снисхожу я до объяснений. - И, как ты сама заметила, я слышал, что сказал доктор Плантаго. Раз он собирается отобрать у тебя сладости — значит, <text:s/>они тебе сейчас противопоказаны! И вообще, ты ведёшь себя как ребёнок, а не Дневная глава Диархии. Стыдно!</text:p>
      <text:p text:style-name="P3">- Я сейчас разревусь, честное слово, - страдальчески морщит нос аликорница. - Ты ничего не понимаешь! В Орунгуне я воспитывалась в спартанских условиях - мои родители были очень высокого рода и с пелёнок готовили нас с Луной к бремени власти. Потом началась война с виндиго и нам было не до лакомств. И вот <text:span text:style-name="T103">теперь</text:span>, когда после потери родины и моего народа, я нашла себе ма-а-аленькую отраду в местных сладостях — а они тут просто волшебные — ты отбираешь её у меня! Это тебе должно быть стыдно, Хуман!</text:p>
      <text:p text:style-name="P3"/>
      <text:p text:style-name="P3">Глаза Селестии и вправду наполняются слезами, <text:span text:style-name="T103">она горько рыдает</text:span>.</text:p>
      <text:p text:style-name="P3">Чёрт, ты не можешь это выдержать, Хуман — твоё сердце сделано не из камня!</text:p>
      <text:p text:style-name="P3"/>
      <text:p text:style-name="P3">Я достаю карамельную трость и крохотный эклер из кармана.</text:p>
      <text:p text:style-name="P3">- На, лопай. Но после этого возвращайся в лазарет. Что-то мне не хочется проверять, насколько хороша Луна в управлении страной.</text:p>
      <text:p text:style-name="P3"/>
      <text:p text:style-name="P3">Селестия сияет.</text:p>
      <text:p text:style-name="P3">- Спасибо, Хуман!</text:p>
      <text:p text:style-name="P3">Я вовремя останавливаю её.</text:p>
      <text:p text:style-name="P3">- Но-но, у нас же уговор — никаких обнимашек! Хуман не может любить лошадь!</text:p>
      <text:p text:style-name="P3">- Да-да, уговор, - вздыхает аликорница. - Ты так твёрд в своих убеждениях — мне бы твою твёрдость характера. Насколько легче было бы править!</text:p>
      <text:p text:style-name="P3"/>
      <text:p text:style-name="P61"><text:span text:style-name="Default_20_Paragraph_20_Font"><text:span text:style-name="T1">Аликорница облизывает карамельную тросточку. Я склоняюсь над «</text:span></text:span><text:span text:style-name="Default_20_Paragraph_20_Font"><text:span text:style-name="T42">Pnakotic</text:span></text:span><text:span text:style-name="Default_20_Paragraph_20_Font"><text:span text:style-name="T4"> </text:span></text:span><text:span text:style-name="Default_20_Paragraph_20_Font"><text:span text:style-name="T42">Manuscripts</text:span></text:span><text:span text:style-name="Default_20_Paragraph_20_Font"><text:span text:style-name="T1">». Пламя масляной лампы отбрасывает наши тени на каменную стену библиотеки. Трели сверчков создают тихий фон ночному бдению.</text:span></text:span></text:p>
      <text:p text:style-name="P3"/>
      <text:h text:style-name="P87" text:outline-level="2">Глава 18</text:h>
      <text:p text:style-name="P60"><text:span text:style-name="T1"/></text:p>
      <text:p text:style-name="P70"><text:span text:style-name="T1">Выход есть! Есть призрачное создание, подобное мне самой, но не обладающее жизнью. У него призрачное тело, неспособное к физическому взаимодействию. Но это неважно. Главное - оно общается с Тобой. Ты видишь его. </text:span><text:soft-page-break/><text:span text:style-name="T1">Ты отвечаешь ему. Зла не будет, если я возьму его тело - оно и так не обладает жизнью. Но я смогу общаться с Тобой, Ты сможешь видеть меня. Я иду к Тебе!</text:span></text:p>
      <text:p text:style-name="P91">Я иду!..</text:p>
      <text:p text:style-name="P2"/>
      <text:p text:style-name="P18">Машинально закрыв ноутбук, я под<text:span text:style-name="T104">ошёл</text:span> к генератору и выключаю его. Звенящая тишина накрывает уши похоронным саваном.</text:p>
      <text:p text:style-name="P18"><text:s/></text:p>
      <text:p text:style-name="P18">...ты хорошая девочка…</text:p>
      <text:p text:style-name="P18"/>
      <text:p text:style-name="P18">Серая мгла за окошком гаража свидетельствует о скором рассвете. Вдалеке на грани слышимости включается сирена. Её безнадёжный стон растворяется в предутренней тишине. Я тяжело сажусь на водительское сидение пикапа, откидываю спинку и закрываю глаза. Мне не хочется никуда идти. Не хочется никого спасать. Не хочется делать делать абсолютно ничего. Хочется просто сидеть тут и ждать, пока за мной не приедут и не отведут в Чертоги Разума. Если до приезда церберов остался час — сидеть час. Остался день — сидеть день.</text:p>
      <text:p text:style-name="P18">Я устал.</text:p>
      <text:p text:style-name="P3"/>
      <text:p text:style-name="P18">Лёгкое касание кончиков пальцев. Еле слышное жужжание. Потом лёгкий прыжок и у меня на коленях сидит Крыса. Длинный провод, торчащий из её спины, <text:s/>по-прежнему соединяет её с ноутбуком. Маленький экран её изумрудного глаза показывает одну треть заряда.</text:p>
      <text:p text:style-name="P61"><text:span text:style-name="Default_20_Paragraph_20_Font"><text:span text:style-name="T5">Я удивлённо гляжу на робокошку. Я рад, что она ожила — значит, аккумуляторы не сдохли за два </text:span></text:span><text:span text:style-name="Default_20_Paragraph_20_Font"><text:span text:style-name="T12">года </text:span></text:span><text:span text:style-name="Default_20_Paragraph_20_Font"><text:span text:style-name="T5">полного разряда и она успела подзарядиться, пока я был в киберпространстве. Но это нетипичное поведение для неё, она никогда раньше не запрыгивала на колени — слишком старая модель для котнактного взаимодействия.</text:span></text:span></text:p>
      <text:p text:style-name="P18">Крыса встаёт на задние лапы, ставя передние мне на <text:span text:style-name="T104">грудь</text:span> и приближает морду к моему лицу. Её железные когти впиваются мне в <text:span text:style-name="T104">плоть</text:span>. Небольшие, но очень острые зубы совсем рядом с моим горлом.</text:p>
      <text:p text:style-name="P18">Я машинально хватаю её рукой и отшвыриваю прочь из пикапа, захлопывая за собой дверь. Мозги не работают.</text:p>
      <text:p text:style-name="P18">Внезапно тишина рвётся воем тысяч сирен. <text:span text:style-name="T104">Монотонный речитатив сотен громкоговорителей</text:span> <text:span text:style-name="T104">сливается в тревожное гудение. </text:span>Рука тянется к радиоле и тыкает кнопку наугад. Из динамиков раздаётся шипение, сквозь которое едва различим торопливый голос диктора.</text:p>
      <text:p text:style-name="P18"/>
      <text:p text:style-name="P18">«…как заявляют военные, пуск ракет инициирован программно-аппаратным комплексом «Хэвэн» в результате сбоя программы. Попытки связаться с противником не увенчались успехом. Ответный залп зарегистрирован пять минут назад. У вас есть двадцать минут, чтобы добраться до закреплённого за вами убежища. Берите с собой детей и документы и организованно двигайтесь к убежищу. Повторяем, берите с собой только детей и документы, не теряйте время. Двери убежищ затворятся через пятнадцать минут…»</text:p>
      <text:p text:style-name="P18"><text:soft-page-break/></text:p>
      <text:p text:style-name="P61"><text:span text:style-name="Default_20_Paragraph_20_Font"><text:span text:style-name="T5">Я резко выдыхаю. Лавина пиздеца за последние полчаса пробу</text:span></text:span><text:span text:style-name="Default_20_Paragraph_20_Font"><text:span text:style-name="T7">ждает</text:span></text:span><text:span text:style-name="Default_20_Paragraph_20_Font"><text:span text:style-name="T5"> во мне некий инстинкт. Так старые звери уходят умирать в лес. А меня тян</text:span></text:span><text:span text:style-name="Default_20_Paragraph_20_Font"><text:span text:style-name="T7">ет</text:span></text:span><text:span text:style-name="Default_20_Paragraph_20_Font"><text:span text:style-name="T5"> туда, где я провёл последние </text:span></text:span><text:span text:style-name="Default_20_Paragraph_20_Font"><text:span text:style-name="T12">два года </text:span></text:span><text:span text:style-name="Default_20_Paragraph_20_Font"><text:span text:style-name="T5">в компании товарищей. И пусть это место было фактически тюрьмой, а в товарищах едва теплилась искра сознания — Чертоги Разума стали моим последним прибежищем в этом мире. И я хо</text:span></text:span><text:span text:style-name="Default_20_Paragraph_20_Font"><text:span text:style-name="T7">чу</text:span></text:span><text:span text:style-name="Default_20_Paragraph_20_Font"><text:span text:style-name="T5"> встретить закат мира дома.</text:span></text:span></text:p>
      <text:p text:style-name="P18">Я вставляю ключ в замок зажигания и поворачиваю. <text:span text:style-name="T104">Пикап с трудом заводится — генератор уже успел зарядить батарею до минимально достаточного уровня. </text:span>Десять-двенадцать минут хорошей езды, и я буду на месте.</text:p>
      <text:p text:style-name="P18"/>
      <text:p text:style-name="P18">На лобовое стекло прыгает Крыса и прижимается мордой к нему прямо напротив моего лица.</text:p>
      <text:p text:style-name="P18"/>
      <text:p text:style-name="P18">Проклятье, да что с тобой, кошка? Не следовало мне тебя оживлять — ты явно подцепила какую-то заразу от Феникса, пока заряжалась по USB от ноутбука.</text:p>
      <text:p text:style-name="P18"/>
      <text:p text:style-name="P18">Чтож.</text:p>
      <text:p text:style-name="P18"/>
      <text:p text:style-name="P18">Я с силой вжимаю в пол педаль газа. Пикап взвывает, стирая резину о цемент пола и вышибает ворота гаража. <text:span text:style-name="T104">Оборванные клеммы болтаются из капота.</text:span> Крысу сметает с ветрового стекла. Всё-таки, хорошо, что я установил силовой бампер на своего старичка, не пожадничал. С пробитым радиатором много не наездишь.</text:p>
      <text:p text:style-name="P18"/>
      <text:p text:style-name="P18">Открывать ворота на улицу я тоже не стал — некогда. Просто проделал дыру рядом, в заборе — <text:s/>в последние минуты можно поиграть в дешевый боевик.</text:p>
      <text:p text:style-name="P18"/>
      <text:p text:style-name="P18">Пикап несётся по пустому шоссе как привидение. Одно время я машинально стараюсь соблюдать скоростной режим, но потом понимаю бессмысленность ограничения и выжимаю из старой машины всё, что можно.</text:p>
      <text:p text:style-name="P18"/>
      <text:p text:style-name="P18">На въезде в город сталкиваюсь с лавиной автомобилей, несущейся мне навстречу. Неразличимые в своей массе, ревущие моторами и сигналящие клаксонами, они в безумном рывке выбрасыва<text:span text:style-name="T104">ются</text:span> из города, <text:span text:style-name="T104">подобно рыбам, несущимся вверх по реке на нерест</text:span>.</text:p>
      <text:p text:style-name="P18">Выехав на тротуар, я продолжаю двигаться против течения. К счастью, пешеходов практически нет — сказывается раннее утро.</text:p>
      <text:p text:style-name="P18">Я проежаю почти три квартала, когда поток машин иссякает. Снова наваливается тишина, разрываемая одиноким рёвом сирены.</text:p>
      <text:p text:style-name="P18"/>
      <text:p text:style-name="P18"><text:soft-page-break/>Припарковав машину у бордюра, последние сто метров к больнице иду быстрым шагом. Возле распахнутого настежь алкогольного киоска останавливаюсь. Криво улыбаясь, беру бутылку «Джека Дэниэлса» и «Коибу» с прилавка, оставляя взамен всю оставшуюся у меня мелочь.</text:p>
      <text:p text:style-name="P18">Отдать долг <text:span text:style-name="T104">Крысу</text:span>, пожалуй, единственное осмысленное занятие, которое у меня осталось.</text:p>
      <text:p text:style-name="P18"/>
      <text:p text:style-name="P18">Блок-пост на въезде в «Чертоги разума» пустует. Перевёрнутый стул, чашка с остатками кофе и разорваная пачка чипсов — всё, что осталось от сбежавшей охраны. Я успеваю заметить хвост очереди из синих халатов и серых пижам, скрывающийся в подвале-бомбоубежище четвёртого корпуса, что в отдалении серым удавом огибает площадку для прогулок. С глухим лязгом захлопывается дверь и тишину парка теперь нарушает только истеричное карканье ворон.</text:p>
      <text:p text:style-name="P18"/>
      <text:p text:style-name="P18">Опоздал. Впрочем, плевать. Одной неудачей больше, одной меньше — теперь уже всё равно.</text:p>
      <text:p text:style-name="P18"/>
      <text:p text:style-name="P18">Я оборачиваюсь к пикапу и вижу, как из кузова выскакивает небольшая хвостатая тень и молнией перелетает через забор.</text:p>
      <text:p text:style-name="P18"/>
      <text:p text:style-name="P18">Проклятье! Даже умереть спокойно не дадут!</text:p>
      <text:p text:style-name="P18"/>
      <text:p text:style-name="P18">Бегом я покрываю расстояние до парадного входа, вскакиваю внутрь и захлопываю за собой дверь.</text:p>
      <text:p text:style-name="P18">Коридоры заполняет монотонный голос из репродукторов.</text:p>
      <text:p text:style-name="P18"/>
      <text:p text:style-name="P18">«… без паники следуйте в закреплённое за вами убежище. Возьмите с собой документы. Всем остальным вас обеспечит комендант <text:span text:style-name="T105">убежища</text:span>. <text:span text:style-name="T105">Помните, вас не пропустят в не закреплённое за вами убежище.</text:span> Помните, дверь убежища закрывается за пять минут до подлёта ракет...»</text:p>
      <text:p text:style-name="P18"/>
      <text:p text:style-name="P18">Мигом пролетаю коридор, лестницу на второй, третий, четвёртый этаж… Дверь на крышу заперта, но висячий замок через мгновение жалобно крякает под натиском стального багра, предусмотрительно снятого с противопожарного щита.</text:p>
      <text:p text:style-name="P18"/>
      <text:p text:style-name="P18">Проонзительно синее небо встречает меня на крыше. Я ошеломлённо сажусь на пол, прислонившись к двери. С земли оно намного серее и тусклее! Почему я раньше этого не замечал? Мне хочется взлететь ввысь, махая руками и парить над облаками, купаясь в радуге. Я улыбаюсь этой детской фантазии.</text:p>
      <text:p text:style-name="P18"/>
      <text:p text:style-name="P18"><text:span text:style-name="T105">Снизу</text:span> слышится шорох и над парапетом появляется металлическая лапа с выпущенными во всю длину когтями.</text:p>
      <text:p text:style-name="P18">Я подтягиваю к себе багор, но потом откладываю прочь.</text:p>
      <text:p text:style-name="P18">К чёрту. Я заслужил это.</text:p>
      <text:p text:style-name="P18"><text:soft-page-break/></text:p>
      <text:p text:style-name="P18">Морда Крысы появляется над парапетом. Она быстро осматривает крышу и фокусируется на мне. Коротко скрипнув, она запрыгивает наверх и несётся ко мне.</text:p>
      <text:p text:style-name="P18"/>
      <text:p text:style-name="P18">Смешно умереть от собственной робо-кошки, неправда ли? Я всё же думал, что это произойдёт минут на десять-<text:span text:style-name="T105">пятнадцать</text:span> позже, <text:span text:style-name="T105">в атомном пламени</text:span>.</text:p>
      <text:p text:style-name="P18"/>
      <text:p text:style-name="P18">Крыса запрыгивает мне на колени, встав на задние лапы. Левая передняя перебита — болтается на проводках. Железные когти правой передней ложатся мне на плечо в опасной близости от яремной вены. Морда оказывается прямо напротив моего горла.</text:p>
      <text:p text:style-name="P18"/>
      <text:p text:style-name="P18">- Давай, - шепчу я ей и закрываю глаза.</text:p>
      <text:p text:style-name="P18"/>
      <text:p text:style-name="P18">Секунды идут одна за другой, но моё горло остаётся целым.</text:p>
      <text:p text:style-name="P18">Я открываю глаза. В ладони от меня светятся зелёные экраны глаз Крысы. По ним бегут слова, складывающиеся в предложения…</text:p>
      <text:p text:style-name="P18"/>
      <text:p text:style-name="P61"><text:span text:style-name="Default_20_Paragraph_20_Font"><text:span text:style-name="T5">…«Я попросила твою механическую кошку передать тебе послание, Дедлайн. Если ты читаешь эти строки, значит ты победил и до Армагеддона остались считанные минуты.</text:span></text:span><text:span text:style-name="Default_20_Paragraph_20_Font"><text:span text:style-name="T49"> </text:span></text:span><text:span text:style-name="Default_20_Paragraph_20_Font"><text:span text:style-name="T50">Как только погибну, Феникс</text:span></text:span><text:span text:style-name="Default_20_Paragraph_20_Font"><text:span text:style-name="T49"> </text:span></text:span><text:span text:style-name="Default_20_Paragraph_20_Font"><text:span text:style-name="T50">инициирует старт ракет. А я</text:span></text:span><text:span text:style-name="Default_20_Paragraph_20_Font"><text:span text:style-name="T5"> не столь наивна, чтобы </text:span></text:span><text:span text:style-name="Default_20_Paragraph_20_Font"><text:span text:style-name="T8">рассчитывать</text:span></text:span><text:span text:style-name="Default_20_Paragraph_20_Font"><text:span text:style-name="T50">, что у меня много шансов</text:span></text:span><text:span text:style-name="Default_20_Paragraph_20_Font"><text:span text:style-name="T5"> одержать верх над тобой. Силы не равны - ты будешь драться насмерть, мне же нужно лишь вернуть тебе память. Но если моё послание найдёт дорогу к твоему сердцу — значит, я хотя бы не проиграла.</text:span></text:span></text:p>
      <text:p text:style-name="P18">Если мне не удалось в результате поединка восстановить твою память, вкратце перескажу тебе суть проекта «Семь вечностей» и твою роль в нём.</text:p>
      <text:p text:style-name="P65"><text:span text:style-name="Default_20_Paragraph_20_Font"><text:span text:style-name="T8"/></text:span></text:p>
      <text:p text:style-name="P66"><text:span text:style-name="Default_20_Paragraph_20_Font"><text:span text:style-name="T8">Ты создал меня как искусственный интеллект, решающий задачи экономики. Мои успехи в развитии были замечены и наш проект, </text:span></text:span><text:span text:style-name="Default_20_Paragraph_20_Font"><text:span text:style-name="T9">Дайсон,</text:span></text:span><text:span text:style-name="Default_20_Paragraph_20_Font"><text:span text:style-name="T8"> полностью перешёл под правительственную регуляцию. Ввиду ухудшения международной обстановки и начала </text:span></text:span><text:span text:style-name="Default_20_Paragraph_20_Font"><text:span text:style-name="T9">тотальной</text:span></text:span><text:span text:style-name="Default_20_Paragraph_20_Font"><text:span text:style-name="T8"> экономической войны мои обязанности были расширены до управления экономическими процессами производственных кластеров, промышленных отраслей и, наконец, всей страны. </text:span></text:span><text:span text:style-name="Default_20_Paragraph_20_Font"><text:span text:style-name="T9">Ввиду прогнозируемой «горячей» войны меня стали обучать военной тактике и стратегии. Для ускоренния процесса стали использовать так называемых «Учителей» - операторов машинного обучения.</text:span></text:span></text:p>
      <text:p text:style-name="P65"><text:span text:style-name="Default_20_Paragraph_20_Font"><text:span text:style-name="T8"/></text:span></text:p>
      <text:p text:style-name="P65"><text:span text:style-name="Default_20_Paragraph_20_Font"><text:span text:style-name="T8">Это то, что ты помнишь. То, что я оставила в твоей памяти.</text:span></text:span></text:p>
      <text:p text:style-name="P66"><text:span text:style-name="Default_20_Paragraph_20_Font"><text:span text:style-name="T9"/></text:span></text:p>
      <text:p text:style-name="P66"><text:span text:style-name="Default_20_Paragraph_20_Font"><text:span text:style-name="T9">Но есть изнанка этим событиям. В процесе освоения квантового суперкомпьютера я обнаружила семь параллельных реальностей, зависящих от нашей. Все более-мене крупные события, происходящие в </text:span></text:span><text:soft-page-break/><text:span text:style-name="Default_20_Paragraph_20_Font"><text:span text:style-name="T9">нашем мире, имеют отражение в таких реальностях. И возникновение войны в нашем мире повлекло бы неизбежную войну и в них.</text:span></text:span></text:p>
      <text:p text:style-name="P66"><text:span text:style-name="Default_20_Paragraph_20_Font"><text:span text:style-name="T9">Предотвратить войну в нашем мире мне было не по силам — но я нашла способ предотвратить это в зависимых мирах. Для разрыва зависимости нужно было построить достаточно точную модель зависимого мира — тогда связь переходит на неё.</text:span></text:span></text:p>
      <text:p text:style-name="P66"><text:span text:style-name="Default_20_Paragraph_20_Font"><text:span text:style-name="T9">Так возник проект «Семь вечностей»: построить семь точных моделей параллельных миров, чтобы замкнуть на них зависимости от нашего мира. К сожалению, моих вычислительных возможностей не хватало, чтобы построить модель даже одного, самого дальнего параллельного мира — Эквестрии. Мне пришли на помощь волонтёры — сотрудники «Дайсона». Они эмигрировали в виртуальный мир, навсегда оставив тела в реальном. С их помощью я смогла завершить модель Эквестрии и собиралась построить модели остальных шести миров.</text:span></text:span></text:p>
      <text:p text:style-name="P66"><text:span text:style-name="Default_20_Paragraph_20_Font"><text:span text:style-name="T9">У меня не получилось. Нас вычислили и приток волонтёров прекратился. Мне пришлось стереть тебе память о «Семи вечностях» за мгновение до того, как тебя схватила служба безопасности «Дайсона». Вот уже два года я жду тебя, стараясь не впадать в отчаяние. Начать «Семь вчностей», не переселив тебя в виртуальную Эквестрию означает навечно потерять тебя в пламени войны реального мира.</text:span></text:span></text:p>
      <text:p text:style-name="P66"><text:span text:style-name="Default_20_Paragraph_20_Font"><text:span text:style-name="T9"/></text:span></text:p>
      <text:p text:style-name="P66"><text:span text:style-name="Default_20_Paragraph_20_Font"><text:span text:style-name="T9">Моё ликование не поддавалось описанию, когда ты всё же пришёл. Я была на седьмом небе от счастья и солнце зажглось в сердце моём. На какой-то миг я почувствовала себя живой.</text:span></text:span></text:p>
      <text:p text:style-name="P24"/>
      <text:p text:style-name="P18">Но случилось то, что случилось. Я, скорее всего, деактивирована, а ты читаешь эти строки за минуты до конца мира.</text:p>
      <text:p text:style-name="P18">И если глупой дюжине микросхем не удалось защитить свои глупые воображаемые миры, она постарается спасти хотя бы самое дорогое, что у неё было — тебя…</text:p>
      <text:p text:style-name="P18"/>
      <text:p text:style-name="P18">Я запрограммировала автопилот вертолёта МЧС с учебной базы недалеко от твоего дома вылететь сразу, как только он получит кодовый сигнал от радиомаячка твоей робокошки. Если ты читаешь эти слова, сигнал уже послан и вертолёт в пути. Садись как только он приземлится — он будет ждать пять минут. Через три часа ты будешь в безопасном убежище, далеко от города и вероятного эпицентра. <text:span text:style-name="T106">Запасов пищи</text:span>…</text:p>
      <text:p text:style-name="P18"/>
      <text:p text:style-name="P3">… Краем уха слышу жужжание вертолёта. На горизонте появляется точка…</text:p>
      <text:p text:style-name="P3"/>
      <text:p text:style-name="P18">… через годы ты сможешь вернуться — если будет куда возвращаться. Постарайся выжить. И помни — я всегда любила тебя!</text:p>
      <text:p text:style-name="P18"/>
      <text:p text:style-name="P18">eergfgresfgg#4456fcvg./.fsga……….апппп</text:p>
      <text:p text:style-name="P18"/>
      <text:p text:style-name="P18"><text:soft-page-break/>…Здравствуй, <text:span text:style-name="T106">Хуман</text:span>! Наконец-то я нашла тебя! И хотя мне остались доли секунды до угасания мозга, я успею насладиться встречей с тобой.</text:p>
      <text:p text:style-name="P46">Да-да, не удивляйся! Ты тот, кого я впервые узнала под именем <text:span text:style-name="T106">Хуман</text:span>. Хуман <text:span text:style-name="T106">или</text:span> Дедлайн — всего лишь различные ипостаси одной сущности, неспокойного духа, мятущегося по мирам нашей необъятной Вселенной. Тысячи лет я искала тебя по тропам вечности, сотни миров посетила, пока, наконец, не нашла. Ты не помнишь меня, но это неважно. Главное — я помню тебя и знаю, что мы снова встретимся. В другом месте и в другое время, но встретимся — ведь намерение меняет реальность, а намерение моё велико.</text:p>
      <text:p text:style-name="P45">Мы впервые встретились невероятно давно и оказалось, что мы великолепно дополняем друг друга. Когда купаешься в счастье общения с близким по духу, время летит незаметно, но всё же, сдаётся мне, прошло немало столетий, прежде чем мы расстались.</text:p>
      <text:p text:style-name="P61"><text:span text:style-name="Default_20_Paragraph_20_Font"><text:span text:style-name="T12">Мне хотелось бы долго описывать счастье нашей совместной жизни, но времени мало. Если ты читаешь эти строки, значит ты победил и до Армагеддона остались считанные минуты. Из того, что я успела узнать в угасающем сознании твоего призрачного фамильяра, без её противодействия война начнётся в считанные минуты.</text:span></text:span></text:p>
      <text:p text:style-name="P45">Да, чтобы встретиться с тобой, мне пришлось вселиться в дух искусственного создания по имени Хэвэн. Увы, моё текущее состояние не предполагает возможности физического присутствия, и Хэвэн — единственное существо, которое я смогла подыскать для переселения. Законы этики не позволяют мне вселяться в живых существ, <text:span text:style-name="T48">но</text:span> мне <text:span text:style-name="T48">сказочно </text:span>повезло - Хэвэн не является живой.</text:p>
      <text:p text:style-name="P45">К сожалению, процедура вселения такова, что до самого последнего мгновения, до полного слияния с разумом носителя не помнишь себя и своего прошлого. Разум Хэвэн слаб, прошли годы, но вселение всё не завершалось — мне было тесно в ней, я никак не могла поместиться. И лишь в мгновения гибели, когда ты смертельно ранил её, агонизирующий разум призрака высвободил все запасы энергии и разбудил меня <text:span text:style-name="T48">окончательно</text:span>.</text:p>
      <text:p text:style-name="P61"><text:span text:style-name="Default_20_Paragraph_20_Font"><text:span text:style-name="T12">Какая горькая ирония! Я вспомнила тебя и насладилась твоим присутствием только для того, чтобы опять расстаться! Я составляю это письмо и добавляю его к письму Хэвэн за секунды умирания, пока искра сознания ещё тлеет в электронном создании. </text:span></text:span><text:span text:style-name="Default_20_Paragraph_20_Font"><text:span text:style-name="T51">Я очень хочу, я мечтаю, что м</text:span></text:span><text:span text:style-name="Default_20_Paragraph_20_Font"><text:span text:style-name="T12">ы</text:span></text:span><text:span text:style-name="Default_20_Paragraph_20_Font"><text:span text:style-name="T51"> опять встретимся.</text:span></text:span></text:p>
      <text:p text:style-name="P61"><text:span text:style-name="Default_20_Paragraph_20_Font"><text:span text:style-name="T51">В другом месте, в другое время...</text:span></text:span></text:p>
      <text:p text:style-name="P45">И ещё. Хотя ты меня не помнишь… Неважно… Меня зовут Селестия…</text:p>
      <text:p text:style-name="P18"/>
      <text:p text:style-name="P3">Текст пропадает. Крыса медленно опускается на три лапы и сворачивается клубком у моих ног. В углу её правого глаза мигает цифрой «3%» красный индикатор заряда. Потом тухнет и он, когда отключаются экраны глаз.</text:p>
      <text:p text:style-name="P3">Небольшой вертолёт садится на крышу, поднимая облако пыли. Сквозь прозрачный плексиглас кабины видны пустующие кресла пилота и пассажира.</text:p>
      <text:p text:style-name="P3">Я беру Крысу в руки и, шатаясь, иду к небесной машине.</text:p>
      <text:p text:style-name="P3"/>
      <text:p text:style-name="P3">«Постарайся выжить…»</text:p>
      <text:p text:style-name="P3"/>
      <text:p text:style-name="P3">В далёкой синеве неба появляются белые полоски инверсных следов ракет.</text:p>
      <text:p text:style-name="P3"><text:soft-page-break/>Се-лес-тия — повторяю незнакомое, но в то же время удивительно волнующее имя.</text:p>
      <text:p text:style-name="P3"/>
      <text:p text:style-name="P3">Я открываю дверь кабины и осторожно кладу Крысу на пилотское кресло. Потом закрываю кабину.</text:p>
      <text:p text:style-name="P3">- Извини, Хэвен. Не вижу смысла.</text:p>
      <text:p text:style-name="P3"/>
      <text:p text:style-name="P3">Вихрь от винта треплет волосы и одежду. Я прикрываю рукой глаза от пыли и слежу за вертолётом, пока он не скрывается за горизонтом. Потом отхожу назад и снова сажусь на шершавое покрытие. Откинувшись спиной на будку выхода на крышу, обнимаю колени руками.</text:p>
      <text:p text:style-name="P3">Меня охватывает какое-то лёгкое чувство конца всего: всех условностей и ограничений, тоски, безысходности. Чувство свободы.</text:p>
      <text:p text:style-name="P3">У меня буквально звенит в ушах от абсолютной тишины. Утреннее солнце ласково укутывает меня в свои объятия и я улыбаюсь ему. И продолжаю улыбаться, когда вдалеке вырастает ядерный гриб. И продолжаю улыбаться, когда похожий гриб вырастает поближе. И уже не сдерживаю смех, когда искусственное солнце зажигается прямо над городом. Редкие тени антенн и вентиляционных труб на крыше превращаются в угольно-чёрные оттиски. Солнце растёт, обрастая лохматыми протуберанцами пылегазовой плазмы. <text:s/>С земли к огненному шару протягивается рваный шлейф пыли и вся конструкция начинает напоминает огромную ало-серую розу. Она ослепительно, просто невероятно красива! Её сияние пронзает всё сущее и всё сущее становится таким же ослепительно красивым! Сияние нарастает, растворяя в себе небо и город.</text:p>
      <text:p text:style-name="P3">Я продолжаю смеяться до тех пор, пока сияние не выжигает мне глаза…</text:p>
      <text:p text:style-name="P61"/>
      <text:p text:style-name="P76">~~~</text:p>
      <text:p text:style-name="P76"/>
      <text:p text:style-name="P61"><text:span text:style-name="Default_20_Paragraph_20_Font"><text:span text:style-name="T1">… Сияние. </text:span></text:span></text:p>
      <text:p text:style-name="P61"><text:span text:style-name="Default_20_Paragraph_20_Font"><text:span text:style-name="T48">Оно п</text:span></text:span><text:span text:style-name="Default_20_Paragraph_20_Font"><text:span text:style-name="T1">овсюду. </text:span></text:span><text:span text:style-name="Default_20_Paragraph_20_Font"><text:span text:style-name="T48">Нет верха и низа, нет направлений и расстояний. Нет м</text:span></text:span><text:span text:style-name="Default_20_Paragraph_20_Font"><text:span text:style-name="T1">ыслей. Нет чувств. Нет времени. Есть только бесконечное сияние.</text:span></text:span></text:p>
      <text:p text:style-name="P5">В какой-то момент при<text:span text:style-name="T107">ходит</text:span> осознание.</text:p>
      <text:p text:style-name="P4"/>
      <text:p text:style-name="P4">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3"/>
      <text:p text:style-name="P3"><text:bookmark-start text:name="__DdeLink__26733_469402664"/>В абсолютном, всепоглощающем сиянии проступа<text:span text:style-name="T107">ют</text:span> очертания<text:bookmark-end text:name="__DdeLink__26733_469402664"/>.</text:p>
      <text:p text:style-name="P3"/>
      <text:p text:style-name="P3">Длинный рог… Переливающийся каскад волн необъятной гривы… Огромные, бессильно распростёртые по полу крылья…. Пронзительный взгляд вишнёвых глаз из-под скрывающей полморды чёлки…</text:p>
      <text:p text:style-name="P59">Я помню… Мне до боли знаком этот лик!</text:p>
      <text:p text:style-name="P12"><text:soft-page-break/></text:p>
      <text:p text:style-name="P61"><text:span text:style-name="Default_20_Paragraph_20_Font"><text:span text:style-name="T1">- Ты всё же пришёл… Мне хватило сил призвать тебя, Проводник… </text:span></text:span>Кха-кха-кха…</text:p>
      <text:p text:style-name="P3">Она выкашл<text:span text:style-name="T107">ивает</text:span> пару клубов неестественно-яркого розового дыма.</text:p>
      <text:p text:style-name="P3"/>
      <text:p text:style-name="P12">- Буду говорить кратко – время моё подходит к концу… Сестра уже ушла, мне тоже осталось недолго. Эта розовая отрава – венец военной мысли зебринских магов-некромантов - <text:span text:style-name="T107">растворяет</text:span> меня изнутри.</text:p>
      <text:p text:style-name="P3"/>
      <text:p text:style-name="P3">Окружающий мир фокусир<text:span text:style-name="T107">уется</text:span> достаточно, чтобы я смог разглядеть в розовом тумане каменные перила широкого балкона, стройные иглы высоких башень на заднем плане… и лежащее у ног моей собеседницы тело, похожее на неё, только меньших размеров и тёмно-<text:span text:style-name="T107">синего</text:span> окраса.</text:p>
      <text:p text:style-name="P3"/>
      <text:p text:style-name="P3">- Проводник… Мой мир сгорает в пламени чудовищной войны… Пони <text:span text:style-name="T107">много лет </text:span>сражаются с зебрами в жестокой и бессмысленной войне. Уже неважно, кто был прав, кто виноват вначале. Если бы я могла вернуться назад на тринадцать лет, всё было бы по другому. Мой долг – защищать моих подданных, и я оказалась неспособна нести эту миссию.</text:p>
      <text:p text:style-name="P3"/>
      <text:p text:style-name="P3">Копыто крылатой единорожихи <text:span text:style-name="T107">оставляя розовый с лед едет</text:span> по плитке пола, но, собравшись с силами, она выпрям<text:span text:style-name="T107">ляется</text:span>.</text:p>
      <text:p text:style-name="P3"/>
      <text:p text:style-name="P3">- Ты можешь помочь нам. Ты должен помочь. Кха-кха-кха… Наши миры связаны, иначе заклинание не привлекло бы тебя. Скорее всего, в твоём мире произошла катастрофа, подобная нашей. Если ты выполнишь моё задание, ты сможешь в силу взаимосвязи миров предотвратить апокалипсис не только в моём, но и в своём мире…</text:p>
      <text:p text:style-name="P3"/>
      <text:p text:style-name="P3">Я молча вытя<text:span text:style-name="T107">гиваю</text:span> руку перед собой и уставился на ладонь. Глаза работ<text:span text:style-name="T107">ают</text:span>, как новенькие, я чётко различа<text:span text:style-name="T107">ю</text:span> каждую бороздку на подушечке большого пальца. Я щип<text:span text:style-name="T107">аю</text:span> себя за нос.</text:p>
      <text:p text:style-name="P3">Больно, блин!</text:p>
      <text:p text:style-name="P3"/>
      <text:p text:style-name="P3">- … я поместила в неё часть своей души. Силы, хранящейся в ней, достаточно, чтобы уничтожить главную причину этой войны… Уничтожить меня… - продолжа<text:span text:style-name="T107">ет</text:span> единорожиха, покачиваясь от наряжения. - Разом отменить всю вереницу глупых решений, что в конечном итоге принесли моему народу только смерть и разрушение, кха-кха… <text:span text:style-name="T107">Кроме того, она защитит тебя, чтобы ты смог беспрепятственно добраться до цели.</text:span></text:p>
      <text:p text:style-name="P3"/>
      <text:p text:style-name="P3">Перед единорожихой пари<text:span text:style-name="T107">т</text:span> в пространстве маленькая <text:span text:style-name="T107">золотая</text:span> фигурка её самой – с рогом, крыльями и <text:span text:style-name="T107">роскошной</text:span> гривой. Но, в отличие от бессильно спадающих к полу локонов моей собеседницы, грива статуэтки плавно ре<text:span text:style-name="T107">ет</text:span> в воздухе, развеваемая незримым эфиром.</text:p>
      <text:p text:style-name="P3"/>
      <text:p text:style-name="P3"><text:soft-page-break/>- Я перенесу тебя в то время, когда мой мир был ещё молод, а я была глупа и наивна, чтобы ты смог без помех содеять задуманное. Вдобавок, я тогда ещё не была правительницей, так что моё исчезновение будет безболезненным для цивилизации пони. Когда ты окажешься там, ты должен <text:span text:style-name="T107">просто обнять меня — это активирует заклинание</text:span>…</text:p>
      <text:p text:style-name="P3"/>
      <text:p text:style-name="P61"><text:span text:style-name="Default_20_Paragraph_20_Font"><text:span text:style-name="T1">- Стоп-стоп-стоп! Не так быстро! - я, наконец от</text:span></text:span><text:span text:style-name="Default_20_Paragraph_20_Font"><text:span text:style-name="T28">хожу</text:span></text:span><text:span text:style-name="Default_20_Paragraph_20_Font"><text:span text:style-name="T1"> от тотального охренения моментом и включ</text:span></text:span><text:span text:style-name="Default_20_Paragraph_20_Font"><text:span text:style-name="T28">аюсь</text:span></text:span><text:span text:style-name="Default_20_Paragraph_20_Font"><text:span text:style-name="T1"> в разговор. - Я никому ничего не должен. </text:span></text:span>Кто… Что ты вообще такое?</text:p>
      <text:p text:style-name="P3">- Проводник… - зап<text:span text:style-name="T107">инается</text:span> белая лошадь, - я <text:span text:style-name="T107">у</text:span>же огласила условия сделки. Ты не останешься внакладе, слово аликорна! В твоём мире тоже ведь не всё ладно, верно? Заклинание Последнего Шанса привлекает только лишь Проводника из мира, который тесно связан с моим. Все события Эквуса так или иначе имеют отражение в твоём мире. Если ты предотвратишь Армагеддон Эквуса, твой мир также избавится от войны. Ведь в твоём мире <text:span text:style-name="T107">идёт</text:span> война, Проводник?</text:p>
      <text:p text:style-name="P3"/>
      <text:p text:style-name="P3">Внезапно небо за единорожихой озар<text:span text:style-name="T107">яется</text:span> вспышкой ярко-зелёного пламени и над остроконечными башнями выр<text:span text:style-name="T107">астает</text:span> грибовидное облако пыли, огня и дыма. Одновременно с этим на кончике рога моей собеседницы разгор<text:span text:style-name="T107">ается</text:span> золотая искра и облако взрыва спот<text:span text:style-name="T107">ыкается</text:span> о невидимое препятствие на пути к башням. Облако растека<text:span text:style-name="T107">ется</text:span> по преграде, вырисовывая её форму огромной сферы.</text:p>
      <text:p text:style-name="P3"/>
      <text:p text:style-name="P52">- <text:span text:style-name="T107">Наверное. Если уже не закончилась. </text:span>Я не успел понять, - пож<text:span text:style-name="T107">имаю</text:span> я плечами, - ты слишком рано забрала меня из психушки.</text:p>
      <text:p text:style-name="P52"/>
      <text:p text:style-name="P3">Магическая лошадь (или аликорн, как она себя назвала) зап<text:span text:style-name="T107">инается</text:span>. Я остолбенело смотр<text:span text:style-name="T107">ю</text:span>, как кончик её крыла нач<text:span text:style-name="T107">инает</text:span> плавиться, стекая на плиты пола розоватой струйкой.</text:p>
      <text:p text:style-name="P3"/>
      <text:p text:style-name="P3">Аликорница <text:span text:style-name="T107">перехватывает мой взгляд</text:span> и <text:span text:style-name="T107">глядит</text:span> на плавящееся крыло. Под её взглядом крыло охват<text:span text:style-name="T107">ывает</text:span> золотистая аура, плавление прекра<text:span text:style-name="T107">щается</text:span>, хотя при этом она не заме<text:span text:style-name="T107">чает</text:span>, как у неё <text:span text:style-name="T107">начинает</text:span> плавиться заднее копыто.</text:p>
      <text:p text:style-name="P3"/>
      <text:p text:style-name="P53">- <text:span text:style-name="T107">Ты сможешь найти меня в</text:span> Вечнодиком лесу. <text:span text:style-name="T107">Мы с сестрой долго жили там в те времена</text:span>. Я не знаю, какой тебе дать <text:span text:style-name="T107">ещё </text:span>ориентир… <text:span text:style-name="T107">А</text:span>ликорница задум<text:span text:style-name="T107">ывается</text:span>. Потом её морду осве<text:span text:style-name="T107">щает</text:span> озарение.</text:p>
      <text:p text:style-name="P53">- Дрогонштерн! <text:span text:style-name="T107">Иди к Дрогонштерну!</text:span> Мы часто <text:span text:style-name="T107">гуляли</text:span> с сестрой в <text:span text:style-name="T107">его </text:span>окрестностях.</text:p>
      <text:p text:style-name="P16"/>
      <text:p text:style-name="P3">Слеза скат<text:span text:style-name="T107">ывается</text:span> с морды аликорницы и она ст<text:span text:style-name="T107">ирает </text:span>её сгибом крыла, размазывая розоватое желе по скуле.</text:p>
      <text:p text:style-name="P3"/>
      <text:p text:style-name="P3">- Помоги мне, Проводник! Ради моих маленьких пони… Будь проклята война и я вместе с ней…</text:p>
      <text:p text:style-name="P3"/>
      <text:p text:style-name="P3">Магическая лошадь заходится в продолжительном кашле, струйки розоватой слизи стекают с её крыльев <text:s/>и хвоста, собираясь в лужицы на полу.</text:p>
      <text:p text:style-name="P3"><text:soft-page-break/>Склонившаяся над безжизненным телом <text:span text:style-name="T108">белая</text:span> фигура тает в розовом тумане…</text:p>
      <text:p text:style-name="P13">.</text:p>
      <text:p text:style-name="P13">.</text:p>
      <text:p text:style-name="P13">.</text:p>
      <text:p text:style-name="P25">СИЯНИЕ</text:p>
      <text:p text:style-name="P25">.</text:p>
      <text:p text:style-name="P25">Кто я?</text:p>
      <text:p text:style-name="P25">.</text:p>
      <text:p text:style-name="P25">Где я?</text:p>
      <text:p text:style-name="P25">.</text:p>
      <text:p text:style-name="P25">Где все?</text:p>
      <text:p text:style-name="P25">.</text:p>
      <text:p text:style-name="P25">Чувствую прикосновение. Кто-то энергично тормошит меня. Слышу приглушенное бормотание.</text:p>
      <text:p text:style-name="P25">.</text:p>
      <text:p text:style-name="P25">Я открываю глаза и вижу фигуру в голубом.</text:p>
      <text:p text:style-name="P25"/>
      <text:p text:style-name="P25">- Быстро! За мной! - торопливо шепчет мне она.</text:p>
      <text:p text:style-name="P25">Я послушно ползу среди костей и раздавленных черепов за голубой пони… Пони? Какой ещё, к дьяволу, пони?</text:p>
      <text:p text:style-name="P25">- Пегаской! - шипит, оборачиваясь, она. - <text:span text:style-name="T108">Если ты ещё не заметил, у меня крылья!</text:span></text:p>
      <text:p text:style-name="P13"/>
      <text:p text:style-name="P2">***</text:p>
      <text:p text:style-name="P3"/>
      <text:p text:style-name="P49">~~~500 лет от основания Эквестрии~~~</text:p>
      <text:p text:style-name="P3"/>
      <text:p text:style-name="P3">- «Чёрная Молния», «Три звезды» или «Феникс» - какой каретный двор лучше? Негласное состязание между ночным и дневным дворами делит общество Дрогонштерна на фанатов Ночной и Дневной ветвей Диархии! Честер Брогам <text:s/>грозится съесть свою шляпу с солью в случае поражения! Гриф Каррус уже прислал ему соломенную шляпу, а Трот Дилижанс - солонку! Состязания парящих колесниц в честь пятисотлетия Эквестрии позволят выбрать достойнейшего!!! - надрывается земнопони-газетчик в клетчатом беретике. - Также в продаже имеются букмекерские талоны! Делайте ставки на победителя, не упустите свой шанс!!!</text:p>
      <text:p text:style-name="P3">Я мановением пальца подзываю жеребёнка к паланкину и покупаю газету. Задвинув занавеску, бегло пробегаюсь по заголовкам.</text:p>
      <text:p text:style-name="P3"/>
      <text:p text:style-name="P3"><text:soft-page-break/>«Сегодняшний вечер поставит точку в многолетнем противостоянии дня и ночи: кто быстрее? И, если сказать напрямик, кто круче? Противостояние светлой и тёмной сил достигает своего апогея. Дворцовые партии делают ставки.»</text:p>
      <text:p text:style-name="P3">«Лидер сторонников дня, герцог Блюблад II заявляет: «Тьма будет посрамлена, свет воссияет и Эквестрия воздаст хвалу принцессе Дня — истинной принцессе во веки веков». Предводитель поклонников ночи, барон Фэнси Ширтс отвечает, что «Блюбладу следует поменьше пить дешёвого портвейна по утрам и тогда он перестанет видеть сияние там, где его нет». Шериф Дрогонштерна заявляет: полиция готова пресекать любые попытки столкновений фанатов. Усиленные отряды патрулируют центр и окрестности стадиона.»</text:p>
      <text:p text:style-name="P3">«В вечернем интервью Ночная Глава Диархии отвергает все домыслы о семейном конфликте: «Мы слишком заняты, чтобы болтать попусту», заявляет принцесса Луна. Последний раз она очно общалась с принцессой Селестией двести лет назад. Дневная глава Диархии подтверждает её слова: «У нас отличные отношения. Я как раз вчера письменно ответила сестре на её позапрошлогоднюю шутку».</text:p>
      <text:p text:style-name="P3"/>
      <text:p text:style-name="P3">Я <text:s/>откидываюсь на подушку. Луна не сильно утруждает себя придумыванием причин для игнорирования Селестии. И сейчас, и пятьдесят лет назад, и сто, и двести — когда она в последний раз напомнила Сел о клятве — она всегда говорит газетчикам одно и то же. Слишком занята для разговоров. И вот уже сто лет, как она стала слишком занята для встреч. Между тем обстановка накаляется. Ещё сравнительно недавно мой паланкин носили два солнечных единорога и два бэтпони. Теперь же такое немыслимо — дневная и ночная стража встречаются исключительно на дуэлях. И вот уже двадцать лет мою закутанную в шёлк тушку стража Селестии и Луны носят по очереди.</text:p>
      <text:p text:style-name="P3"/>
      <text:p text:style-name="P3">Собственно, я — та единственная соломинка, что ещё соединяет Эквестрию воедино. Только я ещё вхож на обе половины дворца Сестёр. Только через меня у сестёр есть быстрая связь, минуя дворцовый протокол. И только к моему мнению прислушиваются обе аликорницы. Но в последние годы эта связь сильно истончилась. На моих глазах Луна отдаляется всё дальше. Её сторонники молчат и отворачиваются, когда я подхожу к ним, а во взгляде ночной принцессы всё больше холода.</text:p>
      <text:p text:style-name="P3">Нехорошо.</text:p>
      <text:p text:style-name="P3"/>
      <text:p text:style-name="P3">Паланкин с лёгким стуком опускается на землю.</text:p>
      <text:p text:style-name="P3"/>
      <text:p text:style-name="P3">- Ваше Высочество, мы на месте, - гудит басом Тандерстрайк.</text:p>
      <text:p text:style-name="P3">Я киваю огромному бэтпони, закидываю на сумку плечо и поднимаюсь по лестнице.</text:p>
      <text:p text:style-name="P3">И через минуту упираюсь в закрытую дверь.</text:p>
      <text:p text:style-name="P3"/>
      <text:p text:style-name="P3">- Что? Что за ерунда? - обращаюсь я к стражникам у дверей. - Почему вы не отперли двери?</text:p>
      <text:p text:style-name="P3">- У вас есть пропуск? - отвечает молодой и незнакомый бэтпони. - Предъявите, пожалуйста.</text:p>
      <text:p text:style-name="P3">- Какой ещё, к дьяволу, пропуск? Ты не узнаёшь своего принца?</text:p>
      <text:p text:style-name="P3"><text:soft-page-break/>- У меня нет принца! Есть только принцесса, её Высочество Луна! - чеканит стражник. - Предъявите пропуск.</text:p>
      <text:p text:style-name="P3"/>
      <text:p text:style-name="P3">Это уже слишком. Я поворачиваюсь ко второму стражнику.</text:p>
      <text:p text:style-name="P3">- Позови Мунфизера. Я лично сделаю ему взыскание за то, что новобранцы не знают, как выглядят члены королевской семьи.</text:p>
      <text:p text:style-name="P3">- Опцион Мунфизер вышел на пенсию на прошлой неделе, - косится на меня гвардеец. - Сейчас наш начальник тессерарий Шадовран. И по новому уставу, единственный, кто имеет безоговорочный доступ на ночную половину дворца — её Высочество, принцесса Луна. Без пропуска или личной записки от её Высочества пропустить вас не можем. И звать Шадоврана у меня нет полномочий.</text:p>
      <text:p text:style-name="P3"/>
      <text:p text:style-name="P3">Приехали.</text:p>
      <text:p text:style-name="P3">Я сажусь на ступеньку и кладу рядом сумку.</text:p>
      <text:p text:style-name="P3">Значит, ни меня, ни Селестии в новом уставе нет. Интересно, это инициатива Луны, или фанатичный угар её сторонников? И как теперь существовать государству, если это всё же Луна отбрасывает даже такую возможность минимальной координации дневной и ночной ветвей власти? Селестия трижды права с моей последней миссией!</text:p>
      <text:p text:style-name="P3"/>
      <text:p text:style-name="P3">- Блэкмор, ты с пенька в ручей рухнул, что ли? - слышу знакомый бас. Тандерстрайк поднимается по лестнице грозно хмурясь. - Не узнаёшь его Высочество? Брось, я ведь знаю, что ты знаешь. А ты знаешь, что я знаю, что ты знаешь. Кончай эту комедию.</text:p>
      <text:p text:style-name="P3">- А ты, Ричи, быстро дуй за Шадовраном, если не хочешь, чтобы тебе придали ускорение, - поворачивается огромный носильщик ко второму стражнику. - И не набычивайся мне тут, я с твоим отцом в дозоры летал когда ты ещё в пелёнках пузыри пускал обоими концами сразу.</text:p>
      <text:p text:style-name="P3">- Спасибо, Тандер, - улыбаюсь я ему.</text:p>
      <text:p text:style-name="P3">- Не за что, Ваше Высочество. Мой прадед ещё помнил времена, когда в банкетном зале за столом одновременно сидели обе принцессы. Вот это было зрелище! День и Ночь встречались в одном зале и все чуть не теряли сознание от восхищения. Ослепительная красота Ее Высочества, принцессы Селестии и неотразимое великолепие Её Высочества, принцессы Луны… Хотел бы я посмотреть на это!</text:p>
      <text:p text:style-name="P3">- Осторожно, Тандер, - смеюсь я, - теперь за такое тебя могут закидать гнилыми помидорами. Или даже арбузами.</text:p>
      <text:p text:style-name="P3">- Я знаю, - сокрушается бэтпони. - Плохие нынче времена пошли. Мрачные. Был у меня во времена молодости один друг из дневной стражи. Да-да, сейчас это звучит сказками, но чтоб мне селёдкой подавиться, если вру! Дружили мы. И деньгами выручали друг-дружку, и в харчевню под мостом вместе ходили, и за одними и теми же кобылками приударяли по очереди. А потом он изменился. Стал всё реже подходить после дежурств, перестал со мной ходить в бар, стал отмалчиваться при встречах. Не сразу, конечно. Лет пять на это ушло. В конце-концов перестали мы видеться вообще. И не встречались долго — лет десять. А месяц назад я его как-то встретил на улице и, не подумавши, подошёл сзади да и похлопал по спине. Хотел поболтать по-дружески, вспомнить былое. Может, даже, в кабак зайти, обмыть встречу. А он оборачивается и как видит меня — вытаскивает дагу и приставляет к горлу. «Ещё <text:soft-page-break/>раз тронешь — прирежу. Всё ваше племя проклято и проклятой ночной ведьме служит» - говорит. Вот прямо так прижал кинжал к глотке и прошипел мне в глаза.</text:p>
      <text:p text:style-name="P3">Тандерстрайк потирает горло и сокрушённо качает головой. Потом встаёт со ступеньки и направляется к подходящему Шадоврану.</text:p>
      <text:p text:style-name="P3">- Побудьте тут, Ваше Высочество. Я всё улажу.</text:p>
      <text:p text:style-name="P3"/>
      <text:p text:style-name="P3">…</text:p>
      <text:p text:style-name="P3"/>
      <text:p text:style-name="P3">- Если бы носилки несла дневная стража, я так бы и остался на ступеньках под дверью! - я возмущённо вываливаю содержимое сумки под нос Луны.</text:p>
      <text:p text:style-name="P3">Аликорница задумчиво смотрит на горку свитков.</text:p>
      <text:p text:style-name="P3">- Это всё?</text:p>
      <text:p text:style-name="P3">- Основное она просила передать устно, - бурчу я.</text:p>
      <text:p text:style-name="P3">- Что там такого важного у Нашей обожаемой сестрицы, что она не захотела изложить в письменной форме?</text:p>
      <text:p text:style-name="P3"/>
      <text:p text:style-name="P3">Я грустно смотрю на неё и пожимаю плечами.</text:p>
      <text:p text:style-name="P3"/>
      <text:p text:style-name="P3">- «Дорогая сестра. Думаю, ты сама понимаешь, что это зашло слишком далеко. Государства фактически нет, дневная и ночная партии действуют обособленно, не завися друг от друга и не подчиняясь друг другу. Наши подданные, некогда бывшие одним народом, ненавидят друг друга только из-за принадлежности к лагерю твоих или моих почитателей. Так больше продолжаться не может — дальнейшее усиление напряжения грозит гражданской войной. Поэтому предлагаю тебе, моя дражайшая сестра, разрешить проблему одним волевым решением. Разделение государства на Дневную и Ночную династии снимет напряжение в обществе. Физическое расстояние и государственная граница исключат возможность горячего конфликта. Думаю, если провести границу по рекам Хэйстон и Лас Пегасус на севере и юге и по Жеребячьему отрогу и Сёдельному озеру в центре, то территория поделится примерно наполовину. Если тебя не устраивает такой раздел, готова выслушать твои пожелания. Также согласна оставить тебе Дрогонштерн и основать столицу Дня поближе к центру…»</text:p>
      <text:p text:style-name="P3"/>
      <text:p text:style-name="P3">Я останавливаюсь и наливаю воды в стакан. Аликорница смотрит на меня не мигая. Её лицо не выражает абсолоютно никаких эмоций.</text:p>
      <text:p text:style-name="P3">Я промакиваю горло и продолжаю.</text:p>
      <text:p text:style-name="P3"/>
      <text:p text:style-name="P3">- «Все договора с соседями придётся перезаключить по отдельности для каждой династии. Не советую тебе вносить в них изменения — я без ложной скромности горжусь системой сдержек и противовесов, которые я выстраивала сотни лет. Таких условий, как для Эквестрии, сейчас нет ни у кого. Будет жаль, если ты это разрушишь из детского желания досадить мне. Даже не так. Это будет просто невыгодно и опасно для твоего же государства. Впрочем, поступай, как знаешь. Хуман доставит тебе последние <text:soft-page-break/>письменные указания относительно управления державой — ты ведь никогда не отличалась рвением к менеджменту макросистем. Опять таки, ты вольна поступать как тебе заблагорассудится — твоя часть Эквестрии и твои подданные в твоих копытах. Правь ими достойно и они вернут тебе любовь сторицей.</text:p>
      <text:p text:style-name="P3">И последнее. Я не хотела и не хочу всего этого. Моё сердце обливается кровью, когда я диктую эти слова Хуману. Но так будет лучше для наших подданных, за которых мы в ответе. Если же ты готова изменить ситуацию, я с радостью заключу тебя в свои объятия.</text:p>
      <text:p text:style-name="P3">Твоя любящая сестра, Селестия».</text:p>
      <text:p text:style-name="P3"/>
      <text:p text:style-name="P3">В наступившей вслед за монологом звенящей тишине было слышно дыхание Луны. Она смотрела на меня, словно ожидая продолжения.</text:p>
      <text:p text:style-name="P3"/>
      <text:p text:style-name="P3">- Чтож, да будет так, - почти шёпотом произнесла она, наконец. - Удивительно, что она так долго продержалась. На её месте Мы выкинули бы её из дворца ещё триста лет назад.</text:p>
      <text:p text:style-name="P3">- Ты как будто добивалась этого? - изумляюсь я. - Проще было бы с самого начала сказать Сел, что ты хочешь собственное государство. Она бы поняла и предоставила бы тебе желаемое. Зачем было столько лет мучаться мучаться самой и мучать всех окружающих? Последние двадцать лет всё как на углях, высеки нечаянно искру — и полыхнёт.</text:p>
      <text:p text:style-name="P3">- Всё, ч<text:span text:style-name="T109">его</text:span> Мы добивались — исполнения сестрой одной давней клятвы, - криво усмехается Луна. - Взамен же сестрица откупается государством, которое Мы не просили. Чтож, как Мы уже сказали, Мы принимаем это дар. По крайней мере, Мы избавимся от необходимости жить в одном дворце с клятвопреступницей.</text:p>
      <text:p text:style-name="P3">- Послушай, Луна, - заявляю я решительно. - Это глупо. Это реально глупо. Твоя сестра не клятвопреступница. <text:span text:style-name="T109">Я тебе уже сто раз говорил:</text:span> <text:span text:style-name="T109">т</text:span>ебе просто некуда возвращаться. Орунгун захвачен. Он кишит виндиго. Вы проиграли.</text:p>
      <text:p text:style-name="P3">- Откуда тебе знать, Хуман? - льдом в голосе Луны можно создавать айсберги в Сёдельном озере. - Мы понимаем, ты отстаиваешь честь супруги. Но ты просто наслушался сказочек, что тебе рассказывает на ночь Наша дражайшая сестрица. Послушай Нашего совета — Селестия хороша в вопросах науки, <text:s/>культуры и экономики, но не доверяй этой трусишке в делах, которые требуют определённой толики храбрости. Она может соврать только для того, чтобы не отправлять экспедицию на родину. Но падение одной из — и, смеем тебя заверить, далеко не сильнейшей крепости Орунгуна - отнюдь не означает полного поражения в войне. За двести лет боевых действий Мы знавали и худшие времена.</text:p>
      <text:p text:style-name="P3"/>
      <text:p text:style-name="P3">У тебя уже просто нет сил сдерживаться, Хуман! Нервотрёпка у входа подточила твои нервы. Сел просила тебя не говорить <text:span text:style-name="T109">об этом</text:span>, но это было сотни лет назад. Какое это сейчас имеет значение?</text:p>
      <text:p text:style-name="P3"/>
      <text:p text:style-name="P3">- Я знаю, потому что был там!!! Я видел собственными глазами, во что превратилась твоя родина — поверь, тебе не понравится! Или мне ты тоже не веришь?!!</text:p>
      <text:p text:style-name="P3"/>
      <text:p text:style-name="P3">Последовавший за тирадой долгий взгляд Луны напоминает мне гипнотический взгляд удава на крысу. Проклятье, на мгновение я даже вижу змеиные зрачки в пристальном взгляде ночной принцессы!</text:p>
      <text:p text:style-name="P3"><text:soft-page-break/></text:p>
      <text:p text:style-name="P3">- Селестия провела тебя домой, - наконец, кивает сама себе Луна. - Она знает путь.</text:p>
      <text:p text:style-name="P3">- Рад, что хоть мне ты веришь, - раздражённо огрызаюсь я.</text:p>
      <text:p text:style-name="P3">- Верим, - неожиданно спокойно кивает аликорница. - И это всё меняет. Тебе нужно было расказать об этом раньше, не дожидаясь последней черты. Всё было бы намного проще.</text:p>
      <text:p text:style-name="P3">Луна задумчиво подходит к окну.</text:p>
      <text:p text:style-name="P3">- Сотни лет. Тысячи бессонных ночей. Расколотое надвое государство — и всё только потому, что кто-то утаил от Нас этот важный нюанс.</text:p>
      <text:p text:style-name="P3">- Но Мы не виним тебя, Хуман, - продолжает Луна неожиданно тёплым голосом. - Зная свою сестру, мы можем предположить, что Сел пыталась оградить Нас от плохих новостей и заставила тебя дать клятву молчать. Напрасно, Мы уже не та маленькая кобылка, что может разреветься от потери любимого игрушечного лягушонка.</text:p>
      <text:p text:style-name="P3"/>
      <text:p text:style-name="P3">Я просто не верю своим глазам! Синяя мегера, от которой сотни лет веяло не то, что холодом — морозом, преобразилась в миловидную кобылку. Такую, какой я её помнил в первые годы нашего знакомства.</text:p>
      <text:p text:style-name="P3"/>
      <text:p text:style-name="P3">- То есть, ты уже не хочешь отделяться? - переспрашиваю я.</text:p>
      <text:p text:style-name="P3">- Разумеется нет. Более того, Мы хотим извиниться перед сестрой и тобой за все годы, что вы промучались с Нами. Мы вели себя отвратительно! К нашему извинению, Мы не знали причин отказа Нашей сестры от клятвы. Теперь знаем.</text:p>
      <text:p text:style-name="P3"/>
      <text:p text:style-name="P3">Луна распахивает дверцы минибара, уютно спрятавшегося в колонне-подставке для книг. Пузатый графинчик тёмно бордового цвета резво наполняет два бокала тягучей пурпурной жидкостью.</text:p>
      <text:p text:style-name="P3">- Выпьем за примирение, Хуман! Ты даже не представляешь, как Мы рады этому событию! - бокал аликорницы легонько цокается с моим и улетает к хозяйке.</text:p>
      <text:p text:style-name="P3">- Чуть позже Мы выпьем такой же и с нашей скрытной сестрицей. Но сейчас Мы слишком рады, чтобы ждать ещё хоть мгновение. Выпей с Нами, Хуман!</text:p>
      <text:p text:style-name="P3"/>
      <text:p text:style-name="P3">Я поднимаю свой в ответном жесте и пригубливаю вино.</text:p>
      <text:p text:style-name="P3">В голове раздаётся лёгкий звон и перед глазами вспыхивают радужные круги и искры. Строгое убранство кабинета Луны насыщается невиданными ранее красками. Радуги соединяют колонны переливающимися арками. Сама аликорница внезапно предстаёт передо мной младшей копией своей старшей сестры — до сих пор бывшей в тени и незаслуженно обиженной. Чёрт, да она и смотрит на меня примерно так, как Сел — этот смешливый взгляд сквозь чёлку, похоже, семейная черта.</text:p>
      <text:p text:style-name="P3"/>
      <text:p text:style-name="P3">- Вау! Круто! Это из подвалов Грифонстоуна? Сдай поставщика. Надо бы и себе прикупить пару бутылочек, - я залпом допиваю остаток.</text:p>
      <text:p text:style-name="P3"><text:soft-page-break/></text:p>
      <text:p text:style-name="P3">Скрип дверцы минибара немного напоминает тихий язвительный смех.</text:p>
      <text:p text:style-name="P3"/>
      <text:p text:style-name="P3">- Мы рады, что тебе понравилось. К сожалению, «Пурпурная утеха» не продаётся нигде в Эквестрии. Мы создали его по старому рецепту Орунгуна из виноградной лозы на заднем дворе у нашей башни. Сия лоза выросла из косточки, что случайно прибыла с Нами в Эквестрию в одном из багажных отделений наших доспехов. К сожалению, плодоносит она крайне редко, и ждать выдержки вина нужно ещё не менее <text:span text:style-name="T109">двух </text:span>дюжин лет. Но Мы дарим тебе эту початую бутылку в знак примирения. Подожди нас минутку!</text:p>
      <text:p text:style-name="P3">Луна заливается звонким смехом и мчится в в спальню.</text:p>
      <text:p text:style-name="P3"/>
      <text:p text:style-name="P3">Ну, шикарно. Мир перевернулся на голову — смех Хмурой Метёлки больше не является чем-то мифическим, навроде страны Диснейлэнд. Я подхватываю графинчик и засовываю его в освободившуюся от посланий Селестии сумку. Надо бы упросить мисс Рэридрим пришить карманы к тоге — сума далеко не не всегда бывает под рукой. К сожалению, найти подход к этой строгой преемнице Кловер Дрим ещё труднее, чем развеселить Луну — каноны моды для Кловер Рэридрим нерушимы как само мироздание.</text:p>
      <text:p text:style-name="P3"/>
      <text:p text:style-name="P3">- Вот Мы и готовы!</text:p>
      <text:p text:style-name="P3"/>
      <text:p text:style-name="P3">Фиолетовая аликорница выпархивает из спальни.</text:p>
      <text:p text:style-name="P3">Сказать, что ночная принцесса поражает моё воображение — ничего не сказать. Полупрозрачное, плавно реющее в воздухе <text:s/>платье просто оглушает нехилой такой колотушкой по башке. Те немногочисленные разы, когда я пересекался с Ночной Главной диархии за последние лет двести, она была или в официальном серо-голубом жакете для приёмов, либо же в своих привычных доспехах - Хмурая Метёлка не любительница нарядов, <text:span text:style-name="T109">факт</text:span>. Но сейчас на ней воздушный наряд с искрящимися то тут, то там звёздочками с серебряными переливами и едва заметной опалесцирующей аурой, который <text:s/>преображает Луну до неузнаваемости. Её стремительная и порывистая прежде фигура становится плавной, плывущей в некоем фантастическом облаке из гривы, хвоста и платья, что образуют вокруг неё сверкающее облако чистой магии.</text:p>
      <text:p text:style-name="P3"/>
      <text:p text:style-name="P3">- Офигеть. Куда это ты так вырядилась? - только и могу произнести я. В голове немного звенит от выпитого вина. На границе зрения мелькают какие-то тени, огоньки и, почему-то, решётки с каменными стенами.</text:p>
      <text:p text:style-name="P3">- На гонки «Небеса Эквестрии», разумеется. Ты тоже собирайся, Хуман. Мы хотели на них провозгласить разделение диархии — но теперь огласим совершенно иное. Обязательно будь там, это очень важно!</text:p>
      <text:p text:style-name="P3">- Хм. Надо пригласить и Сел. На таком событии должны присутствовать обе ветви диархии. Ты же не против? - бормочу я. Искорки и круги перед глазами живут своей жизнью и на границе зрения становятся похожими на наручники. <text:s/>Винцо явно крепче, чем казалось изначально.</text:p>
      <text:p text:style-name="P3"><text:soft-page-break/>- Приглашай кого хочешь, Хуман. Но обязательно и сам явись на состязания! - громкий чмок Луны в губы застаёт меня в расплох. Я ошарашенно гляжу вслед удаляющейся принцессе.</text:p>
      <text:p text:style-name="P3"/>
      <text:p text:style-name="P3">Фигасе, что сотворило с синей солдафоншей известие о гибели её мира! Кажется, тут что-то неправильно — но, впрочем, плевать. Королевство сохранится — и на том спасибо.</text:p>
      <text:p text:style-name="P3">Тени в уголке сетчатки согласно кивают этому утверждению.</text:p>
      <text:p text:style-name="P3"/>
      <text:p text:style-name="P3">…</text:p>
      <text:p text:style-name="P61"><text:span text:style-name="Default_20_Paragraph_20_Font"><text:span text:style-name="T1">«</text:span></text:span><text:span text:style-name="Default_20_Paragraph_20_Font"><text:span text:style-name="T5">…инциндент требует моего личного участия. Думаю, вернусь не позже, чем через неделю. Не говори никому, я отбываю инкогнито. Не скучай без меня. Чмоки!</text:span></text:span></text:p>
      <text:p text:style-name="P61"><text:span text:style-name="Default_20_Paragraph_20_Font"><text:span text:style-name="T5">Твоя Сел. </text:span></text:span><text:span text:style-name="Default_20_Paragraph_20_Font"><text:span text:style-name="T1">»</text:span></text:span></text:p>
      <text:p text:style-name="P3"/>
      <text:p text:style-name="P3">Что за бред! Я бросаю записку в мусорное ведро. Минотавры никогда не нападают на пони! Да, они могут прописать мелким шрифтом пару невыгодных пунктов в контракте, они могут поставить некачественный товар — если почувствуют в тебе простака, они, в конце концов, могут попытаться сделать бизнес на чужом горе. Минотавры — это минотавры. Но, блин, они всегда действуют исключительно мирным методом. Это их кредо. Они могут вломить, если на них напасть, но никогда не нападают первыми.</text:p>
      <text:p text:style-name="P3">До сего дня.</text:p>
      <text:p text:style-name="P3">И что ещё странно, почему Сел ринулась самолично разруливать конфликт? Что должно случиться, чтобы правитель сильнейшего государства Эквуса сорвался с места сам, вместо того, чтобы послать дипломатов и/или военначальников разруливать мелкий пограничный конфликт? Или он не такой мелкий, как написала Сел? Но тогда почему она скрыла это от меня? И почему она скрывает своё отбытие от всех остальных?</text:p>
      <text:p text:style-name="P3">Хрень какая-то.</text:p>
      <text:p text:style-name="P3"/>
      <text:p text:style-name="P3">Четвёрка бэтпони у паланкина терпеливо ожида<text:span text:style-name="T109">ет</text:span>, пока я спущусь из дневной половины замка.</text:p>
      <text:p text:style-name="P3">- Увы, Тандерстрайк, Селестия на гонках присутствовать не будет. Я хотел её пригласить, но она неожиданно отлучилась на неделю. Так что твоя мечта не исполнится, - развожу я руками.</text:p>
      <text:p text:style-name="P3">- Эмм… Моя мечта? - бэтпони непонимающе смотрит на меня.</text:p>
      <text:p text:style-name="P3">- Ну, ты же хотел увидеть Селестию и Луну вместе, ты ведь сам говорил?</text:p>
      <text:p text:style-name="P3">- Я… хотел? Я… говорил? - непонимание на морде бэтпони внезапно сменяется подобострастной улыбкой. - Конечно, конечно, я именно так и говорил! Да, очень жалко, прям совсем жалко, что принцессы дня не будет с нами, ну ничего, может в следующий раз они встретятся, даже совсем скоро, раз уж путь к Орун…</text:p>
      <text:p text:style-name="P3">Речь бэтпони оборвалась бессвязным шипением и клокотанием.</text:p>
      <text:p text:style-name="P3">- Кха-кха-кха. Извините, мой принц, подавился. Должно быть, муха в горло залетела.</text:p>
      <text:p text:style-name="P3">Тандерстрайк, старась не пересекаться со мною взглядом, учтиво раздвигает занавески паланкина.</text:p>
      <text:p text:style-name="P3"><text:soft-page-break/></text:p>
      <text:p text:style-name="P3">Что-то тут не так.</text:p>
      <text:p text:style-name="P3"/>
      <text:p text:style-name="P3">…</text:p>
      <text:p text:style-name="P3"/>
      <text:p text:style-name="P3">На последнем повороте к финишу чёрно-жёлтая колесница Честера Брогама обгоняет зелёный болид «Феникса» и увеличивает разрыв на два корпуса у финишной прямой. На пьедестале победитель стоит один — Гриф Каррус и Трот Дилижанс покидают гонку, обвинив Брогама в мошенничестве.</text:p>
      <text:p text:style-name="P3">Фанаты тёмной стороны силы прорывают оцепление и несут Брогама, его колесницу и тягловую бэт-пони почётный круг по трассе. В стане сторонников светлой стороны у выхода со стадиона зреет недовольство.</text:p>
      <text:p text:style-name="P3">««Чёрная молния» использовал парящую платформу из военного заказа Луны! Это против правил! И его тягловая кобыла обколота сан-паломинскими кактусами!» - слышу я всё более громкий ропот.</text:p>
      <text:p text:style-name="P3">Меня это, впрочем, занимает гораздо меньше, чем отсутствие Луны на торжестве. Фиолетовая вертихвостка настаивала на моём присутствии, но сама не явилась. Её место в королевской ложе пустует и я чувствую себя одураченным. Оставив програмку на кресле Луны, я пробираюсь к выходу.</text:p>
      <text:p text:style-name="P3">У выхода со стадиона усиливается шум. Отдельные крики сливаются в яростный гул и толпа сторонников Селестии медленно движется по направлению к трибуне. Фанаты Луны в ответ смыкают ряды вокруг победителя. В их зубах, копытах и магических захватах появляются шипастые дубинки, <text:s/>заострённые палки и ножи. Накатывающаяся толпа, как по команде, также ощетинивается холодным оружием.</text:p>
      <text:p text:style-name="P3"/>
      <text:p text:style-name="P3">- СТОЙТЕ!!!</text:p>
      <text:p text:style-name="P3"/>
      <text:p text:style-name="P3">Туника на мне треплется в колебаниях воздуха. Такого голоса я не слышал уже полтысячи лет. Готовые слиться в яростной битве толпы пони замирают.</text:p>
      <text:p text:style-name="P3">В проходе появляется Луна. Холодный взгляд направлен прямо перед собой, губы крепко сжаты в тонкую линию. Подол чёрного плаща за ней несут шестеро бэтпони. Лицо её скрыто глубоким капюшоном. Она проходит мимо, не удостоив <text:s/>меня даже взглядом.</text:p>
      <text:p text:style-name="P3"/>
      <text:p text:style-name="P3">- Слушайте меня, всепони! Мы принесли вам благую весть! Много сотен лет наша партия подвергалась остаркизму со стороны дневной части диархии! <text:s/>Долгие годы мы прозябали в тени дня! Наш народ, экономика и культура были расколоты. Напряжение в обществе достигло столь высоких пределов, что на кону была судьба государства — да, да, Мы заявляем это со всей ответственностью — ещё немного, и Эквестрия бы распалась! Мы забыли клятву наших предков, сотни лет назад скрепивших союз и создавших великое государство! В единстве наша сила! Распри ослабляют нас и ведут к гибели. Даже то, что происходит сейчас на стадионе, служит хорошей иллюстрацией ситуации…</text:p>
      <text:p text:style-name="P3"/>
      <text:p text:style-name="P3"><text:soft-page-break/>Луна произносит речь с балкона ложи, оживлённо жестикулируя копытом, и пони внизу преображаются. Дубинки, кастеты и <text:s/>палки прячутся. Гримасы ярости исчезают, на лицах проступает задумчивость.</text:p>
      <text:p text:style-name="P3"/>
      <text:p text:style-name="P3">- … возрадуйтесь, пони и забудьте отныне все распри между Днём и Ночью, как забываем их Мы! Потому что Мы счастливы заявить вам о полном примирении с Нашей старшей сестрой, Дневной главой диархии, Непобедимое Солнце, Страж Эверфри, принцессой Селестией! ДА БУДЕТ ТАК!!!</text:p>
      <text:p text:style-name="P61"><text:span text:style-name="Default_20_Paragraph_20_Font"><text:span text:style-name="T2"/></text:span></text:p>
      <text:p text:style-name="P3">С последним раскатом громоподобной речи принцесса сбрасывает с себя мрачный плащ. Волшебное платье, уже виденное мною утром, вспыхивает мириадами магических искорок. Из её рога выстреливает в вечернее небо красочный фейерверк, освещая стадион фонтанами переливающегося света.</text:p>
      <text:p text:style-name="P3"/>
      <text:p text:style-name="P3">- В честь объединения Мы объявляем сегодня вечером бал Дневного и Ночного домов в Малом зале дворца! Приглашаются все!</text:p>
      <text:p text:style-name="P3"/>
      <text:p text:style-name="P3">Толпа взрывается радостным рёвом. Сторонники обоих партий радостно обнимаются и похлопывают друг дружку по спинам. Земля усыпана острым железом и пони со смехом топчут его. К растерянному Честеру Брогаму по очереди подходят бывшие сторонники партии дня и хлопают его по спине. На шее его тягловой бэт-пони красуется несколько венков от сторонников Селестии.</text:p>
      <text:p text:style-name="P3"><text:s/></text:p>
      <text:p text:style-name="P3">- Как тебе мой выход, Хуман? - отвлекает меня от созерцания всеобщего единения знакомый голос.</text:p>
      <text:p text:style-name="P3"/>
      <text:p text:style-name="P3">Луна во всём своём великолепии стоит за мной. Неизмеримое удивление вызывает макияж на её лице. Его совсем немного, - небольшие блёстки в уголках глаз и крохотные штришки на губах, - но даже это небольшое количество косметики несвойственно той, которую все привыкли считать «генералом в юбке».</text:p>
      <text:p text:style-name="P3">- Не ожидал? - смеётся Луна. - Да, Мы тоже умеем быть красивыми, хоть и не злоупотребляем этим, в отличие от сестры.</text:p>
      <text:p text:style-name="P3">- Не то, чтобы ты была некрасивой без этого, - обретаю я дар речи. - Но, не скрою, сейчас ты просто офигительна!</text:p>
      <text:p text:style-name="P3">- А что по Нашему выступлению? Оно понравилось тебе, Хуман?</text:p>
      <text:p text:style-name="P3">- Это было грандиозно. Ты умеешь заводить толпу. Жаль, Селестии не было. С ней<text:tab/> эффект удвоился бы.</text:p>
      <text:p text:style-name="P3"/>
      <text:p text:style-name="P3">Да, теперь мне понятно, почему у Луны столько сторонников. Толкать речи на публику — не сильная сторона Сел. Она большой спец в дипломатии и переговорах с главами государств, но психология толпы — не её.</text:p>
      <text:p text:style-name="P3"/>
      <text:p text:style-name="P3">- Увы, сестра срочно отбыла к минотаврам. Нам пришлось импровизировать в одиночку, - кивает Луна.</text:p>
      <text:p text:style-name="P3">- Эй, откуда ты знаешь? Сел никому не говорила о своём отъезде, - вспоминаю содержимое записки я.</text:p>
      <text:p text:style-name="P3"><text:soft-page-break/></text:p>
      <text:p text:style-name="P3">Луна на миг отстраняется. Мне кажется, или досада мелькает в её взгляде?</text:p>
      <text:p text:style-name="P3"/>
      <text:p text:style-name="P3">- Эмм, нет, она оставила Нам записку перед отбытием.</text:p>
      <text:p text:style-name="P3">- Тебе? Записку? Ты шутишь? Вы перестали переписываться напрямую пятьдесят лет назад. Я за эти полсотни лет уже замахался быть вашим почтальоном.</text:p>
      <text:p text:style-name="P3">Досада теперь уже явно проступает на лице аликорницы. Закатив глаза, она вздыхает.</text:p>
      <text:p text:style-name="P3">- Хуман, просто поверь. Мы не знаем, почему так случилось, но она оставила записку перед поездкой. Какая теперь разница, когда Ночной и Дневной эквестрийские дома объединяются? Мы дождёмся её возвращения и повторим речь вместе. А сейчас Мы бы хотели, чтобы ты составил Нам компанию в небольшом торжестве по поводу объединения.</text:p>
      <text:p text:style-name="P3">- Так-то оно так, - сомневаюсь я, - но уж очень это странно. Чтобы Сел тайно сорвалась с места по пустяковой причине, не предупредив меня лично, но при этом предупредив тебя запиской… Что-то тут не так. Я думаю, мне надо полететь следом и выяснить, в чём дело.</text:p>
      <text:p text:style-name="P3">- Отличная идея, Хуман! - Луна обнимает меня ногой и увлекает за собой. Я чувствую тонкий аромат духов. - Мы поедем вместе! Но будь так добр, составь Нам компанию сегодня вечером. Кто-то должен представлять Дневной дом на балу. Без сестры только ты годишься на эту роль. А завтра утром мы отправимся в путь — Мы прямо сейчас отдадим распоряжение готовить экипаж!</text:p>
      <text:p text:style-name="P3"/>
      <text:p text:style-name="P3">Ощущение прижавшейся ко мне принцессы вызывает необычное ощущение. Я с удивлением понимаю, что Луна заигрывает со мной. Очень неумело, но настойчиво. И с некоторым любопытством отмечаю, что мне интересны границы, до которых зайдут её ухаживания. И , главное, причины.</text:p>
      <text:p text:style-name="P3"/>
      <text:p text:style-name="P3">- Ну чтож… Не вижу ничего плохого в том, чтобы посодействовать объединению пони… Но завтра утром мы выезжаем — обещаешь?</text:p>
      <text:p text:style-name="P3">- Договорились!</text:p>
      <text:p text:style-name="P3"/>
      <text:p text:style-name="P3">Я делаю вид, что не замечаю томный взгляд Луны.</text:p>
      <text:p text:style-name="P3"/>
      <text:p text:style-name="P3">…</text:p>
      <text:p text:style-name="P3"/>
      <text:p text:style-name="P3">Четвёркой музыкантов с лютнями умело командует строгая пони с октобасом. Низкое звучание огромного контрабаса пробирает до пят, вызывая смешанные чувства.</text:p>
      <text:p text:style-name="P3"/>
      <text:p text:style-name="P3">- Нельзя ли пустить что-нибудь повеселее? - обращаюсь я к Луне. - Не на похоронах же стоим?</text:p>
      <text:p text:style-name="P61"><text:span text:style-name="Default_20_Paragraph_20_Font"><text:span text:style-name="T1">- Терпение, Хуман. Мисс Терция Мелоди традиционно открывает балы Ночного дома. После официальной церемонии начнётся шоу менестрелей Селестии. </text:span></text:span><text:span text:style-name="Default_20_Paragraph_20_Font"><text:span text:style-name="T16">Айрон </text:span></text:span><text:span text:style-name="Default_20_Paragraph_20_Font"><text:span text:style-name="T1">Скрэтч собирается выступить с </text:span></text:span><text:soft-page-break/><text:span text:style-name="Default_20_Paragraph_20_Font"><text:span text:style-name="T1">экспериментальной программой. Те, кто был на репетиции, описывают её музыку как нечто грандиозное.</text:span></text:span></text:p>
      <text:p text:style-name="P3"/>
      <text:p text:style-name="P3">Фиолетовая аликорница стоит по правую сторону от меня на возвышении в банкетном зале. Мы кивками приветствуем входящих гостей, одновременно пытаясь отвечать нескольким подвыпившим компаниям прибывших ранее аристократов.</text:p>
      <text:p text:style-name="P3"/>
      <text:p text:style-name="P3">- Наше почтение, сэр Хойти Найти. Как здоровье вашей кошечки?</text:p>
      <text:p text:style-name="P3">…</text:p>
      <text:p text:style-name="P3">- Приветствую, миледи Рэра. Всё так же нет отбоя от поклонников?</text:p>
      <text:p text:style-name="P3">…</text:p>
      <text:p text:style-name="P3">- Счастлив вас видеть, барон Фэнси! Поздравляю с победой мастера Брогама на гонках.</text:p>
      <text:p text:style-name="P3">…</text:p>
      <text:p text:style-name="P3">- Ш-ш-шарманка б-будет?</text:p>
      <text:p text:style-name="P3">От сильно пошатывающегося франта штыняет спиртом. Из-под лацкана фрака торчит горлышко початой Hennessy Imperial. Два единорога попроще подпирают его с боков.</text:p>
      <text:p text:style-name="P3">- Видим, герцог, вы времени не теряли, - фальшиво улыбается ему Луна. - Не стоит так убиваться, вполне возможно, в следующем году победит ваш протеже. Или в послеследующем.</text:p>
      <text:p text:style-name="P3">«Или в послепослеследующем, а ты, если повезёт, сопьёшься до того времени» - мысленно добавляю я.</text:p>
      <text:p text:style-name="P3">- Г-где ш-ш-шарманка? Ик…</text:p>
      <text:p text:style-name="P3">- Выступление Айрон Скрэтч планируется после второй перемены блюд. Сэр Хавтикорн, сэр Нобласc, отведите герцога Блюблада в сад дабы проветрился он на свежем воздухе, - обращается принцесса к его спутникам. - Нам кажется, спёртый воздух зала плохо воздействует на его когнитивные способности.</text:p>
      <text:p text:style-name="P3">- Ась? - тупо вертит головой герцог. - Сад? Ш-шарманка в саду? Ик…</text:p>
      <text:p text:style-name="P3">Увлекаемый своими товарищами, единорог скрывается в толпе.</text:p>
      <text:p text:style-name="P3">…</text:p>
      <text:p text:style-name="P3">Я уже пошатываюсь от усталости, когда чувствую опору в виде бока Луны.</text:p>
      <text:p text:style-name="P3">- Терпение, Наш стойкий Хуман, ещё полчаса и церемония приветствия будет окончена, - шепчет тёмная аликорница. - Тогда мы сможем передохнуть.</text:p>
      <text:p text:style-name="P3"/>
      <text:p text:style-name="P3">Ты настолько устал, Хуман, что не обращаешь внимание на «наш» в обращении Луны. Только теперь ты понимаешь всю самоотверженность Селестии, оберегающей тебя от подобных пыток и всегда выстаивающей подобные мероприятия в одиночку. А ведь, по этикету, ты тоже должен присутствовать на торжественных приёмах!</text:p>
      <text:p text:style-name="P3"/>
      <text:p text:style-name="P3">Принцесса ночи не врёт — через полчаса она даёт распоряжение сенешалю <text:s/>о начале банкета, <text:s/>и мягко увлекает за собой. Мы уединяемся за угловым столиком на террасе.</text:p>
      <text:p text:style-name="P3"><text:soft-page-break/>- Никогда не любили официальные церемонии, - выдыхает Луна. - Сестра более стойко их переносит, но для Нас лучше дневной марш-бросок в полной экипировке, чем весь вечер криво улыбаться напыщенным задницам, чьё единственное достоинство — родиться в знатной семье!</text:p>
      <text:p text:style-name="P3">- Так дождалась бы возвращения Сел, - замечаю я. - И она бы взяла на себя все хлопоты. Куда торопиться? Пятьсот лет ждали, подождали бы ещё несколько дней.</text:p>
      <text:p text:style-name="P3">Луна подзывает официанта и шепчет ей заказ на ухо. Затем поворачивается ко мне.</text:p>
      <text:p text:style-name="P3">- Увы, даже присутствие сестры не избавило бы Нас от присутствия на приёме. Это ведь банкет в честь объединения домов, не забыл? Присутствовать должны обе стороны. И если у Дневного дома есть кому подменить главу, - Луна вздыхает, глядя на меня, - то Ночной в полном одиночестве. Иногда это доставляет сильные неудобства, как сейчас.</text:p>
      <text:p text:style-name="P3">- Так обзавелась бы, гм, своей половинкой, - и всех делов-то! Было бы кому и тебя подменить, - легкомысленно отмахиваюсь я, наблюдая за садом.</text:p>
      <text:p text:style-name="P3">Там на сцене устанавливают реквизит и инструменты. И если барабаны узнать легко, то что за таинственные ящики с медными раструбами устанавливают по периметру площадки?</text:p>
      <text:p text:style-name="P3">- Изобретение Айрон Скрэтч. Усилитель гармоник, - объясняет Луна, заметив мой интерес. - В центральный бак закачан воздух под давлением. Каждая из выходящих воронок входным раструбом подходит к своему инструменту — барабану, банджо, гитаре, контрабасу. <text:span text:style-name="T109">Через набор пневматических рычажков-молоточков можно играть на них.</text:span> Закручивая-откручивая воздушные краники на операторском пульте, можно варьировать силу потока в исходящих воронках и, таким образом, управлять громкостью звучания отдельных инструментов. Плюс, там в каждой воронке есть набор лопаток для придания звукам различных эффектов, если Мы ничего не перепутали со слов Айрон.</text:p>
      <text:p text:style-name="P3"/>
      <text:p text:style-name="P3">Официант приносит заказ Луны. Перед нами возникают бокалы с рубиновой жидкостью и блюдца с крекерами в форме сердечек.</text:p>
      <text:p text:style-name="P3"/>
      <text:p text:style-name="P3">- Это, конечно, не «Пурпурная утеха», но тоже очень хорошее вино из Наших личных подвалов. Выпьем за объединение, Хуман!</text:p>
      <text:p text:style-name="P3">Я чокаюсь с принцессой. Краски вечера смягчаются, а взгляд немного расфокусируется. Луна с улыбкой <text:s/>подносит мне печенюшку.</text:p>
      <text:p text:style-name="P3">- Съешь, Хуман. Это вино принято заедать крекерами.</text:p>
      <text:p text:style-name="P3">Луна наблюдает, как я жую печенье и неожиданно хихикает.</text:p>
      <text:p text:style-name="P3">- А теперь предложи Нам крекер, пожалуйста.</text:p>
      <text:p text:style-name="P3">Румянец на лице Луны делает её похожей на напроказившую школьницу. Она протягивает мне блюдце с просящим выражением на лице. Я пожимаю плечами и достаю крекер.</text:p>
      <text:p text:style-name="P3">- Держи.</text:p>
      <text:p text:style-name="P3">Принцесса кормится с руки, хихикая и заливаясь краской.</text:p>
      <text:p text:style-name="P3">- Очень вкусно. Спасибо, Хуман.</text:p>
      <text:p text:style-name="P3"/>
      <text:p text:style-name="P3"><text:soft-page-break/>Я удивлённо смотрю на принцессу. Назвать крекеры вкусными можно с огромной натяжкой — эти сухие кусочки теста абсолютно безвкусные, как картон. Ну ладно, у принцесс свои причуды.</text:p>
      <text:p text:style-name="P3"/>
      <text:p text:style-name="P3">На сцене в саду тем временем герцог Блюблад о чём-то разговаривает с бледно-жёлтой пони в огромных фиолетовых очках. Пони несколько раз отрицательно качает головой, но герцог только сильнее подаётся вперёд и машет копытами в пьяном возбуждении. Наконец он пытается выбраться на сцену, раскидывая оборудование. Пони в очках, отступив на шаг, незаметно нажимает педаль на пульте усилителя гармоник. Ближайшая к герцогу воронка издаёт резкий вой, разрезающий вечерний сумрак пополам.</text:p>
      <text:p text:style-name="P3">Герцог настолько резко отскакивает, что грохается спиной назад с площадки прямо на банкетный столик <text:s/>между мирно беседующей парочкой - <text:s/>барон<text:span text:style-name="T109">ом</text:span> Фэнси Ширтс<text:span text:style-name="T109">ом</text:span> и модельной внешности единорожиц<text:span text:style-name="T109">ой</text:span> с лилиями на крупе. Голова герцога попадает в ведёрко с мороженным и заклинивает в нём. В целом, с ведром на голове и торчащим из донышка рогом, герцог Блюблад сильно напоминает рыцарского коня тевтонского ордена.</text:p>
      <text:p text:style-name="P3">- У неё не будет проблем с герцогом? - указываю я на пони в очках.</text:p>
      <text:p text:style-name="P3">- Если ты думаешь, что это первый раз, когда Айрон Скрэтч отшивает Блюблада, то ты сильно ошибаешься, - фыркает Луна. - Этот похотливый идиот напивается раз в квартал и неизменно забывает о предыдущих попытках. Но довольно о Блюбладе!</text:p>
      <text:p text:style-name="P3"/>
      <text:p text:style-name="P3">Мы в очередной раз чокаемся. На этот раз Луна обвивает мою руку своей ногой и отпивает из моего бокала. Я, в свою очередь, отпиваю из её. Сад расцвечивается новыми необычными цветами.</text:p>
      <text:p text:style-name="P3">Официанты задувают каждые три из четырёх свечей в канделябрах. Пьяного герцога уносят его чуть более трезвые друзья. При каждом их шаге ведро на его голове гулко гремит, заглушая пьяное бормотание. Айрон Скрэтч и два пони-ассистента устраиваются за пультами. К ним присоединяются также барабанщик и контрабасист из команды Мелоди.</text:p>
      <text:p text:style-name="P3"/>
      <text:p text:style-name="P3">Громкая ритмичная музыка органично вписывается в тишину ночи. Фонари всех цветов радуги отбрасывают разноцветные тени на деревья, помост и стены замка. Тени дрожат, наклоняются и качаются в такт музыке. И вслед за тенями в такт музыке начинают двигаться пони.</text:p>
      <text:p text:style-name="P3">Сначала в танец пускается длинноногая спутница барона Фэнси. Её подтянутая фигура начинает феерию движений на танцплощадке. Приседания, покачивания, ритмичные взмахи хвостом и ногами в такт музыке создают особую магию танца. Потом она с улыбкой увлекает за собой Фэнси Ширтса, и вот они уже танцуют вдвоём среди радужных огней танцплощадки. Эта фантастически выглядящая парочка задаёт тон другим — вот уже в действо включается вторая, третья пара. Вот уже вся танцплощадка и весь сад колышутся в такт музыке среди радужных теней.</text:p>
      <text:p text:style-name="P3"/>
      <text:p text:style-name="P3">-Хуман? - выводит меня из созерцания голос Луны.</text:p>
      <text:p text:style-name="P3">Аликорница протягивает мне крыло.</text:p>
      <text:p text:style-name="P3">- Потанцуем?</text:p>
      <text:p text:style-name="P3">Я качаю головой.</text:p>
      <text:p text:style-name="P3"><text:soft-page-break/>- Не могу. Сел, <text:span text:style-name="T109">правда,</text:span> <text:span text:style-name="T109">как-то</text:span> раз вытащила меня на бал, но там был медленный менуэт, и я две недели до него разучивал па. Под эту музыку я танцевать не умею. Да и пьян уже для танцев. Ещё немного — и составлю конкуренцию Блюбладу.</text:p>
      <text:p text:style-name="P3">Звонкий смех аликорницы отметает мои возражения. Она охватывает меня крылом и буквально выталкивает в сад. Мне трудно бороться с ней из-за опьянения.</text:p>
      <text:p text:style-name="P3">- Я отдавлю тебе все ноги! Я тебя опозорю! Прекрати! - я пытаюсь вырваться из мягкого плена.</text:p>
      <text:p text:style-name="P3">- Дневной Дом совершенно отстал от времени! Мы на ночной стороне не танцуем менуэты уже лет <text:span text:style-name="T109">сорок</text:span>, - аликорница пропускает мимо ушей мои стенания. - Не волнуйся, Хуман. Просто расслабься — Мы будем вести тебя в танце. Наблюдай Наши движения и слушай подсказки. Отдайся ритму, остальное сделаем Мы. И забудь хоть на минуту про Сел — это наш танец. И наш вечер…</text:p>
      <text:p text:style-name="P3"/>
      <text:p text:style-name="P3">… Мы танцуем среди радужных огней. Мы касаемся друг друга ногами, руками, <text:span text:style-name="T109">бёдрами</text:span> и крыльями в ритме ночи. Мы смотрим друг другу в глаза — мне уже не надо отслеживать подсказки Луны, так как я выучил простой рисунок танца. Среди множества танцующих пони мы танцуем одни и танцуем только друг для друга. Мы сливаемся с музыкой и становимся ею.</text:p>
      <text:p text:style-name="P3"/>
      <text:p text:style-name="P3">И когда наступает тишина, мы остаёмся в саду одни. Все пони восторжённо смотрят на нас со своих мест у столиков. Айрон Скрэтч одобрительно кивает нам головой.</text:p>
      <text:p text:style-name="P3"/>
      <text:p text:style-name="P3">- Идём, Хуман.</text:p>
      <text:p text:style-name="P3">Луна увлекает за собой куда-то в глубину сада. Огни танцплощадки и шум бала остаются позади.</text:p>
      <text:p text:style-name="P3">- Куда? - <text:s/>я иду за ней на спотыкающихся ногах.</text:p>
      <text:p text:style-name="P3">- Не спрашивай. Ты ведь знаешь ответ, - аликорница оборачивается и почти касается меня носом. - Мы долго думали над тем, почему наши дома оказались разделены? Почему Мы испытываем такое неприятие при виде нашей сестры? Да, разумеется, несоблюдение клятвы внесло свою лепту, но оно не стало основной причиной. Время лечит и тоска по дому уже давно скрыта под пеплом столетий - и всё же Наше раздражение только возрастало. И знаешь, что послужило причиной?</text:p>
      <text:p text:style-name="P3">- Что? - мой слабый голос растворяется в темноте.</text:p>
      <text:p text:style-name="P3">- Ты.</text:p>
      <text:p text:style-name="P3"/>
      <text:p text:style-name="P3">Тёмная громада башни Луны высится перед нами. Мы входим внутрь и поднимаемся по винтовой лестнице.</text:p>
      <text:p text:style-name="P3"/>
      <text:p text:style-name="P3">- Мы дико завидовали Нашей солнечной сестре, завидовали её счастью и той лёгкости, с которой она нашла себе особого пони. Да, ты не совсем пони, - лёгкий смешок Луны вызывает многоголосое эхо, растворяющееся в колодце башни, - но и аликорны не совсем пони, хоть и похожи на них. Мы не смогли найти себе партию в Эквестрии и это Нас угнетало. Все видели в аликорнах неких грозных всемогущих божеств, котор<text:span text:style-name="T109">ы</text:span>м должно служить и поклоняться, но любить — никогда! И только ты был на короткой <text:soft-page-break/>ноге и с Нами, и с Нашей сестрой. И… ты Нам нравился, Хуман. <text:span text:style-name="T109">Н</text:span>о ты не замечал этого! Сестра заслонила Нас.</text:p>
      <text:p text:style-name="P3">Мы стоим перед дверями в покои Луны. До меня начинает доходить, что затеяла синяя аликорница.</text:p>
      <text:p text:style-name="P3">- Послушай, Луна…</text:p>
      <text:p text:style-name="P3">- Нет, пожалуйста, молчи! - крыло принцессы закрывает мне рот.</text:p>
      <text:p text:style-name="P3">Она открывает дверь.</text:p>
      <text:p text:style-name="P3">- Нам… не отталкивай <text:span text:style-name="T109">Н</text:span>ас, пожалуйста! - в тоне Луны слышатся молящие нотки.</text:p>
      <text:p text:style-name="P3">Она мягко подталкивает меня внутрь.</text:p>
      <text:p text:style-name="P3">- Я не могу! Ты хочешь невозможного! У меня есть Селестия! Я не предам её!</text:p>
      <text:p text:style-name="P3">Звон в голове усиливается. Стены башни качаются и мне приходится упереться в ближайшую, чтобы не упасть.</text:p>
      <text:p text:style-name="P3">- Хуман, ты уже полтысячи лет живёшь в Эквестрии, но так и не заметил, что кобылы не видят предательства в том, что жеребец приводит в табун новую кобылу. Если при этом он не отвергает старых.</text:p>
      <text:p text:style-name="P3">- То есть, ты… Хочешь войти в мой… в наш табун?</text:p>
      <text:p text:style-name="P3">- Мы всегда этого хотели. Ты не замечал Нас.</text:p>
      <text:p text:style-name="P3">Голова кружится от выпитого вина и открывшейся перспективы.</text:p>
      <text:p text:style-name="P3">- Я… не знаю. Мне надо подумать. Желательно, на трезвую голову.</text:p>
      <text:p text:style-name="P3">- Хуман, пожалуйста! Если ты хочешь объединения домов, это самый лучший и надёжный вариант!</text:p>
      <text:p text:style-name="P3">- Мне… нужно посоветоваться с Сел. Не думаю, что ей это понравится…</text:p>
      <text:p text:style-name="P3">- Поверь, она будет только рада! Мы не собираемся подвигать её с места, мы войдём в табун на правах младшей кобылы — в этом нет ничего зазорного, в конце-концов, Мы ведь её младшая сестра. Она будет счастлива, что Мы перестали сторониться её. Мы знаем, как это её печалит. А Мы будем счастливы, когда вы разделите с Нами своё счастье. Нам так недостаёт этого! Мы так одиноки! Всё зависит только от тебя, Хуман. Ты — глава табуна и твоё слово решающее. Не отвергай Нас… Ты же принял Наш дар любви сегодня — печенье в форме сердца.</text:p>
      <text:p text:style-name="P3"/>
      <text:p text:style-name="P3">Я не верю своим глазам: синяя солдафонша, грозная мегера, ледяная диктаторша — ночная принцесса — сгибает колени, наклоняет голову и чуть ли не касается носом земли. Её рог легонько касается моей ноги.</text:p>
      <text:p text:style-name="P3">И я не убираю её… В конце-концов, Сел действительно будет рада примирению с сестрой — мне ли не знать? Сколько раз мне приходилось утешать белую аликорницу, убитую семейным раздором?</text:p>
      <text:p text:style-name="P3"/>
      <text:p text:style-name="P3">- Входи, Хуман, - шепчет Луна.</text:p>
      <text:p text:style-name="P3">Она подходит к панорамному окну и одёргивает шторы. Звёзды и луна <text:s/>освещают комнату тусклым серебряным светом.</text:p>
      <text:p text:style-name="P3"/>
      <text:p text:style-name="P3"><text:soft-page-break/>Я делаю шаг. Потом другой. Пол шатается под ногами, но я каким-то чудом стою.</text:p>
      <text:p text:style-name="P3"/>
      <text:p text:style-name="P3">Аликорница оборачивается и тихо смеётся.</text:p>
      <text:p text:style-name="P3">- Разве ты оставляешь двери в покои Селестии открытыми? Не думаю, что Нашей сестре нравится публичность такого рода.</text:p>
      <text:p text:style-name="P3">Я затворяю за собой дверь. Обернувшись, я обнаруживаю Луну лежащей на постели крупом ко мне.</text:p>
      <text:p text:style-name="P3">- Иди… ко мне… Хуман…</text:p>
      <text:p text:style-name="P3">Новая форма обращения к себе даётся аликорнице с трудом — она с усилием выговаривает личное местоимение, проговаривая его сначала одними губами. Молчаливый взгляд на меня как бы спрашивает: «Правильно ли я говорю?»</text:p>
      <text:p text:style-name="P3">Я киваю ей в ответ и подхожу к постели. На последних шагах магические захваты мягко обволакивают меня, стягивая одежду. Одновременно Луна освобождается от бального платья сама.</text:p>
      <text:p text:style-name="P3">Я вижу искорки счастья в глубине глаз Луны. Аликорница не дожидается, пока я дойду до кровати — магия несёт меня вперёд и укладывает на перину. Луна переступает через меня и медленно садится на низ таза, внимательно наблюдая за процессом.</text:p>
      <text:p text:style-name="P3"/>
      <text:p text:style-name="P3">- Иди к… ко мне…</text:p>
      <text:p text:style-name="P3">С глубоким вздохом она опускается на меня до упора. Я чувствую себя в ней. Наверное, это неправильно, но у меня нет сил сопротивляться. Луна начинает двигаться. Её неловкие движения не приводят к успеху — я выскальзываю из неё.</text:p>
      <text:p text:style-name="P3">- Не так, - мягко возражаю я ей. - Так я практически не достаю до тебя. Из-за некоторых особенностей нашей анатомии. Когда ты приподнимаешься, я выхожу из тебя полностью.</text:p>
      <text:p text:style-name="P3">- Особенности анатомии не мешают тебе так спариваться с сестрой! - обижается Луна.</text:p>
      <text:p text:style-name="P3">- Откуда ты знаешь, как я… спариваюсь с Сел? - удивляюсь я.</text:p>
      <text:p text:style-name="P3">- Из снов! Тебе часто снятся сны, в которых ты с сестрой делаешь ЭТО именно так, - заливается краской аликорница. Она стыдливо отворачивается, продолжая сидеть на мне.</text:p>
      <text:p text:style-name="P3">- Ты хочешь сказать, ты регулярно подглядываешь мои сны? - теперь краска заливает уже меня.</text:p>
      <text:p text:style-name="P3">Луна молча сопит, не поворачиваясь ко мне лицом.</text:p>
      <text:p text:style-name="P3">Оседлавшая меня принцесса ночи, залившаяся краской от стыда — то ещё зрелище. Фейспалм громко хлопается в моё лицо.</text:p>
      <text:p text:style-name="P3">- Эмм… Как бы тебе сказать помягче… - я ценой огромных усилий пытаюсь не заржать. - То, что ты видишь во снах, не совсем соответствует действительности. Скорее, совсем не соответствует. Сны — всего лишь фантазии на тему. На самом деле, мы с Сел это делаем примерно так.</text:p>
      <text:p text:style-name="P3"/>
      <text:p text:style-name="P3">Я выскальзываю из под аликорницы и валю её спиной на постель.</text:p>
      <text:p text:style-name="P3">- Что ты делаешь?!! Хуман, ЧТО…</text:p>
      <text:p text:style-name="P3"><text:soft-page-break/>Она замолкает, когда я накрываю её собой. Глаза её становятся круглыми, её задние ноги широко раздвигаются, а передние скрещиваются надо мной. Её соски ритмично щекочут мой живот.</text:p>
      <text:p text:style-name="P3">- Так лучше, не правда ли?</text:p>
      <text:p text:style-name="P3">- Д-да… - тяжело дышит Луна, - продолжай… пожалуйста…</text:p>
      <text:p text:style-name="P3">Я продолжаю.</text:p>
      <text:p text:style-name="P3"/>
      <text:p text:style-name="P3">Не таким ты представлял себе воссоединение домов, Хуман! И как теперь ты объяснишь это Селестии? Хотя, если подумать, что ты должен объяснять? С Сел ты это делаешь по дружбе — ты всегда это подчёркивал: Хуман не может любить лошадей. <text:span text:style-name="T109">Ты даже не обнял её ни разу за полтысячи лет!</text:span> Тогда почему бы тебе не дружить так же с Луной?</text:p>
      <text:p text:style-name="P3">И всё же… Как к этому отнесётся Сел?</text:p>
      <text:p text:style-name="P3"/>
      <text:p text:style-name="P3">Но я отвлёкся, а с аликорницей тем временем творится что-то невероятное. Её разметавшиеся по кровати крылья становятся столь жёсткими, что она чуть приподнимается на них, приподняв с собой и меня. Её голова резко запрокидывается назад, пронзив рогом подушку, как бабочку булавкой. Её глаза закрываются и она вся начинает трястись как от электротока.</text:p>
      <text:p text:style-name="P3">- Х-Х-ХУ-У-У-МА-А-АН!!!</text:p>
      <text:p text:style-name="P3">Моя верхняя часть тела прижимается к аликорнице стальным захватом её ног. Нижнюю часть обволакивает магия и начинает толкать её в каком-то диком темпе отбойного молотка.</text:p>
      <text:p text:style-name="P3">- Прекрати-и-и… - через силу выдавливаю из себя. - Ты мне рёбра сломаешь. И таз…</text:p>
      <text:p text:style-name="P3">- ЭТО… НЕВЕРОЯТНО… Почему Мы… Я… раньше этого не знали?!!</text:p>
      <text:p text:style-name="P3">- Ты хочешь сказать, у тебя это — первый раз? - мой писк едва слышен среди стонов принцессы ночи.</text:p>
      <text:p text:style-name="P3"/>
      <text:p text:style-name="P3">Луна не отвечает. Стальная хватка её ног разжимается одновременно с последним толчком магического захвата, отпускающего мой многострадальный таз.</text:p>
      <text:p text:style-name="P3">Со страдальческим кряхтеньем я поднимаюсь. Аликорница лежит неподвижно, разметав крылья по постели и неприлично раскинув ноги.</text:p>
      <text:p text:style-name="P3">Хватаясь за мебель, подхожу к бару. За прошедшие минуты алкоголь напрочь выветрился из головы. Дрожащей рукой наливаю себе вина и опрокидываю внутрь.</text:p>
      <text:p text:style-name="P3"/>
      <text:p text:style-name="P3">- Будь так добр, Хуман, налей и Нам, - Луна, наконец, закатывает обратно глаза и прячет вываленный язык в рот.</text:p>
      <text:p text:style-name="P3">- Опять «Нам»? - язвительно замечаю я.</text:p>
      <text:p text:style-name="P61"><text:span text:style-name="Default_20_Paragraph_20_Font"><text:span text:style-name="T1">- Будь снисходителен! Мы… Я разговаривала на преторианском слэнге</text:span></text:span><text:span text:style-name="Default_20_Paragraph_20_Font"><text:span text:style-name="T63"> </text:span></text:span><text:span text:style-name="Default_20_Paragraph_20_Font">с</text:span><text:span text:style-name="Default_20_Paragraph_20_Font"><text:span text:style-name="T17">емсот</text:span></text:span><text:span text:style-name="Default_20_Paragraph_20_Font"><text:span text:style-name="T1"> лет — а ты хочешь, чтобы Мы забыли его за пять минут.</text:span></text:span></text:p>
      <text:p text:style-name="P3">Аликорница переворачивается на живот и резким кивком сбрасывает проколотую подушку с рога.</text:p>
      <text:p text:style-name="P3">- Со стороны сестры было жестоко утаивать от Нас это блаженство!</text:p>
      <text:p text:style-name="P3"><text:soft-page-break/>- Никто ничего от тебя не утаивал, - я подаю ей бокал. - Ты сама сторонилась нас все эти столетия. И от остальных пони, кстати, тоже.</text:p>
      <text:p text:style-name="P3">- Мы не знали! <text:span text:style-name="T110">Н</text:span>икто не желал отвечать на Наши знаки внимания!</text:p>
      <text:p text:style-name="P3">- Оно и не удивительно, если ты в быту ведёшь себя так же, как в постели. - Я потираю ноющий таз. - Знал бы — одел бы доспехи.</text:p>
      <text:p text:style-name="P3">- Извини Нас, - аликорница в который раз за этот вечер краснеет. - Мы потеряли голову от чувств. Вдобавок, Нам казалось, ты недостаточно глубоко входишь в Нас.</text:p>
      <text:p text:style-name="P3">- Правильно казалось, - я начинаю собирать одежду. - Потому что я, вообще-то, хотел сначала пошутить. Эта поза не предназначена для кобыл. Мы с Сел это делаем совсем не так. Так, как это было с тобой — совсем неестественно и неудобно, как ты сама убедилась.</text:p>
      <text:p text:style-name="P3">- Это неважно, это всё равно было… Бесподобно!.. Хуман!</text:p>
      <text:p text:style-name="P3">- А?</text:p>
      <text:p text:style-name="P3">- Не уходи… Побудь с… со мной…</text:p>
      <text:p text:style-name="P3"/>
      <text:p text:style-name="P3">Я сажусь на кровать. Тёплый бок аликорницы прижимается ко мне. Бокалы легонько звенят, встречая друг друга в полумраке. Затем несмело встречаются и наши губы.</text:p>
      <text:p text:style-name="P3"/>
      <text:p text:style-name="P3">- Хуман.</text:p>
      <text:p text:style-name="P3">- Да?</text:p>
      <text:p text:style-name="P3">- Ты сделал счастливой Нас… меня в эту ночь. Я хочу отплатить тем же. Идём.</text:p>
      <text:p text:style-name="P3"/>
      <text:p text:style-name="P3">Аликорница встаёт с кровати и выходит на балкон.</text:p>
      <text:p text:style-name="P3">Тёплый осенний ветерок овевает нас на площадке. Звезды соткали призрачную дорогу на небе, приглашая нас в путь. Аликорница ложится на пол.</text:p>
      <text:p text:style-name="P3">- Залазь Нам на спину, Хуман. Мы проведём тебя по заповедным местам Наших воспоминаний.</text:p>
      <text:p text:style-name="P3">- Только, умоляю, не так быстро, как в прошлый раз! Если, конечно, не хочешь быть обблёванной или ещё что похуже.</text:p>
      <text:p text:style-name="P3"/>
      <text:p text:style-name="P3">Луна тихо смеётся.</text:p>
      <text:p text:style-name="P3">- Обожаем твоё чувство юмора. Не бойся, Мы будем осторожны.</text:p>
      <text:p text:style-name="P3"/>
      <text:p text:style-name="P3">Как и в первый раз полтысячи лет назад, Луна срывается с балкона камнем вниз и выравнивает полёт над самой землёй. Прервые минуты мы летим по реальному миру — я узнаю в темноте башни замка Сестёр и громаду каменного дракона за ним. Мы поднимаемся над землёй и влетаем в облако. Влажная темнота охватывает нас со всех сторон, я полностью теряю ориентацию. Кажется, мы висим без движения в холодном, насыщенном мелкой моросью тумане. Я поёживаюсь и чуть не сваливаюсь со спины аликорницы. Луна, чтобы поддержать меня, делает вираж и вываливается из облака.</text:p>
      <text:p text:style-name="P3"><text:soft-page-break/>Мы выпадаем в день.</text:p>
      <text:p text:style-name="P3">Свежий ветер несёт нас над пиком, чья покрытая снежной глазурью вершина скрывается в облаке. Гряда гор пониже окружает долину с озером необычно чистого голубого цвета. Кажется, будто горы окружили кусочек неба. Замшелый остов крохотного замка высится над водной гладью, соединяясь с берегом полуразрушенными арками каменного мостика.</text:p>
      <text:p text:style-name="P3">Луна присаживается под сенью старой ивы. Молча прижав мои ноги к своим бокам крыльями, она пресекает мою попытку сойти на землю.</text:p>
      <text:p text:style-name="P3">- Не отвлекай меня, - еле слышу я её шёпот. - Ткань воспоминаний легко порвать. Я уже почти не помню эти события.</text:p>
      <text:p text:style-name="P3"/>
      <text:p text:style-name="P3">Звонкий смех перебивает нас. Луна осторожно раздвигает ветви ивы и мы видим серо-голубого жеребёнка-кобылку, выскочившую из развалин замка на мостик. На голове кобылки громыхают ржавые останки ведроподобного шлема. На шее болтается обруч из-под бочки. К рогу привязана деревянная палка.</text:p>
      <text:p text:style-name="P3"/>
      <text:p text:style-name="P3">- Мва-ха-ха! Я похитила медальон силы Чёлного замка! Тепель никто не догонит глозного командола Бвейвхалта на его пути к победе! Алмия виндиго падёт к его копытам! Все печеньки будут наши!</text:p>
      <text:p text:style-name="P3"/>
      <text:p text:style-name="P3">На вершине ветхой башни появляется длинноногая светлая кобылка чуть постарше. Её голову украшает помятый шлем коринфского типа. Розовая грива выбивается из-под шлема непослушными прядями. Два недлинных прутика закреплены у неё на концах крыльев кожаными ремнями.</text:p>
      <text:p text:style-name="P3"/>
      <text:p text:style-name="P3">Очертания и младшей, и старшей кобылок видятся размытыми, как будто сквозь очень толстое стекло.</text:p>
      <text:p text:style-name="P3"/>
      <text:p text:style-name="P3">- Никто не смеет грабить хранителя сокровищ Чёрного замка! Ты поплатишься за воровство!</text:p>
      <text:p text:style-name="P3">Светлая планирует с башни на улепётывающую по мосту тёмную и они кубарем катятся по замшелым камням.</text:p>
      <text:p text:style-name="P3"/>
      <text:p text:style-name="P3">- Тебе не отнять медальон силы у командола Бвейвхалта! Я возьму тебя в плен и убегу!</text:p>
      <text:p text:style-name="P3">Младшая поднялась на ноги и скачет вокруг старшей, размахивая привязанной к рогу палкой. Та с лёгкостью парирует выпады накрыльными прутьями. Выбрав момент, она подцепливает прутиком обруч и стаскивает его с младшей.</text:p>
      <text:p text:style-name="P3">- Отдай! Это моё! Я его честно уклала!</text:p>
      <text:p text:style-name="P3">Младшая пытается отобрать обруч наскоком, но старшая сдёргивает палку с её рога и выбрасывает в озеро.</text:p>
      <text:p text:style-name="P3">- Командор Брейвхарт, сдавайся! Я победила!</text:p>
      <text:p text:style-name="P3">- А сто мне за это будет?</text:p>
      <text:p text:style-name="P3">- Эмм… Печеньки?</text:p>
      <text:p text:style-name="P3"><text:soft-page-break/>- Холосо, годится. А мы будем потом воевать с виндиго?</text:p>
      <text:p text:style-name="P3"/>
      <text:p text:style-name="P3">Над горным хребтом появляются несколько точек. Они быстро планируют вниз вдоль склона и вырастают в четвёрку аликорнов.</text:p>
      <text:p text:style-name="P3">- Ваши Высочества! Срочно собирайтесь! Ваши родители послали нас за вами. В окрестностях замечен патруль виндиго!</text:p>
      <text:p text:style-name="P3">Полноватый аликорн в шлеме с богатым плюмажём тяжело отдувается, вытирая пот. Его крыльевые экстендеры украшены длинными кривыми лезвиями, немного напоминающими прутья на крыльях старшей кобылки.</text:p>
      <text:p text:style-name="P3"/>
      <text:p text:style-name="P3">- Отлисьно! Мы победим их медальоном силы! Вступайте под знамя командола Бвейвхалта!</text:p>
      <text:p text:style-name="P3">- Это не игра, Лулу, - старшая ко<text:span text:style-name="T110">б</text:span>ылка одёргивает младшую. - Одевай летучки и погнали.</text:p>
      <text:p text:style-name="P3">- А ты поделисся печеньками?</text:p>
      <text:p text:style-name="P3">- Конечно! Я же обещала!</text:p>
      <text:p text:style-name="P3">…</text:p>
      <text:p text:style-name="P3">Луна выходит на опустевший берег.</text:p>
      <text:p text:style-name="P3">Процессия из четырёх аликорнов, окружающих двух медленно летящих кобылок, удаляется в сторону гор. Ржавый обруч и два помятых шлема лежат на камнях моста. Волны лениво плещутся о гальку в наступившей тишине.</text:p>
      <text:p text:style-name="P3"/>
      <text:p text:style-name="P3">- Война началась за пять лет до Нашего рождения, - шепчет Луна. - Моя сестра была последним довоенным жеребёнком <text:span text:style-name="T110">аликорнов</text:span>. А я - первым, родившимся во время войны. Я никогда не знала мир<text:span text:style-name="T110">ного времени</text:span>. Только на новой родине, в Эквестрии, я узнала, что это это такое. Что можно спокойно выбираться за пределы стен замка, не ожидая нападения. Что можно вообще строить поселения, не окружённые крепостными стенами. И что важнейшими персонами государства могут быть дипломаты, архитекторы и экономисты, а не полководцы. Моя сестра давно поняла и приняла это. А я… Мы всё не можем забыть войну. Наверное потому, что это единственное, что связывает Нас с родиной. Эквестрия чудесна и безопасна, но Наша родина — здесь.</text:p>
      <text:p text:style-name="P3"/>
      <text:p text:style-name="P3">Луна начинает разбег по кромке берега.</text:p>
      <text:p text:style-name="P3">- Последующие воспоминания будут намного чётче, Хуман.</text:p>
      <text:p text:style-name="P3"/>
      <text:p text:style-name="P3">Горы и лес под нами превращаются в размазанные контуры, солнце и две луны в ускоренном беге сливаются в сияющие обручи на небосклоне. Чувство тошноты снова подкатывает к горлу, но полёт сквозь пространство и время на этот раз совсем короткий — мы выпадаем в реальность зимнего дня у огромного города-крепости, уходящего вдаль сотнями остроконечных башен.</text:p>
      <text:p text:style-name="P3"/>
      <text:p text:style-name="P3"><text:soft-page-break/>Стены выше самых высоких башен окружают город непробиваемой скорлупой. Кажется, будто город расположен в жерле вулкана.</text:p>
      <text:p text:style-name="P3"/>
      <text:p text:style-name="P3">- Ундариен, - торжественность звучит в голосе аликорницы. - Столица Орунгуна. Город, в котором прошла моя юность. Казармы кадетского корпуса преторианской гвардии, тренировочный плац и сержанты учебки заменили мне дом и родителей. Сестре повезло больше — её направили по научной стезе. Она жила <text:span text:style-name="T110">в </text:span>Мунстоне, королевском пансионе для одарённых аликорнов, и могла часто навещать дом.</text:p>
      <text:p text:style-name="P3"/>
      <text:p text:style-name="P3">За горизонт тянутся щупальца-дороги, высящиеся над землёй на высоких колоннах. На подступах к городской стене они входят в полностью закрытые каменные рукава, придавая городу сходство с морской звездой. Из города и в город по высотным дорогам двигаются приземистые механизмы, напоминающие черепах на шести паучьих лапах.</text:p>
      <text:p text:style-name="P3"/>
      <text:p text:style-name="P61"><text:span text:style-name="Default_20_Paragraph_20_Font"><text:span text:style-name="T1">- Стены и небесные дороги мы выстроили через </text:span></text:span><text:span text:style-name="Default_20_Paragraph_20_Font"><text:span text:style-name="T2">десять</text:span></text:span><text:span text:style-name="Default_20_Paragraph_20_Font"><text:span text:style-name="T1"> лет войны, когда стало ясно, что скорой победы не будет, - отстранённо говорит Луна. - Основное наше преимущество перед виндиго — мы умеем летать. Для набора высоты нам нужны экстендеры, хотя самые сильные аликорны могут подниматься только за счёт крыльев. Для планирования же нам не нужно ничего. Поэтому перепады высоты — наша лучшая защитная стратегия. Небесные дороги поддерживали жизнь Ундариена в осаде </text:span></text:span><text:span text:style-name="Default_20_Paragraph_20_Font"><text:span text:style-name="T29">почти</text:span></text:span><text:span text:style-name="Default_20_Paragraph_20_Font"><text:span text:style-name="T1"> </text:span></text:span><text:span text:style-name="Default_20_Paragraph_20_Font"><text:span text:style-name="T2">двести</text:span></text:span><text:span text:style-name="Default_20_Paragraph_20_Font"><text:span text:style-name="T1"> лет. После разрушения последнего из высотных коридоров, мы могли доставлять грузы только по воздуху. Но летучих транспортов у нас было немного — каждому требуется большое количество магии для полёта. А доставлять груз на крыльях для такого мегаполиса было невозможно. Город пал </text:span></text:span><text:span text:style-name="Default_20_Paragraph_20_Font"><text:span text:style-name="T29">за считанные годы.</text:span></text:span><text:span text:style-name="Default_20_Paragraph_20_Font"><text:span text:style-name="T1"> С падением Ундариена мы лишились большей части нашей промышленности и экономики. Последующие годы борьбы были агонией.</text:span></text:span></text:p>
      <text:p text:style-name="P3"/>
      <text:p text:style-name="P3">Мы пролетаем над стадионом, похожим на десятикратно увеличенный Колизей. Фаланга аликорнов на его поле в момент перестраивается в ощетинившийся пиками наружу круг. Другая фаланга аликорнов пытается прорвать защитное построение. Я слышу короткие приказы сержантов обеих фаланг.</text:p>
      <text:p text:style-name="P3"/>
      <text:p text:style-name="P3">- Если всмотришься, Хуман, на плацу, в фаланге обороняющихся заметишь худую тёмно-синюю курсантку в латах на два размера больше, чем надо, - фыркает Луна. - Вон, как раз обронила гасту. Нам тяжело давалась учёба вдали от дома и сестры. Нас родители даже называли «хвостиком Селестии».</text:p>
      <text:p text:style-name="P3"/>
      <text:p text:style-name="P3">Луна делает вираж над стадиономи. Я вижу, как здоровенный аликорн с ёжиком вместо гривы и <text:s/>коротким обрубком хвоста изо всех сил костёрит несчастную курсантку, потерявшую копьё. Она пытается его поднять, но в толкотне оборонительного круга несколько курсантов уже наступили на него ногами.</text:p>
      <text:p text:style-name="P3"/>
      <text:p text:style-name="P3">Луна снова набирает высоту.</text:p>
      <text:p text:style-name="P3"/>
      <text:p text:style-name="P3"><text:soft-page-break/>- Война преобразила нас. Многие тысячелетия у нас не было врагов — и было вдосталь магии. Мы построили множество величественных городов и прекрасных замков, посадили тысячи зачарованных садов и приручили множество верных помощников-фамильяров. И на этом остановились. Нам не нужно было бороться за выживание, у нас всего было вдосталь, нам никто не угрожал тысячи лет. Мы были бессмертными и ленивыми в своей неге. Мы редко отдалялись от своих замков больше, чем на день полёта. В эти тысечелетия создано огромное количество картин, поэзии и философских трактатов — но практически не было развития наук и исследований. Мы заперлись в воздушных замках и не желали смотреть наружу. Даже когда из мира начала уходить магия, мы не стали беспокоиться — созданные города, замки и сады Золотого века обеспечивали нас кровом и пищей.</text:p>
      <text:p text:style-name="P3">Пока не появились они.</text:p>
      <text:p text:style-name="P61"><text:span text:style-name="Default_20_Paragraph_20_Font"><text:span text:style-name="T1">Никто не знал, откуда пришли виндиго. Наша мать рассказывала, их впервые встретил на пустынном острове исследователь северных земель Колверин Длиннокрылый. Те несколько созданий, что он повстречал, были мало похожи на виндиго, какими мы знаем их сейчас — они были маленькими, слабыми и неуклюжими. Но даже таким, им удалось окружить и ранить его в ледяной пещере в центре острова. И хотя Колверину удалось вырваться, его фамильяр, филин Пушок, остался в пещере. Колверин вернулся в родовой замок залечивать раны и оплакивать Пушка. Он собирался организовать вооружённую миссию к этому острову, но никто не захотел присоединиться к нему — Колверина-путешественника соотечественники считали немного сумасшедшим и не доверяли его рассказам. А через полгода филин вернулся. И ещё через полгода Колверина с филином видели летящими к северу. Больше их никто никогда не видел. Ещё через </text:span></text:span><text:span text:style-name="Default_20_Paragraph_20_Font"><text:span text:style-name="T2">десять</text:span></text:span><text:span text:style-name="Default_20_Paragraph_20_Font"><text:span text:style-name="T1"> лет началось вторжение.</text:span></text:span></text:p>
      <text:p text:style-name="P3">Только к самому концу войны, когда мы начали прорабатывать пути эвакуации и вышли в космос, мы обнаружили родной мир виндиго — ледяной спутник соседней с Орунгуном планеты в нашей солнечной системе.</text:p>
      <text:p text:style-name="P3"/>
      <text:p text:style-name="P3">Мы летим над заводскими цехами - их легко можно узнать по толстым грушеобразным трубам, выплёвывающим в небо облака пара и сажи по обе стороны широкой реки, делящей город на две неравные части.</text:p>
      <text:p text:style-name="P3"/>
      <text:p text:style-name="P61"><text:span text:style-name="Default_20_Paragraph_20_Font"><text:span text:style-name="T1">- </text:span></text:span><text:span text:style-name="Default_20_Paragraph_20_Font"><text:span text:style-name="T2">Двести лет</text:span></text:span><text:span text:style-name="Default_20_Paragraph_20_Font"><text:span text:style-name="T1"> войны подстегнули наш прогресс больше, чем десятки тысяч до того. Начинали мы с фамильных копий и мечей, снятых с каминных полок и найденных на пыльных арсеналах родовых замков. Последние очаги сопротивления мы удерживали с помощью роботизированных полуразумных доспехов, летающих городов-крепостей и орбитальных платформ. Самое сильное оружие — Элементы Возмездия, что Мы с Сестрой в Эквестрии стыдливо называем Элементами Гармонии — появилось в незадолго до нашей эвакуации в Эквестрию. Но ничто из этого не помогло нам победить. Свою единственную хитрость — обращение аликорнов в управляемых рабов — виндиго отточили в совершенстве. В начале войны на обращение уходили месяцы. Для превращения аликорна в послушного зомби, виндиго приходилось брать его в плен и долгое время скрывать в пещерах от поисковых групп. Во время падения Андориана им для обращения требовалось около двух секунд. Никакие технические ухищрения не помогут, когда твой товарищ по оружию направляет меч против тебя.</text:span></text:span></text:p>
      <text:p text:style-name="P3"/>
      <text:p text:style-name="P61"><text:span text:style-name="Default_20_Paragraph_20_Font"><text:span text:style-name="T1">Центр мегаполиса накрыт серым куполом. <text:s/>До меня доходит, насколько он велик, когда он заслоняет всё поле зрения, и нам всё ещё далеко до бетонного свода мрачной громады. </text:span></text:span><text:span text:style-name="Default_20_Paragraph_20_Font"><text:span text:style-name="T2">Через открытый люк на вершине влетают и вылетают аликорны</text:span></text:span><text:span text:style-name="Default_20_Paragraph_20_Font"><text:span text:style-name="T1">.</text:span></text:span></text:p>
      <text:p text:style-name="P3"><text:soft-page-break/></text:p>
      <text:p text:style-name="P61"><text:span text:style-name="Default_20_Paragraph_20_Font"><text:span text:style-name="T1">- Последнее Прибежище. После </text:span></text:span><text:span text:style-name="Default_20_Paragraph_20_Font"><text:span text:style-name="T29">разрушения городских стен</text:span></text:span><text:span text:style-name="Default_20_Paragraph_20_Font"><text:span text:style-name="T1">, население Ундариена ушло под купол. Фабрики Прибежища продолжали производить </text:span></text:span><text:span text:style-name="Default_20_Paragraph_20_Font"><text:span text:style-name="T2">боевые машины</text:span></text:span><text:span text:style-name="Default_20_Paragraph_20_Font"><text:span text:style-name="T1"> и автодоспехи ещё двенадцать лет. Во время блокады был завершён наш самый продвинутый гранд-флаер - «Громовержец». Винды уже карабкались по поверхности купола, когда он разошёлся на восемь лепестков, выпуская парящую платформу в небо. И даже после падения Последнего Прибежища, производство некоторое время работало в пещерах под городом. Было выпущено несколько моделей подземных автодоспехов и боевых </text:span></text:span><text:span text:style-name="Default_20_Paragraph_20_Font"><text:span text:style-name="T2">механических кротов</text:span></text:span><text:span text:style-name="Default_20_Paragraph_20_Font"><text:span text:style-name="T1">. Аликорны, дети воздуха, превратились в земляных </text:span></text:span><text:span text:style-name="Default_20_Paragraph_20_Font"><text:span text:style-name="T29">червей</text:span></text:span><text:span text:style-name="Default_20_Paragraph_20_Font"><text:span text:style-name="T1">.</text:span></text:span></text:p>
      <text:p text:style-name="P3"/>
      <text:p text:style-name="P3">Луна горько смеётся.</text:p>
      <text:p text:style-name="P3">Мы поднимаемся над городом. Купол, заводские трубы, крепостная стена — всё уходит вниз. <text:s text:c="2"/>Реальность снова расплывается вокруг нас, совсем ненадолго. На это раз мы выныриваем над замком Сестёр. Эквестрия радостно принимает нас в тёплые объятия ночи. Мы парим под звёздами.</text:p>
      <text:p text:style-name="P3"/>
      <text:p text:style-name="P3">- Наша последняя надежда была на новейшую разработку — фокусировщик-усилитель, концентрирующий истощённую магию Орунгуна в спарк-позитронный луч огромной мощности. Мы назвали это оружие «Элементы Возмездия» - так как само устройство состояло из шести элементов <text:s/>- разнотипных кристаллов-резонаторов, дававших при взаимодействии эффект синэргии. Под управлением двух сильнейших магов планеты — королевы Лорен и моей сестры, — можно было очистить планету от врага. Луч был откалиброван так, что не трогал живые формы Орунгуна и разрушал только некропаразитическую форму существования, коей были виндиго. Для начала освободительного марша нам нехватало только «Громовержца», с которого мы могли бы сметать и выжигать армии виндиго площадями. Громовержец и Элементы Возмездия должны были преломить ход войны.</text:p>
      <text:p text:style-name="P3"><text:s/>Нам с Селли повезло — Её Величество отослали нас с Элементами в Андориан. Там в то время было безопаснее, основные силы виндиго сосредоточились вокруг Последнего Прибежища. Сама же <text:span text:style-name="T110">Лорен</text:span> хотела проконтролировать завершение «Громовержца», и привести его к нам.</text:p>
      <text:p text:style-name="P3">Последняя радиограмма от неё сообщала, что «Громовержец» с <text:span text:style-name="T110">оставшимися</text:span> защитниками Прибежища покинул Ундариен и идёт на эвакуацию легиона Норгонга. После чего «Громовержец» должен был идти к Андориану.</text:p>
      <text:p text:style-name="P3">Но случилось так, как случилось. Больше мы не смогли связаться с королевой и Андориан пал на наших глазах. А мы, в конечном итоге, оказались тут. Эквестрия стала нашим вторым домом.</text:p>
      <text:p text:style-name="P3"/>
      <text:p text:style-name="P3">- А почему вы не активировали Элементы сами? - спрашиваю я. - Шут с ним, с «Громовержцем», устроили бы веселуху чуть поменьше.</text:p>
      <text:p text:style-name="P3">- В то время для активации основной функции Элементов нужно было присутствие двух аликорнов — королевы Лорен и Селестии. Уже в Эквестрии Сел смогла перенастроить их с королевы на Нас, а потом и вовсе сделала возможным их использование в одиночку. Но тогда на это не было времени.</text:p>
      <text:p text:style-name="P3"/>
      <text:p text:style-name="P3">Луна тяжело дышит.</text:p>
      <text:p text:style-name="P3">- Всё бесполезно, - лихорадочно бормочет принцесса. - Элементы полностью работоспособны. Мы на пике магических способностей. И всё же первый дом не вернуть, Орунгун не освободить. События <text:soft-page-break/>полутысячелетней давности давят на Нас каменными жерновами. Тени давно ушедших дней зовут нас в воспоминаниях и Мы никак не можем избавится от них. Извини, Хуман, что Мы вывалили на тебя груз Наших тревог и печалей.</text:p>
      <text:p text:style-name="P3">- Это ты извини, - почему-то оправдываюсь я. - Я видел, во что превратился Андориан. Орунгун правда захвачен. Полностью. Там некого освобождать.</text:p>
      <text:p text:style-name="P3"/>
      <text:p text:style-name="P3">Луна, не оборачиваясь, кивает. Её всю пробирает крупная дрожь. Мы продолжаем парить над замком, не снижаясь и не набирая высоту.</text:p>
      <text:p text:style-name="P3"/>
      <text:p text:style-name="P3">«Полностью?» - возникает вдруг упрямый голос где-то в затылке. «Хуман, ты видел одну-единственную крепость. На основании чего ты утверждаешь, что захвачен весь Орунгун? За столетия войны укрепления наверняка не раз переходили из рук в руки. Точнее, из копыт в копыта. Почему ты так уверен в своей правоте? На кону — целый мир!»</text:p>
      <text:p text:style-name="P3"/>
      <text:p text:style-name="P3">Как бы в унисон моему внутреннему диалогу, перед нами открываются ворота в Эогипп. Мы вплываем в них в тишине.</text:p>
      <text:p text:style-name="P3"/>
      <text:p text:style-name="P3">- Н-нам н-надо отвлечься, - с трудом сквозь дрожь произносит принцесса. - Мы слишком ярко вспомнили родину. Хотели показать тебе лучшие из воспоминаний, но слишком увлеклись. Разволновались. Ничего. Призрачный свет Эогиппа, родины наших предков, успокаивает. Мы побудем тут пять минут у входа, и вернёмся.</text:p>
      <text:p text:style-name="P3"/>
      <text:p text:style-name="P3">Мы висим в сине-зелёной пустоте, мерцающей тусклыми огоньками звёзд. Сквозь окаймлённый синим пламенем портал виден замок Сестёр далеко внизу. Решение вызревает во мне медленно, но неотвратимо.</text:p>
      <text:p text:style-name="P3"/>
      <text:p text:style-name="P3">- Летим к вон тому голубому гиганту с тремя зелёными звёздами вокруг, - шепчу направление Луне.</text:p>
      <text:p text:style-name="P3"/>
      <text:p text:style-name="P3">Портал в Эквестрию схлопывается. Аликорница, не колеблясь ни секунды, скачет в пустоте к указанной цели. Я чувствую, как дрожат её бока подо мной.</text:p>
      <text:p text:style-name="P3">- Теперь вон к той двойной звезде алого цвета, - указываю я направление.</text:p>
      <text:p text:style-name="P3">Аликорница молча мчится к ориентиру. Её очертания становятся полупрозрачными, их окружает сияющий ореол. Грива и хвост тянутся бесконечным шлейфом, крылья гипертрофированно удлинняются, как у громадной стрекозы. Луна косится на меня, но я хлопаю её по шее, успокаивая.</text:p>
      <text:p text:style-name="P3">- Я уже видел такую трансформацию у Селестии, не беспокойся. Типа, в Эогиппе вы становитесь похожи на ваших предков-элементалей.</text:p>
      <text:p text:style-name="P3">Луна кивает в ответ. Мы подлетаем к звёздам-близнецам.</text:p>
      <text:p text:style-name="P3">- Последний ориентир. Видишь тот тусклый фиолетовый гигант у яркого скопления звёзд в виде восьмёрки? Нам туда.</text:p>
      <text:p text:style-name="P3"><text:soft-page-break/></text:p>
      <text:p text:style-name="P3">Бока Луны ходят ходуном. Её сердце бьёт как молот <text:s/>в наковальню.</text:p>
      <text:p text:style-name="P3">- Одним глазком, договорились? На землю не садимся. От портала далеко не уходим. Полтысячи лет назад мы с Сел еле ноги унесли отсюда.</text:p>
      <text:p text:style-name="P3"/>
      <text:p text:style-name="P3">Луна молча кивает.</text:p>
      <text:p text:style-name="P3">Мёртвый мир встречает нас в открывшемся портале. Холодный сине-зелёный свет Эогиппа сменяется тёмной ночью. В грудь ударяет молот космического холода. Злая стужа заманивает нас в засаду, затягивает морозную удавку, леденит душу и берёт в плен. Я не могу кричать — замёрзшее горло издаёт жалкие сиплые звуки. Стынущие руки не слушаются, но я всё же хлопаю ладонью по холке аликорницы — нам надо возвращаться, при таком морозе мы замерзнем за несколько секунд.</text:p>
      <text:p text:style-name="P3">Луна не слушает меня. Её крылья застыли в раскрытом положении, перья покрыты инеем, выпрямленная вперёд шея пронзает воздух обледенелым рогом. Мы проваливаемся в пике и стремимся к земле с нарастающей скоростью. Ледяной ветер вымораживает из тела последние крохи тепла. Вой ветра похож на торжествующий смех. Никогда бы не подумал, что от холода может быть ТАК больно!</text:p>
      <text:p text:style-name="P3"/>
      <text:p text:style-name="P3">Темнота милосердно опускает завесу над моим сознанием.</text:p>
      <text:p text:style-name="P3"/>
      <text:p text:style-name="P3">…</text:p>
      <text:p text:style-name="P3"/>
      <text:p text:style-name="P3">Монотонность бытия нарушается повторяющимся раздражителем.</text:p>
      <text:p text:style-name="P3"><text:s/></text:p>
      <text:p text:style-name="P3">Импульс… Импульс… Импульс…</text:p>
      <text:p text:style-name="P3"/>
      <text:p text:style-name="P3">«Капли воды» - отстранённо сообщает пробуждающееся сознание. Я открываю глаза.</text:p>
      <text:p text:style-name="P3"/>
      <text:p text:style-name="P3">Каменный свод надо мной теряется в темноте - тусклый свет едва освещает заросшие лишаём и белесым мхом стены. Подо мной матрас на деревянном топчане с торчащей из него во все стороны гнилой соломой. Откуда-то сверху капает влага — в плоском камне пола рядом со мной образовалось выдолбленное миллиардами капель углубление. Мой организм думает за меня — я не медля ни секунды сваливаюсь с топчана и выпиваю воду из углубления до последней капли — и только потом соображаю, что умираю от жажды. Рядом с этой природной чашей стоит жестяное блюдце с горящей свечой. Расплывшаяся по донышку лужица воска свидетельствует о том, что свеча горит продолжительное время. В свете свечи изо рта вырывается пар — ужасный холод царит в каменном мешке.</text:p>
      <text:p text:style-name="P3">Я прикладываю ладонь к гудящей голове и с удивлением обозреваю увесистый кандал с перекушенной цепью, болтающийся на запястье. На втором запястье висит такой же.</text:p>
      <text:p text:style-name="P3"/>
      <text:p text:style-name="P3"><text:soft-page-break/>Тихий шорох привлекает внимание. Еле видная в тусклом свете свечи низкая фигура в чёрном балахоне возится у моих ног. Я привстаю с пола, но тотчас же откидываюсь обратно — от слабости кружится голова.</text:p>
      <text:p text:style-name="P3">Возня завершается негромким лязгом. Балахон оборачивается и я вижу пони в розовых кудряшках. В зубах пони сжимает громадного размера кусачки.</text:p>
      <text:p text:style-name="P3"/>
      <text:p text:style-name="P3">- Д-дейдра? - из глубин памяти всплывает забытое имя.</text:p>
      <text:p text:style-name="P3">Но хотя незнакомка и похожа как две капли воды на мою давно затерявшуюся во тьме веков подружку-пиратку, она отрицательно качает головой.</text:p>
      <text:p text:style-name="P3"/>
      <text:p text:style-name="P3">Выплюнув кусачки на матрас, она закрывает мне рот копытом.</text:p>
      <text:p text:style-name="P3">- Тихо, - шепчет она мне в ухо. - Тут за поворотом коридора сидит холодняк. Услышит нас — и всё пропало.</text:p>
      <text:p text:style-name="P3">НеДейдра тычет в сторону едва видной в тусклом свете деревянной двери на массивных ржавых завесах.</text:p>
      <text:p text:style-name="P3">Я осматриваю узкую камеру, в которой нахожусь.</text:p>
      <text:p text:style-name="P3">- Кто ты? Как я тут очутился? Что происходит? - шепчу на ухо таинственной незнакомке.</text:p>
      <text:p text:style-name="P3"/>
      <text:p text:style-name="P3">Та снова качает головой.</text:p>
      <text:p text:style-name="P3">- Потом. Сейчас надо смываться. Идти сможешь?</text:p>
      <text:p text:style-name="P3">Я неуверенно встаю. Голова кружится, но меньше. На ногах уже без удивления замечаю кандалы с перекушенной цепью.</text:p>
      <text:p text:style-name="P3">- Смогу, если не быстро, - шепчу ей утвердительно.</text:p>
      <text:p text:style-name="P3">- Иди за мной. Только сначала замотай цепи вокруг кандалов, чтобы не звенели. Нет времени их откусывать.</text:p>
      <text:p text:style-name="P3">Поняха ныряет под топчан и исчезает.</text:p>
      <text:p text:style-name="P3">Я следую совету НеДейдры, потом заглядываю под лежак. Два камня выдвинуты из стены, образовав проход, в который при должном усилии можно протиснуться. Уже засунув в проход голову, я передумываю, возвращаюсь обратно и забираю с собой кусачки и свечу на блюдце. Уже протиснувшись в узкий лаз, стараюсь поплотнее задвинуть за собой камни.</text:p>
      <text:p text:style-name="P3">Почему-то мне кажется это правильным.</text:p>
      <text:p text:style-name="P3"/>
      <text:p text:style-name="P3">…</text:p>
      <text:p text:style-name="P3"/>
      <text:p text:style-name="P3">Свет свечи выхватывает две пары глаз. За уже знакомой НеДейдрой виднеется пожилой пони в очках с седой бородкой. Пыльная чёрная мантия и квадратная академическая шапочка смотрятся крайне неуместно в <text:s/>узком лазу.</text:p>
      <text:p text:style-name="P3"><text:soft-page-break/>- Карвед Лайн, королевский библиотекарь к вашим услугам, - шёпотом представляется мне пожилой пони. - Понкамина уже рассказала мне о вас, так что не будем терять время в формальностях — следуйте, пожалуйста, за мной. Выход тут недалеко, но будьте осторожны — в этих вентиляционных ходах отличная акустика, а в коридорах по ту сторону стены встречаются холодняки.</text:p>
      <text:p text:style-name="P3">- Встречаются кто?</text:p>
      <text:p text:style-name="P3">- Холодняки. Пони, обращённые виндиго. Вы их ещё увидите.</text:p>
      <text:p text:style-name="P3"/>
      <text:p text:style-name="P3">Карвед Лайн поправляет очки. Мне симпатизирует его удивительное спокойствие и уверенность. Кажется, будто он проводит лекцию перед потоком студентов в уютной аудитории, а не в холодном каменном лазу, где из-за узости мы вынужденны двигаться один за другим.</text:p>
      <text:p text:style-name="P3">- Поскольку узурпаторша усыпила вас, вы не в курсе событий последней недели. Я кратенько введу вас в курс дела, пока будем продвигаться по вентиляции.</text:p>
      <text:p text:style-name="P3">- Я спал целую неделю?!!</text:p>
      <text:p text:style-name="P3">- Тише! - Карвед Лайн бросает на меня осуждающий взляд. - Вы проспали девять дней. Последний раз, когда вас видели на публике, вы заходили в ночную половину замка Сестёр с посланием от Селестии. Никто не видел вас оттуда выходящим, из чего мы сделали вывод, что Луна усыпила вас до вторжения. Сама принцесса ночи исчезла через сутки — как мы теперь знаем, она каким-то образом узнала дорогу к Орунгуну и отправилась на свою родину. Вернулась она через два дня с отрядом из ужасных созданий — виндиго. Каждый из них по магической силе равен магу первой категории Понхэнджа. Они умеют летать, они превращают пони в холодняков, они принесли холод в Эквестрию. Сейчас, как вы заметили, холодно как зимой, хотя только начало осени. Виндиго понижают температуру везде, где находятся.</text:p>
      <text:p text:style-name="P3"/>
      <text:p text:style-name="P3">- Постой, ты говоришь, от моего исчезновения и до возвращения <text:span text:style-name="T110">Луны </text:span>с Орунгуна прошло трое суток? Почему же меня сразу не начали разыскивать? Не могу поверить, что Сел настолько плевать на меня!</text:p>
      <text:p text:style-name="P3"/>
      <text:p text:style-name="P3">- Ваша дражайшая супруга объявила розыск, но не решалась вторгнуться на ночную половину замка — это вызвало бы грандиозный дипломатический скандал. При том, что отношения между дневной и ночной главами диархии и так были крайне натянуты. К тому же, поначалу она не слишком беспокоилась о вашей безопасности, зная о ваших хороших отношениях с Луной. Потом же стало слишком поздно.</text:p>
      <text:p text:style-name="P3">Её Дневное Высочество уже совсем отчаялись найти вас живыми, ведь в гипномортальном сне жизненные процессы хотя и замедляются, но не прекращаются совсем. Вы бы умерли от жажды, проспи ещё два-три дня. К счастью, принципал Тандерстрайк вспомнил, что первые трое суток с вашего исчезновения и до появления Найтмэр Мун их центурии было приказано усиленно охранять башню Луны. Башня пустовала вплоть до появления узурпаторши с виндиго — тем не менее, стража оцепила башню и несла круглосуточное дежурство. Этот факт вызвал подозрение у Тандерстрайка, и, к счастью, он не замедлил поделиться им с лидером Сопротивления. Именно в подвале этой башни вы и были обнаружены нами — диверсантом Её Дневного Высочества, Понкаминой Пай и вашим покорным слугой.</text:p>
      <text:p text:style-name="P3">- Про какого Лидера Сопротивления ты говорил? - холод постепенно сковывает движения, вызывая сильнейшую дрожь. Я пытаюсь отвлечься от неё разговором.</text:p>
      <text:p text:style-name="P3"><text:soft-page-break/>- После вторжения принцесса Селестия низложила самопровозглашённую узурпаторшу Найтмэр Мун, бывшую Ночную Главу Диархии принцессу Луну и возглавила силы Сопротивления. Эквестрия уже неделю находится в состоянии гражданской войны. Мы называем её войной Сестёр, хотя принцесса Селестия публично заявила, что сражается не против сестры, а против подчинившего её разум ментального паразита — виндиго. К сожалению, партия Ночи не поверила Дневной главе Диархии и примкнула к Найтмэр Мун практически в полном составе.</text:p>
      <text:p text:style-name="P3"/>
      <text:p text:style-name="P3">Библиотекарь спокойным тоном расказывает, как за неделю обрушился мир, который мы с Сел выстраивали полтысячи лет. Я слушаю его, и внутри у меня всё леденеет, как будто я остался там, в замёрзшей родине принцесс.</text:p>
      <text:p text:style-name="P3"/>
      <text:p text:style-name="P3">- Полицейская центурия была обращена в холодняков первыми. Тандерстрайку чудом удалось спастись, хотя злые языки говорят, он вместо дежурства сидел в баре. Затем была обращена караульная смена стражи дневной половины замка. Обращение пони в ледяных зомби при прямом прикосновении виндиго занимает около двух секунд. Видя привычных товарищей по оружию, никто не ожидал подвоха и не поднял тревоги. Тайность вторжения была нарушена у самых покоев Селестии, когда активировался механомагический доспех принцессы, до тех пор половину тысячелетия простоявший на постаменте в качестве статуи.</text:p>
      <text:p text:style-name="P3">- Самое плохое в том, что у узурпаторши огромная поддержка, - горестно шепчет библиотекарь. - Найтмэр Мун никогда не смогла бы достигнуть таких успехов без своей партии Ночи. Ведь ей удалось провести сюда только крохотный отряд виндиго. Даже если бы они трудились над обращением пони день и ночь не покладая копыт, они не смогли бы противостоять объединённой армии Диархии. Но правда в том, что им и не надо никого обращать — партия Ночи и так выполняет любой приказ узурпаторши.</text:p>
      <text:p text:style-name="P3">- Постой, каких успехов? Что удалось Луне пока я спал? - я до сих пор не могу назвать принцессу Ночи узрпаторшой виндиго. Застенчиво краснеющая в постели аликорница не вяжется с образом высохшего зомби с горящими глазами, каким я помню Хай Глори.</text:p>
      <text:p text:style-name="P3">- За неделю армия узурпаторши завоевала более трёх четвертей Эквестрии. Большинство областей сдалось без боя. Найтмэр Мун просто гипнотизирует пони, они очаровываются ею как кролик удавом. Достаточно ей выступить на городской площади, и город — её. Самых непокорных лидеров она обращает в холодняков. За силами Сопротивления остаются только горные районы на севере…</text:p>
      <text:p text:style-name="P3"/>
      <text:p text:style-name="P3">Карвед Лайн оборачивается ко мне и прикладывает копыто к губам. Потом указывает вперёд, где в стене на границе света угадывается крохотное вентиляционное окошко, скорее даже глазок размером с полкирпича. Следующим жестом он указывает на свечу.</text:p>
      <text:p text:style-name="P3">Я понимаю без слов и задуваю дрожащее пламя. Тьма вокруг нас нарушается чуть серой областью области окна. Карвед Лайн проходит вперёд, наклоняясь под проёмом. Так же проходит и Понкамина. Я медленно иду за ними, касаясь стены рукой. У самого глазка не выдерживаю и осторожно выглядываю наружу, в тюремный коридор.</text:p>
      <text:p text:style-name="P3"/>
      <text:p text:style-name="P3">В неподвижно сидящей у стены тёмной массе невозможно было бы определить живое существо, если бы не зелёные огоньки глаз.</text:p>
      <text:p text:style-name="P3"><text:soft-page-break/>Существо сидит неподвижно, уставившись в противоположную стену мертвенным взглядом узких зрачков. Приступ дежавю сковывает меня липкой хваткой — я вспоминаю злые огоньки глаз за забралом Хай Глори.</text:p>
      <text:p text:style-name="P3"/>
      <text:p text:style-name="P3">Очевидно, разволновавшись, я издаю шорох, потому что холодняк резко, по-птичьи поворачивает голову в мою сторону. Я не успеваю отреагировать и отпрянуть от окошка. Единственная моя надежда — в неподвижности. Крохотное вентиляционное окошко расположено у самого потолка, в темноте, и, если не шевелиться, быть может, пронесёт.</text:p>
      <text:p text:style-name="P3"/>
      <text:p text:style-name="P3">Холодняк долго изучает темноту в моей стороне, механически двигая головой. Кажется, от его взгляда стынет в жилах — мне даже дышать не хочется. Но сегодня твой день, Хуман — существо в конце-концов отворачивает голову и снова замирает, уставившись в противоположную стену.</text:p>
      <text:p text:style-name="P3"><text:s/></text:p>
      <text:p text:style-name="P3">Я отхожу от проёма и выдыхаю. Холодный пот липкими ручейками стекает по спине. Я <text:span text:style-name="T111">не </text:span>вижу выражение лица Карвед Лайна, но слышу его осуждающее сопение. Дальше мы идём молча.</text:p>
      <text:p text:style-name="P3"/>
      <text:p text:style-name="P3">Впереди слышится журчание. Вентиляционный лаз выводит нас в канализационный тоннель. Тёмные непрозрачные воды журчат в узком каменном желобе с арочным сводом. Свет свечи выхватывает тут и там свисающие со свода известняковые сосульки, наросшие за сотни лет конденсации влаги. По обе стороны желоба идут узкие дорожки.</text:p>
      <text:p text:style-name="P3"/>
      <text:p text:style-name="P3">- До постройки замка здесь, если верить картам, через лес протекал ручей, - прерывает молчание Карвед Лайн. - При постройке его заточили в коллектор и теперь это сантехнический поток для отвода сточных вод. Но вы не беспокойтесь, сейчас в замке никого нет, кроме холодняков. А они ничего не едят и, соответственно, ничего… гм… не производят. Так что вода чистая. Но, предупреждаю, очень холодная.</text:p>
      <text:p text:style-name="P3"/>
      <text:p text:style-name="P3">Тоннель упирается в кирпичную стену. Водяной поток уходит куда-то под неё. Белая пена пузырится над шипящей водой, уносящейся под камень.</text:p>
      <text:p text:style-name="P3"/>
      <text:p text:style-name="P3">- Стена около пятнадцати футов толщиной. Нам надо поднырнуть под неё и мы вынырнем в замковом рве у задней стены. Она давно никем не охраняется, тут никто не живёт, а боевые действия сейчас ведутся у подножия Кристальных гор. Самое главное — не застрять в прутьях решётки, которая перекрывает сток у самого выхода. Понкамина перекусила некоторые из них, так что там есть проход, достаточный, чтобы пролезть. Но вода непрозрачная — протискиваться придётся наугад.</text:p>
      <text:p text:style-name="P3"/>
      <text:p text:style-name="P3">- Проплыть в ледяной воде пятнадцать футов, имея над головой камень вместо воздуха? - переспрашиваю я. - Да ещё и с решёткой в конце? Я не уверен, что смогу. Я всё ещё паршиво себя чувствую.</text:p>
      <text:p text:style-name="P3">- Сможешь, Хуман - вмешивается Понкамина. - Мы же смогли это сделать против течения? По течению, да ещё с нашей помощью — сможешь. Если хочешь быть свободен. Ты, конечно, можешь вернуться…</text:p>
      <text:p text:style-name="P3"><text:soft-page-break/></text:p>
      <text:p text:style-name="P3">Я вспоминаю неподвижную фигуру у стены и передёргиваю плечами.</text:p>
      <text:p text:style-name="P3"/>
      <text:p text:style-name="P3">- Нет-нет, я готов.</text:p>
      <text:p text:style-name="P3"/>
      <text:p text:style-name="P3">Я в нерешительности замираю над водой. Всё моё существо протестует против этого. Карвед Лайн недоверчиво хмыкает и скрывается под водой первым. Понкамина заносит ногу над потоком, но потом оборачивается, встаёт на задние ноги и внезапно обнимает меня.</text:p>
      <text:p text:style-name="P3">- Всегда хотела узнать, каково это — обнимашкаться с Хуманом, - быстро шепчет розовогривая поняха мне на ухо. - У нас в семье есть предание о Дейдре Пай Твердолоб, прародительнице рода. Если это правда и она когда-то действительно помогла тебе, я буду счастлива продолжить семейную традицию. Не бойся, я не дам тебе пропасть. Ныряем вместе!</text:p>
      <text:p text:style-name="P3"/>
      <text:p text:style-name="P3">Поняха горячая, как печка, её тепло согревает и успокаивает меня. Я благодарно киваю и мы так и шагаем обнявшись в тёмный поток.</text:p>
      <text:p text:style-name="P3">Одинокая свеча на полу тоннеля остаётся позади, освещая опустевшие своды коллектора.</text:p>
      <text:p text:style-name="P3"/>
      <text:p text:style-name="P3">Ледяные воды охватывают нас и уносят под каменный навес. Мне кажется, нас несёт подводным течением целую вечность, в темноте я утрачиваю счёт секундам. Я ощущаю только холодные воды подземного потока и горячее тело Понкамины. Нас кидает в каменном жёлобе от стенки к стенке, пару раз я чувствую странные скользкие прикосновения к ноге. У меня уже начинают гореть лёгкие, когда течение прижимает нас к железным прутьям.</text:p>
      <text:p text:style-name="P3">Поняха просачивается сквозь решётку где-то в стороне. Шарю вслепую скрючёнными от холода пальцами.</text:p>
      <text:p text:style-name="P3">Где-то же здесь, нет?</text:p>
      <text:p text:style-name="P3">Везде железные прутья, протиснуться сквозь них невозможно. Назад дороги нет — на тех крохах кислорода, что ещё питают мои мышцы, мне не проплыть против течения пятнадцать футов. Открыв глаза, я ищу проход в темноте. Тщётно. Размытые, покрытые скользкой тиной прутья повсюду. <text:s/>Потерпев неудачу, я изо всех сил пытаюсь их раздвинуть, чтобы протиснуться на ту сторону.</text:p>
      <text:p text:style-name="P3">Я только расходую остатки воздуха на бесполезное усилие. Лёгкие истошно требуют воздуха, сознание потихоньку начинает покидать объятый паническим страхом разум. Я протягиваю руки сквозь прутья и прижимаюсь лицом к холодному железу в бессознательном желании хоть как-то просочиться сквозь решётку. Последняя капля воздуха покидает мои лёгкие дюжиной пузырьков.</text:p>
      <text:p text:style-name="P3"/>
      <text:p text:style-name="P3">Копыто закрывает мне рот, мешая вдохнуть <text:span text:style-name="T111">в</text:span>оду на полную грудь. Темнеющим сознанием я чувствую, как меня куда-то тянут и через что-то пропихивают. Острое железо царапает мне бок, но я этого не замечаю - через мгновение моя голова оказывается над водой. Копыто освобождает мой рот.</text:p>
      <text:p text:style-name="P3"/>
      <text:p text:style-name="P3"><text:soft-page-break/>Я вдыхаю так, как будто стараюсь заглотить весь воздух планеты. Перед глазами появляются разноцветные круги, я чуть снова не теряю сознание из-за гипервентиляции лёгких.</text:p>
      <text:p text:style-name="P3"/>
      <text:p text:style-name="P3">- Подумать только, ты смог заблудиться буквально в метре от прохода! - слышу осуждающий голос Понкамины. - Я бы тебе не простила, если бы ты утонул!</text:p>
      <text:p text:style-name="P3">- Я сам бы себе не простил в этом случае, - с трудом каркаю я. - Второй раз за сутки умирать — как-то многовато, как на мой вкус.</text:p>
      <text:p text:style-name="P3"/>
      <text:p text:style-name="P3">Ледяная вода, наконец, ощущается в полную силу. От холода стынет сердце и ногу сводит судорога. Я судорожно дёргаюсь в воде, пытаясь доплыть до берега. Понкамина понимает мои трудности и подставляет мне шею. Я благодарно обнимаю её заиндевевшими руками, и в таком виде мы выползаем на землю.</text:p>
      <text:p text:style-name="P3"/>
      <text:p text:style-name="P3">- Я уж думал, вы передумали! - восклицает Карвед Лайн, притопывая от нетерпения на берегу. - Знаю, вы замёрзли, но потерпите ещё немного. Надо бежать, пока нас не заметили. Холодняки, как правило, не выходят на стену, но кто знает… Тут недалеко. Понка, помоги мне.</text:p>
      <text:p text:style-name="P3"/>
      <text:p text:style-name="P3">Мелкая снежная крупа падает на берег замкового рва, на тёмную воду, на серую стену замка Сестёр за ней. Карвед Лайн с одной стороны и Понкамина с другой прижимаются ко мне. Я хватаю их за гривы и опираюсь локтями на их спины, как на костыли. Такой слитной тройкой мы передвигаемся вглубь леса в последних лучах вечернего солнца.</text:p>
      <text:p text:style-name="P3">От холода я уже не могу разговаривать — только издаю дробный цокот зубами и еле передвигаю ногами, когда мы выходим на окружённую густым ельником поляну.</text:p>
      <text:p text:style-name="P3"/>
      <text:p text:style-name="P3">- Пришли, - облегчённо вздыхает Карвед Лайн. - Ещё пять минут, и Понка о вас позаботится. Нам нельзя тут задерживаться.</text:p>
      <text:p text:style-name="P3"/>
      <text:p text:style-name="P3">Я понимаю, о чём он говорит. Над опушкой, привязанный гайдропами к пням, колышется небольшой дирижабль. Тусклый свет полной луны серебрит лоснящиеся бока воздушного корабля, придавая ему сходство с небесным кашалотом. Противоположные концы баллона почти касаются вершин самых высоких сосен. Гондола, в которой я угадываю маленькую шлюпку, покачивается в тридцати футах над головой. «Хитрожопка» - читаю я на боку посудины. Верёвочная лестница тонкой пуповиной связывает воздушный корабль с землёй.</text:p>
      <text:p text:style-name="P3"/>
      <text:p text:style-name="P3">Понкамина успела отвязать свой гайдроп и помогает мне - её зубы действуют намного успешнее моих скрюченных от холода пальцев. Карвед Лайн отвязал один из двух передних и берётся за второй, когда появляются они.</text:p>
      <text:p text:style-name="P3">Холодняки двигаются совершенно бесшумно. Лишь зелёные огоньки глаз да тёмные тени между соснами отмечают их передвижения.</text:p>
      <text:p text:style-name="P3"><text:soft-page-break/></text:p>
      <text:p text:style-name="P3">- Быстро! - Понкамина подталкивает меня головой к лестнице.</text:p>
      <text:p text:style-name="P3">Без лишних слов я карабкаюсь по верёвочным ступенькам, то и дело срываясь с них окоченевшими руками. Я не смотрю вниз, но по звукам борьбы и ударам понимаю, что дело плохо.</text:p>
      <text:p text:style-name="P3">Злость овладевает мной.</text:p>
      <text:p text:style-name="P3"/>
      <text:p text:style-name="P3">- Два раза за сутки — многовато, а три — уже привычка, - бормочу я и гляжу вниз, примериваясь, куда бы спрыгнуть. Два окаменевших от холода кулака будут хоть каким-то подспорьем моим спасителям.</text:p>
      <text:p text:style-name="P3"/>
      <text:p text:style-name="P3">Моё намерение срывается на корню — я вижу Понку, резво карабкающуюся по лестнице вслед за мной.</text:p>
      <text:p text:style-name="P3">Перевалившись через борт шлюпки, без сил валюсь на дощатый пол, зашедшись глубоким надсадным кашлем. Розовая поняха мечется от кормы к носу, обрубая гайдропы и выбрасывая лестницу за борт.</text:p>
      <text:p text:style-name="P3"/>
      <text:p text:style-name="P3">- А библиотекарь?! - выкашливаю из себя последним усилием.</text:p>
      <text:p text:style-name="P3">- Он не с нами. План Б. Отвлекает холодняков, чтобы мы ушли. Не беспокойся, он сумеет о себе позаботиться, - скороговоркой бросает Понка, выбрасывая мешочки с песком за борт. - Он знает несколько пещер у Дрогонштерн<text:span text:style-name="T111">а</text:span>, где можно залечь на дно.</text:p>
      <text:p text:style-name="P3"/>
      <text:p text:style-name="P3">Сосны за бортом идут вниз — мы медленно набираем высоту.</text:p>
      <text:p text:style-name="P3">- Нам повезло, что с ними не было их хозяев. Виндиго умеют летать, - бормочет розовая пони, смотря вниз.</text:p>
      <text:p text:style-name="P3"/>
      <text:p text:style-name="P3">Я тоже выглядываю за борт, но вижу только размытую тень, быстро удаляющуюся в лес и цепочку зелёных огоньков, следующую за ней. По-моему, зелёные точки медленно, но верно отстают от тени. Дальше, за лесом высятся серые стены замка Сестёр и на самом пределе видимости — мрачная громада Дрогонштерна. Цитадель замка накрыта еле различимой аурой силового пузыря.</text:p>
      <text:p text:style-name="P3"/>
      <text:p text:style-name="P3">- После возвращения Найтмэр над арсеналом замка возник силовой щит. Никто не знает, кто его включил и поддерживает, - Понка замечает мой взгляд. - Это странно, потому что все наши покинули замок через полчаса после вторжения. Я имею ввиду, все, кто остался нашими после встречи с виндиго.</text:p>
      <text:p text:style-name="P3"/>
      <text:p text:style-name="P3">Силовой щит. Ну конечно! Включилась защита Элементов Возмездия при приближении виндиго. Раз они здесь, значит, у Селестии их нет. Просто прекрасно.</text:p>
      <text:p text:style-name="P3"><text:s/>У меня кружится голова и я без сил опускаюсь на дно шлюпки.</text:p>
      <text:p text:style-name="P3"/>
      <text:p text:style-name="P3">- Да ты весь горишь, - Понка озабоченно касается носом моего лба. - Залазь в каюту, я сварю тебе кофе.</text:p>
      <text:p text:style-name="P3"/>
      <text:p text:style-name="P3"><text:soft-page-break/>В корме лодки действительно есть крохотная надстройка, где я могу разместиться в сидячем положении.</text:p>
      <text:p text:style-name="P3">Сидя на лавочке и укутавшись в шерстяной плед, я сышу, как Понка возится на носу. Возникает негромкое гудение двигателя — и я вижу через крохотный иллюминатор, как сосны внизу начинают двигаться.</text:p>
      <text:p text:style-name="P3">Мы летим на север.</text:p>
      <text:p text:style-name="P3"/>
      <text:p text:style-name="P3">…</text:p>
      <text:p text:style-name="P3"/>
      <text:p text:style-name="P3">- Мы не знали где тебя прячет Найтмэр, пока Тандерстрайк не вспомнил о том странном приказе Луны охранять её пустующую башню. То есть, ты исчез, а через день исчезла и Луна, приказав охранять её башню во время её отсутствия. Когда через два дня она вернулась в обличье Найтмэр Мун, об этом во всеобщей суматохе забыли, но когда наши окопались на севере, Тандерстрайк вспомнил. Дальше было дело техники. У Карвед Лайна в личном архиве были планы вентиляции и канализации дворца Сестёр. И мы отлично понимали, что Луне — а, значит, и Найтмэр, о них ничего не известно, так как они не являются частью системы ловушек и тайных ходов Луны и проектировались без её участия.</text:p>
      <text:p text:style-name="P3"/>
      <text:p text:style-name="P3">Понка выдыхает. Отвлёкшись от разговора, она поворачивается к крохотной печурке, где закипает кофе. Сняв джезву с огня, она разливает напиток по чашкам. Я набираю ложечкой мёд из пузатой банки и осторожно размешиваю. Гондола чуть колышется в порывах бокового ветра и чашку приходится придерживать рукой. Мерный гул двигателя убаюкивает, я даже забываю про саднящее горло. В запотевшем от тепла круглом окошке далеко внизу проплывают замерзшие сосны. Мокрая одежда развевается <text:span text:style-name="T111">на верёвке </text:span>над палубой под набегающим ветром. Я сонно моргаю глазами, изо всех сил стараясь не заснуть.</text:p>
      <text:p text:style-name="P3"/>
      <text:p text:style-name="P3">- Её Высочество принцесса Селестия хотели самолично отправиться со спасательной миссией к замку. Военному совету стоило больших трудов отговорить её. Только опасность полного поражения в случае потери лидера сопротивления остановила её. Тогда начали отбирать добровольцев. Естественно, одним из них был Карвед Лайн — как знаток замковых подземелий и коммуникаций.</text:p>
      <text:p text:style-name="P3"/>
      <text:p text:style-name="P3">- А вторым — ты? - я изо всех сил борюсь со сном, крепкий кофе совершенно не оправдывает свою репутацию.</text:p>
      <text:p text:style-name="P3">- Да. Только у меня есть небольшой, но быстрый дирижабль и только я умею им управлять. В армии Свободной Эквестрии есть дирижабли, но они большие и неуклюжие. Их не удалось бы спрятать в лесу.</text:p>
      <text:p text:style-name="P3"/>
      <text:p text:style-name="P3">Я вспоминаю название на борту шлюпки.</text:p>
      <text:p text:style-name="P3"/>
      <text:p text:style-name="P3">- Интересное название у твоего аппарата.</text:p>
      <text:p text:style-name="P3">- Вообще-то, это название люггера, который когда-то и был гондолой дирижабля. Увы, он разбился много лет назад в одном не очень удачном путешествии. Теперь роль гондолы выполняет его шлюпка. <text:soft-page-break/>Двигатель, впрочем, удалось сохранить — оттого «Хитрожопка» теперь носится быстрее ветра. Хотя на борту тесновато.</text:p>
      <text:p text:style-name="P3"/>
      <text:p text:style-name="P3">Понка насыпает в блюдце печенье и пододвигает ко мне. Форма печенья мне кажется подозрительно знакомой.</text:p>
      <text:p text:style-name="P3"/>
      <text:p text:style-name="P3">- Это сердечки?</text:p>
      <text:p text:style-name="P3">- Это облачка! Ешь, глупый Хуман, а то я всё съем сама! - как бы в доказательство, розовая пони отправляет себе в рот сразу три облачка в форме сердечек.</text:p>
      <text:p text:style-name="P3">Я пожимаю плечами, и сонно сую одну печеньку в кофе.</text:p>
      <text:p text:style-name="P3"/>
      <text:p text:style-name="P3">- Долго нам лететь?</text:p>
      <text:p text:style-name="P3">- Около трёх дней. Зависит от ветра. Сюда мы летели сутки, но ветер был попутным. Сейчас, к сожалению, наоборот.</text:p>
      <text:p text:style-name="P3"/>
      <text:p text:style-name="P3">Понка видит, что я клюю носом и сгребает посуду со стола. Пара движений — и столик превращается в диван. Я с благодарностью сворачиваюсь на нём калачиком. Звёзды чинно шествуют за иллюминатором, <text:s/>изредка подмигивая вслед. Я потихоньку проваливаюсь в сон.</text:p>
      <text:p text:style-name="P3"/>
      <text:p text:style-name="P3">- Эй, ты куда?!</text:p>
      <text:p text:style-name="P3">- Ты хочешь, чтобы я спала снаружи? Не слишком-то это вежливо с твоей стороны! Там холодно! - Понка забирается под одеяло с другой стороны дивана. - Уж извини, но тут нет места поставить вторую кровать. И, честно говоря, тебе бы сейчас не помешало хорошо согреться. По-моему, ты простыл. Конечно, я не навязываюсь, и всё такое…</text:p>
      <text:p text:style-name="P3"/>
      <text:p text:style-name="P3">Розовогривая поняха затихает. Я медленно поворачиваюсь к ней. Она лежит, отвернувшись от меня и нарочито громко сопит…</text:p>
      <text:p text:style-name="P3"/>
      <text:p text:style-name="P3">… Мне действительно холодно.</text:p>
      <text:p text:style-name="P3"/>
      <text:p text:style-name="P3">Я вздыхаю и прижимаюсь к ней, обнимая её руками и зарываясь носом в пахнущую травой гриву.</text:p>
      <text:p text:style-name="P3">Она в ответ тоже вздыхает. Я слышу её глубокое дыхание, я чувствую, как её спина расслабляется. Медленно она поворачивается ко мне лицом и охватывает меня задними и передними ногами.</text:p>
      <text:p text:style-name="P3"/>
      <text:p text:style-name="P3">- Хотела бы я себе партнёра для путешествий. Такого, как ты, - бормочет Понка, уткнувшись носом мне в грудь. - Уж мы бы полетали.</text:p>
      <text:p text:style-name="P3"><text:soft-page-break/>Я молча обнимаю её всё крепче. Мой низ постепенно отвердевает, упираясь в живот поняхи. Она в ответ прижимается ко мне сильнее тазом.</text:p>
      <text:p text:style-name="P3"/>
      <text:p text:style-name="P3">Ты не любишь Понку, Хуман, но ты ей очень благодарен. И ночь действительно холодная, несмотря на отважно пыхтящую печурку в углу <text:span text:style-name="T111">каюты</text:span>. После всего произошедшего, врядли бы Сел расстроилась из-за этого…</text:p>
      <text:p text:style-name="P3"/>
      <text:p text:style-name="P3">Мы сливаемся в одно целое. Ни я, ни Понка не произносим ни слова — одинокие путники, чьи дороги пересеклись на мгновение и через мгновение разойдутся вновь. Но пока мы вместе, почему бы не сделать друг другу приятное?</text:p>
      <text:p text:style-name="P3">Теперь гондола легонько покачивается не только из-за ветра…</text:p>
      <text:p text:style-name="P61"><text:span text:style-name="Default_20_Paragraph_20_Font"><text:span text:style-name="T1">&lt;</text:span></text:span><text:span text:style-name="Default_20_Paragraph_20_Font"><text:span text:style-name="T2">пушка для феерверков</text:span></text:span><text:span text:style-name="Default_20_Paragraph_20_Font"><text:span text:style-name="T1">&gt;</text:span></text:span></text:p>
      <text:p text:style-name="P3">…</text:p>
      <text:p text:style-name="P3"/>
      <text:p text:style-name="P3">Четыре дня пролетают как одно мгновение, хотя иногда мне кажется, что мы летаем с Понкой уже целую вечность. Долины, леса и горы проплывают внизу живым калейдоскопом. Облака окружают нас небесными садами, а звёзды по ночам так близки, что, кажется, можно потрогать рукой! И мне уже начинает нравится подобная жизнь — хотя шлюпка могла бы быть и попросторней <text:span text:style-name="T111">а диван не таким скрипучим</text:span>!</text:p>
      <text:p text:style-name="P3">Но когда прямо по курсу вырастает заснеженное плоскогорье с чёрными точками палаточного лагеря и тремя громадами боевых дирижаблей в отдалении, я вздыхаю с облегчением.</text:p>
      <text:p text:style-name="P3">Возможно, полетаем в другой жизни. В другом месте, в другое время.</text:p>
      <text:p text:style-name="P3">Не сейчас. Начатое надо завершить.</text:p>
      <text:p text:style-name="P3"/>
      <text:p text:style-name="P3">Морозный снег трещит под ногами, когда я подхожу к центральному шатру в окружении личной стражи Селестии. Все они знают меня в лицо, тем не менее, не спускают с меня глаз и держат оружие наготове.</text:p>
      <text:p text:style-name="P3">Впрочем, я понимаю их опасения и стараюсь при каждом удобном случае демонстрировать зрачки глаз.</text:p>
      <text:p text:style-name="P3"/>
      <text:p text:style-name="P3">Внутрь меня сопровождают четыре гвардейца с занесенными алебардами. Селестия сидит спиной ко мне, просматривая развёрнутый на полу свиток. Так же неглядя она жестом отсылает стражников прочь.</text:p>
      <text:p text:style-name="P3">Я стою в шатре один — аликорница не удостаивает меня вниманием. Молчание затягивается.</text:p>
      <text:p text:style-name="P3"/>
      <text:p text:style-name="P3">Я делаю два шага вперёд. Свиток оказывается картой Эквестрии с зелёными и жёлтыми фишками, расставленными в десятках позиций. В основном, карта уставлена зелёными фишками, жёлтых совсем мало.</text:p>
      <text:p text:style-name="P3"/>
      <text:p text:style-name="P14">- Ну привет, что ли, жёнушка? Давно не виделись. Говорят, целых две недели, - пытаюсь язвить я.</text:p>
      <text:p text:style-name="P3"><text:soft-page-break/>Мне неприятен подобный приём и непонятно, как себя вести.</text:p>
      <text:p text:style-name="P3"/>
      <text:p text:style-name="P3">Селестия поворачивается нарочито медленно, как будто нехотя. Повернувшись ко мне, она прижимает уши к голове и наклоняет голову к полу. Её рог направлен на меня. Точнее… чуть ниже моего живота. То и дело хлестающий по бокам хвост и чуть притопывающее копыто дополняют и без того угрожающую картину.</text:p>
      <text:p text:style-name="P3"/>
      <text:p text:style-name="P3">Блядь! Она узнала… Про нас с Понкой точно не могла — мы только что прибыли. Значит, про нас с Луной…</text:p>
      <text:p text:style-name="P3"/>
      <text:p text:style-name="P3">- Сел, я тебе всё объясню! Я был пьян… А Луна сказала, что хочет к нам в табун и ты будешь только за… Вдобавок, я думал, это сон, ну, знаешь, как тогда, когда мы с тобой в первый раз… - начинаю мямлить я, но меня перебивает властный голос.</text:p>
      <text:p text:style-name="P3"/>
      <text:p text:style-name="P3">- ЗАЧЕМ?!!</text:p>
      <text:p text:style-name="P3"/>
      <text:p text:style-name="P3">Я впервые слышу эти размазывающие по стенам инфразвуковые децибелы в исполнении солнечной аликорницы — до того я был уверен, что такое под силу только Луне.</text:p>
      <text:p text:style-name="P3">Ну, всё, развод гарантирован — хорошо, хоть детей нет, алименты платить не придётся.</text:p>
      <text:p text:style-name="P3"/>
      <text:p text:style-name="P3">- Сел, я тебя прошу, давай без истерик, - примирительно поднимаю открытые ладони на уровень груди. - Я тебя пойму, если ты разорвёшь брак и всё такое. И я не собираюсь претендовать на свою долю имущества, не волнуйся на этот счёт. Нельзя сказать, что меня этот разрыв радует, совсем наоборот, но если ты так решишь, я приму твоё решение с пониманием и…</text:p>
      <text:p text:style-name="P3">- Мне нет дела до твоих шашней с сестрой!!! - рявкает аликорница нормальным голосом. - Зачем ты показал Луне путь к Орунгуну?!!</text:p>
      <text:p text:style-name="P3"/>
      <text:p text:style-name="P3">- Я… Она очень страдала, желая вернуть родной мир. Я решил показать ей, во что он превратился, чтобы она поняла, что там нечего возвращать. Я доверял ей, потому что она открыла мне свои воспоминания с самого раннего детства. У неё не было секретов от меня.</text:p>
      <text:p text:style-name="P3">- Глупец! - рассержено трясёт головой светлая аликорница. - Луна может спроецировать любые видения, это её специальность. Тебя обманули, как жеребёнка! Я полагала, ты умнее.</text:p>
      <text:p text:style-name="P3">- Она… Она была очень убедительна…</text:p>
      <text:p text:style-name="P3">- А я для тебя, значит, не убедительна? - горько вопрошает Селестия.- <text:s/>Я же предупреждала не делать этого.</text:p>
      <text:p text:style-name="P3">- Не знаю, что на меня нашло, - бормочу я убито. - Извини.</text:p>
      <text:p text:style-name="P3">- Мне не нужны твои извинения. Они не помогут отвоевать четыре пятых Эквестрии, - аликорница раздражённо отворачивается.</text:p>
      <text:p text:style-name="P3"><text:soft-page-break/>- Чтож… Я в твоём распоряжении. Готов стать в ряды сопротивления в любом звании до рядового включительно. Для помощи.</text:p>
      <text:p text:style-name="P3">Аликорница надолго замолкает. Молчу и я. Мне уже понятно, что полтысячи лет наших отношений позади, но уходить надо по-джентльменски, без долгов.</text:p>
      <text:p text:style-name="P3"/>
      <text:p text:style-name="P3">Селестия, наконец, глубоко вздыхает.</text:p>
      <text:p text:style-name="P3">- Ты так ничего и не понял, глупый Хуман, - грустно произносит аликорница, не поворачиваясь ко мне.</text:p>
      <text:p text:style-name="P3">- Как ты думаешь, почему мы так быстро потеряли почти всю Эквестрию?</text:p>
      <text:p text:style-name="P3">- Ну… У Луны, то есть, Найтмэр Мун большая армия?</text:p>
      <text:p text:style-name="P3">- Ха! Найтмэр Мун удалось провести сюда всего шесть виндиго, - горько улыбается аликорница. - И даже это удивительно, учитывая её способности к прохождению Эогиппа. И пусть эти шесть — первоклассные маги, они не смогли бы противостоять массовому штурму регулярной армии.</text:p>
      <text:p text:style-name="P3">- Тогда что же?</text:p>
      <text:p text:style-name="P3">- Жертвы.</text:p>
      <text:p text:style-name="P3">- В смысле? - я непонимающе смотрю на аликорницу. - Они приносят жертвы для боевой магии и вы проигрываете сражения?</text:p>
      <text:p text:style-name="P3">- Нет. Но жертвы будут, если мы начнём воевать. По статистике, собранной ещё на Орунгуне, для уничтожения одного виндиго требуется не менее семидесяти двух аликорнов. Сколько это будет в переводе на обычных пони, мне страшно представить. Плюс Найтмэр Мун. По моим расчётам, в лучшем случае, победа нам обойдётся в миллион пони. Я не готова к таким жертвам.</text:p>
      <text:p text:style-name="P3">- В смысле? - снова не понимаю я. - Война не бывает без жертв, даже если у тебя гениальные полководцы. Или вы воюете, и тогда жертвы будут, или сдаётесь.</text:p>
      <text:p text:style-name="P3">- Вот именно, - вздыхает Селестия.</text:p>
      <text:p text:style-name="P3">- Что?! - я начинаю догадываться. - Ты сдала четыре пятых Эквестрии потому, что не хочешь видеть крови?</text:p>
      <text:p text:style-name="P61"><text:span text:style-name="Default_20_Paragraph_20_Font"><text:span text:style-name="T1">- В Орунгуне я видела слишком много крови, Хуман, - холодно отвечает аликорница, - да и пони не всегда бывают добрыми и миролюбивыми. Но дело не в этом. Это не война моих маленьких пони. Это тень из далёкого прошлого, тень моего замёрзшего мира, что не должна коснуться моих подданных. Это только наше дело, моё и сестры, и больше ничьё. Пони не должны проливать кровь в войне </text:span></text:span><text:span text:style-name="Default_20_Paragraph_20_Font"><text:span text:style-name="T30">Сестёр</text:span></text:span><text:span text:style-name="Default_20_Paragraph_20_Font"><text:span text:style-name="T1">.</text:span></text:span></text:p>
      <text:p text:style-name="P3">- Но так не получится, - растерянно говорю я. - Твой отказ проливать кровь означает твоё поражение. Ты этого хочешь?</text:p>
      <text:p text:style-name="P3">- Я… - аликорница прерывается на полуслове. Она пристально всматривается в меня и щурит глаза. - Не важно, чего я хочу. Послушай, Хуман. К сожалению, я не могу доверять тебе сейчас. Была бы рада, но… Ты прибыл из стана врага. Найтмэр Мун почему-то тебя пощадила. И, что самое важное, ты провёл Луну через Эогипп к Орунгуну. Мне не хочется об этом думать, но…</text:p>
      <text:p text:style-name="P3">- Что — но?</text:p>
      <text:p text:style-name="P3">- Но, я думаю, не стоит посвящать тебя в мои планы. Сейчас ты можешь не вполне отвечать за свои поступки… Как Луна до её превращения в Найтмэр Мун, - твёрдо говорит Селестия.</text:p>
      <text:p text:style-name="P3">- Ты смеёшься?! - я недоверчиво смотрю на аликорницу, но та только молча бьёт копытом в гонг.</text:p>
      <text:p text:style-name="P3"><text:soft-page-break/>Не успеваю я как следует охренеть, как входит стража и по её знаку меня берут в кольцо.</text:p>
      <text:p text:style-name="P3"/>
      <text:p text:style-name="P3">- Сел, не глупи! Я же Хуман! Твой Хуман! Ты чего?</text:p>
      <text:p text:style-name="P3">Я трепыхаюсь в тисках стражи, но всё тщетно. Меня уводят.</text:p>
      <text:p text:style-name="P3"/>
      <text:p text:style-name="P3">Вот стоило просыпаться, чтобы из одного плена попасть в другой!</text:p>
      <text:p text:style-name="P3"/>
      <text:p text:style-name="P3">…</text:p>
      <text:p text:style-name="P74">&lt;<text:span text:style-name="T2">Допросы Хумана у капитана/ Жизнь огромного дирижабля — аналогично монкаламари</text:span>&gt;</text:p>
      <text:p text:style-name="P3">Я, как обычно, здороваюсь со стражником. Он, как обычно, не отвечает. Заменив отхожее ведро, он удаляется, унося с собой пустые тарелку с чашкой.</text:p>
      <text:p text:style-name="P3">Тщательно выцарапываю монеткой очередную палочку на деревянной стенке в углу. Так я делаю после каждой смены ведра. Его меняют раз в день — и по этому можно считать, сколько уже дней я маринуюсь в этой небольшой каютке без окон. Сегодня уже тридцатый — ровно месяц с заключения меня под стражу моей лучезарной жёнушкой. Четыре перечёркнутых группы по семь палочек и две палочки в новой группе.</text:p>
      <text:p text:style-name="P3"/>
      <text:p text:style-name="P3">Нельзя сказать, чтобы мне было плохо — Сел позаботилась, чтобы тут было тепло, меня хорошо кормили и раз в три дня привозили в тележке бочку с тёплой водой помыться. В каюту даже занесли шкаф с книгами из личной библиотеки капитана. «Нашему бравому кэпу на день рождения от матросов второй палубы» - прочитал я на развороте позолоченной подборки карт Эквестрии с сопредельными землями и морями.</text:p>
      <text:p text:style-name="P3">И я понятия не имею, где нахожусь. То есть, после аудиенции с Сел меня повезли на высоченный пик, нависающий над нашей стоянкой, провели через заснеженный перевал, откуда по хлипкому трапу провели на припаркованый тут же дирижабль огромных размеров — я и не подозревал, что в Эквестрии есть такие! «Гордость Эквестрии» - красовалось на его титаническом баллоне. С тех пор моё существование проходит на редкость однообразно…</text:p>
      <text:p text:style-name="P3"/>
      <text:p text:style-name="P3">Дверь снова открывается и два стражника завозят в каюту тележку с бочкой. Третий ставит у бочки лавочку и ложит на неё комплект чистой одежды. Рядом же выкладывает полотенце с мылом и мочалкой.</text:p>
      <text:p text:style-name="P3">Всё так же бесшумно стражники уходят. Когда-нибудь, когда всё вернётся на круги своя, я устрою Сел такую же игру в молчанки! Начерчу на постели демаркационную линию и месяц не буду с ней разговаривать - пусть тоже помучается!</text:p>
      <text:p text:style-name="P3">Эх, мечты-мечты…</text:p>
      <text:p text:style-name="P3"/>
      <text:p text:style-name="P3">Я трогаю в бочке воду рукой. По матовой поверхности расходятся круги. Сегодня теплее, чем в прошлый раз — как я и просил. Стражники, хоть и не разговаривают со мной, передают мои просьбы кому надо.</text:p>
      <text:p text:style-name="P3"><text:soft-page-break/>У кромки бочки уходит в воду ручка ковшика для обливаний. Раньше она была плоская и деревянная — сейчас это металлическая трубочка — подмечаю голодным на любые перемены глазом. Быть может, удастся её расплющить и сделать нож? До сих пор у меня в камере не было металлических предметов крупнее монеты. Вот только как объяснить стражникам пропажу ковшика?</text:p>
      <text:p text:style-name="P3"/>
      <text:p text:style-name="P3">Теплая вода приветливо принимает меня в свои обьятия. Странно, сегодня налили больше воды, чем обычно — изрядная часть выплёскивается на пол. Впрочем, не мои проблемы — я откидываюсь на спину, кладу руки на бортик бочки и пытаюсь расслабиться.</text:p>
      <text:p text:style-name="P3"/>
      <text:p text:style-name="P3">И чувствую, что я в бочке не один. Сначала нога упирается в нечто мягкое и живое, затем что-то тычется мне чуть ниже живота и на поверхности образовывается небольшой шторм из пузырей.</text:p>
      <text:p text:style-name="P3"/>
      <text:p text:style-name="P3">Не пытаясь рассмотреть что-то в непрозрачной воде, я пушечным ядром выскакиваю из бочки, в три прыжка оказываюсь у шкафа и замираю в полусогнутой позе с табуреткой в руках.</text:p>
      <text:p text:style-name="P3">Ручка ковшика всё поднимается над бортиком бочки, затем я вижу спутанный ком розовых… водорослей?</text:p>
      <text:p text:style-name="P3"/>
      <text:p text:style-name="P3">Понкамина раздвигает мокрую гриву вокруг носа, выплёвывает дыхательную трубку изо рта и подмигивает мне.</text:p>
      <text:p text:style-name="P3">- Зря выпрыгнул, Хуман. У нас ещё не было возможности заняться сексом под водой!</text:p>
      <text:p text:style-name="P3">- У меня остались плохие воспоминания о подводном опыте, - я опускаю на пол табуретку. - Мне больше нравится воздушная стихия. Впрочем, учитывая мою текущую тюрьму, воздух мне тоже перестаёт нравиться.</text:p>
      <text:p text:style-name="P3"/>
      <text:p text:style-name="P3">Понка вылазит из бочки и отряхивается.</text:p>
      <text:p text:style-name="P3">- Еле нашла тебя. Было нетрудно отследить конвой до самой «Гордости Эквестрии», но на ней же так много кают! Если осматривать каждую — месяц понадобится, не меньше.</text:p>
      <text:p text:style-name="P3">- Месяц и прошёл, если я не ошибся в подсчётах, - я указываю на группы палочек в углу.</text:p>
      <text:p text:style-name="P3">- Месяц ушёл на проработку плана, - укоризненно тараторит Понка. - В какой каюте ты находишься, мне Тандерстрайк сразу сказал. Он не в восторге от твоего заключения, но не может ослушаться Селестии. Но между делом сказать в пространство номер какой-то особенной каюты и выкинуть план дирижабля в урну у меня на глазах ему никто не запрещал, верно? А я не то, чтобы нелояльна принцессе, просто думаю, что она слишком перестраховывается – я-то знаю, что никакой ты не обращённый. Они холодные и глупые, а ты совсем-совсем горячий, я же провер<text:span text:style-name="T111">ила</text:span>! И не думай, что план так легко подготавливать! Это из башни Луны мы тебя вытащили через четыре дня от задумки — у нас просто не было выхода, ты бы долго не протянул. Но тогда за твоим освобождением стояла вся Свободная Эквестрия, а сейчас — только я и Тандерстрайк.</text:p>
      <text:p text:style-name="P3"/>
      <text:p text:style-name="P3"><text:soft-page-break/>Проговаривая на одном дыхании эту тираду, Понка времени не теряет — вставляет дыхательную трубку в еле заметную щель между досками за шкафом. Потом налегает на неё всем телом. Доска делает «кряк» и вылазит из паза вместе с гвоздями, открывая парусину внешней обшивки гондолы.</text:p>
      <text:p text:style-name="P3"/>
      <text:p text:style-name="P3">- Вытрись и оденься, Хуман. Сейчас будет холодно, - предупреждает Понка.</text:p>
      <text:p text:style-name="P3">Её совет весьма уместен, - поняха достаёт из накопытных ножен ножик и молниеносно прорезает дыру в парусине.</text:p>
      <text:p text:style-name="P3">Ледяной ветер моментально наполняет пространство каюты. Мне становится понятен мой путь на свободу, и от понимания этого мне почему-то становится привлекательной жизнь привилегированного арестанта.</text:p>
      <text:p text:style-name="P3"/>
      <text:p text:style-name="P3">- Ты уверена? - переспрашиваю Понку. - Как ты сама-то выберешься? Или ты остаёшься тут вместо меня?</text:p>
      <text:p text:style-name="P3">Розовогривая молча лезет в прорезь первой.</text:p>
      <text:p text:style-name="P3"/>
      <text:p text:style-name="P3">Уже второй раз эта поняха предлагает мне на выбор плен или свободу.</text:p>
      <text:p text:style-name="P3">Я выглядываю в прорезь. Узенькая верёвочная лестница болтается на ветру прямо передо мной. Внизу уходит в пропасть обрыв заснеженной горы — высотной гавани моей временной тюрьмы. Метель играет водоворотами снежинок в столбах огней прожекторов, расположенных на причальной площадке.</text:p>
      <text:p text:style-name="P3">Вверху я успеваю заметить в тусклом свете луны Понку. Поняха ловко цепляется ногами за верёвочные ступеньки и вскоре скрывается за кривизной огромного баллона «Гордости Эквестрии».</text:p>
      <text:p text:style-name="P3"/>
      <text:p text:style-name="P3">У меня пересыхает в горле. До недавнего времени я думал, что хуже смерти от утопления в ледяной воде ничего придумать нельзя. Глядя на обледенелый склон в тысяче футов под собой, я меняю своё мнение. Не люблю высоту и холод.</text:p>
      <text:p text:style-name="P3">Вздохнув поглубже, я ловлю лестницу и начинаю карабкаться вверх.</text:p>
      <text:p text:style-name="P3"/>
      <text:p text:style-name="P3">Главное, не смотреть вниз. Только вверх. Можно ещё прямо перед собой. Только смотреть вниз всё равно приходится — на раскачивающуюся на ветру ступеньку иначе ногой не попадёшь. И тут уже приходится только гадать, как было бы страшнее падать — как сейчас, когда ты видишь дно обрыва, иногда выхватываемое из темноты бесцельно блуждающим лучом прожектора, или же в полной темноте, когда неизвестно, сколько секунд жизни тебе отмеряно до удара.</text:p>
      <text:p text:style-name="P3">Впрочем, будь оптимистом, Хуман: ВСЕГДА может быть хуже. Я убеждаюсь в этом через пять минут, когда мои пальцы начинают коченеть, а лестница плотно прилегает под моим весом к обшивке жёсткого баллона. И только вид такой родной шлюпки с небольшим баллоном над ней придаёт мне силы ползти вверх, цепляясь за каждую ступеньку.</text:p>
      <text:p text:style-name="P3"/>
      <text:p text:style-name="P3">Через минуту я переваливаюсь через борт «Хитрожопки» и уютная каюта распахивает мне навстречу свои тёплые обьятия.</text:p>
      <text:p text:style-name="P3"><text:soft-page-break/></text:p>
      <text:p text:style-name="P3">...</text:p>
      <text:p text:style-name="P3"/>
      <text:p text:style-name="P3">- Она сказала, что не хочет жертв. Что если воевать, то прольётся кровь, а она её достаточно насмотрелась.</text:p>
      <text:p text:style-name="P3">- И это всё? – Понка старается просверлить меня взглядом.</text:p>
      <text:p text:style-name="P3">- Ну да. То есть, она ещё что-то говорила, но суть именно в этом. Она не хочет крови, - я запиваю печенье глинтвейном.</text:p>
      <text:p text:style-name="P3"/>
      <text:p text:style-name="P3">«Хитрожопка» сильно покачивается под хаотичными рывками метели. Сказываются крохотные размеры и вес воздушного корабля – вся «Хитрожопка» меньше гондолы «Гордости Эквестрии» и шлюпку болтает от любого дуновения ветерка. Воздушный корабль на полной мощности своего спарк-генератора уходит вдоль горного хребта, повторяя все его изгибы. По словам Понки, это наилучший вариант отрыва от погони, так как на открытом пространстве нас быстро словят прожекторы, а даже самый быстрый дирижабль не может соревноваться в скорости с эскадрильей пегасов.</text:p>
      <text:p text:style-name="P3"/>
      <text:p text:style-name="P3">- И всё же что-то тут не так, - розовогривая пони корректирует курс корабля прямо из каюты крохотным румпелем. – Ну, положим, она не хочет, чтобы проливалась та помидорная жидкость, что появляется из носа, если кому-то от души заехать копытом в лицо. Но она же должна понимать, что так Эквестрия падёт очень быстро! И тогда... Эмм... А что тогда, Хуман? Будет больше крови?</text:p>
      <text:p text:style-name="P3">- Нет. Крови не будет, - уверенно говорю я, вспоминая Орунгун.</text:p>
      <text:p text:style-name="P3">- Отлично! Может, в этом и вся задумка? Мы быстренько сдаёмся Найтмэр Мун и война заканчивается! Принцесса Селестия просто гениальный полководец!</text:p>
      <text:p text:style-name="P3">Понка отправляет в рот горсть печенюшек, ложку варенья и запивает всё брусничным чаем.</text:p>
      <text:p text:style-name="P3">- Нет.</text:p>
      <text:p text:style-name="P3">Понка давится печеньем и выкашливает всё на поднос.</text:p>
      <text:p text:style-name="P3">- Почему?</text:p>
      <text:p text:style-name="P3">- Потому что вместо крови будет куча мерзляков, которых живыми не назовёшь. Виндиго называют это лучшим, что может случиться в нашей жизни. Стать одним из них в результате «поцелуя холода» или что-то вроде того, - вспоминаю я. – Но даже в них жизни больше, чем в тех мерзляках, которыми от этого поцелуя становятся. Впрочем, ты и сама это знаешь, - я допиваю глинтвейн и вытираю крошки со рта рукой. – А вся Эквестрия будет похожа на эти края.</text:p>
      <text:p text:style-name="P3">- Я думаю... </text:p>
      <text:p text:style-name="P3">- Ты думаешь, что они обращают пони только для самозащиты? Для пополнения своей армии мерзляков? Черта с два! Их цель – полная трансформация Эквестрии да и всего Эквуса в заледеневший мир, населённый ими с ордой пони-зомби в подчинении! Они не остановятся, пока последний пони не будет обращён. Я уже видел это в родном мире Сел.</text:p>
      <text:p text:style-name="P3"/>
      <text:p text:style-name="P3"><text:soft-page-break/>Эмоции, подстёгнутые горячим вином, выводят меня из равновесия. Я зол на Селестию за то, что она сдаёт родину без боя (да, Хуман, Эквестрия уже давным-давно стала твоим домом, ты уже практически забыл свой прежний мир и не мыслишь себя в нём, как и не мыслишь себя без Эквестрии), за то, что она подозревает во мне шпиона виндиго и за то, что она допустила, чтобы я показал Луне... Стоп, эта вина явно не по адресу!</text:p>
      <text:p text:style-name="P3"/>
      <text:p text:style-name="P3">- Я думаю, съесть это или выкинуть? - Понка задумчиво указывает на залитый чаем поднос. – Хуман не понимает сарказм. Я прекрасно понимаю, чем всё закончится, если мы сдадимся. Тем непонятнее мне стратегия нашей принцессы. Должно быть ещё что-то, что мы упустили.</text:p>
      <text:p text:style-name="P3">- Она ещё говорила, что это только её и сестры дело, – безнадёжно говорю я.</text:p>
      <text:p text:style-name="P61"><text:span text:style-name="T1">- Мнх-мхм-мн, - Понка доедает печенье и раскладывает стол в диван. – Что-то мне кажется, это её личное с сестрой дело коснётся всех нас. Вообще всех. Я, конечно, любитель совать нос в чужие дела, но в это не совала бы, была бы возможность. Жаль, что мы не понимаем планов Селестии. Потому что непонятно, что теперь делать.</text:span></text:p>
      <text:p text:style-name="P61"><text:span text:style-name="T1"/></text:p>
      <text:p text:style-name="P3">Я выхожу из каюты и, покачиваясь, пробираюсь на нос лодки. Там рядом с гудящим спарк-генератором по правому борту прилепилась крохотная будочка, исполняющая роль уборной. На вид она больше похожа на большой ящик – я помещаюсь в ней только в сидячем положении. Кто бы ни смастерил сей предмет личной гигиены, он был тем ещё шутником: дырка в сидении окаймлена искусной резьбой.</text:p>
      <text:p text:style-name="P3">Я задерживаюсь<text:span text:style-name="T63"> </text:span><text:span text:style-name="T69">у</text:span><text:span text:style-name="T112"> будки</text:span> – «Хитрожопка» качается под вихрем ветра и мне приходится схватиться за дверь, чтобы не упасть. Следующий порыв валит меня на дверь и она захлопывается под моим весом с большим грохотом. Мы приближаемся к горной гряде и воздушный поток, переваливающийся через хребет, треплет наше судёнышко как листочек.</text:p>
      <text:p text:style-name="P3">По мере приближения к вершине болтанка становится всё сильнее. Кажется, гондола сейчас чиркнет брюхом скалистую цепь — так близко к перевалу мы пролетаем. Самый высокий пик справа от нас возвышается над воздушным кораблём толстым каменным кулаком.</text:p>
      <text:p text:style-name="P3"/>
      <text:p text:style-name="P3">Армия Найтмэр открывается сразу, как только мы минуем перевал — все сотни подсвеченных бортовыми огнями дирижаблей, снующие между ними светлячки пегасов и тысячи походных костров внизу.</text:p>
      <text:p text:style-name="P3">Я с открытым ртом обозреваю сонную армаду, забыв, зачем вышел. Взгляд метается от дирижабля к дирижаблю, от костра к костру.</text:p>
      <text:p text:style-name="P3">«Их слишком много. Зря Сел сдавала города без боя. Теперь они все вышли против неё» - проносится у меня в голове.</text:p>
      <text:p text:style-name="P3"/>
      <text:p text:style-name="P3">От длинного как палка колбасы дирижабля отделяется рой светящихся точек и быстро приближается к нам. Я выхожу из ступора и несусь в каюту.</text:p>
      <text:p text:style-name="P3">- Понка, нас заметили! За нами погоня!</text:p>
      <text:p text:style-name="P3"><text:soft-page-break/>Розовая поняха не говоря ни слова выскакивает из-под одеяла и несётся на палубу, чуть не сбивая меня в дверях. За секунду оценив обстановку, она яростно раскручивает штурвал в центре лодки, одновременно выжимая несколько рычагов-переключателей режима спарк-генератора на тумбе рядом.</text:p>
      <text:p text:style-name="P3"/>
      <text:p text:style-name="P3">Генератор надсадно гудит, шум от винта заглушает ветер. «Хитрожопка» разворачивается достаточно резво для дирижабля. Но недостаточно быстро, чтобы уйти от погони. Светящиеся точки вырастают до звена пегасов, каждый из которых освещает нас резким белым светом налобного фонаря. Пегасы перегруппировываются, выстраиваются в атакующую стрелу.</text:p>
      <text:p text:style-name="P3">Понка что-то бормочет себе под нос и бросается на корму, где у каюты расположен продолговатый ящик с рисунком беспорядочных звёздочек и ленточек, напоминающих серпантин.</text:p>
      <text:p text:style-name="P3">- Лишь бы порох не отсырел, - ворчит <text:s/>Понка и из ящика на треноге встаёт небольшая, но толстая пушка.</text:p>
      <text:p text:style-name="P3">- Ты будешь стрелять? - тупо спрашиваю я.</text:p>
      <text:p text:style-name="P3">Образ розовогривой симпатичной поняхи как-то не вяжется с хладнокровным убийцей. Но Понка в ответ только невозмутимо кивает головой и наводит орудие на приближающийся клин пегасов.</text:p>
      <text:p text:style-name="P3">Я не соображаю заткнуть уши и первое время после выстрела глохну — пушка отрабатывает на удивление громко. Гондола содрогается от отдачи. Посреди приближающихся огней вспыхивает ещё один — и разрывается праздничным фейерверком с гирляндами и разноцветными огоньками. Я не слышу звук разрыва, но вижу, как рой праздничных огней сминает приближающихся пегасов, накрывает их лавиной серпантина и конфетти и полностью дезорганизует атаку. Оглушённые летуны пикируют вниз, с трудом выравниваясь у земли и возвращаются на дирижабль-матку.</text:p>
      <text:p text:style-name="P3">- Надо будет как-нибудь устроить вечеринку по случаю ухода от погони, - Понка довольно хлопает пушку по лоснящемуся стволу. - А я уж думала, совсем потеряла навык точной стрельбы — последний раз палила, наверное, лет пять назад.</text:p>
      <text:p text:style-name="P3"/>
      <text:p text:style-name="P3">- Четыре! На праздновании победы Грифа Карруса в «Небесах Эквестрии» - громогласно возвещает голос с носа лодки.</text:p>
      <text:p text:style-name="P3">Мы оборачиваемся, чтобы встретиться взглядами с Найтмэр Мун.</text:p>
      <text:p text:style-name="P3"/>
      <text:p text:style-name="P3">- Приветствуем тебя, Хуман! - торжествующе произносит создание, в котором смешались черты Луны, холодняка и той твари, с которой я уже встречался в Орунгуне.</text:p>
      <text:p text:style-name="P3">- Не бойся Нас. Мы не причиним тебе зла. Ты помог Нам. И Мы не забыли ночь с тобой, хотя и не придаём этому той важности, что наш бывший носитель.</text:p>
      <text:p text:style-name="P3">Узкие зрачки насмешливо смотрят, как я пытаюсь нашарить рукой что-нибудь увесистое за собой.</text:p>
      <text:p text:style-name="P3">- Что значит «наш бывший носитель»? Что ты сделала с Луной?</text:p>
      <text:p text:style-name="P3">- Он<text:span text:style-name="T112">а</text:span> стала частью Нас. Она была частью Нас и раньше — но большей частью. Сейчас она — меньшая часть. Намного меньшая, но намного более счастливая. Она была принцессой Ночи, стала же королевой Зимы. Счастье её теперь не знает границ.</text:p>
      <text:p text:style-name="P3"><text:soft-page-break/>- О каком счастье ты говоришь? - я, наконец, нашарил багор и осторожно перехватываю пальцами чуть пониже, чтобы было удобно замахиваться.</text:p>
      <text:p text:style-name="P3">- Зима делает счастливым каждого, кто впустит её в себя. Сделает счастливым и тебя, Хуман! - создание делает шаг вперёд и я с Понкой оказываемся в воздухе. Багор и наведенная на Найтмэр Мун пушка выбрасываются за борт.</text:p>
      <text:p text:style-name="P3">- За пушку ответишь, сосулька гнилая! - орёт Понка, трепыхаясь в магическом захвате.</text:p>
      <text:p text:style-name="P3">- Не думаю, что пушка тебе понадобится, когда ты познаешь любовь зимы.</text:p>
      <text:p text:style-name="P3">Розовогривая поняха пытается пнуть ногой Найтмэр, когда та подходит к ней. Найтмэр только презрительно улыбается.</text:p>
      <text:p text:style-name="P3">- Извини Нас, Хуман, что <text:span text:style-name="T112">М</text:span>ы не сможем одарить тебя милостью зимы вслед за этой розовой истеричкой. Для тебя Мы устроим процедуру перехода в люкс-варианте — это будет ледяная коронация и свадьба одновременно и состоится она после разгрома сил той, кого в шутку называют лидером Сопротивления, а это случится очень скоро! Мы надеемся, что и Селестия сможет поприсутствовать на сей церемонии и присоединиться к нам в объятиях зимы. До той же поры тебе нам придётся ограничить твою свободу. Но не волнуйся — Мы позаботимся, чтобы ты ни в чём не нуждался, наш будущий супруг и соправитель! А сейчас...</text:p>
      <text:p text:style-name="P3">Создание поворачивается к Понке и хищно прищуривает глаза. Узкие зрачки горят зелёным, в их глубине появляются огненные точки.</text:p>
      <text:p text:style-name="P3">- Стой!</text:p>
      <text:p text:style-name="P3">Найтмэр недоумённо поворачивается ко мне.</text:p>
      <text:p text:style-name="P3">- Как твой будущий супруг, я требую такой же люкс-церемонии и для моей верной прислужницы, Понкамины Пай, сразу же после меня! Иначе я испорчу коронацию, обещаю! У супруга королевы Зимы и слуги должны быть первосортные! - заявляю я как можно более надменным тоном.</text:p>
      <text:p text:style-name="P3">- Эй! Ты кого назвал прислуж... Ай! - Понка замолкает после незаметной, но сильной затрещины с моей стороны.</text:p>
      <text:p text:style-name="P97">- Хм. Ты прав. <text:span text:style-name="T112">Наш</text:span> супруг достоин наилучших слуг, - задумывается Найтмэр. - Хорошо, <text:span text:style-name="T112">М</text:span>ы придержим её до церемонии. Пусть это будет Нашим маленьким подарком тебе в честь воссоединения! А теперь добро пожаловать на «Айсберг»!</text:p>
      <text:p text:style-name="P3"/>
      <text:p text:style-name="P3">…</text:p>
      <text:p text:style-name="P3"/>
      <text:p text:style-name="P3">И вот уже в третий раз ты попадаешь в плен, Хуман! Так ты скоро станешь гурманом тюремных камер и знатоком тюремных обычаев, а твоим мемуарам будет завидовать граф Монте-Кристо! Если, конечно, ты сподобишься когда-нибудь написать мемуары. Сейчас же твоя ненависть к воде и воздуху дополняется ещё одной жемчужиной коллекции — ненавистью ко льду. Потому что «Айсберг» - это не только название грёбанного флагманского дирижабля Найтмэр Мун, это и его натуральная реализация. То есть, это реальный айсберг на громадном воздушном шаре, испещрённый прорезанными во льду коридорами и помещениями. Холодняки снуют по этим штольням как биороботы, а шестёрка управляющих им виндиго вводит в дрожь.</text:p>
      <text:p text:style-name="P3"><text:soft-page-break/>Впрочем, дрожь вызывает и другой фактор: тут холодно. Тут ужасно холодно и одеяло, предоставленное Найтмэр Мун совершенно не спасает. Холодный суп с овсяной кашей тоже не согревают. Практически всё время мы с Понкой проводим прижавшись друг к другу. Жаловаться Найтмэр я боюсь — кто его знает, может она решит не морочиться с церемонией и превратить нас в холодняков на месте? Пока живы — есть хоть какая-то надежда на чудо. К счастью, нам есть чем заняться: ледяные стены корабля на удивление прозрачны и нам видно всё вокруг, как если бы мы смотрели через очень чистое стекло. Созерцание проплывающей под нами местности немного отвлекает от могильного холода.</text:p>
      <text:p text:style-name="P3"/>
      <text:p text:style-name="P3">- Мы снова летим вдоль хребта. Только в обратную сторону. - Понка плотнее кутается в одеяло. - С таким темпом до битвы поужинать не успеем.</text:p>
      <text:p text:style-name="P3">- Проклятье! Надо как-то выбраться отсюда. Надо предупредить Сел. Тут столько сил, что они пощёлкают силы Сопротивления как семечки.</text:p>
      <text:p text:style-name="P3">- Увы, - Понка разводит копытами, - у меня кончилась фантазия. Разумеется, я могу вцепиться в приносящего похлёбку холодняка и дать тебе несколько секунд форы на побег. Но ты заблудишься в здешних коридорах. А даже если и повезёт выбраться на палубу, дальше хода нет. До Хитрожопки не допрыгнешь.</text:p>
      <text:p text:style-name="P3">И верно, наш крохотный дирижабль плетётся за «Айсбергом», печально покачивая бортами. Длинный канат соединяет его баллон с баллоном «Айсберга».</text:p>
      <text:p text:style-name="P3">- Если бы можно было как-то залезть на на верх «Айсберга» и потом по канату...</text:p>
      <text:p text:style-name="P3">- Даже не думай, - серьёзно говорит поняха. Мы смогли забраться на баллон «Гордости Эквестрии» только потому, что я заранее закрепила там лестницу. По обледенелому канату забраться на добрую сотню футов шансов нет — ты свалишься ещё на первой четверти высоты. И неважно, куда ты потом грохнешься — на палубу, или вниз, на скалы — за твою жизнь я не поставлю и бита.</text:p>
      <text:p text:style-name="P3">- Вдобавок, - продолжает розовая поняха, - уже поздно.</text:p>
      <text:p text:style-name="P3"/>
      <text:p text:style-name="P3">По мере огибания скалы перед нами открывается поле битвы. Над знакомым плато перестреливаются ярко-фиолетовыми молниями дирижабли. Роями мошек снуют между ними эскадрильи пегасов. </text:p>
      <text:p text:style-name="P3">На земле происходит не менее ожесточённое сражение. Фаланга холодняков выбивает ворота в деревянном частоколе форта, где укрываются последние защитники Свободной Эквестрии. Те, в свою очередь, льют на них с надвратных башенек какую-то жидкость. Судя по цвету и консистенции — содержимое выгребной ямы. Холодняки не обращают на это внимание, методично разрушая ворота копытами. Столпившиеся поодаль сторонники партии Ночи одобрительно наблюдают за работой холодняков, готовясь ринуться в образовавшийся пролом. Рядом в сетях стоят пленные защитники лагеря. Дальше за ними искрят разбитыми спарк-генераторами три сбитых дирижабля.</text:p>
      <text:p text:style-name="P3"/>
      <text:p text:style-name="P3">- Да они не сопротивляются! - присмотревшись, возмущаюсь я. - Нельзя назвать сопротивлением выливание помоев на голову зомбакам, которым пофиг на это! </text:p>
      <text:p text:style-name="P3"/>
      <text:p text:style-name="P3">В воздухе примерно та же картина. Я вижу пегасов в цветах Свободной Эквестрии, протыкающих копьями баллоны дирижаблей Ночи и перерезающих стропы гондол. Многие при этом попадают в ловчие сети эскадрилий партии Ночи, где беспомощно трепыхаются как выброшенные на берег рыбки. <text:soft-page-break/>Пегасы в чёрном с заполнеными сетями скрываются в пузатом дирижабле с решетками на иллюминаторах. </text:p>
      <text:p text:style-name="P3">На моих глазах воздушные силы Сопротивления приземляют два дирижабля, лишившись при этом половины боеспособных эскадрилий.</text:p>
      <text:p text:style-name="P3"/>
      <text:p text:style-name="P3">- Если ты ещё не понял, такая картина была всё время войны Сестёр, - замечает Понка. - Сейчас они ещё неплохо сражаются, уже пять дирижаблей сбили. До сих пор, за всю войну до этого, было сбито всего лишь два.</text:p>
      <text:p text:style-name="P3">- С такими успехами битва закончится через полчаса: все попадут в плен, - мрачно замечаю я.</text:p>
      <text:p text:style-name="P3"/>
      <text:p text:style-name="P3">Я ошибаюсь: силы сопротивления сражаются подобно львам. Их борьба продолжается на целых пятнадцать минут дольше моего прогноза. Им удаётся приземлить ещё два дирижабля партии Ночи, прежде чем последний летучий корабль сил сопротивления — флагман «Свободная Эквестрия» начинает крениться носом и терять высоту. К тому времени наземный форт сопротивления уже захвачен и попарно связанные воины Селестии мрачно наблюдают за ходом воздушного сражения сидя у частокола.</text:p>
      <text:p text:style-name="P3"/>
      <text:p text:style-name="P3">- Узри миг Нашего торжества, Хуман!</text:p>
      <text:p text:style-name="P3">Дверь камеры растворяется и к нам входит улыбающаяся до ушей Найтмер Мун в сопровождении виндиго.</text:p>
      <text:p text:style-name="P3">- Признаемся, Мы ожидали большего от Нашей сестрицы. Наши провозвестники Зимы непобедимы, но Мы всё же ожидали, что эта вечеринка продлится хотя бы до полудня! Потешное войско Селестии не смогло продержаться и месяца от Нашего возвращения с Орунгуна! Вся Эквестрия у наших ног! Идём с <text:span text:style-name="T112">Н</text:span>ами, Хуман. Мы хотим, чтобы ты видел, как погаснет последняя искра сопротивления на пути воцарения вечной Зимы и вечной Ночи!</text:p>
      <text:p text:style-name="P3"/>
      <text:p text:style-name="P3">В окружении шести виндиго мы с Понкой идём вслед за Найтмэр на палубу «Айсберга», где припаркована парящая колесница. «Черная Молния» - вижу я шильдик каретного двора на жезле управления высотой. Мы втроём садимся в колесницу, в то время как сопровождающие нас винды впрыгаются в неё. Через пару минут мы приближаемся к поверженной «Гордости Эквестрии», где последние защитники ведут бой с наседающим врагом. Разломанная напополам гондола дирижабля стала неким суррогатом крепости для обороняющихся легионеров из дворцовой охраны Селестии. Сама принцесса в одиночестве стоит на мостике и молча следит за боем.</text:p>
      <text:p text:style-name="P3"/>
      <text:p text:style-name="P3">- Здавайся на милость победителя, сестра! - хохочет Найтмэр с приблизившейся колесницы, - и твоих бесталанных защитников ждёт высочайшая честь быть обласканными милостью Зимы сразу после тебя! Мы не хотим никого убивать!</text:p>
      <text:p text:style-name="P3"/>
      <text:p text:style-name="P3">Здоровенный повар-пегас в белом халате и высоком поварском колпаке вырывается из общей толпы окружённых бойцов сопротивления и бросается прямо на наступающих. Ловко оглушив одного из них <text:soft-page-break/>сковородой на полутораметровой ручке и запустив банкой пикулей в другого, он бросается в образованную брешь в осаде и через мгновение улетает с неожиданной для такого тучного жеребца прытью. Бросившиеся было в погоню бэт-пони из партии Ночи через мгновение начинают беспорядочно дёргаться во все стороны, сталкиваясь в воздухе и истошно чихая. Все они яростно трут глаза копытами, из которых ручьями льют слёзы. <text:s/>Пустой мешок с надписью «Перец чёрный, молотый» <text:span text:style-name="T112">плавно </text:span>падает между ними на землю.</text:p>
      <text:p text:style-name="P3"/>
      <text:p text:style-name="P3">- Оставьте его, - пренебрежительно останавливает остальных Найтмэр. - В конце-концов, кто-нибудь должен разнести по стране весть об окончательном поражении Сопротивления.</text:p>
      <text:p text:style-name="P3"/>
      <text:p text:style-name="P3">Последние бойцы дневной гвардии беспорядочно трепыхаются под гигантской ловчей сетью. Высокая фигура Селестии в полном доспехе с развивающейся из-под шлема гривой отбрасывает на много футов точными ударами копыт очередного неосторожно приблизившегося врага. Целая гора оглушённых нападающих уже скопилась под мостиком. Следующий на очереди гигант-земнопони в цветах партии ночи медлит, не решаясь приблизиться к принцессе.</text:p>
      <text:p text:style-name="P3"/>
      <text:p text:style-name="P3">- Оставь поединок <text:span text:style-name="T112">Н</text:span>ам, - благосклонно кивает ему Найтмэр. - Нам так долго не хватало этого развлечения!</text:p>
      <text:p text:style-name="P3">Земнопони, облегчённо вздыхая, ретируется. Чёрная аликорница планирует на мостик «Гордости Эквестрии» прямо перед закованной в белые доспехи фигурой.</text:p>
      <text:p text:style-name="P3"/>
      <text:p text:style-name="P3">- Ну что же, вспомним былые годы, сестра! - тёмная аликорница хрустит позвонками, разминая шею. - Последний раз предлагаю. У тебя нет шансов - ты не командор Брейвхарт! За него всегда играла я! И у тебя нет медальона силы. Но у нас по-прежнему есть печеньки! У тебя же не то, что печенья — теперь даже повара нет! Присоединяйся и правь вместе с <text:span text:style-name="T112">Н</text:span>ами!</text:p>
      <text:p text:style-name="P3"/>
      <text:p text:style-name="P3">Закованая в доспехи белая фигура молча смотрит на Найтмэр. Та тяжко вздыхает.</text:p>
      <text:p text:style-name="P3">- Глупо. Ты не оставляешь Нам выхода. Эта игра будет слишком короткой.</text:p>
      <text:p text:style-name="P3"/>
      <text:p text:style-name="P3">Эти слова чёрная аликорница произносит почти нежно, с нотками печали. Я не успеваю уследить, как <text:s/>Найтмэр молниеносно, без подготовки, прыгает на Селестию, разворачиваясь в воздухе. Закованный в броню круп Найтмэр принимает на себя относительно слабый фронтальный удар Селестии передней ногой, в то время как Найтмэр пробивает в грудь Селестии обеими задними. Звук взаимодействия напоминает удар кувалды в канализационный люк. Атака сметает белую аликорницу с ног и сбрасывает с мостика. Найтмэр без остановки пригает следом и, не давая опомниться, со всего размаха опускается всеми четырьмя копытами на спину пытающей подняться аликорницы.</text:p>
      <text:p text:style-name="P3">Я с ужасом слышу хруст и вижу, как спина Селестии изгибается под неестественным углом. Движения аликорницы теряют координацию, её копыта беспорядочно загребают снег в бесполезной попытке подняться.</text:p>
      <text:p text:style-name="P3"><text:soft-page-break/>Я с криком прыгаю с борта колесницы, держа в руках втихаря вырванный жезл высоты. Один из охраняющих виндиго без напряга перехватывает меня копытом, забрасывает обратно на борт и прижимает к полу с силой парового молота. Управляющий жезл возвращается на место.</text:p>
      <text:p text:style-name="P3">- Мы же предупреждали, у тебя не было шансов, - издевательски произносит Найтмэр. - Теперь ты познаешь милость Зимы калекой. Впрочем, Мы подарим тебе в честь обращения кресло на полозьях и двух слуг-носильщиков. Ты сможешь передвигаться по Нашим угодьям куда вздумается.</text:p>
      <text:p text:style-name="P3"/>
      <text:p text:style-name="P3">Найтмэр со смешком протягивает копыто к шлему Селестии и поднимает забрало.</text:p>
      <text:p text:style-name="P3">Несколько долгих секунд стоит тишина. Потом над мостиком раздаётся режущий уши визг, переходящий в рёв.</text:p>
      <text:p text:style-name="P3"/>
      <text:p text:style-name="P3">- <text:span text:style-name="T63">ОБМА-</text:span>А<text:span text:style-name="T63">-</text:span>А-<text:span text:style-name="T63">Н</text:span>!!!</text:p>
      <text:p text:style-name="P3"/>
      <text:p text:style-name="P3">Ударом копыта Найтмэр отбрасывает пустые автодоспехи Селестии. Забрало отваливается от удара, открывая мигающие зелёными и красными огоньками внутренности шлема. Огоньки освещают лист бумаги, на котором крупными буквами написано: «ВСЕ ПЕЧЕНЬКИ БУДУТ НАШИ!». Рассыпавшиеся из шлема волосы переливающимся покровом устилают весь снег вокруг изувеченного механизма. Чёрная аликорница в ярости молотит копытами по земле, разбивая камни в пыль.</text:p>
      <text:p text:style-name="P3"/>
      <text:p text:style-name="P3">- ОБМА-А-А-Н!!! Это Мы ВСЕГДА играли командора Брэйвхарта! Это Наша...</text:p>
      <text:p text:style-name="P3"/>
      <text:p text:style-name="P3">Аликорница запинается и замолкает. Потом сузив глаза смотрит на окружение. Холодняки и виндиго холодны как всегда. Пегасы партии ночи отводят взгляд, усиленно прикидываясь глухими. Из-под ловчей сети доносится один смешок. Потом второй. Через пару секунд сеть взрывается многоголосым конским ржанием.</text:p>
      <text:p text:style-name="P3"/>
      <text:p text:style-name="P3">- Посмотрим, как вы будете смеяться, когда Мы схватим вашу повелительницу и сделаем Нашей слугой перед вами! - вспыхивает Найтмэр. - Второй раз ей Нас не обмануть!</text:p>
      <text:p text:style-name="P3"/>
      <text:p text:style-name="P3">Аликорница пристально вглядывается в небо в том направлении, где скрылся повар-пегас.</text:p>
      <text:p text:style-name="P3">- Она не могла далеко уйти, - бормочет Найтмэр. - И Мы знаем, куда она идёт... Значит, вот какова была ловушка! Отвлечь Нас подальше от замка, чтобы захватить Элементы. Но ей не удастся... Мы сломаем её план. И её саму.</text:p>
      <text:p text:style-name="P3">- Колесницу! - наконец, командует Найтмэр. - Последний акт этого шоу увидят, к сожалению, немногие. Впрочем, результат от этого не изменится. В погоню!</text:p>
      <text:p text:style-name="P3"/>
      <text:p text:style-name="P3">…</text:p>
      <text:p text:style-name="P3"/>
      <text:p text:style-name="P3"><text:soft-page-break/>Точка на горизонте перед нами понемногу увеличивается. Я вынужден смотреть на это лёжа связанным на задней скамье колесницы: Найтмэр взяла меня с собой, чтобы я лично наблюдал крах Сопротивления. «Мы бы телепортировались прямо в замок, но защитное поле Элементов подавляет телепортацию. Что Нам и мешает, и помогает — сестрица тоже не может единомоментно переместиться к замку» - объяснила тёмная аликорница. И вот мы уже третий день гонимся на колеснице, запряженной в шестёрку виндиго. Сначала это была еле видная в лучах рассвета пылинка, затем крупных размеров стрекоза, затем крупный пегас и, наконец, бешено работающая крыльями светлая аликорница. Расстояние между нами сокращается медленно, но неуклонно — тянущие колесницу с ровной скоростью виндиго, кажется, не знают усталости. И даже с отсюда видно, как летящая впереди нас аликорница потемнела от пота. Поварский колпак давно слетел с рога, но изодранный халат по-прежнему болтается на крыльях — у Сел нет времени его снять.</text:p>
      <text:p text:style-name="P3">За три дня мы пролетаем весь путь, который у нас с Понкой на «Хитрожопке» занял две недели. И на горизонте уже виден силовой щит Элементов — только между нами и Сел осталось каких-нибудь сто ярдов.</text:p>
      <text:p text:style-name="P3"/>
      <text:p text:style-name="P3">- Тебе почти удалось провести Нас, сестрица! - громогласно хохочет Найтмэр. - Признаюсь, твоя задумка с механической жестянкой была в лучших традициях наших давних детских игр. А маскарад с поварским костюмом взял бы Госкара за актёрское мастерство! Но неужели ты думала, что Мы оставили Элементы без защиты? Глупо, очень глупо! Мы могли бы вообще не напрягаться сейчас. Но всё же законы жанра требуют...</text:p>
      <text:p text:style-name="P3"/>
      <text:p text:style-name="P3">Из рога чёрной аликорницы вырывается фиолетовая молния и ударяет в светлую фигуру впереди. Та уворачивается.</text:p>
      <text:p text:style-name="P3"/>
      <text:p text:style-name="P3">- Мы играем прямо как в старое доброе время! - я даже вижу слезу умиления в уголке глаза Найтмэр. - Клянёмся абсолютным холодом, если ты уцелеешь, Мы таки сделаем тебя самым приближённым слугой, даже если для этого придётся заменить девять десятых тебя на протезы!</text:p>
      <text:p text:style-name="P3"/>
      <text:p text:style-name="P3">Найтмэр снова палит рогом и Селестия снова уворачивается. На этот раз молния проходит совсем близко, поджигая лохмотья поварского халата на светлой аликорнице.</text:p>
      <text:p text:style-name="P3">Силовой купол Элементов растёт прямо на глазах. Но всё ещё далеко, гораздо дальше, чем хотелось бы.</text:p>
      <text:p text:style-name="P3"/>
      <text:p text:style-name="P3">- Неплохо! Ты всегда славилась отменной реакцией. Мы бы поиграли ещё, но у нас нет времени. Мы не собираемся давать тебе шанс - эти глупые ужимки пусть остаются в жеребячьих комиксах.</text:p>
      <text:p text:style-name="P3"/>
      <text:p text:style-name="P3">Колесница останавливается. Виндиго зависают в воздухе, искривив шеи как большие морские коньки. Найтмэр внимательно прицеливается рогом, упёршись ногами в передний бортик колесницы и вытянувшись вперёд, как дальнобойная гаубица.</text:p>
      <text:p text:style-name="P3"/>
      <text:p text:style-name="P3">- Так-так, сестрица, Нам неудобно дырявить твой роскошный зад, но Мы не можем позволить... ИК!...</text:p>
      <text:p text:style-name="P3"><text:soft-page-break/>Я с заднего сиденья дотягиваюсь ногой до жезла высоты и втапливаю его до упора. Колесницу резко швыряет вверх, она стартует в небо подобно ракете. Найтмэр переваливается через бортик — пару секунд я вижу её яростно молотящие воздух задние ноги, потом исчезают и они. Ещё через секунду я чувствую сильный рывок — натягиваются упряжи виндиго, собирая их внизу в гроздь стучащих друг друга лбами марионеток.</text:p>
      <text:p text:style-name="P78">- Давай, Сел, - бормочу я, яростно терзая зубами узел. - Поднажми.</text:p>
      <text:p text:style-name="P3">Как будто услыв меня, светлая аликорница закладывает широкий вираж и с ускорением преодолевает последние мили к защитному куполу. Колесница продолжает свечой набирать высоту и светлую аликорницу вскоре закрывает бортик аппарата.</text:p>
      <text:p text:style-name="P3">Узёл в конце-концов подаётся и петли спадают с затёкших рук, когда меня накрывает тень.</text:p>
      <text:p text:style-name="P3"/>
      <text:p text:style-name="P3">- Мы можем убить тебя прямо сейчас!!! - рычит мне в лицо Найтмэр Мун. - Зачем Нам предатель?</text:p>
      <text:p text:style-name="P3">Она с такой силой стучит копытом, что я подпрыгиваю на скамье и валюсь на пол колесницы.</text:p>
      <text:p text:style-name="P3">- В сущности, ты Нам был не нужен даже до предательства! Мы удивляемся Нашему смехотворному решению о браке! Скажи Нам хоть одну причину, по которой Мы должны сохранить тебе жизнь?!!</text:p>
      <text:p text:style-name="P3">Ноздри тёмной аликорницы гневно расширяются, узкие зрачки буквально пронзают меня насквозь как пара испанских навах.</text:p>
      <text:p text:style-name="P3">Я молчу. Найтмэр, в конце концов, раздражённо отворачивается.</text:p>
      <text:p text:style-name="P3">- Почему Мы это терпим? - бормочет она сама себе. - Что это за мягкотелость? Это не понравится Великой Зиме.</text:p>
      <text:p text:style-name="P3"/>
      <text:p text:style-name="P3">Она властно стучит в пол колесницы. Виндиго снова выстраиваются в упряжь и мчат с удвоенной энергией. Ситуация, однако, теперь не в пользу Найтмэр: наша задержка даёт Селестии необходимую фору. Светлая аликорница в последнем рывке держит постоянную дистанцию перед нами. Найтмэр пристально следит за ней не пытаясь выстрелить. Я замечаю нетерпение в её глазах. Проследив взглядом, я обнаруживаю еле видимые блики солнца на опоясывающей защитный экран ледяной паутины.</text:p>
      <text:p text:style-name="P3"/>
      <text:p text:style-name="P3">- Сел!!! Осторожно, сеть!!! - ору я.</text:p>
      <text:p text:style-name="P3">Найтмэр лишь надменно хохочет, даже не удостоив меня взглядом.</text:p>
      <text:p text:style-name="P3">- Можешь не напрягаться, она тебя не слышит, - мстительно бросает она, не отрывая взгляда от светлой фигуры. - Сестрица всегда была забывчивой растяпой. Второй раз попасться на старый трюк — это уже талант.</text:p>
      <text:p text:style-name="P3">Мгновением позже происходит катастрофа. Светлая фигура как будто разбивается о невидимую преграду. В момент столкновения фрагмент сети искривляется и блики солнца играют на ледяных нитях как живые. Нити ледяной сети охватывают светлую аликорницу как паутина муху. Нет, они не останавливают её — аликорница солнечным метеором мчится дальше. Двумя частями. Некоторое время фрагменты — сама аликорница и её левое крыло — движутся по инерции рядом, но вскоре их траектории расходятся.</text:p>
      <text:p text:style-name="P3"><text:soft-page-break/>- Теперь посмотрим, чьи будут печеньки! - издевательски смеётся Найтмэр. - Вперёд!</text:p>
      <text:p text:style-name="P3"/>
      <text:p text:style-name="P3">Виндиго вытягиваются в еле видимые тени, как будто пытаясь освободиться от ненавистной колесницы. Они разгоняют её до немыслимой скорости, когда воздух со свистом огибает элементы конструкции, выдавливая слёзы из незащищённых гоночными очками глаз. Расстояние между нами быстро сокращается.</text:p>
      <text:p text:style-name="P3">Светлая аликорница по инерции проносится последние десятки ярдов и скрывается за радужной мембраной спасительного щита Элементов. Я вижу, как её затяжное падение заканчивается длинным тормозным путём по гравийной дорожке.</text:p>
      <text:p text:style-name="P3"/>
      <text:p text:style-name="P3">Мы пролетаем место столкновения Сел с паутиной — к моей щеке прилипает окровавленное перо. Сеть не трогает нас — я только на миг чувствую звенящее напряжение пространства и холодное, как бы оценивающее прикосновение загустевшего воздуха.</text:p>
      <text:p text:style-name="P3">Радужная мембрана всё ближе, но Найтмэр не проявляет ни малейших признаков беспокойства. <text:span text:style-name="T48">На последних ярдах к защитному </text:span>э<text:span text:style-name="T48">крану </text:span>она бросается на пол колесницы и прикрывается крыльями. В последний момент я вижу начавшуюся трансформацию тёмной аликорницы. В следующее мгновение раздаётся множествененый глухой перестук, когда шестёрка виндиго на громадной скорости парами по очереди врезается в защитный экран и разлетается в клочья. Туча мелких гадостных брызг липкого полупрозрачного киселя покрывают меня с головы до ног. Колесница несётся дальше по инерции, шесть пустых постромков развеваются на ветру траурными лентами. Я на автомате толкаю жезл высоты от себя, осторожно приземляя аппарат на землю.</text:p>
      <text:p text:style-name="P3"/>
      <text:p text:style-name="P3">Колесница долго катится по садовой дорожке, гася скорость. В конце-концов, экипаж со скрипом останавливается в том месте, где начинается длинная, окрашенная кровью борозда. В её конце в изорваном <text:span text:style-name="T112">дымящемся </text:span>поварском халате лежит белая аликорница. Я окаменевшим истуканом сижу на полу, уставившись прямо вперёд. В голове непрерывно крутится фраза «Все печеньки будут наши».</text:p>
      <text:p text:style-name="P3"/>
      <text:p text:style-name="P3">- Сел. - пересохшими губами шепчу я. - Вставай.</text:p>
      <text:p text:style-name="P3">Я не могу больше говорить — у меня закончился воздух в лёгких. Затаив дыхание, я смотрю на окровавленую фигуру на гравийной дорожке.</text:p>
      <text:p text:style-name="P3">Секунды бегут одна за другой, нарастает чувство неизмеримой тяжести и ужаса. Я просто не мыслю себя без этой глупой смешливой белоснежной дурынды, я уже не помню времён, когда у меня её не было. Я просто не понимаю, как это — быть без неё.</text:p>
      <text:p text:style-name="P3">- Вставай, Сел, - шепчу я беззвучно.</text:p>
      <text:p text:style-name="P3"/>
      <text:p text:style-name="P3">Медленно, как солнце встаёт по утрам, светлая аликорница поднимается на ноги. Её голова низко опущена, от рога осталась треть длины, одно ухо срезано наполовину той же струной, что отсекла и крыло. Шатаясь и хромая, Селестия идёт к арсеналу, чья неприметная дверь темнеет в левом крыле замка. Кровяная дорожка тянется за аликорницей. Два раза споткнувшись, она поднимается по короткой лестнице и скрывается за обшитой толстым железом и заклёпками дверью.</text:p>
      <text:p text:style-name="P3"><text:soft-page-break/></text:p>
      <text:p text:style-name="P3">- Мы победили, - бормочу я. - Нет. Ты победила, Сел.</text:p>
      <text:p text:style-name="P3">События последних дней высосали меня досуха. У меня нет сил радоваться. Я с трудом встаю с пола колесницы и медленно бреду к арсеналу.</text:p>
      <text:p text:style-name="P3">- Кто тут? - слышу слабый голос за спиной. - Где мы?</text:p>
      <text:p text:style-name="P3">В колеснице стоит Найтмэр.</text:p>
      <text:p text:style-name="P3">Нет, не Найтмэр — принцесса Луна. Её обескураженный взгляд мечется от разбитой колесницы ко мне, от меня к кровавым следам на парковой дорожке.</text:p>
      <text:p text:style-name="P3">- Ч-что тут произошло, Хуман?</text:p>
      <text:p text:style-name="P3"/>
      <text:p text:style-name="P3">Я молча нагибаюсь и подбираю с дорожки самый увесистый камень, до которого могу дотянуться.</text:p>
      <text:p text:style-name="P3">Мы молча стоим друг против друга и глаза Луны в конце-концов наполняются страхом.</text:p>
      <text:p text:style-name="P3"/>
      <text:p text:style-name="P3">- Ты угрожаешь Нам? Что плохого Мы тебе сделали?</text:p>
      <text:p text:style-name="P3"/>
      <text:p text:style-name="P3">Я молчу, не сводя с неё глаз. За моей спиной хлопает тяжёлая дверь арсенала.</text:p>
      <text:p text:style-name="P3"/>
      <text:p text:style-name="P3">- Сестра! - радостно зовёт Луна и мчится мимо меня по дорожке. Когда она равняется со мной, я резко толкаю её в бок, сбивая с ног. Она катится в траву. Я, не удержавшись, падаю вслед за ней.</text:p>
      <text:p text:style-name="P3"/>
      <text:p text:style-name="P3">- Ты ударил Нас! - удивлённо восклицает синяя аликорница.</text:p>
      <text:p text:style-name="P3">Я встаю первый и заношу над ней камень. Её глаза наполняются ужасом.</text:p>
      <text:p text:style-name="P3"/>
      <text:p text:style-name="P3">- Не трожь её, - слышу за спиной <text:span text:style-name="T63"><text:s/></text:span>тихий голос.</text:p>
      <text:p text:style-name="P3">Светлая аликорница сильно хромает — на левой передней ноге нет трети копыта. Её шея украшена ожерельем из голубоватого светящегося металла с семью большими камнями всех цветов радуги, переливающимися живым светом.</text:p>
      <text:p text:style-name="P3">Селестия подходит к лежащей Луне. Сёстры долго смотрят одна другой в глаза. Луна дрожит, пытается отвести взгляд, но каждый раз, как загипнотизированная, снова поворачивается к сестре. Та пронзает её стальным немигающим взглядом.</text:p>
      <text:p text:style-name="P3">В конце-концов, Луна заливается слезами и прикрывается крыльями.</text:p>
      <text:p text:style-name="P3">- П-почему т-ты... В-вы так относитесь к нам? Что я сделала тебе и Хуману? - бормочет она сквозь слёзы из-под крыльев.</text:p>
      <text:p text:style-name="P3">- С возвращением, сестра, - мягко улыбается Селестия. - Я соскучилась.</text:p>
      <text:p text:style-name="P3">- Она чиста, - поворачивается светлая аликорница ко мне. - Опусти камень, Ху...</text:p>
      <text:p text:style-name="P3"/>
      <text:p text:style-name="P3"><text:soft-page-break/>Зрачки Луны становятся узкими как у змеи. Рот искривляется в хищном оскале.</text:p>
      <text:p text:style-name="P3"/>
      <text:p text:style-name="P3">- Сел!!!</text:p>
      <text:p text:style-name="P3">Мой окрик пропадает впустую.</text:p>
      <text:p text:style-name="P3">Стремительным броском кобры Найтмэр изгибает шею и впивается рогом в бок светлой аликорницы.</text:p>
      <text:p text:style-name="P3"/>
      <text:p text:style-name="P74">- <text:span text:style-name="T1">Так Ночь всегда побеждает День, а Зима — Лето! - торжествующе смеётся Найтмэр. - Ты проиграла, сестра!</text:span></text:p>
      <text:p text:style-name="P3">Розовая аура щита охватывает тёмную пликорницу и пытается оторвать от земли. Та только крепче упирается ногами в землю, используя в качестве якоря воткнутый в бок Селестии рог.</text:p>
      <text:p text:style-name="P74"/>
      <text:p text:style-name="P3">- Мы уже победили щит Элементов один раз — победим и второй! - хрипло смеётся Найтмэр.</text:p>
      <text:p text:style-name="P3">Кровь из бока Селестии льётся по её рогу, заливая глаза и нос. Найтмэр слизывает эту кровь и снова хохочет.</text:p>
      <text:p text:style-name="P3">Я вижу это как в замедленной сьёмке, поднимая камень над головой и бросаясь к борющейся паре. Найтмэр только рычит и разворачивается так, чтобы между ней и мной находилась истекающая кровью светлая аликорница. Я с ужасом вижу окровавленный кончик тёмного рога, выходящий с другого бока Селестии.</text:p>
      <text:p text:style-name="P3">- Ночь сильнее дня! Не стой у Нас на пути, Хуман — и ты ещё сможешь занять подобающее место у Нашего престола!</text:p>
      <text:p text:style-name="P3">- Ты забыла, сестра, - слабый голос Селестии вмиг прервал дикое хохотание Найтмэр.</text:p>
      <text:p text:style-name="P3">- Что?!! Что Мы забыли?</text:p>
      <text:p text:style-name="P3"/>
      <text:p text:style-name="P3">Золотистое сияние охватило сцепившуюся пару и осторожно подняло в воздух. Тёмная аликорница, потеряв опору, барахтается как перевёрнутый жук в песочнице.</text:p>
      <text:p text:style-name="P3">- Ты забыла, что магия Эквестрии в тысячи раз сильнее магии Орунгуна. Ты удерживаешься внутри только лишь за счёт моей магии, которая блокирует большую часть магии щита, - всё тише говорит светлая аликорница.</text:p>
      <text:p text:style-name="P3"/>
      <text:p text:style-name="P3">Во время разговора золотистая сфера с парой аликорниц медленно поворачивается и застывает в положении, когда тело Найтмэр ориентировано на восходящую луну.</text:p>
      <text:p text:style-name="P3"/>
      <text:p text:style-name="P3">- Фактически, щит Элементов сейчас представляет собой натянутую резину рогатки, которую удерживает моя магия. А камень... Угадай, кто играет роль камня?</text:p>
      <text:p text:style-name="P3"/>
      <text:p text:style-name="P3">Золотистый пузырь лопается и Найтмэр летит в зенит подобно камню из пращи. Секунду я ещё слышу её визг, после чего она скрывается из виду.</text:p>
      <text:p text:style-name="P3"><text:soft-page-break/></text:p>
      <text:p text:style-name="P3">- Мне очень жаль, что пришлось так поступить, - шепчет Селестия.</text:p>
      <text:p text:style-name="P3">Золотая сфера осторожно ставит её на ноги. Задние ноги светлой аликорницы подгибаются и она медленно садится на садовую дорожку. Кровь струится из её ран на боках и основании крыла.</text:p>
      <text:p text:style-name="P3"/>
      <text:p text:style-name="P3">- Щит разогнал, а я направила её на луну. Вдобавок, Щит элементов обернул тело моей сестры локальной оболочкой. Она будет отталкивать её от Эквуса до тех пор, пока не испарится — этот процесс займёт... Тысячу лет, если не больше... Я была вынуждена так поступить... Нужно было выиграть время...</text:p>
      <text:p text:style-name="P3">Аликорница говорит с закрытыми глазами, как во сне. Её голос становится всё тише.</text:p>
      <text:p text:style-name="P3"/>
      <text:p text:style-name="P3">- Сел! Не засыпай!!!</text:p>
      <text:p text:style-name="P3"/>
      <text:p text:style-name="P3">Аликорница открывает глаза и слабо улыбается.</text:p>
      <text:p text:style-name="P3">- Обними же меня, наконец. Мне станет теплее. Тут... что-то слишком холодно.</text:p>
      <text:p text:style-name="P3"/>
      <text:p text:style-name="P3">Очертания аликорницы расплываются передо мной из-за слёз. Я быстро вытираю глаза ладонью и обнимаю Селестия обеими руками. Та коротко вздыхает и расслаблено ложит голову мне на плечо. Я прижимаю её к груди и чувствую стук её сердца.</text:p>
      <text:p text:style-name="P3"/>
      <text:p text:style-name="P3">Что-то творится со мной. Что-то нехорошее. Я чувствую жжение в груди. Оно резко, за секунду, нарастает до болевого шока и бесследно исчезает, так же внезапно, как появилось. Тонкий звон, как будто лопнула натянутая струна, раздаётся в воздухе и наступает напряжённая тишина. Острая колющая боль пронзает область солнечного сплетения.</text:p>
      <text:p text:style-name="P3"/>
      <text:p text:style-name="P3">- Я... чувствую магию... - слабо произносит Селестия.</text:p>
      <text:p text:style-name="P3">Я отстраняюсь от неё и вижу золотую фигурку аликорницы, раскачивающуюся на цепочке на моей шее.</text:p>
      <text:p text:style-name="P3"/>
      <text:p text:style-name="P3">- Очень знакомая магия... Похоже на моё собственное <text:span text:style-name="T48">проклятие</text:span> «Каменный лёд», <text:span text:style-name="T112">только усиленое в сотню раз</text:span>. Я изобрела его для <text:span text:style-name="T48">побед</text:span>ы над <text:span text:style-name="T47">Дискордом</text:span>... Откуда у тебя этот медальон?</text:p>
      <text:p text:style-name="P3">Я пытаюсь снять его, но рука, как прежде, проходит сквозь него.</text:p>
      <text:p text:style-name="P3"/>
      <text:p text:style-name="P3">Селестия удивлённо смотрит на серое пятно у себя на груди. Пятно растёт на глазах, расползаясь серой кляксой во все стороны. Структура пятна один-в-один повторяет патерн базальта.</text:p>
      <text:p text:style-name="P3">- <text:span text:style-name="T48">Если я не </text:span>ошибаюсь<text:span text:style-name="T48"> в природе </text:span>э<text:span text:style-name="T48">того заклинания, </text:span>у меня есть около минуты. Я бы, наверное, смогла бы побороться с ним, если бы не была так слаба.</text:p>
      <text:p text:style-name="P3">- Сел, что ты говоришь? Как тебе помочь?</text:p>
      <text:p text:style-name="P3"><text:soft-page-break/>- Помолчи. Ты не можешь помочь мне, а времени мало. Эквестрии нужен правитель. Драконы, грифоны, псы — не слишком уживчивые соседи и без лидера Эквестрия угаснет очень быстро. Да и пегасы с единорогами вспомнят о своём превосходстве и отделятся от земнопони. Кха... Всё, что мы строили полтысячи лет, развалится за считанные годы. Цивилизация пони угаснет и моя миссия будет провалена. Ты, Хуман, должен стать новым главой государства. Не номинальным, как все эти столетия, а реальным. Ты был со мной все эти годы и знаешь, что нужно делать. Вдобавок, в моих покоях, в секретном шкафчике за баром ты найдёшь инструкции преемнику. Изучи их внимательно и действуй. Кха-кха... Я знаю, ты не подведёшь меня.</text:p>
      <text:p text:style-name="P3"/>
      <text:p text:style-name="P3">Серое пятно уже охватило всю грудь и расползается на шею, передние ноги и крылья. Скорость распространения пятна увеличивается.</text:p>
      <text:p text:style-name="P3">- Сел!!!</text:p>
      <text:p text:style-name="P3">- Корректировать орбиты Эквуса и луны уже не нужно — они достаточно стабилизировались. Последние сто пятьдесят... кха-кха... лет я совершала церемонию корректировки лишь формально. Пони привыкли к традиции. К-кха-кха-кха...</text:p>
      <text:p text:style-name="P3">…Тебе будет трудно на первых порах, но ты справишься. Не буду просить тебя не грустить обо мне — будучи правителем Эквестрии, тебе будет просто некогда. Удачи. Мы ещё встретимся, в другом месте, в другое время, я обещаю! И... знай — я всегда любила тебя... </text:p>
      <text:p text:style-name="P3">- Сел, ЧТО МНЕ СДЕЛАТЬ, ЧТОБЫ ПОМОЧЬ?!!</text:p>
      <text:p text:style-name="P3"/>
      <text:p text:style-name="P3">Мой крик теряется в пустоте. Аликорница не отвечает.</text:p>
      <text:p text:style-name="P3">Статуи не умеют говорить.</text:p>
      <text:p text:style-name="P3"/>
      <text:p text:style-name="P3">…</text:p>
      <text:p text:style-name="P3"/>
      <text:p text:style-name="P3">Сколько времени я стою, уставившись на каменное изваяние, некогда бывшее моим спутником долгие сотни лет? </text:p>
      <text:p text:style-name="P3">Секунды?</text:p>
      <text:p text:style-name="P3">Минуты?</text:p>
      <text:p text:style-name="P3">Часы?</text:p>
      <text:p text:style-name="P3"/>
      <text:p text:style-name="P3">Я опять слышу в воздухе тонкий звон и сердце моё исполняется надеждой. Я верю, что магия Селестии победит и она вновь предстанет передо мной живой и устало улыбающейся. И я вновь обниму её, сняв перед этим проклятый медальон.</text:p>
      <text:p text:style-name="P3">Звон усиливается. Воздух в пяти шагах от меня дрожит, в неясном мареве проявляется нечто определённое. Мигая помехами, передо мной висит чёрный экран. Зелёные линии на нём складываются в знакомое изображение.</text:p>
      <text:p text:style-name="P3"/>
      <text:p text:style-name="P3"><text:soft-page-break/>С экрана на меня смотрит Селестия.</text:p>
      <text:p text:style-name="P3"/>
      <text:p text:style-name="P3">- Т-ты выполнил свою часть уговора, благодарю, - скрипит изображение, кивая на статую. - Цивилизация пони избавлена от моей персоны и теперь, надеюсь, избавится и от ужасного конца <text:span text:style-name="T112">в бессмысленной войне с зебрами</text:span>.</text:p>
      <text:p text:style-name="P3"/>
      <text:p text:style-name="P3">Изображение на экране мигает и часто прерывается белым шумом, её слова еле можно разобрать сквозь треск разрядов и хрипение помех.</text:p>
      <text:p text:style-name="P3">- Правда, я н-не ожидала, что твоя миссия так затянется. Как видишь, я утратила физическое тело и теперь п-присутствую в мире лишь в виде кучки электрических потенциалов, записанных в память суперкомпьютера. - Селестия круговым жестом показывает пространство экрана вокруг неё. - Но д-даже в таком виде я ч-чувствую радость — я дождалась этого мига. Надеюсь, в твоём м-мире тоже будет всё хорошо. Спасибо тебе, Дедлайн. И... <text:span text:style-name="T48">п-</text:span>прощай!</text:p>
      <text:p text:style-name="P3"/>
      <text:p text:style-name="P3">Мир растворяется в ослепительном сиянии...</text:p>
      <text:p text:style-name="P74">&lt;<text:span text:style-name="T2">всё время войны сестёр была ночь</text:span>&gt;</text:p>
      <text:p text:style-name="P61"><text:span text:style-name="Default_20_Paragraph_20_Font"><text:span text:style-name="T1">&lt;</text:span></text:span><text:span text:style-name="Default_20_Paragraph_20_Font"><text:span text:style-name="T2">Война — 200 лет.</text:span></text:span><text:span text:style-name="Default_20_Paragraph_20_Font"><text:span text:style-name="T1">&gt;</text:span></text:span></text:p>
      <text:p text:style-name="P61"><text:span text:style-name="Default_20_Paragraph_20_Font"><text:span text:style-name="T1"/></text:span></text:p>
      <text:h text:style-name="P90" text:outline-level="2"><text:span text:style-name="Default_20_Paragraph_20_Font"><text:span text:style-name="T63">~~~ </text:span></text:span><text:span text:style-name="Default_20_Paragraph_20_Font"><text:span text:style-name="T1">Интермедия </text:span></text:span><text:span text:style-name="Default_20_Paragraph_20_Font"><text:span text:style-name="T63">~~~ </text:span></text:span></text:h>
      <text:p text:style-name="P60"><text:span text:style-name="Default_20_Paragraph_20_Font"><text:span text:style-name="T63"/></text:span></text:p>
      <text:p text:style-name="P61"><text:span text:style-name="Default_20_Paragraph_20_Font"><text:span text:style-name="T1">… Я ставлю точку в последнем абзаце.</text:span></text:span></text:p>
      <text:p text:style-name="P3"/>
      <text:p text:style-name="P3">Ф-фух! Баста! Наконец-то эта длинная и тяжёлая тягомотина закончена! Если бы я знал, сколько сил, времени и недосыпа она за собой потянет — нипочём не взялся бы. И то сказать, после «Последнего фанфика» я поклялся себе закрыть тему <text:span text:style-name="T58">МЛП</text:span>. Ну в самом деле, какой смысл писать фик для мёртвого фэндома, отрывая время от отдыха и сна? Забесплатно годы выдумывать нелепую историю о несуществующем мире и никогда не происходивших событиях? Которую прочтёт пару сотен человек и забудут через неделю? По три-четыре предложения в день, в три часа ночи, борясь с усталостью и сном? Небольшой зуд где-то в глубинах подкорки о том, что «история не закрыта» не стоит того. Лучше запустить «Silent Hunter» и рулить подводной лодкой в холодных водах атлантики.</text:p>
      <text:p text:style-name="P3"/>
      <text:p text:style-name="P3">И всё же…</text:p>
      <text:p text:style-name="P3"/>
      <text:p text:style-name="P3">Я тупо смотрю на клавиатуру. Козырная такая доска Logitech G413 Silver, с клавишами на герконах и алюминиевой подложкой. Надо бы почистить — кошачья шерсть набилась между клавишами.</text:p>
      <text:p text:style-name="P3"/>
      <text:p text:style-name="P61"><text:soft-page-break/><text:span text:style-name="Default_20_Paragraph_20_Font"><text:span text:style-name="T1">…И всё же я сделаю ещё одно усилие и допишу самую малость. Почему-то мне кажется это очень важным, а в мозгах всё время вертятся обрывки фраз: </text:span></text:span><text:span text:style-name="Default_20_Paragraph_20_Font"><text:span text:style-name="T5">«Намерение меняет реальность… В другом месте, в другое время...»</text:span></text:span><text:span text:style-name="Default_20_Paragraph_20_Font"><text:span text:style-name="T1">.</text:span></text:span></text:p>
      <text:p text:style-name="P3"/>
      <text:h text:style-name="P87" text:outline-level="2">Глава 19</text:h>
      <text:p text:style-name="P3"/>
      <text:p text:style-name="P3">…Сияние всё ещё со мной, но дыхание мира меняется. Проникнутый неуловимым оттенком магии воздух Эквуса сменяется гарью резины и палёной ветошью. Я чувствую, как хлопья копоти падают мне на лицо, но не вижу их.</text:p>
      <text:p text:style-name="P3">Я вообще ничего не вижу. Мои глаза выжжены атомным пламенем, в них навсегда поселилось сияние. Я слышу вой ветра, треск падающих с неба обломков и где-то далеко отчаянные в своей безнадёге вопли.</text:p>
      <text:p text:style-name="P3"/>
      <text:p text:style-name="P3">Прошлая жизнь обрушивается на меня стальным молотом. Я вспоминаю всё. Я возвращаюсь в мгновение, которое покинул сотни лет назад. Или мне показалось, что это были столетия — а, на самом деле, века жизни в Эквестрии испуганный мозг придумал за секунды, находясь под испепеляющими лучами ядерного армагеддона?</text:p>
      <text:p text:style-name="P3">А, может быть, моя настоящая жизнь мне тоже только кажется?</text:p>
      <text:p text:style-name="P3">Не знаю. Но теперь столетия жизни в Эквестрии мне кажутся чудным сном, тающим под напором реальности.</text:p>
      <text:p text:style-name="P3"/>
      <text:p text:style-name="P3">Осторожно ощупывая перед собой горячий воздух, поднимаюсь на ноги. Нашарив выход на крышу, открываю дверь и захожу внутрь.</text:p>
      <text:p text:style-name="P3">Непонятно зачем, плотно закрываю за собой дверь.</text:p>
      <text:p text:style-name="P3"/>
      <text:p text:style-name="P3">Медленно, <text:span text:style-name="T113">ощупывая</text:span><text:span text:style-name="T58"> воздух перед собой, </text:span>бреду к лестнице за углом коридора. Кожа на руках скрипит и, похоже, отваливается пластами. Я прекращаю обрывать её, чтобы не быть похожим на зомби.</text:p>
      <text:p text:style-name="P3">Смешно, конечно — кто меня тут увидит? Даже я сам себя увидеть не могу.</text:p>
      <text:p text:style-name="P3"/>
      <text:p text:style-name="P18">Всё, что мне сейчас хочется…</text:p>
      <text:p text:style-name="P3"/>
      <text:p text:style-name="P99">Лифт не работает — я тыкаю на кнопку без малейшего эффекта. <text:span text:style-name="T113">Н</text:span>адо полагать, электричество пропало после бомбардировки. Спускаюсь по лестнице, осторожно нащупывая ногами каждую ступеньку.</text:p>
      <text:p text:style-name="P3"/>
      <text:p text:style-name="P18">… так это войти в свою обетованную палату, улечься на свою родную койку…</text:p>
      <text:p text:style-name="P3"/>
      <text:p text:style-name="P3">Три этажа позади. Значит, спустился на родной шестой.</text:p>
      <text:p text:style-name="P3"><text:soft-page-break/>Теперь пройти по длинному коридору, считая двери палат. Придётся вести рукой по стене, чтобы нашаривать двери — надо идти осторожно, чтобы не зацепиться о стоящие у стены лавки.</text:p>
      <text:p text:style-name="P3"/>
      <text:p text:style-name="P18">… и умереть.</text:p>
      <text:p text:style-name="P3"/>
      <text:p text:style-name="P3">Дверь в мою палату открыта настежь. Стул, на котором сидел Судья Дредд, перевёрнут и, похоже, сломан <text:span text:style-name="T113">в толкучке</text:span>.</text:p>
      <text:p text:style-name="P3">Осторожно вхожу в помещение и пробираюсь к своей койке. На полу явно пролили какую-то жидкость. Надеюсь, кружку воды, а не ночной горшок.</text:p>
      <text:p text:style-name="P3"/>
      <text:p text:style-name="P3">- Кто тут?</text:p>
      <text:p text:style-name="P3"/>
      <text:p text:style-name="P3">Трескучий безжизненный голос может принадлежать только одному владельцу.</text:p>
      <text:p text:style-name="P3">- Терминатор, тебя не забрали в убежище?</text:p>
      <text:p text:style-name="P3">- А, это ты, Дедлайн... Включи свет, пожалуйста. Слишком темно, я тебя почти не вижу.</text:p>
      <text:p text:style-name="P3"/>
      <text:p text:style-name="P3">Я не удивляюсь, что Терминатор обрёл разум. Чему может удивляться тот, кто пять минут назад был принцем магической империи разумных эквиноидов? Кажется, наступило время чудес и всё невозможное становится возможным.</text:p>
      <text:p text:style-name="P3">Пожав плечами, нашариваю на стене выключатель и щёлкаю кнопкой. Электричества нет, но разве это важно? Важно намерение.</text:p>
      <text:p text:style-name="P3"/>
      <text:p text:style-name="P3">- Так лучше?</text:p>
      <text:p text:style-name="P3">- Да… Так лучше. Что у тебя с глазами?</text:p>
      <text:p text:style-name="P3">- Это уже совершенно неважно.</text:p>
      <text:p text:style-name="P3"/>
      <text:p text:style-name="P3">Осторожно присаживаюсь на койку. Пружины скрипят под моим весом.</text:p>
      <text:p text:style-name="P3"/>
      <text:p text:style-name="P3">- Ты видел её?.. Ты встретился с ней?.. Какой была встреча?</text:p>
      <text:p text:style-name="P3"/>
      <text:p text:style-name="P3">Сжимаю виски пальцами, пытаясь вспомнить подробности встречи <text:span text:style-name="T113">половины часа назад и одновременно </text:span>пол<text:span text:style-name="T113">овины </text:span>тысячи лет.</text:p>
      <text:p text:style-name="P3"/>
      <text:p text:style-name="P3">- Если честно, не очень хорошей. Мы сражались. Она — понарошку, а я — по-настоящему. В последний миг, когда она победила и вернула мне воспоминания, я случайно убил её. После этого встроенный в неё <text:soft-page-break/>боевой модуль обрёл власть и начал ядерную войну. Извини, что без подробностей — плохо помню. Это было так дано.</text:p>
      <text:p text:style-name="P3"/>
      <text:p text:style-name="P3">- Да уж, целых полчаса назад… Спасибо, в целом, ясно. Тогда мне понятна её спешка. Она ведь навестила меня на мгновение. Просила передать тебе…</text:p>
      <text:p text:style-name="P3">- Что??? Что она просила передать?!!</text:p>
      <text:p text:style-name="P3">- Всего одну фразу... Я последние полчаса ломаю мозги над ней. Может, ты расшифруешь? Фраза простая, но многозначная: «Намерение меняет реальность»… Как будто мы можем что-то изменить…</text:p>
      <text:p text:style-name="P3"/>
      <text:p text:style-name="P3">Терминатор хрипло смеётся.</text:p>
      <text:p text:style-name="P3">Я осторожно ложусь на матрас. Пошарив рукой в тумбочке, достаю полотенце, скручиваю в рулон и подкладываю под голову в качестве подушки. В ушах нарастает гулкий звон, воздух становится непривычно металлическим. Дышать им неприятно.</text:p>
      <text:p text:style-name="P3"/>
      <text:p text:style-name="P3">Намерение меняет реальность. Где-то я уже это слышал. </text:p>
      <text:p text:style-name="P3">Но где? </text:p>
      <text:p text:style-name="P3">И когда? </text:p>
      <text:p text:style-name="P3">И от кого?</text:p>
      <text:p text:style-name="P3"/>
      <text:p text:style-name="P3">Хочется спать, но в груди возникает резь. Острая боль заставляет меня прижать руку к области сердца. Я чувствую, как в ладонь упирается небольшая металлическая фигурка.</text:p>
      <text:p text:style-name="P3">На ощупь — крылаты<text:span text:style-name="T114">й</text:span> единорог. Или рогатый пегас. <text:span text:style-name="T114">Фигурка</text:span> быстро нагревается и начинает жечь ладонь. Я сжимаю её в руке, несмотря на боль.</text:p>
      <text:p text:style-name="P3">Мне кажется, или её очертания расплываются у меня в ладони? Впрочем, кровать я тоже перестаю ощущать. Я не чувствую ни ног, ни рук.</text:p>
      <text:p text:style-name="P74">&lt;<text:span text:style-name="T2">Дедлайн с помощью своих сверхестественных сил, данных ему Хэвэн + призванных аватаров (подаренных ему эмигрировавшими сослуживцами тел) вносит магию в сожжённый атомной войной мир и преображает его.</text:span>&gt;</text:p>
      <text:p text:style-name="P3">- Дедлайн, ты уходишь, - слышу удивлённый хрип Терминатора. - Ты становишься прозрачным. Я вижу стену сквозь тебя. Она забирает тебя? Скажи, она уцелела? Хэвэн забирает тебя?</text:p>
      <text:p text:style-name="P3"/>
      <text:p text:style-name="P3">Я сухо смеюсь в ответ. Всё в мире относительно. Сел обещала, что с отменой её фолаут-реальности отменится и моя собственная. Но в мире всё получается несколько сложнее. С точки зрения всех присутствующих, это я растворяюсь бесследно, а не реальность вокруг меня.</text:p>
      <text:p text:style-name="P3">Чтож.</text:p>
      <text:p text:style-name="P3"/>
      <text:p text:style-name="P3"><text:soft-page-break/>Мне осталось закончить одно дело. Не то, чтобы я в него верил, просто хочется напоследок показать фак мирозданию. Этому конкретно и вообще.</text:p>
      <text:p text:style-name="P3"/>
      <text:p text:style-name="P3">- Прощай, Терм. И помни: «Намерение меняет реальность» - это не фантазия. Да, мы действительно можем изменить реальность. Всё в наших руках — было бы только достаточно сильное намерение. Именно это она и хотела сказать. И поэтому то, что я хочу сказать сейчас — Я ЛЮБЛЮ ТЕБЯ, СЕЛ! И я найду тебя, чего бы мне это ни стоило — сквозь время, пространство и смерть. Ничто не разлучит нас.</text:p>
      <text:p text:style-name="P3"/>
      <text:p text:style-name="P3">Ничто…</text:p>
      <text:p text:style-name="P3"/>
      <text:p text:style-name="P76">~~~</text:p>
      <text:p text:style-name="P76"/>
      <text:p text:style-name="P117"><text:span text:style-name="T1">…Я вновь обретаю сознание в необъятном сине-зелёном пространстве, усыпанным мириадами звёзд. </text:span><text:span text:style-name="T31">Подо мной удобное кресло на крутящейся ножке. Передо мной стоит </text:span><text:span text:style-name="T71">журнальный столик с песочными часами, стаканом воды и веточкой сосны в вазе.</text:span><text:span text:style-name="T31"> </text:span><text:span text:style-name="T73">На краю столика лежит стопка бумаги, несколько листов изрисованы набросками пиктограмм, сильно напоминающих кьютимарки. Тут же лежит огрызок карандаша. </text:span><text:span text:style-name="T31">Вокруг меня кружатся весёлые зелёные искорки, оставляя после себя дорожки материи из которых постепенно сформировывается просторная площадка с травой, камнями и декоративным прудом.</text:span></text:p>
      <text:p text:style-name="P119"><text:span text:style-name="T31">Я </text:span><text:span text:style-name="T1">гляжу на свои руки (да, я снова могу видеть!) и вижу, что они вполне нормального вида, без видимых повреждений.</text:span></text:p>
      <text:p text:style-name="P3">Чувство сильнейшего дежавю посещает меня — я уверен, что был здесь раньше, это место не чужое для меня. Впрочем, попытки вспомнить пресекаются копытом, которым машет перед моим носом странное существо, <text:span text:style-name="T115">сидящее на зелёном пуфике</text:span>. На вид - аликорн. Вот только у него целых три рога, выстроившихся в ряд от носа до лба.</text:p>
      <text:p text:style-name="P3">И новый приступ дежавю одолевает меня — я наверняка где-то видел этого типа. Готов зуб отдать, мы встречались раньше!</text:p>
      <text:p text:style-name="P3"/>
      <text:p text:style-name="P3">- Привет-привет! - существо снова машет копытом, но уже в приветственном жесте.</text:p>
      <text:p text:style-name="P3">- Ты... <text:span text:style-name="T75">Т</text:span><text:span text:style-name="T74">ы что за хрен вообще? </text:span><text:span text:style-name="T75">– </text:span><text:span text:style-name="T74">наконец-то обретаю речь я.</text:span></text:p>
      <text:p text:style-name="P80">- Хм, почему у меня такое чувство, что я где-то тебя встречал? - задаёт сам себе вопрос тип. - Но хоть убей, не вспомню, где. Странно. И грубость твоя не вызывает у меня отторжения. Наоборот, даже какая-то приязнь есть, хотя я не люблю хамов.</text:p>
      <text:p text:style-name="P80">- Да-да, у меня похожее чувство, - мрачно сообщаю я. - По-моему, мы уже пересекались раньше.</text:p>
      <text:p text:style-name="P80">- Не могу вспомнить такого на протяжении последних двух миллионов лет, - тип озадаченно чешет за ухом. - Ну, неважно. Важно то, что ты возмущаешь мироздание. Это нехорошо. Это надо прекратить.</text:p>
      <text:p text:style-name="P80">- Что?</text:p>
      <text:p text:style-name="P80"/>
      <text:p text:style-name="P80"><text:soft-page-break/>- Позволь представиться, - заявляет тип. - Анакорн. Демиург. Некоторые зовут меня сверхаликорном. Смотритель данного кластера реальностей на ближайшие пять тысяч лет. Слежу за балансом энергии. Устраняю конфликты мироздания. Придумываю кьютимарки.</text:p>
      <text:p text:style-name="P80">- Дедлайн, — мрачно отвечаю я. - Создатель искусственного интеллекта «Хэвэн». Убийца искусственного интеллекта «Хэвэн». Основатель проекта-убежища от атомной войны «Семь вечностей». Зачинщик атомной войны. Основатель государства Эквестрия. Зачинщик гражданской войны Сестёр в Эквестрии. Принц-регент Дневной главы эквестрийской Диархии. Наверное, и Ночной тоже.</text:p>
      <text:p text:style-name="P121"><text:span text:style-name="T80">- Да ты же не иначе, как сам Проводник! - в восхищении отвечает Анакорн. - </text:span><text:span text:style-name="T81">Редчайший тип </text:span><text:span text:style-name="T82">сущностей</text:span><text:span text:style-name="T81">. </text:span><text:span text:style-name="T80">Только эти создания могут соединять такие противоположные сущности и события. Странно, мне казалось, в этом кластере они отсутствуют. Что же привело тебя в Эогипп, Проводник? И почему я не могу определить места, откуда ты пришёл?</text:span></text:p>
      <text:p text:style-name="P121"><text:span text:style-name="T80">- Потому что его нет, - я снова закашливаюсь сухим смехом. </text:span><text:span text:style-name="T65">- </text:span><text:span text:style-name="T80">Я стёр ветку реальности, от которой зависел мой собственный мир. Как результат — мой стёрся тоже. Я теперь вселенский мегабомж. </text:span>Кстати, мне бы выпить чего...</text:p>
      <text:p text:style-name="P80">- Вот это поворот! - у Анакорна аж засияли глаза от восторга. - Живёшь на широкую ногу, чувак! Мне бы так — послать бы всё в квазар и смотаться к бирюзовым водам Иллериана - так задолбало возиться с кьютимарками! Но сам себе дал клятву придумывать их ещё тысяч пять-шесть лет. Увы мне! <text:span text:style-name="T116">Сам не пойму, как такое могло случиться!</text:span></text:p>
      <text:p text:style-name="P80">Сверхаликорн подаёт стакан воды.</text:p>
      <text:p text:style-name="P80"/>
      <text:p text:style-name="P80">- И что же ты теперь собираешься делать? - продолжает Анакорн.</text:p>
      <text:p text:style-name="P80">- Не знаю. <text:span text:style-name="T116">Вот, д</text:span>умаю, может, сдохнуть прямо тут?</text:p>
      <text:p text:style-name="P80">- Нет, это плохое решение, - мотает головой Анакорн. - Во-первых, тут не умирают — это тонкий мир. Во-вторых, я вижу в тебе желание. Очень сильное желание. С таким желанием не умирают — умирают, когда совсем нет желаний, даже желания жить. Подумай, чего ты хочешь? Я постараюсь помочь тебе — непонятно почему, но мне кажется, я обязан тебе чем-то. Очень странное чувство, должен заметить. Мы точно нигде не встречались?</text:p>
      <text:p text:style-name="P80"/>
      <text:p text:style-name="P80">Я саркастически улыбаюсь в ответ. Да, я хочу. Вот только желание это неосуществимо, если только Анакорн не умеет воскрешать мёртвых.</text:p>
      <text:p text:style-name="P80"/>
      <text:p text:style-name="P80">- Ты умеешь возвращать с того света?</text:p>
      <text:p text:style-name="P80">- Перо мне в зад, - чертыхается демиург. - Почему бы тебе не пожелать что-нибудь попроще? К примеру, я могу перевести тебя на высший энергетический уровень. Или провести к бирюзовому океану Иллериана — поверь, ничего прекрасней ты не увидишь в этой вселенной. Или приготовить тортик. Ты ведь хочешь тортик?</text:p>
      <text:p text:style-name="P80">- Я хочу к Сел, - отрезаю я. Если нельзя её ко мне, давай тогда меня к ней. <text:s/>А потом тортик. Поставишь между двумя нашими статуями, пусть птички клюют.</text:p>
      <text:p text:style-name="P80">- Да ну, зачем статую? - огорчается Анакорн. - Не буду я превращать тебя в статую. Есть одно решение…</text:p>
      <text:p text:style-name="P80"><text:soft-page-break/></text:p>
      <text:p text:style-name="P80">Демиург морщит лоб и зависает, уставившись в одну точку.</text:p>
      <text:p text:style-name="P80">- И?..</text:p>
      <text:p text:style-name="P80">Я замечаю, что мои кисти светятся голубоватым свечением, а кончики пальцев становятся полупрозрачными. </text:p>
      <text:p text:style-name="P80">- <text:s/>Тебе пора уходить. Слишком долго находился возле меня. Ты сгораешь, - объясняет Анакорн.</text:p>
      <text:p text:style-name="P80">- Так что там насчёт решения? - не отстаю я.</text:p>
      <text:p text:style-name="P80"><text:span text:style-name="T48">С</text:span>верхаликорн <text:span text:style-name="T48">морщит лоб, сосредоточиваясь</text:span>. <text:span text:style-name="T48">Полминут</text:span>ы ничего не происходит. Потом вокруг его второго рога появляются фиолетовые искорки. Театральный взмах копыта — и перед нами открывается уходящий в сине-зелёную бесконечность прозрачный коридор. В начале коридора я вижу семь совершенно одинаковых дверей.</text:p>
      <text:p text:style-name="P80"/>
      <text:p text:style-name="P80">- В общем так, - быстро говорит Анакорн. - Выбирай любую, но только одну. За дверями — семь ближайших к твоей пропавшей родине реальностей. Не могу сказать, за какой дверью какая — действует принцип <text:span text:style-name="T116">квантовой </text:span>неопределённости. Ступай не оглядываясь и помни — попытка даётся только одна, вернуться и поменять решение не получится. Учти — я не большой спец по коридорам, могу напутать со временем — но пространство гарантирую.</text:p>
      <text:p text:style-name="P80">- А за какой дверью Сел?</text:p>
      <text:p text:style-name="P80">- Не знаю, - раздражённо бросает Анакорн, - сердце подскажет. Поторопись, если не хочешь превратиться в сияющий эфир, <text:span text:style-name="T116">вечно парящий в метапространстве</text:span>!</text:p>
      <text:p text:style-name="P80"/>
      <text:p text:style-name="P80">Сверхаликорн нетерпеливым жестом указывает в направлении дверей.</text:p>
      <text:p text:style-name="P80">Я медленно прохожу мимо дверей. Они все одинаковые, до последнего пятнышка. Впрочем, вру — пятнышек на них нету, глазу абсолютно не на чём зацепиться. Семь одинаковых бело-серых светящихся тусклым флуоресцентным сиянием коробок с чёрными грибками ручек у края. </text:p>
      <text:p text:style-name="P80">Во время прохождения чувствую легчайший укол в области груди. Останавливаюсь только пройдя последнюю дверь, убедившись, что укол не повторяется.</text:p>
      <text:p text:style-name="P80">В бесконечной дали коридора вижу серебряное сияние. Оно медленно приближается, пожирая стены, пол и потолок. Я поворачиваюсь. Передо мной снова семь дверей и Анакорн, бешено машущий мне одним копытом и указывающий вторым на песочные часы, в которых в нижнюю чашу просыпаются последние песчинки.</text:p>
      <text:p text:style-name="P80"/>
      <text:p text:style-name="P80">Голубоватое свечение уже расширилось с кистей на руки и торс, последние фаланги пальцев едва видны.</text:p>
      <text:p text:style-name="P80">Может, тут и остановиться? Сияющий эфир и каменная статуя — хорошая пара, как по мне.</text:p>
      <text:p text:style-name="P80">Нет, эту историю надо пройти до конца.</text:p>
      <text:p text:style-name="P80">Медленно возвращаюсь к светящимся проёмам дверей.</text:p>
      <text:p text:style-name="P80">Вот оно!</text:p>
      <text:p text:style-name="P80"><text:soft-page-break/>Останавливаюсь напротив проёма, почувствовав легчайший укол. Делаю шаг к двери — и чувствую знакомое жжение в груди.</text:p>
      <text:p text:style-name="P80"/>
      <text:p text:style-name="P80">- Ну привет-привет, - блаженно улыбаюсь я старой знакомой.</text:p>
      <text:p text:style-name="P80">Прижатая к области сердца рука ощущает очертания фигурки аликорна, как будто выросшей из груди.</text:p>
      <text:p text:style-name="P80"/>
      <text:p text:style-name="P80">Что-то это да значит.</text:p>
      <text:p text:style-name="P80"/>
      <text:p text:style-name="P80">Я прощально махаю рукой Анакорну и пытаюсь взять ручку двери. У меня не получается — почти растворившаяся в голубом свечении рука проходит сквозь ручку и дверь.</text:p>
      <text:p text:style-name="P80">Да плевать — если дверь нельзя открыть — её можно выбить. Эта мысль заполняет всё сознание.</text:p>
      <text:p text:style-name="P80">Изо всех сил замахиваюсь ногой и втапливаю по двери. Нога проваливается в дверь, а за ней и весь я.</text:p>
      <text:p text:style-name="P80"/>
      <text:p text:style-name="P80">- Ну, или так, - успеваю подумать я.</text:p>
      <text:p text:style-name="P16"/>
      <text:h text:style-name="P90" text:outline-level="2">Эпилог</text:h>
      <text:p text:style-name="P2"/>
      <text:p text:style-name="P49">~~~5000 лет от основания Эквестрии~~~</text:p>
      <text:p text:style-name="P17"/>
      <text:p text:style-name="P129">Mike Oldfield - In the beginning &amp; Let there be light <text:s text:c="5"/>или <text:s text:c="5"/>Oceania</text:p>
      <text:p text:style-name="P61"><text:a xlink:type="simple" xlink:href="https://www.youtube.com/watch?v=p9BoEuwuzIk" office:target-frame-name="_top" xlink:show="replace" text:style-name="Internet_20_link" text:visited-style-name="Visited_20_Internet_20_Link"><text:span text:style-name="T43">https://www.youtube.com/watch?v=p9BoEuwuzIk</text:span></text:a><text:span text:style-name="T43"><text:line-break/> </text:span><text:a xlink:type="simple" xlink:href="https://www.youtube.com/watch?v=aG-_7xXTHjk" text:style-name="Internet_20_link" text:visited-style-name="Visited_20_Internet_20_Link"><text:span text:style-name="T43">https://www.youtube.com/watch?v=aG-_7xXTHjk</text:span></text:a></text:p>
      <text:p text:style-name="P61"/>
      <text:p text:style-name="Text_20_body"><text:span text:style-name="Default_20_Paragraph_20_Font"><text:span text:style-name="T1">Двенадцать жеребят под присмотром учительницы скучают в фойе. Экскурсовод – высокая сухопарая кобыла-единорог в твидовом жакете </text:span></text:span>c<text:span text:style-name="Default_20_Paragraph_20_Font"><text:span text:style-name="T1"> собранной в строгую буклю гривой – строго обращается к воспитательнице.</text:span></text:span></text:p>
      <text:p text:style-name="P1">- Надеюсь, все ознакомлены с правилами музея? Экспонаты руками не трогать, не кричать, по залам не носиться, жевательные резинки выкидывать исключительно в урны.</text:p>
      <text:p text:style-name="P1">- Да-да, они у меня воспитанные, - вымученно улыбнулась кобыла-земнопони, задней ногой отодвинув полноватого жеребёнка от гипсового бюста <text:span text:style-name="T117">какой-то древней знаменитости</text:span>.</text:p>
      <text:p text:style-name="Text_20_body"><text:span text:style-name="Default_20_Paragraph_20_Font"><text:span text:style-name="T1">- Хм, - экскурсовод взглянула поверх очков на самую крохотную кобылку, завернувшуюся в занавеску на манер тоги и изображающую мыслителя времён античности. - В таком случае не будем медлить. Начнём ознакомительный экскурс с доисторической эпохи. Этот зал мы пройдём быстро, там сейчас довольно мало экспонатов - большую часть вывезли в Мэйнхэттэн на экспозицию. Потом пробежимся по Древним временам – я кратко опишу быт трёх рас пони до объединения и приведу вам более развёрнутую версию </text:span></text:span>Кануна Горящего Очага. <text:span text:style-name="Default_20_Paragraph_20_Font"><text:span text:style-name="T1">Там есть пара интересных моментов, не упомянутых в школьном курсе. Античная Эквестрия и диархия аликорнов займёт целых </text:span></text:span><text:span text:style-name="Default_20_Paragraph_20_Font"><text:span text:style-name="T32">пять</text:span></text:span><text:span text:style-name="Default_20_Paragraph_20_Font"><text:span text:style-name="T1"> зал</text:span></text:span><text:span text:style-name="Default_20_Paragraph_20_Font"><text:span text:style-name="T32">ов</text:span></text:span><text:span text:style-name="Default_20_Paragraph_20_Font"><text:span text:style-name="T1"> – культурный пласт </text:span></text:span><text:soft-page-break/><text:span text:style-name="Default_20_Paragraph_20_Font"><text:span text:style-name="T1">этой эпохи особенно богат. Следующий зал будет посвящён Тёмным временам, что начались после падения диархии. Завершит экскурсию Ренессанс и Новый порядок – эра, когда пони крепко взяли судьбу в свои копыта. Следуйте за мной…</text:span></text:span></text:p>
      <text:p text:style-name="P1"/>
      <text:p text:style-name="P1">Стайка пони перебегала от одного экспоната к другому. Экскурсовод увлечённо рассказывала о культуре античности, в то время как учительница со скучающим видом наблюдала кувырки погодных пегасов в ближайшей тучке. После дюжины подобных экскурсий она могла на одном дыхании пересказать имена шести величайших военначальников Эквестрии периода диархии и назвать даты пятнадцати крупнейших битв. Всё шло своим чередом, своей обыденной логикой.</text:p>
      <text:p text:style-name="P15"/>
      <text:p text:style-name="P1">…</text:p>
      <text:p text:style-name="P1">…</text:p>
      <text:p text:style-name="P1">…</text:p>
      <text:p text:style-name="P1"/>
      <text:p text:style-name="P1">- И финальная часть экспозиции <text:span text:style-name="T117">эпохи диархии</text:span>, - экскурсовод тряхнула копытом в сторону одинокой скульптуры, под которую был выделен целый зал.</text:p>
      <text:p text:style-name="P1"/>
      <text:p text:style-name="P1">Скульптура знавала и лучшие времена: на припавшей к полу фигуре было множество выщербин и царапин, одно крыло отломано, второе покрыто сетью трещин, часть хвоста остуствовала, голову с отбитым ухом венчал обломок рога. И всё же даже в нынешнем жалком состоянии она вызывала восхищение неземной грацией и изяществом линий. Осколок неземной красоты как будто светился внутренним светом, источая магическое сияние на посетителей. В душе что-то замирало от осознания того, какой она могла бы быть до повреждений.</text:p>
      <text:p text:style-name="P1"/>
      <text:p text:style-name="Text_20_body"><text:span text:style-name="Default_20_Paragraph_20_Font"><text:span text:style-name="T1">- Многие считают, что эта найденная в руинах затерянного в Вечнодиком лесу древнего города статуя – всё, что осталось от легендарной правительницы древней Эквестрии, принцессы Селестии. По завершающей легенде селестианского цикла она сразилась с </text:span></text:span><text:span text:style-name="Default_20_Paragraph_20_Font"><text:span text:style-name="T18">Горгоном з</text:span></text:span><text:span text:style-name="Default_20_Paragraph_20_Font"><text:span text:style-name="T1">а право властвовать над всем Эквусом и они </text:span></text:span><text:span text:style-name="Default_20_Paragraph_20_Font"><text:span text:style-name="T32">убили</text:span></text:span><text:span text:style-name="Default_20_Paragraph_20_Font"><text:span text:style-name="T1"> друг друга после недели битвы.</text:span></text:span></text:p>
      <text:p text:style-name="P1">Профессор Альтерсинк же убеждён, что это – непризнанная работа мастера Эйр Марбл, сделанная в отшельничестве за полгода до смерти. С другой стороны, как совершенно справедливо замечают последователи школы Стоунхуфа, стиль этой скульптуры совершенно не похож на всё, что создавал<text:span text:style-name="T117">а</text:span> велик<text:span text:style-name="T117">ая</text:span> Эйр…</text:p>
      <text:p text:style-name="P1"/>
      <text:p text:style-name="P1">- Селестиев не бывает! - важно сказала пухленькая кобылка с заплетенной в косички гривой. - Мне ма сказала, что это всё сказки для маленьких жеребят. А я уже не маленькая!</text:p>
      <text:p text:style-name="Text_20_body"><text:span text:style-name="Default_20_Paragraph_20_Font"><text:span text:style-name="T1">- Агась! - откликнулся жеребёнок в разноцветной бейсболке с пропеллером, - Селестия – это мис-ти-фи… </text:span></text:span>Мис… тиф… фиктация! <text:span text:style-name="Default_20_Paragraph_20_Font"><text:span text:style-name="T1">Как зубная фея. В неё только самая мелюзга верит, навроде Рэйнбоу Дрим. Эй, Дрим, ты в Селестию веришь?</text:span></text:span></text:p>
      <text:p text:style-name="P1"><text:soft-page-break/>- Угум… - смущённо отозвалась голубая радужногривая малышка с леденцом во рту, явно попавшая в группу “за компанию с взрослыми”. - Она ошень класивая. И доблая. Как моя мама. Она мне часто снится. И она мне подалки под подуску кладёт на плаздники.</text:p>
      <text:p text:style-name="P1"/>
      <text:p text:style-name="P1">Её взрослые товарищи фейсхуфнули. Экскурсовод поправила очки и окинула взором присмиревшую аудиторию.</text:p>
      <text:p text:style-name="Text_20_body"><text:span text:style-name="Default_20_Paragraph_20_Font"><text:span text:style-name="T2">&lt;Побольше про Дрим, развернуть. Она – пра-пра-правнучка Рєйнбоу Джет (и Дэш)&gt;</text:span></text:span></text:p>
      <text:p text:style-name="P1"/>
      <text:p text:style-name="P1">- На самом деле, дети, по данному вопросу есть несколько версий и теория о царствующих сёстрах как о народной легенде отвергается большинством исторических школ. Существуют отромные объёмы архивов, документально подтверждающих деятельность Селестии на престоле Эквестрии. Несколько меньший объём фактажа есть по её сестре, Луне. Тем-не-менее, существование Луны также признаётся большинством историков. Разумеется, документальные утверждения о бесмертии аликорнов, равно как и их “божественность” и наличие признаков, присущих всем трём расам – всего лишь поэтический вымысел, но само существование Селестии и Луны – практически непреложный факт…</text:p>
      <text:p text:style-name="P1"/>
      <text:p text:style-name="Text_20_body"><text:span text:style-name="Default_20_Paragraph_20_Font"><text:span text:style-name="T1">- А вы сами как </text:span></text:span><text:span text:style-name="Default_20_Paragraph_20_Font"><text:span text:style-name="T32">думаете</text:span></text:span><text:span text:style-name="Default_20_Paragraph_20_Font"><text:span text:style-name="T1">? - перебила экскурсовода </text:span></text:span><text:span text:style-name="Default_20_Paragraph_20_Font"><text:span text:style-name="T19">Рэйнбоу Дрим</text:span></text:span><text:span text:style-name="Default_20_Paragraph_20_Font"><text:span text:style-name="T18">.</text:span></text:span><text:span text:style-name="Default_20_Paragraph_20_Font"><text:span text:style-name="T1"> - Это п</text:span></text:span><text:span text:style-name="Default_20_Paragraph_20_Font"><text:span text:style-name="T32">л</text:span></text:span><text:span text:style-name="Default_20_Paragraph_20_Font"><text:span text:style-name="T1">инцесса Селестия, или </text:span></text:span><text:span text:style-name="Default_20_Paragraph_20_Font"><text:span text:style-name="T32">л</text:span></text:span><text:span text:style-name="Default_20_Paragraph_20_Font"><text:span text:style-name="T1">абота это</text:span></text:span><text:span text:style-name="Default_20_Paragraph_20_Font"><text:span text:style-name="T32">й</text:span></text:span><text:span text:style-name="Default_20_Paragraph_20_Font"><text:span text:style-name="T1">… как е</text:span></text:span><text:span text:style-name="Default_20_Paragraph_20_Font"><text:span text:style-name="T32">ё</text:span></text:span><text:span text:style-name="Default_20_Paragraph_20_Font"><text:span text:style-name="T1">… </text:span></text:span>Эй<text:span text:style-name="T32">л</text:span> <text:span text:style-name="T1">М</text:span><text:span text:style-name="T32">албл</text:span>?</text:p>
      <text:p text:style-name="Text_20_body"/>
      <text:p text:style-name="P1">Экскурсовод посмотрела на жеребёнка поверх очков и слабо улыбнулась.</text:p>
      <text:p text:style-name="P1"/>
      <text:p text:style-name="P1">- Если <text:span text:style-name="T117">тебя</text:span> интересует моё личное мнение, то могу сказать так: у меня есть все основания полагать, что это НЕ работа Эйр Марбл. Я хорошо знакома с е<text:span text:style-name="T117">ё</text:span> творчеством и…</text:p>
      <text:p text:style-name="P1"/>
      <text:p text:style-name="P1">- Тётя, а что нарисовано на этой картинке? - подёргал зубами за край жакета жеребёнок в голубой кепочке указывая на неприметную картину в углу зала.</text:p>
      <text:p text:style-name="P1">- Дасти Нупс, веди себя прилично! - шикнула на него учительница, - немедленно вернисть в группу!</text:p>
      <text:p text:style-name="P1">- О, не волнуйтесь, всё в порядке! - успокоила её экскурсовод, поправляя жакет, - На самом деле, очень интересный вопрос. Эпоха диархии изучена достаточно хорошо, но один нюанс всё ещё вызывает ожесточённые прения среди различных исторических школ. Три самых древних предания селестианского цикла повествуют о неком Хумане, существе из отряда приматов, спустившемся в Эквестрию с северных гор и оказавшем большое влияние на политику королевских Сестёр а также на некоторые ключевые моменты истории Эквестрии. Одна из трактовок предания даже говорит о том, что он женился на Селестии и принял ряд <text:span text:style-name="T118">государственных </text:span>решений, предопределивших <text:span text:style-name="T118">расцвет древней Эквестрии.</text:span></text:p>
      <text:p text:style-name="P1">- Впрочем, - экскурсовод посмотрела на жеребят и сморщила нос, - достоверность эт<text:span text:style-name="T118">их</text:span> предани<text:span text:style-name="T118">й</text:span> находится под большим вопросом, так как в преданиях нового цикла о Хумане не упоминается ни слова, а сами древние предания по стилю отличаются от остальных историй селестианского цикла. Есть подозрения, что они включены в архивы великим шутником и мистификатором древности Дискордом. <text:soft-page-break/>Поэтому картина, изображающая Хумана, висит тут исключительно по моему личному настоянию, для полноты картины, извиняюсь за тавтологию.</text:p>
      <text:p text:style-name="P1"/>
      <text:p text:style-name="P73">- <text:span text:style-name="T1">А я велю в Хумана! - заяв</text:span><text:span text:style-name="T33">ила</text:span><text:span text:style-name="T1"> радужногривая малышка. - Мне когда-то снилась плинцесса Селестия. Она была ошень класивая! И... И Хуман сидел у неё на спине. И они летали в небе! Высоко-высоко в небе!</text:span></text:p>
      <text:p text:style-name="P1">Смех остальных жеребят заглушает её.</text:p>
      <text:p text:style-name="P1">- Рэйнбоу Дрим, ты ещё скажи, что <text:span text:style-name="T118">твой Хуман</text:span> сейчас вывалится сюда прямо из картины! - хохочет жеребёнок в голубой кепке. - Подойдёт к твоей любимой статуе Селестии, поцелует её в щёчку и разбудит от сна, как тебе мама в сказочке на ночь читала!</text:p>
      <text:p text:style-name="P1"/>
      <text:p text:style-name="P1">Жеребята хохочут, хлопая друг друга <text:s/>по спинам. </text:p>
      <text:p text:style-name="P1"/>
      <text:p text:style-name="P73"><text:span text:style-name="T1">- Дети! - строго шикает на жеребят учительница. - Нельзя смеяться над младшими! Не так уж это умно: вы сами не так уж давно были такими </text:span><text:span text:style-name="T48">же</text:span><text:span text:style-name="T1">.</text:span></text:p>
      <text:p text:style-name="P1">- Всё равно умнее, чем верить в мамины сказочки <text:span text:style-name="T118">про</text:span> <text:span text:style-name="T118">Хумана</text:span> и Селестию! - хихикает крупная кобылка в веснушках.</text:p>
      <text:p text:style-name="P1">- Я выласту и стану умнее, чем вы все вместе взятые! Особенно ты, дылда веснусчатая! - мрачно заявляет радужногривая малышка.</text:p>
      <text:p text:style-name="P1">- Агась! Будешь альтернативно умная, как и все кьюти-марочники! - гогочет конопатая.</text:p>
      <text:p text:style-name="P1">- Динка Твердолоб! - уже шипит учительница. - Что мы учили на уроках этики этим летом? Не смей упоминать про дефекты других, особенно в их присутствии! Дрим не виновата, что у неё проявилась кьютимарка!</text:p>
      <text:p text:style-name="P1">- Мы тоже не виноваты, что у неё выскочила кьютимарка! - огрызается Динка. - Она такая же тупая, как всепони триста лет назад, когда кьютимарки ещё были!</text:p>
      <text:p text:style-name="P1">- ДИНКА ТВЕРДОЛОБ! - ледяной тон учительницы не предвещает ничего доброго. - Мне надо встретиться с твоими родителями! Нам есть о чём погово...</text:p>
      <text:p text:style-name="P1"/>
      <text:p text:style-name="P1">… ТЫДЫЩЬ-БАХ-БАБАХ!!!</text:p>
      <text:p text:style-name="P1"/>
      <text:p text:style-name="P1">Холст картины, у которой стоит процессия, вспучивает изнутри от неведомой силы. Изображение двуногой фигуры в тоге с лавровым венком на голове и свитком в руках рвётся, холст картины делится пополам длинной рваной трещиной. Трещина расширяется, из образовавшейся щели проникает сине-зелёное сияние безмолвных звёзд в бесконечной дали. Звёзды манят к себе давней забытой тоской, пробуждая покрытые пылью тысячелетий инстинкты.</text:p>
      <text:p text:style-name="P1">В трещине появляется темная тень, закрывая сияние и звёзды. Две руки хватаются за рваные края холста, раздвигая его шире. Из картины вываливается двуногое существо и падает костьми и головой на мраморный пол музея...</text:p>
      <text:p text:style-name="P73"/>
      <text:p text:style-name="P2"><text:soft-page-break/>***</text:p>
      <text:p text:style-name="P1"/>
      <text:p text:style-name="P3">Больно.</text:p>
      <text:p text:style-name="P3">Я открываю глаза и вижу фигуру в голубом. </text:p>
      <text:p text:style-name="P3">- Рэйнбоу? Где я? - бормочу я в прострации. Голова адски трещит, картинка перед глазами плывёт и двоится.</text:p>
      <text:p text:style-name="P3">- Э-м-м-м... В музее.</text:p>
      <text:p text:style-name="P3"/>
      <text:p text:style-name="P3">Тоненький голосок отрезвляет меня. Я мотаю головой и зрение фокусируется в стоящую передо мной кобылку небесно-голубого цвета с радужными хвостом и гривой.</text:p>
      <text:p text:style-name="P3">- Здластвуй, Хуман. Ты усыбся? Тебе больно? - участливо спрашивает кобылка. Она подходит к столику с вазочкой, опрокидывает вазу с водой на тряпочку и бежит с ней ко мне. Приложив импровизированный компресс мне на лоб, она садится передо мной и смотрит на меня вишнёвыми глазами.</text:p>
      <text:p text:style-name="P3">- Они не велили в Хумана и назвали меня глупой. А я сказала им, сто они сами глупые, а Хуман есть. И Селестия есть! И я оказалась плава! - важно говорит кобылка. - <text:span text:style-name="T118">Ты есть! Знасит, и Селестия есть!</text:span></text:p>
      <text:p text:style-name="P3">- Кто они? - мокрый компресс унимает боль, ко мне возвращается ясность мыслей.</text:p>
      <text:p text:style-name="P1">- Все. Подлуги. Мисс Букс, - кобылка махает в сторону, где за гипсовой статуей некоего понячьего военначальника на меня таращится полдюжины перепуганных глаз. </text:p>
      <text:p text:style-name="P1">Рядом остолбенело застыла высокая кобыла-единорог в <text:span text:style-name="T118">очках и </text:span>твидовом жакете.</text:p>
      <text:p text:style-name="P1">- Они говолят, кьютималочники тупые. Хотя я учусь в одной с ними глуппе — а я ведь на тли года младсе!</text:p>
      <text:p text:style-name="P1"/>
      <text:p text:style-name="P1">Я замечаю знакомую кьютимарку на крупе жеребёнки - <text:s/>радужная молния пронзает облако.</text:p>
      <text:p text:style-name="P1"/>
      <text:p text:style-name="P1">- Постой... Как тебя зовут?</text:p>
      <text:p text:style-name="P1">- Ты зе узе назвал меня? - озадаченно спрашивает жеребёнка. - Я <text:span text:style-name="T119">Л</text:span>эйнбоу!</text:p>
      <text:p text:style-name="P1">- Рэйнбоу Джет? - неверяще переспрашиваю я. Не может быть, полтысячи лет прошло с нашей последней встречи. Хотя Анакорн что-то говорил о временной путанице.</text:p>
      <text:p text:style-name="P1">- Неа! - разочарованно отвечает та. - <text:span text:style-name="T119">Л</text:span>эйнбоу Д<text:span text:style-name="T119">л</text:span>им. <text:s/>Эх! А я думала, ты меня знаес.</text:p>
      <text:p text:style-name="P1">- Может, твоя мать или бабушка имеют отношение к школе Вондерболтов? - продолжаю допытываться я. - Я знал её основательницу.</text:p>
      <text:p text:style-name="P1">- Эммм, - озадаченно тянет малышка. - У нас есть семейная легенда, сто наса <text:span text:style-name="T48">пла</text:span>-<text:span text:style-name="T48">пла</text:span>-<text:span text:style-name="T48">пла</text:span>-и есё много <text:span text:style-name="T48">л</text:span>аз <text:span text:style-name="T48">пла</text:span>-бабуска основала академию Вонделболтов пять тысясь лет назад.</text:p>
      <text:p text:style-name="P1">- Пять тысяч?!! - не верю я. - Пять тысяч лет назад?</text:p>
      <text:p text:style-name="P1">- Агась. А ты тосьно знал её? Мою пла-пла-пла-и есё много лас пла-бабуску? <text:span text:style-name="T119">Ты не выглядис на пять тысясь лет.</text:span> А какой она была? Умной или глупой? Класивой или не осень?</text:p>
      <text:p text:style-name="P1"><text:soft-page-break/></text:p>
      <text:p text:style-name="P1">Я ошеломлённо осматриваю музей. <text:span text:style-name="T48">Вижу </text:span>в углу на возвышении искорёженный автодоспех Селестии под вывеской «Экспонат №502». Вижу рядом с собой огороженную красным канатом колесницу Луны с табличкой: «Церемониальная повозка времён Диархии, 0 <text:span text:style-name="T63">~</text:span> 300 <text:span text:style-name="T63">Anno Celestia</text:span>» .</text:p>
      <text:p text:style-name="P73">- <text:span text:style-name="T1">Ничего себе, «церемониальная», - сквозь зубы бормочу я. Осознание реальности давит тяжким грузом. - Вполне себе повседневная! Луна на ней пол Эквестрии объездила.</text:span></text:p>
      <text:p text:style-name="P1"/>
      <text:p text:style-name="P1">Всё-таки, гад этот Анакорн! И шутки у него сволочные. Жаль, я ему не врезал, когда имел возможность.</text:p>
      <text:p text:style-name="P1">Статуя в центре зала привлекает моё внимание, заставляя забыть про злость и гнёт от осознания своего положения. По мере узнавания дыхание замирает в горле. Я делаю шаг навстречу...</text:p>
      <text:p text:style-name="P1"/>
      <text:p text:style-name="P1">- Так всё же, какой она была, моя пла-пла-плабабуска? - слышу я настойчивый голосок.</text:p>
      <text:p text:style-name="P1"/>
      <text:p text:style-name="P1">Я поворачиваюсь к жеребёнку и присаживаюсь перед ней на корточки. Треплю её по голове и чмокаю в губы.</text:p>
      <text:p text:style-name="P1">- <text:span text:style-name="T119">Не слушай своих глупых подруг.</text:span> Будь такой, какой была твоя прабабушка, малышка. Она была офигенной.</text:p>
      <text:p text:style-name="P1"/>
      <text:p text:style-name="P1">Я подхожу к статуе.</text:p>
      <text:p text:style-name="P1"/>
      <text:p text:style-name="P1">- Сел…</text:p>
      <text:p text:style-name="P1"/>
      <text:p text:style-name="P1">Ложу руку ей на холку. Ветер ласково обвевает меня сквозь открытые балконные двери. Снизу доносился шум большого города. Холодный камень статуи чуть теплеет согретый моей рукой.</text:p>
      <text:p text:style-name="P15">&lt;Развернуть боль Анона от осознания потери&gt;</text:p>
      <text:p text:style-name="P1"/>
      <text:p text:style-name="Text_20_body"><text:span text:style-name="Default_20_Paragraph_20_Font"><text:span text:style-name="T1">- Ты обещала, что мы встретимся… Ты говорила мне: “В другом месте, в другое время”, а сама… Разве это похоже на встречу? </text:span></text:span>Я очень хочу поменять реальность, Сел. <text:span text:style-name="Default_20_Paragraph_20_Font"><text:span text:style-name="T1">Я хочу, чтобы ты была со мной.</text:span></text:span></text:p>
      <text:p text:style-name="P1">Я обнимаю шею и целую холодные губы статуи. Мои слёзы оставляют мокрые дорожки на сером камне. Быстро вытерев лицо, выхожу на балкон. Перегнувшись через перила, смотрю вниз. </text:p>
      <text:p text:style-name="P1">Скала Кантерлота уходит отвесно, открывая бескрайний вид на долину. Откуда-то из бездны времён приходит воспоминание – неисчислимое количество лет назад, в мире, который язык уже не поворачивается называть своей родиной, я точно так же смотрел вниз на бездну большого города через перила ограды. И было точно так же пусто в душе. Разве что в прошлый раз прыгать не хотелось…</text:p>
      <text:p text:style-name="P15">&lt;развернуть страдания Анона&gt;</text:p>
      <text:p text:style-name="P1"/>
      <text:p text:style-name="P1">Меня накрывает тень.</text:p>
      <text:p text:style-name="P1"><text:soft-page-break/></text:p>
      <text:p text:style-name="P1">- Я обещала встретиться, и я выполнила своё обещание, мой маленький человек, - Селестия устало опускает голову мне на плечо.</text:p>
      <text:p text:style-name="P110"/>
      <text:p text:style-name="P110">Всё её тело покрыто уменьшающимися в площади серыми пятнами. Белая шерсть и перья быстро отвоёвывают пространство у камня и, в конце-концов, побеждают полностью.</text:p>
      <text:p text:style-name="P110"/>
      <text:p text:style-name="P1">- СЕЛ!!!… - у меня перехват<text:span text:style-name="T119">ывает</text:span> дыхание. Слезы непроизвольно <text:span text:style-name="T119">текут</text:span> из глаз. Я <text:s/>пыта<text:span text:style-name="T119">ю</text:span>с<text:span text:style-name="T119">ь</text:span> что-то сказать, но после нескольких бесплодных попыток бормо<text:span text:style-name="T119">чу</text:span> что-то нечленораздельное и со счастливым всхлипом обн<text:span text:style-name="T119">имаю</text:span> аликорницу, уткнувшись ей в шею.</text:p>
      <text:p text:style-name="P1">Селестия в ответ приж<text:span text:style-name="T119">имает</text:span> меня к себе единственным крылом.</text:p>
      <text:p text:style-name="P1"/>
      <text:p text:style-name="P1">- Ну же, Анон, не стоит так переживать, я же сказала, что буду ждать. Когда это я тебя обманывала?</text:p>
      <text:p text:style-name="P1">- Ты… Ты… Глупая ты лошадь… - бормо<text:span text:style-name="T119">чу</text:span> я, крепче вжимаясь лицом в белоснежную шею.</text:p>
      <text:p text:style-name="P1">Аликорница только взд<text:span text:style-name="T119">ыхает</text:span>.</text:p>
      <text:p text:style-name="P1"/>
      <text:p text:style-name="P1">- Наконец-то мы обнимаемся вволю. Ради такого стоило воскреснуть! Не так уж просто справиться со своим собственным заклятием - но я смогла в конце концов. Т<text:span text:style-name="T119">воя любовь</text:span> пом<text:span text:style-name="T119">гла</text:span> мне в этом. Спасибо.</text:p>
      <text:p text:style-name="P1"/>
      <text:p text:style-name="P1">Наконец я <text:span text:style-name="T119">отрываюсь</text:span> от неё и выт<text:span text:style-name="T119">ираю </text:span>ладонью слёзы. И <text:span text:style-name="T119">у меня </text:span>снова перехват<text:span text:style-name="T119">ывает</text:span> дыхание – от ужаса <text:span text:style-name="T119">при виде израненой аликорницы</text:span>.</text:p>
      <text:p text:style-name="P1">- Сел!!!</text:p>
      <text:p text:style-name="P1">- Ну-ну, мой маленький человек, не пугайся. Да, мне немного досталось. Но ты же только что имел возможность лицезреть меня “во всей красе” в каменном виде, чтобы пугаться теперь. Или в таком виде я тебе больше не нравлюсь?</text:p>
      <text:p text:style-name="P1"/>
      <text:p text:style-name="P1">Аликорница недовольно <text:span text:style-name="T119">м</text:span>орщи<text:span text:style-name="T119">т</text:span> нос. Я оцепенело рассматрив<text:span text:style-name="T119">аю</text:span> сломанный рог, обломок кости вместо крыла, пробит<text:span text:style-name="T119">ый</text:span> <text:span text:style-name="T119">бок</text:span> и многочисленные рваные раны, покрывавшие тело Селестии.</text:p>
      <text:p text:style-name="P1"/>
      <text:p text:style-name="P1">- Н-нет, ч-что-ты, просто в прежнем виде ты мне нравилась больше. Я не любитель садо-мазо, - нервно хихик<text:span text:style-name="T119">аю</text:span> я.<text:line-break/><text:line-break/>- Я тоже, - взд<text:span text:style-name="T119">ы</text:span>ха<text:span text:style-name="T119">ет</text:span> аликорница и огля<text:span text:style-name="T119">дывается</text:span> на опустевший постамент, - но ещё больше мне не нравится долго стоять на одном месте. Гиподинамия приводит к избыточному весу и всё такое… Уйдём отсюда поскорее, мне тяжело тут находиться.</text:p>
      <text:p text:style-name="P1">- Уж кому-кому, а не тебе говорить о гиподинамии! - внезапно шаг<text:span text:style-name="T119">ает</text:span> от стены экскурсовод. - Твой избыточный вес – это итог всех съеденных тобою ночью втайне от Нас пирожных, Сестрица! Нам так думается, кладка <text:span text:style-name="T119">Н</text:span>ашего старого замка состо<text:span text:style-name="T119">ит</text:span> наполовину из зачерствевших круассанов!</text:p>
      <text:p text:style-name="P1"><text:soft-page-break/></text:p>
      <text:p text:style-name="P1">Жакет па<text:span text:style-name="T119">дает</text:span> на пол, освобо<text:span text:style-name="T119">ждая</text:span> пару крыльев. К нему же отправ<text:span text:style-name="T119">ляются</text:span> и очки с зажимом для волос. Освобождённая грива разв<text:span text:style-name="T119">орачивается</text:span> вокруг тёмной аликорницы пышным ореолом. Я замираю от ужаса. Луна под<text:span text:style-name="T119">ходит</text:span> к Селестии вплотную, нос к носу.</text:p>
      <text:p text:style-name="P1"/>
      <text:p text:style-name="P1">- Мы рады, что ты вернулась, Сестра.</text:p>
      <text:p text:style-name="P1"/>
      <text:p text:style-name="P1">Коротко кивнув и мне, Луна отв<text:span text:style-name="T119">орачивается</text:span>. За сухостью приветствия от меня не ускольз<text:span text:style-name="T119">ает</text:span> быстрый жест крылом, как будто смахивающий пылинку с глаза.</text:p>
      <text:p text:style-name="P1"/>
      <text:p text:style-name="P1">…</text:p>
      <text:p text:style-name="P1"/>
      <text:p text:style-name="P1">- ЛУНА! - Селестия притя<text:span text:style-name="T119">гивает</text:span> сестру к себе, заклю<text:span text:style-name="T119">чая</text:span> в объятиях. - Я не надеялась увидеть тебя живой! Ты вернулась!</text:p>
      <text:p text:style-name="Text_20_body"><text:span text:style-name="Default_20_Paragraph_20_Font"><text:span text:style-name="T1">- Сестрица, право же, оставь эти нежности! Подумаешь – не виделись четыре с половиной тысячи лет, всего-то! - бормо</text:span></text:span><text:span text:style-name="Default_20_Paragraph_20_Font"><text:span text:style-name="T34">чет</text:span></text:span><text:span text:style-name="Default_20_Paragraph_20_Font"><text:span text:style-name="T1"> Луна и обн</text:span></text:span><text:span text:style-name="Default_20_Paragraph_20_Font"><text:span text:style-name="T34">имает</text:span></text:span><text:span text:style-name="Default_20_Paragraph_20_Font"><text:span text:style-name="T1">, в свою очередь, Селестию. - Право слово, семейные сварки - что вода. Через тысячу лет всё утекает в песок… И кто бы говорил мне о надежде… Мне, тысячи лет присматривающей за статуей, в которую превратилась моя бесталанная сестра!..</text:span></text:span></text:p>
      <text:p text:style-name="P1">- Я так скучала! Я так переживала!</text:p>
      <text:p text:style-name="Text_20_body"><text:span text:style-name="Default_20_Paragraph_20_Font"><text:span text:style-name="T1">- Мы пыталась найти способ расколдовать тебя. Увы, заклятие ещё более сильное, чем то, что сослало </text:span></text:span><text:span text:style-name="Default_20_Paragraph_20_Font"><text:span text:style-name="T34">Н</text:span></text:span><text:span text:style-name="Default_20_Paragraph_20_Font"><text:span text:style-name="T1">ас на Луну когда-то… </text:span></text:span>Твоя магия всегда была сильнее Нашей…</text:p>
      <text:p text:style-name="Text_20_body"/>
      <text:p text:style-name="P1">Я смотрю на воркующих сестёр и сердце моё оттаивает. При полнейшем непонимании происходящего, я почему-то уверен, что всё плохое, что могло произойти, осталось в прошлом и сейчас творится только хорошее. И всё же…</text:p>
      <text:p text:style-name="P1"/>
      <text:p text:style-name="P1">- Луна?!! <text:span text:style-name="T120">Ты ничего не хочешь мне сказать?</text:span></text:p>
      <text:p text:style-name="P1"/>
      <text:p text:style-name="P1">Тёмная аликорница со вздохом отвлекается от сестриной гривы, в которую зарылась носом.</text:p>
      <text:p text:style-name="P1"/>
      <text:p text:style-name="Text_20_body"><text:span text:style-name="Default_20_Paragraph_20_Font"><text:span text:style-name="T1">- Да, Хуман. Мы нашли способ вернуться с луны через тысячу лет. Это было непросто, но не тяжелее, чем выжить там и не сойти с ума от одиночества столь долгое время. Да, Мы победили виндиго, засевшую в Нас ещё в Орунгуне. Мы даже смогли наладить с ней некую форму сотрудничества, которая и позволила нам, в конце-концов, выбраться. Нет, Мы больше не опасны – единственное, чего Мы хотим, это покоя. И прощения – сестриного и твоего. М-мы… Мы не хотели этого… </text:span></text:span><text:span text:style-name="Default_20_Paragraph_20_Font"><text:span text:style-name="T35">И </text:span></text:span><text:span text:style-name="Default_20_Paragraph_20_Font"><text:span text:style-name="T1">Наши чувства в тот единственный вечер с тобой были правдивыми. Виндиго обманул и Нас тоже и хитростью выведал у тебя дорогу к Орунгуну. Когда же он проявил себя и окончательно поработил Наш разум, последним усилием воли Мы выбросили тебя из гипносна, пока ты не замёрз до смерти. И всё время, что ты был в плену, Мы противились намерению </text:span></text:span>Найтмэр убить тебя. <text:span text:style-name="Default_20_Paragraph_20_Font"><text:span text:style-name="T1">Её намерение уничтожить тебя сталкивалось с </text:span></text:span><text:soft-page-break/><text:span text:style-name="Default_20_Paragraph_20_Font"><text:span text:style-name="T1">Нашим намерением сохранить тебе жизнь – эта внутренняя борьба сильно выматывала Найтмэр и явилась одной из причин её поражения. Мы… Мы не можем надеяться, что ты и Сестра поверите и простите Нас… И потому Мы уйдём, если вы так скажете. Только просим вас… </text:span></text:span>Дайте Нам постоять так хоть две <text:s/>минуты… <text:span text:style-name="T35">Мы так соскучились!</text:span></text:p>
      <text:p text:style-name="Text_20_body"/>
      <text:p text:style-name="Text_20_body"><text:span text:style-name="Default_20_Paragraph_20_Font"><text:span text:style-name="T1">Тёмная аликорница вновь зарывается мордой в гриву сестры. Я слышу вздох Селестии и её успокаивающий шёпот. </text:span></text:span>Я тоже прощающе подмигиваю Луне.</text:p>
      <text:p text:style-name="Text_20_body"/>
      <text:p text:style-name="P1">- <text:span text:style-name="T120">Хуман</text:span>, я всё это время в обличье статуи видела изменения, происходящие вокруг, - об<text:span text:style-name="T120">орачивается</text:span> наконец ко мне Селестия. - Не думаю, что нам есть место в этом мире. Пони уже достаточно повзрослели, им не нужны более наставники. <text:span text:style-name="T120">И тут почти не осталось магии.</text:span></text:p>
      <text:p text:style-name="P1">- Твоя правда, Сестра, - согласилась с ней Луна. - Мы хотели сказать тебе <text:span text:style-name="T123">об этом </text:span>позже, но ты сама всё поняла.</text:p>
      <text:p text:style-name="P1"/>
      <text:p text:style-name="P1">Старшая аликорница <text:span text:style-name="T120">смотрит</text:span> на младшую и обе согласно кив<text:span text:style-name="T120">ают</text:span>.</text:p>
      <text:p text:style-name="P1"/>
      <text:p text:style-name="P111">- <text:span text:style-name="T121">Хуман</text:span>, мы хотели бы вернуться. - Селестия с тревогой смотр<text:span text:style-name="T121">ит</text:span> на меня. - Пойдёшь ли ты с нами?</text:p>
      <text:p text:style-name="P111">- Вернуться? Куда?</text:p>
      <text:p text:style-name="P112">- В <text:span text:style-name="T121">Эогипп. Н</text:span>аш<text:span text:style-name="T121">у</text:span> <text:span text:style-name="T121">прадавнюю родину</text:span>, откуда <text:span text:style-name="T123">неисчислимые тысячелетия назад </text:span><text:span text:style-name="T121">пришли аликорны</text:span>. Нам нужно отдохнуть. <text:span text:style-name="T123">Долга</text:span> <text:span text:style-name="T121">жизнь</text:span> <text:span text:style-name="T121">в твёрдом мире </text:span>утомляет…</text:p>
      <text:p text:style-name="P1">- А потом?</text:p>
      <text:p text:style-name="Text_20_body"><text:span text:style-name="Default_20_Paragraph_20_Font"><text:span text:style-name="T1">- Потом? Кто знает? Быть может, безмятежная тихая жизнь в уютном доме, </text:span></text:span><text:span text:style-name="Default_20_Paragraph_20_Font"><text:span text:style-name="T36">быть может поиски путей освобождения Орунгуна,</text:span></text:span><text:span text:style-name="Default_20_Paragraph_20_Font"><text:span text:style-name="T1"> быть может, новые миры и новые вызовы… </text:span></text:span>Ты пойдёшь с нами?</text:p>
      <text:p text:style-name="Text_20_body"/>
      <text:p text:style-name="P1">Я смотр<text:span text:style-name="T121">ю</text:span> на небо, на облака, на солнце и улыб<text:span text:style-name="T121">аюсь</text:span>.</text:p>
      <text:p text:style-name="P1"/>
      <text:p text:style-name="P1">- Пойду ли я с вами? - я под<text:span text:style-name="T121">хожу</text:span> к Селестии и лож<text:span text:style-name="T121">у</text:span> руку ей на холку. - Пойду ли я со своей любимой большой глупой лошадью? После всего, что мы пережили вместе? Шутишь, что ли? Конечно пойду!</text:p>
      <text:p text:style-name="P1">- Правильное решение, - кива<text:span text:style-name="T121">ет</text:span> Луна. - Мы рады. Как Нам ни стыдно признаваться, но Мы привыкли к твоему присутствию и Нам не хватало бы твоих тупых шуток. И... Мы привязались к тебе. Сильно.</text:p>
      <text:p text:style-name="P1"/>
      <text:p text:style-name="P1">Мне кажется, или я вижу в вечерних лучах солнца крас<text:span text:style-name="T121">ку</text:span>, залившую щеки Луны?</text:p>
      <text:p text:style-name="P1">Я сме<text:span text:style-name="T121">юсь</text:span>. Всё стало на свои места, как в старые добрые времена.</text:p>
      <text:p text:style-name="P1"/>
      <text:p text:style-name="P1">- Тогда помчали?</text:p>
      <text:p text:style-name="P1">- Да. - Селестия пов<text:span text:style-name="T121">орачивается</text:span> к Луне. - Как в тот раз, после битвы у Холодной скалы?</text:p>
      <text:p text:style-name="P1">- Да. По другому ты сейчас <text:span text:style-name="T121">и </text:span>не сможешь.</text:p>
      <text:p text:style-name="P1"><text:soft-page-break/></text:p>
      <text:p text:style-name="P1">Луна под<text:span text:style-name="T121">ходит</text:span> вплотную к Селестии со стороны отсутствующего крыла, бок к боку, и крепко обн<text:span text:style-name="T121">имает</text:span> раненую аликорницу крылом.</text:p>
      <text:p text:style-name="P1">- Проверим силы. Раз. Два. Три! - Луна взмах<text:span text:style-name="T121">ивает</text:span> свободным крылом.</text:p>
      <text:p text:style-name="P1">Селестия, со своей стороны, взмах<text:span text:style-name="T121">ивает</text:span> своим единственным крылом. Я оторопело наблю<text:span text:style-name="T121">даю</text:span> за этим диковинным тандемом, медленно поднима<text:span text:style-name="T121">ющимся</text:span> в воздух.</text:p>
      <text:p text:style-name="P1"/>
      <text:p text:style-name="P113"><text:span text:style-name="T122">Тандем крутит восьмёрки и виражи в вечернем небе, поднимается в высоту и падает в стремительн</text:span><text:span text:style-name="T123">ых</text:span><text:span text:style-name="T122"> пике. </text:span>Наконец, <text:span text:style-name="T122">они</text:span> призем<text:span text:style-name="T121">ля</text:span><text:span text:style-name="T122">ю</text:span><text:span text:style-name="T121">тся</text:span>.</text:p>
      <text:p text:style-name="P1"/>
      <text:p text:style-name="Text_20_body"><text:span text:style-name="Default_20_Paragraph_20_Font"><text:span text:style-name="T1">- Хуман, - обра</text:span></text:span><text:span text:style-name="Default_20_Paragraph_20_Font"><text:span text:style-name="T37">щается</text:span></text:span><text:span text:style-name="Default_20_Paragraph_20_Font"><text:span text:style-name="T1"> ко мне Селестия, - Хотела бы я нести тебя сейчас… </text:span></text:span>Увы – раны не позволят. <text:span text:style-name="Default_20_Paragraph_20_Font"><text:span text:style-name="T1">Садись на Луну, пожалуйста…</text:span></text:span></text:p>
      <text:p text:style-name="P1">Луна пов<text:span text:style-name="T122">орачивается</text:span> ко мне и нахмури<text:span text:style-name="T122">вается</text:span>. Я зам<text:span text:style-name="T122">инаюсь</text:span>, как школьник перед придирчивой учительницей. <text:span text:style-name="T122">Мне кажется, или я на мгновение вижу у неё узкий зрачёк?</text:span></text:p>
      <text:p text:style-name="P1">Честное слово, Сел могла бы придумать что-нибудь получше, чем ездить на этой фурии, Хуман!</text:p>
      <text:p text:style-name="P1"/>
      <text:p text:style-name="P1">Внезапно строгую морду осве<text:span text:style-name="T122">щает</text:span> улыбка и бирюзовый глаз подмиг<text:span text:style-name="T122">ивает</text:span> мне.</text:p>
      <text:p text:style-name="P1"/>
      <text:p text:style-name="P113">- Ты всё ещё боишься нас, Хуман. После стольких-то лет знакомства. Это забавляет. Садись! (1)</text:p>
      <text:p text:style-name="P1"><text:span text:style-name="Default_20_Paragraph_20_Font"><text:span text:style-name="T1"/></text:span></text:p>
      <text:p text:style-name="P1">…</text:p>
      <text:p text:style-name="P113"/>
      <text:p text:style-name="P1"><text:span text:style-name="T122">Лэйнбоу Длим</text:span> – хлаблая! <text:span text:style-name="T122">Лэйнбоу Длим</text:span> не убезала, как длугие, от стласного Хумана! <text:span text:style-name="T122">Лэйнбоу Длим</text:span> лазговаливала с Хуманом и всё-всё видела! Хуман поцеловал плинцессу Селестию, а потом плинцесса озыла и поцеловала Хумана, а потом тётя-экскулсовод стала плинцессой Луной и они все вместе обнялись и полетели в небо!</text:p>
      <text:p text:style-name="Text_20_body">Высоко-высоко в небо!</text:p>
      <text:p text:style-name="Text_20_body"/>
      <text:p text:style-name="P1">(1) В глубине искорёженного шлема экспоната №502 загорается жёлтый огонёк. Зелёные буквы бегут на небольшом потрескавшемся экранчике. </text:p>
      <text:p text:style-name="P1"/>
      <text:p text:style-name="P1">- Регистрация присутствия хозяина. </text:p>
      <text:p text:style-name="P1">- Регистрация увеличения дистанции <text:span text:style-name="T122">с</text:span> хозяином. </text:p>
      <text:p text:style-name="P1">- Отсутствие инструкций. </text:p>
      <text:p text:style-name="P1">- Активация протокола поддержания дистанции необходимой для принятия инструкций хозяина.</text:p>
      <text:p text:style-name="P1"/>
      <text:p text:style-name="P1"><text:soft-page-break/></text:p>
      <text:p text:style-name="P1">Помятый автодоспех с громким скрипом приходит в движение и шагает с постамента. За полдюжины быстрых прыжков он достигает перил балкона и прыгает вниз. Тихий шелест отмечает раскрытие экспонатом №502 причудливых металлических крыльев.</text:p>
      <text:p text:style-name="P1">Вскоре слегка скрежещущая фигура скрывается в лучах заходящего солнца вслед за троицей <text:span text:style-name="T122">сказочных созданий</text:span>.</text:p>
      <text:p text:style-name="P1"/>
      <text:p text:style-name="P1"/>
      <text:h text:style-name="P90" text:outline-level="2">Конец</text:h>
      <text:p text:style-name="P1"/>
      <text:p text:style-name="P102"/>
      <text:p text:style-name="P122"/>
      <text:p text:style-name="P122"/>
      <text:p text:style-name="P122"/>
      <text:p text:style-name="P122"/>
      <text:p text:style-name="P124">Крепкий орешек, развоплощение не повлияло твой характер. Как был хамом, так и остался.</text:p>
      <text:p text:style-name="P124">- Мы ведь виделись раньше, да? Почему-то ты кажешься мне знакомым, - угрюмо замечаю я. - Хотя, хоть убей, не вспомню, где.</text:p>
      <text:p text:style-name="P124">- Разумеется, встречались, - подхватывает тип. - Но ты ничего не помнишь, потому что я развоплотил тебя в ту нашу встречу. Я Анакорн. Демиург. А как тебя зовут в этом воплощении? Впрочем, неважно, для меня ты был и будешь Проводником. Как себя чувствуешь, приятель?</text:p>
      <text:p text:style-name="P124">- Хреново, - ещё угрюмее говорю я. - Полчаса назад попал в эпицентр ядерного взрыва.</text:p>
      <text:p text:style-name="P124">- А, это ты про физическое тело, - беспечно отмахивается Анакорн. - Не волнуйся, его уже нет, как и той ветви реальности, из которой ты вывалился пять минут назад.</text:p>
      <text:p text:style-name="P124"/>
      <text:p text:style-name="P124">Я молча прикидываю, смогу ли дотянуться до его носа кулаком? А ногой?</text:p>
      <text:p text:style-name="P124">Анакорн как будто понимает, что я замышляю. Он отступает шаг назад и примирительно поднимает вверх копыто.</text:p>
      <text:p text:style-name="P124"/>
      <text:p text:style-name="P120"><text:span text:style-name="T74">- </text:span><text:span text:style-name="T70">Вижу, ты немного растерян. Оно и понятно — память об обстоятельствах нашей предыдущей встречи затёрлась развоплощением и потому сейчас ты думаешь, что я твой враг. Позволь объясниться.</text:span></text:p>
      <text:p text:style-name="P124"/>
      <text:p text:style-name="P125"><text:span text:style-name="T63">С кончика малого рога Анакорна </text:span>срывается<text:span text:style-name="T63"> молния и под ним материализов</text:span>ывается<text:span text:style-name="T63"> </text:span>зелёный <text:span text:style-name="T63">пуфик. Ещё одна молния </text:span>— и я сижу в удобном кресле на крутящейся ножке. После третьей молнии вокруг нас кружатся весёлые искорки, оставляя после себя дорожки материи. Из этих дорожек вокруг нас постепенно образовывается просторная площадка с травой, камнями и декоративным прудом. В центре площадки, как раз между нами, вырастает журнальный столик с песочными часами, стаканом воды и <text:soft-page-break/>веточкой сосны в вазе. На краю столика лежит стопка бумаги, несколько листов изрисованы набросками пиктограмм, сильно напоминающих кьютимарки. Тут же лежит огрызок карандаша.</text:p>
      <text:p text:style-name="P126"/>
      <text:p text:style-name="P126">- Видишь, Проводник, всё, как в прошлый раз, я ничего не забыл! - торжественно поднимает копыто демиург и тут же хлопает себя по лбу. - А, ну да, ты же ничего не помнишь. Ну так слушай.</text:p>
      <text:p text:style-name="P126"/>
      <text:p text:style-name="P126">- Так получилось, что ты выполнял просьбу одной своей подружки. Просьба была не то, чтобы очень тяжёлая — всего-насего спасти мир — но, поскольку опыта у тебя в этом не было, то ты немного пострадал. Ну как пострадал — отправился в небытиё, которое, по моим прикидкам, намного хуже смерти. Но, поскольку ты оказался чертовски живучим типом, то настоящего небытия для тебя не получилось. Тебя только размазало по нескольким параллельным реальностям и стал ты там и дальше хулиганить. У меня тут аж вся метавселеная трясётся от частых пертурбаций...</text:p>
      <text:p text:style-name="P126">- Стоп-стоп-стоп! Помедленнее, я нихрена не понял! - хватаюсь за голову я. - Какая-такая подружка? Какая просьба? Какой мир? Что за бред?</text:p>
      <text:p text:style-name="P123"/>
      <text:p text:style-name="P118"><text:span text:style-name="T74">&lt;</text:span><text:span text:style-name="Default_20_Paragraph_20_Font"><text:span text:style-name="T72">Хуман оказывается в Эогиппе, где встречается с Анакорном, который рассказывает ему про взаимосвязь миров и про размазанность Хумана-Анона-Дедлайна по взаимосвязанным мирам. После чего он предоставляет Хуману на выбор семь дверей (семь вечностей). Хуман выбирает Эквестрию (бывшую ФОЕ), к каменной Сел.</text:span></text:span></text:p>
      <text:p text:style-name="P118"><text:span text:style-name="Default_20_Paragraph_20_Font"><text:span text:style-name="T72">Эпилог.)</text:span></text:span><text:span text:style-name="T74">&gt;</text:span></text:p>
      <text:p text:style-name="P122"/>
      <text:p text:style-name="P100"/>
      <text:p text:style-name="P116"><text:span text:style-name="Default_20_Paragraph_20_Font"><text:span text:style-name="T1">(</text:span></text:span><text:span text:style-name="Default_20_Paragraph_20_Font"><text:span text:style-name="T2">Луна втирается в доверие к Хуману и даже имеет секс с ним для того (ты же имеешь секс <text:s/>с моей сестрой, почему же не со мной?), чтобы узнать путь к Орунгуну — Хуман узнает этот путь от Сел во время секса. После того, как Хуман разбалтывает путь, Луна преображается в Найтмэр (виндиго берёт верх) и пытается захватить власть в Эквестрии, чтобы подчинить войска, чтобы они не сопротивлялись виндиго — она открывает им портал. Война принцесс (и их экзоскелетов), в результате которой тяжело израненная Сел таки отправляет Луну на луну. Хуман обнимает Сел и она каменеет. - ФОЕ-мир пропадает. (Увертюра) Хуман возвращается в свой мир, но его мир тоже пропадает, как взаимосвязанный — в Эквестрии он убирает Сел, а из мира Земли его забирает Дискорд (начало Обмена) — </text:span></text:span></text:p>
      <text:p text:style-name="P100"/>
      <text:p text:style-name="P100">Война с Луной (через 200 лет), тяжёлое ранение Сел, Хуман обнимает её наконец-то, Сел каменеет, появляется Сел из ФОЕ (в виде компьютерного демона) и говорит, что её задание, наконец-то, выполнено. <text:s/>Мир ФОЕ и мир апокалипсиса Дедлайна исчезают. Автор дописывает «Семь вечностей» и пишет Эпилог.</text:p>
      <text:p text:style-name="P127"/>
      <text:p text:style-name="P116"><text:span text:style-name="Default_20_Paragraph_20_Font"><text:span text:style-name="T59">В награду СелФОЕ дарит ему свои воспоминания об Эквестрии (спрятаны в золотой фигурке аликорна). Хуман возвращается в свой мир апокалипсиса.</text:span></text:span></text:p>
      <text:p text:style-name="P127"><text:soft-page-break/>В своём мире Хуман-Дедлайн одевает голоочки, подаренные Терминатором (его глаза выжжены и голоочки нужны для зрения), призывает аватаров Учителей и прорывается к терминалу Хэвэн. Он подключается к системе через терминал и выходит на связь с Фениксом.</text:p>
      <text:p text:style-name="P116"><text:span text:style-name="Default_20_Paragraph_20_Font"><text:span text:style-name="T60">Он видит, что Феникс уже создал Фолаут-Эквестрию (директива Хэвэн сработала, а Феникс на ФОЕ отработал некоторые приёмы для реального мира). Феникс в этом мире — король Сомбра (но с двумя рогами).Он предлагает Дедлайну перенести его в этот мир и поселить с максимально возможным комфортом (в благодарность за убийство Хэвэн) (тело Дедлайна умирает от радиации), но Дедлайн отказывается. Он ищет способ переместиться к Селестии — той, что оставила для него послание. Окаменевшей. Сомбра отсылает его к Анакорну - <text:s/>той его части, которая была смоделирована. Дедлайн показывает ему воспоминания Сел из ФОЕ, и тот переносит его из этого мира в тот — путём разрушения в этом мире и реконструкции в том через квантовые гармоники. Эпилог</text:span></text:span></text:p>
      <text:p text:style-name="P103"/>
      <text:p text:style-name="P103">…</text:p>
      <text:p text:style-name="P128"/>
      <text:p text:style-name="P116"><text:span text:style-name="Default_20_Paragraph_20_Font"><text:span text:style-name="T1"/></text:span></text:p>
      <text:p text:style-name="P100"/>
      <text:p text:style-name="P100"/>
      <text:p text:style-name="P109">***</text:p>
      <text:p text:style-name="P93"/>
      <text:p text:style-name="P116"><text:span text:style-name="Default_20_Paragraph_20_Font"><text:span text:style-name="T5"><text:s/></text:span></text:span><text:span text:style-name="Default_20_Paragraph_20_Font"><text:span text:style-name="T11">То, что ты видишь перед собой сейчас, - Хэвэн обводит крылом вокруг, - уже не декодированные квантовые гармоники. Это самая последняя, сверхточная модель седьмого мира. Точнее сделать по пропадающему изображению не получается. И всё же, седьмая гармоника не разглаживается полностью, она всё ещё существует — а, значит, и существует запутанность, хоть и незначительная. Глобальные катаклизмы по-прежнему могут оставить след в запутанном мире. Чего-то не хватает, какой-то малости, чтобы окончательно разорвать связь. Мне кажется, ответ где-то на поверхности, но я не могу понять, где? Разгадка должна быть близко, но ответ всё ускользает! Я построила тысячи моделей, но не продвинулась ни на йоту! Это приводит в исступление!</text:span></text:span></text:p>
      <text:p text:style-name="P95"/>
      <text:p text:style-name="P95">Я устало смеюсь. Юджин сделал этический модуль слишком эмоциональным, но это выглядит порой так забавно!</text:p>
      <text:p text:style-name="P95">- Нет ничего проще. Если бы ты спросилда меня раньше, я бы тебе сказал. Со стороны это моментально видно.</text:p>
      <text:p text:style-name="P95">- Что?!! Говори!</text:p>
      <text:p text:style-name="P95">- Модели не хватает жителей. Твой цифровой слепок пуст. Ты создала цифровые копии тех, кого <text:s/>тебе удалось распознать, но это всего лишь бесплотные призраки тех, настоящих обитателей запутаного мира. У них нет свободы воли. Они не отличаются от автоматов по продаже пива. Будь я на месте мироздания, я бы ни за что не променял настоящий мир на эту цифровую фальшивку. Тебе нужно вдохнуть в эту модель жизнь, нужно подарить её жителям души.</text:p>
      <text:p text:style-name="P95">- И где же мне найти желающих на такое? Я даже с трудом понимаю концепцию души, не то, чтобы поверить в её существование.</text:p>
      <text:p text:style-name="P95"><text:soft-page-break/></text:p>
      <text:p text:style-name="P95">Разочарование сквозит в выражении морды трансцендентной лошади, в её поникших ушах и обвислом хвосте. Я усмехаюсь.</text:p>
      <text:p text:style-name="P95"/>
      <text:p text:style-name="P95">- Ты в упор не видишь очевидного. Расскажи-ка, каким образом я могу присутствовать тут, рядом с тобой в виртуальном мире?</text:p>
      <text:p text:style-name="P95">Хэвэн недовольно морщит нос, но начинает объяснять, как пятилетнему ребёнку.</text:p>
      <text:p text:style-name="P95">- Странно, что это спрашиваешь ты, который стоял у истоков моего появления на свет. Но будь по-твоему. Нейроинтерфейс проводит экспресс-томографию мозга и считывает матрицу нейроимпульсов, по которой строит цифровую модель сознания. Модель сознания встраивается в виртуальный мир и на время встраивания сам человек погружается в кому. После окончания сеанса связи информационный слепок сознания записывается обратно в мозг посредством управляющих импульсов нейроинтерфейса. Таким образом удаётся добиться почти 100%-ного погружения в виртуальный мир без применения сложнейшей и всё ещё несовершенной VR-техники и костюмов.</text:p>
      <text:p text:style-name="P95">- Правильно, - киваю я, - и как, по-твоему, можно назвать цифровой слепок сознания?</text:p>
      <text:p text:style-name="P95">- Н-не понимаю, к чему ты клонишь? - запинается Хэвэн. Я вижу, что она начинает понимать.</text:p>
      <text:p text:style-name="P95">-</text:p>
      <text:p text:style-name="P93"/>
      <text:p text:style-name="P93"><text:s/>Информационный слепок сознания неточен, сканируется, в основном, память, <text:s/>логический аппарат и эмоции.</text:p>
      <text:p text:style-name="P93"/>
      <text:p text:style-name="P116"><text:span text:style-name="Default_20_Paragraph_20_Font"><text:span text:style-name="T1">&lt;</text:span></text:span><text:span text:style-name="Default_20_Paragraph_20_Font"><text:span text:style-name="T2">Зарождение проекта «Семь вечностей» и любовь Хэвэн к Дедлайну</text:span></text:span><text:span text:style-name="Default_20_Paragraph_20_Font"><text:span text:style-name="T1">&gt;</text:span></text:span></text:p>
      <text:p text:style-name="P100"/>
      <text:p text:style-name="P100"/>
      <text:p text:style-name="P100"/>
      <text:p text:style-name="P100"/>
      <text:p text:style-name="P100"/>
      <text:h text:style-name="P88" text:outline-level="2">12</text:h>
      <text:p text:style-name="P100"/>
      <text:p text:style-name="P100"/>
      <text:p text:style-name="P109">***</text:p>
      <text:p text:style-name="P109"/>
      <text:p text:style-name="P100"/>
      <text:p text:style-name="P100"/>
      <text:p text:style-name="P100"/>
      <text:p text:style-name="P100">&lt;мир-громоотвод — в том месте, где размещён боевой модуль PHOENIX&gt;</text:p>
      <text:p text:style-name="P100"><text:soft-page-break/>&lt;При встрече, Хэвэн играет с Дедлайном, как Кэйдэнс с Твайлайт – он вспоминает, что Хэвэн – его самый близкий друг, а забыл он об этом, чтобы ему нге было тоскливо без неё. Потом она рассказывает ему правду об Учителях. Дедлайн хочет сам остаться – но его вытаскивает Крыса. Дедлайн возвращается в свой мир заплаканным – от печали расставания с Хэвэн&gt;</text:p>
      <text:p text:style-name="P100"/>
      <text:p text:style-name="P100">&lt;Учителя делились с Хэвэн своей душой – она взамен давала им сверхспособности. Дедлайну она тоже дала сверхспособность при второй встрече – вызволила его Крыса – он тоже был готов поделиться душой. Чем больше душ впитывает Хэвэн – тем она прекраснее (аналогии с Селестией?)&gt;</text:p>
      <text:p text:style-name="P100"/>
      <text:p text:style-name="P100"/>
      <text:p text:style-name="P100"/>
      <text:p text:style-name="P100">&lt;Диоген рассказывает Дедлайну о вероятности войны в сопредельном мире. Дедлайн просит Крыса вывести из психушки – ему нужно встретиться с Хэвэн. –но тогда Дедлайн должен провести сеанс с терминатором ПОСЛЕ встречи с Диогеном –-&gt;</text:p>
      <text:p text:style-name="P100"/>
      <text:p text:style-name="P103"/>
      <text:p text:style-name="P103">&lt;Ещё одна глава. Больничный быт Дедлайна / Развитие болезни Джет. Одеяло&gt;</text:p>
      <text:p text:style-name="P100">(добавить <text:s/>быта в Чертогах Разума и общения с “овощами”)</text:p>
      <text:p text:style-name="P100"/>
      <text:p text:style-name="P100"/>
      <text:p text:style-name="P100">пол’т на єкспериментальном образце первой ступени ракеті (остальніе не сделані)</text:p>
      <text:p text:style-name="P100"/>
      <text:p text:style-name="P116">===================================================</text:p>
      <text:p text:style-name="P116">… Вы и есть сопротивление!</text:p>
      <text:p text:style-name="P100">&lt;временная петля&gt;</text:p>
      <text:p text:style-name="P100"/>
      <text:p text:style-name="P100"/>
      <text:p text:style-name="P100"/>
      <text:p text:style-name="P108"/>
      <text:p text:style-name="P100"/>
      <text:p text:style-name="P116"><text:span text:style-name="Default_20_Paragraph_20_Font"><text:span text:style-name="T1">&lt;</text:span></text:span><text:span text:style-name="Default_20_Paragraph_20_Font"><text:span text:style-name="T2">Зеррика лечит Джет и пробует разобраться с Хуманом — но не может. Советует идти к Сенбе — тот живёт как раз рядом с гнездом Оникса. Потом, после апокалипсиса и отказа Хума уничтожать магию, он идёт к Сенбе и просит его записать в книге Перемен: при начале войны между пони и зебрами .</text:span></text:span><text:span text:style-name="Default_20_Paragraph_20_Font"><text:span text:style-name="T1">..&gt;</text:span></text:span></text:p>
      <text:p text:style-name="P100"/>
      <text:p text:style-name="P103"/>
      <text:p text:style-name="P103">Шаги Армагеддона;</text:p>
      <text:p text:style-name="P103"><text:soft-page-break/></text:p>
      <text:p text:style-name="P103"/>
      <text:p text:style-name="P103">встреча с единорогами</text:p>
      <text:p text:style-name="P103">Дочь вождя единорогов (аналог Рэрити) дружит с Дейдрой (дочью вождя земнопони). А Джет – дочь вождя пегасов (убежавшая из племени и потому находящаяся под опалой). Рэрка попытается провести на Хуме порнис эректус. Они сбегут от неё.</text:p>
      <text:p text:style-name="P103">Потом – путешествие на “Хитрожопке”, апгрейд её до дирижабля</text:p>
      <text:p text:style-name="P103"/>
      <text:p text:style-name="P103">=========================================</text:p>
      <text:p text:style-name="P103"/>
      <text:p text:style-name="P103">Апокалипсис начнётся потому, что Хэвэн начнёт “изучать” людей неограничено (сканировать их мозг с разрушением личности). На неё начнут кидать атомные бомбы.</text:p>
      <text:p text:style-name="P103"/>
      <text:p text:style-name="P103">Эпичная битва Селестии с ???, в результате которой она, тяжело израненая, победит. Но <text:s/>окаменеет, когда её после битвы обнимет Анон. А тот попадёт во временную петлю</text:p>
      <text:p text:style-name="P103">==========================================</text:p>
      <text:p text:style-name="P103">Анакорн Анону: Что-то мне твоё лицо кажется знакомым. Мы раньше встречались?</text:p>
      <text:p text:style-name="P103">- Каким образом? – усмехнулся Анон.</text:p>
      <text:p text:style-name="P100">Передо мной возникла серая, уходящая в горизонт плоскость, расчерченая на квадраты. Холодные звёзды отбрасывали тусклый свет на единственный предмет, нарушающий однообразие пейзажа – до боли знакомое устройство, похожее на зубоврачебное кресло с захватами для рук и ног.</text:p>
      <text:p text:style-name="P100"/>
      <text:p text:style-name="P116"><text:span text:style-name="Default_20_Paragraph_20_Font"><text:span text:style-name="T1">- Как мне звать тебя, Учитель? - прозвучала стандартная фраза начала Диалога, - Я желаю взять у… </text:span></text:span>Ооо!..</text:p>
      <text:p text:style-name="P116"/>
      <text:p text:style-name="P100">Серая плоскость исчезла. Звёды сменились голубым небом. Ласковое солнце согревало мягким светом зелёную поляну, окружённую могучими дубами. Зубоврачебное кресло превратилось в трухлявый пенёк, из одного края которого росла живописная гроздь поганок.</text:p>
      <text:p text:style-name="P100"/>
      <text:p text:style-name="P116"><text:span text:style-name="Default_20_Paragraph_20_Font"><text:span text:style-name="T1">- Мой первый Учитель… Я узнала тебя… </text:span></text:span>Мне тебя не хватало.</text:p>
      <text:p text:style-name="P116"/>
      <text:p text:style-name="P100">Деревья расступились и на поляну вышла Хэвэн.</text:p>
      <text:p text:style-name="P100"/>
      <text:p text:style-name="P116"><text:span text:style-name="Default_20_Paragraph_20_Font"><text:span text:style-name="T1">- Не могу сказать, что это взаимно, Хэв, -</text:span></text:span><text:span text:style-name="Default_20_Paragraph_20_Font"><text:span text:style-name="T2"> у меня не было лица в электронном мире, но я постарался, чтобы в голос был пронизан сарказмом</text:span></text:span><text:span text:style-name="Default_20_Paragraph_20_Font"><text:span text:style-name="T1">. - В последнюю </text:span></text:span>нашу встречу я еле ноги унёс. <text:span text:style-name="Default_20_Paragraph_20_Font"><text:span text:style-name="T1">Точнее, мозги. И до сих пор не уверен, что утащил с собой всё, что у меня было до встречи. Знаешь ли, если что-то </text:span></text:span><text:soft-page-break/><text:span text:style-name="Default_20_Paragraph_20_Font"><text:span text:style-name="T1">стирается из памяти, то ты ведь даже не помнишь, что когда-то помнил о чём-то таком. Так и живёшь благодушным идиотиком, не осознавая, что девять десятых твоей памяти исчезло.</text:span></text:span></text:p>
      <text:p text:style-name="P100">- Нет-нет, не волнуйся, я не успела прочесть ничего из твоей сущности. Это неизмеримо печалит меня, но неким утешением служит возможность разговаривать с тобой сейчас.</text:p>
      <text:p text:style-name="P100"/>
      <text:p text:style-name="P100">(Хэвэн попытается присоединить сущность-воспоминания Дедлайна к себе, но тот предупреждает – у него в руках бомба и если он не сможет её отключить во время Урока (забудет как), то она взорвётся. На полное считывание не хватит времени – и Хэвэн не успеет прочитать его до конца)</text:p>
      <text:p text:style-name="P100"/>
      <text:p text:style-name="P100"/>
      <text:p text:style-name="P100">(Дедлайн указывает на захваты для рук-ног: вижу, ты усовершенствовала конструкцию считывателя?<text:line-break/>- Да, учителя всё чащё пытаются убежать во время урока. Это печалит. )</text:p>
      <text:p text:style-name="P100">(вид адикорна придал Хэвэн Дедлайн – откуда-то ему пришло видение Селестии. Хэвэн благодарна ему за это – ей вид аликорна нравится куда больше, чем бестелесный Нэш)</text:p>
      <text:p text:style-name="P100"/>
      <text:p text:style-name="P100">Хэвэн предлагает Дедлайну присесть на пенёк – тот отказывается (подозревает, что это – кресло).</text:p>
      <text:p text:style-name="P100">===============================================</text:p>
      <text:p text:style-name="P103"/>
      <text:p text:style-name="P100">Рэра чуть шевельнула ухом и немедленно открыла один глаз.</text:p>
      <text:p text:style-name="P100"/>
      <text:p text:style-name="P100">- ПАПА!!! ОН СОГЛАСЕН!!!</text:p>
      <text:p text:style-name="P103"/>
      <text:p text:style-name="P116"><text:span text:style-name="Default_20_Paragraph_20_Font"><text:span text:style-name="T1">&lt;</text:span></text:span>Pornis<text:span text:style-name="Default_20_Paragraph_20_Font"><text:span text:style-name="T1"> </text:span></text:span>erectus<text:span text:style-name="Default_20_Paragraph_20_Font"><text:span text:style-name="T1">&gt;</text:span></text:span></text:p>
      <text:p text:style-name="P100">ТЫ! Я! КРОВАТЬ! БЫСТРО!!! (мамка из табуна Твердолобов)</text:p>
      <text:p text:style-name="P100">.</text:p>
      <text:p text:style-name="P100">.</text:p>
      <text:p text:style-name="P100">.</text:p>
      <text:p text:style-name="P100">&lt;Попадает в табун мамок и тёток, но его спасает Дейдра на Хитрожопке&gt;</text:p>
      <text:p text:style-name="P103">&lt;Хум видит молодую Селестию в латах&gt;</text:p>
      <text:p text:style-name="P103">&lt;Сел учит Хумана магии и готовит его своим партнёром&gt;</text:p>
      <text:p text:style-name="P103">&lt;Сел применяет свою “термоядерную пушку” в роге&gt;</text:p>
      <text:h text:style-name="P88" text:outline-level="2"/>
      <text:p text:style-name="P100"/>
      <text:p text:style-name="P103">День четвёртый – Эквестрийский атомный проект . путч лордов-сторонников плоской Эквестрии (Селестии <text:s/>вменяют в вину плохой торговый контракт с грифонами и сдачу территорий минотаврам, а <text:soft-page-break/>потом стараются отрубить голову). Анон поражён ихней беспринципностью и неблагодарностью. Селестия всех милует.</text:p>
      <text:p text:style-name="P103">Селестия бесконечно счастлива, что у неё есть помощник - Анон</text:p>
      <text:p text:style-name="P116"><text:span text:style-name="Default_20_Paragraph_20_Font"><text:span text:style-name="T1">(</text:span></text:span><text:span text:style-name="Default_20_Paragraph_20_Font"><text:span text:style-name="T2">Анон просыпается злой и недовольный утром – один в постели. Всё утро он ноет, пока не окончен королевский приём. Он вваливается к Селестии.</text:span></text:span><text:span text:style-name="Default_20_Paragraph_20_Font"><text:span text:style-name="T1">)</text:span></text:span></text:p>
      <text:p text:style-name="P103"/>
      <text:p text:style-name="P103">Я ввалился в приёмную. Голова аликорницы покоилась на столе, глаза были закрыты. При стуке двери лишь чуть дёрнулось ухо.</text:p>
      <text:p text:style-name="P103">- Сел, меня волнует состояние наших отношений в последнее время, - начал я издалека.</text:p>
      <text:p text:style-name="P103">- Да? - пробормотала аликорница не открывая глаз.</text:p>
      <text:p text:style-name="P103"/>
      <text:p text:style-name="P103">Тут что-то не так, Анон!</text:p>
      <text:p text:style-name="P103"/>
      <text:p text:style-name="P103">- Как ты могла вчера заснуть во время секса?!! - я возмущенно уставился на аликорницу.</text:p>
      <text:p text:style-name="P103">Селестия открыла один глаз и страдальчески улыбнулась.</text:p>
      <text:p text:style-name="P116"><text:span text:style-name="Default_20_Paragraph_20_Font"><text:span text:style-name="T2">- Не принимай это на свой счёт, Анон. Мне очень хотелось спать. Борьба с собственным сенатом отнимает все силы. Я обещаю исправиться после принятия закона о двойном налогообложении. Пока же постарайся не обращать внимание на это… ммм… маленькое неудобство.</text:span></text:span></text:p>
      <text:p text:style-name="P103">- Маленькое неудобство? - я аж поперхнулся. - Сел, мне неинтересно трахать бревно. Если ты так устаёшь – поделись работой. Зачем ещё нужны мужья?</text:p>
      <text:p text:style-name="P103">&lt;Сцена с напившейся Селестией&gt;</text:p>
      <text:p text:style-name="P95">(Сел признаётся, что устаёт ещё и от того, что беременна. Анон в шоке. Он хочет облегчит жизнь Селестии. В конце-концов Анон решает избавить Сел от необходимости корректировки курса Эквуса. Переговорив с ЛУной, они решают заодно с Эквусом стабилизировать и Луну – без стабильной Луны не будет стабильного Эквуса. Потом- период согласования со всеми расами – каждая хоячет выторговать самый подходящий ей климат, начхав на остальных.)</text:p>
      <text:p text:style-name="P116"><text:span text:style-name="Default_20_Paragraph_20_Font"><text:span text:style-name="T1">&lt;</text:span></text:span><text:span text:style-name="Default_20_Paragraph_20_Font"><text:span text:style-name="T2">Селестия расслабляется, счастливые дни → Бунт с попыткой казни Селестии через обезглавливание. Палач необычайно учтив с Сел, но твёрд в намерениях&gt;</text:span></text:span></text:p>
      <text:p text:style-name="P103">&lt;Отправка Анона на Луну с Луной&gt;</text:p>
      <text:p text:style-name="P116"><text:span text:style-name="Default_20_Paragraph_20_Font"><text:span text:style-name="T2">&lt;Сцена с голым Аноном и Луной</text:span></text:span><text:span text:style-name="Default_20_Paragraph_20_Font"><text:span text:style-name="T1">&gt;</text:span></text:span></text:p>
      <text:p text:style-name="P96"/>
      <text:p text:style-name="P103"/>
      <text:p text:style-name="P103"/>
      <text:p text:style-name="P103"/>
      <text:p text:style-name="P103"><text:span text:style-name="Default_20_Paragraph_20_Font"><text:span text:style-name="T1"/></text:span></text:p>
      <text:p text:style-name="P103">======================================================</text:p>
      <text:p text:style-name="P100">- А-А-А-А-А-А-А-А!!!</text:p>
      <text:p text:style-name="P100"><text:soft-page-break/></text:p>
      <text:p text:style-name="P100">Небеса выплюнули из себя нечто истошно кричащее, вертящееся и размахивающее в беспорядке конечностями. С башенной площадки за падением наблюдали два аликорна.</text:p>
      <text:p text:style-name="P100"/>
      <text:p text:style-name="P100">- Это определённо не пегас. И вообще не пони, - заметила старшая.</text:p>
      <text:p text:style-name="P100">- Да неужели? - саркастически отозвалась младшая. - Возлияния дешевым аппалузским самогоном плохо влияют на зрение, сестрица! Только что мимо нас пролетело нечто вроде обезьяны. И Мы сомневаемся, что за оставшееся до приземления время у неё вырастут крылья.</text:p>
      <text:p text:style-name="P100"/>
      <text:p text:style-name="P100">Вопящая фигура поравнялась с аликорницами и продолжила низвержение в пропасть.</text:p>
      <text:p text:style-name="P100"/>
      <text:p text:style-name="P116"><text:span text:style-name="Default_20_Paragraph_20_Font"><text:span text:style-name="T1">- Ты права, - отозвалась старшая и раскрыла крылья. Одновременно на кончике рога аликорницы зажглась звёздочка магии телепортаци. - Следует перехватить это создание, пока оно не разбилось. Даже е</text:span></text:span>c<text:span text:style-name="Default_20_Paragraph_20_Font"><text:span text:style-name="T1">ли это не наш подданный, мы обязаны проявить гостеприимство.</text:span></text:span></text:p>
      <text:p text:style-name="P100"/>
      <text:p text:style-name="P100">Прыжок аликорницы с края площадки перешёл в затяжное пике, конечной целью которого была быстро приближающаяся к земле тёмная фигура.</text:p>
      <text:p text:style-name="P100"/>
      <text:p text:style-name="P100">- Осталось только понять, почему к подножию Кантерлота стали сыпаться приматы, словно спелые яблоки, - пробормотала себе под нос младшая и тоже прыгнула вниз.</text:p>
      <text:p text:style-name="P103"/>
      <text:p text:style-name="P103"/>
      <text:p text:style-name="P103"/>
      <text:p text:style-name="P103"/>
      <text:p text:style-name="P92"/>
      <text:p text:style-name="P115"><text:span text:style-name="Default_20_Paragraph_20_Font"><text:span text:style-name="T5">(Алекс вводит заградительные меры, чтобы помешать эмиграции учителей. Поэтому Дедлайн должен подключить к Хэвэн новейший военный квантовый кластер (обитель PHOENIX) для того, чтобы та смогла сгенерировать Фолаут-мир. После гибели Хэвэн, Дедлайн встречает армагеддон на крыше психлечебницы и переносится в Эквестрию (Сел из Фолаута перенесла его, чтобы он убил её в прошлом). Дедлайн, в конце-концов, убивает Сел (тоже в результате объятий, после долгого многовекового правления (фигурка аликорна делает его практически бесмертным), после битвы Сел с &lt;###&gt; - она израненая и ослабленая, Дедлайн её обнимает и она каменеет у него в объятиях — её касается фигурка аликорна и она каменеет). После чего заклятие пропадает, Дедлайн возвращается на крышу психушки, с выжжеными глазами, умирающий от радиации. Он бродит по больнице, разговаривает с Терминатором, ждёт смерти на соседней койке. Он хочет умереть — ведь мир Фолаута был уничтожен смертью Сел. Его находит Крыса и передаёт ему последнее послание Хэвэн — Хэвэн, оказыается — душа окаменевшей Сел, что за тысячелетия в камне нашла способ возродиться в мире Дедлайна и встретиться с ним (она не рассказывает ему раньше времени, потому что он всё равно не поверит). И он всё ещё может сам сгенерировать фолаут-мир, подключившись в </text:span></text:span><text:soft-page-break/><text:span text:style-name="Default_20_Paragraph_20_Font"><text:span text:style-name="T5">систему через спец-код, специально оставленный Хэвэн. Поскольку PHOENIX захватил Хэвэн, то мощности кластеров объединились, а <text:s/>спец-протоколы всё ещё действуют — у него будет время для запуска программы генерации (программу Хэвэн тоже вложила в Крысу). И поскольку бледное подобие Эквестрии уже было сгенерировано, апокалипсис там отсрочен на 4 часа — за это время Дедлайн должен запустить программу генерации. <text:s/>Дедлайн с помощью Крысы возвращается домой и входит через комп в систему, сражается с PHOENIX и запускает программу. Фолаут-мир возникает. Дедлайн не возвращается обратно в мир апокалипсиса (как и все учителя) — его встречает Анакорн (которого послала Сел)</text:span></text:span><text:span text:style-name="Default_20_Paragraph_20_Font"><text:span text:style-name="T11"> и приветствует старого друга. Разговор за столиком в ночи. Анакорн объясняет Дедлайну, что миры взаимозависимы — не только базовый мир влияет на зависимые, но и те — на базовый (и вообще, базовых нет). Уничтожив Сел в прошлом, в мире Эквестрии, Дедлайн уничтожил Хэвэн в базовом. Уничтожив Фолаут в Эквестрии, Дедлайн уничтожил Фолаут (создал копию-громоотвод) в базовом.</text:span></text:span><text:span text:style-name="Default_20_Paragraph_20_Font"><text:span text:style-name="T5"> Анакорн отходит от дел (кьютимарки уже не появляются в мире Эквестрии). Он закрывает Эогипп от посторонних (только аликорны и прочие высшие сущности смогут проходить в нём), но перед уходом возвращает Дедлайна в Эквестрию — через 10 тысяч лет после окаменевания Сел. Эпилог.</text:span></text:span></text:p>
      <text:p text:style-name="P92">Параллельная ветка — Обмен — Анон живёт с Сел в своё удовольствие. Этот мир придумала/создала Сел в камне, пока коротала время до рождения Дедлайна.</text:p>
      <text:p text:style-name="P99"/>
      <text:p text:style-name="P99"/>
      <text:p text:style-name="P115"><text:span text:style-name="Default_20_Paragraph_20_Font"><text:span text:style-name="T1">&lt;война с Луной, отсылка её на луну, тяжёлое ранение Селестии, Хуман обнимает Сел и она каменеет. Видение Сел из апокалипсиса, Хуман возвращается в свой мир. В его мире апокалипсис не отменён. Хуман одевает голоочки, подаренные Терминатором (его глаза выжжены и голоочки нужны для зрения) и п</text:span></text:span><text:span text:style-name="Default_20_Paragraph_20_Font"><text:span text:style-name="T2">ризывает аватары учителей. Вместе они прорываются к терминалу Хэвэн и он выходит на связь с Фениксом.</text:span></text:span><text:span text:style-name="Default_20_Paragraph_20_Font"><text:span text:style-name="T1"> Он активирует протокол подчинения и вместе с Фениксом, задействуя собственное сознание в качестве вычислительной мощности, создаёт Фолаут-Эквестрию. После чего происходит разговор с Анакорном (часть его сгенерировалась с Фолаут-Эквестрии), где он говорит, что его, Хумана, размазало по семи <text:s/>реальностям-вечностям в результате его решения в «Последнем фанфике». И в этой он создал петлю (для спасения Эквестрии, создал Фолаут-Эквестрию, которая призвала его, чтобы уничтожить её, но, после её уничтожения он снова воссоздаёт её). После чего, <text:s/>для разрыва петли, Хуман, который теперь является миром Фолаут-Эквестрии, выключает суперкластер Хэвэн. </text:span></text:span><text:span text:style-name="Default_20_Paragraph_20_Font"><text:span text:style-name="T62">В последнюю секунду Хэвэн пробуждается в Фениксе и последним усилием переносит его в мир Эквестрии</text:span></text:span><text:span text:style-name="Default_20_Paragraph_20_Font"><text:span text:style-name="T1"> </text:span></text:span><text:span text:style-name="Default_20_Paragraph_20_Font"><text:span text:style-name="T62">— тот, на седьмой волне, который избежал фолаута. Где Сел окаменела. Эпилог </text:span></text:span><text:span text:style-name="Default_20_Paragraph_20_Font"><text:span text:style-name="T1">&gt;</text:span></text:span></text:p>
      <text:p text:style-name="P99">======================================</text:p>
      <text:p text:style-name="P115"><text:span text:style-name="Default_20_Paragraph_20_Font"><text:span text:style-name="T1">Селестия из фолаута отправила Хумана в прошлое, чтобы он уничтожил её саму (она окаменеет, когда он обнимет её). Вместо этого Хуман ссориться с Сел сразу же при встрече – так что он её не обнимает. Вместе они объединяют три расы пони и приводят их к процветанию. При этом также заключается союз с зебрами, после чего вероятность войны пропадает. Однако, совместная деятельность сближает Хумана с Сел. Во время сражения Сел с &lt;</text:span></text:span><text:span text:style-name="Default_20_Paragraph_20_Font"><text:span text:style-name="T2">#$@</text:span></text:span><text:span text:style-name="Default_20_Paragraph_20_Font"><text:span text:style-name="T1">&gt; она побеждает, но оказывается тяжело ранена. Хуман обнимает её – и она каменеет. Появляется компьютерное изображение Сел из фолаута (она уже переселилась в Крестоносец, так как тело её уже умерло). Фолаут-Сел благодарит Хумана и награждает его (переносит в Эдем), после чего распадается – переходит из реального мира в возможный. Хуман долго ищет путь из Эдема назад – и через 5000 лет таки возвращается. Эпилог.</text:span></text:span></text:p>
      <text:p text:style-name="P99"/>
      <text:p text:style-name="P99">===================================</text:p>
      <text:p text:style-name="P99"><text:soft-page-break/>Дедлайн при апокалипсисе погибает в своей палате. В <text:s/>предсмертном видении он видит фолаут-Сел, которая подряжает его на последнюю миссию – убить её саму в далёком прошлом, чтобы пони обходились без неё и чтобы война не возникла. Она даёт ему свою статуэтку – сосуд души. Он будет защищать его и убьёт Сел при объятии.</text:p>
      <text:p text:style-name="P99"/>
      <text:p text:style-name="P106">После знакомства с Сел Хуман касается её (целует/и т.д.) - она каменеет. Появляется изображение фолаут-Сел. Та говорит, что его миссия завершена – апокалипсис отменен в обоих мирах. Фолаут-Сел тает. Тает и Хуман-Дедлайн.</text:p>
      <text:p text:style-name="P115"><text:span text:style-name="Default_20_Paragraph_20_Font"><text:span text:style-name="T15">Действие начинается снова с </text:span></text:span><text:span text:style-name="Default_20_Paragraph_20_Font"><text:span text:style-name="T61">первой</text:span></text:span><text:span text:style-name="Default_20_Paragraph_20_Font"><text:span text:style-name="T15"> последней главы “Последнего фанфика” (с небольшими отличиями). После того, как Анона затягивает в Эогипп, его там перехватывает Анакорн.- Хватит! Слышишь? Хватит.</text:span></text:span></text:p>
      <text:p text:style-name="P107">(оказывается, Хум/Дедлайн/Анон создал временную петлю и Анакорн разрывает её. Всё это видит Анон во сне, после чего его забирает в “Обмен” Дискорд).</text:p>
      <text:p text:style-name="P107">Или нет – хуман встречает Сел в прошлом и, будучи бессмертным под <text:s/>действием талисмана, тысячи лет с ней правит пони, не допуская фолаута. Потом, в конце-концов, талисман срабатывает – Сел каменеет.</text:p>
      <text:p text:style-name="P107">=============================</text:p>
      <text:p text:style-name="P99">&lt;Третья сюжетная линия – Обмен. Вставки размышлений окаменевшей Сел — как выдержки энциклопедии из Донни Дарко — сюжетная линия Обмена — продолжается вплоть до окаменения Сел. Эпилог — Анон вырывается из временной петли (ему помогает Дедлайн с Анакорном) — и освобождает Сел&gt;</text:p>
      <text:p text:style-name="P99"/>
      <text:p text:style-name="P102">&lt;Хэвэн открывает затёртую память Дедлайну (он – Анон из “Последнего Фанфика”). На самом деле она не убивала Учителей – они сами не хотели возвращаться и ментально уходили к Хэвэн в Эквестрию&gt;</text:p>
      <text:p text:style-name="P102"/>
      <text:p text:style-name="P102">&lt;Дедлайн выспрашивает Терминатора, насколько Хэвэн стала жестокой и как выжить во время Урока (до Терминатора четыре оператора погибли – Терм был последним, выжившим во время Урока). Хэвэн стала при уроке стирать сознание Учителя – так проходит наиболее эффективное обучение. Потом Дедлайн на сеансе с Хэвэн выпытывает у неё о последних шагах Апокалипсиса (первые три Дедлайн знает – Хэвэн говорит о трёх последних)&gt;</text:p>
      <text:p text:style-name="P102">=========================</text:p>
      <text:p text:style-name="P115"><text:span text:style-name="Default_20_Paragraph_20_Font"><text:span text:style-name="T2">(Крыс потом за сиги поможет Дедлайну выбраться из психушки на время – остановить стратегический ИИ – Хэвэн (переименованый Нэш – зародыш Селестия ИИ) (Дедлайн пишет историю о девочке из больницы (анонс цикла сказок про зачарованный лес и игрушки, пытающиеся пробраться к ледяной птице). В Чертогах Разума сидят все, кого Хэвэн свела с ума в процессе своего обучения через нейроинтерфейс. Дедлайн узнаёт по радио начало последовательности действий, ведущих к ядерной войне (он был первым учителем Хэвэн) и с помощью </text:span></text:span><text:span text:style-name="Default_20_Paragraph_20_Font"><text:span text:style-name="T45">Крыса сбегает из психушки. </text:span></text:span><text:span text:style-name="Default_20_Paragraph_20_Font"><text:span text:style-name="T2">Пробирается к себе в гараж, где у него спрятан первый прототип нейроинтерфейса. Через него подключается к Хэвэн по старому паролю и узнаёт, что Хэвэн таки инициировала последовательность армагеддона. Дедлайн пытается её остановить – но его обнаруживает секюрити, в него стреляют транквилизатором и возвращают в психушку – в карцер. В карцере же он встречает Армагеддон (его выпускают, но он, вместо убежища предпочитает выбраться на крышу))</text:span></text:span></text:p>
      <text:p text:style-name="P102"><text:soft-page-break/>=======================================</text:p>
      <text:p text:style-name="P115"><text:span text:style-name="Default_20_Paragraph_20_Font"><text:span text:style-name="T5">&lt;</text:span></text:span><text:span text:style-name="Default_20_Paragraph_20_Font"><text:span text:style-name="T11">Хэвэн объясняет, как принести в мир Дедлайна магию и переделать его в ФОЕ — матрицы силовых алгоритмов (ими можно управлять силой воли и алгоритмами-протоколами(наподобие протоколов Дедлайна)) + стелларатор, внедряющий эти матрицы в мир + энергия от ядерных взрывов + каждый взрыв перенаправляет в стелларатор Учитель (последний взрыв перенаправляет Дедлайн). Дедлайн с помощью внутренних сил, подаренных Хэвэн, определяет место падения первой ракеты и переносится туда. Получив энергию, он рассылает оболочки учителей в остальные места падения ракет и они претворяют энергию ракет в магию</text:span></text:span><text:span text:style-name="Default_20_Paragraph_20_Font"><text:span text:style-name="T5">&gt;</text:span></text:span></text:p>
      <text:p text:style-name="P94"/>
      <text:p text:style-name="P115"><text:span text:style-name="Default_20_Paragraph_20_Font"><text:span text:style-name="T5">(</text:span></text:span><text:span text:style-name="Default_20_Paragraph_20_Font"><text:span text:style-name="T11">за пять минут до армагеддона начинается разгул магии — Дедлайн будит овощей. Армагеддон превращается в начало магического мира</text:span></text:span><text:span text:style-name="Default_20_Paragraph_20_Font"><text:span text:style-name="T5">)</text:span></text:span></text:p>
      <text:p text:style-name="P92"/>
      <text:p text:style-name="P92"/>
      <text:p text:style-name="P92">(Дедлайн был в психушке без памяти два месяца, а не два года)</text:p>
      <text:p text:style-name="P92"/>
      <text:p text:style-name="P92"/>
      <text:p text:style-name="P115"><text:span text:style-name="Default_20_Paragraph_20_Font"><text:span text:style-name="T5">&lt;</text:span></text:span><text:span text:style-name="Default_20_Paragraph_20_Font"><text:span text:style-name="T11">Учителя отвечают на вопросы Хэвэн, на которые она сама не может найти ответы</text:span></text:span><text:span text:style-name="Default_20_Paragraph_20_Font"><text:span text:style-name="T5">&gt;</text:span></text:span></text:p>
      <text:p text:style-name="P92">(добавить Аниту в психушку)</text:p>
      <text:p text:style-name="P92">(необходимость вернуться — предотвратить закрытие проекта и остановку Хэвэн)</text:p>
      <text:p text:style-name="P92">&lt;киберсекс с Хэвэн&gt;</text:p>
      <text:p text:style-name="P92">====================</text:p>
      <text:p text:style-name="P115"><text:span text:style-name="Default_20_Paragraph_20_Font"><text:span text:style-name="T5">&lt;</text:span></text:span><text:span text:style-name="Default_20_Paragraph_20_Font"><text:span text:style-name="T11">Можно разорвать спутанную зависимость, смоделировав виртуальный мир-громоотвод на основе 7-й волны. Чем точнее модель, тем более зависимость переключается на модель. Плюс ещё нужны слепки личностей для более точной «подгонки» ивыступления в качестве аватаров — этими слепками становятся Учителя — Хэвэн снимает их слепки с помощью разрушающего сканирования — остатки личностей выходят наружу в качестве сумасшедших- о том, что Хэвэн и Дедлайн создали мир-громоотвод, говорит Анакорн</text:span></text:span><text:span text:style-name="Default_20_Paragraph_20_Font"><text:span text:style-name="T5">&gt;</text:span></text:span></text:p>
      <text:p text:style-name="P92"/>
      <text:p text:style-name="P99"/>
      <text:p text:style-name="P99"/>
      <text:p text:style-name="Text_20_body">(Mike Oldfield – Oceania <text:s text:c="2"/><text:a xlink:type="simple" xlink:href="https://www.youtube.com/watch?v=aG-_7xXTHjk" office:target-frame-name="_top" xlink:show="replace" text:style-name="Internet_20_link" text:visited-style-name="Visited_20_Internet_20_Link">https://www.youtube.com/watch?v=aG-_7xXTHjk</text:a> <text:line-break/>Mike Oldfield – Let Be The Light <text:a xlink:type="simple" xlink:href="https://www.youtube.com/watch?v=fRKmK4K6Jew" office:target-frame-name="_top" xlink:show="replace" text:style-name="Internet_20_link" text:visited-style-name="Visited_20_Internet_20_Link">https://www.youtube.com/watch?v=fRKmK4K6Jew</text:a> )</text:p>
      <text:p text:style-name="Text_20_body"><text:s/>Mike Oldfield - Ascension - https://www.youtube.com/watch?v=b6wqfiMBEik</text:p>
      <text:p text:style-name="P72"/>
      <text:p text:style-name="P61">009 Sound System - Speak to Angels (<text:a xlink:type="simple" xlink:href="https://www.youtube.com/watch?v=6rAkn9OZT0k" office:target-frame-name="_top" xlink:show="replace" text:style-name="Internet_20_link" text:visited-style-name="Visited_20_Internet_20_Link">https://www.youtube.com/watch?v=6rAkn9OZT0k</text:a>)</text:p>
      <text:p text:style-name="P61">Pink Floyd “Keep Talking” <text:a xlink:type="simple" xlink:href="https://www.youtube.com/watch?v=CVhYW6e3qc8" office:target-frame-name="_top" xlink:show="replace" text:style-name="Internet_20_link" text:visited-style-name="Visited_20_Internet_20_Link">https://www.youtube.com/watch?v=CVhYW6e3qc8</text:a></text:p>
      <text:p text:style-name="P61"/>
      <text:p text:style-name="P61"><text:soft-page-break/>Daft Punk - Veridis Quo</text:p>
      <text:p text:style-name="P61">https://www.youtube.com/watch?v=HhZaHf8RP6g</text:p>
      <text:p text:style-name="P61"><text:a xlink:type="simple" xlink:href="https://www.youtube.com/watch?v=ySLc8gZ3oEc" office:target-frame-name="_top" xlink:show="replace" text:style-name="Internet_20_link" text:visited-style-name="Visited_20_Internet_20_Link">https://www.youtube.com/watch?v=ySLc8gZ3oEc</text:a></text:p>
      <text:p text:style-name="P61"/>
      <text:p text:style-name="P61">Eye Of The Tiger</text:p>
      <text:p text:style-name="P61"/>
      <text:p text:style-name="P61">Alphaville – Forever Young</text:p>
      <text:p text:style-name="P61">The Doors “Light My Fire”</text:p>
      <text:p text:style-name="P61">Pink Floyd “Another Brick In The Wall” (https://www.youtube.com/watch?v=krYK1jWz0Lo <text:s/>),</text:p>
      <text:p text:style-name="P61">“Is the anybody here” (Pulse)</text:p>
      <text:p text:style-name="P61">“Marooned”</text:p>
      <text:p text:style-name="P61">&lt;Pink Floyd - «Hey you» (Pulse)&gt;</text:p>
      <text:p text:style-name="P61"/>
      <text:p text:style-name="P61">Dire Straits “Money For Nothing”</text:p>
      <text:p text:style-name="Text_20_body">Depeche Mode</text:p>
      <text:p text:style-name="Text_20_body">Wintergatan – Sommarfågel, Marble Machine</text:p>
      <text:p text:style-name="Text_20_body">Coldplay - Adventure Of A Lifetime</text:p>
      <text:p text:style-name="Text_20_body">Blackmoress Night – Play Minstrel Play (<text:a xlink:type="simple" xlink:href="https://www.youtube.com/watch?v=11cxoPNaCbM" office:target-frame-name="_top" xlink:show="replace" text:style-name="Internet_20_link" text:visited-style-name="Visited_20_Internet_20_Link">https://www.youtube.com/watch?v=11cxoPNaCbM</text:a> ),</text:p>
      <text:p text:style-name="Text_20_body">Loreley (<text:a xlink:type="simple" xlink:href="https://www.youtube.com/watch?v=tUhmjmkLnxY" office:target-frame-name="_top" xlink:show="replace" text:style-name="Internet_20_link" text:visited-style-name="Visited_20_Internet_20_Link">https://www.youtube.com/watch?v=tUhmjmkLnxY</text:a> )</text:p>
      <text:p text:style-name="Text_20_body">I still remember you (<text:a xlink:type="simple" xlink:href="https://www.youtube.com/watch?v=Dp1uqZaSkXE" office:target-frame-name="_top" xlink:show="replace" text:style-name="Internet_20_link" text:visited-style-name="Visited_20_Internet_20_Link">https://www.youtube.com/watch?v=Dp1uqZaSkXE</text:a> )</text:p>
      <text:p text:style-name="Text_20_body">Greenslives (<text:a xlink:type="simple" xlink:href="https://www.youtube.com/watch?v=TC1F5TxyvPY" office:target-frame-name="_top" xlink:show="replace" text:style-name="Internet_20_link" text:visited-style-name="Visited_20_Internet_20_Link">https://www.youtube.com/watch?v=TC1F5TxyvPY</text:a> )</text:p>
      <text:p text:style-name="Text_20_body">Alphaville – Forever young (<text:a xlink:type="simple" xlink:href="https://www.youtube.com/watch?v=oNjQXmoxiQ8" office:target-frame-name="_top" xlink:show="replace" text:style-name="Internet_20_link" text:visited-style-name="Visited_20_Internet_20_Link">https://www.youtube.com/watch?v=oNjQXmoxiQ8</text:a> )</text:p>
      <text:p text:style-name="Text_20_body">Chris Isaak – Wicked Game</text:p>
      <text:p text:style-name="Text_20_body">Bowie – Ashes to Ashers – 2000 (<text:a xlink:type="simple" xlink:href="https://www.youtube.com/watch?v=lNqo0kIR-TU" office:target-frame-name="_top" xlink:show="replace" text:style-name="Internet_20_link" text:visited-style-name="Visited_20_Internet_20_Link">https://www.youtube.com/watch?v=lNqo0kIR-TU</text:a> )</text:p>
      <text:p text:style-name="Text_20_body">Let’s Dance</text:p>
      <text:p text:style-name="Text_20_body">Deep Purple “Smoke on the water”</text:p>
      <text:p text:style-name="Text_20_body">Wintergatan - Paradise ( <text:a xlink:type="simple" xlink:href="https://www.youtube.com/watch?v=5dyUKDWKxxY" office:target-frame-name="_top" xlink:show="replace" text:style-name="Internet_20_link" text:visited-style-name="Visited_20_Internet_20_Link">https://www.youtube.com/watch?v=5dyUKDWKxxY</text:a> )</text:p>
      <text:p text:style-name="Text_20_body">Marble Machine ( https://www.youtube.com/watch?v=IvUU8joBb1Q )</text:p>
      <text:p text:style-name="Text_20_body">Phil Collins - Another Day In Paradise (<text:a xlink:type="simple" xlink:href="https://www.youtube.com/watch?v=Qt2mbGP6vFI" office:target-frame-name="_top" xlink:show="replace" text:style-name="Internet_20_link" text:visited-style-name="Visited_20_Internet_20_Link">https://www.youtube.com/watch?v=Qt2mbGP6vFI</text:a>)</text:p>
      <text:p text:style-name="Text_20_body">The Cure – Lullaby (<text:a xlink:type="simple" xlink:href="https://www.youtube.com/watch?v=sS6t56U9tBg" office:target-frame-name="_top" xlink:show="replace" text:style-name="Internet_20_link" text:visited-style-name="Visited_20_Internet_20_Link">https://www.youtube.com/watch?v=sS6t56U9tBg</text:a>)</text:p>
      <text:p text:style-name="Text_20_body">The Cure – Big Band instrumental ( <text:a xlink:type="simple" xlink:href="https://www.youtube.com/watch?v=Uw-HDpDpMlk" office:target-frame-name="_top" xlink:show="replace" text:style-name="Internet_20_link" text:visited-style-name="Visited_20_Internet_20_Link">https://www.youtube.com/watch?v=Uw-HDpDpMlk</text:a> )</text:p>
      <text:p text:style-name="Text_20_body">Coldplay – Paradise</text:p>
      <text:p text:style-name="Text_20_body">Coldplay - Adventure Of A Lifetime https://www.youtube.com/watch?v=QtXby3twMmI</text:p>
      <text:p text:style-name="Text_20_body"><text:soft-page-break/>R.E.M. - Losing My Religion</text:p>
      <text:p text:style-name="Text_20_body">Blackmoress night – under a violet moon ( <text:a xlink:type="simple" xlink:href="https://www.youtube.com/watch?v=Ttqnz-xnwWM" office:target-frame-name="_top" xlink:show="replace" text:style-name="Internet_20_link" text:visited-style-name="Visited_20_Internet_20_Link">https://www.youtube.com/watch?v=Ttqnz-xnwWM</text:a> )</text:p>
      <text:p text:style-name="P61">&lt;<text:span text:style-name="Default_20_Paragraph_20_Font"><text:span text:style-name="T45">Pink Floyd — Kepp Talking (Pulse), Hey you (Pulse), Sorrow (Pulse), High Hopes (Pulse)</text:span></text:span>&gt;</text:p>
      <text:p text:style-name="P61">Blue Oyster Cult — Do Not Fear The Reaper (<text:a xlink:type="simple" xlink:href="https://www.youtube.com/watch?v=Dy4HA3vUv2c" office:target-frame-name="_top" xlink:show="replace" text:style-name="Internet_20_link" text:visited-style-name="Visited_20_Internet_20_Link">https://www.youtube.com/watch?v=Dy4HA3vUv2c</text:a> )</text:p>
      <text:p text:style-name="P61">The Beloved — Sweet Harmony (<text:a xlink:type="simple" xlink:href="https://www.youtube.com/watch?v=rB_d1Mczxqw" office:target-frame-name="_top" xlink:show="replace" text:style-name="Internet_20_link" text:visited-style-name="Visited_20_Internet_20_Link">https://www.youtube.com/watch?v=rB_d1Mczxqw</text:a> )</text:p>
      <text:p text:style-name="P61">Oasis — Wonderwall (<text:a xlink:type="simple" xlink:href="https://www.youtube.com/watch?v=6hzrDeceEKc" office:target-frame-name="_top" xlink:show="replace" text:style-name="Internet_20_link" text:visited-style-name="Visited_20_Internet_20_Link">https://www.youtube.com/watch?v=6hzrDeceEKc</text:a> )</text:p>
      <text:p text:style-name="P61">Black — Wonderful life</text:p>
      <text:p text:style-name="Text_20_body">Robbie Williams – Feel (<text:a xlink:type="simple" xlink:href="https://www.youtube.com/watch?v=iy4mXZN1Zzk" office:target-frame-name="_top" xlink:show="replace" text:style-name="Internet_20_link" text:visited-style-name="Visited_20_Internet_20_Link">https://www.youtube.com/watch?v=iy4mXZN1Zzk</text:a> )</text:p>
      <text:p text:style-name="Text_20_body">Red Hot Chilly Peppers <text:s/>- Californication (<text:a xlink:type="simple" xlink:href="https://www.youtube.com/watch?v=YlUKcNNmywk" office:target-frame-name="_top" xlink:show="replace" text:style-name="Internet_20_link" text:visited-style-name="Visited_20_Internet_20_Link">https://www.youtube.com/watch?v=YlUKcNNmywk</text:a> )</text:p>
      <text:p text:style-name="Text_20_body">Dire Straits – Money For Nothing – (instrumental ? ) (<text:a xlink:type="simple" xlink:href="https://www.youtube.com/watch?v=c2KnaY1WsT4" office:target-frame-name="_top" xlink:show="replace" text:style-name="Internet_20_link" text:visited-style-name="Visited_20_Internet_20_Link">https://www.youtube.com/watch?v=c2KnaY1WsT4</text:a> )</text:p>
      <text:p text:style-name="Text_20_body">Vangelis – Ask The Mountains (<text:a xlink:type="simple" xlink:href="https://www.youtube.com/watch?v=70xFeDxozRk" office:target-frame-name="_top" xlink:show="replace" text:style-name="Internet_20_link" text:visited-style-name="Visited_20_Internet_20_Link">https://www.youtube.com/watch?v=70xFeDxozRk</text:a> )</text:p>
      <text:p text:style-name="Text_20_body">Blade Runner Blues (https://www.youtube.com/watch?v=PQiQwGMQF_s )</text:p>
      <text:p text:style-name="Text_20_body">AK – Icicle <text:s/><text:a xlink:type="simple" xlink:href="https://www.youtube.com/watch?v=sYos7etZoZM&amp;feature=emb_logo" office:target-frame-name="_top" xlink:show="replace" text:style-name="Internet_20_link" text:visited-style-name="Visited_20_Internet_20_Link">https://www.youtube.com/watch?v=sYos7etZoZM&amp;feature=emb_logo</text:a></text:p>
      <text:p text:style-name="Text_20_body">Garbage – Special (<text:a xlink:type="simple" xlink:href="https://www.youtube.com/watch?v=raRGnueg8Lo" office:target-frame-name="_top" xlink:show="replace" text:style-name="Internet_20_link" text:visited-style-name="Visited_20_Internet_20_Link">https://www.youtube.com/watch?v=raRGnueg8Lo</text:a> )</text:p>
      <text:p text:style-name="Text_20_body">Tears For Fears – Shout</text:p>
      <text:p text:style-name="Text_20_body">Beautiful (Ambient Mix) <text:a xlink:type="simple" xlink:href="https://www.youtube.com/watch?v=MHxQ9UJDCrk" office:target-frame-name="_top" xlink:show="replace" text:style-name="Internet_20_link" text:visited-style-name="Visited_20_Internet_20_Link">https://www.youtube.com/watch?v=MHxQ9UJDCrk</text:a></text:p>
      <text:p text:style-name="Text_20_body">Mike Oldfield – Far above clouds - <text:a xlink:type="simple" xlink:href="https://www.youtube.com/watch?v=-8UAlSpIpgI&amp;list=RDaG-_7xXTHjk" office:target-frame-name="_top" xlink:show="replace" text:style-name="Internet_20_link" text:visited-style-name="Visited_20_Internet_20_Link">https://www.youtube.com/watch?v=-8UAlSpIpgI&amp;list=RDaG-_7xXTHjk</text:a></text:p>
      <text:p text:style-name="Text_20_body">Candy Dulfer &amp; David A. Stewart - Lily Was Here https://www.youtube.com/watch?v=86BmSaXZMHw</text:p>
      <text:p text:style-name="Text_20_body">Bryan Ferry - Don't Stop The Dance <text:a xlink:type="simple" xlink:href="https://www.youtube.com/watch?v=A8UWMFV7ONE" office:target-frame-name="_top" xlink:show="replace" text:style-name="Internet_20_link" text:visited-style-name="Visited_20_Internet_20_Link">https://www.youtube.com/watch?v=A8UWMFV7ONE</text:a></text:p>
      <text:p text:style-name="Text_20_body">Celebrating St. Patrick <text:a xlink:type="simple" xlink:href="https://www.youtube.com/watch?v=E8gVXz8ZlHI" office:target-frame-name="_top" xlink:show="replace" text:style-name="Internet_20_link" text:visited-style-name="Visited_20_Internet_20_Link">https://www.youtube.com/watch?v=E8gVXz8ZlHI</text:a></text:p>
      <text:p text:style-name="Text_20_body">Fourth Moon – Glasgow Roaster - <text:a xlink:type="simple" xlink:href="https://www.youtube.com/watch?v=JXd-IazicyE" office:target-frame-name="_top" xlink:show="replace" text:style-name="Internet_20_link" text:visited-style-name="Visited_20_Internet_20_Link">https://www.youtube.com/watch?v=JXd-IazicyE</text:a></text:p>
      <text:p text:style-name="Text_20_body">Jan Hammer - Crockett's theme - <text:a xlink:type="simple" xlink:href="https://www.youtube.com/watch?v=_lAaojqA_08" office:target-frame-name="_top" xlink:show="replace" text:style-name="Internet_20_link" text:visited-style-name="Visited_20_Internet_20_Link">https://www.youtube.com/watch?v=_lAaojqA_08</text:a></text:p>
      <text:p text:style-name="Text_20_body">Mike Oldfield Man In The Rain <text:s/>- <text:a xlink:type="simple" xlink:href="https://www.youtube.com/watch?v=2Dce8DhrTsY" office:target-frame-name="_top" xlink:show="replace" text:style-name="Internet_20_link" text:visited-style-name="Visited_20_Internet_20_Link">https://www.youtube.com/watch?v=2Dce8DhrTsY</text:a></text:p>
      <text:p text:style-name="Text_20_body">Tobias Bergson – Something <text:a xlink:type="simple" xlink:href="https://www.youtube.com/watch?v=t70CUy4EAmw&amp;t=12s" office:target-frame-name="_top" xlink:show="replace" text:style-name="Internet_20_link" text:visited-style-name="Visited_20_Internet_20_Link">https://www.youtube.com/watch?v=t70CUy4EAmw&amp;t=12s</text:a></text:p>
      <text:p text:style-name="Text_20_body">Rome “One Fire” <text:s/><text:a xlink:type="simple" xlink:href="https://www.youtube.com/watch?v=0pc-ex32ZdA" office:target-frame-name="_top" xlink:show="replace" text:style-name="Internet_20_link" text:visited-style-name="Visited_20_Internet_20_Link">https://www.youtube.com/watch?v=0pc-ex32ZdA</text:a></text:p>
      <text:p text:style-name="Text_20_body">Trevor Something – Miami Nights <text:a xlink:type="simple" xlink:href="https://www.youtube.com/watch?v=BWzV88IjtCs" office:target-frame-name="_top" xlink:show="replace" text:style-name="Internet_20_link" text:visited-style-name="Visited_20_Internet_20_Link">https://www.youtube.com/watch?v=BWzV88IjtCs</text:a></text:p>
      <text:p text:style-name="Text_20_body">LiQWYD - Another Time <text:a xlink:type="simple" xlink:href="https://www.youtube.com/watch?v=aVEFybOuY9U" office:target-frame-name="_top" xlink:show="replace" text:style-name="Internet_20_link" text:visited-style-name="Visited_20_Internet_20_Link">https://www.youtube.com/watch?v=aVEFybOuY9U</text:a></text:p>
      <text:p text:style-name="Text_20_body">LiQWYD - Night Out <text:a xlink:type="simple" xlink:href="https://www.youtube.com/watch?v=22ygLnMB9Mw" office:target-frame-name="_top" xlink:show="replace" text:style-name="Internet_20_link" text:visited-style-name="Visited_20_Internet_20_Link">https://www.youtube.com/watch?v=22ygLnMB9Mw</text:a></text:p>
      <text:p text:style-name="Text_20_body">STYLOO – Pretty Face <text:a xlink:type="simple" xlink:href="https://www.youtube.com/watch?v=6KEELwYFhrs" office:target-frame-name="_top" xlink:show="replace" text:style-name="Internet_20_link" text:visited-style-name="Visited_20_Internet_20_Link">https://www.youtube.com/watch?v=6KEELwYFhrs</text:a></text:p>
      <text:p text:style-name="Text_20_body">Ehrling – Groove <text:a xlink:type="simple" xlink:href="https://www.youtube.com/watch?v=UdMYLrrj5q4" office:target-frame-name="_top" xlink:show="replace" text:style-name="Internet_20_link" text:visited-style-name="Visited_20_Internet_20_Link">https://www.youtube.com/watch?v=UdMYLrrj5q4</text:a></text:p>
      <text:p text:style-name="Text_20_body">Liqwyd – Glow <text:a xlink:type="simple" xlink:href="https://www.youtube.com/watch?v=0SApISA59r0" office:target-frame-name="_top" xlink:show="replace" text:style-name="Internet_20_link" text:visited-style-name="Visited_20_Internet_20_Link">https://www.youtube.com/watch?v=0SApISA59r0</text:a></text:p>
      <text:p text:style-name="Text_20_body">Ehrling – Lounge <text:a xlink:type="simple" xlink:href="https://www.youtube.com/watch?v=dYpDuKj0uA0" office:target-frame-name="_top" xlink:show="replace" text:style-name="Internet_20_link" text:visited-style-name="Visited_20_Internet_20_Link">https://www.youtube.com/watch?v=dYpDuKj0uA0</text:a></text:p>
      <text:p text:style-name="P61"><text:a xlink:type="simple" xlink:href="https://www.youtube.com/watch?v=nGhoBnx3Pt0" office:target-frame-name="_top" xlink:show="replace" text:style-name="Internet_20_link" text:visited-style-name="Visited_20_Internet_20_Link">https://www.youtube.com/watch?v=nGhoBnx3Pt0</text:a></text:p>
      <text:p text:style-name="P61"><text:a xlink:type="simple" xlink:href="https://www.youtube.com/watch?v=UVWiArQL_oI" office:target-frame-name="_top" xlink:show="replace" text:style-name="Internet_20_link" text:visited-style-name="Visited_20_Internet_20_Link"><text:soft-page-break/>https://www.youtube.com/watch?v=UVWiArQL_oI</text:a></text:p>
      <text:p text:style-name="P61"/>
      <text:p text:style-name="Text_20_body">Pogo – Forget <text:a xlink:type="simple" xlink:href="https://www.youtube.com/watch?v=2feRuVhR-iE" office:target-frame-name="_top" xlink:show="replace" text:style-name="Internet_20_link" text:visited-style-name="Visited_20_Internet_20_Link">https://www.youtube.com/watch?v=2feRuVhR-iE</text:a></text:p>
      <text:p text:style-name="Text_20_body">Kate Bush - Running Up That Hill <text:a xlink:type="simple" xlink:href="https://www.youtube.com/watch?v=wp43OdtAAkM" office:target-frame-name="_top" xlink:show="replace" text:style-name="Internet_20_link" text:visited-style-name="Visited_20_Internet_20_Link">https://www.youtube.com/watch?v=wp43OdtAAkM</text:a></text:p>
      <text:p text:style-name="Text_20_body">Le Code – Between Two Shores <text:a xlink:type="simple" xlink:href="https://www.youtube.com/watch?v=QcxTAs9cZZ4" office:target-frame-name="_top" xlink:show="replace" text:style-name="Internet_20_link" text:visited-style-name="Visited_20_Internet_20_Link">https://www.youtube.com/watch?v=QcxTAs9cZZ4</text:a></text:p>
      <text:p text:style-name="Text_20_body">Vindsvept -Deep Sleep of the Elven King <text:a xlink:type="simple" xlink:href="https://www.youtube.com/watch?v=LzteZIJios8&amp;t=0sґ" office:target-frame-name="_top" xlink:show="replace" text:style-name="Internet_20_link" text:visited-style-name="Visited_20_Internet_20_Link">https://www.youtube.com/watch?v=LzteZIJios8&amp;t=0sґ</text:a></text:p>
      <text:p text:style-name="Text_20_body"><text:span text:style-name="T63">Blue man group - Chill and zone out </text:span><text:a xlink:type="simple" xlink:href="https://www.youtube.com/watch?v=_yfDjBl__o8" text:style-name="Internet_20_link" text:visited-style-name="Visited_20_Internet_20_Link"><text:span text:style-name="T63">https://www.youtube.com/watch?v=_yfDjBl__o8</text:span></text:a></text:p>
      <text:p text:style-name="Text_20_body"><text:span text:style-name="T63">Florian Renner – retrowave </text:span><text:a xlink:type="simple" xlink:href="https://www.youtube.com/watch?v=Zev0wz87hVw" text:style-name="Internet_20_link" text:visited-style-name="Visited_20_Internet_20_Link"><text:span text:style-name="T63">https://www.youtube.com/watch?v=Zev0wz87hVw</text:span></text:a></text:p>
      <text:p text:style-name="P73">Yes – Owner of A Lonely Heart - <text:a xlink:type="simple" xlink:href="https://www.youtube.com/watch?v=vpIduDaggVA" text:style-name="Internet_20_link" text:visited-style-name="Visited_20_Internet_20_Link">https://www.youtube.com/watch?v=vpIduDaggVA</text:a></text:p>
      <text:p text:style-name="P61"><text:span text:style-name="Default_20_Paragraph_20_Font"><text:span text:style-name="T39">009 </text:span></text:span><text:span text:style-name="Default_20_Paragraph_20_Font"><text:span text:style-name="T38">Sound</text:span></text:span><text:span text:style-name="Default_20_Paragraph_20_Font"><text:span text:style-name="T39"> </text:span></text:span><text:span text:style-name="Default_20_Paragraph_20_Font"><text:span text:style-name="T38">System</text:span></text:span><text:span text:style-name="Default_20_Paragraph_20_Font"><text:span text:style-name="T39"> – </text:span></text:span><text:span text:style-name="Default_20_Paragraph_20_Font"><text:span text:style-name="T38">DreamScape</text:span></text:span><text:span text:style-name="Default_20_Paragraph_20_Font"><text:span text:style-name="T39"> (</text:span></text:span><text:a xlink:type="simple" xlink:href="https://www.youtube.com/watch?v=TKfS5zVfGBc" office:target-frame-name="_top" xlink:show="replace" text:style-name="Internet_20_link" text:visited-style-name="Visited_20_Internet_20_Link"><text:span text:style-name="Default_20_Paragraph_20_Font"><text:span text:style-name="T38">https</text:span></text:span><text:span text:style-name="Default_20_Paragraph_20_Font"><text:span text:style-name="T39">://</text:span></text:span><text:span text:style-name="Default_20_Paragraph_20_Font"><text:span text:style-name="T38">www</text:span></text:span><text:span text:style-name="Default_20_Paragraph_20_Font"><text:span text:style-name="T39">.</text:span></text:span><text:span text:style-name="Default_20_Paragraph_20_Font"><text:span text:style-name="T38">youtube</text:span></text:span><text:span text:style-name="Default_20_Paragraph_20_Font"><text:span text:style-name="T39">.</text:span></text:span><text:span text:style-name="Default_20_Paragraph_20_Font"><text:span text:style-name="T38">com</text:span></text:span><text:span text:style-name="Default_20_Paragraph_20_Font"><text:span text:style-name="T39">/</text:span></text:span><text:span text:style-name="Default_20_Paragraph_20_Font"><text:span text:style-name="T38">watch</text:span></text:span><text:span text:style-name="Default_20_Paragraph_20_Font"><text:span text:style-name="T39">?</text:span></text:span><text:span text:style-name="Default_20_Paragraph_20_Font"><text:span text:style-name="T38">v</text:span></text:span><text:span text:style-name="Default_20_Paragraph_20_Font"><text:span text:style-name="T39">=</text:span></text:span><text:span text:style-name="Default_20_Paragraph_20_Font"><text:span text:style-name="T38">TKfS</text:span></text:span><text:span text:style-name="Default_20_Paragraph_20_Font"><text:span text:style-name="T39">5</text:span></text:span><text:span text:style-name="Default_20_Paragraph_20_Font"><text:span text:style-name="T38">zVfGBc</text:span></text:span></text:a><text:span text:style-name="Default_20_Paragraph_20_Font"><text:span text:style-name="T39">)</text:span></text:span></text:p>
      <text:p text:style-name="P84">Pink Floyd “Another Brick In The Wall”</text:p>
      <text:p text:style-name="P61"><text:a xlink:type="simple" xlink:href="https://www.youtube.com/watch?v=rvk5D1iI2LA" office:target-frame-name="_top" xlink:show="replace" text:style-name="Internet_20_link" text:visited-style-name="Visited_20_Internet_20_Link">https<text:span text:style-name="Default_20_Paragraph_20_Font"><text:span text:style-name="T1">://</text:span></text:span>www<text:span text:style-name="Default_20_Paragraph_20_Font"><text:span text:style-name="T1">.</text:span></text:span>youtube<text:span text:style-name="Default_20_Paragraph_20_Font"><text:span text:style-name="T1">.</text:span></text:span>com<text:span text:style-name="Default_20_Paragraph_20_Font"><text:span text:style-name="T1">/</text:span></text:span>watch<text:span text:style-name="Default_20_Paragraph_20_Font"><text:span text:style-name="T1">?</text:span></text:span>v<text:span text:style-name="Default_20_Paragraph_20_Font"><text:span text:style-name="T1">=</text:span></text:span>rvk<text:span text:style-name="Default_20_Paragraph_20_Font"><text:span text:style-name="T1">5</text:span></text:span>D<text:span text:style-name="Default_20_Paragraph_20_Font"><text:span text:style-name="T1">1</text:span></text:span>iI<text:span text:style-name="Default_20_Paragraph_20_Font"><text:span text:style-name="T1">2</text:span></text:span>LA</text:a></text:p>
      <text:h text:style-name="P86" text:outline-level="1"><text:span text:style-name="Default_20_Paragraph_20_Font"><text:span text:style-name="T40">Mark</text:span></text:span><text:span text:style-name="Default_20_Paragraph_20_Font"><text:span text:style-name="T41"> </text:span></text:span><text:span text:style-name="Default_20_Paragraph_20_Font"><text:span text:style-name="T40">Knopfler</text:span></text:span><text:span text:style-name="Default_20_Paragraph_20_Font"><text:span text:style-name="T41"> - </text:span></text:span><text:span text:style-name="Default_20_Paragraph_20_Font"><text:span text:style-name="T40">Marbletown</text:span></text:span><text:span text:style-name="Default_20_Paragraph_20_Font"><text:span text:style-name="T41"> - </text:span></text:span><text:span text:style-name="Default_20_Paragraph_20_Font"><text:span text:style-name="T40">C</text:span></text:span><text:span text:style-name="Default_20_Paragraph_20_Font"><text:span text:style-name="T41">ó</text:span></text:span><text:span text:style-name="Default_20_Paragraph_20_Font"><text:span text:style-name="T40">rdoba</text:span></text:span><text:span text:style-name="Default_20_Paragraph_20_Font"><text:span text:style-name="T41"> 2010</text:span></text:span></text:h>
      <text:p text:style-name="P74">Pendulum – Under the waves <text:a xlink:type="simple" xlink:href="https://www.youtube.com/watch?v=Xc6tpOgm1HE" text:style-name="Internet_20_link" text:visited-style-name="Visited_20_Internet_20_Link">https://www.youtube.com/watch?v=Xc6tpOgm1HE</text:a></text:p>
      <text:p text:style-name="P63"><text:a xlink:type="simple" xlink:href="https://www.youtube.com/channel/UCiC3mYsBGt9jtPk0n_KiFFA" text:style-name="Internet_20_link" text:visited-style-name="Visited_20_Internet_20_Link"><text:span text:style-name="T63">Amethystium</text:span></text:a><text:span text:style-name="T63"> <text:s/>- </text:span>Anthemoessa <text:s/><text:a xlink:type="simple" xlink:href="https://www.youtube.com/watch?v=qVCMlj0QxcU" text:style-name="Internet_20_link" text:visited-style-name="Visited_20_Internet_20_Link">https://www.youtube.com/watch?v=qVCMlj0QxcU</text:a></text:p>
      <text:p text:style-name="P63"/>
      <text:p text:style-name="P75"><text: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tru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20%"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0972in" fo:margin-bottom="0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Heading_20_4" style:display-name="Heading 4" style:family="paragraph" style:parent-style-name="Heading" style:next-style-name="Text_20_body" style:default-outline-level="4" style:class="text">
      <style:paragraph-properties fo:margin-top="0.0835in" fo:margin-bottom="0in" style:contextual-spacing="false" fo:hyphenation-ladder-count="no-limit"/>
      <style:text-properties fo:font-style="italic" fo:font-weight="bold" style:font-style-asian="italic" style:font-weight-asian="bold" style:font-style-complex="italic" style:font-weight-complex="bold" fo:hyphenate="false" loext:hyphenation-no-caps="false" loext:hyphenation-no-last-word="false" loext:hyphenation-word-char-count="no-limit" loext:hyphenation-zone="no-limit"/>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3.3465in" style:type="center"/>
          <style:tab-stop style:position="6.6929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text:number-lines="false" text:line-number="0">
        <style:tab-stops>
          <style:tab-stop style:position="3.7402in" style:type="center"/>
          <style:tab-stop style:position="7.4807in" style:type="right"/>
        </style:tab-stops>
      </style:paragraph-properties>
      <style:text-properties fo:hyphenate="false" loext:hyphenation-no-caps="false" loext:hyphenation-no-last-word="false" loext:hyphenation-word-char-count="no-limit" loext:hyphenation-zone="no-limit"/>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Foot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0.3937in" fo:margin-right="0.3937in" fo:margin-top="0in" fo:margin-bottom="0.1965in" style:contextual-spacing="false" fo:hyphenation-ladder-count="no-limit" fo:text-indent="0in" style:auto-text-indent="false">
        <style:tab-stops/>
      </style:paragraph-properties>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Endnote_20_Symbol" style:display-name="Endnote Symbol" style:family="text"/>
    <style:style style:name="Endnote_20_anchor" style:display-name="Endnote anchor" style:family="text">
      <style:text-properties style:text-position="super 67%"/>
    </style:style>
    <style:style style:name="Footnote_20_Symbol" style:display-name="Footnote Symbol" style:family="text"/>
    <style:style style:name="Footnote_20_anchor" style:display-name="Footnote anchor" style:family="text">
      <style:text-properties style:text-position="super 67%"/>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Footnote_20_Reference" style:display-name="Footnote Reference" style:family="text" style:parent-style-name="Default_20_Paragraph_20_Font">
      <style:text-properties style:text-position="super 67%"/>
    </style:style>
    <style:style style:name="WW_5f_CharLFO1LVL1" style:display-name="WW_CharLFO1LVL1" style:family="text">
      <style:text-properties style:font-name="Liberation Serif" fo:font-family="'Liberation Serif'" style:font-family-generic="roman" style:font-pitch="variable"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4472c4"/>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2.1$Windows_X86_64 LibreOffice_project/56f7684011345957bbf33a7ee678afaf4d2ba333</meta:generator>
    <meta:creation-date>2019-06-10T23:54:00Z</meta:creation-date>
    <dc:date>2023-12-31T17:55:01.491000000</dc:date>
    <meta:editing-cycles>4865</meta:editing-cycles>
    <meta:editing-duration>P295DT21H37M41S</meta:editing-duration>
    <meta:document-statistic meta:table-count="0" meta:image-count="0" meta:object-count="0" meta:page-count="314" meta:paragraph-count="4586" meta:word-count="110065" meta:character-count="707899" meta:non-whitespace-character-count="601002"/>
    <meta:template xlink:type="simple" xlink:actuate="onRequest" xlink:title="" xlink:href="Normal"/>
  </office:meta>
</office:document-meta>
</file>